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572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dee6e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color="#5983b0" fo:font-weight="bold" style:font-weight-asian="bold" style:font-weight-complex="bold"/>
    </style:style>
    <style:style style:name="ce9" style:family="table-cell" style:parent-style-name="Default">
      <style:text-properties fo:color="#158466" fo:font-weight="bold" style:font-weight-asian="bold" style:font-weight-complex="bold"/>
    </style:style>
    <style:style style:name="ce42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cccccc"/>
    </style:style>
    <style:style style:name="ce15" style:family="table-cell" style:parent-style-name="Accent_20_3">
      <style:table-cell-properties fo:background-color="transparent"/>
      <style:text-properties style:use-window-font-color="true"/>
    </style:style>
    <style:style style:name="ce44" style:family="table-cell" style:parent-style-name="Accent_20_3">
      <style:table-cell-properties fo:background-color="#ddddd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983b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 fo:font-weight="bold" style:font-weight-asian="bold" style:font-weight-complex="bold"/>
    </style:style>
    <style:style style:name="ce12" style:family="table-cell" style:parent-style-name="Accent_20_3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40" style:family="table-cell" style:parent-style-name="Accent_20_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weight-asian="bold" style:font-weight-complex="bold"/>
    </style:style>
    <style:style style:name="ce26" style:family="table-cell" style:parent-style-name="Accent_20_3">
      <style:table-cell-properties fo:background-color="#dddddd"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27" style:family="table-cell" style:parent-style-name="Accent_20_3">
      <style:table-cell-properties style:text-align-source="fix" style:repeat-content="false"/>
      <style:paragraph-properties fo:text-align="center" fo:margin-left="0cm"/>
      <style:text-properties fo:color="#1e6a39"/>
    </style:style>
    <style:style style:name="ce2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1e6a39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e6a39" fo:font-weight="bold" style:font-weight-asian="bold" style:font-weight-complex="bold"/>
    </style:style>
    <style:style style:name="ce52" style:family="table-cell" style:parent-style-name="Default">
      <style:table-cell-properties fo:background-color="#eeeeee"/>
    </style:style>
    <style:style style:name="ce14" style:family="table-cell" style:parent-style-name="Accent_20_3">
      <style:table-cell-properties fo:background-color="#dee6ef"/>
    </style:style>
    <style:style style:name="ce23" style:family="table-cell" style:parent-style-name="Accent_20_3">
      <style:text-properties fo:color="#5983b0" style:font-weight-asian="bold" style:font-weight-complex="bold"/>
    </style:style>
    <style:style style:name="ce24" style:family="table-cell" style:parent-style-name="Accent_20_3">
      <style:text-properties fo:color="#158466" style:font-weight-asian="bold" style:font-weight-complex="bold"/>
    </style:style>
    <style:style style:name="ce56" style:family="table-cell" style:parent-style-name="Accent_20_3">
      <style:table-cell-properties fo:background-color="#dddddd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5" style:family="table-cell" style:parent-style-name="Accent_20_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0" style:family="table-cell" style:parent-style-name="Accent_20_3">
      <style:table-cell-properties fo:background-color="#dddddd" style:text-align-source="fix" style:repeat-content="false"/>
      <style:paragraph-properties fo:text-align="center" fo:margin-left="0cm"/>
    </style:style>
    <style:style style:name="ce73" style:family="table-cell" style:parent-style-name="Accent_20_3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74" style:family="table-cell" style:parent-style-name="Accent_20_3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75" style:family="table-cell" style:parent-style-name="Accent_20_3">
      <style:table-cell-properties fo:background-color="#ffff00" style:text-align-source="fix" style:repeat-content="false"/>
      <style:paragraph-properties fo:text-align="center" fo:margin-left="0cm"/>
      <style:text-properties fo:color="#355269"/>
    </style:style>
    <style:style style:name="ce76" style:family="table-cell" style:parent-style-name="Accent_20_3">
      <style:table-cell-properties fo:background-color="#ffff00" style:text-align-source="fix" style:repeat-content="false"/>
      <style:paragraph-properties fo:text-align="center" fo:margin-left="0cm"/>
    </style:style>
    <style:style style:name="ce77" style:family="table-cell" style:parent-style-name="Accent_20_3" style:data-style-name="N111">
      <style:table-cell-properties fo:background-color="#ff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Accent_20_3">
      <style:text-properties fo:color="#5983b0" fo:font-weight="bold" style:font-weight-asian="bold" style:font-weight-complex="bold"/>
    </style:style>
    <style:style style:name="ce30" style:family="table-cell" style:parent-style-name="Accent_20_3">
      <style:text-properties fo:color="#158466" fo:font-weight="bold" style:font-weight-asian="bold" style:font-weight-complex="bold"/>
    </style:style>
    <style:style style:name="ce53" style:family="table-cell" style:parent-style-name="Accent_20_3" style:data-style-name="N111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Bad">
      <style:table-cell-properties style:text-align-source="fix" style:repeat-content="false"/>
      <style:paragraph-properties fo:text-align="center" fo:margin-left="0cm"/>
      <style:text-properties style:font-style-asian="italic" style:font-style-complex="italic"/>
    </style:style>
    <style:style style:name="ce58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Ba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106" style:family="table-cell" style:parent-style-name="Bad" style:data-style-name="N111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Accent_20_3">
      <style:table-cell-properties style:text-align-source="fix" style:repeat-content="false"/>
      <style:paragraph-properties fo:text-align="center" fo:margin-left="0cm"/>
      <style:text-properties fo:color="#158466" style:font-weight-asian="bold" style:font-weight-complex="bold"/>
    </style:style>
    <style:style style:name="ce92" style:family="table-cell" style:parent-style-name="Accent_20_3">
      <style:table-cell-properties fo:background-color="#2a6099"/>
      <style:text-properties fo:color="#ffffff"/>
    </style:style>
    <style:style style:name="ce93" style:family="table-cell" style:parent-style-name="Accent_20_3">
      <style:table-cell-properties fo:background-color="#ffff00"/>
    </style:style>
    <style:style style:name="ce33" style:family="table-cell" style:parent-style-name="mine">
      <style:table-cell-properties fo:background-color="#e9efeb"/>
      <style:text-properties fo:color="#5983b0"/>
    </style:style>
    <style:style style:name="ce34" style:family="table-cell" style:parent-style-name="mine">
      <style:text-properties fo:color="#158466"/>
    </style:style>
    <style:style style:name="ce31" style:family="table-cell" style:parent-style-name="mine">
      <style:table-cell-properties fo:background-color="#e9efeb"/>
    </style:style>
    <style:style style:name="ce122" style:family="table-cell" style:parent-style-name="mine">
      <style:table-cell-properties fo:background-color="#dddddd"/>
    </style:style>
    <style:style style:name="ce97" style:family="table-cell" style:parent-style-name="Accent_20_3">
      <style:table-cell-properties fo:background-color="#eeeeee" style:text-align-source="fix" style:repeat-content="false"/>
      <style:paragraph-properties fo:text-align="center" fo:margin-left="0cm"/>
    </style:style>
    <style:style style:name="ce98" style:family="table-cell" style:parent-style-name="Accent_20_3" style:data-style-name="N111">
      <style:table-cell-properties fo:background-color="#eeeeee" style:text-align-source="fix" style:repeat-content="false"/>
      <style:paragraph-properties fo:text-align="center" fo:margin-left="0cm"/>
    </style:style>
    <style:style style:name="ce99" style:family="table-cell" style:parent-style-name="Accent_20_3">
      <style:table-cell-properties fo:background-color="#eeeeee"/>
    </style:style>
    <style:style style:name="ce36" style:family="table-cell" style:parent-style-name="mine">
      <style:table-cell-properties fo:background-color="#e9efeb"/>
      <style:text-properties fo:color="#158466"/>
    </style:style>
    <style:style style:name="ce127" style:family="table-cell" style:parent-style-name="Accent_20_3" style:data-style-name="N111">
      <style:table-cell-properties fo:background-color="#dddddd" style:text-align-source="fix" style:repeat-content="false"/>
      <style:paragraph-properties fo:text-align="center" fo:margin-left="0cm"/>
    </style:style>
    <style:style style:name="ce128" style:family="table-cell" style:parent-style-name="mine">
      <style:table-cell-properties fo:background-color="#dddddd" style:text-align-source="fix" style:repeat-content="false"/>
      <style:paragraph-properties fo:text-align="center" fo:margin-left="0cm"/>
      <style:text-properties fo:color="#1e6a39" fo:font-weight="bold" style:font-weight-asian="bold" style:font-weight-complex="bold"/>
    </style:style>
    <style:style style:name="ce103" style:family="table-cell" style:parent-style-name="mine">
      <style:table-cell-properties style:text-align-source="fix" style:repeat-content="false" fo:background-color="transparent"/>
      <style:paragraph-properties fo:text-align="center" fo:margin-left="0cm"/>
      <style:text-properties fo:color="#1e6a39" fo:font-weight="bold" style:font-weight-asian="bold" style:font-weight-complex="bold"/>
    </style:style>
    <style:style style:name="ce4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color="#5983b0" fo:font-weight="bold" style:font-weight-asian="bold" style:font-weight-complex="bold"/>
    </style:style>
    <style:style style:name="ce6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color="#158466" fo:font-weight="bold" style:font-weight-asian="bold" style:font-weight-complex="bold"/>
    </style:style>
    <style:style style:name="ce133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cm"/>
    </style:style>
    <style:style style:name="ce107" style:family="table-cell" style:parent-style-name="Accent_20_3" style:data-style-name="N3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108" style:family="table-cell" style:parent-style-name="Accent_20_3" style:data-style-name="N3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09" style:family="table-cell" style:parent-style-name="Accent_20_3" style:data-style-name="N3">
      <style:table-cell-properties fo:background-color="#ffff00" style:text-align-source="fix" style:repeat-content="false"/>
      <style:paragraph-properties fo:text-align="center" fo:margin-left="0cm"/>
      <style:text-properties fo:color="#355269"/>
    </style:style>
    <style:style style:name="ce110" style:family="table-cell" style:parent-style-name="Accent_20_3" style:data-style-name="N3">
      <style:table-cell-properties fo:background-color="#ffff00" style:text-align-source="fix" style:repeat-content="false"/>
      <style:paragraph-properties fo:text-align="center" fo:margin-left="0cm"/>
    </style:style>
    <style:style style:name="ce70" style:family="table-cell" style:parent-style-name="Accent_20_3" style:data-style-name="N3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Accent_20_3" style:data-style-name="N3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Accent_20_3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140" style:family="table-cell" style:parent-style-name="Accent_20_3" style:data-style-name="N3">
      <style:table-cell-properties fo:background-color="#dddddd" style:text-align-source="fix" style:repeat-content="false"/>
      <style:paragraph-properties fo:text-align="center" fo:margin-left="0cm"/>
    </style:style>
    <style:style style:name="ce46" style:family="table-cell" style:parent-style-name="Accent_20_3">
      <style:text-properties style:font-weight-asian="bold" style:font-weight-complex="bold"/>
    </style:style>
    <style:style style:name="ce116" style:family="table-cell" style:parent-style-name="Default">
      <style:table-cell-properties fo:background-color="transparent"/>
      <style:text-properties style:use-window-font-color="true"/>
    </style:style>
    <style:style style:name="ce117" style:family="table-cell" style:parent-style-name="Accent_20_3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svg:stroke-color="#000000" draw:fill="none" draw:fill-color="#ffffff" fo:min-height="1.563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52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96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9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21cm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95cm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55cm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37cm"/>
      <style:paragraph-properties style:writing-mode="lr-tb"/>
    </style:style>
    <style:style style:name="gr9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2.101cm" fo:min-width="0.059cm" fo:padding-top="0.04cm" fo:padding-bottom="0.04cm" fo:padding-left="0.04cm" fo:padding-right="0.04cm"/>
    </style:style>
    <style:style style:name="gr10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1.808cm" fo:min-width="0.064cm" fo:padding-top="0.04cm" fo:padding-bottom="0.04cm" fo:padding-left="0.04cm" fo:padding-right="0.04cm"/>
    </style:style>
    <style:style style:name="gr11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6.279cm" fo:min-width="0.064cm" fo:padding-top="0.04cm" fo:padding-bottom="0.04cm" fo:padding-left="0.04cm" fo:padding-right="0.04cm"/>
    </style:style>
    <style:style style:name="gr12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2.488cm" fo:min-width="0.064cm" fo:padding-top="0.04cm" fo:padding-bottom="0.04cm" fo:padding-left="0.04cm" fo:padding-right="0.04cm"/>
    </style:style>
    <style:style style:name="gr13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2.225cm" fo:min-width="0.064cm" fo:padding-top="0.04cm" fo:padding-bottom="0.04cm" fo:padding-left="0.04cm" fo:padding-right="0.04cm"/>
    </style:style>
    <style:style style:name="gr14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2.124cm" fo:min-width="0.111cm" fo:padding-top="0.04cm" fo:padding-bottom="0.04cm" fo:padding-left="0.04cm" fo:padding-right="0.04cm"/>
    </style:style>
    <style:style style:name="gr15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2.078cm" fo:min-width="0.064cm" fo:padding-top="0.04cm" fo:padding-bottom="0.04cm" fo:padding-left="0.04cm" fo:padding-right="0.04cm"/>
    </style:style>
    <style:style style:name="gr16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2.044cm" fo:min-width="0.062cm" fo:padding-top="0.04cm" fo:padding-bottom="0.04cm" fo:padding-left="0.04cm" fo:padding-right="0.04cm"/>
    </style:style>
    <style:style style:name="gr17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2.22cm" fo:min-width="0.064cm" fo:padding-top="0.04cm" fo:padding-bottom="0.04cm" fo:padding-left="0.04cm" fo:padding-right="0.04cm"/>
    </style:style>
    <style:style style:name="gr18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2.117cm" fo:min-width="0.041cm" fo:padding-top="0.04cm" fo:padding-bottom="0.04cm" fo:padding-left="0.04cm" fo:padding-right="0.04cm"/>
    </style:style>
    <style:style style:name="gr19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94.635cm" fo:min-width="0.076cm" fo:padding-top="0.04cm" fo:padding-bottom="0.04cm" fo:padding-left="0.04cm" fo:padding-right="0.04cm"/>
    </style:style>
    <style:style style:name="gr20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94.64cm" fo:min-width="0.049cm" fo:padding-top="0.04cm" fo:padding-bottom="0.04cm" fo:padding-left="0.04cm" fo:padding-right="0.04cm"/>
    </style:style>
    <style:style style:name="gr21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76.223cm" fo:min-width="0.024cm" fo:padding-top="0.04cm" fo:padding-bottom="0.04cm" fo:padding-left="0.04cm" fo:padding-right="0.04cm"/>
    </style:style>
    <style:style style:name="gr22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75.679cm" fo:min-width="0.064cm" fo:padding-top="0.04cm" fo:padding-bottom="0.04cm" fo:padding-left="0.04cm" fo:padding-right="0.04cm"/>
    </style:style>
    <style:style style:name="gr23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75.791cm" fo:min-width="0.029cm" fo:padding-top="0.04cm" fo:padding-bottom="0.04cm" fo:padding-left="0.04cm" fo:padding-right="0.04cm"/>
    </style:style>
    <style:style style:name="gr24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69.733cm" fo:min-width="0.008cm" fo:padding-top="0.04cm" fo:padding-bottom="0.04cm" fo:padding-left="0.04cm" fo:padding-right="0.04cm"/>
    </style:style>
    <style:style style:name="gr25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69.911cm" fo:min-width="0cm" fo:padding-top="0.04cm" fo:padding-bottom="0.04cm" fo:padding-left="0.04cm" fo:padding-right="0.04cm"/>
    </style:style>
    <style:style style:name="gr26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76.167cm" fo:min-width="0.095cm" fo:padding-top="0.04cm" fo:padding-bottom="0.04cm" fo:padding-left="0.04cm" fo:padding-right="0.04cm"/>
    </style:style>
    <style:style style:name="gr27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75.873cm" fo:min-width="0.068cm" fo:padding-top="0.04cm" fo:padding-bottom="0.04cm" fo:padding-left="0.04cm" fo:padding-right="0.04cm"/>
    </style:style>
    <style:style style:name="gr28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76.073cm" fo:min-width="0.115cm" fo:padding-top="0.04cm" fo:padding-bottom="0.04cm" fo:padding-left="0.04cm" fo:padding-right="0.04cm"/>
    </style:style>
    <style:style style:name="gr29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75.891cm" fo:min-width="0cm" fo:padding-top="0.04cm" fo:padding-bottom="0.04cm" fo:padding-left="0.04cm" fo:padding-right="0.04cm"/>
    </style:style>
    <style:style style:name="gr30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75.892cm" fo:min-width="0.028cm" fo:padding-top="0.04cm" fo:padding-bottom="0.04cm" fo:padding-left="0.04cm" fo:padding-right="0.04cm"/>
    </style:style>
    <style:style style:name="gr31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75.855cm" fo:min-width="0cm" fo:padding-top="0.04cm" fo:padding-bottom="0.04cm" fo:padding-left="0.04cm" fo:padding-right="0.04cm"/>
    </style:style>
    <style:style style:name="gr32" style:family="graphic">
      <style:graphic-properties draw:stroke="none" svg:stroke-color="#000000" draw:fill="none" draw:fill-color="#ffffff" fo:min-height="1.104cm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gr34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64.286cm" fo:min-width="0.034cm" fo:padding-top="0.04cm" fo:padding-bottom="0.04cm" fo:padding-left="0.04cm" fo:padding-right="0.04cm"/>
    </style:style>
    <style:style style:name="gr35" style:family="graphic">
      <style:graphic-properties svg:stroke-width="0.08cm" svg:stroke-color="#dddddd" draw:marker-start-width="0.32cm" draw:marker-end-width="0.32cm" draw:fill-color="#dddddd" draw:textarea-horizontal-align="justify" draw:textarea-vertical-align="middle" draw:auto-grow-height="false" fo:min-height="162.622cm" fo:min-width="0.005cm" fo:padding-top="0.04cm" fo:padding-bottom="0.04cm" fo:padding-left="0.04cm" fo:padding-right="0.04cm"/>
    </style:style>
    <style:style style:name="gr36" style:family="graphic">
      <style:graphic-properties svg:stroke-width="0.25cm" svg:stroke-color="#dddddd" draw:marker-start-width="0.575cm" draw:marker-end-width="0.575cm" draw:fill-color="#dddddd" draw:textarea-horizontal-align="center" draw:textarea-vertical-align="middle" fo:padding-top="0.125cm" fo:padding-bottom="0.125cm" fo:padding-left="0.125cm" fo:padding-right="0.125cm"/>
    </style:style>
    <style:style style:name="gr37" style:family="graphic">
      <style:graphic-properties draw:stroke="none" svg:stroke-color="#000000" draw:fill="none" draw:fill-color="#ffffff" fo:min-height="1.40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2a6099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2a6099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a6099" loext:opacity="100%" style:text-position="super 58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2a6099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 table:structure-protected="true" table:protection-key="aNhn4YQZhvJ6bTu+P2Maobce114=" table:protection-key-digest-algorithm="http://www.w3.org/2000/09/xmldsig#sha1">
      <table:calculation-settings table:automatic-find-labels="false" table:use-regular-expressions="false" table:use-wildcards="true"/>
      <table:table table:name="FP_Raw_Data" table:style-name="ta1" table:protected="true" table:protection-key="aNhn4YQZhvJ6bTu+P2Maobce114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style-name="gr1" draw:text-style-name="P1" svg:width="2.77cm" svg:height="1.563cm" svg:x="8.148cm" svg:y="0.851cm">
            <draw:text-box>
              <text:p><text:span text:style-name="T1">Width of Foot</text:span></text:p>
              <text:p><text:span text:style-name="T2"><text:s text:c="6"/></text:span></text:p>
            </draw:text-box>
          </draw:frame>
          <draw:frame draw:z-index="1" draw:style-name="gr2" draw:text-style-name="P2" svg:width="1.191cm" svg:height="0.552cm" svg:x="9.016cm" svg:y="1.422cm">
            <draw:text-box>
              <text:p><text:span text:style-name="T3">(pixels)</text:span></text:p>
            </draw:text-box>
          </draw:frame>
          <draw:frame draw:z-index="2" draw:style-name="gr3" draw:text-style-name="P1" svg:width="2.954cm" svg:height="0.996cm" svg:x="12.638cm" svg:y="0.828cm">
            <draw:text-box>
              <text:p><text:span text:style-name="T1">Length of Foot</text:span></text:p>
              <text:p><text:span text:style-name="T2"><text:s text:c="6"/></text:span></text:p>
            </draw:text-box>
          </draw:frame>
          <draw:frame draw:z-index="3" draw:style-name="gr4" draw:text-style-name="P2" svg:width="1.191cm" svg:height="0.49cm" svg:x="13.543cm" svg:y="1.383cm">
            <draw:text-box>
              <text:p><text:span text:style-name="T3">(pixels)</text:span></text:p>
            </draw:text-box>
          </draw:frame>
          <draw:frame draw:z-index="4" draw:style-name="gr3" draw:text-style-name="P1" svg:width="2.63cm" svg:height="0.996cm" svg:x="17.26cm" svg:y="0.827cm">
            <draw:text-box>
              <text:p><text:span text:style-name="T1">Angle of Foot</text:span></text:p>
              <text:p><text:span text:style-name="T2"><text:s text:c="6"/></text:span></text:p>
            </draw:text-box>
          </draw:frame>
          <draw:frame draw:z-index="5" draw:style-name="gr5" draw:text-style-name="P2" svg:width="1.517cm" svg:height="0.821cm" svg:x="17.861cm" svg:y="1.427cm">
            <draw:text-box>
              <text:p><text:span text:style-name="T3">(degrees)</text:span></text:p>
            </draw:text-box>
          </draw:frame>
          <draw:frame draw:z-index="7" draw:style-name="gr6" draw:text-style-name="P2" svg:width="2.837cm" svg:height="0.595cm" svg:x="31.218cm" svg:y="1.379cm">
            <draw:text-box>
              <text:p><text:span text:style-name="T3">(Length in pixels)</text:span></text:p>
            </draw:text-box>
          </draw:frame>
          <draw:frame draw:z-index="8" draw:style-name="gr6" draw:text-style-name="P2" svg:width="2.837cm" svg:height="0.595cm" svg:x="37.992cm" svg:y="1.38cm">
            <draw:text-box>
              <text:p><text:span text:style-name="T3">(Angle in degrees)</text:span></text:p>
            </draw:text-box>
          </draw:frame>
          <draw:frame draw:z-index="10" draw:style-name="gr6" draw:text-style-name="P2" svg:width="2.837cm" svg:height="0.595cm" svg:x="42.758cm" svg:y="1.379cm">
            <draw:text-box>
              <text:p><text:span text:style-name="T3">(Length in pixels)</text:span></text:p>
            </draw:text-box>
          </draw:frame>
          <draw:frame draw:z-index="11" draw:style-name="gr6" draw:text-style-name="P2" svg:width="2.837cm" svg:height="0.595cm" svg:x="49.532cm" svg:y="1.38cm">
            <draw:text-box>
              <text:p><text:span text:style-name="T3">(Angle in degrees)</text:span></text:p>
            </draw:text-box>
          </draw:frame>
          <draw:frame draw:z-index="13" draw:style-name="gr6" draw:text-style-name="P2" svg:width="2.837cm" svg:height="0.595cm" svg:x="54.297cm" svg:y="1.379cm">
            <draw:text-box>
              <text:p><text:span text:style-name="T3">(Length in pixels)</text:span></text:p>
            </draw:text-box>
          </draw:frame>
          <draw:frame draw:z-index="14" draw:style-name="gr6" draw:text-style-name="P2" svg:width="2.837cm" svg:height="0.595cm" svg:x="61.071cm" svg:y="1.38cm">
            <draw:text-box>
              <text:p><text:span text:style-name="T3">(Angle in degrees)</text:span></text:p>
            </draw:text-box>
          </draw:frame>
          <draw:frame draw:z-index="16" draw:style-name="gr6" draw:text-style-name="P2" svg:width="2.837cm" svg:height="0.595cm" svg:x="65.836cm" svg:y="1.379cm">
            <draw:text-box>
              <text:p><text:span text:style-name="T3">(Length in pixels)</text:span></text:p>
            </draw:text-box>
          </draw:frame>
          <draw:frame draw:z-index="17" draw:style-name="gr6" draw:text-style-name="P2" svg:width="2.837cm" svg:height="0.595cm" svg:x="72.61cm" svg:y="1.38cm">
            <draw:text-box>
              <text:p><text:span text:style-name="T3">(Angle in degrees)</text:span></text:p>
            </draw:text-box>
          </draw:frame>
          <draw:frame draw:z-index="19" draw:style-name="gr6" draw:text-style-name="P2" svg:width="2.837cm" svg:height="0.595cm" svg:x="77.376cm" svg:y="1.379cm">
            <draw:text-box>
              <text:p><text:span text:style-name="T3">(Length in pixels)</text:span></text:p>
            </draw:text-box>
          </draw:frame>
          <draw:frame draw:z-index="20" draw:style-name="gr6" draw:text-style-name="P2" svg:width="2.837cm" svg:height="0.595cm" svg:x="84.15cm" svg:y="1.38cm">
            <draw:text-box>
              <text:p><text:span text:style-name="T3">(Angle in degrees)</text:span></text:p>
            </draw:text-box>
          </draw:frame>
          <draw:frame draw:z-index="21" draw:style-name="gr7" draw:text-style-name="P1" svg:width="3.686cm" svg:height="0.955cm" svg:x="21.522cm" svg:y="0.827cm">
            <draw:text-box>
              <text:p><text:span text:style-name="T1">2nd to 4</text:span><text:span text:style-name="T4">th</text:span><text:span text:style-name="T1"> Toe Angle</text:span></text:p>
              <text:p><text:span text:style-name="T2"><text:s text:c="6"/></text:span></text:p>
            </draw:text-box>
          </draw:frame>
          <draw:frame draw:z-index="22" draw:style-name="gr5" draw:text-style-name="P2" svg:width="1.517cm" svg:height="0.821cm" svg:x="22.723cm" svg:y="1.428cm">
            <draw:text-box>
              <text:p><text:span text:style-name="T3">(degrees)</text:span></text:p>
            </draw:text-box>
          </draw:frame>
          <draw:frame draw:z-index="23" draw:style-name="gr5" draw:text-style-name="P2" svg:width="1.517cm" svg:height="0.821cm" svg:x="27.24cm" svg:y="1.328cm">
            <draw:text-box>
              <text:p><text:span text:style-name="T3">(degrees)</text:span></text:p>
            </draw:text-box>
          </draw:frame>
          <draw:frame draw:z-index="24" draw:style-name="gr8" draw:text-style-name="P1" svg:width="2.903cm" svg:height="0.937cm" svg:x="26.439cm" svg:y="0.928cm">
            <draw:text-box>
              <text:p><text:span text:style-name="T1">Clarke’s Angle</text:span></text:p>
              <text:p><text:span text:style-name="T2"><text:s text:c="6"/></text:span></text:p>
            </draw:text-box>
          </draw:frame>
          <draw:custom-shape draw:z-index="25" draw:style-name="gr9" draw:text-style-name="P3" svg:width="0.139cm" svg:height="12.181cm" svg:x="34.828cm" svg:y="3.312cm">
            <text:p/>
            <draw:enhanced-geometry svg:viewBox="0 0 21600 21600" draw:type="rectangle" draw:enhanced-path="M 0 0 L 21600 0 21600 21600 0 21600 0 0 Z N"/>
          </draw:custom-shape>
          <draw:custom-shape draw:z-index="26" draw:style-name="gr10" draw:text-style-name="P3" svg:width="0.144cm" svg:height="11.888cm" svg:x="11.748cm" svg:y="3.647cm">
            <text:p/>
            <draw:enhanced-geometry svg:viewBox="0 0 21600 21600" draw:type="rectangle" draw:enhanced-path="M 0 0 L 21600 0 21600 21600 0 21600 0 0 Z N"/>
          </draw:custom-shape>
          <draw:custom-shape draw:z-index="27" draw:style-name="gr10" draw:text-style-name="P3" svg:width="0.144cm" svg:height="11.888cm" svg:x="16.207cm" svg:y="3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style-name="gr11" draw:text-style-name="P3" svg:width="0.144cm" svg:height="16.359cm" svg:x="25.583cm" svg:y="0cm">
            <text:p/>
            <draw:enhanced-geometry svg:viewBox="0 0 21600 21600" draw:type="rectangle" draw:enhanced-path="M 0 0 L 21600 0 21600 21600 0 21600 0 0 Z N"/>
          </draw:custom-shape>
          <draw:custom-shape draw:z-index="29" draw:style-name="gr12" draw:text-style-name="P3" svg:width="0.144cm" svg:height="12.568cm" svg:x="37.018cm" svg:y="3.411cm">
            <text:p/>
            <draw:enhanced-geometry svg:viewBox="0 0 21600 21600" draw:type="rectangle" draw:enhanced-path="M 0 0 L 21600 0 21600 21600 0 21600 0 0 Z N"/>
          </draw:custom-shape>
          <draw:custom-shape draw:z-index="30" draw:style-name="gr13" draw:text-style-name="P3" svg:width="0.144cm" svg:height="12.305cm" svg:x="46.395cm" svg:y="3.236cm">
            <text:p/>
            <draw:enhanced-geometry svg:viewBox="0 0 21600 21600" draw:type="rectangle" draw:enhanced-path="M 0 0 L 21600 0 21600 21600 0 21600 0 0 Z N"/>
          </draw:custom-shape>
          <draw:custom-shape draw:z-index="31" draw:style-name="gr14" draw:text-style-name="P3" svg:width="0.191cm" svg:height="12.204cm" svg:x="48.548cm" svg:y="3.337cm">
            <text:p/>
            <draw:enhanced-geometry svg:viewBox="0 0 21600 21600" draw:type="rectangle" draw:enhanced-path="M 0 0 L 21600 0 21600 21600 0 21600 0 0 Z N"/>
          </draw:custom-shape>
          <draw:custom-shape draw:z-index="32" draw:style-name="gr10" draw:text-style-name="P3" svg:width="0.144cm" svg:height="11.888cm" svg:x="57.889cm" svg:y="3.403cm">
            <text:p/>
            <draw:enhanced-geometry svg:viewBox="0 0 21600 21600" draw:type="rectangle" draw:enhanced-path="M 0 0 L 21600 0 21600 21600 0 21600 0 0 Z N"/>
          </draw:custom-shape>
          <draw:custom-shape draw:z-index="33" draw:style-name="gr10" draw:text-style-name="P3" svg:width="0.144cm" svg:height="11.888cm" svg:x="60.189cm" svg:y="3.604cm">
            <text:p/>
            <draw:enhanced-geometry svg:viewBox="0 0 21600 21600" draw:type="rectangle" draw:enhanced-path="M 0 0 L 21600 0 21600 21600 0 21600 0 0 Z N"/>
          </draw:custom-shape>
          <draw:custom-shape draw:z-index="34" draw:style-name="gr15" draw:text-style-name="P3" svg:width="0.144cm" svg:height="12.158cm" svg:x="69.465cm" svg:y="3.337cm">
            <text:p/>
            <draw:enhanced-geometry svg:viewBox="0 0 21600 21600" draw:type="rectangle" draw:enhanced-path="M 0 0 L 21600 0 21600 21600 0 21600 0 0 Z N"/>
          </draw:custom-shape>
          <draw:custom-shape draw:z-index="35" draw:style-name="gr16" draw:text-style-name="P3" svg:width="0.142cm" svg:height="12.124cm" svg:x="71.724cm" svg:y="3.362cm">
            <text:p/>
            <draw:enhanced-geometry svg:viewBox="0 0 21600 21600" draw:type="rectangle" draw:enhanced-path="M 0 0 L 21600 0 21600 21600 0 21600 0 0 Z N"/>
          </draw:custom-shape>
          <draw:custom-shape draw:z-index="36" draw:style-name="gr17" draw:text-style-name="P3" svg:width="0.144cm" svg:height="12.3cm" svg:x="80.96cm" svg:y="3.186cm">
            <text:p/>
            <draw:enhanced-geometry svg:viewBox="0 0 21600 21600" draw:type="rectangle" draw:enhanced-path="M 0 0 L 21600 0 21600 21600 0 21600 0 0 Z N"/>
          </draw:custom-shape>
          <draw:custom-shape draw:z-index="37" draw:style-name="gr18" draw:text-style-name="P3" svg:width="0.121cm" svg:height="12.197cm" svg:x="83.26cm" svg:y="3.286cm">
            <text:p/>
            <draw:enhanced-geometry svg:viewBox="0 0 21600 21600" draw:type="rectangle" draw:enhanced-path="M 0 0 L 21600 0 21600 21600 0 21600 0 0 Z N"/>
          </draw:custom-shape>
          <draw:custom-shape draw:z-index="38" draw:style-name="gr19" draw:text-style-name="P3" svg:width="0.156cm" svg:height="194.715cm" svg:x="11.689cm" svg:y="16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9" draw:style-name="gr20" draw:text-style-name="P3" svg:width="0.129cm" svg:height="194.72cm" svg:x="16.207cm" svg:y="16.3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0" draw:style-name="gr21" draw:text-style-name="P3" svg:width="0.104cm" svg:height="176.303cm" svg:x="25.583cm" svg:y="16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style-name="gr22" draw:text-style-name="P3" svg:width="0.144cm" svg:height="175.759cm" svg:x="34.81cm" svg:y="16.5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2" draw:style-name="gr23" draw:text-style-name="P3" svg:width="0.109cm" svg:height="175.871cm" svg:x="36.973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3" draw:style-name="gr24" draw:text-style-name="P3" svg:width="0.088cm" svg:height="169.813cm" svg:x="46.371cm" svg:y="16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4" draw:style-name="gr25" draw:text-style-name="P3" svg:width="0.038cm" svg:height="169.991cm" svg:x="48.654cm" svg:y="16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5" draw:style-name="gr26" draw:text-style-name="P3" svg:width="0.175cm" svg:height="176.247cm" svg:x="81.001cm" svg:y="1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6" draw:style-name="gr27" draw:text-style-name="P3" svg:width="0.148cm" svg:height="175.953cm" svg:x="83.26cm" svg:y="16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7" draw:style-name="gr28" draw:text-style-name="P3" svg:width="0.195cm" svg:height="176.153cm" svg:x="69.466cm" svg:y="16.1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8" draw:style-name="gr29" draw:text-style-name="P3" svg:width="0.069cm" svg:height="175.971cm" svg:x="71.725cm" svg:y="16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9" draw:style-name="gr30" draw:text-style-name="P3" svg:width="0.108cm" svg:height="175.972cm" svg:x="57.889cm" svg:y="16.3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0" draw:style-name="gr31" draw:text-style-name="P3" svg:width="0.065cm" svg:height="175.935cm" svg:x="60.189cm" svg:y="16.3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z-index="51" draw:style-name="gr32" draw:text-style-name="P5" svg:width="4.038cm" svg:height="1.104cm" svg:x="0.216cm" svg:y="0.847cm">
            <draw:text-box>
              <text:p text:style-name="P4"><text:span text:style-name="T5">Rotated Image</text:span></text:p>
            </draw:text-box>
          </draw:frame>
          <draw:frame draw:z-index="52" draw:style-name="gr33" draw:text-style-name="P6" svg:width="2.475cm" svg:height="0.877cm" svg:x="4.525cm" svg:y="0.823cm">
            <draw:text-box>
              <text:p text:style-name="P4"><text:span text:style-name="T5">User</text:span></text:p>
            </draw:text-box>
          </draw:frame>
          <draw:custom-shape draw:z-index="53" draw:style-name="gr14" draw:text-style-name="P3" svg:width="0.191cm" svg:height="12.204cm" svg:x="48.59cm" svg:y="16.533cm">
            <text:p/>
            <draw:enhanced-geometry svg:viewBox="0 0 21600 21600" draw:type="rectangle" draw:enhanced-path="M 0 0 L 21600 0 21600 21600 0 21600 0 0 Z N"/>
          </draw:custom-shape>
          <draw:custom-shape draw:z-index="54" draw:style-name="gr14" draw:text-style-name="P3" svg:width="0.191cm" svg:height="12.204cm" svg:x="46.355cm" svg:y="16.52cm">
            <text:p/>
            <draw:enhanced-geometry svg:viewBox="0 0 21600 21600" draw:type="rectangle" draw:enhanced-path="M 0 0 L 21600 0 21600 21600 0 21600 0 0 Z N"/>
          </draw:custom-shape>
          <draw:custom-shape draw:z-index="55" draw:style-name="gr34" draw:text-style-name="P3" svg:width="0.114cm" svg:height="164.366cm" svg:x="46.368cm" svg:y="27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6" draw:style-name="gr35" draw:text-style-name="P3" svg:width="0.085cm" svg:height="162.702cm" svg:x="48.561cm" svg:y="29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z-index="60" draw:style-name="gr5" draw:text-style-name="P2" svg:width="2.423cm" svg:height="0.821cm" svg:x="89.741cm" svg:y="1.43cm">
            <draw:text-box>
              <text:p><text:span text:style-name="T3">(Pixels)</text:span></text:p>
            </draw:text-box>
          </draw:frame>
          <draw:frame draw:z-index="61" draw:style-name="gr6" draw:text-style-name="P2" svg:width="1.236cm" svg:height="0.595cm" svg:x="103.867cm" svg:y="1.431cm">
            <draw:text-box>
              <text:p><text:span text:style-name="T3">(Pixels)</text:span></text:p>
            </draw:text-box>
          </draw:frame>
          <draw:frame draw:z-index="63" draw:style-name="gr5" draw:text-style-name="P2" svg:width="2.423cm" svg:height="0.821cm" svg:x="94.414cm" svg:y="1.406cm">
            <draw:text-box>
              <text:p><text:span text:style-name="T3">(Pixels)</text:span></text:p>
            </draw:text-box>
          </draw:frame>
          <draw:frame draw:z-index="64" draw:style-name="gr5" draw:text-style-name="P2" svg:width="2.423cm" svg:height="0.821cm" svg:x="99.133cm" svg:y="1.481cm">
            <draw:text-box>
              <text:p><text:span text:style-name="T3">(Pixels)</text:span></text:p>
            </draw:text-box>
          </draw:frame>
          <draw:frame draw:z-index="65" draw:style-name="gr8" draw:text-style-name="P7" svg:width="3.774cm" svg:height="0.937cm" svg:x="0.374cm" svg:y="193.012cm">
            <draw:text-box>
              <text:p><text:span text:style-name="T6">ALL LEFT FOOT</text:span></text:p>
              <text:p><text:span text:style-name="T6"><text:s text:c="7"/></text:span><text:span text:style-name="T6">IMAGES</text:span></text:p>
            </draw:text-box>
          </draw:frame>
          <draw:frame draw:z-index="66" draw:style-name="gr8" draw:text-style-name="P7" svg:width="3.774cm" svg:height="0.937cm" svg:x="0.298cm" svg:y="198.391cm">
            <draw:text-box>
              <text:p><text:span text:style-name="T6">ALL RIGHT FOOT</text:span></text:p>
              <text:p><text:span text:style-name="T6"><text:s text:c="7"/></text:span><text:span text:style-name="T6">IMAGES</text:span></text:p>
            </draw:text-box>
          </draw:frame>
          <draw:line draw:z-index="67" draw:style-name="gr36" draw:text-style-name="P3" svg:x1="20.87cm" svg:y1="201.054cm" svg:x2="20.87cm" svg:y2="210.898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Accent_20_3"/>
        <table:table-column table:style-name="co4" table:number-columns-repeated="6" table:default-cell-style-name="Default"/>
        <table:table-column table:style-name="co3" table:default-cell-style-name="Accent_20_3"/>
        <table:table-column table:style-name="co4" table:number-columns-repeated="4" table:default-cell-style-name="Default"/>
        <table:table-column table:style-name="co3" table:default-cell-style-name="Accent_20_3"/>
        <table:table-column table:style-name="co4" table:number-columns-repeated="5" table:default-cell-style-name="Default"/>
        <table:table-column table:style-name="co3" table:default-cell-style-name="Accent_20_3"/>
        <table:table-column table:style-name="co4" table:number-columns-repeated="5" table:default-cell-style-name="Default"/>
        <table:table-column table:style-name="co3" table:default-cell-style-name="Accent_20_3"/>
        <table:table-column table:style-name="co4" table:number-columns-repeated="5" table:default-cell-style-name="Default"/>
        <table:table-column table:style-name="co3" table:default-cell-style-name="Accent_20_3"/>
        <table:table-column table:style-name="co4" table:number-columns-repeated="5" table:default-cell-style-name="Default"/>
        <table:table-column table:style-name="co3" table:default-cell-style-name="Accent_20_3"/>
        <table:table-column table:style-name="co4" table:number-columns-repeated="5" table:default-cell-style-name="Default"/>
        <table:table-column table:style-name="co3" table:default-cell-style-name="Accent_20_3"/>
        <table:table-column table:style-name="co4" table:number-columns-repeated="2" table:default-cell-style-name="ce17"/>
        <table:table-column table:style-name="co3" table:default-cell-style-name="ce18"/>
        <table:table-column table:style-name="co5" table:default-cell-style-name="ce17"/>
        <table:table-column table:style-name="co4" table:default-cell-style-name="ce17"/>
        <table:table-column table:style-name="co3" table:default-cell-style-name="ce18"/>
        <table:table-column table:style-name="co4" table:number-columns-repeated="2" table:default-cell-style-name="ce17"/>
        <table:table-column table:style-name="co3" table:default-cell-style-name="Accent_20_3"/>
        <table:table-column table:style-name="co4" table:number-columns-repeated="2" table:default-cell-style-name="Default"/>
        <table:table-column table:style-name="co3" table:default-cell-style-name="Accent_20_3"/>
        <table:table-column table:style-name="co4" table:number-columns-repeated="967" table:default-cell-style-name="Default"/>
        <table:table-row table:style-name="ro1">
          <table:table-cell table:number-columns-repeated="2"/>
          <table:table-cell table:style-name="ce52"/>
          <table:table-cell table:number-columns-repeated="6"/>
          <table:table-cell table:style-name="Default"/>
          <table:table-cell table:number-columns-repeated="2"/>
          <table:table-cell table:style-name="Bad" table:number-columns-repeated="2"/>
          <table:table-cell table:number-columns-repeated="1010"/>
        </table:table-row>
        <table:table-row table:style-name="ro1">
          <table:table-cell table:style-name="ce7" table:number-columns-repeated="2"/>
          <table:table-cell/>
          <table:table-cell table:style-name="ce7" table:number-columns-repeated="6"/>
          <table:table-cell/>
          <table:table-cell table:style-name="ce7" table:number-columns-repeated="2"/>
          <table:table-cell table:style-name="Bad" table:number-columns-repeated="2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7" table:number-columns-repeated="2"/>
          <table:table-cell/>
          <table:table-cell table:style-name="ce7" table:number-columns-repeated="7"/>
          <table:table-cell table:number-columns-repeated="960"/>
        </table:table-row>
        <table:table-row table:style-name="ro1">
          <table:table-cell table:style-name="ce7" table:number-columns-repeated="2"/>
          <table:table-cell/>
          <table:table-cell table:style-name="ce7" table:number-columns-repeated="6"/>
          <table:table-cell/>
          <table:table-cell table:style-name="ce7" table:number-columns-repeated="2"/>
          <table:table-cell table:style-name="Bad" table:number-columns-repeated="2"/>
          <table:table-cell/>
          <table:table-cell table:style-name="ce7" table:number-columns-repeated="2"/>
          <table:table-cell table:style-name="ce7">
            <draw:frame draw:z-index="6" draw:style-name="gr3" draw:text-style-name="P8" svg:width="2.237cm" svg:height="0.996cm" svg:x="0.02cm" svg:y="0.024cm">
              <draw:text-box>
                <text:p text:style-name="P4"><text:span text:style-name="T1">Big Toe</text:span></text:p>
                <text:p><text:span text:style-name="T2"><text:s text:c="6"/></text:span></text:p>
              </draw:text-box>
            </draw:frame>
          </table:table-cell>
          <table:table-cell table:style-name="ce7" table:number-columns-repeated="2"/>
          <table:table-cell/>
          <table:table-cell table:style-name="ce7"/>
          <table:table-cell table:style-name="ce7">
            <draw:frame draw:z-index="9" draw:style-name="gr3" draw:text-style-name="P8" svg:width="2.237cm" svg:height="0.996cm" svg:x="2.178cm" svg:y="0.024cm">
              <draw:text-box>
                <text:p text:style-name="P4"><text:span text:style-name="T1">Second Toe</text:span></text:p>
                <text:p><text:span text:style-name="T2"><text:s text:c="6"/></text:span></text:p>
              </draw:text-box>
            </draw:frame>
          </table:table-cell>
          <table:table-cell table:style-name="ce7" table:number-columns-repeated="3"/>
          <table:table-cell/>
          <table:table-cell table:style-name="ce7" table:number-columns-repeated="2"/>
          <table:table-cell table:style-name="ce7">
            <draw:frame draw:z-index="12" draw:style-name="gr3" draw:text-style-name="P8" svg:width="2.237cm" svg:height="0.996cm" svg:x="0.02cm" svg:y="0.024cm">
              <draw:text-box>
                <text:p text:style-name="P4"><text:span text:style-name="T1">Third Toe</text:span></text:p>
                <text:p><text:span text:style-name="T2"><text:s text:c="6"/></text:span></text:p>
              </draw:text-box>
            </draw:frame>
          </table:table-cell>
          <table:table-cell table:style-name="ce7" table:number-columns-repeated="2"/>
          <table:table-cell/>
          <table:table-cell table:style-name="ce7"/>
          <table:table-cell table:style-name="ce7">
            <draw:frame draw:z-index="15" draw:style-name="gr3" draw:text-style-name="P8" svg:width="2.237cm" svg:height="0.996cm" svg:x="2.173cm" svg:y="0.024cm">
              <draw:text-box>
                <text:p text:style-name="P4"><text:span text:style-name="T1">Fourth Toe</text:span></text:p>
                <text:p><text:span text:style-name="T2"><text:s text:c="6"/></text:span></text:p>
              </draw:text-box>
            </draw:frame>
          </table:table-cell>
          <table:table-cell table:style-name="ce7" table:number-columns-repeated="3"/>
          <table:table-cell/>
          <table:table-cell table:style-name="ce7" table:number-columns-repeated="2"/>
          <table:table-cell table:style-name="ce7">
            <draw:frame draw:z-index="18" draw:style-name="gr3" draw:text-style-name="P8" svg:width="2.237cm" svg:height="0.996cm" svg:x="0.016cm" svg:y="0.024cm">
              <draw:text-box>
                <text:p text:style-name="P4"><text:span text:style-name="T1">Little Toe</text:span></text:p>
                <text:p><text:span text:style-name="T2"><text:s text:c="6"/></text:span></text:p>
              </draw:text-box>
            </draw:frame>
          </table:table-cell>
          <table:table-cell table:style-name="ce7" table:number-columns-repeated="2"/>
          <table:table-cell/>
          <table:table-cell table:style-name="ce20">
            <draw:frame draw:z-index="57" draw:style-name="gr37" draw:text-style-name="P8" svg:width="2.237cm" svg:height="1.405cm" svg:x="1.093cm" svg:y="0cm">
              <draw:text-box>
                <text:p text:style-name="P4"><text:span text:style-name="T1">Ball Area</text:span></text:p>
                <text:p><text:span text:style-name="T2"><text:s text:c="6"/></text:span></text:p>
              </draw:text-box>
            </draw:frame>
          </table:table-cell>
          <table:table-cell table:style-name="ce20"/>
          <table:table-cell/>
          <table:table-cell table:style-name="ce20">
            <draw:frame draw:z-index="58" draw:style-name="gr3" draw:text-style-name="P8" svg:width="2.237cm" svg:height="0.996cm" svg:x="0.887cm" svg:y="0cm">
              <draw:text-box>
                <text:p text:style-name="P4"><text:span text:style-name="T1">Arch Area</text:span></text:p>
                <text:p><text:span text:style-name="T2"><text:s text:c="6"/></text:span></text:p>
              </draw:text-box>
            </draw:frame>
          </table:table-cell>
          <table:table-cell table:style-name="ce20"/>
          <table:table-cell/>
          <table:table-cell table:style-name="ce20">
            <draw:frame draw:z-index="59" draw:style-name="gr3" draw:text-style-name="P8" svg:width="2.237cm" svg:height="0.996cm" svg:x="1.182cm" svg:y="0cm">
              <draw:text-box>
                <text:p text:style-name="P4"><text:span text:style-name="T1">Heel Area</text:span></text:p>
                <text:p><text:span text:style-name="T2"><text:s text:c="6"/></text:span></text:p>
              </draw:text-box>
            </draw:frame>
          </table:table-cell>
          <table:table-cell table:style-name="ce20"/>
          <table:table-cell/>
          <table:table-cell table:style-name="ce7">
            <draw:frame draw:z-index="62" draw:style-name="gr3" draw:text-style-name="P8" svg:width="2.237cm" svg:height="0.996cm" svg:x="1.116cm" svg:y="0cm">
              <draw:text-box>
                <text:p text:style-name="P4"><text:span text:style-name="T1">Arch Index</text:span></text:p>
                <text:p><text:span text:style-name="T2"><text:s text:c="6"/></text:span></text:p>
              </draw:text-box>
            </draw:frame>
          </table:table-cell>
          <table:table-cell table:style-name="ce7"/>
          <table:table-cell/>
          <table:table-cell table:style-name="ce7" table:number-columns-repeated="7"/>
          <table:table-cell table:number-columns-repeated="960"/>
        </table:table-row>
        <table:table-row table:style-name="ro1" table:number-rows-repeated="2">
          <table:table-cell table:style-name="ce7" table:number-columns-repeated="2"/>
          <table:table-cell/>
          <table:table-cell table:style-name="ce7" table:number-columns-repeated="6"/>
          <table:table-cell/>
          <table:table-cell table:style-name="ce7" table:number-columns-repeated="2"/>
          <table:table-cell table:style-name="Bad" table:number-columns-repeated="2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7" table:number-columns-repeated="2"/>
          <table:table-cell/>
          <table:table-cell table:style-name="ce7" table:number-columns-repeated="7"/>
          <table:table-cell table:number-columns-repeated="960"/>
        </table:table-row>
        <table:table-row table:style-name="ro1">
          <table:table-cell table:style-name="ce7" table:number-columns-repeated="2"/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 table:style-name="ce57" office:value-type="string" calcext:value-type="string">
            <text:p>Reel</text:p>
          </table:table-cell>
          <table:table-cell table:style-name="ce57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 table:style-name="ce7"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 table:style-name="ce7"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 table:style-name="ce7"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 table:style-name="ce7"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 table:style-name="ce7"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16" office:value-type="string" calcext:value-type="string">
            <text:p>Reel</text:p>
          </table:table-cell>
          <table:table-cell table:style-name="ce16" office:value-type="string" calcext:value-type="string">
            <text:p>Cone</text:p>
          </table:table-cell>
          <table:table-cell/>
          <table:table-cell table:style-name="ce7" table:number-columns-repeated="7"/>
          <table:table-cell table:number-columns-repeated="960"/>
        </table:table-row>
        <table:table-row table:style-name="ro1">
          <table:table-cell table:style-name="ce8" table:number-columns-repeated="2"/>
          <table:table-cell table:style-name="ce14"/>
          <table:table-cell table:style-name="ce8" table:number-columns-repeated="6"/>
          <table:table-cell table:style-name="ce14"/>
          <table:table-cell table:style-name="ce8" table:number-columns-repeated="2"/>
          <table:table-cell table:style-name="Bad" table:number-columns-repeated="2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80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style-name="ce17" office:value-type="float" office:value="451" calcext:value-type="float">
            <text:p>451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1163" calcext:value-type="float">
            <text:p>1163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89.8016" calcext:value-type="float">
            <text:p>89.8016</text:p>
          </table:table-cell>
          <table:table-cell table:style-name="ce17" office:value-type="float" office:value="90.058" calcext:value-type="float">
            <text:p>90.058</text:p>
          </table:table-cell>
          <table:table-cell/>
          <table:table-cell table:style-name="ce17" office:value-type="float" office:value="28.8774" calcext:value-type="float">
            <text:p>28.8774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5.557" calcext:value-type="float">
            <text:p>45.557</text:p>
          </table:table-cell>
          <table:table-cell table:style-name="ce58" office:value-type="float" office:value="44.9255" calcext:value-type="float">
            <text:p>44.9255</text:p>
          </table:table-cell>
          <table:table-cell/>
          <table:table-cell table:style-name="ce17" office:value-type="float" office:value="1176.6" calcext:value-type="float">
            <text:p>1176.6</text:p>
          </table:table-cell>
          <table:table-cell table:style-name="ce17" office:value-type="float" office:value="1175.6" calcext:value-type="float">
            <text:p>1175.6</text:p>
          </table:table-cell>
          <table:table-cell table:style-name="mine"/>
          <table:table-cell table:style-name="ce17" office:value-type="float" office:value="9.03" calcext:value-type="float">
            <text:p>9.03</text:p>
          </table:table-cell>
          <table:table-cell table:style-name="ce17" office:value-type="float" office:value="9.04" calcext:value-type="float">
            <text:p>9.04</text:p>
          </table:table-cell>
          <table:table-cell/>
          <table:table-cell table:style-name="ce17" office:value-type="float" office:value="1137.8" calcext:value-type="float">
            <text:p>1137.8</text:p>
          </table:table-cell>
          <table:table-cell table:style-name="ce17" office:value-type="float" office:value="1136.8" calcext:value-type="float">
            <text:p>1136.8</text:p>
          </table:table-cell>
          <table:table-cell table:style-name="ce31"/>
          <table:table-cell table:number-columns-repeated="2" table:style-name="ce17" office:value-type="float" office:value="2.25" calcext:value-type="float">
            <text:p>2.25</text:p>
          </table:table-cell>
          <table:table-cell/>
          <table:table-cell table:style-name="ce17" office:value-type="float" office:value="1109.8" calcext:value-type="float">
            <text:p>1109.8</text:p>
          </table:table-cell>
          <table:table-cell table:style-name="ce17" office:value-type="float" office:value="1110.8" calcext:value-type="float">
            <text:p>1110.8</text:p>
          </table:table-cell>
          <table:table-cell table:style-name="ce31"/>
          <table:table-cell table:number-columns-repeated="2" table:style-name="ce17" office:value-type="float" office:value="2.28" calcext:value-type="float">
            <text:p>2.28</text:p>
          </table:table-cell>
          <table:table-cell/>
          <table:table-cell table:style-name="ce17" office:value-type="float" office:value="1052.8" calcext:value-type="float">
            <text:p>1052.8</text:p>
          </table:table-cell>
          <table:table-cell table:style-name="ce17" office:value-type="float" office:value="1054.9" calcext:value-type="float">
            <text:p>1054.9</text:p>
          </table:table-cell>
          <table:table-cell table:style-name="ce31"/>
          <table:table-cell table:style-name="ce17" office:value-type="float" office:value="6.55" calcext:value-type="float">
            <text:p>6.55</text:p>
          </table:table-cell>
          <table:table-cell table:style-name="ce17" office:value-type="float" office:value="6.59" calcext:value-type="float">
            <text:p>6.59</text:p>
          </table:table-cell>
          <table:table-cell/>
          <table:table-cell table:style-name="ce17" office:value-type="float" office:value="979.2" calcext:value-type="float">
            <text:p>979.2</text:p>
          </table:table-cell>
          <table:table-cell table:style-name="ce17" office:value-type="float" office:value="982.51" calcext:value-type="float">
            <text:p>982.51</text:p>
          </table:table-cell>
          <table:table-cell table:style-name="ce31"/>
          <table:table-cell table:style-name="ce17" office:value-type="float" office:value="9.76" calcext:value-type="float">
            <text:p>9.76</text:p>
          </table:table-cell>
          <table:table-cell table:style-name="ce17" office:value-type="float" office:value="9.58" calcext:value-type="float">
            <text:p>9.58</text:p>
          </table:table-cell>
          <table:table-cell/>
          <table:table-cell table:style-name="ce45" office:value-type="float" office:value="119813" calcext:value-type="float">
            <text:p>119,813</text:p>
          </table:table-cell>
          <table:table-cell table:style-name="ce45" office:value-type="float" office:value="121891" calcext:value-type="float">
            <text:p>121,891</text:p>
          </table:table-cell>
          <table:table-cell/>
          <table:table-cell table:style-name="ce45" office:value-type="float" office:value="53378" calcext:value-type="float">
            <text:p>53,378</text:p>
          </table:table-cell>
          <table:table-cell table:style-name="ce45" office:value-type="float" office:value="51791.5" calcext:value-type="float">
            <text:p>51,792</text:p>
          </table:table-cell>
          <table:table-cell/>
          <table:table-cell table:style-name="ce45" office:value-type="float" office:value="92444" calcext:value-type="float">
            <text:p>92,444</text:p>
          </table:table-cell>
          <table:table-cell table:style-name="ce45" office:value-type="float" office:value="92947.5" calcext:value-type="float">
            <text:p>92,948</text:p>
          </table:table-cell>
          <table:table-cell/>
          <table:table-cell table:formula="of:=[.AW10]/([.AT10]+[.AW10]+[.AZ10])" office:value-type="float" office:value="0.200944905603554" calcext:value-type="float">
            <text:p>0.200944905603554</text:p>
          </table:table-cell>
          <table:table-cell table:formula="of:=[.AX10]/([.AU10]+[.AX10]+[.BA10])" office:value-type="float" office:value="0.194244833664629" calcext:value-type="float">
            <text:p>0.19424483366462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style-name="ce17" office:value-type="float" office:value="451" calcext:value-type="float">
            <text:p>451</text:p>
          </table:table-cell>
          <table:table-cell table:style-name="ce17" office:value-type="float" office:value="453" calcext:value-type="float">
            <text:p>453</text:p>
          </table:table-cell>
          <table:table-cell table:number-columns-repeated="2" table:style-name="ce17" office:value-type="float" office:value="1162" calcext:value-type="float">
            <text:p>1162</text:p>
          </table:table-cell>
          <table:table-cell table:style-name="ce17" office:value-type="float" office:value="89.7471" calcext:value-type="float">
            <text:p>89.7471</text:p>
          </table:table-cell>
          <table:table-cell table:style-name="ce17" office:value-type="float" office:value="89.8034" calcext:value-type="float">
            <text:p>89.8034</text:p>
          </table:table-cell>
          <table:table-cell/>
          <table:table-cell table:style-name="ce17" office:value-type="float" office:value="27.929" calcext:value-type="float">
            <text:p>27.929</text:p>
          </table:table-cell>
          <table:table-cell table:style-name="ce17" office:value-type="float" office:value="28.3422" calcext:value-type="float">
            <text:p>28.3422</text:p>
          </table:table-cell>
          <table:table-cell table:style-name="ce58" office:value-type="float" office:value="39.3469" calcext:value-type="float">
            <text:p>39.3469</text:p>
          </table:table-cell>
          <table:table-cell table:style-name="ce58" office:value-type="float" office:value="38.202" calcext:value-type="float">
            <text:p>38.202</text:p>
          </table:table-cell>
          <table:table-cell/>
          <table:table-cell table:style-name="ce17" office:value-type="float" office:value="1175.9" calcext:value-type="float">
            <text:p>1175.9</text:p>
          </table:table-cell>
          <table:table-cell table:style-name="ce17" office:value-type="float" office:value="1175.2" calcext:value-type="float">
            <text:p>1175.2</text:p>
          </table:table-cell>
          <table:table-cell table:style-name="mine"/>
          <table:table-cell table:style-name="ce17" office:value-type="float" office:value="9.15" calcext:value-type="float">
            <text:p>9.15</text:p>
          </table:table-cell>
          <table:table-cell table:style-name="ce17" office:value-type="float" office:value="8.92" calcext:value-type="float">
            <text:p>8.92</text:p>
          </table:table-cell>
          <table:table-cell/>
          <table:table-cell table:style-name="ce17" office:value-type="float" office:value="1137.9" calcext:value-type="float">
            <text:p>1137.9</text:p>
          </table:table-cell>
          <table:table-cell table:style-name="ce17" office:value-type="float" office:value="1136.7" calcext:value-type="float">
            <text:p>1136.7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.08" calcext:value-type="float">
            <text:p>2.08</text:p>
          </table:table-cell>
          <table:table-cell/>
          <table:table-cell table:style-name="ce17" office:value-type="float" office:value="1109.7" calcext:value-type="float">
            <text:p>1109.7</text:p>
          </table:table-cell>
          <table:table-cell table:style-name="ce17" office:value-type="float" office:value="1111" calcext:value-type="float">
            <text:p>1111</text:p>
          </table:table-cell>
          <table:table-cell table:style-name="ce31"/>
          <table:table-cell table:style-name="ce17" office:value-type="float" office:value="2.16" calcext:value-type="float">
            <text:p>2.16</text:p>
          </table:table-cell>
          <table:table-cell table:style-name="ce17" office:value-type="float" office:value="2.45" calcext:value-type="float">
            <text:p>2.45</text:p>
          </table:table-cell>
          <table:table-cell/>
          <table:table-cell table:style-name="ce17" office:value-type="float" office:value="1055.7" calcext:value-type="float">
            <text:p>1055.7</text:p>
          </table:table-cell>
          <table:table-cell table:style-name="ce17" office:value-type="float" office:value="1054.2" calcext:value-type="float">
            <text:p>1054.2</text:p>
          </table:table-cell>
          <table:table-cell table:style-name="ce31"/>
          <table:table-cell table:style-name="ce17" office:value-type="float" office:value="6.46" calcext:value-type="float">
            <text:p>6.46</text:p>
          </table:table-cell>
          <table:table-cell table:style-name="ce17" office:value-type="float" office:value="6.73" calcext:value-type="float">
            <text:p>6.73</text:p>
          </table:table-cell>
          <table:table-cell/>
          <table:table-cell table:style-name="ce17" office:value-type="float" office:value="978.99" calcext:value-type="float">
            <text:p>978.99</text:p>
          </table:table-cell>
          <table:table-cell table:style-name="ce17" office:value-type="float" office:value="980.95" calcext:value-type="float">
            <text:p>980.95</text:p>
          </table:table-cell>
          <table:table-cell table:style-name="ce31"/>
          <table:table-cell table:style-name="ce17" office:value-type="float" office:value="9.69" calcext:value-type="float">
            <text:p>9.69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24085" calcext:value-type="float">
            <text:p>124,085</text:p>
          </table:table-cell>
          <table:table-cell table:style-name="ce45" office:value-type="float" office:value="125972" calcext:value-type="float">
            <text:p>125,972</text:p>
          </table:table-cell>
          <table:table-cell/>
          <table:table-cell table:style-name="ce45" office:value-type="float" office:value="50745" calcext:value-type="float">
            <text:p>50,745</text:p>
          </table:table-cell>
          <table:table-cell table:style-name="ce45" office:value-type="float" office:value="46614" calcext:value-type="float">
            <text:p>46,614</text:p>
          </table:table-cell>
          <table:table-cell/>
          <table:table-cell table:style-name="ce45" office:value-type="float" office:value="92443" calcext:value-type="float">
            <text:p>92,443</text:p>
          </table:table-cell>
          <table:table-cell table:style-name="ce45" office:value-type="float" office:value="94659.5" calcext:value-type="float">
            <text:p>94,660</text:p>
          </table:table-cell>
          <table:table-cell/>
          <table:table-cell table:formula="of:=[.AW12]/([.AT12]+[.AW12]+[.AZ12])" office:value-type="float" office:value="0.189862051161172" calcext:value-type="float">
            <text:p>0.189862051161172</text:p>
          </table:table-cell>
          <table:table-cell table:formula="of:=[.AX12]/([.AU12]+[.AX12]+[.BA12])" office:value-type="float" office:value="0.174423891141291" calcext:value-type="float">
            <text:p>0.17442389114129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51" calcext:value-type="float">
            <text:p>451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1164" calcext:value-type="float">
            <text:p>1164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90.0579" calcext:value-type="float">
            <text:p>90.0579</text:p>
          </table:table-cell>
          <table:table-cell table:style-name="ce17" office:value-type="float" office:value="89.8326" calcext:value-type="float">
            <text:p>89.8326</text:p>
          </table:table-cell>
          <table:table-cell/>
          <table:table-cell table:style-name="ce17" office:value-type="float" office:value="28.7312" calcext:value-type="float">
            <text:p>28.7312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36.1497" calcext:value-type="float">
            <text:p>36.1497</text:p>
          </table:table-cell>
          <table:table-cell table:style-name="ce58" office:value-type="float" office:value="45.8939" calcext:value-type="float">
            <text:p>45.8939</text:p>
          </table:table-cell>
          <table:table-cell/>
          <table:table-cell table:style-name="ce17" office:value-type="float" office:value="1177.2" calcext:value-type="float">
            <text:p>1177.2</text:p>
          </table:table-cell>
          <table:table-cell table:style-name="ce17" office:value-type="float" office:value="1175.1" calcext:value-type="float">
            <text:p>1175.1</text:p>
          </table:table-cell>
          <table:table-cell table:style-name="mine"/>
          <table:table-cell table:style-name="ce17" office:value-type="float" office:value="8.93" calcext:value-type="float">
            <text:p>8.93</text:p>
          </table:table-cell>
          <table:table-cell table:style-name="ce17" office:value-type="float" office:value="8.9" calcext:value-type="float">
            <text:p>8.9</text:p>
          </table:table-cell>
          <table:table-cell/>
          <table:table-cell table:style-name="ce17" office:value-type="float" office:value="1137.8" calcext:value-type="float">
            <text:p>1137.8</text:p>
          </table:table-cell>
          <table:table-cell table:style-name="ce17" office:value-type="float" office:value="1136.7" calcext:value-type="float">
            <text:p>1136.7</text:p>
          </table:table-cell>
          <table:table-cell table:style-name="ce31"/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2.11" calcext:value-type="float">
            <text:p>2.11</text:p>
          </table:table-cell>
          <table:table-cell/>
          <table:table-cell table:style-name="ce17" office:value-type="float" office:value="1109.9" calcext:value-type="float">
            <text:p>1109.9</text:p>
          </table:table-cell>
          <table:table-cell table:style-name="ce17" office:value-type="float" office:value="1111" calcext:value-type="float">
            <text:p>1111</text:p>
          </table:table-cell>
          <table:table-cell table:style-name="ce31"/>
          <table:table-cell table:style-name="ce17" office:value-type="float" office:value="2.33" calcext:value-type="float">
            <text:p>2.33</text:p>
          </table:table-cell>
          <table:table-cell table:style-name="ce17" office:value-type="float" office:value="2.43" calcext:value-type="float">
            <text:p>2.43</text:p>
          </table:table-cell>
          <table:table-cell/>
          <table:table-cell table:style-name="ce17" office:value-type="float" office:value="1053.1" calcext:value-type="float">
            <text:p>1053.1</text:p>
          </table:table-cell>
          <table:table-cell table:style-name="ce17" office:value-type="float" office:value="1057.3" calcext:value-type="float">
            <text:p>1057.3</text:p>
          </table:table-cell>
          <table:table-cell table:style-name="ce31"/>
          <table:table-cell table:style-name="ce17" office:value-type="float" office:value="6.66" calcext:value-type="float">
            <text:p>6.66</text:p>
          </table:table-cell>
          <table:table-cell table:style-name="ce17" office:value-type="float" office:value="6.74" calcext:value-type="float">
            <text:p>6.74</text:p>
          </table:table-cell>
          <table:table-cell/>
          <table:table-cell table:style-name="ce17" office:value-type="float" office:value="980.53" calcext:value-type="float">
            <text:p>980.53</text:p>
          </table:table-cell>
          <table:table-cell table:style-name="ce17" office:value-type="float" office:value="983.01" calcext:value-type="float">
            <text:p>983.01</text:p>
          </table:table-cell>
          <table:table-cell table:style-name="ce31"/>
          <table:table-cell table:style-name="ce17" office:value-type="float" office:value="9.87" calcext:value-type="float">
            <text:p>9.87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26876" calcext:value-type="float">
            <text:p>126,876</text:p>
          </table:table-cell>
          <table:table-cell table:style-name="ce45" office:value-type="float" office:value="124328" calcext:value-type="float">
            <text:p>124,328</text:p>
          </table:table-cell>
          <table:table-cell/>
          <table:table-cell table:style-name="ce45" office:value-type="float" office:value="48998" calcext:value-type="float">
            <text:p>48,998</text:p>
          </table:table-cell>
          <table:table-cell table:style-name="ce45" office:value-type="float" office:value="47006" calcext:value-type="float">
            <text:p>47,006</text:p>
          </table:table-cell>
          <table:table-cell/>
          <table:table-cell table:style-name="ce45" office:value-type="float" office:value="90761.5" calcext:value-type="float">
            <text:p>90,762</text:p>
          </table:table-cell>
          <table:table-cell table:style-name="ce45" office:value-type="float" office:value="95242.5" calcext:value-type="float">
            <text:p>95,243</text:p>
          </table:table-cell>
          <table:table-cell/>
          <table:table-cell table:formula="of:=[.AW14]/([.AT14]+[.AW14]+[.AZ14])" office:value-type="float" office:value="0.18376397741486" calcext:value-type="float">
            <text:p>0.18376397741486</text:p>
          </table:table-cell>
          <table:table-cell table:formula="of:=[.AX14]/([.AU14]+[.AX14]+[.BA14])" office:value-type="float" office:value="0.176332122298852" calcext:value-type="float">
            <text:p>0.17633212229885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number-columns-repeated="2" table:style-name="ce17" office:value-type="float" office:value="453" calcext:value-type="float">
            <text:p>453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89.7713" calcext:value-type="float">
            <text:p>89.7713</text:p>
          </table:table-cell>
          <table:table-cell table:style-name="ce17" office:value-type="float" office:value="90.006" calcext:value-type="float">
            <text:p>90.006</text:p>
          </table:table-cell>
          <table:table-cell/>
          <table:table-cell table:style-name="ce17" office:value-type="float" office:value="27.929" calcext:value-type="float">
            <text:p>27.929</text:p>
          </table:table-cell>
          <table:table-cell table:style-name="ce17" office:value-type="float" office:value="28.0547" calcext:value-type="float">
            <text:p>28.0547</text:p>
          </table:table-cell>
          <table:table-cell table:style-name="ce58" office:value-type="float" office:value="38.3366" calcext:value-type="float">
            <text:p>38.3366</text:p>
          </table:table-cell>
          <table:table-cell table:style-name="ce58" office:value-type="float" office:value="43.4544" calcext:value-type="float">
            <text:p>43.4544</text:p>
          </table:table-cell>
          <table:table-cell/>
          <table:table-cell table:style-name="ce17" office:value-type="float" office:value="1176.1" calcext:value-type="float">
            <text:p>1176.1</text:p>
          </table:table-cell>
          <table:table-cell table:style-name="ce17" office:value-type="float" office:value="1174.9" calcext:value-type="float">
            <text:p>1174.9</text:p>
          </table:table-cell>
          <table:table-cell table:style-name="mine"/>
          <table:table-cell table:style-name="ce17" office:value-type="float" office:value="9.21" calcext:value-type="float">
            <text:p>9.21</text:p>
          </table:table-cell>
          <table:table-cell table:style-name="ce17" office:value-type="float" office:value="9.16" calcext:value-type="float">
            <text:p>9.16</text:p>
          </table:table-cell>
          <table:table-cell/>
          <table:table-cell table:style-name="ce17" office:value-type="float" office:value="1138" calcext:value-type="float">
            <text:p>1138</text:p>
          </table:table-cell>
          <table:table-cell table:style-name="ce17" office:value-type="float" office:value="1137.9" calcext:value-type="float">
            <text:p>1137.9</text:p>
          </table:table-cell>
          <table:table-cell table:style-name="ce31"/>
          <table:table-cell table:style-name="ce17" office:value-type="float" office:value="2.43" calcext:value-type="float">
            <text:p>2.43</text:p>
          </table:table-cell>
          <table:table-cell table:style-name="ce17" office:value-type="float" office:value="2.37" calcext:value-type="float">
            <text:p>2.37</text:p>
          </table:table-cell>
          <table:table-cell/>
          <table:table-cell table:number-columns-repeated="2" table:style-name="ce17" office:value-type="float" office:value="1110.7" calcext:value-type="float">
            <text:p>1110.7</text:p>
          </table:table-cell>
          <table:table-cell table:style-name="ce31"/>
          <table:table-cell table:style-name="ce17" office:value-type="float" office:value="2.04" calcext:value-type="float">
            <text:p>2.04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055.5" calcext:value-type="float">
            <text:p>1055.5</text:p>
          </table:table-cell>
          <table:table-cell table:style-name="ce17" office:value-type="float" office:value="1054.8" calcext:value-type="float">
            <text:p>1054.8</text:p>
          </table:table-cell>
          <table:table-cell table:style-name="ce31"/>
          <table:table-cell table:style-name="ce17" office:value-type="float" office:value="6.39" calcext:value-type="float">
            <text:p>6.39</text:p>
          </table:table-cell>
          <table:table-cell table:style-name="ce17" office:value-type="float" office:value="6.52" calcext:value-type="float">
            <text:p>6.52</text:p>
          </table:table-cell>
          <table:table-cell/>
          <table:table-cell table:style-name="ce17" office:value-type="float" office:value="979.91" calcext:value-type="float">
            <text:p>979.91</text:p>
          </table:table-cell>
          <table:table-cell table:style-name="ce17" office:value-type="float" office:value="981.3" calcext:value-type="float">
            <text:p>981.3</text:p>
          </table:table-cell>
          <table:table-cell table:style-name="ce31"/>
          <table:table-cell table:style-name="ce17" office:value-type="float" office:value="9.66" calcext:value-type="float">
            <text:p>9.66</text:p>
          </table:table-cell>
          <table:table-cell table:style-name="ce17" office:value-type="float" office:value="9.79" calcext:value-type="float">
            <text:p>9.79</text:p>
          </table:table-cell>
          <table:table-cell/>
          <table:table-cell table:style-name="ce45" office:value-type="float" office:value="122559" calcext:value-type="float">
            <text:p>122,559</text:p>
          </table:table-cell>
          <table:table-cell table:style-name="ce45" office:value-type="float" office:value="125638" calcext:value-type="float">
            <text:p>125,638</text:p>
          </table:table-cell>
          <table:table-cell/>
          <table:table-cell table:style-name="ce45" office:value-type="float" office:value="48854.5" calcext:value-type="float">
            <text:p>48,855</text:p>
          </table:table-cell>
          <table:table-cell table:style-name="ce45" office:value-type="float" office:value="48435.5" calcext:value-type="float">
            <text:p>48,436</text:p>
          </table:table-cell>
          <table:table-cell/>
          <table:table-cell table:style-name="ce45" office:value-type="float" office:value="94638" calcext:value-type="float">
            <text:p>94,638</text:p>
          </table:table-cell>
          <table:table-cell table:style-name="ce45" office:value-type="float" office:value="91774.5" calcext:value-type="float">
            <text:p>91,775</text:p>
          </table:table-cell>
          <table:table-cell/>
          <table:table-cell table:formula="of:=[.AW16]/([.AT16]+[.AW16]+[.AZ16])" office:value-type="float" office:value="0.183627981800516" calcext:value-type="float">
            <text:p>0.183627981800516</text:p>
          </table:table-cell>
          <table:table-cell table:formula="of:=[.AX16]/([.AU16]+[.AX16]+[.BA16])" office:value-type="float" office:value="0.182192455839427" calcext:value-type="float">
            <text:p>0.18219245583942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style-name="ce17" office:value-type="float" office:value="451" calcext:value-type="float">
            <text:p>451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1164" calcext:value-type="float">
            <text:p>1164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89.9017" calcext:value-type="float">
            <text:p>89.9017</text:p>
          </table:table-cell>
          <table:table-cell table:style-name="ce17" office:value-type="float" office:value="90.0875" calcext:value-type="float">
            <text:p>90.0875</text:p>
          </table:table-cell>
          <table:table-cell/>
          <table:table-cell table:style-name="ce17" office:value-type="float" office:value="29.143" calcext:value-type="float">
            <text:p>29.143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8.3956" calcext:value-type="float">
            <text:p>48.3956</text:p>
          </table:table-cell>
          <table:table-cell table:style-name="ce58" office:value-type="float" office:value="44.3267" calcext:value-type="float">
            <text:p>44.3267</text:p>
          </table:table-cell>
          <table:table-cell/>
          <table:table-cell table:style-name="ce17" office:value-type="float" office:value="1176.8" calcext:value-type="float">
            <text:p>1176.8</text:p>
          </table:table-cell>
          <table:table-cell table:style-name="ce17" office:value-type="float" office:value="1175.6" calcext:value-type="float">
            <text:p>1175.6</text:p>
          </table:table-cell>
          <table:table-cell table:style-name="mine"/>
          <table:table-cell table:style-name="ce17" office:value-type="float" office:value="8.79" calcext:value-type="float">
            <text:p>8.79</text:p>
          </table:table-cell>
          <table:table-cell table:style-name="ce17" office:value-type="float" office:value="9.06" calcext:value-type="float">
            <text:p>9.06</text:p>
          </table:table-cell>
          <table:table-cell/>
          <table:table-cell table:style-name="ce17" office:value-type="float" office:value="1138.7" calcext:value-type="float">
            <text:p>1138.7</text:p>
          </table:table-cell>
          <table:table-cell table:style-name="ce17" office:value-type="float" office:value="1137.9" calcext:value-type="float">
            <text:p>1137.9</text:p>
          </table:table-cell>
          <table:table-cell table:style-name="ce31"/>
          <table:table-cell table:style-name="ce17" office:value-type="float" office:value="2.01" calcext:value-type="float">
            <text:p>2.01</text:p>
          </table:table-cell>
          <table:table-cell table:style-name="ce17" office:value-type="float" office:value="2.27" calcext:value-type="float">
            <text:p>2.27</text:p>
          </table:table-cell>
          <table:table-cell/>
          <table:table-cell table:style-name="ce17" office:value-type="float" office:value="1110" calcext:value-type="float">
            <text:p>1110</text:p>
          </table:table-cell>
          <table:table-cell table:style-name="ce17" office:value-type="float" office:value="1110.8" calcext:value-type="float">
            <text:p>1110.8</text:p>
          </table:table-cell>
          <table:table-cell table:style-name="ce31"/>
          <table:table-cell table:style-name="ce17" office:value-type="float" office:value="2.47" calcext:value-type="float">
            <text:p>2.47</text:p>
          </table:table-cell>
          <table:table-cell table:style-name="ce17" office:value-type="float" office:value="2.21" calcext:value-type="float">
            <text:p>2.21</text:p>
          </table:table-cell>
          <table:table-cell/>
          <table:table-cell table:style-name="ce17" office:value-type="float" office:value="1053.4" calcext:value-type="float">
            <text:p>1053.4</text:p>
          </table:table-cell>
          <table:table-cell table:style-name="ce17" office:value-type="float" office:value="1056.9" calcext:value-type="float">
            <text:p>1056.9</text:p>
          </table:table-cell>
          <table:table-cell table:style-name="ce31"/>
          <table:table-cell table:style-name="ce17" office:value-type="float" office:value="6.81" calcext:value-type="float">
            <text:p>6.81</text:p>
          </table:table-cell>
          <table:table-cell table:style-name="ce17" office:value-type="float" office:value="6.56" calcext:value-type="float">
            <text:p>6.56</text:p>
          </table:table-cell>
          <table:table-cell/>
          <table:table-cell table:style-name="ce17" office:value-type="float" office:value="979.04" calcext:value-type="float">
            <text:p>979.04</text:p>
          </table:table-cell>
          <table:table-cell table:style-name="ce17" office:value-type="float" office:value="981.46" calcext:value-type="float">
            <text:p>981.46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.84" calcext:value-type="float">
            <text:p>9.84</text:p>
          </table:table-cell>
          <table:table-cell/>
          <table:table-cell table:style-name="ce45" office:value-type="float" office:value="120718" calcext:value-type="float">
            <text:p>120,718</text:p>
          </table:table-cell>
          <table:table-cell table:style-name="ce45" office:value-type="float" office:value="121416" calcext:value-type="float">
            <text:p>121,416</text:p>
          </table:table-cell>
          <table:table-cell/>
          <table:table-cell table:style-name="ce45" office:value-type="float" office:value="53229.5" calcext:value-type="float">
            <text:p>53,230</text:p>
          </table:table-cell>
          <table:table-cell table:style-name="ce45" office:value-type="float" office:value="50644.5" calcext:value-type="float">
            <text:p>50,645</text:p>
          </table:table-cell>
          <table:table-cell/>
          <table:table-cell table:style-name="ce45" office:value-type="float" office:value="93211" calcext:value-type="float">
            <text:p>93,211</text:p>
          </table:table-cell>
          <table:table-cell table:style-name="ce45" office:value-type="float" office:value="93583.5" calcext:value-type="float">
            <text:p>93,584</text:p>
          </table:table-cell>
          <table:table-cell/>
          <table:table-cell table:formula="of:=[.AW18]/([.AT18]+[.AW18]+[.AZ18])" office:value-type="float" office:value="0.199243145922739" calcext:value-type="float">
            <text:p>0.199243145922739</text:p>
          </table:table-cell>
          <table:table-cell table:formula="of:=[.AX18]/([.AU18]+[.AX18]+[.BA18])" office:value-type="float" office:value="0.190648010118806" calcext:value-type="float">
            <text:p>0.19064801011880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453" calcext:value-type="float">
            <text:p>453</text:p>
          </table:table-cell>
          <table:table-cell table:number-columns-repeated="2" table:style-name="ce17" office:value-type="float" office:value="1162" calcext:value-type="float">
            <text:p>1162</text:p>
          </table:table-cell>
          <table:table-cell table:style-name="ce17" office:value-type="float" office:value="90.0307" calcext:value-type="float">
            <text:p>90.0307</text:p>
          </table:table-cell>
          <table:table-cell table:style-name="ce17" office:value-type="float" office:value="89.8336" calcext:value-type="float">
            <text:p>89.8336</text:p>
          </table:table-cell>
          <table:table-cell/>
          <table:table-cell table:style-name="ce17" office:value-type="float" office:value="27.929" calcext:value-type="float">
            <text:p>27.929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0.5289" calcext:value-type="float">
            <text:p>40.5289</text:p>
          </table:table-cell>
          <table:table-cell table:style-name="ce58" office:value-type="float" office:value="44.7623" calcext:value-type="float">
            <text:p>44.7623</text:p>
          </table:table-cell>
          <table:table-cell/>
          <table:table-cell table:style-name="ce17" office:value-type="float" office:value="1176" calcext:value-type="float">
            <text:p>1176</text:p>
          </table:table-cell>
          <table:table-cell table:style-name="ce17" office:value-type="float" office:value="1175.1" calcext:value-type="float">
            <text:p>1175.1</text:p>
          </table:table-cell>
          <table:table-cell table:style-name="mine"/>
          <table:table-cell table:style-name="ce17" office:value-type="float" office:value="9.16" calcext:value-type="float">
            <text:p>9.16</text:p>
          </table:table-cell>
          <table:table-cell table:style-name="ce17" office:value-type="float" office:value="8.89" calcext:value-type="float">
            <text:p>8.89</text:p>
          </table:table-cell>
          <table:table-cell/>
          <table:table-cell table:style-name="ce17" office:value-type="float" office:value="1137.9" calcext:value-type="float">
            <text:p>1137.9</text:p>
          </table:table-cell>
          <table:table-cell table:style-name="ce17" office:value-type="float" office:value="1137.7" calcext:value-type="float">
            <text:p>1137.7</text:p>
          </table:table-cell>
          <table:table-cell table:style-name="ce31"/>
          <table:table-cell table:style-name="ce17" office:value-type="float" office:value="2.38" calcext:value-type="float">
            <text:p>2.38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110.8" calcext:value-type="float">
            <text:p>1110.8</text:p>
          </table:table-cell>
          <table:table-cell table:style-name="ce17" office:value-type="float" office:value="1110.9" calcext:value-type="float">
            <text:p>1110.9</text:p>
          </table:table-cell>
          <table:table-cell table:style-name="ce31"/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2.38" calcext:value-type="float">
            <text:p>2.38</text:p>
          </table:table-cell>
          <table:table-cell/>
          <table:table-cell table:style-name="ce17" office:value-type="float" office:value="1055.6" calcext:value-type="float">
            <text:p>1055.6</text:p>
          </table:table-cell>
          <table:table-cell table:style-name="ce17" office:value-type="float" office:value="1057.3" calcext:value-type="float">
            <text:p>1057.3</text:p>
          </table:table-cell>
          <table:table-cell table:style-name="ce31"/>
          <table:table-cell table:style-name="ce17" office:value-type="float" office:value="6.45" calcext:value-type="float">
            <text:p>6.45</text:p>
          </table:table-cell>
          <table:table-cell table:style-name="ce17" office:value-type="float" office:value="6.75" calcext:value-type="float">
            <text:p>6.75</text:p>
          </table:table-cell>
          <table:table-cell/>
          <table:table-cell table:style-name="ce17" office:value-type="float" office:value="981.08" calcext:value-type="float">
            <text:p>981.08</text:p>
          </table:table-cell>
          <table:table-cell table:style-name="ce17" office:value-type="float" office:value="981.06" calcext:value-type="float">
            <text:p>981.06</text:p>
          </table:table-cell>
          <table:table-cell table:style-name="ce31"/>
          <table:table-cell table:style-name="ce17" office:value-type="float" office:value="9.72" calcext:value-type="float">
            <text:p>9.72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21210" calcext:value-type="float">
            <text:p>121,210</text:p>
          </table:table-cell>
          <table:table-cell table:style-name="ce45" office:value-type="float" office:value="124100" calcext:value-type="float">
            <text:p>124,100</text:p>
          </table:table-cell>
          <table:table-cell/>
          <table:table-cell table:style-name="ce45" office:value-type="float" office:value="52072.5" calcext:value-type="float">
            <text:p>52,073</text:p>
          </table:table-cell>
          <table:table-cell table:style-name="ce45" office:value-type="float" office:value="48776.5" calcext:value-type="float">
            <text:p>48,777</text:p>
          </table:table-cell>
          <table:table-cell/>
          <table:table-cell table:style-name="ce45" office:value-type="float" office:value="91847.5" calcext:value-type="float">
            <text:p>91,848</text:p>
          </table:table-cell>
          <table:table-cell table:style-name="ce45" office:value-type="float" office:value="94064.5" calcext:value-type="float">
            <text:p>94,065</text:p>
          </table:table-cell>
          <table:table-cell/>
          <table:table-cell table:formula="of:=[.AW20]/([.AT20]+[.AW20]+[.AZ20])" office:value-type="float" office:value="0.196403651039113" calcext:value-type="float">
            <text:p>0.196403651039113</text:p>
          </table:table-cell>
          <table:table-cell table:formula="of:=[.AX20]/([.AU20]+[.AX20]+[.BA20])" office:value-type="float" office:value="0.182723897790148" calcext:value-type="float">
            <text:p>0.182723897790148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1163" calcext:value-type="float">
            <text:p>1163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90.0609" calcext:value-type="float">
            <text:p>90.0609</text:p>
          </table:table-cell>
          <table:table-cell table:style-name="ce17" office:value-type="float" office:value="90.2" calcext:value-type="float">
            <text:p>90.2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8.2505" calcext:value-type="float">
            <text:p>48.2505</text:p>
          </table:table-cell>
          <table:table-cell table:style-name="ce58" office:value-type="float" office:value="48.1311" calcext:value-type="float">
            <text:p>48.1311</text:p>
          </table:table-cell>
          <table:table-cell/>
          <table:table-cell table:style-name="ce17" office:value-type="float" office:value="1176.5" calcext:value-type="float">
            <text:p>1176.5</text:p>
          </table:table-cell>
          <table:table-cell table:style-name="ce20" office:value-type="float" office:value="1175.7" calcext:value-type="float">
            <text:p>1175.7</text:p>
          </table:table-cell>
          <table:table-cell table:style-name="mine"/>
          <table:table-cell table:style-name="ce17" office:value-type="float" office:value="9.03" calcext:value-type="float">
            <text:p>9.03</text:p>
          </table:table-cell>
          <table:table-cell table:style-name="ce17" office:value-type="float" office:value="9.08" calcext:value-type="float">
            <text:p>9.08</text:p>
          </table:table-cell>
          <table:table-cell/>
          <table:table-cell table:style-name="ce17" office:value-type="float" office:value="1136.8" calcext:value-type="float">
            <text:p>1136.8</text:p>
          </table:table-cell>
          <table:table-cell table:style-name="ce17" office:value-type="float" office:value="1136.9" calcext:value-type="float">
            <text:p>1136.9</text:p>
          </table:table-cell>
          <table:table-cell table:style-name="ce31"/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2.3" calcext:value-type="float">
            <text:p>2.3</text:p>
          </table:table-cell>
          <table:table-cell/>
          <table:table-cell table:number-columns-repeated="2" table:style-name="ce17" office:value-type="float" office:value="1110.8" calcext:value-type="float">
            <text:p>1110.8</text:p>
          </table:table-cell>
          <table:table-cell table:style-name="ce31"/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2.18" calcext:value-type="float">
            <text:p>2.18</text:p>
          </table:table-cell>
          <table:table-cell/>
          <table:table-cell table:style-name="ce17" office:value-type="float" office:value="1053.8" calcext:value-type="float">
            <text:p>1053.8</text:p>
          </table:table-cell>
          <table:table-cell table:style-name="ce17" office:value-type="float" office:value="1056.8" calcext:value-type="float">
            <text:p>1056.8</text:p>
          </table:table-cell>
          <table:table-cell table:style-name="ce31"/>
          <table:table-cell table:style-name="ce17" office:value-type="float" office:value="6.55" calcext:value-type="float">
            <text:p>6.55</text:p>
          </table:table-cell>
          <table:table-cell table:style-name="ce17" office:value-type="float" office:value="6.53" calcext:value-type="float">
            <text:p>6.53</text:p>
          </table:table-cell>
          <table:table-cell/>
          <table:table-cell table:style-name="ce17" office:value-type="float" office:value="981.36" calcext:value-type="float">
            <text:p>981.36</text:p>
          </table:table-cell>
          <table:table-cell table:style-name="ce17" office:value-type="float" office:value="982.36" calcext:value-type="float">
            <text:p>982.36</text:p>
          </table:table-cell>
          <table:table-cell table:style-name="ce31"/>
          <table:table-cell table:style-name="ce17" office:value-type="float" office:value="9.81" calcext:value-type="float">
            <text:p>9.81</text:p>
          </table:table-cell>
          <table:table-cell table:style-name="ce17" office:value-type="float" office:value="9.8" calcext:value-type="float">
            <text:p>9.8</text:p>
          </table:table-cell>
          <table:table-cell/>
          <table:table-cell table:style-name="ce45" office:value-type="float" office:value="118032" calcext:value-type="float">
            <text:p>118,032</text:p>
          </table:table-cell>
          <table:table-cell table:style-name="ce45" office:value-type="float" office:value="125362" calcext:value-type="float">
            <text:p>125,362</text:p>
          </table:table-cell>
          <table:table-cell/>
          <table:table-cell table:style-name="ce45" office:value-type="float" office:value="57021.5" calcext:value-type="float">
            <text:p>57,022</text:p>
          </table:table-cell>
          <table:table-cell table:style-name="ce45" office:value-type="float" office:value="47054" calcext:value-type="float">
            <text:p>47,054</text:p>
          </table:table-cell>
          <table:table-cell/>
          <table:table-cell table:style-name="ce45" office:value-type="float" office:value="91864.5" calcext:value-type="float">
            <text:p>91,865</text:p>
          </table:table-cell>
          <table:table-cell table:style-name="ce45" office:value-type="float" office:value="94303.5" calcext:value-type="float">
            <text:p>94,304</text:p>
          </table:table-cell>
          <table:table-cell/>
          <table:table-cell table:formula="of:=[.AW22]/([.AT22]+[.AW22]+[.AZ22])" office:value-type="float" office:value="0.213629279404162" calcext:value-type="float">
            <text:p>0.213629279404162</text:p>
          </table:table-cell>
          <table:table-cell table:formula="of:=[.AX22]/([.AU22]+[.AX22]+[.BA22])" office:value-type="float" office:value="0.176417547273446" calcext:value-type="float">
            <text:p>0.17641754727344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51" calcext:value-type="float">
            <text:p>451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1164" calcext:value-type="float">
            <text:p>1164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90.2583" calcext:value-type="float">
            <text:p>90.2583</text:p>
          </table:table-cell>
          <table:table-cell table:style-name="ce17" office:value-type="float" office:value="90.0519" calcext:value-type="float">
            <text:p>90.0519</text:p>
          </table:table-cell>
          <table:table-cell/>
          <table:table-cell table:style-name="ce17" office:value-type="float" office:value="28.8774" calcext:value-type="float">
            <text:p>28.8774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3.1208" calcext:value-type="float">
            <text:p>43.1208</text:p>
          </table:table-cell>
          <table:table-cell table:style-name="ce58" office:value-type="float" office:value="39.1328" calcext:value-type="float">
            <text:p>39.1328</text:p>
          </table:table-cell>
          <table:table-cell/>
          <table:table-cell table:style-name="ce17" office:value-type="float" office:value="1177.1" calcext:value-type="float">
            <text:p>1177.1</text:p>
          </table:table-cell>
          <table:table-cell table:style-name="ce17" office:value-type="float" office:value="1175.4" calcext:value-type="float">
            <text:p>1175.4</text:p>
          </table:table-cell>
          <table:table-cell table:style-name="mine"/>
          <table:table-cell table:style-name="ce17" office:value-type="float" office:value="8.9" calcext:value-type="float">
            <text:p>8.9</text:p>
          </table:table-cell>
          <table:table-cell table:style-name="ce17" office:value-type="float" office:value="8.99" calcext:value-type="float">
            <text:p>8.99</text:p>
          </table:table-cell>
          <table:table-cell/>
          <table:table-cell table:style-name="ce17" office:value-type="float" office:value="1137.7" calcext:value-type="float">
            <text:p>1137.7</text:p>
          </table:table-cell>
          <table:table-cell table:style-name="ce17" office:value-type="float" office:value="1137.8" calcext:value-type="float">
            <text:p>1137.8</text:p>
          </table:table-cell>
          <table:table-cell table:style-name="ce31"/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2.2" calcext:value-type="float">
            <text:p>2.2</text:p>
          </table:table-cell>
          <table:table-cell/>
          <table:table-cell table:style-name="ce17" office:value-type="float" office:value="1110.9" calcext:value-type="float">
            <text:p>1110.9</text:p>
          </table:table-cell>
          <table:table-cell table:style-name="ce17" office:value-type="float" office:value="1111.9" calcext:value-type="float">
            <text:p>1111.9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.33" calcext:value-type="float">
            <text:p>2.33</text:p>
          </table:table-cell>
          <table:table-cell/>
          <table:table-cell table:style-name="ce17" office:value-type="float" office:value="1053.1" calcext:value-type="float">
            <text:p>1053.1</text:p>
          </table:table-cell>
          <table:table-cell table:style-name="ce17" office:value-type="float" office:value="1057.1" calcext:value-type="float">
            <text:p>1057.1</text:p>
          </table:table-cell>
          <table:table-cell table:style-name="ce31"/>
          <table:table-cell table:style-name="ce17" office:value-type="float" office:value="6.69" calcext:value-type="float">
            <text:p>6.69</text:p>
          </table:table-cell>
          <table:table-cell table:style-name="ce17" office:value-type="float" office:value="6.64" calcext:value-type="float">
            <text:p>6.64</text:p>
          </table:table-cell>
          <table:table-cell/>
          <table:table-cell table:style-name="ce17" office:value-type="float" office:value="980.64" calcext:value-type="float">
            <text:p>980.64</text:p>
          </table:table-cell>
          <table:table-cell table:style-name="ce17" office:value-type="float" office:value="981.71" calcext:value-type="float">
            <text:p>981.71</text:p>
          </table:table-cell>
          <table:table-cell table:style-name="ce31"/>
          <table:table-cell table:style-name="ce17" office:value-type="float" office:value="9.91" calcext:value-type="float">
            <text:p>9.91</text:p>
          </table:table-cell>
          <table:table-cell table:style-name="ce17" office:value-type="float" office:value="9.93" calcext:value-type="float">
            <text:p>9.93</text:p>
          </table:table-cell>
          <table:table-cell/>
          <table:table-cell table:style-name="ce45" office:value-type="float" office:value="123216" calcext:value-type="float">
            <text:p>123,216</text:p>
          </table:table-cell>
          <table:table-cell table:style-name="ce45" office:value-type="float" office:value="124804" calcext:value-type="float">
            <text:p>124,804</text:p>
          </table:table-cell>
          <table:table-cell/>
          <table:table-cell table:style-name="ce45" office:value-type="float" office:value="50315.5" calcext:value-type="float">
            <text:p>50,316</text:p>
          </table:table-cell>
          <table:table-cell table:style-name="ce45" office:value-type="float" office:value="47438" calcext:value-type="float">
            <text:p>47,438</text:p>
          </table:table-cell>
          <table:table-cell/>
          <table:table-cell table:style-name="ce45" office:value-type="float" office:value="93719" calcext:value-type="float">
            <text:p>93,719</text:p>
          </table:table-cell>
          <table:table-cell table:style-name="ce45" office:value-type="float" office:value="95247.5" calcext:value-type="float">
            <text:p>95,248</text:p>
          </table:table-cell>
          <table:table-cell/>
          <table:table-cell table:formula="of:=[.AW24]/([.AT24]+[.AW24]+[.AZ24])" office:value-type="float" office:value="0.188270929334089" calcext:value-type="float">
            <text:p>0.188270929334089</text:p>
          </table:table-cell>
          <table:table-cell table:formula="of:=[.AX24]/([.AU24]+[.AX24]+[.BA24])" office:value-type="float" office:value="0.177345278973567" calcext:value-type="float">
            <text:p>0.17734527897356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1165" calcext:value-type="float">
            <text:p>1165</text:p>
          </table:table-cell>
          <table:table-cell table:style-name="ce17" office:value-type="float" office:value="1163" calcext:value-type="float">
            <text:p>1163</text:p>
          </table:table-cell>
          <table:table-cell table:style-name="ce17" office:value-type="float" office:value="89.905" calcext:value-type="float">
            <text:p>89.905</text:p>
          </table:table-cell>
          <table:table-cell table:style-name="ce17" office:value-type="float" office:value="90.0569" calcext:value-type="float">
            <text:p>90.0569</text:p>
          </table:table-cell>
          <table:table-cell/>
          <table:table-cell table:style-name="ce17" office:value-type="float" office:value="29.4072" calcext:value-type="float">
            <text:p>29.4072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5.4637" calcext:value-type="float">
            <text:p>45.4637</text:p>
          </table:table-cell>
          <table:table-cell table:style-name="ce58" office:value-type="float" office:value="63.2988" calcext:value-type="float">
            <text:p>63.2988</text:p>
          </table:table-cell>
          <table:table-cell/>
          <table:table-cell table:style-name="ce17" office:value-type="float" office:value="1177.9" calcext:value-type="float">
            <text:p>1177.9</text:p>
          </table:table-cell>
          <table:table-cell table:style-name="ce17" office:value-type="float" office:value="1176.1" calcext:value-type="float">
            <text:p>1176.1</text:p>
          </table:table-cell>
          <table:table-cell table:style-name="mine"/>
          <table:table-cell table:style-name="ce17" office:value-type="float" office:value="8.83" calcext:value-type="float">
            <text:p>8.83</text:p>
          </table:table-cell>
          <table:table-cell table:style-name="ce17" office:value-type="float" office:value="8.89" calcext:value-type="float">
            <text:p>8.89</text:p>
          </table:table-cell>
          <table:table-cell/>
          <table:table-cell table:style-name="ce17" office:value-type="float" office:value="1138.7" calcext:value-type="float">
            <text:p>1138.7</text:p>
          </table:table-cell>
          <table:table-cell table:style-name="ce17" office:value-type="float" office:value="1137.7" calcext:value-type="float">
            <text:p>1137.7</text:p>
          </table:table-cell>
          <table:table-cell table:style-name="ce31"/>
          <table:table-cell table:style-name="ce17" office:value-type="float" office:value="2.06" calcext:value-type="float">
            <text:p>2.06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110" calcext:value-type="float">
            <text:p>1110</text:p>
          </table:table-cell>
          <table:table-cell table:style-name="ce17" office:value-type="float" office:value="1111" calcext:value-type="float">
            <text:p>1111</text:p>
          </table:table-cell>
          <table:table-cell table:style-name="ce31"/>
          <table:table-cell table:style-name="ce17" office:value-type="float" office:value="2.42" calcext:value-type="float">
            <text:p>2.42</text:p>
          </table:table-cell>
          <table:table-cell table:style-name="ce17" office:value-type="float" office:value="2.43" calcext:value-type="float">
            <text:p>2.43</text:p>
          </table:table-cell>
          <table:table-cell/>
          <table:table-cell table:style-name="ce17" office:value-type="float" office:value="1052.3" calcext:value-type="float">
            <text:p>1052.3</text:p>
          </table:table-cell>
          <table:table-cell table:style-name="ce17" office:value-type="float" office:value="1056.3" calcext:value-type="float">
            <text:p>1056.3</text:p>
          </table:table-cell>
          <table:table-cell table:style-name="ce31"/>
          <table:table-cell table:style-name="ce17" office:value-type="float" office:value="6.76" calcext:value-type="float">
            <text:p>6.76</text:p>
          </table:table-cell>
          <table:table-cell table:style-name="ce17" office:value-type="float" office:value="6.75" calcext:value-type="float">
            <text:p>6.75</text:p>
          </table:table-cell>
          <table:table-cell/>
          <table:table-cell table:style-name="ce17" office:value-type="float" office:value="978.87" calcext:value-type="float">
            <text:p>978.87</text:p>
          </table:table-cell>
          <table:table-cell table:style-name="ce17" office:value-type="float" office:value="981.86" calcext:value-type="float">
            <text:p>981.86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.98" calcext:value-type="float">
            <text:p>9.98</text:p>
          </table:table-cell>
          <table:table-cell/>
          <table:table-cell table:style-name="ce45" office:value-type="float" office:value="120647" calcext:value-type="float">
            <text:p>120,647</text:p>
          </table:table-cell>
          <table:table-cell table:style-name="ce45" office:value-type="float" office:value="121634" calcext:value-type="float">
            <text:p>121,634</text:p>
          </table:table-cell>
          <table:table-cell/>
          <table:table-cell table:style-name="ce45" office:value-type="float" office:value="55292" calcext:value-type="float">
            <text:p>55,292</text:p>
          </table:table-cell>
          <table:table-cell table:style-name="ce45" office:value-type="float" office:value="50336" calcext:value-type="float">
            <text:p>50,336</text:p>
          </table:table-cell>
          <table:table-cell/>
          <table:table-cell table:style-name="ce45" office:value-type="float" office:value="91061.5" calcext:value-type="float">
            <text:p>91,062</text:p>
          </table:table-cell>
          <table:table-cell table:style-name="ce45" office:value-type="float" office:value="94262" calcext:value-type="float">
            <text:p>94,262</text:p>
          </table:table-cell>
          <table:table-cell/>
          <table:table-cell table:formula="of:=[.AW26]/([.AT26]+[.AW26]+[.AZ26])" office:value-type="float" office:value="0.207085754521059" calcext:value-type="float">
            <text:p>0.207085754521059</text:p>
          </table:table-cell>
          <table:table-cell table:formula="of:=[.AX26]/([.AU26]+[.AX26]+[.BA26])" office:value-type="float" office:value="0.18906818113525" calcext:value-type="float">
            <text:p>0.1890681811352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46" calcext:value-type="float">
            <text:p>446</text:p>
          </table:table-cell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1164" calcext:value-type="float">
            <text:p>1164</text:p>
          </table:table-cell>
          <table:table-cell table:style-name="ce17" office:value-type="float" office:value="1163" calcext:value-type="float">
            <text:p>1163</text:p>
          </table:table-cell>
          <table:table-cell table:style-name="ce17" office:value-type="float" office:value="90.2937" calcext:value-type="float">
            <text:p>90.2937</text:p>
          </table:table-cell>
          <table:table-cell table:style-name="ce17" office:value-type="float" office:value="90.0555" calcext:value-type="float">
            <text:p>90.0555</text:p>
          </table:table-cell>
          <table:table-cell/>
          <table:table-cell table:number-columns-repeated="2" table:style-name="ce17" office:value-type="float" office:value="28.6105" calcext:value-type="float">
            <text:p>28.6105</text:p>
          </table:table-cell>
          <table:table-cell table:style-name="ce58" office:value-type="float" office:value="39.0274" calcext:value-type="float">
            <text:p>39.0274</text:p>
          </table:table-cell>
          <table:table-cell table:style-name="ce58" office:value-type="float" office:value="53.1557" calcext:value-type="float">
            <text:p>53.1557</text:p>
          </table:table-cell>
          <table:table-cell/>
          <table:table-cell table:style-name="ce17" office:value-type="float" office:value="1177" calcext:value-type="float">
            <text:p>1177</text:p>
          </table:table-cell>
          <table:table-cell table:style-name="ce17" office:value-type="float" office:value="1175.9" calcext:value-type="float">
            <text:p>1175.9</text:p>
          </table:table-cell>
          <table:table-cell table:style-name="mine"/>
          <table:table-cell table:style-name="ce17" office:value-type="float" office:value="8.85" calcext:value-type="float">
            <text:p>8.85</text:p>
          </table:table-cell>
          <table:table-cell table:style-name="ce17" office:value-type="float" office:value="8.84" calcext:value-type="float">
            <text:p>8.84</text:p>
          </table:table-cell>
          <table:table-cell/>
          <table:table-cell table:style-name="ce17" office:value-type="float" office:value="1138.7" calcext:value-type="float">
            <text:p>1138.7</text:p>
          </table:table-cell>
          <table:table-cell table:style-name="ce17" office:value-type="float" office:value="1138.6" calcext:value-type="float">
            <text:p>1138.6</text:p>
          </table:table-cell>
          <table:table-cell table:style-name="ce31"/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1.99" calcext:value-type="float">
            <text:p>1.99</text:p>
          </table:table-cell>
          <table:table-cell/>
          <table:table-cell table:style-name="ce17" office:value-type="float" office:value="1109.9" calcext:value-type="float">
            <text:p>1109.9</text:p>
          </table:table-cell>
          <table:table-cell table:style-name="ce17" office:value-type="float" office:value="1111" calcext:value-type="float">
            <text:p>1111</text:p>
          </table:table-cell>
          <table:table-cell table:style-name="ce31"/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2.54" calcext:value-type="float">
            <text:p>2.54</text:p>
          </table:table-cell>
          <table:table-cell/>
          <table:table-cell table:style-name="ce17" office:value-type="float" office:value="1055.1" calcext:value-type="float">
            <text:p>1055.1</text:p>
          </table:table-cell>
          <table:table-cell table:style-name="ce17" office:value-type="float" office:value="1055.4" calcext:value-type="float">
            <text:p>1055.4</text:p>
          </table:table-cell>
          <table:table-cell table:style-name="ce31"/>
          <table:table-cell table:style-name="ce17" office:value-type="float" office:value="6.68" calcext:value-type="float">
            <text:p>6.68</text:p>
          </table:table-cell>
          <table:table-cell table:style-name="ce17" office:value-type="float" office:value="6.81" calcext:value-type="float">
            <text:p>6.81</text:p>
          </table:table-cell>
          <table:table-cell/>
          <table:table-cell table:style-name="ce17" office:value-type="float" office:value="979.66" calcext:value-type="float">
            <text:p>979.66</text:p>
          </table:table-cell>
          <table:table-cell table:style-name="ce17" office:value-type="float" office:value="982.22" calcext:value-type="float">
            <text:p>982.22</text:p>
          </table:table-cell>
          <table:table-cell table:style-name="ce31"/>
          <table:table-cell table:style-name="ce17" office:value-type="float" office:value="9.92" calcext:value-type="float">
            <text:p>9.92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24928" calcext:value-type="float">
            <text:p>124,928</text:p>
          </table:table-cell>
          <table:table-cell table:style-name="ce45" office:value-type="float" office:value="122040" calcext:value-type="float">
            <text:p>122,040</text:p>
          </table:table-cell>
          <table:table-cell/>
          <table:table-cell table:style-name="ce45" office:value-type="float" office:value="48466" calcext:value-type="float">
            <text:p>48,466</text:p>
          </table:table-cell>
          <table:table-cell table:style-name="ce45" office:value-type="float" office:value="51186" calcext:value-type="float">
            <text:p>51,186</text:p>
          </table:table-cell>
          <table:table-cell/>
          <table:table-cell table:style-name="ce45" office:value-type="float" office:value="93332" calcext:value-type="float">
            <text:p>93,332</text:p>
          </table:table-cell>
          <table:table-cell table:style-name="ce45" office:value-type="float" office:value="94324" calcext:value-type="float">
            <text:p>94,324</text:p>
          </table:table-cell>
          <table:table-cell/>
          <table:table-cell table:formula="of:=[.AW28]/([.AT28]+[.AW28]+[.AZ28])" office:value-type="float" office:value="0.181707070176886" calcext:value-type="float">
            <text:p>0.181707070176886</text:p>
          </table:table-cell>
          <table:table-cell table:formula="of:=[.AX28]/([.AU28]+[.AX28]+[.BA28])" office:value-type="float" office:value="0.191313773126518" calcext:value-type="float">
            <text:p>0.19131377312651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number-columns-repeated="2" table:style-name="ce17" office:value-type="float" office:value="451" calcext:value-type="float">
            <text:p>451</text:p>
          </table:table-cell>
          <table:table-cell table:style-name="ce17" office:value-type="float" office:value="1164" calcext:value-type="float">
            <text:p>1164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90.0622" calcext:value-type="float">
            <text:p>90.0622</text:p>
          </table:table-cell>
          <table:table-cell table:style-name="ce17" office:value-type="float" office:value="90.0101" calcext:value-type="float">
            <text:p>90.0101</text:p>
          </table:table-cell>
          <table:table-cell/>
          <table:table-cell table:style-name="ce17" office:value-type="float" office:value="28.6105" calcext:value-type="float">
            <text:p>28.6105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36.8323" calcext:value-type="float">
            <text:p>36.8323</text:p>
          </table:table-cell>
          <table:table-cell table:style-name="ce58" office:value-type="float" office:value="43.7806" calcext:value-type="float">
            <text:p>43.7806</text:p>
          </table:table-cell>
          <table:table-cell/>
          <table:table-cell table:style-name="ce17" office:value-type="float" office:value="1177.1" calcext:value-type="float">
            <text:p>1177.1</text:p>
          </table:table-cell>
          <table:table-cell table:style-name="ce17" office:value-type="float" office:value="1175.5" calcext:value-type="float">
            <text:p>1175.5</text:p>
          </table:table-cell>
          <table:table-cell table:style-name="mine"/>
          <table:table-cell table:style-name="ce17" office:value-type="float" office:value="8.87" calcext:value-type="float">
            <text:p>8.87</text:p>
          </table:table-cell>
          <table:table-cell table:style-name="ce17" office:value-type="float" office:value="9.01" calcext:value-type="float">
            <text:p>9.01</text:p>
          </table:table-cell>
          <table:table-cell/>
          <table:table-cell table:style-name="ce17" office:value-type="float" office:value="1138.7" calcext:value-type="float">
            <text:p>1138.7</text:p>
          </table:table-cell>
          <table:table-cell table:style-name="ce17" office:value-type="float" office:value="1136.8" calcext:value-type="float">
            <text:p>1136.8</text:p>
          </table:table-cell>
          <table:table-cell table:style-name="ce31"/>
          <table:table-cell table:style-name="ce17" office:value-type="float" office:value="2.09" calcext:value-type="float">
            <text:p>2.09</text:p>
          </table:table-cell>
          <table:table-cell table:style-name="ce17" office:value-type="float" office:value="2.22" calcext:value-type="float">
            <text:p>2.22</text:p>
          </table:table-cell>
          <table:table-cell/>
          <table:table-cell table:style-name="ce17" office:value-type="float" office:value="1109.9" calcext:value-type="float">
            <text:p>1109.9</text:p>
          </table:table-cell>
          <table:table-cell table:style-name="ce17" office:value-type="float" office:value="1110.9" calcext:value-type="float">
            <text:p>1110.9</text:p>
          </table:table-cell>
          <table:table-cell table:style-name="ce31"/>
          <table:table-cell table:style-name="ce17" office:value-type="float" office:value="2.39" calcext:value-type="float">
            <text:p>2.39</text:p>
          </table:table-cell>
          <table:table-cell table:style-name="ce17" office:value-type="float" office:value="2.31" calcext:value-type="float">
            <text:p>2.31</text:p>
          </table:table-cell>
          <table:table-cell/>
          <table:table-cell table:style-name="ce17" office:value-type="float" office:value="1055.2" calcext:value-type="float">
            <text:p>1055.2</text:p>
          </table:table-cell>
          <table:table-cell table:style-name="ce17" office:value-type="float" office:value="1057" calcext:value-type="float">
            <text:p>1057</text:p>
          </table:table-cell>
          <table:table-cell table:style-name="ce31"/>
          <table:table-cell table:style-name="ce17" office:value-type="float" office:value="6.71" calcext:value-type="float">
            <text:p>6.71</text:p>
          </table:table-cell>
          <table:table-cell table:style-name="ce17" office:value-type="float" office:value="6.61" calcext:value-type="float">
            <text:p>6.61</text:p>
          </table:table-cell>
          <table:table-cell/>
          <table:table-cell table:style-name="ce17" office:value-type="float" office:value="979.74" calcext:value-type="float">
            <text:p>979.74</text:p>
          </table:table-cell>
          <table:table-cell table:style-name="ce17" office:value-type="float" office:value="980.64" calcext:value-type="float">
            <text:p>980.64</text:p>
          </table:table-cell>
          <table:table-cell table:style-name="ce31"/>
          <table:table-cell table:style-name="ce17" office:value-type="float" office:value="9.95" calcext:value-type="float">
            <text:p>9.95</text:p>
          </table:table-cell>
          <table:table-cell table:style-name="ce17" office:value-type="float" office:value="9.91" calcext:value-type="float">
            <text:p>9.91</text:p>
          </table:table-cell>
          <table:table-cell/>
          <table:table-cell table:style-name="ce45" office:value-type="float" office:value="123033" calcext:value-type="float">
            <text:p>123,033</text:p>
          </table:table-cell>
          <table:table-cell table:style-name="ce45" office:value-type="float" office:value="125046" calcext:value-type="float">
            <text:p>125,046</text:p>
          </table:table-cell>
          <table:table-cell/>
          <table:table-cell table:style-name="ce45" office:value-type="float" office:value="50833.5" calcext:value-type="float">
            <text:p>50,834</text:p>
          </table:table-cell>
          <table:table-cell table:style-name="ce45" office:value-type="float" office:value="48002" calcext:value-type="float">
            <text:p>48,002</text:p>
          </table:table-cell>
          <table:table-cell/>
          <table:table-cell table:style-name="ce45" office:value-type="float" office:value="93019" calcext:value-type="float">
            <text:p>93,019</text:p>
          </table:table-cell>
          <table:table-cell table:style-name="ce45" office:value-type="float" office:value="94040.5" calcext:value-type="float">
            <text:p>94,041</text:p>
          </table:table-cell>
          <table:table-cell/>
          <table:table-cell table:formula="of:=[.AW30]/([.AT30]+[.AW30]+[.AZ30])" office:value-type="float" office:value="0.190469321113361" calcext:value-type="float">
            <text:p>0.190469321113361</text:p>
          </table:table-cell>
          <table:table-cell table:formula="of:=[.AX30]/([.AU30]+[.AX30]+[.BA30])" office:value-type="float" office:value="0.179723200362427" calcext:value-type="float">
            <text:p>0.17972320036242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90.1415" calcext:value-type="float">
            <text:p>90.1415</text:p>
          </table:table-cell>
          <table:table-cell table:style-name="ce17" office:value-type="float" office:value="89.95" calcext:value-type="float">
            <text:p>89.95</text:p>
          </table:table-cell>
          <table:table-cell/>
          <table:table-cell table:style-name="ce17" office:value-type="float" office:value="28.4652" calcext:value-type="float">
            <text:p>28.4652</text:p>
          </table:table-cell>
          <table:table-cell table:style-name="ce17" office:value-type="float" office:value="28.1977" calcext:value-type="float">
            <text:p>28.1977</text:p>
          </table:table-cell>
          <table:table-cell table:style-name="ce58" office:value-type="float" office:value="37.8703" calcext:value-type="float">
            <text:p>37.8703</text:p>
          </table:table-cell>
          <table:table-cell table:style-name="ce58" office:value-type="float" office:value="45.1016" calcext:value-type="float">
            <text:p>45.1016</text:p>
          </table:table-cell>
          <table:table-cell/>
          <table:table-cell table:style-name="ce17" office:value-type="float" office:value="1176.7" calcext:value-type="float">
            <text:p>1176.7</text:p>
          </table:table-cell>
          <table:table-cell table:style-name="ce17" office:value-type="float" office:value="1174.8" calcext:value-type="float">
            <text:p>1174.8</text:p>
          </table:table-cell>
          <table:table-cell table:style-name="mine"/>
          <table:table-cell table:style-name="ce17" office:value-type="float" office:value="9.37" calcext:value-type="float">
            <text:p>9.37</text:p>
          </table:table-cell>
          <table:table-cell table:style-name="ce17" office:value-type="float" office:value="9.12" calcext:value-type="float">
            <text:p>9.12</text:p>
          </table:table-cell>
          <table:table-cell/>
          <table:table-cell table:style-name="ce17" office:value-type="float" office:value="1138.1" calcext:value-type="float">
            <text:p>1138.1</text:p>
          </table:table-cell>
          <table:table-cell table:style-name="ce17" office:value-type="float" office:value="1137.9" calcext:value-type="float">
            <text:p>1137.9</text:p>
          </table:table-cell>
          <table:table-cell table:style-name="ce31"/>
          <table:table-cell table:style-name="ce17" office:value-type="float" office:value="2.6" calcext:value-type="float">
            <text:p>2.6</text:p>
          </table:table-cell>
          <table:table-cell table:style-name="ce17" office:value-type="float" office:value="2.33" calcext:value-type="float">
            <text:p>2.33</text:p>
          </table:table-cell>
          <table:table-cell/>
          <table:table-cell table:style-name="ce17" office:value-type="float" office:value="1110.6" calcext:value-type="float">
            <text:p>1110.6</text:p>
          </table:table-cell>
          <table:table-cell table:style-name="ce17" office:value-type="float" office:value="1110.8" calcext:value-type="float">
            <text:p>1110.8</text:p>
          </table:table-cell>
          <table:table-cell table:style-name="ce31"/>
          <table:table-cell table:style-name="ce17" office:value-type="float" office:value="1.97" calcext:value-type="float">
            <text:p>1.97</text:p>
          </table:table-cell>
          <table:table-cell table:style-name="ce17" office:value-type="float" office:value="2.2" calcext:value-type="float">
            <text:p>2.2</text:p>
          </table:table-cell>
          <table:table-cell/>
          <table:table-cell table:style-name="ce17" office:value-type="float" office:value="1053.2" calcext:value-type="float">
            <text:p>1053.2</text:p>
          </table:table-cell>
          <table:table-cell table:style-name="ce17" office:value-type="float" office:value="1054.8" calcext:value-type="float">
            <text:p>1054.8</text:p>
          </table:table-cell>
          <table:table-cell table:style-name="ce31"/>
          <table:table-cell table:style-name="ce17" office:value-type="float" office:value="6.23" calcext:value-type="float">
            <text:p>6.23</text:p>
          </table:table-cell>
          <table:table-cell table:style-name="ce17" office:value-type="float" office:value="6.51" calcext:value-type="float">
            <text:p>6.51</text:p>
          </table:table-cell>
          <table:table-cell/>
          <table:table-cell table:style-name="ce17" office:value-type="float" office:value="978.39" calcext:value-type="float">
            <text:p>978.39</text:p>
          </table:table-cell>
          <table:table-cell table:style-name="ce17" office:value-type="float" office:value="981.26" calcext:value-type="float">
            <text:p>981.26</text:p>
          </table:table-cell>
          <table:table-cell table:style-name="ce31"/>
          <table:table-cell table:style-name="ce17" office:value-type="float" office:value="9.49" calcext:value-type="float">
            <text:p>9.49</text:p>
          </table:table-cell>
          <table:table-cell table:style-name="ce17" office:value-type="float" office:value="9.78" calcext:value-type="float">
            <text:p>9.78</text:p>
          </table:table-cell>
          <table:table-cell/>
          <table:table-cell table:style-name="ce45" office:value-type="float" office:value="122019" calcext:value-type="float">
            <text:p>122,019</text:p>
          </table:table-cell>
          <table:table-cell table:style-name="ce45" office:value-type="float" office:value="120848" calcext:value-type="float">
            <text:p>120,848</text:p>
          </table:table-cell>
          <table:table-cell/>
          <table:table-cell table:style-name="ce45" office:value-type="float" office:value="49623" calcext:value-type="float">
            <text:p>49,623</text:p>
          </table:table-cell>
          <table:table-cell table:style-name="ce45" office:value-type="float" office:value="52903" calcext:value-type="float">
            <text:p>52,903</text:p>
          </table:table-cell>
          <table:table-cell/>
          <table:table-cell table:style-name="ce45" office:value-type="float" office:value="94608" calcext:value-type="float">
            <text:p>94,608</text:p>
          </table:table-cell>
          <table:table-cell table:style-name="ce45" office:value-type="float" office:value="93236.5" calcext:value-type="float">
            <text:p>93,237</text:p>
          </table:table-cell>
          <table:table-cell/>
          <table:table-cell table:formula="of:=[.AW32]/([.AT32]+[.AW32]+[.AZ32])" office:value-type="float" office:value="0.186377464788732" calcext:value-type="float">
            <text:p>0.186377464788732</text:p>
          </table:table-cell>
          <table:table-cell table:formula="of:=[.AX32]/([.AU32]+[.AX32]+[.BA32])" office:value-type="float" office:value="0.198147853363922" calcext:value-type="float">
            <text:p>0.19814785336392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mine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10:.D32])-MIN([.D10:.D32])" office:value-type="float" office:value="7" calcext:value-type="float">
            <text:p>7</text:p>
          </table:table-cell>
          <table:table-cell table:style-name="ce11" table:formula="of:=MAX([.E10:.E32])-MIN([.E10:.E32])" office:value-type="float" office:value="2" calcext:value-type="float">
            <text:p>2</text:p>
          </table:table-cell>
          <table:table-cell table:style-name="ce11" table:formula="of:=MAX([.F10:.F32])-MIN([.F10:.F32])" office:value-type="float" office:value="3" calcext:value-type="float">
            <text:p>3</text:p>
          </table:table-cell>
          <table:table-cell table:style-name="ce11" table:formula="of:=MAX([.G10:.G32])-MIN([.G10:.G32])" office:value-type="float" office:value="2" calcext:value-type="float">
            <text:p>2</text:p>
          </table:table-cell>
          <table:table-cell table:style-name="ce11" table:formula="of:=MAX([.H10:.H32])-MIN([.H10:.H32])" office:value-type="float" office:value="0.546599999999998" calcext:value-type="float">
            <text:p>0.546599999999998</text:p>
          </table:table-cell>
          <table:table-cell table:style-name="ce11" table:formula="of:=MAX([.I10:.I32])-MIN([.I10:.I32])" office:value-type="float" office:value="0.396600000000007" calcext:value-type="float">
            <text:p>0.396600000000007</text:p>
          </table:table-cell>
          <table:table-cell table:style-name="ce29"/>
          <table:table-cell table:style-name="ce11" table:formula="of:=MAX([.K10:.K32])-MIN([.K10:.K32])" office:value-type="float" office:value="1.4782" calcext:value-type="float">
            <text:p>1.4782</text:p>
          </table:table-cell>
          <table:table-cell table:style-name="ce11" table:formula="of:=MAX([.L10:.L32])-MIN([.L10:.L32])" office:value-type="float" office:value="1.2231" calcext:value-type="float">
            <text:p>1.2231</text:p>
          </table:table-cell>
          <table:table-cell table:style-name="ce59" table:formula="of:=MAX([.M10:.M32])-MIN([.M10:.M32])" office:value-type="float" office:value="12.2459" calcext:value-type="float">
            <text:p>12.2459</text:p>
          </table:table-cell>
          <table:table-cell table:style-name="ce59" table:formula="of:=MAX([.N10:.N32])-MIN([.N10:.N32])" office:value-type="float" office:value="25.0968" calcext:value-type="float">
            <text:p>25.0968</text:p>
          </table:table-cell>
          <table:table-cell table:style-name="ce23"/>
          <table:table-cell table:style-name="ce11" table:formula="of:=MAX([.P10:.P32])-MIN([.P10:.P32])" office:value-type="float" office:value="2" calcext:value-type="float">
            <text:p>2</text:p>
          </table:table-cell>
          <table:table-cell table:style-name="ce11" table:formula="of:=MAX([.Q10:.Q32])-MIN([.Q10:.Q32])" office:value-type="float" office:value="1.29999999999995" calcext:value-type="float">
            <text:p>1.29999999999995</text:p>
          </table:table-cell>
          <table:table-cell table:style-name="ce33"/>
          <table:table-cell table:style-name="ce11" table:formula="of:=MAX([.S10:.S32])-MIN([.S10:.S32])" office:value-type="float" office:value="0.58" calcext:value-type="float">
            <text:p>0.58</text:p>
          </table:table-cell>
          <table:table-cell table:style-name="ce11" table:formula="of:=MAX([.T10:.T32])-MIN([.T10:.T32])" office:value-type="float" office:value="0.32" calcext:value-type="float">
            <text:p>0.32</text:p>
          </table:table-cell>
          <table:table-cell table:style-name="ce23"/>
          <table:table-cell table:style-name="ce11" table:formula="of:=MAX([.V10:.V32])-MIN([.V10:.V32])" office:value-type="float" office:value="1.90000000000009" calcext:value-type="float">
            <text:p>1.90000000000009</text:p>
          </table:table-cell>
          <table:table-cell table:style-name="ce11" table:formula="of:=MAX([.W10:.W32])-MIN([.W10:.W32])" office:value-type="float" office:value="1.89999999999986" calcext:value-type="float">
            <text:p>1.89999999999986</text:p>
          </table:table-cell>
          <table:table-cell table:style-name="ce33"/>
          <table:table-cell table:style-name="ce11" table:formula="of:=MAX([.Y10:.Y32])-MIN([.Y10:.Y32])" office:value-type="float" office:value="0.59" calcext:value-type="float">
            <text:p>0.59</text:p>
          </table:table-cell>
          <table:table-cell table:style-name="ce11" table:formula="of:=MAX([.Z10:.Z32])-MIN([.Z10:.Z32])" office:value-type="float" office:value="0.38" calcext:value-type="float">
            <text:p>0.38</text:p>
          </table:table-cell>
          <table:table-cell table:style-name="ce23"/>
          <table:table-cell table:style-name="ce11" table:formula="of:=MAX([.AB10:.AB32])-MIN([.AB10:.AB32])" office:value-type="float" office:value="1.20000000000005" calcext:value-type="float">
            <text:p>1.20000000000005</text:p>
          </table:table-cell>
          <table:table-cell table:style-name="ce11" table:formula="of:=MAX([.AC10:.AC32])-MIN([.AC10:.AC32])" office:value-type="float" office:value="1.20000000000005" calcext:value-type="float">
            <text:p>1.20000000000005</text:p>
          </table:table-cell>
          <table:table-cell table:style-name="ce33"/>
          <table:table-cell table:style-name="ce11" table:formula="of:=MAX([.AE10:.AE32])-MIN([.AE10:.AE32])" office:value-type="float" office:value="0.5" calcext:value-type="float">
            <text:p>0.5</text:p>
          </table:table-cell>
          <table:table-cell table:style-name="ce11" table:formula="of:=MAX([.AF10:.AF32])-MIN([.AF10:.AF32])" office:value-type="float" office:value="0.38" calcext:value-type="float">
            <text:p>0.38</text:p>
          </table:table-cell>
          <table:table-cell table:style-name="ce23"/>
          <table:table-cell table:style-name="ce11" table:formula="of:=MAX([.AH10:.AH32])-MIN([.AH10:.AH32])" office:value-type="float" office:value="3.40000000000009" calcext:value-type="float">
            <text:p>3.40000000000009</text:p>
          </table:table-cell>
          <table:table-cell table:style-name="ce11" table:formula="of:=MAX([.AI10:.AI32])-MIN([.AI10:.AI32])" office:value-type="float" office:value="3.09999999999991" calcext:value-type="float">
            <text:p>3.09999999999991</text:p>
          </table:table-cell>
          <table:table-cell table:style-name="ce33"/>
          <table:table-cell table:style-name="ce11" table:formula="of:=MAX([.AK10:.AK32])-MIN([.AK10:.AK32])" office:value-type="float" office:value="0.58" calcext:value-type="float">
            <text:p>0.58</text:p>
          </table:table-cell>
          <table:table-cell table:style-name="ce11" table:formula="of:=MAX([.AL10:.AL32])-MIN([.AL10:.AL32])" office:value-type="float" office:value="0.300000000000001" calcext:value-type="float">
            <text:p>0.300000000000001</text:p>
          </table:table-cell>
          <table:table-cell table:style-name="ce23"/>
          <table:table-cell table:style-name="ce11" table:formula="of:=MAX([.AN10:.AN32])-MIN([.AN10:.AN32])" office:value-type="float" office:value="2.97000000000003" calcext:value-type="float">
            <text:p>2.97000000000003</text:p>
          </table:table-cell>
          <table:table-cell table:style-name="ce11" table:formula="of:=MAX([.AO10:.AO32])-MIN([.AO10:.AO32])" office:value-type="float" office:value="2.37" calcext:value-type="float">
            <text:p>2.37</text:p>
          </table:table-cell>
          <table:table-cell table:style-name="ce33"/>
          <table:table-cell table:style-name="ce11" table:formula="of:=MAX([.AQ10:.AQ32])-MIN([.AQ10:.AQ32])" office:value-type="float" office:value="0.51" calcext:value-type="float">
            <text:p>0.51</text:p>
          </table:table-cell>
          <table:table-cell table:style-name="ce11" table:formula="of:=MAX([.AR10:.AR32])-MIN([.AR10:.AR32])" office:value-type="float" office:value="0.52" calcext:value-type="float">
            <text:p>0.52</text:p>
          </table:table-cell>
          <table:table-cell table:style-name="ce23"/>
          <table:table-cell table:style-name="ce68" table:formula="of:=MAX([.AT10:.AT32])-MIN([.AT10:.AT32])" office:value-type="float" office:value="8844" calcext:value-type="float">
            <text:p>8,844</text:p>
          </table:table-cell>
          <table:table-cell table:style-name="ce68" table:formula="of:=MAX([.AU10:.AU32])-MIN([.AU10:.AU32])" office:value-type="float" office:value="5124" calcext:value-type="float">
            <text:p>5,124</text:p>
          </table:table-cell>
          <table:table-cell table:style-name="ce70"/>
          <table:table-cell table:style-name="ce68" table:formula="of:=MAX([.AW10:.AW32])-MIN([.AW10:.AW32])" office:value-type="float" office:value="8555.5" calcext:value-type="float">
            <text:p>8,556</text:p>
          </table:table-cell>
          <table:table-cell table:style-name="ce68" table:formula="of:=MAX([.AX10:.AX32])-MIN([.AX10:.AX32])" office:value-type="float" office:value="6289" calcext:value-type="float">
            <text:p>6,289</text:p>
          </table:table-cell>
          <table:table-cell table:style-name="ce72"/>
          <table:table-cell table:style-name="ce68" table:formula="of:=MAX([.AZ10:.AZ32])-MIN([.AZ10:.AZ32])" office:value-type="float" office:value="3876.5" calcext:value-type="float">
            <text:p>3,877</text:p>
          </table:table-cell>
          <table:table-cell table:style-name="ce68" table:formula="of:=MAX([.BA10:.BA32])-MIN([.BA10:.BA32])" office:value-type="float" office:value="3473" calcext:value-type="float">
            <text:p>3,473</text:p>
          </table:table-cell>
          <table:table-cell table:style-name="ce46"/>
          <table:table-cell table:style-name="ce11" table:formula="of:=MAX([.BC10:.BC32])-MIN([.BC10:.BC32])" office:value-type="float" office:value="0.0319222092272759" calcext:value-type="float">
            <text:p>0.031922209227276</text:p>
          </table:table-cell>
          <table:table-cell table:style-name="ce11" table:formula="of:=MAX([.BD10:.BD32])-MIN([.BD10:.BD32])" office:value-type="float" office:value="0.0237239622226301" calcext:value-type="float">
            <text:p>0.02372396222263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10:.D32];3)-QUARTILE([.D10:.D32];1)" office:value-type="float" office:value="0.5" calcext:value-type="float">
            <text:p>0.5</text:p>
          </table:table-cell>
          <table:table-cell table:style-name="ce13" table:formula="of:=QUARTILE([.E10:.E32];3)-QUARTILE([.E10:.E32];1)" office:value-type="float" office:value="1" calcext:value-type="float">
            <text:p>1</text:p>
          </table:table-cell>
          <table:table-cell table:style-name="ce13" table:formula="of:=QUARTILE([.F10:.F32];3)-QUARTILE([.F10:.F32];1)" office:value-type="float" office:value="2" calcext:value-type="float">
            <text:p>2</text:p>
          </table:table-cell>
          <table:table-cell table:style-name="ce13" table:formula="of:=QUARTILE([.G10:.G32];3)-QUARTILE([.G10:.G32];1)" office:value-type="float" office:value="0" calcext:value-type="float">
            <text:p>0</text:p>
          </table:table-cell>
          <table:table-cell table:style-name="ce13" table:formula="of:=QUARTILE([.H10:.H32];3)-QUARTILE([.H10:.H32];1)" office:value-type="float" office:value="0.205349999999996" calcext:value-type="float">
            <text:p>0.205349999999996</text:p>
          </table:table-cell>
          <table:table-cell table:style-name="ce13" table:formula="of:=QUARTILE([.I10:.I32];3)-QUARTILE([.I10:.I32];1)" office:value-type="float" office:value="0.136274999999998" calcext:value-type="float">
            <text:p>0.136274999999998</text:p>
          </table:table-cell>
          <table:table-cell table:style-name="ce30"/>
          <table:table-cell table:style-name="ce13" table:formula="of:=QUARTILE([.K10:.K32];3)-QUARTILE([.K10:.K32];1)" office:value-type="float" office:value="0.638500000000004" calcext:value-type="float">
            <text:p>0.638500000000004</text:p>
          </table:table-cell>
          <table:table-cell table:style-name="ce13" table:formula="of:=QUARTILE([.L10:.L32];3)-QUARTILE([.L10:.L32];1)" office:value-type="float" office:value="0.499425000000002" calcext:value-type="float">
            <text:p>0.499425000000002</text:p>
          </table:table-cell>
          <table:table-cell table:style-name="ce59" table:formula="of:=QUARTILE([.M10:.M32];3)-QUARTILE([.M10:.M32];1)" office:value-type="float" office:value="7.267" calcext:value-type="float">
            <text:p>7.267</text:p>
          </table:table-cell>
          <table:table-cell table:style-name="ce59" table:formula="of:=QUARTILE([.N10:.N32];3)-QUARTILE([.N10:.N32];1)" office:value-type="float" office:value="2.75415" calcext:value-type="float">
            <text:p>2.75415</text:p>
          </table:table-cell>
          <table:table-cell table:style-name="ce32"/>
          <table:table-cell table:style-name="ce13" table:formula="of:=QUARTILE([.P10:.P32];3)-QUARTILE([.P10:.P32];1)" office:value-type="float" office:value="0.699999999999818" calcext:value-type="float">
            <text:p>0.699999999999818</text:p>
          </table:table-cell>
          <table:table-cell table:style-name="ce13" table:formula="of:=QUARTILE([.Q10:.Q32];3)-QUARTILE([.Q10:.Q32];1)" office:value-type="float" office:value="0.525000000000091" calcext:value-type="float">
            <text:p>0.525000000000091</text:p>
          </table:table-cell>
          <table:table-cell table:style-name="ce34"/>
          <table:table-cell table:style-name="ce13" table:formula="of:=QUARTILE([.S10:.S32];3)-QUARTILE([.S10:.S32];1)" office:value-type="float" office:value="0.287500000000001" calcext:value-type="float">
            <text:p>0.287500000000001</text:p>
          </table:table-cell>
          <table:table-cell table:style-name="ce13" table:formula="of:=QUARTILE([.T10:.T32];3)-QUARTILE([.T10:.T32];1)" office:value-type="float" office:value="0.1675" calcext:value-type="float">
            <text:p>0.1675</text:p>
          </table:table-cell>
          <table:table-cell table:style-name="ce32"/>
          <table:table-cell table:style-name="ce13" table:formula="of:=QUARTILE([.V10:.V32];3)-QUARTILE([.V10:.V32];1)" office:value-type="float" office:value="0.900000000000091" calcext:value-type="float">
            <text:p>0.900000000000091</text:p>
          </table:table-cell>
          <table:table-cell table:style-name="ce13" table:formula="of:=QUARTILE([.W10:.W32];3)-QUARTILE([.W10:.W32];1)" office:value-type="float" office:value="1.10000000000014" calcext:value-type="float">
            <text:p>1.10000000000014</text:p>
          </table:table-cell>
          <table:table-cell table:style-name="ce36"/>
          <table:table-cell table:style-name="ce13" table:formula="of:=QUARTILE([.Y10:.Y32];3)-QUARTILE([.Y10:.Y32];1)" office:value-type="float" office:value="0.2525" calcext:value-type="float">
            <text:p>0.2525</text:p>
          </table:table-cell>
          <table:table-cell table:style-name="ce13" table:formula="of:=QUARTILE([.Z10:.Z32];3)-QUARTILE([.Z10:.Z32];1)" office:value-type="float" office:value="0.1775" calcext:value-type="float">
            <text:p>0.1775</text:p>
          </table:table-cell>
          <table:table-cell table:style-name="ce32"/>
          <table:table-cell table:style-name="ce13" table:formula="of:=QUARTILE([.AB10:.AB32];3)-QUARTILE([.AB10:.AB32];1)" office:value-type="float" office:value="0.824999999999818" calcext:value-type="float">
            <text:p>0.824999999999818</text:p>
          </table:table-cell>
          <table:table-cell table:style-name="ce13" table:formula="of:=QUARTILE([.AC10:.AC32];3)-QUARTILE([.AC10:.AC32];1)" office:value-type="float" office:value="0.200000000000045" calcext:value-type="float">
            <text:p>0.200000000000045</text:p>
          </table:table-cell>
          <table:table-cell table:style-name="ce36"/>
          <table:table-cell table:style-name="ce13" table:formula="of:=QUARTILE([.AE10:.AE32];3)-QUARTILE([.AE10:.AE32];1)" office:value-type="float" office:value="0.205" calcext:value-type="float">
            <text:p>0.205</text:p>
          </table:table-cell>
          <table:table-cell table:style-name="ce13" table:formula="of:=QUARTILE([.AF10:.AF32];3)-QUARTILE([.AF10:.AF32];1)" office:value-type="float" office:value="0.2225" calcext:value-type="float">
            <text:p>0.2225</text:p>
          </table:table-cell>
          <table:table-cell table:style-name="ce32"/>
          <table:table-cell table:style-name="ce13" table:formula="of:=QUARTILE([.AH10:.AH32];3)-QUARTILE([.AH10:.AH32];1)" office:value-type="float" office:value="2.17500000000018" calcext:value-type="float">
            <text:p>2.17500000000018</text:p>
          </table:table-cell>
          <table:table-cell table:style-name="ce13" table:formula="of:=QUARTILE([.AI10:.AI32];3)-QUARTILE([.AI10:.AI32];1)" office:value-type="float" office:value="2.15000000000009" calcext:value-type="float">
            <text:p>2.15000000000009</text:p>
          </table:table-cell>
          <table:table-cell table:style-name="ce36"/>
          <table:table-cell table:style-name="ce13" table:formula="of:=QUARTILE([.AK10:.AK32];3)-QUARTILE([.AK10:.AK32];1)" office:value-type="float" office:value="0.237500000000001" calcext:value-type="float">
            <text:p>0.237500000000001</text:p>
          </table:table-cell>
          <table:table-cell table:style-name="ce13" table:formula="of:=QUARTILE([.AL10:.AL32];3)-QUARTILE([.AL10:.AL32];1)" office:value-type="float" office:value="0.19" calcext:value-type="float">
            <text:p>0.19</text:p>
          </table:table-cell>
          <table:table-cell table:style-name="ce32"/>
          <table:table-cell table:style-name="ce13" table:formula="of:=QUARTILE([.AN10:.AN32];3)-QUARTILE([.AN10:.AN32];1)" office:value-type="float" office:value="1.53000000000009" calcext:value-type="float">
            <text:p>1.53000000000009</text:p>
          </table:table-cell>
          <table:table-cell table:style-name="ce13" table:formula="of:=QUARTILE([.AO10:.AO32];3)-QUARTILE([.AO10:.AO32];1)" office:value-type="float" office:value="1.04499999999996" calcext:value-type="float">
            <text:p>1.04499999999996</text:p>
          </table:table-cell>
          <table:table-cell table:style-name="ce36"/>
          <table:table-cell table:style-name="ce13" table:formula="of:=QUARTILE([.AQ10:.AQ32];3)-QUARTILE([.AQ10:.AQ32];1)" office:value-type="float" office:value="0.215" calcext:value-type="float">
            <text:p>0.215</text:p>
          </table:table-cell>
          <table:table-cell table:style-name="ce13" table:formula="of:=QUARTILE([.AR10:.AR32];3)-QUARTILE([.AR10:.AR32];1)" office:value-type="float" office:value="0.202500000000001" calcext:value-type="float">
            <text:p>0.202500000000001</text:p>
          </table:table-cell>
          <table:table-cell table:style-name="ce24"/>
          <table:table-cell table:style-name="ce69" table:formula="of:=QUARTILE([.AT10:.AT32];3)-QUARTILE([.AT10:.AT32];1)" office:value-type="float" office:value="2733" calcext:value-type="float">
            <text:p>2,733</text:p>
          </table:table-cell>
          <table:table-cell table:style-name="ce69" table:formula="of:=QUARTILE([.AU10:.AU32];3)-QUARTILE([.AU10:.AU32];1)" office:value-type="float" office:value="3298.25" calcext:value-type="float">
            <text:p>3,298</text:p>
          </table:table-cell>
          <table:table-cell table:style-name="ce70"/>
          <table:table-cell table:style-name="ce69" table:formula="of:=QUARTILE([.AW10:.AW32];3)-QUARTILE([.AW10:.AW32];1)" office:value-type="float" office:value="3799.875" calcext:value-type="float">
            <text:p>3,800</text:p>
          </table:table-cell>
          <table:table-cell table:style-name="ce69" table:formula="of:=QUARTILE([.AX10:.AX32];3)-QUARTILE([.AX10:.AX32];1)" office:value-type="float" office:value="3437.875" calcext:value-type="float">
            <text:p>3,438</text:p>
          </table:table-cell>
          <table:table-cell table:style-name="ce72"/>
          <table:table-cell table:style-name="ce69" table:formula="of:=QUARTILE([.AZ10:.AZ32];3)-QUARTILE([.AZ10:.AZ32];1)" office:value-type="float" office:value="1568.5" calcext:value-type="float">
            <text:p>1,569</text:p>
          </table:table-cell>
          <table:table-cell table:style-name="ce69" table:formula="of:=QUARTILE([.BA10:.BA32];3)-QUARTILE([.BA10:.BA32];1)" office:value-type="float" office:value="911.125" calcext:value-type="float">
            <text:p>911</text:p>
          </table:table-cell>
          <table:table-cell table:style-name="ce46"/>
          <table:table-cell table:style-name="ce13" table:formula="of:=QUARTILE([.BC10:.BC32];3)-QUARTILE([.BC10:.BC32];1)" office:value-type="float" office:value="0.0139444928976781" calcext:value-type="float">
            <text:p>0.013944492897678</text:p>
          </table:table-cell>
          <table:table-cell table:style-name="ce13" table:formula="of:=QUARTILE([.BD10:.BD32];3)-QUARTILE([.BD10:.BD32];1)" office:value-type="float" office:value="0.0137011048221968" calcext:value-type="float">
            <text:p>0.013701104822197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1" calcext:value-type="float">
            <text:p>441</text:p>
          </table:table-cell>
          <table:table-cell table:number-columns-repeated="2" table:style-name="ce17" office:value-type="float" office:value="1159" calcext:value-type="float">
            <text:p>1159</text:p>
          </table:table-cell>
          <table:table-cell table:style-name="ce17" office:value-type="float" office:value="89.8335" calcext:value-type="float">
            <text:p>89.8335</text:p>
          </table:table-cell>
          <table:table-cell table:style-name="ce17" office:value-type="float" office:value="89.9246" calcext:value-type="float">
            <text:p>89.9246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2471" calcext:value-type="float">
            <text:p>27.2471</text:p>
          </table:table-cell>
          <table:table-cell table:style-name="ce58" office:value-type="float" office:value="37.0368" calcext:value-type="float">
            <text:p>37.0368</text:p>
          </table:table-cell>
          <table:table-cell table:style-name="ce58" office:value-type="float" office:value="45.2206" calcext:value-type="float">
            <text:p>45.2206</text:p>
          </table:table-cell>
          <table:table-cell/>
          <table:table-cell table:style-name="ce17" office:value-type="float" office:value="1172.6" calcext:value-type="float">
            <text:p>1172.6</text:p>
          </table:table-cell>
          <table:table-cell table:style-name="ce17" office:value-type="float" office:value="1173.3" calcext:value-type="float">
            <text:p>1173.3</text:p>
          </table:table-cell>
          <table:table-cell table:style-name="ce31"/>
          <table:table-cell table:style-name="ce17" office:value-type="float" office:value="9.07" calcext:value-type="float">
            <text:p>9.07</text:p>
          </table:table-cell>
          <table:table-cell table:style-name="ce17" office:value-type="float" office:value="9.26" calcext:value-type="float">
            <text:p>9.26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4" calcext:value-type="float">
            <text:p>1134</text:p>
          </table:table-cell>
          <table:table-cell table:style-name="ce31"/>
          <table:table-cell table:style-name="ce17" office:value-type="float" office:value="2.22" calcext:value-type="float">
            <text:p>2.22</text:p>
          </table:table-cell>
          <table:table-cell table:style-name="ce17" office:value-type="float" office:value="2.47" calcext:value-type="float">
            <text:p>2.47</text:p>
          </table:table-cell>
          <table:table-cell/>
          <table:table-cell table:style-name="ce17" office:value-type="float" office:value="1104.9" calcext:value-type="float">
            <text:p>1104.9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33" calcext:value-type="float">
            <text:p>2.33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050.9" calcext:value-type="float">
            <text:p>1050.9</text:p>
          </table:table-cell>
          <table:table-cell table:style-name="ce17" office:value-type="float" office:value="1053.6" calcext:value-type="float">
            <text:p>1053.6</text:p>
          </table:table-cell>
          <table:table-cell table:style-name="ce31"/>
          <table:table-cell table:style-name="ce17" office:value-type="float" office:value="6.6" calcext:value-type="float">
            <text:p>6.6</text:p>
          </table:table-cell>
          <table:table-cell table:style-name="ce17" office:value-type="float" office:value="6.43" calcext:value-type="float">
            <text:p>6.43</text:p>
          </table:table-cell>
          <table:table-cell/>
          <table:table-cell table:style-name="ce17" office:value-type="float" office:value="975.57" calcext:value-type="float">
            <text:p>975.57</text:p>
          </table:table-cell>
          <table:table-cell table:style-name="ce17" office:value-type="float" office:value="975.07" calcext:value-type="float">
            <text:p>975.07</text:p>
          </table:table-cell>
          <table:table-cell table:style-name="ce31"/>
          <table:table-cell table:style-name="ce17" office:value-type="float" office:value="9.91" calcext:value-type="float">
            <text:p>9.91</text:p>
          </table:table-cell>
          <table:table-cell table:style-name="ce17" office:value-type="float" office:value="9.74" calcext:value-type="float">
            <text:p>9.74</text:p>
          </table:table-cell>
          <table:table-cell/>
          <table:table-cell table:style-name="ce45" office:value-type="float" office:value="118164" calcext:value-type="float">
            <text:p>118,164</text:p>
          </table:table-cell>
          <table:table-cell table:style-name="ce45" office:value-type="float" office:value="112822" calcext:value-type="float">
            <text:p>112,822</text:p>
          </table:table-cell>
          <table:table-cell/>
          <table:table-cell table:style-name="ce45" office:value-type="float" office:value="32482.5" calcext:value-type="float">
            <text:p>32,483</text:p>
          </table:table-cell>
          <table:table-cell table:style-name="ce45" office:value-type="float" office:value="37411" calcext:value-type="float">
            <text:p>37,411</text:p>
          </table:table-cell>
          <table:table-cell/>
          <table:table-cell table:style-name="ce45" office:value-type="float" office:value="84594" calcext:value-type="float">
            <text:p>84,594</text:p>
          </table:table-cell>
          <table:table-cell table:style-name="ce45" office:value-type="float" office:value="84985.5" calcext:value-type="float">
            <text:p>84,986</text:p>
          </table:table-cell>
          <table:table-cell/>
          <table:table-cell table:formula="of:=[.AW40]/([.AT40]+[.AW40]+[.AZ40])" office:value-type="float" office:value="0.138082090456363" calcext:value-type="float">
            <text:p>0.138082090456363</text:p>
          </table:table-cell>
          <table:table-cell table:formula="of:=[.AX40]/([.AU40]+[.AX40]+[.BA40])" office:value-type="float" office:value="0.159047864007295" calcext:value-type="float">
            <text:p>0.15904786400729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7403" calcext:value-type="float">
            <text:p>89.7403</text:p>
          </table:table-cell>
          <table:table-cell table:style-name="ce17" office:value-type="float" office:value="89.8539" calcext:value-type="float">
            <text:p>89.8539</text:p>
          </table:table-cell>
          <table:table-cell/>
          <table:table-cell table:style-name="ce17" office:value-type="float" office:value="28.1977" calcext:value-type="float">
            <text:p>28.1977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4.1996" calcext:value-type="float">
            <text:p>44.1996</text:p>
          </table:table-cell>
          <table:table-cell table:style-name="ce58" office:value-type="float" office:value="43.4229" calcext:value-type="float">
            <text:p>43.4229</text:p>
          </table:table-cell>
          <table:table-cell/>
          <table:table-cell table:style-name="ce17" office:value-type="float" office:value="1171.7" calcext:value-type="float">
            <text:p>1171.7</text:p>
          </table:table-cell>
          <table:table-cell table:style-name="ce17" office:value-type="float" office:value="1172.2" calcext:value-type="float">
            <text:p>1172.2</text:p>
          </table:table-cell>
          <table:table-cell table:style-name="ce31"/>
          <table:table-cell table:style-name="ce17" office:value-type="float" office:value="9.08" calcext:value-type="float">
            <text:p>9.08</text:p>
          </table:table-cell>
          <table:table-cell table:style-name="ce17" office:value-type="float" office:value="8.92" calcext:value-type="float">
            <text:p>8.92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3.7" calcext:value-type="float">
            <text:p>1133.7</text:p>
          </table:table-cell>
          <table:table-cell table:style-name="ce31"/>
          <table:table-cell table:style-name="ce17" office:value-type="float" office:value="2.32" calcext:value-type="float">
            <text:p>2.32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104.8" calcext:value-type="float">
            <text:p>1104.8</text:p>
          </table:table-cell>
          <table:table-cell table:style-name="ce17" office:value-type="float" office:value="1107" calcext:value-type="float">
            <text:p>1107</text:p>
          </table:table-cell>
          <table:table-cell table:style-name="ce31"/>
          <table:table-cell table:style-name="ce17" office:value-type="float" office:value="2.27" calcext:value-type="float">
            <text:p>2.27</text:p>
          </table:table-cell>
          <table:table-cell table:style-name="ce17" office:value-type="float" office:value="2.48" calcext:value-type="float">
            <text:p>2.48</text:p>
          </table:table-cell>
          <table:table-cell/>
          <table:table-cell table:style-name="ce17" office:value-type="float" office:value="1050.8" calcext:value-type="float">
            <text:p>1050.8</text:p>
          </table:table-cell>
          <table:table-cell table:style-name="ce17" office:value-type="float" office:value="1054.3" calcext:value-type="float">
            <text:p>1054.3</text:p>
          </table:table-cell>
          <table:table-cell table:style-name="ce31"/>
          <table:table-cell table:style-name="ce17" office:value-type="float" office:value="6.55" calcext:value-type="float">
            <text:p>6.55</text:p>
          </table:table-cell>
          <table:table-cell table:style-name="ce17" office:value-type="float" office:value="6.75" calcext:value-type="float">
            <text:p>6.75</text:p>
          </table:table-cell>
          <table:table-cell/>
          <table:table-cell table:style-name="ce17" office:value-type="float" office:value="974.4" calcext:value-type="float">
            <text:p>974.4</text:p>
          </table:table-cell>
          <table:table-cell table:style-name="ce17" office:value-type="float" office:value="979.05" calcext:value-type="float">
            <text:p>979.05</text:p>
          </table:table-cell>
          <table:table-cell table:style-name="ce31"/>
          <table:table-cell table:style-name="ce17" office:value-type="float" office:value="9.86" calcext:value-type="float">
            <text:p>9.86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4473" calcext:value-type="float">
            <text:p>114,473</text:p>
          </table:table-cell>
          <table:table-cell table:style-name="ce45" office:value-type="float" office:value="113495" calcext:value-type="float">
            <text:p>113,495</text:p>
          </table:table-cell>
          <table:table-cell/>
          <table:table-cell table:style-name="ce45" office:value-type="float" office:value="36151" calcext:value-type="float">
            <text:p>36,151</text:p>
          </table:table-cell>
          <table:table-cell table:style-name="ce45" office:value-type="float" office:value="36197.5" calcext:value-type="float">
            <text:p>36,198</text:p>
          </table:table-cell>
          <table:table-cell/>
          <table:table-cell table:style-name="ce45" office:value-type="float" office:value="84520.5" calcext:value-type="float">
            <text:p>84,521</text:p>
          </table:table-cell>
          <table:table-cell table:style-name="ce45" office:value-type="float" office:value="85737" calcext:value-type="float">
            <text:p>85,737</text:p>
          </table:table-cell>
          <table:table-cell/>
          <table:table-cell table:formula="of:=[.AW42]/([.AT42]+[.AW42]+[.AZ42])" office:value-type="float" office:value="0.153739509110356" calcext:value-type="float">
            <text:p>0.153739509110356</text:p>
          </table:table-cell>
          <table:table-cell table:formula="of:=[.AX42]/([.AU42]+[.AX42]+[.BA42])" office:value-type="float" office:value="0.153750910569831" calcext:value-type="float">
            <text:p>0.15375091056983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number-columns-repeated="2" table:style-name="ce17" office:value-type="float" office:value="1159" calcext:value-type="float">
            <text:p>1159</text:p>
          </table:table-cell>
          <table:table-cell table:style-name="ce17" office:value-type="float" office:value="89.8614" calcext:value-type="float">
            <text:p>89.8614</text:p>
          </table:table-cell>
          <table:table-cell table:style-name="ce17" office:value-type="float" office:value="89.8625" calcext:value-type="float">
            <text:p>89.8625</text:p>
          </table:table-cell>
          <table:table-cell/>
          <table:table-cell table:style-name="ce17" office:value-type="float" office:value="28.1977" calcext:value-type="float">
            <text:p>28.1977</text:p>
          </table:table-cell>
          <table:table-cell table:style-name="ce17" office:value-type="float" office:value="27.2471" calcext:value-type="float">
            <text:p>27.2471</text:p>
          </table:table-cell>
          <table:table-cell table:style-name="ce58" office:value-type="float" office:value="43.247" calcext:value-type="float">
            <text:p>43.247</text:p>
          </table:table-cell>
          <table:table-cell table:style-name="ce58" office:value-type="float" office:value="42.4233" calcext:value-type="float">
            <text:p>42.4233</text:p>
          </table:table-cell>
          <table:table-cell/>
          <table:table-cell table:style-name="ce17" office:value-type="float" office:value="1172.4" calcext:value-type="float">
            <text:p>1172.4</text:p>
          </table:table-cell>
          <table:table-cell table:style-name="ce17" office:value-type="float" office:value="1172.5" calcext:value-type="float">
            <text:p>1172.5</text:p>
          </table:table-cell>
          <table:table-cell table:style-name="ce31"/>
          <table:table-cell table:style-name="ce17" office:value-type="float" office:value="8.99" calcext:value-type="float">
            <text:p>8.99</text:p>
          </table:table-cell>
          <table:table-cell table:style-name="ce17" office:value-type="float" office:value="9.03" calcext:value-type="float">
            <text:p>9.03</text:p>
          </table:table-cell>
          <table:table-cell/>
          <table:table-cell table:style-name="ce17" office:value-type="float" office:value="1133.7" calcext:value-type="float">
            <text:p>1133.7</text:p>
          </table:table-cell>
          <table:table-cell table:style-name="ce17" office:value-type="float" office:value="1133.8" calcext:value-type="float">
            <text:p>1133.8</text:p>
          </table:table-cell>
          <table:table-cell table:style-name="ce31"/>
          <table:table-cell table:style-name="ce17" office:value-type="float" office:value="2.13" calcext:value-type="float">
            <text:p>2.13</text:p>
          </table:table-cell>
          <table:table-cell table:style-name="ce17" office:value-type="float" office:value="2.23" calcext:value-type="float">
            <text:p>2.23</text:p>
          </table:table-cell>
          <table:table-cell/>
          <table:table-cell table:style-name="ce17" office:value-type="float" office:value="1104.9" calcext:value-type="float">
            <text:p>1104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42" calcext:value-type="float">
            <text:p>2.42</text:p>
          </table:table-cell>
          <table:table-cell table:style-name="ce17" office:value-type="float" office:value="2.37" calcext:value-type="float">
            <text:p>2.37</text:p>
          </table:table-cell>
          <table:table-cell/>
          <table:table-cell table:style-name="ce17" office:value-type="float" office:value="1051.3" calcext:value-type="float">
            <text:p>1051.3</text:p>
          </table:table-cell>
          <table:table-cell table:style-name="ce17" office:value-type="float" office:value="1054.1" calcext:value-type="float">
            <text:p>1054.1</text:p>
          </table:table-cell>
          <table:table-cell table:style-name="ce31"/>
          <table:table-cell table:style-name="ce17" office:value-type="float" office:value="6.75" calcext:value-type="float">
            <text:p>6.75</text:p>
          </table:table-cell>
          <table:table-cell table:style-name="ce17" office:value-type="float" office:value="6.69" calcext:value-type="float">
            <text:p>6.69</text:p>
          </table:table-cell>
          <table:table-cell/>
          <table:table-cell table:style-name="ce17" office:value-type="float" office:value="975.87" calcext:value-type="float">
            <text:p>975.87</text:p>
          </table:table-cell>
          <table:table-cell table:style-name="ce17" office:value-type="float" office:value="978.85" calcext:value-type="float">
            <text:p>978.85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.99" calcext:value-type="float">
            <text:p>9.99</text:p>
          </table:table-cell>
          <table:table-cell/>
          <table:table-cell table:style-name="ce45" office:value-type="float" office:value="113604" calcext:value-type="float">
            <text:p>113,604</text:p>
          </table:table-cell>
          <table:table-cell table:style-name="ce45" office:value-type="float" office:value="113665" calcext:value-type="float">
            <text:p>113,665</text:p>
          </table:table-cell>
          <table:table-cell/>
          <table:table-cell table:style-name="ce45" office:value-type="float" office:value="36864.5" calcext:value-type="float">
            <text:p>36,865</text:p>
          </table:table-cell>
          <table:table-cell table:style-name="ce45" office:value-type="float" office:value="36861" calcext:value-type="float">
            <text:p>36,861</text:p>
          </table:table-cell>
          <table:table-cell/>
          <table:table-cell table:style-name="ce45" office:value-type="float" office:value="84636" calcext:value-type="float">
            <text:p>84,636</text:p>
          </table:table-cell>
          <table:table-cell table:style-name="ce45" office:value-type="float" office:value="84892.5" calcext:value-type="float">
            <text:p>84,893</text:p>
          </table:table-cell>
          <table:table-cell/>
          <table:table-cell table:formula="of:=[.AW44]/([.AT44]+[.AW44]+[.AZ44])" office:value-type="float" office:value="0.156800486592132" calcext:value-type="float">
            <text:p>0.156800486592132</text:p>
          </table:table-cell>
          <table:table-cell table:formula="of:=[.AX44]/([.AU44]+[.AX44]+[.BA44])" office:value-type="float" office:value="0.156576479758388" calcext:value-type="float">
            <text:p>0.15657647975838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9459" calcext:value-type="float">
            <text:p>89.9459</text:p>
          </table:table-cell>
          <table:table-cell table:style-name="ce17" office:value-type="float" office:value="90.0567" calcext:value-type="float">
            <text:p>90.0567</text:p>
          </table:table-cell>
          <table:table-cell/>
          <table:table-cell table:style-name="ce17" office:value-type="float" office:value="28.0547" calcext:value-type="float">
            <text:p>28.0547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4.2191" calcext:value-type="float">
            <text:p>44.2191</text:p>
          </table:table-cell>
          <table:table-cell table:style-name="ce58" office:value-type="float" office:value="41.1254" calcext:value-type="float">
            <text:p>41.1254</text:p>
          </table:table-cell>
          <table:table-cell/>
          <table:table-cell table:style-name="ce17" office:value-type="float" office:value="1172" calcext:value-type="float">
            <text:p>1172</text:p>
          </table:table-cell>
          <table:table-cell table:style-name="ce17" office:value-type="float" office:value="1172.6" calcext:value-type="float">
            <text:p>1172.6</text:p>
          </table:table-cell>
          <table:table-cell table:style-name="ce31"/>
          <table:table-cell table:style-name="ce17" office:value-type="float" office:value="9.19" calcext:value-type="float">
            <text:p>9.19</text:p>
          </table:table-cell>
          <table:table-cell table:style-name="ce17" office:value-type="float" office:value="9.06" calcext:value-type="float">
            <text:p>9.06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3.8" calcext:value-type="float">
            <text:p>1133.8</text:p>
          </table:table-cell>
          <table:table-cell table:style-name="ce31"/>
          <table:table-cell table:style-name="ce17" office:value-type="float" office:value="2.39" calcext:value-type="float">
            <text:p>2.39</text:p>
          </table:table-cell>
          <table:table-cell table:style-name="ce17" office:value-type="float" office:value="2.26" calcext:value-type="float">
            <text:p>2.26</text:p>
          </table:table-cell>
          <table:table-cell/>
          <table:table-cell table:style-name="ce17" office:value-type="float" office:value="1104.8" calcext:value-type="float">
            <text:p>1104.8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21" calcext:value-type="float">
            <text:p>2.21</text:p>
          </table:table-cell>
          <table:table-cell table:style-name="ce17" office:value-type="float" office:value="2.28" calcext:value-type="float">
            <text:p>2.28</text:p>
          </table:table-cell>
          <table:table-cell/>
          <table:table-cell table:style-name="ce17" office:value-type="float" office:value="1050.8" calcext:value-type="float">
            <text:p>1050.8</text:p>
          </table:table-cell>
          <table:table-cell table:style-name="ce17" office:value-type="float" office:value="1053.9" calcext:value-type="float">
            <text:p>1053.9</text:p>
          </table:table-cell>
          <table:table-cell table:style-name="ce31"/>
          <table:table-cell table:style-name="ce17" office:value-type="float" office:value="6.53" calcext:value-type="float">
            <text:p>6.53</text:p>
          </table:table-cell>
          <table:table-cell table:style-name="ce17" office:value-type="float" office:value="6.6" calcext:value-type="float">
            <text:p>6.6</text:p>
          </table:table-cell>
          <table:table-cell/>
          <table:table-cell table:style-name="ce17" office:value-type="float" office:value="976.16" calcext:value-type="float">
            <text:p>976.16</text:p>
          </table:table-cell>
          <table:table-cell table:style-name="ce17" office:value-type="float" office:value="978.56" calcext:value-type="float">
            <text:p>978.56</text:p>
          </table:table-cell>
          <table:table-cell table:style-name="ce31"/>
          <table:table-cell table:style-name="ce17" office:value-type="float" office:value="9.77" calcext:value-type="float">
            <text:p>9.77</text:p>
          </table:table-cell>
          <table:table-cell table:style-name="ce17" office:value-type="float" office:value="9.89" calcext:value-type="float">
            <text:p>9.89</text:p>
          </table:table-cell>
          <table:table-cell/>
          <table:table-cell table:style-name="ce45" office:value-type="float" office:value="113018" calcext:value-type="float">
            <text:p>113,018</text:p>
          </table:table-cell>
          <table:table-cell table:style-name="ce45" office:value-type="float" office:value="113856" calcext:value-type="float">
            <text:p>113,856</text:p>
          </table:table-cell>
          <table:table-cell/>
          <table:table-cell table:style-name="ce45" office:value-type="float" office:value="37626" calcext:value-type="float">
            <text:p>37,626</text:p>
          </table:table-cell>
          <table:table-cell table:style-name="ce45" office:value-type="float" office:value="36787" calcext:value-type="float">
            <text:p>36,787</text:p>
          </table:table-cell>
          <table:table-cell/>
          <table:table-cell table:style-name="ce45" office:value-type="float" office:value="84303" calcext:value-type="float">
            <text:p>84,303</text:p>
          </table:table-cell>
          <table:table-cell table:style-name="ce45" office:value-type="float" office:value="84533.5" calcext:value-type="float">
            <text:p>84,534</text:p>
          </table:table-cell>
          <table:table-cell/>
          <table:table-cell table:formula="of:=[.AW46]/([.AT46]+[.AW46]+[.AZ46])" office:value-type="float" office:value="0.16014675650253" calcext:value-type="float">
            <text:p>0.16014675650253</text:p>
          </table:table-cell>
          <table:table-cell table:formula="of:=[.AX46]/([.AU46]+[.AX46]+[.BA46])" office:value-type="float" office:value="0.156422941918091" calcext:value-type="float">
            <text:p>0.15642294191809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0547" calcext:value-type="float">
            <text:p>90.0547</text:p>
          </table:table-cell>
          <table:table-cell table:style-name="ce17" office:value-type="float" office:value="89.8536" calcext:value-type="float">
            <text:p>89.8536</text:p>
          </table:table-cell>
          <table:table-cell/>
          <table:table-cell table:style-name="ce17" office:value-type="float" office:value="27.929" calcext:value-type="float">
            <text:p>27.929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7.5673" calcext:value-type="float">
            <text:p>47.5673</text:p>
          </table:table-cell>
          <table:table-cell table:style-name="ce58" office:value-type="float" office:value="40.7179" calcext:value-type="float">
            <text:p>40.7179</text:p>
          </table:table-cell>
          <table:table-cell/>
          <table:table-cell table:style-name="ce17" office:value-type="float" office:value="1173" calcext:value-type="float">
            <text:p>1173</text:p>
          </table:table-cell>
          <table:table-cell table:style-name="ce17" office:value-type="float" office:value="1172.2" calcext:value-type="float">
            <text:p>1172.2</text:p>
          </table:table-cell>
          <table:table-cell table:style-name="ce31"/>
          <table:table-cell table:style-name="ce17" office:value-type="float" office:value="8.86" calcext:value-type="float">
            <text:p>8.86</text:p>
          </table:table-cell>
          <table:table-cell table:style-name="ce17" office:value-type="float" office:value="8.93" calcext:value-type="float">
            <text:p>8.93</text:p>
          </table:table-cell>
          <table:table-cell/>
          <table:table-cell table:style-name="ce17" office:value-type="float" office:value="1132.7" calcext:value-type="float">
            <text:p>1132.7</text:p>
          </table:table-cell>
          <table:table-cell table:style-name="ce17" office:value-type="float" office:value="1133.7" calcext:value-type="float">
            <text:p>1133.7</text:p>
          </table:table-cell>
          <table:table-cell table:style-name="ce31"/>
          <table:table-cell table:style-name="ce17" office:value-type="float" office:value="2.05" calcext:value-type="float">
            <text:p>2.05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107" calcext:value-type="float">
            <text:p>1107</text:p>
          </table:table-cell>
          <table:table-cell table:style-name="ce31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.48" calcext:value-type="float">
            <text:p>2.48</text:p>
          </table:table-cell>
          <table:table-cell/>
          <table:table-cell table:style-name="ce17" office:value-type="float" office:value="1051.5" calcext:value-type="float">
            <text:p>1051.5</text:p>
          </table:table-cell>
          <table:table-cell table:style-name="ce17" office:value-type="float" office:value="1054.3" calcext:value-type="float">
            <text:p>1054.3</text:p>
          </table:table-cell>
          <table:table-cell table:style-name="ce31"/>
          <table:table-cell table:style-name="ce17" office:value-type="float" office:value="6.84" calcext:value-type="float">
            <text:p>6.84</text:p>
          </table:table-cell>
          <table:table-cell table:style-name="ce17" office:value-type="float" office:value="6.75" calcext:value-type="float">
            <text:p>6.75</text:p>
          </table:table-cell>
          <table:table-cell/>
          <table:table-cell table:style-name="ce17" office:value-type="float" office:value="975.16" calcext:value-type="float">
            <text:p>975.16</text:p>
          </table:table-cell>
          <table:table-cell table:style-name="ce17" office:value-type="float" office:value="979.23" calcext:value-type="float">
            <text:p>979.23</text:p>
          </table:table-cell>
          <table:table-cell table:style-name="ce31"/>
          <table:table-cell table:number-columns-repeated="2"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10543" calcext:value-type="float">
            <text:p>110,543</text:p>
          </table:table-cell>
          <table:table-cell table:style-name="ce45" office:value-type="float" office:value="113603" calcext:value-type="float">
            <text:p>113,603</text:p>
          </table:table-cell>
          <table:table-cell/>
          <table:table-cell table:style-name="ce45" office:value-type="float" office:value="40199.5" calcext:value-type="float">
            <text:p>40,200</text:p>
          </table:table-cell>
          <table:table-cell table:style-name="ce45" office:value-type="float" office:value="35425.5" calcext:value-type="float">
            <text:p>35,426</text:p>
          </table:table-cell>
          <table:table-cell/>
          <table:table-cell table:style-name="ce45" office:value-type="float" office:value="84457.5" calcext:value-type="float">
            <text:p>84,458</text:p>
          </table:table-cell>
          <table:table-cell table:style-name="ce45" office:value-type="float" office:value="86316" calcext:value-type="float">
            <text:p>86,316</text:p>
          </table:table-cell>
          <table:table-cell/>
          <table:table-cell table:formula="of:=[.AW48]/([.AT48]+[.AW48]+[.AZ48])" office:value-type="float" office:value="0.170916241496599" calcext:value-type="float">
            <text:p>0.170916241496599</text:p>
          </table:table-cell>
          <table:table-cell table:formula="of:=[.AX48]/([.AU48]+[.AX48]+[.BA48])" office:value-type="float" office:value="0.150526143589504" calcext:value-type="float">
            <text:p>0.15052614358950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number-columns-repeated="2" table:style-name="ce17" office:value-type="float" office:value="439" calcext:value-type="float">
            <text:p>439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1160" calcext:value-type="float">
            <text:p>1160</text:p>
          </table:table-cell>
          <table:table-cell table:number-columns-repeated="2" table:style-name="ce17" office:value-type="float" office:value="90" calcext:value-type="float">
            <text:p>90</text:p>
          </table:table-cell>
          <table:table-cell/>
          <table:table-cell table:number-columns-repeated="2" table:style-name="ce17" office:value-type="float" office:value="28.1977" calcext:value-type="float">
            <text:p>28.1977</text:p>
          </table:table-cell>
          <table:table-cell table:style-name="ce58" office:value-type="float" office:value="45.1428" calcext:value-type="float">
            <text:p>45.1428</text:p>
          </table:table-cell>
          <table:table-cell table:style-name="ce58" office:value-type="float" office:value="46.8122" calcext:value-type="float">
            <text:p>46.8122</text:p>
          </table:table-cell>
          <table:table-cell/>
          <table:table-cell table:style-name="ce17" office:value-type="float" office:value="1172.5" calcext:value-type="float">
            <text:p>1172.5</text:p>
          </table:table-cell>
          <table:table-cell table:style-name="ce17" office:value-type="float" office:value="1172.8" calcext:value-type="float">
            <text:p>1172.8</text:p>
          </table:table-cell>
          <table:table-cell table:style-name="ce31"/>
          <table:table-cell table:style-name="ce17" office:value-type="float" office:value="9.02" calcext:value-type="float">
            <text:p>9.02</text:p>
          </table:table-cell>
          <table:table-cell table:style-name="ce17" office:value-type="float" office:value="8.82" calcext:value-type="float">
            <text:p>8.82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5.6" calcext:value-type="float">
            <text:p>1135.6</text:p>
          </table:table-cell>
          <table:table-cell table:style-name="ce31"/>
          <table:table-cell table:style-name="ce17" office:value-type="float" office:value="2.22" calcext:value-type="float">
            <text:p>2.22</text:p>
          </table:table-cell>
          <table:table-cell table:style-name="ce17" office:value-type="float" office:value="1.96" calcext:value-type="float">
            <text:p>1.96</text:p>
          </table:table-cell>
          <table:table-cell/>
          <table:table-cell table:style-name="ce17" office:value-type="float" office:value="1104.9" calcext:value-type="float">
            <text:p>1104.9</text:p>
          </table:table-cell>
          <table:table-cell table:style-name="ce17" office:value-type="float" office:value="1107.1" calcext:value-type="float">
            <text:p>1107.1</text:p>
          </table:table-cell>
          <table:table-cell table:style-name="ce31"/>
          <table:table-cell table:style-name="ce17" office:value-type="float" office:value="2.38" calcext:value-type="float">
            <text:p>2.38</text:p>
          </table:table-cell>
          <table:table-cell table:style-name="ce17" office:value-type="float" office:value="2.58" calcext:value-type="float">
            <text:p>2.58</text:p>
          </table:table-cell>
          <table:table-cell/>
          <table:table-cell table:style-name="ce17" office:value-type="float" office:value="1051.1" calcext:value-type="float">
            <text:p>1051.1</text:p>
          </table:table-cell>
          <table:table-cell table:style-name="ce17" office:value-type="float" office:value="1053.6" calcext:value-type="float">
            <text:p>1053.6</text:p>
          </table:table-cell>
          <table:table-cell table:style-name="ce31"/>
          <table:table-cell table:style-name="ce17" office:value-type="float" office:value="6.66" calcext:value-type="float">
            <text:p>6.66</text:p>
          </table:table-cell>
          <table:table-cell table:style-name="ce17" office:value-type="float" office:value="6.92" calcext:value-type="float">
            <text:p>6.92</text:p>
          </table:table-cell>
          <table:table-cell/>
          <table:table-cell table:style-name="ce17" office:value-type="float" office:value="975.74" calcext:value-type="float">
            <text:p>975.74</text:p>
          </table:table-cell>
          <table:table-cell table:style-name="ce17" office:value-type="float" office:value="978.41" calcext:value-type="float">
            <text:p>978.41</text:p>
          </table:table-cell>
          <table:table-cell table:style-name="ce31"/>
          <table:table-cell table:style-name="ce17" office:value-type="float" office:value="9.97" calcext:value-type="float">
            <text:p>9.97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12304" calcext:value-type="float">
            <text:p>112,304</text:p>
          </table:table-cell>
          <table:table-cell table:style-name="ce45" office:value-type="float" office:value="115351" calcext:value-type="float">
            <text:p>115,351</text:p>
          </table:table-cell>
          <table:table-cell/>
          <table:table-cell table:style-name="ce45" office:value-type="float" office:value="38580" calcext:value-type="float">
            <text:p>38,580</text:p>
          </table:table-cell>
          <table:table-cell table:style-name="ce45" office:value-type="float" office:value="35438" calcext:value-type="float">
            <text:p>35,438</text:p>
          </table:table-cell>
          <table:table-cell/>
          <table:table-cell table:style-name="ce45" office:value-type="float" office:value="84248.8" calcext:value-type="float">
            <text:p>84,249</text:p>
          </table:table-cell>
          <table:table-cell table:style-name="ce45" office:value-type="float" office:value="84303" calcext:value-type="float">
            <text:p>84,303</text:p>
          </table:table-cell>
          <table:table-cell/>
          <table:table-cell table:formula="of:=[.AW50]/([.AT50]+[.AW50]+[.AZ50])" office:value-type="float" office:value="0.164077491528192" calcext:value-type="float">
            <text:p>0.164077491528192</text:p>
          </table:table-cell>
          <table:table-cell table:formula="of:=[.AX50]/([.AU50]+[.AX50]+[.BA50])" office:value-type="float" office:value="0.15074098650741" calcext:value-type="float">
            <text:p>0.1507409865074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L1_5Deg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1157" calcext:value-type="float">
            <text:p>1157</text:p>
          </table:table-cell>
          <table:table-cell table:style-name="ce17" office:value-type="float" office:value="90.1411" calcext:value-type="float">
            <text:p>90.1411</text:p>
          </table:table-cell>
          <table:table-cell table:style-name="ce17" office:value-type="float" office:value="89.7856" calcext:value-type="float">
            <text:p>89.7856</text:p>
          </table:table-cell>
          <table:table-cell/>
          <table:table-cell table:style-name="ce17" office:value-type="float" office:value="27.929" calcext:value-type="float">
            <text:p>27.929</text:p>
          </table:table-cell>
          <table:table-cell table:style-name="ce17" office:value-type="float" office:value="27.2471" calcext:value-type="float">
            <text:p>27.2471</text:p>
          </table:table-cell>
          <table:table-cell table:style-name="ce58" office:value-type="float" office:value="44.0255" calcext:value-type="float">
            <text:p>44.0255</text:p>
          </table:table-cell>
          <table:table-cell table:style-name="ce58" office:value-type="float" office:value="37.2845" calcext:value-type="float">
            <text:p>37.2845</text:p>
          </table:table-cell>
          <table:table-cell/>
          <table:table-cell table:style-name="ce17" office:value-type="float" office:value="1173.1" calcext:value-type="float">
            <text:p>1173.1</text:p>
          </table:table-cell>
          <table:table-cell table:style-name="ce17" office:value-type="float" office:value="1171.3" calcext:value-type="float">
            <text:p>1171.3</text:p>
          </table:table-cell>
          <table:table-cell table:style-name="ce31"/>
          <table:table-cell table:style-name="ce17" office:value-type="float" office:value="9.2" calcext:value-type="float">
            <text:p>9.2</text:p>
          </table:table-cell>
          <table:table-cell table:style-name="ce17" office:value-type="float" office:value="9.28" calcext:value-type="float">
            <text:p>9.28</text:p>
          </table:table-cell>
          <table:table-cell/>
          <table:table-cell table:style-name="ce17" office:value-type="float" office:value="1133" calcext:value-type="float">
            <text:p>1133</text:p>
          </table:table-cell>
          <table:table-cell table:style-name="ce17" office:value-type="float" office:value="1132" calcext:value-type="float">
            <text:p>1132</text:p>
          </table:table-cell>
          <table:table-cell table:style-name="ce31"/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2.43" calcext:value-type="float">
            <text:p>2.43</text:p>
          </table:table-cell>
          <table:table-cell/>
          <table:table-cell table:style-name="ce17" office:value-type="float" office:value="1104.8" calcext:value-type="float">
            <text:p>1104.8</text:p>
          </table:table-cell>
          <table:table-cell table:style-name="ce17" office:value-type="float" office:value="1104.7" calcext:value-type="float">
            <text:p>1104.7</text:p>
          </table:table-cell>
          <table:table-cell table:style-name="ce31"/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050.6" calcext:value-type="float">
            <text:p>1050.6</text:p>
          </table:table-cell>
          <table:table-cell table:style-name="ce17" office:value-type="float" office:value="1051.7" calcext:value-type="float">
            <text:p>1051.7</text:p>
          </table:table-cell>
          <table:table-cell table:style-name="ce31"/>
          <table:table-cell table:style-name="ce17" office:value-type="float" office:value="6.46" calcext:value-type="float">
            <text:p>6.46</text:p>
          </table:table-cell>
          <table:table-cell table:style-name="ce17" office:value-type="float" office:value="6.49" calcext:value-type="float">
            <text:p>6.49</text:p>
          </table:table-cell>
          <table:table-cell/>
          <table:table-cell table:style-name="ce17" office:value-type="float" office:value="974.94" calcext:value-type="float">
            <text:p>974.94</text:p>
          </table:table-cell>
          <table:table-cell table:style-name="ce17" office:value-type="float" office:value="977.03" calcext:value-type="float">
            <text:p>977.03</text:p>
          </table:table-cell>
          <table:table-cell table:style-name="ce31"/>
          <table:table-cell table:style-name="ce17" office:value-type="float" office:value="9.7" calcext:value-type="float">
            <text:p>9.7</text:p>
          </table:table-cell>
          <table:table-cell table:style-name="ce17" office:value-type="float" office:value="9.72" calcext:value-type="float">
            <text:p>9.72</text:p>
          </table:table-cell>
          <table:table-cell/>
          <table:table-cell table:style-name="ce45" office:value-type="float" office:value="112283" calcext:value-type="float">
            <text:p>112,283</text:p>
          </table:table-cell>
          <table:table-cell table:style-name="ce45" office:value-type="float" office:value="116318" calcext:value-type="float">
            <text:p>116,318</text:p>
          </table:table-cell>
          <table:table-cell/>
          <table:table-cell table:style-name="ce45" office:value-type="float" office:value="37683" calcext:value-type="float">
            <text:p>37,683</text:p>
          </table:table-cell>
          <table:table-cell table:style-name="ce45" office:value-type="float" office:value="33625.5" calcext:value-type="float">
            <text:p>33,626</text:p>
          </table:table-cell>
          <table:table-cell/>
          <table:table-cell table:style-name="ce45" office:value-type="float" office:value="85327" calcext:value-type="float">
            <text:p>85,327</text:p>
          </table:table-cell>
          <table:table-cell table:style-name="ce45" office:value-type="float" office:value="85401" calcext:value-type="float">
            <text:p>85,401</text:p>
          </table:table-cell>
          <table:table-cell/>
          <table:table-cell table:formula="of:=[.AW52]/([.AT52]+[.AW52]+[.AZ52])" office:value-type="float" office:value="0.160153510729176" calcext:value-type="float">
            <text:p>0.160153510729176</text:p>
          </table:table-cell>
          <table:table-cell table:formula="of:=[.AX52]/([.AU52]+[.AX52]+[.BA52])" office:value-type="float" office:value="0.14287778129508" calcext:value-type="float">
            <text:p>0.1428777812950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number-columns-repeated="2" table:style-name="ce17" office:value-type="float" office:value="1158" calcext:value-type="float">
            <text:p>1158</text:p>
          </table:table-cell>
          <table:table-cell table:style-name="ce17" office:value-type="float" office:value="89.9786" calcext:value-type="float">
            <text:p>89.9786</text:p>
          </table:table-cell>
          <table:table-cell table:style-name="ce17" office:value-type="float" office:value="89.9249" calcext:value-type="float">
            <text:p>89.9249</text:p>
          </table:table-cell>
          <table:table-cell/>
          <table:table-cell table:style-name="ce17" office:value-type="float" office:value="27.2471" calcext:value-type="float">
            <text:p>27.2471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1.3401" calcext:value-type="float">
            <text:p>41.3401</text:p>
          </table:table-cell>
          <table:table-cell table:style-name="ce58" office:value-type="float" office:value="41.3385" calcext:value-type="float">
            <text:p>41.3385</text:p>
          </table:table-cell>
          <table:table-cell/>
          <table:table-cell table:style-name="ce17" office:value-type="float" office:value="1172.2" calcext:value-type="float">
            <text:p>1172.2</text:p>
          </table:table-cell>
          <table:table-cell table:style-name="ce17" office:value-type="float" office:value="1172.3" calcext:value-type="float">
            <text:p>1172.3</text:p>
          </table:table-cell>
          <table:table-cell table:style-name="ce31"/>
          <table:table-cell table:style-name="ce17" office:value-type="float" office:value="9.26" calcext:value-type="float">
            <text:p>9.26</text:p>
          </table:table-cell>
          <table:table-cell table:style-name="ce17" office:value-type="float" office:value="9.27" calcext:value-type="float">
            <text:p>9.27</text:p>
          </table:table-cell>
          <table:table-cell/>
          <table:table-cell table:style-name="ce17" office:value-type="float" office:value="1132" calcext:value-type="float">
            <text:p>1132</text:p>
          </table:table-cell>
          <table:table-cell table:style-name="ce17" office:value-type="float" office:value="1134" calcext:value-type="float">
            <text:p>1134</text:p>
          </table:table-cell>
          <table:table-cell table:style-name="ce31"/>
          <table:table-cell table:style-name="ce17" office:value-type="float" office:value="2.46" calcext:value-type="float">
            <text:p>2.46</text:p>
          </table:table-cell>
          <table:table-cell table:style-name="ce17" office:value-type="float" office:value="2.47" calcext:value-type="float">
            <text:p>2.47</text:p>
          </table:table-cell>
          <table:table-cell/>
          <table:table-cell table:style-name="ce17" office:value-type="float" office:value="1104.7" calcext:value-type="float">
            <text:p>1104.7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14" calcext:value-type="float">
            <text:p>2.14</text:p>
          </table:table-cell>
          <table:table-cell table:style-name="ce17" office:value-type="float" office:value="2.07" calcext:value-type="float">
            <text:p>2.07</text:p>
          </table:table-cell>
          <table:table-cell/>
          <table:table-cell table:style-name="ce17" office:value-type="float" office:value="1051.6" calcext:value-type="float">
            <text:p>1051.6</text:p>
          </table:table-cell>
          <table:table-cell table:style-name="ce17" office:value-type="float" office:value="1053.5" calcext:value-type="float">
            <text:p>1053.5</text:p>
          </table:table-cell>
          <table:table-cell table:style-name="ce31"/>
          <table:table-cell table:style-name="ce17" office:value-type="float" office:value="6.45" calcext:value-type="float">
            <text:p>6.45</text:p>
          </table:table-cell>
          <table:table-cell table:style-name="ce17" office:value-type="float" office:value="6.37" calcext:value-type="float">
            <text:p>6.37</text:p>
          </table:table-cell>
          <table:table-cell/>
          <table:table-cell table:style-name="ce17" office:value-type="float" office:value="976.09" calcext:value-type="float">
            <text:p>976.09</text:p>
          </table:table-cell>
          <table:table-cell table:style-name="ce17" office:value-type="float" office:value="978.84" calcext:value-type="float">
            <text:p>978.84</text:p>
          </table:table-cell>
          <table:table-cell table:style-name="ce31"/>
          <table:table-cell table:style-name="ce17" office:value-type="float" office:value="9.74" calcext:value-type="float">
            <text:p>9.74</text:p>
          </table:table-cell>
          <table:table-cell table:style-name="ce17" office:value-type="float" office:value="9.64" calcext:value-type="float">
            <text:p>9.64</text:p>
          </table:table-cell>
          <table:table-cell/>
          <table:table-cell table:style-name="ce45" office:value-type="float" office:value="113972" calcext:value-type="float">
            <text:p>113,972</text:p>
          </table:table-cell>
          <table:table-cell table:style-name="ce45" office:value-type="float" office:value="114834" calcext:value-type="float">
            <text:p>114,834</text:p>
          </table:table-cell>
          <table:table-cell/>
          <table:table-cell table:style-name="ce45" office:value-type="float" office:value="36501.5" calcext:value-type="float">
            <text:p>36,502</text:p>
          </table:table-cell>
          <table:table-cell table:style-name="ce45" office:value-type="float" office:value="33715" calcext:value-type="float">
            <text:p>33,715</text:p>
          </table:table-cell>
          <table:table-cell/>
          <table:table-cell table:style-name="ce45" office:value-type="float" office:value="84851.5" calcext:value-type="float">
            <text:p>84,852</text:p>
          </table:table-cell>
          <table:table-cell table:style-name="ce45" office:value-type="float" office:value="86866" calcext:value-type="float">
            <text:p>86,866</text:p>
          </table:table-cell>
          <table:table-cell/>
          <table:table-cell table:formula="of:=[.AW54]/([.AT54]+[.AW54]+[.AZ54])" office:value-type="float" office:value="0.155111016679061" calcext:value-type="float">
            <text:p>0.155111016679061</text:p>
          </table:table-cell>
          <table:table-cell table:formula="of:=[.AX54]/([.AU54]+[.AX54]+[.BA54])" office:value-type="float" office:value="0.143215173204766" calcext:value-type="float">
            <text:p>0.14321517320476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number-columns-repeated="2" table:style-name="ce17" office:value-type="float" office:value="1159" calcext:value-type="float">
            <text:p>1159</text:p>
          </table:table-cell>
          <table:table-cell table:style-name="ce17" office:value-type="float" office:value="90.0302" calcext:value-type="float">
            <text:p>90.0302</text:p>
          </table:table-cell>
          <table:table-cell table:style-name="ce17" office:value-type="float" office:value="90.0281" calcext:value-type="float">
            <text:p>90.0281</text:p>
          </table:table-cell>
          <table:table-cell/>
          <table:table-cell table:style-name="ce17" office:value-type="float" office:value="28.0547" calcext:value-type="float">
            <text:p>28.0547</text:p>
          </table:table-cell>
          <table:table-cell table:style-name="ce17" office:value-type="float" office:value="27.2471" calcext:value-type="float">
            <text:p>27.2471</text:p>
          </table:table-cell>
          <table:table-cell table:style-name="ce58" office:value-type="float" office:value="37.3103" calcext:value-type="float">
            <text:p>37.3103</text:p>
          </table:table-cell>
          <table:table-cell table:style-name="ce58" office:value-type="float" office:value="44.942" calcext:value-type="float">
            <text:p>44.942</text:p>
          </table:table-cell>
          <table:table-cell/>
          <table:table-cell table:number-columns-repeated="2" table:style-name="ce17" office:value-type="float" office:value="1172.5" calcext:value-type="float">
            <text:p>1172.5</text:p>
          </table:table-cell>
          <table:table-cell table:style-name="ce31"/>
          <table:table-cell table:number-columns-repeated="2" table:style-name="ce17" office:value-type="float" office:value="9.04" calcext:value-type="float">
            <text:p>9.04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3.8" calcext:value-type="float">
            <text:p>1133.8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104.9" calcext:value-type="float">
            <text:p>1104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31" calcext:value-type="float">
            <text:p>2.31</text:p>
          </table:table-cell>
          <table:table-cell table:style-name="ce17" office:value-type="float" office:value="2.3" calcext:value-type="float">
            <text:p>2.3</text:p>
          </table:table-cell>
          <table:table-cell/>
          <table:table-cell table:style-name="ce17" office:value-type="float" office:value="1051" calcext:value-type="float">
            <text:p>1051</text:p>
          </table:table-cell>
          <table:table-cell table:style-name="ce17" office:value-type="float" office:value="1054.1" calcext:value-type="float">
            <text:p>1054.1</text:p>
          </table:table-cell>
          <table:table-cell table:style-name="ce31"/>
          <table:table-cell table:style-name="ce17" office:value-type="float" office:value="6.64" calcext:value-type="float">
            <text:p>6.64</text:p>
          </table:table-cell>
          <table:table-cell table:style-name="ce17" office:value-type="float" office:value="6.67" calcext:value-type="float">
            <text:p>6.67</text:p>
          </table:table-cell>
          <table:table-cell/>
          <table:table-cell table:style-name="ce17" office:value-type="float" office:value="975.34" calcext:value-type="float">
            <text:p>975.34</text:p>
          </table:table-cell>
          <table:table-cell table:style-name="ce17" office:value-type="float" office:value="978.63" calcext:value-type="float">
            <text:p>978.63</text:p>
          </table:table-cell>
          <table:table-cell table:style-name="ce31"/>
          <table:table-cell table:style-name="ce17" office:value-type="float" office:value="9.83" calcext:value-type="float">
            <text:p>9.83</text:p>
          </table:table-cell>
          <table:table-cell table:style-name="ce17" office:value-type="float" office:value="9.92" calcext:value-type="float">
            <text:p>9.92</text:p>
          </table:table-cell>
          <table:table-cell/>
          <table:table-cell table:style-name="ce45" office:value-type="float" office:value="116270" calcext:value-type="float">
            <text:p>116,270</text:p>
          </table:table-cell>
          <table:table-cell table:style-name="ce45" office:value-type="float" office:value="113778" calcext:value-type="float">
            <text:p>113,778</text:p>
          </table:table-cell>
          <table:table-cell/>
          <table:table-cell table:style-name="ce45" office:value-type="float" office:value="33310" calcext:value-type="float">
            <text:p>33,310</text:p>
          </table:table-cell>
          <table:table-cell table:style-name="ce45" office:value-type="float" office:value="34946.5" calcext:value-type="float">
            <text:p>34,947</text:p>
          </table:table-cell>
          <table:table-cell/>
          <table:table-cell table:style-name="ce45" office:value-type="float" office:value="85529" calcext:value-type="float">
            <text:p>85,529</text:p>
          </table:table-cell>
          <table:table-cell table:style-name="ce45" office:value-type="float" office:value="86719.5" calcext:value-type="float">
            <text:p>86,720</text:p>
          </table:table-cell>
          <table:table-cell/>
          <table:table-cell table:formula="of:=[.AW56]/([.AT56]+[.AW56]+[.AZ56])" office:value-type="float" office:value="0.141678965926443" calcext:value-type="float">
            <text:p>0.141678965926443</text:p>
          </table:table-cell>
          <table:table-cell table:formula="of:=[.AX56]/([.AU56]+[.AX56]+[.BA56])" office:value-type="float" office:value="0.148428076315387" calcext:value-type="float">
            <text:p>0.14842807631538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7334" calcext:value-type="float">
            <text:p>89.7334</text:p>
          </table:table-cell>
          <table:table-cell table:style-name="ce17" office:value-type="float" office:value="90.0871" calcext:value-type="float">
            <text:p>90.0871</text:p>
          </table:table-cell>
          <table:table-cell/>
          <table:table-cell table:style-name="ce17" office:value-type="float" office:value="27.9129" calcext:value-type="float">
            <text:p>27.9129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7.5295" calcext:value-type="float">
            <text:p>47.5295</text:p>
          </table:table-cell>
          <table:table-cell table:style-name="ce58" office:value-type="float" office:value="43.2605" calcext:value-type="float">
            <text:p>43.2605</text:p>
          </table:table-cell>
          <table:table-cell/>
          <table:table-cell table:style-name="ce17" office:value-type="float" office:value="1171.5" calcext:value-type="float">
            <text:p>1171.5</text:p>
          </table:table-cell>
          <table:table-cell table:style-name="ce17" office:value-type="float" office:value="1172.5" calcext:value-type="float">
            <text:p>1172.5</text:p>
          </table:table-cell>
          <table:table-cell table:style-name="ce31"/>
          <table:table-cell table:style-name="ce17" office:value-type="float" office:value="9.04" calcext:value-type="float">
            <text:p>9.04</text:p>
          </table:table-cell>
          <table:table-cell table:style-name="ce17" office:value-type="float" office:value="9.03" calcext:value-type="float">
            <text:p>9.03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3.8" calcext:value-type="float">
            <text:p>1133.8</text:p>
          </table:table-cell>
          <table:table-cell table:style-name="ce31"/>
          <table:table-cell table:style-name="ce17" office:value-type="float" office:value="2.28" calcext:value-type="float">
            <text:p>2.28</text:p>
          </table:table-cell>
          <table:table-cell table:style-name="ce17" office:value-type="float" office:value="2.23" calcext:value-type="float">
            <text:p>2.23</text:p>
          </table:table-cell>
          <table:table-cell/>
          <table:table-cell table:style-name="ce17" office:value-type="float" office:value="1104.9" calcext:value-type="float">
            <text:p>1104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number-columns-repeated="2" table:style-name="ce17" office:value-type="float" office:value="2.32" calcext:value-type="float">
            <text:p>2.32</text:p>
          </table:table-cell>
          <table:table-cell/>
          <table:table-cell table:style-name="ce17" office:value-type="float" office:value="1051.1" calcext:value-type="float">
            <text:p>1051.1</text:p>
          </table:table-cell>
          <table:table-cell table:style-name="ce17" office:value-type="float" office:value="1054" calcext:value-type="float">
            <text:p>1054</text:p>
          </table:table-cell>
          <table:table-cell table:style-name="ce31"/>
          <table:table-cell table:style-name="ce17" office:value-type="float" office:value="6.7" calcext:value-type="float">
            <text:p>6.7</text:p>
          </table:table-cell>
          <table:table-cell table:style-name="ce17" office:value-type="float" office:value="6.63" calcext:value-type="float">
            <text:p>6.63</text:p>
          </table:table-cell>
          <table:table-cell/>
          <table:table-cell table:style-name="ce17" office:value-type="float" office:value="975.53" calcext:value-type="float">
            <text:p>975.53</text:p>
          </table:table-cell>
          <table:table-cell table:style-name="ce17" office:value-type="float" office:value="978.67" calcext:value-type="float">
            <text:p>978.67</text:p>
          </table:table-cell>
          <table:table-cell table:style-name="ce31"/>
          <table:table-cell table:style-name="ce17" office:value-type="float" office:value="9.9" calcext:value-type="float">
            <text:p>9.9</text:p>
          </table:table-cell>
          <table:table-cell table:style-name="ce17" office:value-type="float" office:value="9.93" calcext:value-type="float">
            <text:p>9.93</text:p>
          </table:table-cell>
          <table:table-cell/>
          <table:table-cell table:style-name="ce45" office:value-type="float" office:value="111246" calcext:value-type="float">
            <text:p>111,246</text:p>
          </table:table-cell>
          <table:table-cell table:style-name="ce45" office:value-type="float" office:value="114031" calcext:value-type="float">
            <text:p>114,031</text:p>
          </table:table-cell>
          <table:table-cell/>
          <table:table-cell table:style-name="ce45" office:value-type="float" office:value="39543" calcext:value-type="float">
            <text:p>39,543</text:p>
          </table:table-cell>
          <table:table-cell table:style-name="ce45" office:value-type="float" office:value="35854" calcext:value-type="float">
            <text:p>35,854</text:p>
          </table:table-cell>
          <table:table-cell/>
          <table:table-cell table:style-name="ce45" office:value-type="float" office:value="84407" calcext:value-type="float">
            <text:p>84,407</text:p>
          </table:table-cell>
          <table:table-cell table:style-name="ce45" office:value-type="float" office:value="85375" calcext:value-type="float">
            <text:p>85,375</text:p>
          </table:table-cell>
          <table:table-cell/>
          <table:table-cell table:formula="of:=[.AW58]/([.AT58]+[.AW58]+[.AZ58])" office:value-type="float" office:value="0.168127859317335" calcext:value-type="float">
            <text:p>0.168127859317335</text:p>
          </table:table-cell>
          <table:table-cell table:formula="of:=[.AX58]/([.AU58]+[.AX58]+[.BA58])" office:value-type="float" office:value="0.152401598231744" calcext:value-type="float">
            <text:p>0.15240159823174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90.0897" calcext:value-type="float">
            <text:p>90.0897</text:p>
          </table:table-cell>
          <table:table-cell table:style-name="ce17" office:value-type="float" office:value="90.1785" calcext:value-type="float">
            <text:p>90.1785</text:p>
          </table:table-cell>
          <table:table-cell/>
          <table:table-cell table:style-name="ce17" office:value-type="float" office:value="28.1977" calcext:value-type="float">
            <text:p>28.1977</text:p>
          </table:table-cell>
          <table:table-cell table:style-name="ce17" office:value-type="float" office:value="27.3777" calcext:value-type="float">
            <text:p>27.3777</text:p>
          </table:table-cell>
          <table:table-cell table:style-name="ce58" office:value-type="float" office:value="38.0597" calcext:value-type="float">
            <text:p>38.0597</text:p>
          </table:table-cell>
          <table:table-cell table:style-name="ce58" office:value-type="float" office:value="41.9491" calcext:value-type="float">
            <text:p>41.9491</text:p>
          </table:table-cell>
          <table:table-cell/>
          <table:table-cell table:style-name="ce17" office:value-type="float" office:value="1175" calcext:value-type="float">
            <text:p>1175</text:p>
          </table:table-cell>
          <table:table-cell table:style-name="ce17" office:value-type="float" office:value="1172.7" calcext:value-type="float">
            <text:p>1172.7</text:p>
          </table:table-cell>
          <table:table-cell table:style-name="ce31"/>
          <table:table-cell table:style-name="ce17" office:value-type="float" office:value="8.86" calcext:value-type="float">
            <text:p>8.86</text:p>
          </table:table-cell>
          <table:table-cell table:style-name="ce17" office:value-type="float" office:value="9.4" calcext:value-type="float">
            <text:p>9.4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5.2" calcext:value-type="float">
            <text:p>1135.2</text:p>
          </table:table-cell>
          <table:table-cell table:style-name="ce31"/>
          <table:table-cell table:style-name="ce17" office:value-type="float" office:value="2.07" calcext:value-type="float">
            <text:p>2.07</text:p>
          </table:table-cell>
          <table:table-cell table:style-name="ce17" office:value-type="float" office:value="2.65" calcext:value-type="float">
            <text:p>2.65</text:p>
          </table:table-cell>
          <table:table-cell/>
          <table:table-cell table:style-name="ce17" office:value-type="float" office:value="1107" calcext:value-type="float">
            <text:p>1107</text:p>
          </table:table-cell>
          <table:table-cell table:style-name="ce17" office:value-type="float" office:value="1106.6" calcext:value-type="float">
            <text:p>1106.6</text:p>
          </table:table-cell>
          <table:table-cell table:style-name="ce31"/>
          <table:table-cell table:style-name="ce17" office:value-type="float" office:value="2.53" calcext:value-type="float">
            <text:p>2.53</text:p>
          </table:table-cell>
          <table:table-cell table:style-name="ce17" office:value-type="float" office:value="1.93" calcext:value-type="float">
            <text:p>1.93</text:p>
          </table:table-cell>
          <table:table-cell/>
          <table:table-cell table:style-name="ce17" office:value-type="float" office:value="1052.4" calcext:value-type="float">
            <text:p>1052.4</text:p>
          </table:table-cell>
          <table:table-cell table:style-name="ce17" office:value-type="float" office:value="1053.3" calcext:value-type="float">
            <text:p>1053.3</text:p>
          </table:table-cell>
          <table:table-cell table:style-name="ce31"/>
          <table:table-cell table:style-name="ce17" office:value-type="float" office:value="6.81" calcext:value-type="float">
            <text:p>6.81</text:p>
          </table:table-cell>
          <table:table-cell table:style-name="ce17" office:value-type="float" office:value="6.28" calcext:value-type="float">
            <text:p>6.28</text:p>
          </table:table-cell>
          <table:table-cell/>
          <table:table-cell table:style-name="ce17" office:value-type="float" office:value="977.07" calcext:value-type="float">
            <text:p>977.07</text:p>
          </table:table-cell>
          <table:table-cell table:style-name="ce17" office:value-type="float" office:value="977.57" calcext:value-type="float">
            <text:p>977.57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.56" calcext:value-type="float">
            <text:p>9.56</text:p>
          </table:table-cell>
          <table:table-cell/>
          <table:table-cell table:style-name="ce45" office:value-type="float" office:value="115439" calcext:value-type="float">
            <text:p>115,439</text:p>
          </table:table-cell>
          <table:table-cell table:style-name="ce45" office:value-type="float" office:value="114757" calcext:value-type="float">
            <text:p>114,757</text:p>
          </table:table-cell>
          <table:table-cell/>
          <table:table-cell table:style-name="ce45" office:value-type="float" office:value="33886.5" calcext:value-type="float">
            <text:p>33,887</text:p>
          </table:table-cell>
          <table:table-cell table:style-name="ce45" office:value-type="float" office:value="34065" calcext:value-type="float">
            <text:p>34,065</text:p>
          </table:table-cell>
          <table:table-cell/>
          <table:table-cell table:style-name="ce45" office:value-type="float" office:value="86026" calcext:value-type="float">
            <text:p>86,026</text:p>
          </table:table-cell>
          <table:table-cell table:style-name="ce45" office:value-type="float" office:value="86651.5" calcext:value-type="float">
            <text:p>86,652</text:p>
          </table:table-cell>
          <table:table-cell/>
          <table:table-cell table:formula="of:=[.AW60]/([.AT60]+[.AW60]+[.AZ60])" office:value-type="float" office:value="0.143982511265065" calcext:value-type="float">
            <text:p>0.143982511265065</text:p>
          </table:table-cell>
          <table:table-cell table:formula="of:=[.AX60]/([.AU60]+[.AX60]+[.BA60])" office:value-type="float" office:value="0.144665960288525" calcext:value-type="float">
            <text:p>0.14466596028852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9403" calcext:value-type="float">
            <text:p>89.9403</text:p>
          </table:table-cell>
          <table:table-cell table:style-name="ce17" office:value-type="float" office:value="90.0567" calcext:value-type="float">
            <text:p>90.0567</text:p>
          </table:table-cell>
          <table:table-cell/>
          <table:table-cell table:style-name="ce17" office:value-type="float" office:value="28.1977" calcext:value-type="float">
            <text:p>28.1977</text:p>
          </table:table-cell>
          <table:table-cell table:style-name="ce17" office:value-type="float" office:value="27.5291" calcext:value-type="float">
            <text:p>27.5291</text:p>
          </table:table-cell>
          <table:table-cell table:style-name="ce58" office:value-type="float" office:value="36.4691" calcext:value-type="float">
            <text:p>36.4691</text:p>
          </table:table-cell>
          <table:table-cell table:style-name="ce58" office:value-type="float" office:value="37.3908" calcext:value-type="float">
            <text:p>37.3908</text:p>
          </table:table-cell>
          <table:table-cell/>
          <table:table-cell table:style-name="ce17" office:value-type="float" office:value="1172" calcext:value-type="float">
            <text:p>1172</text:p>
          </table:table-cell>
          <table:table-cell table:style-name="ce17" office:value-type="float" office:value="1172.9" calcext:value-type="float">
            <text:p>1172.9</text:p>
          </table:table-cell>
          <table:table-cell table:style-name="ce31"/>
          <table:table-cell table:style-name="ce17" office:value-type="float" office:value="9.19" calcext:value-type="float">
            <text:p>9.19</text:p>
          </table:table-cell>
          <table:table-cell table:style-name="ce17" office:value-type="float" office:value="9.16" calcext:value-type="float">
            <text:p>9.16</text:p>
          </table:table-cell>
          <table:table-cell/>
          <table:table-cell table:number-columns-repeated="2" table:style-name="ce17" office:value-type="float" office:value="1133.9" calcext:value-type="float">
            <text:p>1133.9</text:p>
          </table:table-cell>
          <table:table-cell table:style-name="ce31"/>
          <table:table-cell table:style-name="ce17" office:value-type="float" office:value="2.39" calcext:value-type="float">
            <text:p>2.39</text:p>
          </table:table-cell>
          <table:table-cell table:style-name="ce17" office:value-type="float" office:value="2.31" calcext:value-type="float">
            <text:p>2.31</text:p>
          </table:table-cell>
          <table:table-cell/>
          <table:table-cell table:style-name="ce17" office:value-type="float" office:value="1104.7" calcext:value-type="float">
            <text:p>1104.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16" calcext:value-type="float">
            <text:p>2.16</text:p>
          </table:table-cell>
          <table:table-cell table:style-name="ce17" office:value-type="float" office:value="2.23" calcext:value-type="float">
            <text:p>2.23</text:p>
          </table:table-cell>
          <table:table-cell/>
          <table:table-cell table:style-name="ce17" office:value-type="float" office:value="1050.7" calcext:value-type="float">
            <text:p>1050.7</text:p>
          </table:table-cell>
          <table:table-cell table:style-name="ce17" office:value-type="float" office:value="1053.7" calcext:value-type="float">
            <text:p>1053.7</text:p>
          </table:table-cell>
          <table:table-cell table:style-name="ce31"/>
          <table:table-cell table:style-name="ce17" office:value-type="float" office:value="6.48" calcext:value-type="float">
            <text:p>6.48</text:p>
          </table:table-cell>
          <table:table-cell table:style-name="ce17" office:value-type="float" office:value="6.49" calcext:value-type="float">
            <text:p>6.49</text:p>
          </table:table-cell>
          <table:table-cell/>
          <table:table-cell table:style-name="ce17" office:value-type="float" office:value="976.16" calcext:value-type="float">
            <text:p>976.16</text:p>
          </table:table-cell>
          <table:table-cell table:style-name="ce17" office:value-type="float" office:value="978.39" calcext:value-type="float">
            <text:p>978.39</text:p>
          </table:table-cell>
          <table:table-cell table:style-name="ce31"/>
          <table:table-cell table:style-name="ce17" office:value-type="float" office:value="9.77" calcext:value-type="float">
            <text:p>9.77</text:p>
          </table:table-cell>
          <table:table-cell table:style-name="ce17" office:value-type="float" office:value="9.83" calcext:value-type="float">
            <text:p>9.83</text:p>
          </table:table-cell>
          <table:table-cell/>
          <table:table-cell table:style-name="ce45" office:value-type="float" office:value="115624" calcext:value-type="float">
            <text:p>115,624</text:p>
          </table:table-cell>
          <table:table-cell table:style-name="ce45" office:value-type="float" office:value="116112" calcext:value-type="float">
            <text:p>116,112</text:p>
          </table:table-cell>
          <table:table-cell/>
          <table:table-cell table:style-name="ce45" office:value-type="float" office:value="34600" calcext:value-type="float">
            <text:p>34,600</text:p>
          </table:table-cell>
          <table:table-cell table:style-name="ce45" office:value-type="float" office:value="33925.5" calcext:value-type="float">
            <text:p>33,926</text:p>
          </table:table-cell>
          <table:table-cell/>
          <table:table-cell table:style-name="ce45" office:value-type="float" office:value="85021.5" calcext:value-type="float">
            <text:p>85,022</text:p>
          </table:table-cell>
          <table:table-cell table:style-name="ce45" office:value-type="float" office:value="85004.5" calcext:value-type="float">
            <text:p>85,005</text:p>
          </table:table-cell>
          <table:table-cell/>
          <table:table-cell table:formula="of:=[.AW62]/([.AT62]+[.AW62]+[.AZ62])" office:value-type="float" office:value="0.147080390485684" calcext:value-type="float">
            <text:p>0.147080390485684</text:p>
          </table:table-cell>
          <table:table-cell table:formula="of:=[.AX62]/([.AU62]+[.AX62]+[.BA62])" office:value-type="float" office:value="0.144338033202577" calcext:value-type="float">
            <text:p>0.14433803320257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40:.D62])-MIN([.D40:.D62])" office:value-type="float" office:value="2" calcext:value-type="float">
            <text:p>2</text:p>
          </table:table-cell>
          <table:table-cell table:style-name="ce11" table:formula="of:=MAX([.E40:.E62])-MIN([.E40:.E62])" office:value-type="float" office:value="2" calcext:value-type="float">
            <text:p>2</text:p>
          </table:table-cell>
          <table:table-cell table:style-name="ce11" table:formula="of:=MAX([.F40:.F62])-MIN([.F40:.F62])" office:value-type="float" office:value="4" calcext:value-type="float">
            <text:p>4</text:p>
          </table:table-cell>
          <table:table-cell table:style-name="ce11" table:formula="of:=MAX([.G40:.G62])-MIN([.G40:.G62])" office:value-type="float" office:value="3" calcext:value-type="float">
            <text:p>3</text:p>
          </table:table-cell>
          <table:table-cell table:style-name="ce11" table:formula="of:=MAX([.H40:.H62])-MIN([.H40:.H62])" office:value-type="float" office:value="0.407699999999991" calcext:value-type="float">
            <text:p>0.407699999999991</text:p>
          </table:table-cell>
          <table:table-cell table:style-name="ce11" table:formula="of:=MAX([.I40:.I62])-MIN([.I40:.I62])" office:value-type="float" office:value="0.392899999999997" calcext:value-type="float">
            <text:p>0.392899999999997</text:p>
          </table:table-cell>
          <table:table-cell table:style-name="ce29"/>
          <table:table-cell table:style-name="ce11" table:formula="of:=MAX([.K40:.K62])-MIN([.K40:.K62])" office:value-type="float" office:value="1.0951" calcext:value-type="float">
            <text:p>1.0951</text:p>
          </table:table-cell>
          <table:table-cell table:style-name="ce11" table:formula="of:=MAX([.L40:.L62])-MIN([.L40:.L62])" office:value-type="float" office:value="0.950600000000001" calcext:value-type="float">
            <text:p>0.950600000000001</text:p>
          </table:table-cell>
          <table:table-cell table:style-name="ce59" table:formula="of:=MAX([.M40:.M62])-MIN([.M40:.M62])" office:value-type="float" office:value="11.0982" calcext:value-type="float">
            <text:p>11.0982</text:p>
          </table:table-cell>
          <table:table-cell table:style-name="ce59" table:formula="of:=MAX([.N40:.N62])-MIN([.N40:.N62])" office:value-type="float" office:value="9.5277" calcext:value-type="float">
            <text:p>9.5277</text:p>
          </table:table-cell>
          <table:table-cell table:style-name="ce23"/>
          <table:table-cell table:style-name="ce11" table:formula="of:=MAX([.P40:.P62])-MIN([.P40:.P62])" office:value-type="float" office:value="3.5" calcext:value-type="float">
            <text:p>3.5</text:p>
          </table:table-cell>
          <table:table-cell table:style-name="ce11" table:formula="of:=MAX([.Q40:.Q62])-MIN([.Q40:.Q62])" office:value-type="float" office:value="2" calcext:value-type="float">
            <text:p>2</text:p>
          </table:table-cell>
          <table:table-cell table:style-name="ce33"/>
          <table:table-cell table:style-name="ce11" table:formula="of:=MAX([.S40:.S62])-MIN([.S40:.S62])" office:value-type="float" office:value="0.4" calcext:value-type="float">
            <text:p>0.4</text:p>
          </table:table-cell>
          <table:table-cell table:style-name="ce11" table:formula="of:=MAX([.T40:.T62])-MIN([.T40:.T62])" office:value-type="float" office:value="0.58" calcext:value-type="float">
            <text:p>0.58</text:p>
          </table:table-cell>
          <table:table-cell table:style-name="ce23"/>
          <table:table-cell table:style-name="ce11" table:formula="of:=MAX([.V40:.V62])-MIN([.V40:.V62])" office:value-type="float" office:value="2.70000000000005" calcext:value-type="float">
            <text:p>2.70000000000005</text:p>
          </table:table-cell>
          <table:table-cell table:style-name="ce11" table:formula="of:=MAX([.W40:.W62])-MIN([.W40:.W62])" office:value-type="float" office:value="3.59999999999991" calcext:value-type="float">
            <text:p>3.59999999999991</text:p>
          </table:table-cell>
          <table:table-cell table:style-name="ce33"/>
          <table:table-cell table:style-name="ce11" table:formula="of:=MAX([.Y40:.Y62])-MIN([.Y40:.Y62])" office:value-type="float" office:value="0.41" calcext:value-type="float">
            <text:p>0.41</text:p>
          </table:table-cell>
          <table:table-cell table:style-name="ce11" table:formula="of:=MAX([.Z40:.Z62])-MIN([.Z40:.Z62])" office:value-type="float" office:value="0.69" calcext:value-type="float">
            <text:p>0.69</text:p>
          </table:table-cell>
          <table:table-cell table:style-name="ce23"/>
          <table:table-cell table:style-name="ce11" table:formula="of:=MAX([.AB40:.AB62])-MIN([.AB40:.AB62])" office:value-type="float" office:value="2.29999999999995" calcext:value-type="float">
            <text:p>2.29999999999995</text:p>
          </table:table-cell>
          <table:table-cell table:style-name="ce11" table:formula="of:=MAX([.AC40:.AC62])-MIN([.AC40:.AC62])" office:value-type="float" office:value="2.39999999999986" calcext:value-type="float">
            <text:p>2.39999999999986</text:p>
          </table:table-cell>
          <table:table-cell table:style-name="ce33"/>
          <table:table-cell table:style-name="ce11" table:formula="of:=MAX([.AE40:.AE62])-MIN([.AE40:.AE62])" office:value-type="float" office:value="0.39" calcext:value-type="float">
            <text:p>0.39</text:p>
          </table:table-cell>
          <table:table-cell table:style-name="ce11" table:formula="of:=MAX([.AF40:.AF62])-MIN([.AF40:.AF62])" office:value-type="float" office:value="0.65" calcext:value-type="float">
            <text:p>0.65</text:p>
          </table:table-cell>
          <table:table-cell table:style-name="ce23"/>
          <table:table-cell table:style-name="ce11" table:formula="of:=MAX([.AH40:.AH62])-MIN([.AH40:.AH62])" office:value-type="float" office:value="1.80000000000018" calcext:value-type="float">
            <text:p>1.80000000000018</text:p>
          </table:table-cell>
          <table:table-cell table:style-name="ce11" table:formula="of:=MAX([.AI40:.AI62])-MIN([.AI40:.AI62])" office:value-type="float" office:value="2.59999999999991" calcext:value-type="float">
            <text:p>2.59999999999991</text:p>
          </table:table-cell>
          <table:table-cell table:style-name="ce33"/>
          <table:table-cell table:style-name="ce11" table:formula="of:=MAX([.AK40:.AK62])-MIN([.AK40:.AK62])" office:value-type="float" office:value="0.39" calcext:value-type="float">
            <text:p>0.39</text:p>
          </table:table-cell>
          <table:table-cell table:style-name="ce11" table:formula="of:=MAX([.AL40:.AL62])-MIN([.AL40:.AL62])" office:value-type="float" office:value="0.64" calcext:value-type="float">
            <text:p>0.64</text:p>
          </table:table-cell>
          <table:table-cell table:style-name="ce23"/>
          <table:table-cell table:style-name="ce11" table:formula="of:=MAX([.AN40:.AN62])-MIN([.AN40:.AN62])" office:value-type="float" office:value="2.67000000000007" calcext:value-type="float">
            <text:p>2.67000000000007</text:p>
          </table:table-cell>
          <table:table-cell table:style-name="ce11" table:formula="of:=MAX([.AO40:.AO62])-MIN([.AO40:.AO62])" office:value-type="float" office:value="4.15999999999997" calcext:value-type="float">
            <text:p>4.15999999999997</text:p>
          </table:table-cell>
          <table:table-cell table:style-name="ce33"/>
          <table:table-cell table:style-name="ce11" table:formula="of:=MAX([.AQ40:.AQ62])-MIN([.AQ40:.AQ62])" office:value-type="float" office:value="0.4" calcext:value-type="float">
            <text:p>0.4</text:p>
          </table:table-cell>
          <table:table-cell table:style-name="ce11" table:formula="of:=MAX([.AR40:.AR62])-MIN([.AR40:.AR62])" office:value-type="float" office:value="0.539999999999999" calcext:value-type="float">
            <text:p>0.539999999999999</text:p>
          </table:table-cell>
          <table:table-cell table:style-name="ce23"/>
          <table:table-cell table:style-name="ce68" table:formula="of:=MAX([.AT40:.AT62])-MIN([.AT40:.AT62])" office:value-type="float" office:value="7621" calcext:value-type="float">
            <text:p>7,621</text:p>
          </table:table-cell>
          <table:table-cell table:style-name="ce68" table:formula="of:=MAX([.AU40:.AU62])-MIN([.AU40:.AU62])" office:value-type="float" office:value="3496" calcext:value-type="float">
            <text:p>3,496</text:p>
          </table:table-cell>
          <table:table-cell table:style-name="ce72"/>
          <table:table-cell table:style-name="ce68" table:formula="of:=MAX([.AW40:.AW62])-MIN([.AW40:.AW62])" office:value-type="float" office:value="7717" calcext:value-type="float">
            <text:p>7,717</text:p>
          </table:table-cell>
          <table:table-cell table:style-name="ce68" table:formula="of:=MAX([.AX40:.AX62])-MIN([.AX40:.AX62])" office:value-type="float" office:value="3785.5" calcext:value-type="float">
            <text:p>3,786</text:p>
          </table:table-cell>
          <table:table-cell table:style-name="ce72"/>
          <table:table-cell table:style-name="ce68" table:formula="of:=MAX([.AZ40:.AZ62])-MIN([.AZ40:.AZ62])" office:value-type="float" office:value="1777.2" calcext:value-type="float">
            <text:p>1,777</text:p>
          </table:table-cell>
          <table:table-cell table:style-name="ce68" table:formula="of:=MAX([.BA40:.BA62])-MIN([.BA40:.BA62])" office:value-type="float" office:value="2563" calcext:value-type="float">
            <text:p>2,563</text:p>
          </table:table-cell>
          <table:table-cell table:style-name="ce46"/>
          <table:table-cell table:style-name="ce11" table:formula="of:=MAX([.BC40:.BC62])-MIN([.BC40:.BC62])" office:value-type="float" office:value="0.0328341510402359" calcext:value-type="float">
            <text:p>0.032834151040236</text:p>
          </table:table-cell>
          <table:table-cell table:style-name="ce11" table:formula="of:=MAX([.BD40:.BD62])-MIN([.BD40:.BD62])" office:value-type="float" office:value="0.0161700827122152" calcext:value-type="float">
            <text:p>0.016170082712215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40:.D62];3)-QUARTILE([.D40:.D62];1)" office:value-type="float" office:value="1" calcext:value-type="float">
            <text:p>1</text:p>
          </table:table-cell>
          <table:table-cell table:style-name="ce13" table:formula="of:=QUARTILE([.E40:.E62];3)-QUARTILE([.E40:.E62];1)" office:value-type="float" office:value="0.25" calcext:value-type="float">
            <text:p>0.25</text:p>
          </table:table-cell>
          <table:table-cell table:style-name="ce13" table:formula="of:=QUARTILE([.F40:.F62];3)-QUARTILE([.F40:.F62];1)" office:value-type="float" office:value="1" calcext:value-type="float">
            <text:p>1</text:p>
          </table:table-cell>
          <table:table-cell table:style-name="ce13" table:formula="of:=QUARTILE([.G40:.G62];3)-QUARTILE([.G40:.G62];1)" office:value-type="float" office:value="0.25" calcext:value-type="float">
            <text:p>0.25</text:p>
          </table:table-cell>
          <table:table-cell table:style-name="ce13" table:formula="of:=QUARTILE([.H40:.H62];3)-QUARTILE([.H40:.H62];1)" office:value-type="float" office:value="0.181899999999985" calcext:value-type="float">
            <text:p>0.181899999999985</text:p>
          </table:table-cell>
          <table:table-cell table:style-name="ce13" table:formula="of:=QUARTILE([.I40:.I62];3)-QUARTILE([.I40:.I62];1)" office:value-type="float" office:value="0.19635000000001" calcext:value-type="float">
            <text:p>0.19635000000001</text:p>
          </table:table-cell>
          <table:table-cell table:style-name="ce30"/>
          <table:table-cell table:style-name="ce13" table:formula="of:=QUARTILE([.K40:.K62];3)-QUARTILE([.K40:.K62];1)" office:value-type="float" office:value="0.268700000000003" calcext:value-type="float">
            <text:p>0.268700000000003</text:p>
          </table:table-cell>
          <table:table-cell table:style-name="ce13" table:formula="of:=QUARTILE([.L40:.L62];3)-QUARTILE([.L40:.L62];1)" office:value-type="float" office:value="0.1403" calcext:value-type="float">
            <text:p>0.1403</text:p>
          </table:table-cell>
          <table:table-cell table:style-name="ce59" table:formula="of:=QUARTILE([.M40:.M62];3)-QUARTILE([.M40:.M62];1)" office:value-type="float" office:value="6.577675" calcext:value-type="float">
            <text:p>6.577675</text:p>
          </table:table-cell>
          <table:table-cell table:style-name="ce59" table:formula="of:=QUARTILE([.N40:.N62];3)-QUARTILE([.N40:.N62];1)" office:value-type="float" office:value="2.77915" calcext:value-type="float">
            <text:p>2.77915</text:p>
          </table:table-cell>
          <table:table-cell table:style-name="ce32"/>
          <table:table-cell table:style-name="ce13" table:formula="of:=QUARTILE([.P40:.P62];3)-QUARTILE([.P40:.P62];1)" office:value-type="float" office:value="0.699999999999818" calcext:value-type="float">
            <text:p>0.699999999999818</text:p>
          </table:table-cell>
          <table:table-cell table:style-name="ce13" table:formula="of:=QUARTILE([.Q40:.Q62];3)-QUARTILE([.Q40:.Q62];1)" office:value-type="float" office:value="0.449999999999818" calcext:value-type="float">
            <text:p>0.449999999999818</text:p>
          </table:table-cell>
          <table:table-cell table:style-name="ce34"/>
          <table:table-cell table:style-name="ce13" table:formula="of:=QUARTILE([.S40:.S62];3)-QUARTILE([.S40:.S62];1)" office:value-type="float" office:value="0.1775" calcext:value-type="float">
            <text:p>0.1775</text:p>
          </table:table-cell>
          <table:table-cell table:style-name="ce13" table:formula="of:=QUARTILE([.T40:.T62];3)-QUARTILE([.T40:.T62];1)" office:value-type="float" office:value="0.2575" calcext:value-type="float">
            <text:p>0.2575</text:p>
          </table:table-cell>
          <table:table-cell table:style-name="ce32"/>
          <table:table-cell table:style-name="ce13" table:formula="of:=QUARTILE([.V40:.V62];3)-QUARTILE([.V40:.V62];1)" office:value-type="float" office:value="0.375" calcext:value-type="float">
            <text:p>0.375</text:p>
          </table:table-cell>
          <table:table-cell table:style-name="ce13" table:formula="of:=QUARTILE([.W40:.W62];3)-QUARTILE([.W40:.W62];1)" office:value-type="float" office:value="0.224999999999909" calcext:value-type="float">
            <text:p>0.224999999999909</text:p>
          </table:table-cell>
          <table:table-cell table:style-name="ce36"/>
          <table:table-cell table:style-name="ce13" table:formula="of:=QUARTILE([.Y40:.Y62];3)-QUARTILE([.Y40:.Y62];1)" office:value-type="float" office:value="0.1925" calcext:value-type="float">
            <text:p>0.1925</text:p>
          </table:table-cell>
          <table:table-cell table:style-name="ce13" table:formula="of:=QUARTILE([.Z40:.Z62];3)-QUARTILE([.Z40:.Z62];1)" office:value-type="float" office:value="0.2375" calcext:value-type="float">
            <text:p>0.2375</text:p>
          </table:table-cell>
          <table:table-cell table:style-name="ce32"/>
          <table:table-cell table:style-name="ce13" table:formula="of:=QUARTILE([.AB40:.AB62];3)-QUARTILE([.AB40:.AB62];1)" office:value-type="float" office:value="0.100000000000136" calcext:value-type="float">
            <text:p>0.100000000000136</text:p>
          </table:table-cell>
          <table:table-cell table:style-name="ce13" table:formula="of:=QUARTILE([.AC40:.AC62];3)-QUARTILE([.AC40:.AC62];1)" office:value-type="float" office:value="0.225000000000136" calcext:value-type="float">
            <text:p>0.225000000000136</text:p>
          </table:table-cell>
          <table:table-cell table:style-name="ce36"/>
          <table:table-cell table:style-name="ce13" table:formula="of:=QUARTILE([.AE40:.AE62];3)-QUARTILE([.AE40:.AE62];1)" office:value-type="float" office:value="0.185" calcext:value-type="float">
            <text:p>0.185</text:p>
          </table:table-cell>
          <table:table-cell table:style-name="ce13" table:formula="of:=QUARTILE([.AF40:.AF62];3)-QUARTILE([.AF40:.AF62];1)" office:value-type="float" office:value="0.2775" calcext:value-type="float">
            <text:p>0.2775</text:p>
          </table:table-cell>
          <table:table-cell table:style-name="ce32"/>
          <table:table-cell table:style-name="ce13" table:formula="of:=QUARTILE([.AH40:.AH62];3)-QUARTILE([.AH40:.AH62];1)" office:value-type="float" office:value="0.549999999999955" calcext:value-type="float">
            <text:p>0.549999999999955</text:p>
          </table:table-cell>
          <table:table-cell table:style-name="ce13" table:formula="of:=QUARTILE([.AI40:.AI62];3)-QUARTILE([.AI40:.AI62];1)" office:value-type="float" office:value="0.525000000000091" calcext:value-type="float">
            <text:p>0.525000000000091</text:p>
          </table:table-cell>
          <table:table-cell table:style-name="ce36"/>
          <table:table-cell table:style-name="ce13" table:formula="of:=QUARTILE([.AK40:.AK62];3)-QUARTILE([.AK40:.AK62];1)" office:value-type="float" office:value="0.195" calcext:value-type="float">
            <text:p>0.195</text:p>
          </table:table-cell>
          <table:table-cell table:style-name="ce13" table:formula="of:=QUARTILE([.AL40:.AL62];3)-QUARTILE([.AL40:.AL62];1)" office:value-type="float" office:value="0.23" calcext:value-type="float">
            <text:p>0.23</text:p>
          </table:table-cell>
          <table:table-cell table:style-name="ce32"/>
          <table:table-cell table:style-name="ce13" table:formula="of:=QUARTILE([.AN40:.AN62];3)-QUARTILE([.AN40:.AN62];1)" office:value-type="float" office:value="0.8125" calcext:value-type="float">
            <text:p>0.8125</text:p>
          </table:table-cell>
          <table:table-cell table:style-name="ce13" table:formula="of:=QUARTILE([.AO40:.AO62];3)-QUARTILE([.AO40:.AO62];1)" office:value-type="float" office:value="0.657500000000027" calcext:value-type="float">
            <text:p>0.657500000000027</text:p>
          </table:table-cell>
          <table:table-cell table:style-name="ce36"/>
          <table:table-cell table:style-name="ce13" table:formula="of:=QUARTILE([.AQ40:.AQ62];3)-QUARTILE([.AQ40:.AQ62];1)" office:value-type="float" office:value="0.207500000000001" calcext:value-type="float">
            <text:p>0.207500000000001</text:p>
          </table:table-cell>
          <table:table-cell table:style-name="ce13" table:formula="of:=QUARTILE([.AR40:.AR62];3)-QUARTILE([.AR40:.AR62];1)" office:value-type="float" office:value="0.2575" calcext:value-type="float">
            <text:p>0.2575</text:p>
          </table:table-cell>
          <table:table-cell table:style-name="ce24"/>
          <table:table-cell table:style-name="ce69" table:formula="of:=QUARTILE([.AT40:.AT62];3)-QUARTILE([.AT40:.AT62];1)" office:value-type="float" office:value="3186.5" calcext:value-type="float">
            <text:p>3,187</text:p>
          </table:table-cell>
          <table:table-cell table:style-name="ce69" table:formula="of:=QUARTILE([.AU40:.AU62];3)-QUARTILE([.AU40:.AU62];1)" office:value-type="float" office:value="1313.75" calcext:value-type="float">
            <text:p>1,314</text:p>
          </table:table-cell>
          <table:table-cell table:style-name="ce72"/>
          <table:table-cell table:style-name="ce69" table:formula="of:=QUARTILE([.AW40:.AW62];3)-QUARTILE([.AW40:.AW62];1)" office:value-type="float" office:value="3485.625" calcext:value-type="float">
            <text:p>3,486</text:p>
          </table:table-cell>
          <table:table-cell table:style-name="ce69" table:formula="of:=QUARTILE([.AX40:.AX62];3)-QUARTILE([.AX40:.AX62];1)" office:value-type="float" office:value="2314.75" calcext:value-type="float">
            <text:p>2,315</text:p>
          </table:table-cell>
          <table:table-cell table:style-name="ce72"/>
          <table:table-cell table:style-name="ce69" table:formula="of:=QUARTILE([.AZ40:.AZ62];3)-QUARTILE([.AZ40:.AZ62];1)" office:value-type="float" office:value="653" calcext:value-type="float">
            <text:p>653</text:p>
          </table:table-cell>
          <table:table-cell table:style-name="ce69" table:formula="of:=QUARTILE([.BA40:.BA62];3)-QUARTILE([.BA40:.BA62];1)" office:value-type="float" office:value="1437.625" calcext:value-type="float">
            <text:p>1,438</text:p>
          </table:table-cell>
          <table:table-cell table:style-name="ce46"/>
          <table:table-cell table:style-name="ce13" table:formula="of:=QUARTILE([.BC40:.BC62];3)-QUARTILE([.BC40:.BC62];1)" office:value-type="float" office:value="0.0148285852484005" calcext:value-type="float">
            <text:p>0.014828585248401</text:p>
          </table:table-cell>
          <table:table-cell table:style-name="ce13" table:formula="of:=QUARTILE([.BD40:.BD62];3)-QUARTILE([.BD40:.BD62];1)" office:value-type="float" office:value="0.00983493988985809" calcext:value-type="float">
            <text:p>0.009834939889858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number-columns-repeated="2" table:style-name="ce17" office:value-type="float" office:value="438" calcext:value-type="float">
            <text:p>438</text:p>
          </table:table-cell>
          <table:table-cell table:number-columns-repeated="2" table:style-name="ce17" office:value-type="float" office:value="1161" calcext:value-type="float">
            <text:p>1161</text:p>
          </table:table-cell>
          <table:table-cell table:style-name="ce17" office:value-type="float" office:value="90.0305" calcext:value-type="float">
            <text:p>90.0305</text:p>
          </table:table-cell>
          <table:table-cell table:style-name="ce17" office:value-type="float" office:value="90.1457" calcext:value-type="float">
            <text:p>90.1457</text:p>
          </table:table-cell>
          <table:table-cell/>
          <table:table-cell table:style-name="ce17" office:value-type="float" office:value="28.1977" calcext:value-type="float">
            <text:p>28.1977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6.9048" calcext:value-type="float">
            <text:p>46.9048</text:p>
          </table:table-cell>
          <table:table-cell table:style-name="ce58" office:value-type="float" office:value="57.2942" calcext:value-type="float">
            <text:p>57.2942</text:p>
          </table:table-cell>
          <table:table-cell/>
          <table:table-cell table:style-name="ce17" office:value-type="float" office:value="1174.5" calcext:value-type="float">
            <text:p>1174.5</text:p>
          </table:table-cell>
          <table:table-cell table:style-name="ce17" office:value-type="float" office:value="1173.7" calcext:value-type="float">
            <text:p>1173.7</text:p>
          </table:table-cell>
          <table:table-cell table:style-name="ce31"/>
          <table:table-cell table:style-name="ce17" office:value-type="float" office:value="9.03" calcext:value-type="float">
            <text:p>9.03</text:p>
          </table:table-cell>
          <table:table-cell table:style-name="ce17" office:value-type="float" office:value="8.76" calcext:value-type="float">
            <text:p>8.76</text:p>
          </table:table-cell>
          <table:table-cell/>
          <table:table-cell table:style-name="ce17" office:value-type="float" office:value="1135.8" calcext:value-type="float">
            <text:p>1135.8</text:p>
          </table:table-cell>
          <table:table-cell table:style-name="ce17" office:value-type="float" office:value="1133.6" calcext:value-type="float">
            <text:p>1133.6</text:p>
          </table:table-cell>
          <table:table-cell table:style-name="ce31"/>
          <table:table-cell table:style-name="ce17" office:value-type="float" office:value="2.23" calcext:value-type="float">
            <text:p>2.23</text:p>
          </table:table-cell>
          <table:table-cell table:style-name="ce17" office:value-type="float" office:value="1.96" calcext:value-type="float">
            <text:p>1.96</text:p>
          </table:table-cell>
          <table:table-cell/>
          <table:table-cell table:style-name="ce17" office:value-type="float" office:value="1106.9" calcext:value-type="float">
            <text:p>1106.9</text:p>
          </table:table-cell>
          <table:table-cell table:style-name="ce17" office:value-type="float" office:value="1106.1" calcext:value-type="float">
            <text:p>1106.1</text:p>
          </table:table-cell>
          <table:table-cell table:style-name="ce31"/>
          <table:table-cell table:style-name="ce17" office:value-type="float" office:value="2.31" calcext:value-type="float">
            <text:p>2.31</text:p>
          </table:table-cell>
          <table:table-cell table:style-name="ce17" office:value-type="float" office:value="2.59" calcext:value-type="float">
            <text:p>2.59</text:p>
          </table:table-cell>
          <table:table-cell/>
          <table:table-cell table:style-name="ce17" office:value-type="float" office:value="1053" calcext:value-type="float">
            <text:p>1053</text:p>
          </table:table-cell>
          <table:table-cell table:style-name="ce17" office:value-type="float" office:value="1053.6" calcext:value-type="float">
            <text:p>1053.6</text:p>
          </table:table-cell>
          <table:table-cell table:style-name="ce31"/>
          <table:table-cell table:style-name="ce17" office:value-type="float" office:value="6.63" calcext:value-type="float">
            <text:p>6.63</text:p>
          </table:table-cell>
          <table:table-cell table:style-name="ce17" office:value-type="float" office:value="6.92" calcext:value-type="float">
            <text:p>6.92</text:p>
          </table:table-cell>
          <table:table-cell/>
          <table:table-cell table:style-name="ce17" office:value-type="float" office:value="976.49" calcext:value-type="float">
            <text:p>976.49</text:p>
          </table:table-cell>
          <table:table-cell table:style-name="ce17" office:value-type="float" office:value="977.44" calcext:value-type="float">
            <text:p>977.44</text:p>
          </table:table-cell>
          <table:table-cell table:style-name="ce31"/>
          <table:table-cell table:style-name="ce17" office:value-type="float" office:value="9.88" calcext:value-type="float">
            <text:p>9.88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10993" calcext:value-type="float">
            <text:p>110,993</text:p>
          </table:table-cell>
          <table:table-cell table:style-name="ce45" office:value-type="float" office:value="109517" calcext:value-type="float">
            <text:p>109,517</text:p>
          </table:table-cell>
          <table:table-cell/>
          <table:table-cell table:style-name="ce45" office:value-type="float" office:value="39008" calcext:value-type="float">
            <text:p>39,008</text:p>
          </table:table-cell>
          <table:table-cell table:style-name="ce45" office:value-type="float" office:value="41253" calcext:value-type="float">
            <text:p>41,253</text:p>
          </table:table-cell>
          <table:table-cell/>
          <table:table-cell table:style-name="ce45" office:value-type="float" office:value="82721" calcext:value-type="float">
            <text:p>82,721</text:p>
          </table:table-cell>
          <table:table-cell table:style-name="ce45" office:value-type="float" office:value="81686.5" calcext:value-type="float">
            <text:p>81,687</text:p>
          </table:table-cell>
          <table:table-cell/>
          <table:table-cell table:formula="of:=[.AW70]/([.AT70]+[.AW70]+[.AZ70])" office:value-type="float" office:value="0.167616297556742" calcext:value-type="float">
            <text:p>0.167616297556742</text:p>
          </table:table-cell>
          <table:table-cell table:formula="of:=[.AX70]/([.AU70]+[.AX70]+[.BA70])" office:value-type="float" office:value="0.177465461279852" calcext:value-type="float">
            <text:p>0.17746546127985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89.9382" calcext:value-type="float">
            <text:p>89.9382</text:p>
          </table:table-cell>
          <table:table-cell table:style-name="ce17" office:value-type="float" office:value="89.9707" calcext:value-type="float">
            <text:p>89.9707</text:p>
          </table:table-cell>
          <table:table-cell/>
          <table:table-cell table:style-name="ce17" office:value-type="float" office:value="27.8015" calcext:value-type="float">
            <text:p>27.8015</text:p>
          </table:table-cell>
          <table:table-cell table:style-name="ce17" office:value-type="float" office:value="28.0725" calcext:value-type="float">
            <text:p>28.0725</text:p>
          </table:table-cell>
          <table:table-cell table:style-name="ce58" office:value-type="float" office:value="50.3679" calcext:value-type="float">
            <text:p>50.3679</text:p>
          </table:table-cell>
          <table:table-cell table:style-name="ce58" office:value-type="float" office:value="50.5494" calcext:value-type="float">
            <text:p>50.5494</text:p>
          </table:table-cell>
          <table:table-cell/>
          <table:table-cell table:style-name="ce17" office:value-type="float" office:value="1174.4" calcext:value-type="float">
            <text:p>1174.4</text:p>
          </table:table-cell>
          <table:table-cell table:style-name="ce17" office:value-type="float" office:value="1173.3" calcext:value-type="float">
            <text:p>1173.3</text:p>
          </table:table-cell>
          <table:table-cell table:style-name="ce31"/>
          <table:table-cell table:style-name="ce17" office:value-type="float" office:value="8.98" calcext:value-type="float">
            <text:p>8.98</text:p>
          </table:table-cell>
          <table:table-cell table:style-name="ce17" office:value-type="float" office:value="8.95" calcext:value-type="float">
            <text:p>8.95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5.7" calcext:value-type="float">
            <text:p>1135.7</text:p>
          </table:table-cell>
          <table:table-cell table:style-name="ce31"/>
          <table:table-cell table:style-name="ce17" office:value-type="float" office:value="2.18" calcext:value-type="float">
            <text:p>2.18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.4" calcext:value-type="float">
            <text:p>2.4</text:p>
          </table:table-cell>
          <table:table-cell/>
          <table:table-cell table:style-name="ce17" office:value-type="float" office:value="1053" calcext:value-type="float">
            <text:p>1053</text:p>
          </table:table-cell>
          <table:table-cell table:style-name="ce17" office:value-type="float" office:value="1054.2" calcext:value-type="float">
            <text:p>1054.2</text:p>
          </table:table-cell>
          <table:table-cell table:style-name="ce31"/>
          <table:table-cell table:style-name="ce17" office:value-type="float" office:value="6.63" calcext:value-type="float">
            <text:p>6.63</text:p>
          </table:table-cell>
          <table:table-cell table:style-name="ce17" office:value-type="float" office:value="6.72" calcext:value-type="float">
            <text:p>6.72</text:p>
          </table:table-cell>
          <table:table-cell/>
          <table:table-cell table:style-name="ce17" office:value-type="float" office:value="976.67" calcext:value-type="float">
            <text:p>976.67</text:p>
          </table:table-cell>
          <table:table-cell table:style-name="ce17" office:value-type="float" office:value="977.95" calcext:value-type="float">
            <text:p>977.95</text:p>
          </table:table-cell>
          <table:table-cell table:style-name="ce31"/>
          <table:table-cell table:style-name="ce17" office:value-type="float" office:value="9.94" calcext:value-type="float">
            <text:p>9.94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09626" calcext:value-type="float">
            <text:p>109,626</text:p>
          </table:table-cell>
          <table:table-cell table:style-name="ce45" office:value-type="float" office:value="114397" calcext:value-type="float">
            <text:p>114,397</text:p>
          </table:table-cell>
          <table:table-cell/>
          <table:table-cell table:style-name="ce45" office:value-type="float" office:value="41408" calcext:value-type="float">
            <text:p>41,408</text:p>
          </table:table-cell>
          <table:table-cell table:style-name="ce45" office:value-type="float" office:value="35291" calcext:value-type="float">
            <text:p>35,291</text:p>
          </table:table-cell>
          <table:table-cell/>
          <table:table-cell table:style-name="ce45" office:value-type="float" office:value="81911.5" calcext:value-type="float">
            <text:p>81,912</text:p>
          </table:table-cell>
          <table:table-cell table:style-name="ce45" office:value-type="float" office:value="83015.5" calcext:value-type="float">
            <text:p>83,016</text:p>
          </table:table-cell>
          <table:table-cell/>
          <table:table-cell table:formula="of:=[.AW72]/([.AT72]+[.AW72]+[.AZ72])" office:value-type="float" office:value="0.177758316859523" calcext:value-type="float">
            <text:p>0.177758316859523</text:p>
          </table:table-cell>
          <table:table-cell table:formula="of:=[.AX72]/([.AU72]+[.AX72]+[.BA72])" office:value-type="float" office:value="0.151656507100237" calcext:value-type="float">
            <text:p>0.15165650710023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number-columns-repeated="2" table:style-name="ce17" office:value-type="float" office:value="439" calcext:value-type="float">
            <text:p>439</text:p>
          </table:table-cell>
          <table:table-cell table:number-columns-repeated="2" table:style-name="ce17" office:value-type="float" office:value="1160" calcext:value-type="float">
            <text:p>1160</text:p>
          </table:table-cell>
          <table:table-cell table:style-name="ce17" office:value-type="float" office:value="89.7807" calcext:value-type="float">
            <text:p>89.7807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style-name="ce17" office:value-type="float" office:value="27.8015" calcext:value-type="float">
            <text:p>27.8015</text:p>
          </table:table-cell>
          <table:table-cell table:style-name="ce17" office:value-type="float" office:value="28.0725" calcext:value-type="float">
            <text:p>28.0725</text:p>
          </table:table-cell>
          <table:table-cell table:style-name="ce58" office:value-type="float" office:value="48.6468" calcext:value-type="float">
            <text:p>48.6468</text:p>
          </table:table-cell>
          <table:table-cell table:style-name="ce58" office:value-type="float" office:value="45.3447" calcext:value-type="float">
            <text:p>45.3447</text:p>
          </table:table-cell>
          <table:table-cell/>
          <table:table-cell table:style-name="ce17" office:value-type="float" office:value="1173.4" calcext:value-type="float">
            <text:p>1173.4</text:p>
          </table:table-cell>
          <table:table-cell table:style-name="ce17" office:value-type="float" office:value="1173.5" calcext:value-type="float">
            <text:p>1173.5</text:p>
          </table:table-cell>
          <table:table-cell table:style-name="ce31"/>
          <table:table-cell table:style-name="ce17" office:value-type="float" office:value="8.98" calcext:value-type="float">
            <text:p>8.98</text:p>
          </table:table-cell>
          <table:table-cell table:style-name="ce17" office:value-type="float" office:value="9.02" calcext:value-type="float">
            <text:p>9.02</text:p>
          </table:table-cell>
          <table:table-cell/>
          <table:table-cell table:style-name="ce17" office:value-type="float" office:value="1133.7" calcext:value-type="float">
            <text:p>1133.7</text:p>
          </table:table-cell>
          <table:table-cell table:style-name="ce17" office:value-type="float" office:value="1135.8" calcext:value-type="float">
            <text:p>1135.8</text:p>
          </table:table-cell>
          <table:table-cell table:style-name="ce31"/>
          <table:table-cell table:style-name="ce17" office:value-type="float" office:value="2.13" calcext:value-type="float">
            <text:p>2.13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.38" calcext:value-type="float">
            <text:p>2.38</text:p>
          </table:table-cell>
          <table:table-cell/>
          <table:table-cell table:style-name="ce17" office:value-type="float" office:value="1053.1" calcext:value-type="float">
            <text:p>1053.1</text:p>
          </table:table-cell>
          <table:table-cell table:style-name="ce17" office:value-type="float" office:value="1054" calcext:value-type="float">
            <text:p>1054</text:p>
          </table:table-cell>
          <table:table-cell table:style-name="ce31"/>
          <table:table-cell table:style-name="ce17" office:value-type="float" office:value="6.69" calcext:value-type="float">
            <text:p>6.69</text:p>
          </table:table-cell>
          <table:table-cell table:style-name="ce17" office:value-type="float" office:value="6.64" calcext:value-type="float">
            <text:p>6.64</text:p>
          </table:table-cell>
          <table:table-cell/>
          <table:table-cell table:style-name="ce17" office:value-type="float" office:value="977.84" calcext:value-type="float">
            <text:p>977.84</text:p>
          </table:table-cell>
          <table:table-cell table:style-name="ce17" office:value-type="float" office:value="978.87" calcext:value-type="float">
            <text:p>978.87</text:p>
          </table:table-cell>
          <table:table-cell table:style-name="ce31"/>
          <table:table-cell table:style-name="ce17" office:value-type="float" office:value="9.99" calcext:value-type="float">
            <text:p>9.99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1258" calcext:value-type="float">
            <text:p>111,258</text:p>
          </table:table-cell>
          <table:table-cell table:style-name="ce45" office:value-type="float" office:value="117163" calcext:value-type="float">
            <text:p>117,163</text:p>
          </table:table-cell>
          <table:table-cell/>
          <table:table-cell table:style-name="ce45" office:value-type="float" office:value="37987" calcext:value-type="float">
            <text:p>37,987</text:p>
          </table:table-cell>
          <table:table-cell table:style-name="ce45" office:value-type="float" office:value="32387" calcext:value-type="float">
            <text:p>32,387</text:p>
          </table:table-cell>
          <table:table-cell/>
          <table:table-cell table:style-name="ce45" office:value-type="float" office:value="83675.5" calcext:value-type="float">
            <text:p>83,676</text:p>
          </table:table-cell>
          <table:table-cell table:style-name="ce45" office:value-type="float" office:value="83341.5" calcext:value-type="float">
            <text:p>83,342</text:p>
          </table:table-cell>
          <table:table-cell/>
          <table:table-cell table:formula="of:=[.AW74]/([.AT74]+[.AW74]+[.AZ74])" office:value-type="float" office:value="0.163089981345566" calcext:value-type="float">
            <text:p>0.163089981345566</text:p>
          </table:table-cell>
          <table:table-cell table:formula="of:=[.AX74]/([.AU74]+[.AX74]+[.BA74])" office:value-type="float" office:value="0.139064757623185" calcext:value-type="float">
            <text:p>0.13906475762318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number-columns-repeated="2" table:style-name="ce17" office:value-type="float" office:value="438" calcext:value-type="float">
            <text:p>438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0331" calcext:value-type="float">
            <text:p>90.0331</text:p>
          </table:table-cell>
          <table:table-cell table:style-name="ce17" office:value-type="float" office:value="89.7793" calcext:value-type="float">
            <text:p>89.7793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2471" calcext:value-type="float">
            <text:p>27.2471</text:p>
          </table:table-cell>
          <table:table-cell table:style-name="ce58" office:value-type="float" office:value="46.9144" calcext:value-type="float">
            <text:p>46.9144</text:p>
          </table:table-cell>
          <table:table-cell table:style-name="ce58" office:value-type="float" office:value="50.9456" calcext:value-type="float">
            <text:p>50.9456</text:p>
          </table:table-cell>
          <table:table-cell/>
          <table:table-cell table:style-name="ce17" office:value-type="float" office:value="1175.5" calcext:value-type="float">
            <text:p>1175.5</text:p>
          </table:table-cell>
          <table:table-cell table:style-name="ce17" office:value-type="float" office:value="1172.7" calcext:value-type="float">
            <text:p>1172.7</text:p>
          </table:table-cell>
          <table:table-cell table:style-name="ce31"/>
          <table:table-cell table:style-name="ce17" office:value-type="float" office:value="9.02" calcext:value-type="float">
            <text:p>9.02</text:p>
          </table:table-cell>
          <table:table-cell table:style-name="ce17" office:value-type="float" office:value="9.08" calcext:value-type="float">
            <text:p>9.08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3.9" calcext:value-type="float">
            <text:p>1133.9</text:p>
          </table:table-cell>
          <table:table-cell table:style-name="ce31"/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2.27" calcext:value-type="float">
            <text:p>2.27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31" calcext:value-type="float">
            <text:p>2.31</text:p>
          </table:table-cell>
          <table:table-cell table:style-name="ce17" office:value-type="float" office:value="2.27" calcext:value-type="float">
            <text:p>2.27</text:p>
          </table:table-cell>
          <table:table-cell/>
          <table:table-cell table:style-name="ce17" office:value-type="float" office:value="1051.9" calcext:value-type="float">
            <text:p>1051.9</text:p>
          </table:table-cell>
          <table:table-cell table:style-name="ce17" office:value-type="float" office:value="1054" calcext:value-type="float">
            <text:p>1054</text:p>
          </table:table-cell>
          <table:table-cell table:style-name="ce31"/>
          <table:table-cell table:style-name="ce17" office:value-type="float" office:value="6.58" calcext:value-type="float">
            <text:p>6.58</text:p>
          </table:table-cell>
          <table:table-cell table:style-name="ce17" office:value-type="float" office:value="6.64" calcext:value-type="float">
            <text:p>6.64</text:p>
          </table:table-cell>
          <table:table-cell/>
          <table:table-cell table:style-name="ce17" office:value-type="float" office:value="975.33" calcext:value-type="float">
            <text:p>975.33</text:p>
          </table:table-cell>
          <table:table-cell table:style-name="ce17" office:value-type="float" office:value="979.67" calcext:value-type="float">
            <text:p>979.67</text:p>
          </table:table-cell>
          <table:table-cell table:style-name="ce31"/>
          <table:table-cell table:style-name="ce17" office:value-type="float" office:value="9.83" calcext:value-type="float">
            <text:p>9.83</text:p>
          </table:table-cell>
          <table:table-cell table:style-name="ce17" office:value-type="float" office:value="9.92" calcext:value-type="float">
            <text:p>9.92</text:p>
          </table:table-cell>
          <table:table-cell/>
          <table:table-cell table:style-name="ce45" office:value-type="float" office:value="110091" calcext:value-type="float">
            <text:p>110,091</text:p>
          </table:table-cell>
          <table:table-cell table:style-name="ce45" office:value-type="float" office:value="114393" calcext:value-type="float">
            <text:p>114,393</text:p>
          </table:table-cell>
          <table:table-cell/>
          <table:table-cell table:style-name="ce45" office:value-type="float" office:value="40953.5" calcext:value-type="float">
            <text:p>40,954</text:p>
          </table:table-cell>
          <table:table-cell table:style-name="ce45" office:value-type="float" office:value="35823.5" calcext:value-type="float">
            <text:p>35,824</text:p>
          </table:table-cell>
          <table:table-cell/>
          <table:table-cell table:style-name="ce45" office:value-type="float" office:value="81244.5" calcext:value-type="float">
            <text:p>81,245</text:p>
          </table:table-cell>
          <table:table-cell table:style-name="ce45" office:value-type="float" office:value="82612" calcext:value-type="float">
            <text:p>82,612</text:p>
          </table:table-cell>
          <table:table-cell/>
          <table:table-cell table:formula="of:=[.AW76]/([.AT76]+[.AW76]+[.AZ76])" office:value-type="float" office:value="0.176304086719561" calcext:value-type="float">
            <text:p>0.176304086719561</text:p>
          </table:table-cell>
          <table:table-cell table:formula="of:=[.AX76]/([.AU76]+[.AX76]+[.BA76])" office:value-type="float" office:value="0.153862177525518" calcext:value-type="float">
            <text:p>0.15386217752551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8623" calcext:value-type="float">
            <text:p>89.8623</text:p>
          </table:table-cell>
          <table:table-cell table:style-name="ce17" office:value-type="float" office:value="90.0875" calcext:value-type="float">
            <text:p>90.0875</text:p>
          </table:table-cell>
          <table:table-cell/>
          <table:table-cell table:style-name="ce17" office:value-type="float" office:value="27.929" calcext:value-type="float">
            <text:p>27.929</text:p>
          </table:table-cell>
          <table:table-cell table:style-name="ce17" office:value-type="float" office:value="27.8015" calcext:value-type="float">
            <text:p>27.8015</text:p>
          </table:table-cell>
          <table:table-cell table:style-name="ce58" office:value-type="float" office:value="47.3694" calcext:value-type="float">
            <text:p>47.3694</text:p>
          </table:table-cell>
          <table:table-cell table:style-name="ce58" office:value-type="float" office:value="52.9749" calcext:value-type="float">
            <text:p>52.9749</text:p>
          </table:table-cell>
          <table:table-cell/>
          <table:table-cell table:style-name="ce17" office:value-type="float" office:value="1175.2" calcext:value-type="float">
            <text:p>1175.2</text:p>
          </table:table-cell>
          <table:table-cell table:style-name="ce17" office:value-type="float" office:value="1172.3" calcext:value-type="float">
            <text:p>1172.3</text:p>
          </table:table-cell>
          <table:table-cell table:style-name="ce31"/>
          <table:table-cell table:style-name="ce17" office:value-type="float" office:value="8.93" calcext:value-type="float">
            <text:p>8.93</text:p>
          </table:table-cell>
          <table:table-cell table:style-name="ce17" office:value-type="float" office:value="8.98" calcext:value-type="float">
            <text:p>8.98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3.7" calcext:value-type="float">
            <text:p>1133.7</text:p>
          </table:table-cell>
          <table:table-cell table:style-name="ce31"/>
          <table:table-cell table:style-name="ce17" office:value-type="float" office:value="2.14" calcext:value-type="float">
            <text:p>2.14</text:p>
          </table:table-cell>
          <table:table-cell table:style-name="ce17" office:value-type="float" office:value="2.13" calcext:value-type="float">
            <text:p>2.13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2.42" calcext:value-type="float">
            <text:p>2.42</text:p>
          </table:table-cell>
          <table:table-cell/>
          <table:table-cell table:style-name="ce17" office:value-type="float" office:value="1052.2" calcext:value-type="float">
            <text:p>1052.2</text:p>
          </table:table-cell>
          <table:table-cell table:style-name="ce17" office:value-type="float" office:value="1053.1" calcext:value-type="float">
            <text:p>1053.1</text:p>
          </table:table-cell>
          <table:table-cell table:style-name="ce31"/>
          <table:table-cell table:style-name="ce17" office:value-type="float" office:value="6.74" calcext:value-type="float">
            <text:p>6.74</text:p>
          </table:table-cell>
          <table:table-cell table:style-name="ce17" office:value-type="float" office:value="6.69" calcext:value-type="float">
            <text:p>6.69</text:p>
          </table:table-cell>
          <table:table-cell/>
          <table:table-cell table:style-name="ce17" office:value-type="float" office:value="975.66" calcext:value-type="float">
            <text:p>975.66</text:p>
          </table:table-cell>
          <table:table-cell table:style-name="ce17" office:value-type="float" office:value="978.84" calcext:value-type="float">
            <text:p>978.84</text:p>
          </table:table-cell>
          <table:table-cell table:style-name="ce31"/>
          <table:table-cell table:style-name="ce17" office:value-type="float" office:value="9.94" calcext:value-type="float">
            <text:p>9.94</text:p>
          </table:table-cell>
          <table:table-cell table:style-name="ce17" office:value-type="float" office:value="9.99" calcext:value-type="float">
            <text:p>9.99</text:p>
          </table:table-cell>
          <table:table-cell/>
          <table:table-cell table:style-name="ce45" office:value-type="float" office:value="110667" calcext:value-type="float">
            <text:p>110,667</text:p>
          </table:table-cell>
          <table:table-cell table:style-name="ce45" office:value-type="float" office:value="112602" calcext:value-type="float">
            <text:p>112,602</text:p>
          </table:table-cell>
          <table:table-cell/>
          <table:table-cell table:style-name="ce45" office:value-type="float" office:value="39114" calcext:value-type="float">
            <text:p>39,114</text:p>
          </table:table-cell>
          <table:table-cell table:style-name="ce45" office:value-type="float" office:value="38057" calcext:value-type="float">
            <text:p>38,057</text:p>
          </table:table-cell>
          <table:table-cell/>
          <table:table-cell table:style-name="ce45" office:value-type="float" office:value="83461" calcext:value-type="float">
            <text:p>83,461</text:p>
          </table:table-cell>
          <table:table-cell table:style-name="ce45" office:value-type="float" office:value="82093.5" calcext:value-type="float">
            <text:p>82,094</text:p>
          </table:table-cell>
          <table:table-cell/>
          <table:table-cell table:formula="of:=[.AW78]/([.AT78]+[.AW78]+[.AZ78])" office:value-type="float" office:value="0.16769706999597" calcext:value-type="float">
            <text:p>0.16769706999597</text:p>
          </table:table-cell>
          <table:table-cell table:formula="of:=[.AX78]/([.AU78]+[.AX78]+[.BA78])" office:value-type="float" office:value="0.163508447814739" calcext:value-type="float">
            <text:p>0.16350844781473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3" calcext:value-type="float">
            <text:p>1163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0596" calcext:value-type="float">
            <text:p>90.0596</text:p>
          </table:table-cell>
          <table:table-cell table:style-name="ce17" office:value-type="float" office:value="89.7772" calcext:value-type="float">
            <text:p>89.7772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8.0725" calcext:value-type="float">
            <text:p>28.0725</text:p>
          </table:table-cell>
          <table:table-cell table:style-name="ce58" office:value-type="float" office:value="46.9752" calcext:value-type="float">
            <text:p>46.9752</text:p>
          </table:table-cell>
          <table:table-cell table:style-name="ce58" office:value-type="float" office:value="44.3222" calcext:value-type="float">
            <text:p>44.3222</text:p>
          </table:table-cell>
          <table:table-cell/>
          <table:table-cell table:style-name="ce17" office:value-type="float" office:value="1175.8" calcext:value-type="float">
            <text:p>1175.8</text:p>
          </table:table-cell>
          <table:table-cell table:style-name="ce17" office:value-type="float" office:value="1172.6" calcext:value-type="float">
            <text:p>1172.6</text:p>
          </table:table-cell>
          <table:table-cell table:style-name="ce31"/>
          <table:table-cell table:style-name="ce17" office:value-type="float" office:value="8.78" calcext:value-type="float">
            <text:p>8.78</text:p>
          </table:table-cell>
          <table:table-cell table:style-name="ce17" office:value-type="float" office:value="9.07" calcext:value-type="float">
            <text:p>9.07</text:p>
          </table:table-cell>
          <table:table-cell/>
          <table:table-cell table:style-name="ce17" office:value-type="float" office:value="1134.6" calcext:value-type="float">
            <text:p>1134.6</text:p>
          </table:table-cell>
          <table:table-cell table:style-name="ce17" office:value-type="float" office:value="1135.8" calcext:value-type="float">
            <text:p>1135.8</text:p>
          </table:table-cell>
          <table:table-cell table:style-name="ce3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2.21" calcext:value-type="float">
            <text:p>2.21</text:p>
          </table:table-cell>
          <table:table-cell/>
          <table:table-cell table:style-name="ce17" office:value-type="float" office:value="1106.1" calcext:value-type="float">
            <text:p>1106.1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55" calcext:value-type="float">
            <text:p>2.55</text:p>
          </table:table-cell>
          <table:table-cell table:style-name="ce17" office:value-type="float" office:value="2.33" calcext:value-type="float">
            <text:p>2.33</text:p>
          </table:table-cell>
          <table:table-cell/>
          <table:table-cell table:style-name="ce17" office:value-type="float" office:value="1052.4" calcext:value-type="float">
            <text:p>1052.4</text:p>
          </table:table-cell>
          <table:table-cell table:style-name="ce17" office:value-type="float" office:value="1053.9" calcext:value-type="float">
            <text:p>1053.9</text:p>
          </table:table-cell>
          <table:table-cell table:style-name="ce31"/>
          <table:table-cell table:style-name="ce17" office:value-type="float" office:value="6.83" calcext:value-type="float">
            <text:p>6.83</text:p>
          </table:table-cell>
          <table:table-cell table:style-name="ce17" office:value-type="float" office:value="6.59" calcext:value-type="float">
            <text:p>6.59</text:p>
          </table:table-cell>
          <table:table-cell/>
          <table:table-cell table:style-name="ce17" office:value-type="float" office:value="976.15" calcext:value-type="float">
            <text:p>976.15</text:p>
          </table:table-cell>
          <table:table-cell table:style-name="ce17" office:value-type="float" office:value="978.7" calcext:value-type="float">
            <text:p>978.7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9.94" calcext:value-type="float">
            <text:p>9.94</text:p>
          </table:table-cell>
          <table:table-cell/>
          <table:table-cell table:style-name="ce45" office:value-type="float" office:value="110881" calcext:value-type="float">
            <text:p>110,881</text:p>
          </table:table-cell>
          <table:table-cell table:style-name="ce45" office:value-type="float" office:value="112765" calcext:value-type="float">
            <text:p>112,765</text:p>
          </table:table-cell>
          <table:table-cell/>
          <table:table-cell table:style-name="ce45" office:value-type="float" office:value="39230" calcext:value-type="float">
            <text:p>39,230</text:p>
          </table:table-cell>
          <table:table-cell table:style-name="ce45" office:value-type="float" office:value="37659" calcext:value-type="float">
            <text:p>37,659</text:p>
          </table:table-cell>
          <table:table-cell/>
          <table:table-cell table:style-name="ce45" office:value-type="float" office:value="82882" calcext:value-type="float">
            <text:p>82,882</text:p>
          </table:table-cell>
          <table:table-cell table:style-name="ce45" office:value-type="float" office:value="82512.5" calcext:value-type="float">
            <text:p>82,513</text:p>
          </table:table-cell>
          <table:table-cell/>
          <table:table-cell table:formula="of:=[.AW80]/([.AT80]+[.AW80]+[.AZ80])" office:value-type="float" office:value="0.16837415716352" calcext:value-type="float">
            <text:p>0.16837415716352</text:p>
          </table:table-cell>
          <table:table-cell table:formula="of:=[.AX80]/([.AU80]+[.AX80]+[.BA80])" office:value-type="float" office:value="0.1616706699036" calcext:value-type="float">
            <text:p>0.1616706699036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L1_5DegAnti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4" calcext:value-type="float">
            <text:p>1164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90.1518" calcext:value-type="float">
            <text:p>90.1518</text:p>
          </table:table-cell>
          <table:table-cell table:style-name="ce17" office:value-type="float" office:value="90.2248" calcext:value-type="float">
            <text:p>90.2248</text:p>
          </table:table-cell>
          <table:table-cell/>
          <table:table-cell table:style-name="ce17" office:value-type="float" office:value="28.4879" calcext:value-type="float">
            <text:p>28.4879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3.1539" calcext:value-type="float">
            <text:p>43.1539</text:p>
          </table:table-cell>
          <table:table-cell table:style-name="ce58" office:value-type="float" office:value="51.9304" calcext:value-type="float">
            <text:p>51.9304</text:p>
          </table:table-cell>
          <table:table-cell/>
          <table:table-cell table:style-name="ce17" office:value-type="float" office:value="1176.2" calcext:value-type="float">
            <text:p>1176.2</text:p>
          </table:table-cell>
          <table:table-cell table:style-name="ce17" office:value-type="float" office:value="1173.8" calcext:value-type="float">
            <text:p>1173.8</text:p>
          </table:table-cell>
          <table:table-cell table:style-name="ce31"/>
          <table:table-cell table:style-name="ce17" office:value-type="float" office:value="8.59" calcext:value-type="float">
            <text:p>8.59</text:p>
          </table:table-cell>
          <table:table-cell table:style-name="ce17" office:value-type="float" office:value="8.82" calcext:value-type="float">
            <text:p>8.82</text:p>
          </table:table-cell>
          <table:table-cell/>
          <table:table-cell table:style-name="ce17" office:value-type="float" office:value="1134.5" calcext:value-type="float">
            <text:p>1134.5</text:p>
          </table:table-cell>
          <table:table-cell table:style-name="ce17" office:value-type="float" office:value="1133.6" calcext:value-type="float">
            <text:p>1133.6</text:p>
          </table:table-cell>
          <table:table-cell table:style-name="ce31"/>
          <table:table-cell table:style-name="ce17" office:value-type="float" office:value="1.75" calcext:value-type="float">
            <text:p>1.75</text:p>
          </table:table-cell>
          <table:table-cell table:style-name="ce17" office:value-type="float" office:value="1.97" calcext:value-type="float">
            <text:p>1.97</text:p>
          </table:table-cell>
          <table:table-cell/>
          <table:table-cell table:style-name="ce17" office:value-type="float" office:value="1106.2" calcext:value-type="float">
            <text:p>1106.2</text:p>
          </table:table-cell>
          <table:table-cell table:style-name="ce17" office:value-type="float" office:value="1106.1" calcext:value-type="float">
            <text:p>1106.1</text:p>
          </table:table-cell>
          <table:table-cell table:style-name="ce31"/>
          <table:table-cell table:style-name="ce17" office:value-type="float" office:value="2.76" calcext:value-type="float">
            <text:p>2.76</text:p>
          </table:table-cell>
          <table:table-cell table:style-name="ce17" office:value-type="float" office:value="2.58" calcext:value-type="float">
            <text:p>2.58</text:p>
          </table:table-cell>
          <table:table-cell/>
          <table:table-cell table:style-name="ce17" office:value-type="float" office:value="1052.9" calcext:value-type="float">
            <text:p>1052.9</text:p>
          </table:table-cell>
          <table:table-cell table:style-name="ce17" office:value-type="float" office:value="1053.6" calcext:value-type="float">
            <text:p>1053.6</text:p>
          </table:table-cell>
          <table:table-cell table:style-name="ce31"/>
          <table:table-cell table:style-name="ce17" office:value-type="float" office:value="7.05" calcext:value-type="float">
            <text:p>7.05</text:p>
          </table:table-cell>
          <table:table-cell table:style-name="ce17" office:value-type="float" office:value="6.92" calcext:value-type="float">
            <text:p>6.92</text:p>
          </table:table-cell>
          <table:table-cell/>
          <table:table-cell table:style-name="ce17" office:value-type="float" office:value="975.87" calcext:value-type="float">
            <text:p>975.87</text:p>
          </table:table-cell>
          <table:table-cell table:style-name="ce17" office:value-type="float" office:value="977.25" calcext:value-type="float">
            <text:p>977.25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12423" calcext:value-type="float">
            <text:p>112,423</text:p>
          </table:table-cell>
          <table:table-cell table:style-name="ce45" office:value-type="float" office:value="112684" calcext:value-type="float">
            <text:p>112,684</text:p>
          </table:table-cell>
          <table:table-cell/>
          <table:table-cell table:style-name="ce45" office:value-type="float" office:value="37064.5" calcext:value-type="float">
            <text:p>37,065</text:p>
          </table:table-cell>
          <table:table-cell table:style-name="ce45" office:value-type="float" office:value="36906.5" calcext:value-type="float">
            <text:p>36,907</text:p>
          </table:table-cell>
          <table:table-cell/>
          <table:table-cell table:style-name="ce45" office:value-type="float" office:value="83515.5" calcext:value-type="float">
            <text:p>83,516</text:p>
          </table:table-cell>
          <table:table-cell table:style-name="ce45" office:value-type="float" office:value="83423" calcext:value-type="float">
            <text:p>83,423</text:p>
          </table:table-cell>
          <table:table-cell/>
          <table:table-cell table:formula="of:=[.AW82]/([.AT82]+[.AW82]+[.AZ82])" office:value-type="float" office:value="0.159073059145161" calcext:value-type="float">
            <text:p>0.159073059145161</text:p>
          </table:table-cell>
          <table:table-cell table:formula="of:=[.AX82]/([.AU82]+[.AX82]+[.BA82])" office:value-type="float" office:value="0.158387818731533" calcext:value-type="float">
            <text:p>0.15838781873153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3" calcext:value-type="float">
            <text:p>1163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2002" calcext:value-type="float">
            <text:p>90.2002</text:p>
          </table:table-cell>
          <table:table-cell table:style-name="ce17" office:value-type="float" office:value="90.0291" calcext:value-type="float">
            <text:p>90.0291</text:p>
          </table:table-cell>
          <table:table-cell/>
          <table:table-cell table:style-name="ce17" office:value-type="float" office:value="28.4879" calcext:value-type="float">
            <text:p>28.4879</text:p>
          </table:table-cell>
          <table:table-cell table:style-name="ce17" office:value-type="float" office:value="28.0725" calcext:value-type="float">
            <text:p>28.0725</text:p>
          </table:table-cell>
          <table:table-cell table:style-name="ce58" office:value-type="float" office:value="49.8187" calcext:value-type="float">
            <text:p>49.8187</text:p>
          </table:table-cell>
          <table:table-cell table:style-name="ce58" office:value-type="float" office:value="50.1832" calcext:value-type="float">
            <text:p>50.1832</text:p>
          </table:table-cell>
          <table:table-cell/>
          <table:table-cell table:style-name="ce17" office:value-type="float" office:value="1176" calcext:value-type="float">
            <text:p>1176</text:p>
          </table:table-cell>
          <table:table-cell table:style-name="ce17" office:value-type="float" office:value="1172.5" calcext:value-type="float">
            <text:p>1172.5</text:p>
          </table:table-cell>
          <table:table-cell table:style-name="ce31"/>
          <table:table-cell table:style-name="ce17" office:value-type="float" office:value="8.86" calcext:value-type="float">
            <text:p>8.86</text:p>
          </table:table-cell>
          <table:table-cell table:style-name="ce17" office:value-type="float" office:value="9.04" calcext:value-type="float">
            <text:p>9.04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4.8" calcext:value-type="float">
            <text:p>1134.8</text:p>
          </table:table-cell>
          <table:table-cell table:style-name="ce31"/>
          <table:table-cell table:style-name="ce17" office:value-type="float" office:value="2.03" calcext:value-type="float">
            <text:p>2.03</text:p>
          </table:table-cell>
          <table:table-cell table:style-name="ce17" office:value-type="float" office:value="2.19" calcext:value-type="float">
            <text:p>2.19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47" calcext:value-type="float">
            <text:p>2.47</text:p>
          </table:table-cell>
          <table:table-cell table:style-name="ce17" office:value-type="float" office:value="2.36" calcext:value-type="float">
            <text:p>2.36</text:p>
          </table:table-cell>
          <table:table-cell/>
          <table:table-cell table:style-name="ce17" office:value-type="float" office:value="1052.3" calcext:value-type="float">
            <text:p>1052.3</text:p>
          </table:table-cell>
          <table:table-cell table:style-name="ce17" office:value-type="float" office:value="1053" calcext:value-type="float">
            <text:p>1053</text:p>
          </table:table-cell>
          <table:table-cell table:style-name="ce31"/>
          <table:table-cell table:style-name="ce17" office:value-type="float" office:value="6.75" calcext:value-type="float">
            <text:p>6.75</text:p>
          </table:table-cell>
          <table:table-cell table:style-name="ce17" office:value-type="float" office:value="6.63" calcext:value-type="float">
            <text:p>6.63</text:p>
          </table:table-cell>
          <table:table-cell/>
          <table:table-cell table:style-name="ce17" office:value-type="float" office:value="975.7" calcext:value-type="float">
            <text:p>975.7</text:p>
          </table:table-cell>
          <table:table-cell table:style-name="ce17" office:value-type="float" office:value="977.82" calcext:value-type="float">
            <text:p>977.82</text:p>
          </table:table-cell>
          <table:table-cell table:style-name="ce31"/>
          <table:table-cell table:style-name="ce17" office:value-type="float" office:value="9.96" calcext:value-type="float">
            <text:p>9.96</text:p>
          </table:table-cell>
          <table:table-cell table:style-name="ce17" office:value-type="float" office:value="9.98" calcext:value-type="float">
            <text:p>9.98</text:p>
          </table:table-cell>
          <table:table-cell/>
          <table:table-cell table:style-name="ce45" office:value-type="float" office:value="108520" calcext:value-type="float">
            <text:p>108,520</text:p>
          </table:table-cell>
          <table:table-cell table:style-name="ce45" office:value-type="float" office:value="114500" calcext:value-type="float">
            <text:p>114,500</text:p>
          </table:table-cell>
          <table:table-cell/>
          <table:table-cell table:style-name="ce45" office:value-type="float" office:value="41042.5" calcext:value-type="float">
            <text:p>41,043</text:p>
          </table:table-cell>
          <table:table-cell table:style-name="ce45" office:value-type="float" office:value="35286.5" calcext:value-type="float">
            <text:p>35,287</text:p>
          </table:table-cell>
          <table:table-cell/>
          <table:table-cell table:style-name="ce45" office:value-type="float" office:value="83595.5" calcext:value-type="float">
            <text:p>83,596</text:p>
          </table:table-cell>
          <table:table-cell table:style-name="ce45" office:value-type="float" office:value="83041.5" calcext:value-type="float">
            <text:p>83,042</text:p>
          </table:table-cell>
          <table:table-cell/>
          <table:table-cell table:formula="of:=[.AW84]/([.AT84]+[.AW84]+[.AZ84])" office:value-type="float" office:value="0.176028701567178" calcext:value-type="float">
            <text:p>0.176028701567178</text:p>
          </table:table-cell>
          <table:table-cell table:formula="of:=[.AX84]/([.AU84]+[.AX84]+[.BA84])" office:value-type="float" office:value="0.151556084319755" calcext:value-type="float">
            <text:p>0.15155608431975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031" calcext:value-type="float">
            <text:p>90.031</text:p>
          </table:table-cell>
          <table:table-cell table:style-name="ce17" office:value-type="float" office:value="90.0291" calcext:value-type="float">
            <text:p>90.0291</text:p>
          </table:table-cell>
          <table:table-cell/>
          <table:table-cell table:style-name="ce17" office:value-type="float" office:value="28.0547" calcext:value-type="float">
            <text:p>28.0547</text:p>
          </table:table-cell>
          <table:table-cell table:style-name="ce17" office:value-type="float" office:value="27.8015" calcext:value-type="float">
            <text:p>27.8015</text:p>
          </table:table-cell>
          <table:table-cell table:style-name="ce58" office:value-type="float" office:value="50.3288" calcext:value-type="float">
            <text:p>50.3288</text:p>
          </table:table-cell>
          <table:table-cell table:style-name="ce58" office:value-type="float" office:value="52.5308" calcext:value-type="float">
            <text:p>52.5308</text:p>
          </table:table-cell>
          <table:table-cell/>
          <table:table-cell table:style-name="ce17" office:value-type="float" office:value="1175" calcext:value-type="float">
            <text:p>1175</text:p>
          </table:table-cell>
          <table:table-cell table:style-name="ce17" office:value-type="float" office:value="1173.2" calcext:value-type="float">
            <text:p>1173.2</text:p>
          </table:table-cell>
          <table:table-cell table:style-name="ce31"/>
          <table:table-cell table:style-name="ce17" office:value-type="float" office:value="8.87" calcext:value-type="float">
            <text:p>8.87</text:p>
          </table:table-cell>
          <table:table-cell table:style-name="ce17" office:value-type="float" office:value="8.94" calcext:value-type="float">
            <text:p>8.94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3.7" calcext:value-type="float">
            <text:p>1133.7</text:p>
          </table:table-cell>
          <table:table-cell table:style-name="ce31"/>
          <table:table-cell table:style-name="ce17" office:value-type="float" office:value="2.08" calcext:value-type="float">
            <text:p>2.08</text:p>
          </table:table-cell>
          <table:table-cell table:style-name="ce17" office:value-type="float" office:value="2.09" calcext:value-type="float">
            <text:p>2.09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7" calcext:value-type="float">
            <text:p>1107</text:p>
          </table:table-cell>
          <table:table-cell table:style-name="ce31"/>
          <table:table-cell table:number-columns-repeated="2" table:style-name="ce17" office:value-type="float" office:value="2.46" calcext:value-type="float">
            <text:p>2.46</text:p>
          </table:table-cell>
          <table:table-cell/>
          <table:table-cell table:style-name="ce17" office:value-type="float" office:value="1052.5" calcext:value-type="float">
            <text:p>1052.5</text:p>
          </table:table-cell>
          <table:table-cell table:style-name="ce17" office:value-type="float" office:value="1053.2" calcext:value-type="float">
            <text:p>1053.2</text:p>
          </table:table-cell>
          <table:table-cell table:style-name="ce31"/>
          <table:table-cell table:style-name="ce17" office:value-type="float" office:value="6.85" calcext:value-type="float">
            <text:p>6.85</text:p>
          </table:table-cell>
          <table:table-cell table:style-name="ce17" office:value-type="float" office:value="6.73" calcext:value-type="float">
            <text:p>6.73</text:p>
          </table:table-cell>
          <table:table-cell/>
          <table:table-cell table:style-name="ce17" office:value-type="float" office:value="975.86" calcext:value-type="float">
            <text:p>975.86</text:p>
          </table:table-cell>
          <table:table-cell table:style-name="ce17" office:value-type="float" office:value="978.17" calcext:value-type="float">
            <text:p>978.17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08829" calcext:value-type="float">
            <text:p>108,829</text:p>
          </table:table-cell>
          <table:table-cell table:style-name="ce45" office:value-type="float" office:value="114194" calcext:value-type="float">
            <text:p>114,194</text:p>
          </table:table-cell>
          <table:table-cell/>
          <table:table-cell table:style-name="ce45" office:value-type="float" office:value="41881.5" calcext:value-type="float">
            <text:p>41,882</text:p>
          </table:table-cell>
          <table:table-cell table:style-name="ce45" office:value-type="float" office:value="34786" calcext:value-type="float">
            <text:p>34,786</text:p>
          </table:table-cell>
          <table:table-cell/>
          <table:table-cell table:style-name="ce45" office:value-type="float" office:value="82072" calcext:value-type="float">
            <text:p>82,072</text:p>
          </table:table-cell>
          <table:table-cell table:style-name="ce45" office:value-type="float" office:value="84139.5" calcext:value-type="float">
            <text:p>84,140</text:p>
          </table:table-cell>
          <table:table-cell/>
          <table:table-cell table:formula="of:=[.AW86]/([.AT86]+[.AW86]+[.AZ86])" office:value-type="float" office:value="0.179916875194656" calcext:value-type="float">
            <text:p>0.179916875194656</text:p>
          </table:table-cell>
          <table:table-cell table:formula="of:=[.AX86]/([.AU86]+[.AX86]+[.BA86])" office:value-type="float" office:value="0.149219606253445" calcext:value-type="float">
            <text:p>0.14921960625344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39" calcext:value-type="float">
            <text:p>439</text:p>
          </table:table-cell>
          <table:table-cell table:number-columns-repeated="2" table:style-name="ce17" office:value-type="float" office:value="1161" calcext:value-type="float">
            <text:p>1161</text:p>
          </table:table-cell>
          <table:table-cell table:style-name="ce17" office:value-type="float" office:value="90.1545" calcext:value-type="float">
            <text:p>90.1545</text:p>
          </table:table-cell>
          <table:table-cell table:style-name="ce17" office:value-type="float" office:value="90.2551" calcext:value-type="float">
            <text:p>90.2551</text:p>
          </table:table-cell>
          <table:table-cell/>
          <table:table-cell table:style-name="ce17" office:value-type="float" office:value="27.7868" calcext:value-type="float">
            <text:p>27.7868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3.7655" calcext:value-type="float">
            <text:p>43.7655</text:p>
          </table:table-cell>
          <table:table-cell table:style-name="ce58" office:value-type="float" office:value="51.6081" calcext:value-type="float">
            <text:p>51.6081</text:p>
          </table:table-cell>
          <table:table-cell/>
          <table:table-cell table:number-columns-repeated="2" table:style-name="ce17" office:value-type="float" office:value="1173.6" calcext:value-type="float">
            <text:p>1173.6</text:p>
          </table:table-cell>
          <table:table-cell table:style-name="ce31"/>
          <table:table-cell table:style-name="ce17" office:value-type="float" office:value="8.75" calcext:value-type="float">
            <text:p>8.75</text:p>
          </table:table-cell>
          <table:table-cell table:style-name="ce17" office:value-type="float" office:value="8.74" calcext:value-type="float">
            <text:p>8.74</text:p>
          </table:table-cell>
          <table:table-cell/>
          <table:table-cell table:number-columns-repeated="2" table:style-name="ce17" office:value-type="float" office:value="1133.6" calcext:value-type="float">
            <text:p>1133.6</text:p>
          </table:table-cell>
          <table:table-cell table:style-name="ce31"/>
          <table:table-cell table:style-name="ce17" office:value-type="float" office:value="1.95" calcext:value-type="float">
            <text:p>1.95</text:p>
          </table:table-cell>
          <table:table-cell table:style-name="ce17" office:value-type="float" office:value="1.93" calcext:value-type="float">
            <text:p>1.93</text:p>
          </table:table-cell>
          <table:table-cell/>
          <table:table-cell table:number-columns-repeated="2" table:style-name="ce17" office:value-type="float" office:value="1106.1" calcext:value-type="float">
            <text:p>1106.1</text:p>
          </table:table-cell>
          <table:table-cell table:style-name="ce31"/>
          <table:table-cell table:style-name="ce17" office:value-type="float" office:value="2.6" calcext:value-type="float">
            <text:p>2.6</text:p>
          </table:table-cell>
          <table:table-cell table:style-name="ce17" office:value-type="float" office:value="2.62" calcext:value-type="float">
            <text:p>2.62</text:p>
          </table:table-cell>
          <table:table-cell/>
          <table:table-cell table:style-name="ce17" office:value-type="float" office:value="1052.8" calcext:value-type="float">
            <text:p>1052.8</text:p>
          </table:table-cell>
          <table:table-cell table:style-name="ce17" office:value-type="float" office:value="1053.7" calcext:value-type="float">
            <text:p>1053.7</text:p>
          </table:table-cell>
          <table:table-cell table:style-name="ce31"/>
          <table:table-cell table:style-name="ce17" office:value-type="float" office:value="6.99" calcext:value-type="float">
            <text:p>6.99</text:p>
          </table:table-cell>
          <table:table-cell table:style-name="ce17" office:value-type="float" office:value="6.95" calcext:value-type="float">
            <text:p>6.95</text:p>
          </table:table-cell>
          <table:table-cell/>
          <table:table-cell table:style-name="ce17" office:value-type="float" office:value="977.48" calcext:value-type="float">
            <text:p>977.48</text:p>
          </table:table-cell>
          <table:table-cell table:style-name="ce17" office:value-type="float" office:value="977.54" calcext:value-type="float">
            <text:p>977.54</text:p>
          </table:table-cell>
          <table:table-cell table:style-name="ce31"/>
          <table:table-cell table:number-columns-repeated="2" table:style-name="ce17" office:value-type="float" office:value="10.2" calcext:value-type="float">
            <text:p>10.2</text:p>
          </table:table-cell>
          <table:table-cell/>
          <table:table-cell table:style-name="ce45" office:value-type="float" office:value="112527" calcext:value-type="float">
            <text:p>112,527</text:p>
          </table:table-cell>
          <table:table-cell table:style-name="ce45" office:value-type="float" office:value="113387" calcext:value-type="float">
            <text:p>113,387</text:p>
          </table:table-cell>
          <table:table-cell/>
          <table:table-cell table:style-name="ce45" office:value-type="float" office:value="37745" calcext:value-type="float">
            <text:p>37,745</text:p>
          </table:table-cell>
          <table:table-cell table:style-name="ce45" office:value-type="float" office:value="35330.5" calcext:value-type="float">
            <text:p>35,331</text:p>
          </table:table-cell>
          <table:table-cell/>
          <table:table-cell table:style-name="ce45" office:value-type="float" office:value="82638" calcext:value-type="float">
            <text:p>82,638</text:p>
          </table:table-cell>
          <table:table-cell table:style-name="ce45" office:value-type="float" office:value="84486" calcext:value-type="float">
            <text:p>84,486</text:p>
          </table:table-cell>
          <table:table-cell/>
          <table:table-cell table:formula="of:=[.AW88]/([.AT88]+[.AW88]+[.AZ88])" office:value-type="float" office:value="0.16205830578335" calcext:value-type="float">
            <text:p>0.16205830578335</text:p>
          </table:table-cell>
          <table:table-cell table:formula="of:=[.AX88]/([.AU88]+[.AX88]+[.BA88])" office:value-type="float" office:value="0.151500727905027" calcext:value-type="float">
            <text:p>0.15150072790502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90.3226" calcext:value-type="float">
            <text:p>90.3226</text:p>
          </table:table-cell>
          <table:table-cell table:style-name="ce17" office:value-type="float" office:value="90.0296" calcext:value-type="float">
            <text:p>90.0296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8.3422" calcext:value-type="float">
            <text:p>28.3422</text:p>
          </table:table-cell>
          <table:table-cell table:style-name="ce58" office:value-type="float" office:value="41.8061" calcext:value-type="float">
            <text:p>41.8061</text:p>
          </table:table-cell>
          <table:table-cell table:style-name="ce58" office:value-type="float" office:value="51.6931" calcext:value-type="float">
            <text:p>51.6931</text:p>
          </table:table-cell>
          <table:table-cell/>
          <table:table-cell table:style-name="ce17" office:value-type="float" office:value="1175.1" calcext:value-type="float">
            <text:p>1175.1</text:p>
          </table:table-cell>
          <table:table-cell table:style-name="ce17" office:value-type="float" office:value="1174" calcext:value-type="float">
            <text:p>1174</text:p>
          </table:table-cell>
          <table:table-cell table:style-name="ce31"/>
          <table:table-cell table:number-columns-repeated="2" table:style-name="ce17" office:value-type="float" office:value="8.88" calcext:value-type="float">
            <text:p>8.88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5.7" calcext:value-type="float">
            <text:p>1135.7</text:p>
          </table:table-cell>
          <table:table-cell table:style-name="ce31"/>
          <table:table-cell table:style-name="ce17" office:value-type="float" office:value="2.09" calcext:value-type="float">
            <text:p>2.09</text:p>
          </table:table-cell>
          <table:table-cell table:style-name="ce17" office:value-type="float" office:value="2.03" calcext:value-type="float">
            <text:p>2.03</text:p>
          </table:table-cell>
          <table:table-cell/>
          <table:table-cell table:number-columns-repeated="2" table:style-name="ce17" office:value-type="float" office:value="1107" calcext:value-type="float">
            <text:p>1107</text:p>
          </table:table-cell>
          <table:table-cell table:style-name="ce31"/>
          <table:table-cell table:style-name="ce17" office:value-type="float" office:value="2.45" calcext:value-type="float">
            <text:p>2.45</text:p>
          </table:table-cell>
          <table:table-cell table:style-name="ce17" office:value-type="float" office:value="2.46" calcext:value-type="float">
            <text:p>2.46</text:p>
          </table:table-cell>
          <table:table-cell/>
          <table:table-cell table:style-name="ce17" office:value-type="float" office:value="1053.2" calcext:value-type="float">
            <text:p>1053.2</text:p>
          </table:table-cell>
          <table:table-cell table:style-name="ce17" office:value-type="float" office:value="1053.4" calcext:value-type="float">
            <text:p>1053.4</text:p>
          </table:table-cell>
          <table:table-cell table:style-name="ce31"/>
          <table:table-cell table:style-name="ce17" office:value-type="float" office:value="6.73" calcext:value-type="float">
            <text:p>6.73</text:p>
          </table:table-cell>
          <table:table-cell table:style-name="ce17" office:value-type="float" office:value="6.79" calcext:value-type="float">
            <text:p>6.79</text:p>
          </table:table-cell>
          <table:table-cell/>
          <table:table-cell table:style-name="ce17" office:value-type="float" office:value="976.81" calcext:value-type="float">
            <text:p>976.81</text:p>
          </table:table-cell>
          <table:table-cell table:style-name="ce17" office:value-type="float" office:value="978.17" calcext:value-type="float">
            <text:p>978.17</text:p>
          </table:table-cell>
          <table:table-cell table:style-name="ce31"/>
          <table:table-cell table:style-name="ce17" office:value-type="float" office:value="9.99" calcext:value-type="float">
            <text:p>9.99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13569" calcext:value-type="float">
            <text:p>113,569</text:p>
          </table:table-cell>
          <table:table-cell table:style-name="ce45" office:value-type="float" office:value="113324" calcext:value-type="float">
            <text:p>113,324</text:p>
          </table:table-cell>
          <table:table-cell/>
          <table:table-cell table:style-name="ce45" office:value-type="float" office:value="37028" calcext:value-type="float">
            <text:p>37,028</text:p>
          </table:table-cell>
          <table:table-cell table:style-name="ce45" office:value-type="float" office:value="35736" calcext:value-type="float">
            <text:p>35,736</text:p>
          </table:table-cell>
          <table:table-cell/>
          <table:table-cell table:style-name="ce45" office:value-type="float" office:value="82217.5" calcext:value-type="float">
            <text:p>82,218</text:p>
          </table:table-cell>
          <table:table-cell table:style-name="ce45" office:value-type="float" office:value="84169" calcext:value-type="float">
            <text:p>84,169</text:p>
          </table:table-cell>
          <table:table-cell/>
          <table:table-cell table:formula="of:=[.AW90]/([.AT90]+[.AW90]+[.AZ90])" office:value-type="float" office:value="0.159045076659744" calcext:value-type="float">
            <text:p>0.159045076659744</text:p>
          </table:table-cell>
          <table:table-cell table:formula="of:=[.AX90]/([.AU90]+[.AX90]+[.BA90])" office:value-type="float" office:value="0.15322279819405" calcext:value-type="float">
            <text:p>0.1532227981940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37" calcext:value-type="float">
            <text:p>437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89.9098" calcext:value-type="float">
            <text:p>89.9098</text:p>
          </table:table-cell>
          <table:table-cell table:style-name="ce17" office:value-type="float" office:value="90.2843" calcext:value-type="float">
            <text:p>90.2843</text:p>
          </table:table-cell>
          <table:table-cell/>
          <table:table-cell table:style-name="ce17" office:value-type="float" office:value="28.0547" calcext:value-type="float">
            <text:p>28.0547</text:p>
          </table:table-cell>
          <table:table-cell table:style-name="ce17" office:value-type="float" office:value="28.0725" calcext:value-type="float">
            <text:p>28.0725</text:p>
          </table:table-cell>
          <table:table-cell table:style-name="ce58" office:value-type="float" office:value="43.6193" calcext:value-type="float">
            <text:p>43.6193</text:p>
          </table:table-cell>
          <table:table-cell table:style-name="ce58" office:value-type="float" office:value="45.8943" calcext:value-type="float">
            <text:p>45.8943</text:p>
          </table:table-cell>
          <table:table-cell/>
          <table:table-cell table:style-name="ce17" office:value-type="float" office:value="1175.8" calcext:value-type="float">
            <text:p>1175.8</text:p>
          </table:table-cell>
          <table:table-cell table:style-name="ce17" office:value-type="float" office:value="1174.2" calcext:value-type="float">
            <text:p>1174.2</text:p>
          </table:table-cell>
          <table:table-cell table:style-name="ce31"/>
          <table:table-cell table:style-name="ce17" office:value-type="float" office:value="9.1" calcext:value-type="float">
            <text:p>9.1</text:p>
          </table:table-cell>
          <table:table-cell table:style-name="ce17" office:value-type="float" office:value="8.94" calcext:value-type="float">
            <text:p>8.94</text:p>
          </table:table-cell>
          <table:table-cell/>
          <table:table-cell table:style-name="ce17" office:value-type="float" office:value="1134.9" calcext:value-type="float">
            <text:p>1134.9</text:p>
          </table:table-cell>
          <table:table-cell table:style-name="ce17" office:value-type="float" office:value="1134.8" calcext:value-type="float">
            <text:p>1134.8</text:p>
          </table:table-cell>
          <table:table-cell table:style-name="ce31"/>
          <table:table-cell table:style-name="ce17" office:value-type="float" office:value="2.32" calcext:value-type="float">
            <text:p>2.32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22" calcext:value-type="float">
            <text:p>2.22</text:p>
          </table:table-cell>
          <table:table-cell table:style-name="ce17" office:value-type="float" office:value="2.4" calcext:value-type="float">
            <text:p>2.4</text:p>
          </table:table-cell>
          <table:table-cell/>
          <table:table-cell table:style-name="ce17" office:value-type="float" office:value="1051.9" calcext:value-type="float">
            <text:p>1051.9</text:p>
          </table:table-cell>
          <table:table-cell table:style-name="ce17" office:value-type="float" office:value="1053.1" calcext:value-type="float">
            <text:p>1053.1</text:p>
          </table:table-cell>
          <table:table-cell table:style-name="ce31"/>
          <table:table-cell table:style-name="ce17" office:value-type="float" office:value="6.6" calcext:value-type="float">
            <text:p>6.6</text:p>
          </table:table-cell>
          <table:table-cell table:style-name="ce17" office:value-type="float" office:value="6.67" calcext:value-type="float">
            <text:p>6.67</text:p>
          </table:table-cell>
          <table:table-cell/>
          <table:table-cell table:style-name="ce17" office:value-type="float" office:value="976.21" calcext:value-type="float">
            <text:p>976.21</text:p>
          </table:table-cell>
          <table:table-cell table:style-name="ce17" office:value-type="float" office:value="977.78" calcext:value-type="float">
            <text:p>977.78</text:p>
          </table:table-cell>
          <table:table-cell table:style-name="ce31"/>
          <table:table-cell table:style-name="ce17" office:value-type="float" office:value="9.78" calcext:value-type="float">
            <text:p>9.78</text:p>
          </table:table-cell>
          <table:table-cell table:style-name="ce17" office:value-type="float" office:value="9.97" calcext:value-type="float">
            <text:p>9.97</text:p>
          </table:table-cell>
          <table:table-cell/>
          <table:table-cell table:style-name="ce45" office:value-type="float" office:value="111318" calcext:value-type="float">
            <text:p>111,318</text:p>
          </table:table-cell>
          <table:table-cell table:style-name="ce45" office:value-type="float" office:value="115780" calcext:value-type="float">
            <text:p>115,780</text:p>
          </table:table-cell>
          <table:table-cell/>
          <table:table-cell table:style-name="ce45" office:value-type="float" office:value="38674.5" calcext:value-type="float">
            <text:p>38,675</text:p>
          </table:table-cell>
          <table:table-cell table:style-name="ce45" office:value-type="float" office:value="34451.5" calcext:value-type="float">
            <text:p>34,452</text:p>
          </table:table-cell>
          <table:table-cell/>
          <table:table-cell table:style-name="ce45" office:value-type="float" office:value="82967" calcext:value-type="float">
            <text:p>82,967</text:p>
          </table:table-cell>
          <table:table-cell table:style-name="ce45" office:value-type="float" office:value="82901" calcext:value-type="float">
            <text:p>82,901</text:p>
          </table:table-cell>
          <table:table-cell/>
          <table:table-cell table:formula="of:=[.AW92]/([.AT92]+[.AW92]+[.AZ92])" office:value-type="float" office:value="0.166013835022826" calcext:value-type="float">
            <text:p>0.166013835022826</text:p>
          </table:table-cell>
          <table:table-cell table:formula="of:=[.AX92]/([.AU92]+[.AX92]+[.BA92])" office:value-type="float" office:value="0.147776479040889" calcext:value-type="float">
            <text:p>0.14777647904088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70:.D92])-MIN([.D70:.D92])" office:value-type="float" office:value="2" calcext:value-type="float">
            <text:p>2</text:p>
          </table:table-cell>
          <table:table-cell table:style-name="ce11" table:formula="of:=MAX([.E70:.E92])-MIN([.E70:.E92])" office:value-type="float" office:value="2" calcext:value-type="float">
            <text:p>2</text:p>
          </table:table-cell>
          <table:table-cell table:style-name="ce11" table:formula="of:=MAX([.F70:.F92])-MIN([.F70:.F92])" office:value-type="float" office:value="4" calcext:value-type="float">
            <text:p>4</text:p>
          </table:table-cell>
          <table:table-cell table:style-name="ce11" table:formula="of:=MAX([.G70:.G92])-MIN([.G70:.G92])" office:value-type="float" office:value="2" calcext:value-type="float">
            <text:p>2</text:p>
          </table:table-cell>
          <table:table-cell table:style-name="ce11" table:formula="of:=MAX([.H70:.H92])-MIN([.H70:.H92])" office:value-type="float" office:value="0.541899999999998" calcext:value-type="float">
            <text:p>0.541899999999998</text:p>
          </table:table-cell>
          <table:table-cell table:style-name="ce11" table:formula="of:=MAX([.I70:.I92])-MIN([.I70:.I92])" office:value-type="float" office:value="0.507100000000008" calcext:value-type="float">
            <text:p>0.507100000000008</text:p>
          </table:table-cell>
          <table:table-cell table:style-name="ce29"/>
          <table:table-cell table:style-name="ce11" table:formula="of:=MAX([.K70:.K92])-MIN([.K70:.K92])" office:value-type="float" office:value="0.7011" calcext:value-type="float">
            <text:p>0.7011</text:p>
          </table:table-cell>
          <table:table-cell table:style-name="ce11" table:formula="of:=MAX([.L70:.L92])-MIN([.L70:.L92])" office:value-type="float" office:value="1.0951" calcext:value-type="float">
            <text:p>1.0951</text:p>
          </table:table-cell>
          <table:table-cell table:style-name="ce59" table:formula="of:=MAX([.M70:.M92])-MIN([.M70:.M92])" office:value-type="float" office:value="8.5618" calcext:value-type="float">
            <text:p>8.5618</text:p>
          </table:table-cell>
          <table:table-cell table:style-name="ce59" table:formula="of:=MAX([.N70:.N92])-MIN([.N70:.N92])" office:value-type="float" office:value="12.972" calcext:value-type="float">
            <text:p>12.972</text:p>
          </table:table-cell>
          <table:table-cell table:style-name="ce23"/>
          <table:table-cell table:style-name="ce11" table:formula="of:=MAX([.P70:.P92])-MIN([.P70:.P92])" office:value-type="float" office:value="2.79999999999995" calcext:value-type="float">
            <text:p>2.79999999999995</text:p>
          </table:table-cell>
          <table:table-cell table:style-name="ce11" table:formula="of:=MAX([.Q70:.Q92])-MIN([.Q70:.Q92])" office:value-type="float" office:value="1.90000000000009" calcext:value-type="float">
            <text:p>1.90000000000009</text:p>
          </table:table-cell>
          <table:table-cell table:style-name="ce33"/>
          <table:table-cell table:style-name="ce11" table:formula="of:=MAX([.S70:.S92])-MIN([.S70:.S92])" office:value-type="float" office:value="0.51" calcext:value-type="float">
            <text:p>0.51</text:p>
          </table:table-cell>
          <table:table-cell table:style-name="ce11" table:formula="of:=MAX([.T70:.T92])-MIN([.T70:.T92])" office:value-type="float" office:value="0.34" calcext:value-type="float">
            <text:p>0.34</text:p>
          </table:table-cell>
          <table:table-cell table:style-name="ce23"/>
          <table:table-cell table:style-name="ce11" table:formula="of:=MAX([.V70:.V92])-MIN([.V70:.V92])" office:value-type="float" office:value="2.20000000000005" calcext:value-type="float">
            <text:p>2.20000000000005</text:p>
          </table:table-cell>
          <table:table-cell table:style-name="ce11" table:formula="of:=MAX([.W70:.W92])-MIN([.W70:.W92])" office:value-type="float" office:value="2.20000000000005" calcext:value-type="float">
            <text:p>2.20000000000005</text:p>
          </table:table-cell>
          <table:table-cell table:style-name="ce33"/>
          <table:table-cell table:style-name="ce11" table:formula="of:=MAX([.Y70:.Y92])-MIN([.Y70:.Y92])" office:value-type="float" office:value="0.57" calcext:value-type="float">
            <text:p>0.57</text:p>
          </table:table-cell>
          <table:table-cell table:style-name="ce11" table:formula="of:=MAX([.Z70:.Z92])-MIN([.Z70:.Z92])" office:value-type="float" office:value="0.34" calcext:value-type="float">
            <text:p>0.34</text:p>
          </table:table-cell>
          <table:table-cell table:style-name="ce23"/>
          <table:table-cell table:style-name="ce11" table:formula="of:=MAX([.AB70:.AB92])-MIN([.AB70:.AB92])" office:value-type="float" office:value="1.20000000000005" calcext:value-type="float">
            <text:p>1.20000000000005</text:p>
          </table:table-cell>
          <table:table-cell table:style-name="ce11" table:formula="of:=MAX([.AC70:.AC92])-MIN([.AC70:.AC92])" office:value-type="float" office:value="0.900000000000091" calcext:value-type="float">
            <text:p>0.900000000000091</text:p>
          </table:table-cell>
          <table:table-cell table:style-name="ce33"/>
          <table:table-cell table:style-name="ce11" table:formula="of:=MAX([.AE70:.AE92])-MIN([.AE70:.AE92])" office:value-type="float" office:value="0.54" calcext:value-type="float">
            <text:p>0.54</text:p>
          </table:table-cell>
          <table:table-cell table:style-name="ce11" table:formula="of:=MAX([.AF70:.AF92])-MIN([.AF70:.AF92])" office:value-type="float" office:value="0.35" calcext:value-type="float">
            <text:p>0.35</text:p>
          </table:table-cell>
          <table:table-cell table:style-name="ce23"/>
          <table:table-cell table:style-name="ce11" table:formula="of:=MAX([.AH70:.AH92])-MIN([.AH70:.AH92])" office:value-type="float" office:value="1.29999999999995" calcext:value-type="float">
            <text:p>1.29999999999995</text:p>
          </table:table-cell>
          <table:table-cell table:style-name="ce11" table:formula="of:=MAX([.AI70:.AI92])-MIN([.AI70:.AI92])" office:value-type="float" office:value="1.20000000000005" calcext:value-type="float">
            <text:p>1.20000000000005</text:p>
          </table:table-cell>
          <table:table-cell table:style-name="ce33"/>
          <table:table-cell table:style-name="ce11" table:formula="of:=MAX([.AK70:.AK92])-MIN([.AK70:.AK92])" office:value-type="float" office:value="0.47" calcext:value-type="float">
            <text:p>0.47</text:p>
          </table:table-cell>
          <table:table-cell table:style-name="ce11" table:formula="of:=MAX([.AL70:.AL92])-MIN([.AL70:.AL92])" office:value-type="float" office:value="0.36" calcext:value-type="float">
            <text:p>0.36</text:p>
          </table:table-cell>
          <table:table-cell table:style-name="ce23"/>
          <table:table-cell table:style-name="ce11" table:formula="of:=MAX([.AN70:.AN92])-MIN([.AN70:.AN92])" office:value-type="float" office:value="2.50999999999999" calcext:value-type="float">
            <text:p>2.50999999999999</text:p>
          </table:table-cell>
          <table:table-cell table:style-name="ce11" table:formula="of:=MAX([.AO70:.AO92])-MIN([.AO70:.AO92])" office:value-type="float" office:value="2.41999999999996" calcext:value-type="float">
            <text:p>2.41999999999996</text:p>
          </table:table-cell>
          <table:table-cell table:style-name="ce33"/>
          <table:table-cell table:style-name="ce11" table:formula="of:=MAX([.AQ70:.AQ92])-MIN([.AQ70:.AQ92])" office:value-type="float" office:value="0.520000000000001" calcext:value-type="float">
            <text:p>0.520000000000001</text:p>
          </table:table-cell>
          <table:table-cell table:style-name="ce11" table:formula="of:=MAX([.AR70:.AR92])-MIN([.AR70:.AR92])" office:value-type="float" office:value="0.279999999999999" calcext:value-type="float">
            <text:p>0.279999999999999</text:p>
          </table:table-cell>
          <table:table-cell table:style-name="ce23"/>
          <table:table-cell table:style-name="ce68" table:formula="of:=MAX([.AT70:.AT92])-MIN([.AT70:.AT92])" office:value-type="float" office:value="5049" calcext:value-type="float">
            <text:p>5,049</text:p>
          </table:table-cell>
          <table:table-cell table:style-name="ce68" table:formula="of:=MAX([.AU70:.AU92])-MIN([.AU70:.AU92])" office:value-type="float" office:value="7646" calcext:value-type="float">
            <text:p>7,646</text:p>
          </table:table-cell>
          <table:table-cell table:style-name="ce72"/>
          <table:table-cell table:style-name="ce68" table:formula="of:=MAX([.AW70:.AW92])-MIN([.AW70:.AW92])" office:value-type="float" office:value="4853.5" calcext:value-type="float">
            <text:p>4,854</text:p>
          </table:table-cell>
          <table:table-cell table:style-name="ce68" table:formula="of:=MAX([.AX70:.AX92])-MIN([.AX70:.AX92])" office:value-type="float" office:value="8866" calcext:value-type="float">
            <text:p>8,866</text:p>
          </table:table-cell>
          <table:table-cell table:style-name="ce72"/>
          <table:table-cell table:style-name="ce68" table:formula="of:=MAX([.AZ70:.AZ92])-MIN([.AZ70:.AZ92])" office:value-type="float" office:value="2431" calcext:value-type="float">
            <text:p>2,431</text:p>
          </table:table-cell>
          <table:table-cell table:style-name="ce68" table:formula="of:=MAX([.BA70:.BA92])-MIN([.BA70:.BA92])" office:value-type="float" office:value="2799.5" calcext:value-type="float">
            <text:p>2,800</text:p>
          </table:table-cell>
          <table:table-cell table:style-name="ce46"/>
          <table:table-cell table:style-name="ce11" table:formula="of:=MAX([.BC70:.BC92])-MIN([.BC70:.BC92])" office:value-type="float" office:value="0.0208717985349118" calcext:value-type="float">
            <text:p>0.020871798534912</text:p>
          </table:table-cell>
          <table:table-cell table:style-name="ce11" table:formula="of:=MAX([.BD70:.BD92])-MIN([.BD70:.BD92])" office:value-type="float" office:value="0.0384007036566673" calcext:value-type="float">
            <text:p>0.038400703656667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70:.D92];3)-QUARTILE([.D70:.D92];1)" office:value-type="float" office:value="1" calcext:value-type="float">
            <text:p>1</text:p>
          </table:table-cell>
          <table:table-cell table:style-name="ce13" table:formula="of:=QUARTILE([.E70:.E92];3)-QUARTILE([.E70:.E92];1)" office:value-type="float" office:value="1.25" calcext:value-type="float">
            <text:p>1.25</text:p>
          </table:table-cell>
          <table:table-cell table:style-name="ce13" table:formula="of:=QUARTILE([.F70:.F92];3)-QUARTILE([.F70:.F92];1)" office:value-type="float" office:value="1.25" calcext:value-type="float">
            <text:p>1.25</text:p>
          </table:table-cell>
          <table:table-cell table:style-name="ce13" table:formula="of:=QUARTILE([.G70:.G92];3)-QUARTILE([.G70:.G92];1)" office:value-type="float" office:value="2" calcext:value-type="float">
            <text:p>2</text:p>
          </table:table-cell>
          <table:table-cell table:style-name="ce13" table:formula="of:=QUARTILE([.H70:.H92];3)-QUARTILE([.H70:.H92];1)" office:value-type="float" office:value="0.221374999999995" calcext:value-type="float">
            <text:p>0.221374999999995</text:p>
          </table:table-cell>
          <table:table-cell table:style-name="ce13" table:formula="of:=QUARTILE([.I70:.I92];3)-QUARTILE([.I70:.I92];1)" office:value-type="float" office:value="0.172800000000009" calcext:value-type="float">
            <text:p>0.172800000000009</text:p>
          </table:table-cell>
          <table:table-cell table:style-name="ce30"/>
          <table:table-cell table:style-name="ce13" table:formula="of:=QUARTILE([.K70:.K92];3)-QUARTILE([.K70:.K92];1)" office:value-type="float" office:value="0.3367" calcext:value-type="float">
            <text:p>0.3367</text:p>
          </table:table-cell>
          <table:table-cell table:style-name="ce13" table:formula="of:=QUARTILE([.L70:.L92];3)-QUARTILE([.L70:.L92];1)" office:value-type="float" office:value="0.413600000000002" calcext:value-type="float">
            <text:p>0.413600000000002</text:p>
          </table:table-cell>
          <table:table-cell table:style-name="ce59" table:formula="of:=QUARTILE([.M70:.M92];3)-QUARTILE([.M70:.M92];1)" office:value-type="float" office:value="5.21082499999999" calcext:value-type="float">
            <text:p>5.21082499999999</text:p>
          </table:table-cell>
          <table:table-cell table:style-name="ce59" table:formula="of:=QUARTILE([.N70:.N92];3)-QUARTILE([.N70:.N92];1)" office:value-type="float" office:value="2.969525" calcext:value-type="float">
            <text:p>2.969525</text:p>
          </table:table-cell>
          <table:table-cell table:style-name="ce32"/>
          <table:table-cell table:style-name="ce13" table:formula="of:=QUARTILE([.P70:.P92];3)-QUARTILE([.P70:.P92];1)" office:value-type="float" office:value="1.32500000000005" calcext:value-type="float">
            <text:p>1.32500000000005</text:p>
          </table:table-cell>
          <table:table-cell table:style-name="ce13" table:formula="of:=QUARTILE([.Q70:.Q92];3)-QUARTILE([.Q70:.Q92];1)" office:value-type="float" office:value="1.04999999999995" calcext:value-type="float">
            <text:p>1.04999999999995</text:p>
          </table:table-cell>
          <table:table-cell table:style-name="ce34"/>
          <table:table-cell table:style-name="ce13" table:formula="of:=QUARTILE([.S70:.S92];3)-QUARTILE([.S70:.S92];1)" office:value-type="float" office:value="0.15" calcext:value-type="float">
            <text:p>0.15</text:p>
          </table:table-cell>
          <table:table-cell table:style-name="ce13" table:formula="of:=QUARTILE([.T70:.T92];3)-QUARTILE([.T70:.T92];1)" office:value-type="float" office:value="0.159999999999998" calcext:value-type="float">
            <text:p>0.159999999999998</text:p>
          </table:table-cell>
          <table:table-cell table:style-name="ce32"/>
          <table:table-cell table:style-name="ce13" table:formula="of:=QUARTILE([.V70:.V92];3)-QUARTILE([.V70:.V92];1)" office:value-type="float" office:value="0.900000000000091" calcext:value-type="float">
            <text:p>0.900000000000091</text:p>
          </table:table-cell>
          <table:table-cell table:style-name="ce13" table:formula="of:=QUARTILE([.W70:.W92];3)-QUARTILE([.W70:.W92];1)" office:value-type="float" office:value="2.02500000000009" calcext:value-type="float">
            <text:p>2.02500000000009</text:p>
          </table:table-cell>
          <table:table-cell table:style-name="ce36"/>
          <table:table-cell table:style-name="ce13" table:formula="of:=QUARTILE([.Y70:.Y92];3)-QUARTILE([.Y70:.Y92];1)" office:value-type="float" office:value="0.17" calcext:value-type="float">
            <text:p>0.17</text:p>
          </table:table-cell>
          <table:table-cell table:style-name="ce13" table:formula="of:=QUARTILE([.Z70:.Z92];3)-QUARTILE([.Z70:.Z92];1)" office:value-type="float" office:value="0.1525" calcext:value-type="float">
            <text:p>0.1525</text:p>
          </table:table-cell>
          <table:table-cell table:style-name="ce32"/>
          <table:table-cell table:style-name="ce13" table:formula="of:=QUARTILE([.AB70:.AB92];3)-QUARTILE([.AB70:.AB92];1)" office:value-type="float" office:value="0.224999999999909" calcext:value-type="float">
            <text:p>0.224999999999909</text:p>
          </table:table-cell>
          <table:table-cell table:style-name="ce13" table:formula="of:=QUARTILE([.AC70:.AC92];3)-QUARTILE([.AC70:.AC92];1)" office:value-type="float" office:value="0.275000000000091" calcext:value-type="float">
            <text:p>0.275000000000091</text:p>
          </table:table-cell>
          <table:table-cell table:style-name="ce36"/>
          <table:table-cell table:style-name="ce13" table:formula="of:=QUARTILE([.AE70:.AE92];3)-QUARTILE([.AE70:.AE92];1)" office:value-type="float" office:value="0.1425" calcext:value-type="float">
            <text:p>0.1425</text:p>
          </table:table-cell>
          <table:table-cell table:style-name="ce13" table:formula="of:=QUARTILE([.AF70:.AF92];3)-QUARTILE([.AF70:.AF92];1)" office:value-type="float" office:value="0.115" calcext:value-type="float">
            <text:p>0.115</text:p>
          </table:table-cell>
          <table:table-cell table:style-name="ce32"/>
          <table:table-cell table:style-name="ce13" table:formula="of:=QUARTILE([.AH70:.AH92];3)-QUARTILE([.AH70:.AH92];1)" office:value-type="float" office:value="0.724999999999909" calcext:value-type="float">
            <text:p>0.724999999999909</text:p>
          </table:table-cell>
          <table:table-cell table:style-name="ce13" table:formula="of:=QUARTILE([.AI70:.AI92];3)-QUARTILE([.AI70:.AI92];1)" office:value-type="float" office:value="0.750000000000227" calcext:value-type="float">
            <text:p>0.750000000000227</text:p>
          </table:table-cell>
          <table:table-cell table:style-name="ce36"/>
          <table:table-cell table:style-name="ce13" table:formula="of:=QUARTILE([.AK70:.AK92];3)-QUARTILE([.AK70:.AK92];1)" office:value-type="float" office:value="0.205" calcext:value-type="float">
            <text:p>0.205</text:p>
          </table:table-cell>
          <table:table-cell table:style-name="ce13" table:formula="of:=QUARTILE([.AL70:.AL92];3)-QUARTILE([.AL70:.AL92];1)" office:value-type="float" office:value="0.1825" calcext:value-type="float">
            <text:p>0.1825</text:p>
          </table:table-cell>
          <table:table-cell table:style-name="ce32"/>
          <table:table-cell table:style-name="ce13" table:formula="of:=QUARTILE([.AN70:.AN92];3)-QUARTILE([.AN70:.AN92];1)" office:value-type="float" office:value="0.884999999999877" calcext:value-type="float">
            <text:p>0.884999999999877</text:p>
          </table:table-cell>
          <table:table-cell table:style-name="ce13" table:formula="of:=QUARTILE([.AO70:.AO92];3)-QUARTILE([.AO70:.AO92];1)" office:value-type="float" office:value="1.01499999999999" calcext:value-type="float">
            <text:p>1.01499999999999</text:p>
          </table:table-cell>
          <table:table-cell table:style-name="ce36"/>
          <table:table-cell table:style-name="ce13" table:formula="of:=QUARTILE([.AQ70:.AQ92];3)-QUARTILE([.AQ70:.AQ92];1)" office:value-type="float" office:value="0.0999999999999996" calcext:value-type="float">
            <text:p>0.1</text:p>
          </table:table-cell>
          <table:table-cell table:style-name="ce13" table:formula="of:=QUARTILE([.AR70:.AR92];3)-QUARTILE([.AR70:.AR92];1)" office:value-type="float" office:value="0.122499999999999" calcext:value-type="float">
            <text:p>0.122499999999999</text:p>
          </table:table-cell>
          <table:table-cell table:style-name="ce24"/>
          <table:table-cell table:style-name="ce69" table:formula="of:=QUARTILE([.AT70:.AT92];3)-QUARTILE([.AT70:.AT92];1)" office:value-type="float" office:value="1619.5" calcext:value-type="float">
            <text:p>1,620</text:p>
          </table:table-cell>
          <table:table-cell table:style-name="ce69" table:formula="of:=QUARTILE([.AU70:.AU92];3)-QUARTILE([.AU70:.AU92];1)" office:value-type="float" office:value="1678" calcext:value-type="float">
            <text:p>1,678</text:p>
          </table:table-cell>
          <table:table-cell table:style-name="ce72"/>
          <table:table-cell table:style-name="ce69" table:formula="of:=QUARTILE([.AW70:.AW92];3)-QUARTILE([.AW70:.AW92];1)" office:value-type="float" office:value="3049.25" calcext:value-type="float">
            <text:p>3,049</text:p>
          </table:table-cell>
          <table:table-cell table:style-name="ce69" table:formula="of:=QUARTILE([.AX70:.AX92];3)-QUARTILE([.AX70:.AX92];1)" office:value-type="float" office:value="1933.25" calcext:value-type="float">
            <text:p>1,933</text:p>
          </table:table-cell>
          <table:table-cell table:style-name="ce72"/>
          <table:table-cell table:style-name="ce69" table:formula="of:=QUARTILE([.AZ70:.AZ92];3)-QUARTILE([.AZ70:.AZ92];1)" office:value-type="float" office:value="1293.5" calcext:value-type="float">
            <text:p>1,294</text:p>
          </table:table-cell>
          <table:table-cell table:style-name="ce69" table:formula="of:=QUARTILE([.BA70:.BA92];3)-QUARTILE([.BA70:.BA92];1)" office:value-type="float" office:value="1015" calcext:value-type="float">
            <text:p>1,015</text:p>
          </table:table-cell>
          <table:table-cell table:style-name="ce46"/>
          <table:table-cell table:style-name="ce13" table:formula="of:=QUARTILE([.BC70:.BC92];3)-QUARTILE([.BC70:.BC92];1)" office:value-type="float" office:value="0.0132654854002611" calcext:value-type="float">
            <text:p>0.013265485400261</text:p>
          </table:table-cell>
          <table:table-cell table:style-name="ce13" table:formula="of:=QUARTILE([.BD70:.BD92];3)-QUARTILE([.BD70:.BD92];1)" office:value-type="float" office:value="0.00827808403241795" calcext:value-type="float">
            <text:p>0.008278084032418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8293" calcext:value-type="float">
            <text:p>89.8293</text:p>
          </table:table-cell>
          <table:table-cell table:style-name="ce17" office:value-type="float" office:value="90.1177" calcext:value-type="float">
            <text:p>90.1177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5.0894" calcext:value-type="float">
            <text:p>45.0894</text:p>
          </table:table-cell>
          <table:table-cell table:style-name="ce58" office:value-type="float" office:value="50.7665" calcext:value-type="float">
            <text:p>50.7665</text:p>
          </table:table-cell>
          <table:table-cell/>
          <table:table-cell table:style-name="ce17" office:value-type="float" office:value="1172.6" calcext:value-type="float">
            <text:p>1172.6</text:p>
          </table:table-cell>
          <table:table-cell table:style-name="ce17" office:value-type="float" office:value="1173.2" calcext:value-type="float">
            <text:p>1173.2</text:p>
          </table:table-cell>
          <table:table-cell table:style-name="ce31"/>
          <table:table-cell table:style-name="ce17" office:value-type="float" office:value="8.73" calcext:value-type="float">
            <text:p>8.73</text:p>
          </table:table-cell>
          <table:table-cell table:style-name="ce17" office:value-type="float" office:value="9.25" calcext:value-type="float">
            <text:p>9.25</text:p>
          </table:table-cell>
          <table:table-cell/>
          <table:table-cell table:style-name="ce17" office:value-type="float" office:value="1133.6" calcext:value-type="float">
            <text:p>1133.6</text:p>
          </table:table-cell>
          <table:table-cell table:style-name="ce17" office:value-type="float" office:value="1135" calcext:value-type="float">
            <text:p>1135</text:p>
          </table:table-cell>
          <table:table-cell table:style-name="ce31"/>
          <table:table-cell table:style-name="ce17" office:value-type="float" office:value="1.92" calcext:value-type="float">
            <text:p>1.92</text:p>
          </table:table-cell>
          <table:table-cell table:style-name="ce17" office:value-type="float" office:value="2.4" calcext:value-type="float">
            <text:p>2.4</text:p>
          </table:table-cell>
          <table:table-cell/>
          <table:table-cell table:style-name="ce17" office:value-type="float" office:value="1106.1" calcext:value-type="float">
            <text:p>1106.1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63" calcext:value-type="float">
            <text:p>2.63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number-columns-repeated="2" table:style-name="ce17" office:value-type="float" office:value="1052.6" calcext:value-type="float">
            <text:p>1052.6</text:p>
          </table:table-cell>
          <table:table-cell table:style-name="ce31"/>
          <table:table-cell table:style-name="ce17" office:value-type="float" office:value="6.92" calcext:value-type="float">
            <text:p>6.92</text:p>
          </table:table-cell>
          <table:table-cell table:style-name="ce17" office:value-type="float" office:value="6.45" calcext:value-type="float">
            <text:p>6.45</text:p>
          </table:table-cell>
          <table:table-cell/>
          <table:table-cell table:style-name="ce17" office:value-type="float" office:value="976.42" calcext:value-type="float">
            <text:p>976.42</text:p>
          </table:table-cell>
          <table:table-cell table:style-name="ce17" office:value-type="float" office:value="976.1" calcext:value-type="float">
            <text:p>976.1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9.75" calcext:value-type="float">
            <text:p>9.75</text:p>
          </table:table-cell>
          <table:table-cell/>
          <table:table-cell table:style-name="ce45" office:value-type="float" office:value="114203" calcext:value-type="float">
            <text:p>114,203</text:p>
          </table:table-cell>
          <table:table-cell table:style-name="ce45" office:value-type="float" office:value="113813" calcext:value-type="float">
            <text:p>113,813</text:p>
          </table:table-cell>
          <table:table-cell/>
          <table:table-cell table:style-name="ce45" office:value-type="float" office:value="36312.5" calcext:value-type="float">
            <text:p>36,313</text:p>
          </table:table-cell>
          <table:table-cell table:style-name="ce45" office:value-type="float" office:value="36034" calcext:value-type="float">
            <text:p>36,034</text:p>
          </table:table-cell>
          <table:table-cell/>
          <table:table-cell table:style-name="ce45" office:value-type="float" office:value="84737" calcext:value-type="float">
            <text:p>84,737</text:p>
          </table:table-cell>
          <table:table-cell table:style-name="ce45" office:value-type="float" office:value="85716.5" calcext:value-type="float">
            <text:p>85,717</text:p>
          </table:table-cell>
          <table:table-cell/>
          <table:table-cell table:formula="of:=[.AW100]/([.AT100]+[.AW100]+[.AZ100])" office:value-type="float" office:value="0.154355426616083" calcext:value-type="float">
            <text:p>0.154355426616083</text:p>
          </table:table-cell>
          <table:table-cell table:formula="of:=[.AX100]/([.AU100]+[.AX100]+[.BA100])" office:value-type="float" office:value="0.152969369193445" calcext:value-type="float">
            <text:p>0.15296936919344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9684" calcext:value-type="float">
            <text:p>89.9684</text:p>
          </table:table-cell>
          <table:table-cell table:style-name="ce17" office:value-type="float" office:value="89.8529" calcext:value-type="float">
            <text:p>89.8529</text:p>
          </table:table-cell>
          <table:table-cell/>
          <table:table-cell table:style-name="ce17" office:value-type="float" office:value="28.4652" calcext:value-type="float">
            <text:p>28.4652</text:p>
          </table:table-cell>
          <table:table-cell table:style-name="ce17" office:value-type="float" office:value="28.1977" calcext:value-type="float">
            <text:p>28.1977</text:p>
          </table:table-cell>
          <table:table-cell table:style-name="ce58" office:value-type="float" office:value="43.3668" calcext:value-type="float">
            <text:p>43.3668</text:p>
          </table:table-cell>
          <table:table-cell table:style-name="ce58" office:value-type="float" office:value="46.6198" calcext:value-type="float">
            <text:p>46.6198</text:p>
          </table:table-cell>
          <table:table-cell/>
          <table:table-cell table:style-name="ce17" office:value-type="float" office:value="1174.4" calcext:value-type="float">
            <text:p>1174.4</text:p>
          </table:table-cell>
          <table:table-cell table:style-name="ce17" office:value-type="float" office:value="1171.5" calcext:value-type="float">
            <text:p>1171.5</text:p>
          </table:table-cell>
          <table:table-cell table:style-name="ce31"/>
          <table:table-cell table:style-name="ce17" office:value-type="float" office:value="8.99" calcext:value-type="float">
            <text:p>8.99</text:p>
          </table:table-cell>
          <table:table-cell table:style-name="ce17" office:value-type="float" office:value="8.73" calcext:value-type="float">
            <text:p>8.73</text:p>
          </table:table-cell>
          <table:table-cell/>
          <table:table-cell table:style-name="ce17" office:value-type="float" office:value="1135.8" calcext:value-type="float">
            <text:p>1135.8</text:p>
          </table:table-cell>
          <table:table-cell table:style-name="ce17" office:value-type="float" office:value="1134.6" calcext:value-type="float">
            <text:p>1134.6</text:p>
          </table:table-cell>
          <table:table-cell table:style-name="ce31"/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1.91" calcext:value-type="float">
            <text:p>1.91</text:p>
          </table:table-cell>
          <table:table-cell/>
          <table:table-cell table:style-name="ce17" office:value-type="float" office:value="1106.9" calcext:value-type="float">
            <text:p>1106.9</text:p>
          </table:table-cell>
          <table:table-cell table:style-name="ce17" office:value-type="float" office:value="1106.1" calcext:value-type="float">
            <text:p>1106.1</text:p>
          </table:table-cell>
          <table:table-cell table:style-name="ce31"/>
          <table:table-cell table:style-name="ce17" office:value-type="float" office:value="2.34" calcext:value-type="float">
            <text:p>2.34</text:p>
          </table:table-cell>
          <table:table-cell table:style-name="ce17" office:value-type="float" office:value="2.64" calcext:value-type="float">
            <text:p>2.64</text:p>
          </table:table-cell>
          <table:table-cell/>
          <table:table-cell table:style-name="ce17" office:value-type="float" office:value="1052.1" calcext:value-type="float">
            <text:p>1052.1</text:p>
          </table:table-cell>
          <table:table-cell table:style-name="ce17" office:value-type="float" office:value="1052.8" calcext:value-type="float">
            <text:p>1052.8</text:p>
          </table:table-cell>
          <table:table-cell table:style-name="ce31"/>
          <table:table-cell table:style-name="ce17" office:value-type="float" office:value="6.67" calcext:value-type="float">
            <text:p>6.67</text:p>
          </table:table-cell>
          <table:table-cell table:style-name="ce17" office:value-type="float" office:value="6.98" calcext:value-type="float">
            <text:p>6.98</text:p>
          </table:table-cell>
          <table:table-cell/>
          <table:table-cell table:style-name="ce17" office:value-type="float" office:value="976.44" calcext:value-type="float">
            <text:p>976.44</text:p>
          </table:table-cell>
          <table:table-cell table:style-name="ce17" office:value-type="float" office:value="977.61" calcext:value-type="float">
            <text:p>977.61</text:p>
          </table:table-cell>
          <table:table-cell table:style-name="ce31"/>
          <table:table-cell table:style-name="ce17" office:value-type="float" office:value="9.86" calcext:value-type="float">
            <text:p>9.86</text:p>
          </table:table-cell>
          <table:table-cell table:style-name="ce17" office:value-type="float" office:value="10.2" calcext:value-type="float">
            <text:p>10.2</text:p>
          </table:table-cell>
          <table:table-cell/>
          <table:table-cell table:style-name="ce45" office:value-type="float" office:value="114040" calcext:value-type="float">
            <text:p>114,040</text:p>
          </table:table-cell>
          <table:table-cell table:style-name="ce45" office:value-type="float" office:value="115653" calcext:value-type="float">
            <text:p>115,653</text:p>
          </table:table-cell>
          <table:table-cell/>
          <table:table-cell table:style-name="ce45" office:value-type="float" office:value="36232" calcext:value-type="float">
            <text:p>36,232</text:p>
          </table:table-cell>
          <table:table-cell table:style-name="ce45" office:value-type="float" office:value="34106.5" calcext:value-type="float">
            <text:p>34,107</text:p>
          </table:table-cell>
          <table:table-cell/>
          <table:table-cell table:style-name="ce45" office:value-type="float" office:value="85085" calcext:value-type="float">
            <text:p>85,085</text:p>
          </table:table-cell>
          <table:table-cell table:style-name="ce45" office:value-type="float" office:value="85815.5" calcext:value-type="float">
            <text:p>85,816</text:p>
          </table:table-cell>
          <table:table-cell/>
          <table:table-cell table:formula="of:=[.AW102]/([.AT102]+[.AW102]+[.AZ102])" office:value-type="float" office:value="0.153944858236636" calcext:value-type="float">
            <text:p>0.153944858236636</text:p>
          </table:table-cell>
          <table:table-cell table:formula="of:=[.AX102]/([.AU102]+[.AX102]+[.BA102])" office:value-type="float" office:value="0.144779794120768" calcext:value-type="float">
            <text:p>0.14477979412076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number-columns-repeated="2" table:style-name="ce17" office:value-type="float" office:value="439" calcext:value-type="float">
            <text:p>439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0243" calcext:value-type="float">
            <text:p>90.0243</text:p>
          </table:table-cell>
          <table:table-cell table:style-name="ce17" office:value-type="float" office:value="89.9202" calcext:value-type="float">
            <text:p>89.9202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0.6051" calcext:value-type="float">
            <text:p>40.6051</text:p>
          </table:table-cell>
          <table:table-cell table:style-name="ce58" office:value-type="float" office:value="48.0637" calcext:value-type="float">
            <text:p>48.0637</text:p>
          </table:table-cell>
          <table:table-cell/>
          <table:table-cell table:style-name="ce17" office:value-type="float" office:value="1173.2" calcext:value-type="float">
            <text:p>1173.2</text:p>
          </table:table-cell>
          <table:table-cell table:style-name="ce17" office:value-type="float" office:value="1172.6" calcext:value-type="float">
            <text:p>1172.6</text:p>
          </table:table-cell>
          <table:table-cell table:style-name="ce31"/>
          <table:table-cell table:style-name="ce17" office:value-type="float" office:value="8.93" calcext:value-type="float">
            <text:p>8.93</text:p>
          </table:table-cell>
          <table:table-cell table:style-name="ce17" office:value-type="float" office:value="9.07" calcext:value-type="float">
            <text:p>9.07</text:p>
          </table:table-cell>
          <table:table-cell/>
          <table:table-cell table:style-name="ce17" office:value-type="float" office:value="1133.7" calcext:value-type="float">
            <text:p>1133.7</text:p>
          </table:table-cell>
          <table:table-cell table:style-name="ce17" office:value-type="float" office:value="1133.8" calcext:value-type="float">
            <text:p>1133.8</text:p>
          </table:table-cell>
          <table:table-cell table:style-name="ce31"/>
          <table:table-cell table:style-name="ce17" office:value-type="float" office:value="2.13" calcext:value-type="float">
            <text:p>2.13</text:p>
          </table:table-cell>
          <table:table-cell table:style-name="ce17" office:value-type="float" office:value="2.26" calcext:value-type="float">
            <text:p>2.26</text:p>
          </table:table-cell>
          <table:table-cell/>
          <table:table-cell table:style-name="ce17" office:value-type="float" office:value="1106.9" calcext:value-type="float">
            <text:p>1106.9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2.28" calcext:value-type="float">
            <text:p>2.28</text:p>
          </table:table-cell>
          <table:table-cell/>
          <table:table-cell table:style-name="ce17" office:value-type="float" office:value="1052.1" calcext:value-type="float">
            <text:p>1052.1</text:p>
          </table:table-cell>
          <table:table-cell table:style-name="ce17" office:value-type="float" office:value="1052.9" calcext:value-type="float">
            <text:p>1052.9</text:p>
          </table:table-cell>
          <table:table-cell table:style-name="ce31"/>
          <table:table-cell table:style-name="ce17" office:value-type="float" office:value="6.69" calcext:value-type="float">
            <text:p>6.69</text:p>
          </table:table-cell>
          <table:table-cell table:style-name="ce17" office:value-type="float" office:value="6.6" calcext:value-type="float">
            <text:p>6.6</text:p>
          </table:table-cell>
          <table:table-cell/>
          <table:table-cell table:style-name="ce17" office:value-type="float" office:value="976.68" calcext:value-type="float">
            <text:p>976.68</text:p>
          </table:table-cell>
          <table:table-cell table:style-name="ce17" office:value-type="float" office:value="977.56" calcext:value-type="float">
            <text:p>977.56</text:p>
          </table:table-cell>
          <table:table-cell table:style-name="ce31"/>
          <table:table-cell table:style-name="ce17" office:value-type="float" office:value="9.94" calcext:value-type="float">
            <text:p>9.94</text:p>
          </table:table-cell>
          <table:table-cell table:style-name="ce17" office:value-type="float" office:value="9.9" calcext:value-type="float">
            <text:p>9.9</text:p>
          </table:table-cell>
          <table:table-cell/>
          <table:table-cell table:style-name="ce45" office:value-type="float" office:value="114675" calcext:value-type="float">
            <text:p>114,675</text:p>
          </table:table-cell>
          <table:table-cell table:style-name="ce45" office:value-type="float" office:value="115686" calcext:value-type="float">
            <text:p>115,686</text:p>
          </table:table-cell>
          <table:table-cell/>
          <table:table-cell table:style-name="ce45" office:value-type="float" office:value="36558" calcext:value-type="float">
            <text:p>36,558</text:p>
          </table:table-cell>
          <table:table-cell table:style-name="ce45" office:value-type="float" office:value="33272.5" calcext:value-type="float">
            <text:p>33,273</text:p>
          </table:table-cell>
          <table:table-cell/>
          <table:table-cell table:style-name="ce45" office:value-type="float" office:value="84180.5" calcext:value-type="float">
            <text:p>84,181</text:p>
          </table:table-cell>
          <table:table-cell table:style-name="ce45" office:value-type="float" office:value="86608.5" calcext:value-type="float">
            <text:p>86,609</text:p>
          </table:table-cell>
          <table:table-cell/>
          <table:table-cell table:formula="of:=[.AW104]/([.AT104]+[.AW104]+[.AZ104])" office:value-type="float" office:value="0.155292708362095" calcext:value-type="float">
            <text:p>0.155292708362095</text:p>
          </table:table-cell>
          <table:table-cell table:formula="of:=[.AX104]/([.AU104]+[.AX104]+[.BA104])" office:value-type="float" office:value="0.141244316903471" calcext:value-type="float">
            <text:p>0.14124431690347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89.969" calcext:value-type="float">
            <text:p>89.969</text:p>
          </table:table-cell>
          <table:table-cell table:style-name="ce17" office:value-type="float" office:value="89.7771" calcext:value-type="float">
            <text:p>89.7771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8015" calcext:value-type="float">
            <text:p>27.8015</text:p>
          </table:table-cell>
          <table:table-cell table:style-name="ce58" office:value-type="float" office:value="40.6071" calcext:value-type="float">
            <text:p>40.6071</text:p>
          </table:table-cell>
          <table:table-cell table:style-name="ce58" office:value-type="float" office:value="39.4566" calcext:value-type="float">
            <text:p>39.4566</text:p>
          </table:table-cell>
          <table:table-cell/>
          <table:table-cell table:style-name="ce17" office:value-type="float" office:value="1173.7" calcext:value-type="float">
            <text:p>1173.7</text:p>
          </table:table-cell>
          <table:table-cell table:style-name="ce17" office:value-type="float" office:value="1171.9" calcext:value-type="float">
            <text:p>1171.9</text:p>
          </table:table-cell>
          <table:table-cell table:style-name="ce31"/>
          <table:table-cell table:style-name="ce17" office:value-type="float" office:value="9.1" calcext:value-type="float">
            <text:p>9.1</text:p>
          </table:table-cell>
          <table:table-cell table:style-name="ce17" office:value-type="float" office:value="9.17" calcext:value-type="float">
            <text:p>9.17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4.9" calcext:value-type="float">
            <text:p>1134.9</text:p>
          </table:table-cell>
          <table:table-cell table:style-name="ce31"/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2.31" calcext:value-type="float">
            <text:p>2.31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18" calcext:value-type="float">
            <text:p>2.18</text:p>
          </table:table-cell>
          <table:table-cell/>
          <table:table-cell table:style-name="ce17" office:value-type="float" office:value="1050.9" calcext:value-type="float">
            <text:p>1050.9</text:p>
          </table:table-cell>
          <table:table-cell table:style-name="ce17" office:value-type="float" office:value="1053.7" calcext:value-type="float">
            <text:p>1053.7</text:p>
          </table:table-cell>
          <table:table-cell table:style-name="ce31"/>
          <table:table-cell table:style-name="ce17" office:value-type="float" office:value="6.57" calcext:value-type="float">
            <text:p>6.57</text:p>
          </table:table-cell>
          <table:table-cell table:style-name="ce17" office:value-type="float" office:value="6.49" calcext:value-type="float">
            <text:p>6.49</text:p>
          </table:table-cell>
          <table:table-cell/>
          <table:table-cell table:style-name="ce17" office:value-type="float" office:value="975.29" calcext:value-type="float">
            <text:p>975.29</text:p>
          </table:table-cell>
          <table:table-cell table:style-name="ce17" office:value-type="float" office:value="978.39" calcext:value-type="float">
            <text:p>978.39</text:p>
          </table:table-cell>
          <table:table-cell table:style-name="ce31"/>
          <table:table-cell table:style-name="ce17" office:value-type="float" office:value="9.82" calcext:value-type="float">
            <text:p>9.82</text:p>
          </table:table-cell>
          <table:table-cell table:style-name="ce17" office:value-type="float" office:value="9.83" calcext:value-type="float">
            <text:p>9.83</text:p>
          </table:table-cell>
          <table:table-cell/>
          <table:table-cell table:style-name="ce45" office:value-type="float" office:value="113701" calcext:value-type="float">
            <text:p>113,701</text:p>
          </table:table-cell>
          <table:table-cell table:style-name="ce45" office:value-type="float" office:value="113637" calcext:value-type="float">
            <text:p>113,637</text:p>
          </table:table-cell>
          <table:table-cell/>
          <table:table-cell table:style-name="ce45" office:value-type="float" office:value="37008" calcext:value-type="float">
            <text:p>37,008</text:p>
          </table:table-cell>
          <table:table-cell table:style-name="ce45" office:value-type="float" office:value="36911" calcext:value-type="float">
            <text:p>36,911</text:p>
          </table:table-cell>
          <table:table-cell/>
          <table:table-cell table:style-name="ce45" office:value-type="float" office:value="84802" calcext:value-type="float">
            <text:p>84,802</text:p>
          </table:table-cell>
          <table:table-cell table:style-name="ce45" office:value-type="float" office:value="84678" calcext:value-type="float">
            <text:p>84,678</text:p>
          </table:table-cell>
          <table:table-cell/>
          <table:table-cell table:formula="of:=[.AW106]/([.AT106]+[.AW106]+[.AZ106])" office:value-type="float" office:value="0.157139156982052" calcext:value-type="float">
            <text:p>0.157139156982052</text:p>
          </table:table-cell>
          <table:table-cell table:formula="of:=[.AX106]/([.AU106]+[.AX106]+[.BA106])" office:value-type="float" office:value="0.156917177522893" calcext:value-type="float">
            <text:p>0.15691717752289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89.9759" calcext:value-type="float">
            <text:p>89.9759</text:p>
          </table:table-cell>
          <table:table-cell table:style-name="ce17" office:value-type="float" office:value="90.0103" calcext:value-type="float">
            <text:p>90.0103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2.7132" calcext:value-type="float">
            <text:p>42.7132</text:p>
          </table:table-cell>
          <table:table-cell table:style-name="ce58" office:value-type="float" office:value="42.4105" calcext:value-type="float">
            <text:p>42.4105</text:p>
          </table:table-cell>
          <table:table-cell/>
          <table:table-cell table:style-name="ce17" office:value-type="float" office:value="1172.9" calcext:value-type="float">
            <text:p>1172.9</text:p>
          </table:table-cell>
          <table:table-cell table:style-name="ce17" office:value-type="float" office:value="1172" calcext:value-type="float">
            <text:p>1172</text:p>
          </table:table-cell>
          <table:table-cell table:style-name="ce31"/>
          <table:table-cell table:style-name="ce17" office:value-type="float" office:value="9.15" calcext:value-type="float">
            <text:p>9.15</text:p>
          </table:table-cell>
          <table:table-cell table:style-name="ce17" office:value-type="float" office:value="9.18" calcext:value-type="float">
            <text:p>9.18</text:p>
          </table:table-cell>
          <table:table-cell/>
          <table:table-cell table:style-name="ce17" office:value-type="float" office:value="1134.9" calcext:value-type="float">
            <text:p>1134.9</text:p>
          </table:table-cell>
          <table:table-cell table:style-name="ce17" office:value-type="float" office:value="1133.9" calcext:value-type="float">
            <text:p>1133.9</text:p>
          </table:table-cell>
          <table:table-cell table:style-name="ce31"/>
          <table:table-cell table:style-name="ce17" office:value-type="float" office:value="2.35" calcext:value-type="float">
            <text:p>2.35</text:p>
          </table:table-cell>
          <table:table-cell table:style-name="ce17" office:value-type="float" office:value="2.38" calcext:value-type="float">
            <text:p>2.38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051.6" calcext:value-type="float">
            <text:p>1051.6</text:p>
          </table:table-cell>
          <table:table-cell table:style-name="ce17" office:value-type="float" office:value="1053.7" calcext:value-type="float">
            <text:p>1053.7</text:p>
          </table:table-cell>
          <table:table-cell table:style-name="ce31"/>
          <table:table-cell table:style-name="ce17" office:value-type="float" office:value="6.45" calcext:value-type="float">
            <text:p>6.45</text:p>
          </table:table-cell>
          <table:table-cell table:style-name="ce17" office:value-type="float" office:value="6.47" calcext:value-type="float">
            <text:p>6.47</text:p>
          </table:table-cell>
          <table:table-cell/>
          <table:table-cell table:style-name="ce17" office:value-type="float" office:value="976.09" calcext:value-type="float">
            <text:p>976.09</text:p>
          </table:table-cell>
          <table:table-cell table:style-name="ce17" office:value-type="float" office:value="978.16" calcext:value-type="float">
            <text:p>978.16</text:p>
          </table:table-cell>
          <table:table-cell table:style-name="ce31"/>
          <table:table-cell table:style-name="ce17" office:value-type="float" office:value="9.75" calcext:value-type="float">
            <text:p>9.75</text:p>
          </table:table-cell>
          <table:table-cell table:style-name="ce17" office:value-type="float" office:value="9.76" calcext:value-type="float">
            <text:p>9.76</text:p>
          </table:table-cell>
          <table:table-cell/>
          <table:table-cell table:style-name="ce45" office:value-type="float" office:value="112534" calcext:value-type="float">
            <text:p>112,534</text:p>
          </table:table-cell>
          <table:table-cell table:style-name="ce45" office:value-type="float" office:value="112488" calcext:value-type="float">
            <text:p>112,488</text:p>
          </table:table-cell>
          <table:table-cell/>
          <table:table-cell table:style-name="ce45" office:value-type="float" office:value="37726.5" calcext:value-type="float">
            <text:p>37,727</text:p>
          </table:table-cell>
          <table:table-cell table:style-name="ce45" office:value-type="float" office:value="37150.5" calcext:value-type="float">
            <text:p>37,151</text:p>
          </table:table-cell>
          <table:table-cell/>
          <table:table-cell table:style-name="ce45" office:value-type="float" office:value="85260.5" calcext:value-type="float">
            <text:p>85,261</text:p>
          </table:table-cell>
          <table:table-cell table:style-name="ce45" office:value-type="float" office:value="85936" calcext:value-type="float">
            <text:p>85,936</text:p>
          </table:table-cell>
          <table:table-cell/>
          <table:table-cell table:formula="of:=[.AW108]/([.AT108]+[.AW108]+[.AZ108])" office:value-type="float" office:value="0.16018316837989" calcext:value-type="float">
            <text:p>0.16018316837989</text:p>
          </table:table-cell>
          <table:table-cell table:formula="of:=[.AX108]/([.AU108]+[.AX108]+[.BA108])" office:value-type="float" office:value="0.15770170370732" calcext:value-type="float">
            <text:p>0.1577017037073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number-columns-repeated="2" table:style-name="ce17" office:value-type="float" office:value="1159" calcext:value-type="float">
            <text:p>1159</text:p>
          </table:table-cell>
          <table:table-cell table:style-name="ce17" office:value-type="float" office:value="89.7408" calcext:value-type="float">
            <text:p>89.7408</text:p>
          </table:table-cell>
          <table:table-cell table:style-name="ce17" office:value-type="float" office:value="90.007" calcext:value-type="float">
            <text:p>90.007</text:p>
          </table:table-cell>
          <table:table-cell/>
          <table:table-cell table:number-columns-repeated="2" table:style-name="ce17" office:value-type="float" office:value="27.8015" calcext:value-type="float">
            <text:p>27.8015</text:p>
          </table:table-cell>
          <table:table-cell table:style-name="ce58" office:value-type="float" office:value="48.5592" calcext:value-type="float">
            <text:p>48.5592</text:p>
          </table:table-cell>
          <table:table-cell table:style-name="ce58" office:value-type="float" office:value="52.9476" calcext:value-type="float">
            <text:p>52.9476</text:p>
          </table:table-cell>
          <table:table-cell/>
          <table:table-cell table:style-name="ce17" office:value-type="float" office:value="1173" calcext:value-type="float">
            <text:p>1173</text:p>
          </table:table-cell>
          <table:table-cell table:style-name="ce17" office:value-type="float" office:value="1172.7" calcext:value-type="float">
            <text:p>1172.7</text:p>
          </table:table-cell>
          <table:table-cell table:style-name="ce31"/>
          <table:table-cell table:style-name="ce17" office:value-type="float" office:value="9.17" calcext:value-type="float">
            <text:p>9.17</text:p>
          </table:table-cell>
          <table:table-cell table:style-name="ce17" office:value-type="float" office:value="9.08" calcext:value-type="float">
            <text:p>9.08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3.8" calcext:value-type="float">
            <text:p>1133.8</text:p>
          </table:table-cell>
          <table:table-cell table:style-name="ce31"/>
          <table:table-cell table:style-name="ce17" office:value-type="float" office:value="2.37" calcext:value-type="float">
            <text:p>2.37</text:p>
          </table:table-cell>
          <table:table-cell table:style-name="ce17" office:value-type="float" office:value="2.22" calcext:value-type="float">
            <text:p>2.22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17" calcext:value-type="float">
            <text:p>2.17</text:p>
          </table:table-cell>
          <table:table-cell table:style-name="ce17" office:value-type="float" office:value="2.32" calcext:value-type="float">
            <text:p>2.32</text:p>
          </table:table-cell>
          <table:table-cell/>
          <table:table-cell table:style-name="ce17" office:value-type="float" office:value="1052.6" calcext:value-type="float">
            <text:p>1052.6</text:p>
          </table:table-cell>
          <table:table-cell table:style-name="ce17" office:value-type="float" office:value="1052.9" calcext:value-type="float">
            <text:p>1052.9</text:p>
          </table:table-cell>
          <table:table-cell table:style-name="ce31"/>
          <table:table-cell table:style-name="ce17" office:value-type="float" office:value="6.43" calcext:value-type="float">
            <text:p>6.43</text:p>
          </table:table-cell>
          <table:table-cell table:style-name="ce17" office:value-type="float" office:value="6.59" calcext:value-type="float">
            <text:p>6.59</text:p>
          </table:table-cell>
          <table:table-cell/>
          <table:table-cell table:style-name="ce17" office:value-type="float" office:value="977.01" calcext:value-type="float">
            <text:p>977.01</text:p>
          </table:table-cell>
          <table:table-cell table:style-name="ce17" office:value-type="float" office:value="977.52" calcext:value-type="float">
            <text:p>977.52</text:p>
          </table:table-cell>
          <table:table-cell table:style-name="ce31"/>
          <table:table-cell table:style-name="ce17" office:value-type="float" office:value="9.71" calcext:value-type="float">
            <text:p>9.71</text:p>
          </table:table-cell>
          <table:table-cell table:style-name="ce17" office:value-type="float" office:value="9.89" calcext:value-type="float">
            <text:p>9.89</text:p>
          </table:table-cell>
          <table:table-cell/>
          <table:table-cell table:style-name="ce45" office:value-type="float" office:value="112024" calcext:value-type="float">
            <text:p>112,024</text:p>
          </table:table-cell>
          <table:table-cell table:style-name="ce45" office:value-type="float" office:value="113235" calcext:value-type="float">
            <text:p>113,235</text:p>
          </table:table-cell>
          <table:table-cell/>
          <table:table-cell table:style-name="ce45" office:value-type="float" office:value="37476.5" calcext:value-type="float">
            <text:p>37,477</text:p>
          </table:table-cell>
          <table:table-cell table:style-name="ce45" office:value-type="float" office:value="36827" calcext:value-type="float">
            <text:p>36,827</text:p>
          </table:table-cell>
          <table:table-cell/>
          <table:table-cell table:style-name="ce45" office:value-type="float" office:value="86094.5" calcext:value-type="float">
            <text:p>86,095</text:p>
          </table:table-cell>
          <table:table-cell table:style-name="ce45" office:value-type="float" office:value="85255.5" calcext:value-type="float">
            <text:p>85,256</text:p>
          </table:table-cell>
          <table:table-cell/>
          <table:table-cell table:formula="of:=[.AW110]/([.AT110]+[.AW110]+[.AZ110])" office:value-type="float" office:value="0.159071712048218" calcext:value-type="float">
            <text:p>0.159071712048218</text:p>
          </table:table-cell>
          <table:table-cell table:formula="of:=[.AX110]/([.AU110]+[.AX110]+[.BA110])" office:value-type="float" office:value="0.156499197892209" calcext:value-type="float">
            <text:p>0.156499197892209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L1_10Deg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0.0449" calcext:value-type="float">
            <text:p>90.0449</text:p>
          </table:table-cell>
          <table:table-cell/>
          <table:table-cell table:style-name="ce17" office:value-type="float" office:value="28.6105" calcext:value-type="float">
            <text:p>28.6105</text:p>
          </table:table-cell>
          <table:table-cell table:style-name="ce17" office:value-type="float" office:value="27.5291" calcext:value-type="float">
            <text:p>27.5291</text:p>
          </table:table-cell>
          <table:table-cell table:style-name="ce58" office:value-type="float" office:value="50.029" calcext:value-type="float">
            <text:p>50.029</text:p>
          </table:table-cell>
          <table:table-cell table:style-name="ce58" office:value-type="float" office:value="41.0253" calcext:value-type="float">
            <text:p>41.0253</text:p>
          </table:table-cell>
          <table:table-cell/>
          <table:table-cell table:style-name="ce17" office:value-type="float" office:value="1174.7" calcext:value-type="float">
            <text:p>1174.7</text:p>
          </table:table-cell>
          <table:table-cell table:style-name="ce17" office:value-type="float" office:value="1171.4" calcext:value-type="float">
            <text:p>1171.4</text:p>
          </table:table-cell>
          <table:table-cell table:style-name="ce31"/>
          <table:table-cell table:style-name="ce17" office:value-type="float" office:value="8.76" calcext:value-type="float">
            <text:p>8.76</text:p>
          </table:table-cell>
          <table:table-cell table:style-name="ce17" office:value-type="float" office:value="9.01" calcext:value-type="float">
            <text:p>9.01</text:p>
          </table:table-cell>
          <table:table-cell/>
          <table:table-cell table:style-name="ce17" office:value-type="float" office:value="1135.6" calcext:value-type="float">
            <text:p>1135.6</text:p>
          </table:table-cell>
          <table:table-cell table:style-name="ce17" office:value-type="float" office:value="1132.8" calcext:value-type="float">
            <text:p>1132.8</text:p>
          </table:table-cell>
          <table:table-cell table:style-name="ce31"/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106.1" calcext:value-type="float">
            <text:p>1106.1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59" calcext:value-type="float">
            <text:p>2.59</text:p>
          </table:table-cell>
          <table:table-cell table:style-name="ce17" office:value-type="float" office:value="2.39" calcext:value-type="float">
            <text:p>2.39</text:p>
          </table:table-cell>
          <table:table-cell/>
          <table:table-cell table:style-name="ce17" office:value-type="float" office:value="1052.5" calcext:value-type="float">
            <text:p>1052.5</text:p>
          </table:table-cell>
          <table:table-cell table:style-name="ce17" office:value-type="float" office:value="1053.1" calcext:value-type="float">
            <text:p>1053.1</text:p>
          </table:table-cell>
          <table:table-cell table:style-name="ce31"/>
          <table:table-cell table:style-name="ce17" office:value-type="float" office:value="6.87" calcext:value-type="float">
            <text:p>6.87</text:p>
          </table:table-cell>
          <table:table-cell table:style-name="ce17" office:value-type="float" office:value="6.67" calcext:value-type="float">
            <text:p>6.67</text:p>
          </table:table-cell>
          <table:table-cell/>
          <table:table-cell table:style-name="ce17" office:value-type="float" office:value="976.27" calcext:value-type="float">
            <text:p>976.27</text:p>
          </table:table-cell>
          <table:table-cell table:style-name="ce17" office:value-type="float" office:value="977.77" calcext:value-type="float">
            <text:p>977.77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9.97" calcext:value-type="float">
            <text:p>9.97</text:p>
          </table:table-cell>
          <table:table-cell/>
          <table:table-cell table:style-name="ce45" office:value-type="float" office:value="108660" calcext:value-type="float">
            <text:p>108,660</text:p>
          </table:table-cell>
          <table:table-cell table:style-name="ce45" office:value-type="float" office:value="111705" calcext:value-type="float">
            <text:p>111,705</text:p>
          </table:table-cell>
          <table:table-cell/>
          <table:table-cell table:style-name="ce45" office:value-type="float" office:value="41307" calcext:value-type="float">
            <text:p>41,307</text:p>
          </table:table-cell>
          <table:table-cell table:style-name="ce45" office:value-type="float" office:value="37639" calcext:value-type="float">
            <text:p>37,639</text:p>
          </table:table-cell>
          <table:table-cell/>
          <table:table-cell table:style-name="ce45" office:value-type="float" office:value="85649" calcext:value-type="float">
            <text:p>85,649</text:p>
          </table:table-cell>
          <table:table-cell table:style-name="ce45" office:value-type="float" office:value="86082" calcext:value-type="float">
            <text:p>86,082</text:p>
          </table:table-cell>
          <table:table-cell/>
          <table:table-cell table:formula="of:=[.AW112]/([.AT112]+[.AW112]+[.AZ112])" office:value-type="float" office:value="0.175314919190547" calcext:value-type="float">
            <text:p>0.175314919190547</text:p>
          </table:table-cell>
          <table:table-cell table:formula="of:=[.AX112]/([.AU112]+[.AX112]+[.BA112])" office:value-type="float" office:value="0.159876139423853" calcext:value-type="float">
            <text:p>0.15987613942385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90.1388" calcext:value-type="float">
            <text:p>90.1388</text:p>
          </table:table-cell>
          <table:table-cell table:style-name="ce17" office:value-type="float" office:value="89.8056" calcext:value-type="float">
            <text:p>89.8056</text:p>
          </table:table-cell>
          <table:table-cell/>
          <table:table-cell table:style-name="ce17" office:value-type="float" office:value="27.8015" calcext:value-type="float">
            <text:p>27.8015</text:p>
          </table:table-cell>
          <table:table-cell table:style-name="ce17" office:value-type="float" office:value="28.0725" calcext:value-type="float">
            <text:p>28.0725</text:p>
          </table:table-cell>
          <table:table-cell table:style-name="ce58" office:value-type="float" office:value="41.0173" calcext:value-type="float">
            <text:p>41.0173</text:p>
          </table:table-cell>
          <table:table-cell table:style-name="ce58" office:value-type="float" office:value="51.9668" calcext:value-type="float">
            <text:p>51.9668</text:p>
          </table:table-cell>
          <table:table-cell/>
          <table:table-cell table:style-name="ce17" office:value-type="float" office:value="1174.2" calcext:value-type="float">
            <text:p>1174.2</text:p>
          </table:table-cell>
          <table:table-cell table:style-name="ce17" office:value-type="float" office:value="1171.4" calcext:value-type="float">
            <text:p>1171.4</text:p>
          </table:table-cell>
          <table:table-cell table:style-name="ce31"/>
          <table:table-cell table:style-name="ce17" office:value-type="float" office:value="9.23" calcext:value-type="float">
            <text:p>9.23</text:p>
          </table:table-cell>
          <table:table-cell table:style-name="ce17" office:value-type="float" office:value="8.99" calcext:value-type="float">
            <text:p>8.99</text:p>
          </table:table-cell>
          <table:table-cell/>
          <table:table-cell table:style-name="ce17" office:value-type="float" office:value="1134" calcext:value-type="float">
            <text:p>1134</text:p>
          </table:table-cell>
          <table:table-cell table:style-name="ce17" office:value-type="float" office:value="1134.7" calcext:value-type="float">
            <text:p>1134.7</text:p>
          </table:table-cell>
          <table:table-cell table:style-name="ce31"/>
          <table:table-cell table:style-name="ce17" office:value-type="float" office:value="2.45" calcext:value-type="float">
            <text:p>2.45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09" calcext:value-type="float">
            <text:p>2.09</text:p>
          </table:table-cell>
          <table:table-cell table:style-name="ce17" office:value-type="float" office:value="2.42" calcext:value-type="float">
            <text:p>2.42</text:p>
          </table:table-cell>
          <table:table-cell/>
          <table:table-cell table:style-name="ce17" office:value-type="float" office:value="1052.4" calcext:value-type="float">
            <text:p>1052.4</text:p>
          </table:table-cell>
          <table:table-cell table:style-name="ce17" office:value-type="float" office:value="1053.1" calcext:value-type="float">
            <text:p>1053.1</text:p>
          </table:table-cell>
          <table:table-cell table:style-name="ce31"/>
          <table:table-cell table:style-name="ce17" office:value-type="float" office:value="6.35" calcext:value-type="float">
            <text:p>6.35</text:p>
          </table:table-cell>
          <table:table-cell table:style-name="ce17" office:value-type="float" office:value="6.69" calcext:value-type="float">
            <text:p>6.69</text:p>
          </table:table-cell>
          <table:table-cell/>
          <table:table-cell table:style-name="ce17" office:value-type="float" office:value="976.77" calcext:value-type="float">
            <text:p>976.77</text:p>
          </table:table-cell>
          <table:table-cell table:style-name="ce17" office:value-type="float" office:value="977.05" calcext:value-type="float">
            <text:p>977.05</text:p>
          </table:table-cell>
          <table:table-cell table:style-name="ce31"/>
          <table:table-cell table:style-name="ce17" office:value-type="float" office:value="9.63" calcext:value-type="float">
            <text:p>9.63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3868" calcext:value-type="float">
            <text:p>113,868</text:p>
          </table:table-cell>
          <table:table-cell table:style-name="ce45" office:value-type="float" office:value="114087" calcext:value-type="float">
            <text:p>114,087</text:p>
          </table:table-cell>
          <table:table-cell/>
          <table:table-cell table:style-name="ce45" office:value-type="float" office:value="37250.5" calcext:value-type="float">
            <text:p>37,251</text:p>
          </table:table-cell>
          <table:table-cell table:style-name="ce45" office:value-type="float" office:value="35140" calcext:value-type="float">
            <text:p>35,140</text:p>
          </table:table-cell>
          <table:table-cell/>
          <table:table-cell table:style-name="ce45" office:value-type="float" office:value="84065" calcext:value-type="float">
            <text:p>84,065</text:p>
          </table:table-cell>
          <table:table-cell table:style-name="ce45" office:value-type="float" office:value="86355" calcext:value-type="float">
            <text:p>86,355</text:p>
          </table:table-cell>
          <table:table-cell/>
          <table:table-cell table:formula="of:=[.AW114]/([.AT114]+[.AW114]+[.AZ114])" office:value-type="float" office:value="0.158389087669841" calcext:value-type="float">
            <text:p>0.158389087669841</text:p>
          </table:table-cell>
          <table:table-cell table:formula="of:=[.AX114]/([.AU114]+[.AX114]+[.BA114])" office:value-type="float" office:value="0.14916249968164" calcext:value-type="float">
            <text:p>0.1491624996816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number-columns-repeated="2" table:style-name="ce17" office:value-type="float" office:value="1159" calcext:value-type="float">
            <text:p>1159</text:p>
          </table:table-cell>
          <table:table-cell table:style-name="ce17" office:value-type="float" office:value="90.0929" calcext:value-type="float">
            <text:p>90.0929</text:p>
          </table:table-cell>
          <table:table-cell table:style-name="ce17" office:value-type="float" office:value="90.1136" calcext:value-type="float">
            <text:p>90.1136</text:p>
          </table:table-cell>
          <table:table-cell/>
          <table:table-cell table:number-columns-repeated="2" table:style-name="ce17" office:value-type="float" office:value="28.1977" calcext:value-type="float">
            <text:p>28.1977</text:p>
          </table:table-cell>
          <table:table-cell table:style-name="ce58" office:value-type="float" office:value="50.8835" calcext:value-type="float">
            <text:p>50.8835</text:p>
          </table:table-cell>
          <table:table-cell table:style-name="ce58" office:value-type="float" office:value="50.3316" calcext:value-type="float">
            <text:p>50.3316</text:p>
          </table:table-cell>
          <table:table-cell/>
          <table:table-cell table:style-name="ce17" office:value-type="float" office:value="1172.3" calcext:value-type="float">
            <text:p>1172.3</text:p>
          </table:table-cell>
          <table:table-cell table:style-name="ce17" office:value-type="float" office:value="1172.1" calcext:value-type="float">
            <text:p>1172.1</text:p>
          </table:table-cell>
          <table:table-cell table:style-name="ce31"/>
          <table:table-cell table:style-name="ce17" office:value-type="float" office:value="8.98" calcext:value-type="float">
            <text:p>8.98</text:p>
          </table:table-cell>
          <table:table-cell table:style-name="ce17" office:value-type="float" office:value="8.91" calcext:value-type="float">
            <text:p>8.91</text:p>
          </table:table-cell>
          <table:table-cell/>
          <table:table-cell table:style-name="ce17" office:value-type="float" office:value="1134.8" calcext:value-type="float">
            <text:p>1134.8</text:p>
          </table:table-cell>
          <table:table-cell table:style-name="ce17" office:value-type="float" office:value="1134.7" calcext:value-type="float">
            <text:p>1134.7</text:p>
          </table:table-cell>
          <table:table-cell table:style-name="ce31"/>
          <table:table-cell table:style-name="ce17" office:value-type="float" office:value="2.17" calcext:value-type="float">
            <text:p>2.17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" calcext:value-type="float">
            <text:p>1106</text:p>
          </table:table-cell>
          <table:table-cell table:style-name="ce31"/>
          <table:table-cell table:style-name="ce17" office:value-type="float" office:value="2.38" calcext:value-type="float">
            <text:p>2.38</text:p>
          </table:table-cell>
          <table:table-cell table:style-name="ce17" office:value-type="float" office:value="2.45" calcext:value-type="float">
            <text:p>2.45</text:p>
          </table:table-cell>
          <table:table-cell/>
          <table:table-cell table:style-name="ce17" office:value-type="float" office:value="1052.2" calcext:value-type="float">
            <text:p>1052.2</text:p>
          </table:table-cell>
          <table:table-cell table:style-name="ce17" office:value-type="float" office:value="1052.3" calcext:value-type="float">
            <text:p>1052.3</text:p>
          </table:table-cell>
          <table:table-cell table:style-name="ce31"/>
          <table:table-cell table:style-name="ce17" office:value-type="float" office:value="6.71" calcext:value-type="float">
            <text:p>6.71</text:p>
          </table:table-cell>
          <table:table-cell table:style-name="ce17" office:value-type="float" office:value="6.78" calcext:value-type="float">
            <text:p>6.78</text:p>
          </table:table-cell>
          <table:table-cell/>
          <table:table-cell table:style-name="ce17" office:value-type="float" office:value="976.72" calcext:value-type="float">
            <text:p>976.72</text:p>
          </table:table-cell>
          <table:table-cell table:style-name="ce17" office:value-type="float" office:value="976.16" calcext:value-type="float">
            <text:p>976.16</text:p>
          </table:table-cell>
          <table:table-cell table:style-name="ce31"/>
          <table:table-cell table:style-name="ce17" office:value-type="float" office:value="9.96" calcext:value-type="float">
            <text:p>9.96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10226" calcext:value-type="float">
            <text:p>110,226</text:p>
          </table:table-cell>
          <table:table-cell table:style-name="ce45" office:value-type="float" office:value="113849" calcext:value-type="float">
            <text:p>113,849</text:p>
          </table:table-cell>
          <table:table-cell/>
          <table:table-cell table:style-name="ce45" office:value-type="float" office:value="40440.5" calcext:value-type="float">
            <text:p>40,441</text:p>
          </table:table-cell>
          <table:table-cell table:style-name="ce45" office:value-type="float" office:value="35673" calcext:value-type="float">
            <text:p>35,673</text:p>
          </table:table-cell>
          <table:table-cell/>
          <table:table-cell table:style-name="ce45" office:value-type="float" office:value="84921" calcext:value-type="float">
            <text:p>84,921</text:p>
          </table:table-cell>
          <table:table-cell table:style-name="ce45" office:value-type="float" office:value="85956.5" calcext:value-type="float">
            <text:p>85,957</text:p>
          </table:table-cell>
          <table:table-cell/>
          <table:table-cell table:formula="of:=[.AW116]/([.AT116]+[.AW116]+[.AZ116])" office:value-type="float" office:value="0.171658088820502" calcext:value-type="float">
            <text:p>0.171658088820502</text:p>
          </table:table-cell>
          <table:table-cell table:formula="of:=[.AX116]/([.AU116]+[.AX116]+[.BA116])" office:value-type="float" office:value="0.15149153744397" calcext:value-type="float">
            <text:p>0.1514915374439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7" calcext:value-type="float">
            <text:p>1157</text:p>
          </table:table-cell>
          <table:table-cell table:style-name="ce17" office:value-type="float" office:value="90.096" calcext:value-type="float">
            <text:p>90.096</text:p>
          </table:table-cell>
          <table:table-cell table:style-name="ce17" office:value-type="float" office:value="90.0292" calcext:value-type="float">
            <text:p>90.0292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5.2012" calcext:value-type="float">
            <text:p>45.2012</text:p>
          </table:table-cell>
          <table:table-cell table:style-name="ce58" office:value-type="float" office:value="45.5458" calcext:value-type="float">
            <text:p>45.5458</text:p>
          </table:table-cell>
          <table:table-cell/>
          <table:table-cell table:style-name="ce17" office:value-type="float" office:value="1174.3" calcext:value-type="float">
            <text:p>1174.3</text:p>
          </table:table-cell>
          <table:table-cell table:style-name="ce17" office:value-type="float" office:value="1170.9" calcext:value-type="float">
            <text:p>1170.9</text:p>
          </table:table-cell>
          <table:table-cell table:style-name="ce31"/>
          <table:table-cell table:style-name="ce17" office:value-type="float" office:value="8.96" calcext:value-type="float">
            <text:p>8.96</text:p>
          </table:table-cell>
          <table:table-cell table:style-name="ce17" office:value-type="float" office:value="9.15" calcext:value-type="float">
            <text:p>9.15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2.9" calcext:value-type="float">
            <text:p>1132.9</text:p>
          </table:table-cell>
          <table:table-cell table:style-name="ce31"/>
          <table:table-cell table:style-name="ce17" office:value-type="float" office:value="2.17" calcext:value-type="float">
            <text:p>2.17</text:p>
          </table:table-cell>
          <table:table-cell table:style-name="ce17" office:value-type="float" office:value="2.29" calcext:value-type="float">
            <text:p>2.29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38" calcext:value-type="float">
            <text:p>2.38</text:p>
          </table:table-cell>
          <table:table-cell table:style-name="ce17" office:value-type="float" office:value="2.26" calcext:value-type="float">
            <text:p>2.26</text:p>
          </table:table-cell>
          <table:table-cell/>
          <table:table-cell table:style-name="ce17" office:value-type="float" office:value="1052.1" calcext:value-type="float">
            <text:p>1052.1</text:p>
          </table:table-cell>
          <table:table-cell table:style-name="ce17" office:value-type="float" office:value="1052.9" calcext:value-type="float">
            <text:p>1052.9</text:p>
          </table:table-cell>
          <table:table-cell table:style-name="ce31"/>
          <table:table-cell table:style-name="ce17" office:value-type="float" office:value="6.66" calcext:value-type="float">
            <text:p>6.66</text:p>
          </table:table-cell>
          <table:table-cell table:style-name="ce17" office:value-type="float" office:value="6.57" calcext:value-type="float">
            <text:p>6.57</text:p>
          </table:table-cell>
          <table:table-cell/>
          <table:table-cell table:style-name="ce17" office:value-type="float" office:value="975.57" calcext:value-type="float">
            <text:p>975.57</text:p>
          </table:table-cell>
          <table:table-cell table:style-name="ce17" office:value-type="float" office:value="978.46" calcext:value-type="float">
            <text:p>978.46</text:p>
          </table:table-cell>
          <table:table-cell table:style-name="ce31"/>
          <table:table-cell table:style-name="ce17" office:value-type="float" office:value="9.91" calcext:value-type="float">
            <text:p>9.91</text:p>
          </table:table-cell>
          <table:table-cell table:style-name="ce17" office:value-type="float" office:value="9.86" calcext:value-type="float">
            <text:p>9.86</text:p>
          </table:table-cell>
          <table:table-cell/>
          <table:table-cell table:style-name="ce45" office:value-type="float" office:value="111869" calcext:value-type="float">
            <text:p>111,869</text:p>
          </table:table-cell>
          <table:table-cell table:style-name="ce45" office:value-type="float" office:value="112889" calcext:value-type="float">
            <text:p>112,889</text:p>
          </table:table-cell>
          <table:table-cell/>
          <table:table-cell table:style-name="ce45" office:value-type="float" office:value="38684" calcext:value-type="float">
            <text:p>38,684</text:p>
          </table:table-cell>
          <table:table-cell table:style-name="ce45" office:value-type="float" office:value="37485.5" calcext:value-type="float">
            <text:p>37,486</text:p>
          </table:table-cell>
          <table:table-cell/>
          <table:table-cell table:style-name="ce45" office:value-type="float" office:value="84781" calcext:value-type="float">
            <text:p>84,781</text:p>
          </table:table-cell>
          <table:table-cell table:style-name="ce45" office:value-type="float" office:value="85086.5" calcext:value-type="float">
            <text:p>85,087</text:p>
          </table:table-cell>
          <table:table-cell/>
          <table:table-cell table:formula="of:=[.AW118]/([.AT118]+[.AW118]+[.AZ118])" office:value-type="float" office:value="0.164379137736154" calcext:value-type="float">
            <text:p>0.164379137736154</text:p>
          </table:table-cell>
          <table:table-cell table:formula="of:=[.AX118]/([.AU118]+[.AX118]+[.BA118])" office:value-type="float" office:value="0.159200462072275" calcext:value-type="float">
            <text:p>0.15920046207227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9726" calcext:value-type="float">
            <text:p>89.9726</text:p>
          </table:table-cell>
          <table:table-cell table:style-name="ce17" office:value-type="float" office:value="90.1176" calcext:value-type="float">
            <text:p>90.1176</text:p>
          </table:table-cell>
          <table:table-cell/>
          <table:table-cell table:style-name="ce17" office:value-type="float" office:value="28.6105" calcext:value-type="float">
            <text:p>28.6105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36.1987" calcext:value-type="float">
            <text:p>36.1987</text:p>
          </table:table-cell>
          <table:table-cell table:style-name="ce58" office:value-type="float" office:value="44.1579" calcext:value-type="float">
            <text:p>44.1579</text:p>
          </table:table-cell>
          <table:table-cell/>
          <table:table-cell table:style-name="ce17" office:value-type="float" office:value="1173.7" calcext:value-type="float">
            <text:p>1173.7</text:p>
          </table:table-cell>
          <table:table-cell table:style-name="ce17" office:value-type="float" office:value="1173.1" calcext:value-type="float">
            <text:p>1173.1</text:p>
          </table:table-cell>
          <table:table-cell table:style-name="ce31"/>
          <table:table-cell table:style-name="ce17" office:value-type="float" office:value="9.1" calcext:value-type="float">
            <text:p>9.1</text:p>
          </table:table-cell>
          <table:table-cell table:style-name="ce17" office:value-type="float" office:value="9.2" calcext:value-type="float">
            <text:p>9.2</text:p>
          </table:table-cell>
          <table:table-cell/>
          <table:table-cell table:style-name="ce17" office:value-type="float" office:value="1134.8" calcext:value-type="float">
            <text:p>1134.8</text:p>
          </table:table-cell>
          <table:table-cell table:style-name="ce17" office:value-type="float" office:value="1134" calcext:value-type="float">
            <text:p>1134</text:p>
          </table:table-cell>
          <table:table-cell table:style-name="ce31"/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2.4" calcext:value-type="float">
            <text:p>2.4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style-name="ce17" office:value-type="float" office:value="1050.9" calcext:value-type="float">
            <text:p>1050.9</text:p>
          </table:table-cell>
          <table:table-cell table:style-name="ce17" office:value-type="float" office:value="1052.6" calcext:value-type="float">
            <text:p>1052.6</text:p>
          </table:table-cell>
          <table:table-cell table:style-name="ce31"/>
          <table:table-cell table:style-name="ce17" office:value-type="float" office:value="6.57" calcext:value-type="float">
            <text:p>6.57</text:p>
          </table:table-cell>
          <table:table-cell table:style-name="ce17" office:value-type="float" office:value="6.45" calcext:value-type="float">
            <text:p>6.45</text:p>
          </table:table-cell>
          <table:table-cell/>
          <table:table-cell table:style-name="ce17" office:value-type="float" office:value="975.28" calcext:value-type="float">
            <text:p>975.28</text:p>
          </table:table-cell>
          <table:table-cell table:style-name="ce17" office:value-type="float" office:value="978.07" calcext:value-type="float">
            <text:p>978.07</text:p>
          </table:table-cell>
          <table:table-cell table:style-name="ce31"/>
          <table:table-cell table:style-name="ce17" office:value-type="float" office:value="9.81" calcext:value-type="float">
            <text:p>9.81</text:p>
          </table:table-cell>
          <table:table-cell table:style-name="ce17" office:value-type="float" office:value="9.73" calcext:value-type="float">
            <text:p>9.73</text:p>
          </table:table-cell>
          <table:table-cell/>
          <table:table-cell table:style-name="ce45" office:value-type="float" office:value="116665" calcext:value-type="float">
            <text:p>116,665</text:p>
          </table:table-cell>
          <table:table-cell table:style-name="ce45" office:value-type="float" office:value="114651" calcext:value-type="float">
            <text:p>114,651</text:p>
          </table:table-cell>
          <table:table-cell/>
          <table:table-cell table:style-name="ce45" office:value-type="float" office:value="33000.5" calcext:value-type="float">
            <text:p>33,001</text:p>
          </table:table-cell>
          <table:table-cell table:style-name="ce45" office:value-type="float" office:value="34888" calcext:value-type="float">
            <text:p>34,888</text:p>
          </table:table-cell>
          <table:table-cell/>
          <table:table-cell table:style-name="ce45" office:value-type="float" office:value="85717.5" calcext:value-type="float">
            <text:p>85,718</text:p>
          </table:table-cell>
          <table:table-cell table:style-name="ce45" office:value-type="float" office:value="86024.5" calcext:value-type="float">
            <text:p>86,025</text:p>
          </table:table-cell>
          <table:table-cell/>
          <table:table-cell table:formula="of:=[.AW120]/([.AT120]+[.AW120]+[.AZ120])" office:value-type="float" office:value="0.14019916476551" calcext:value-type="float">
            <text:p>0.14019916476551</text:p>
          </table:table-cell>
          <table:table-cell table:formula="of:=[.AX120]/([.AU120]+[.AX120]+[.BA120])" office:value-type="float" office:value="0.148104438930479" calcext:value-type="float">
            <text:p>0.14810443893047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89.9688" calcext:value-type="float">
            <text:p>89.9688</text:p>
          </table:table-cell>
          <table:table-cell table:style-name="ce17" office:value-type="float" office:value="90.2061" calcext:value-type="float">
            <text:p>90.2061</text:p>
          </table:table-cell>
          <table:table-cell/>
          <table:table-cell table:style-name="ce17" office:value-type="float" office:value="27.8015" calcext:value-type="float">
            <text:p>27.8015</text:p>
          </table:table-cell>
          <table:table-cell table:style-name="ce17" office:value-type="float" office:value="27.5176" calcext:value-type="float">
            <text:p>27.5176</text:p>
          </table:table-cell>
          <table:table-cell table:style-name="ce58" office:value-type="float" office:value="36.5244" calcext:value-type="float">
            <text:p>36.5244</text:p>
          </table:table-cell>
          <table:table-cell table:style-name="ce58" office:value-type="float" office:value="40.216" calcext:value-type="float">
            <text:p>40.216</text:p>
          </table:table-cell>
          <table:table-cell/>
          <table:table-cell table:style-name="ce17" office:value-type="float" office:value="1173.9" calcext:value-type="float">
            <text:p>1173.9</text:p>
          </table:table-cell>
          <table:table-cell table:style-name="ce17" office:value-type="float" office:value="1172.6" calcext:value-type="float">
            <text:p>1172.6</text:p>
          </table:table-cell>
          <table:table-cell table:style-name="ce31"/>
          <table:table-cell table:style-name="ce17" office:value-type="float" office:value="9.14" calcext:value-type="float">
            <text:p>9.14</text:p>
          </table:table-cell>
          <table:table-cell table:style-name="ce17" office:value-type="float" office:value="9.37" calcext:value-type="float">
            <text:p>9.37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5.1" calcext:value-type="float">
            <text:p>1135.1</text:p>
          </table:table-cell>
          <table:table-cell table:style-name="ce31"/>
          <table:table-cell table:style-name="ce17" office:value-type="float" office:value="2.3" calcext:value-type="float">
            <text:p>2.3</text:p>
          </table:table-cell>
          <table:table-cell table:style-name="ce17" office:value-type="float" office:value="2.52" calcext:value-type="float">
            <text:p>2.52</text:p>
          </table:table-cell>
          <table:table-cell/>
          <table:table-cell table:style-name="ce17" office:value-type="float" office:value="1106.8" calcext:value-type="float">
            <text:p>1106.8</text:p>
          </table:table-cell>
          <table:table-cell table:style-name="ce17" office:value-type="float" office:value="1106.6" calcext:value-type="float">
            <text:p>1106.6</text:p>
          </table:table-cell>
          <table:table-cell table:style-name="ce31"/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2.01" calcext:value-type="float">
            <text:p>2.01</text:p>
          </table:table-cell>
          <table:table-cell/>
          <table:table-cell table:style-name="ce17" office:value-type="float" office:value="1052.7" calcext:value-type="float">
            <text:p>1052.7</text:p>
          </table:table-cell>
          <table:table-cell table:style-name="ce17" office:value-type="float" office:value="1053.5" calcext:value-type="float">
            <text:p>1053.5</text:p>
          </table:table-cell>
          <table:table-cell table:style-name="ce31"/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6.37" calcext:value-type="float">
            <text:p>6.37</text:p>
          </table:table-cell>
          <table:table-cell/>
          <table:table-cell table:style-name="ce17" office:value-type="float" office:value="976.1" calcext:value-type="float">
            <text:p>976.1</text:p>
          </table:table-cell>
          <table:table-cell table:style-name="ce17" office:value-type="float" office:value="977.67" calcext:value-type="float">
            <text:p>977.67</text:p>
          </table:table-cell>
          <table:table-cell table:style-name="ce31"/>
          <table:table-cell table:style-name="ce17" office:value-type="float" office:value="9.75" calcext:value-type="float">
            <text:p>9.75</text:p>
          </table:table-cell>
          <table:table-cell table:style-name="ce17" office:value-type="float" office:value="9.59" calcext:value-type="float">
            <text:p>9.59</text:p>
          </table:table-cell>
          <table:table-cell/>
          <table:table-cell table:style-name="ce45" office:value-type="float" office:value="115835" calcext:value-type="float">
            <text:p>115,835</text:p>
          </table:table-cell>
          <table:table-cell table:style-name="ce45" office:value-type="float" office:value="113232" calcext:value-type="float">
            <text:p>113,232</text:p>
          </table:table-cell>
          <table:table-cell/>
          <table:table-cell table:style-name="ce45" office:value-type="float" office:value="34094" calcext:value-type="float">
            <text:p>34,094</text:p>
          </table:table-cell>
          <table:table-cell table:style-name="ce45" office:value-type="float" office:value="35604.5" calcext:value-type="float">
            <text:p>35,605</text:p>
          </table:table-cell>
          <table:table-cell/>
          <table:table-cell table:style-name="ce45" office:value-type="float" office:value="85592" calcext:value-type="float">
            <text:p>85,592</text:p>
          </table:table-cell>
          <table:table-cell table:style-name="ce45" office:value-type="float" office:value="86587.5" calcext:value-type="float">
            <text:p>86,588</text:p>
          </table:table-cell>
          <table:table-cell/>
          <table:table-cell table:formula="of:=[.AW122]/([.AT122]+[.AW122]+[.AZ122])" office:value-type="float" office:value="0.144759915251719" calcext:value-type="float">
            <text:p>0.144759915251719</text:p>
          </table:table-cell>
          <table:table-cell table:formula="of:=[.AX122]/([.AU122]+[.AX122]+[.BA122])" office:value-type="float" office:value="0.151235642925105" calcext:value-type="float">
            <text:p>0.15123564292510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100:.D122])-MIN([.D100:.D122])" office:value-type="float" office:value="2" calcext:value-type="float">
            <text:p>2</text:p>
          </table:table-cell>
          <table:table-cell table:style-name="ce11" table:formula="of:=MAX([.E100:.E122])-MIN([.E100:.E122])" office:value-type="float" office:value="2" calcext:value-type="float">
            <text:p>2</text:p>
          </table:table-cell>
          <table:table-cell table:style-name="ce11" table:formula="of:=MAX([.F100:.F122])-MIN([.F100:.F122])" office:value-type="float" office:value="3" calcext:value-type="float">
            <text:p>3</text:p>
          </table:table-cell>
          <table:table-cell table:style-name="ce11" table:formula="of:=MAX([.G100:.G122])-MIN([.G100:.G122])" office:value-type="float" office:value="2" calcext:value-type="float">
            <text:p>2</text:p>
          </table:table-cell>
          <table:table-cell table:style-name="ce11" table:formula="of:=MAX([.H100:.H122])-MIN([.H100:.H122])" office:value-type="float" office:value="0.39800000000001" calcext:value-type="float">
            <text:p>0.39800000000001</text:p>
          </table:table-cell>
          <table:table-cell table:style-name="ce11" table:formula="of:=MAX([.I100:.I122])-MIN([.I100:.I122])" office:value-type="float" office:value="0.429000000000002" calcext:value-type="float">
            <text:p>0.429000000000002</text:p>
          </table:table-cell>
          <table:table-cell table:style-name="ce29"/>
          <table:table-cell table:style-name="ce11" table:formula="of:=MAX([.K100:.K122])-MIN([.K100:.K122])" office:value-type="float" office:value="0.809000000000001" calcext:value-type="float">
            <text:p>0.809000000000001</text:p>
          </table:table-cell>
          <table:table-cell table:style-name="ce11" table:formula="of:=MAX([.L100:.L122])-MIN([.L100:.L122])" office:value-type="float" office:value="0.810300000000002" calcext:value-type="float">
            <text:p>0.810300000000002</text:p>
          </table:table-cell>
          <table:table-cell table:style-name="ce59" table:formula="of:=MAX([.M100:.M122])-MIN([.M100:.M122])" office:value-type="float" office:value="14.6848" calcext:value-type="float">
            <text:p>14.6848</text:p>
          </table:table-cell>
          <table:table-cell table:style-name="ce59" table:formula="of:=MAX([.N100:.N122])-MIN([.N100:.N122])" office:value-type="float" office:value="13.491" calcext:value-type="float">
            <text:p>13.491</text:p>
          </table:table-cell>
          <table:table-cell table:style-name="ce23"/>
          <table:table-cell table:style-name="ce11" table:formula="of:=MAX([.P100:.P122])-MIN([.P100:.P122])" office:value-type="float" office:value="2.40000000000009" calcext:value-type="float">
            <text:p>2.40000000000009</text:p>
          </table:table-cell>
          <table:table-cell table:style-name="ce11" table:formula="of:=MAX([.Q100:.Q122])-MIN([.Q100:.Q122])" office:value-type="float" office:value="2.29999999999995" calcext:value-type="float">
            <text:p>2.29999999999995</text:p>
          </table:table-cell>
          <table:table-cell table:style-name="ce33"/>
          <table:table-cell table:style-name="ce11" table:formula="of:=MAX([.S100:.S122])-MIN([.S100:.S122])" office:value-type="float" office:value="0.5" calcext:value-type="float">
            <text:p>0.5</text:p>
          </table:table-cell>
          <table:table-cell table:style-name="ce11" table:formula="of:=MAX([.T100:.T122])-MIN([.T100:.T122])" office:value-type="float" office:value="0.639999999999999" calcext:value-type="float">
            <text:p>0.639999999999999</text:p>
          </table:table-cell>
          <table:table-cell table:style-name="ce23"/>
          <table:table-cell table:style-name="ce11" table:formula="of:=MAX([.V100:.V122])-MIN([.V100:.V122])" office:value-type="float" office:value="2.20000000000005" calcext:value-type="float">
            <text:p>2.20000000000005</text:p>
          </table:table-cell>
          <table:table-cell table:style-name="ce11" table:formula="of:=MAX([.W100:.W122])-MIN([.W100:.W122])" office:value-type="float" office:value="2.29999999999995" calcext:value-type="float">
            <text:p>2.29999999999995</text:p>
          </table:table-cell>
          <table:table-cell table:style-name="ce33"/>
          <table:table-cell table:style-name="ce11" table:formula="of:=MAX([.Y100:.Y122])-MIN([.Y100:.Y122])" office:value-type="float" office:value="0.53" calcext:value-type="float">
            <text:p>0.53</text:p>
          </table:table-cell>
          <table:table-cell table:style-name="ce11" table:formula="of:=MAX([.Z100:.Z122])-MIN([.Z100:.Z122])" office:value-type="float" office:value="0.61" calcext:value-type="float">
            <text:p>0.61</text:p>
          </table:table-cell>
          <table:table-cell table:style-name="ce23"/>
          <table:table-cell table:style-name="ce11" table:formula="of:=MAX([.AB100:.AB122])-MIN([.AB100:.AB122])" office:value-type="float" office:value="1.10000000000014" calcext:value-type="float">
            <text:p>1.10000000000014</text:p>
          </table:table-cell>
          <table:table-cell table:style-name="ce11" table:formula="of:=MAX([.AC100:.AC122])-MIN([.AC100:.AC122])" office:value-type="float" office:value="1.10000000000014" calcext:value-type="float">
            <text:p>1.10000000000014</text:p>
          </table:table-cell>
          <table:table-cell table:style-name="ce33"/>
          <table:table-cell table:style-name="ce11" table:formula="of:=MAX([.AE100:.AE122])-MIN([.AE100:.AE122])" office:value-type="float" office:value="0.54" calcext:value-type="float">
            <text:p>0.54</text:p>
          </table:table-cell>
          <table:table-cell table:style-name="ce11" table:formula="of:=MAX([.AF100:.AF122])-MIN([.AF100:.AF122])" office:value-type="float" office:value="0.63" calcext:value-type="float">
            <text:p>0.63</text:p>
          </table:table-cell>
          <table:table-cell table:style-name="ce23"/>
          <table:table-cell table:style-name="ce11" table:formula="of:=MAX([.AH100:.AH122])-MIN([.AH100:.AH122])" office:value-type="float" office:value="1.79999999999995" calcext:value-type="float">
            <text:p>1.79999999999995</text:p>
          </table:table-cell>
          <table:table-cell table:style-name="ce11" table:formula="of:=MAX([.AI100:.AI122])-MIN([.AI100:.AI122])" office:value-type="float" office:value="1.40000000000009" calcext:value-type="float">
            <text:p>1.40000000000009</text:p>
          </table:table-cell>
          <table:table-cell table:style-name="ce33"/>
          <table:table-cell table:style-name="ce11" table:formula="of:=MAX([.AK100:.AK122])-MIN([.AK100:.AK122])" office:value-type="float" office:value="0.57" calcext:value-type="float">
            <text:p>0.57</text:p>
          </table:table-cell>
          <table:table-cell table:style-name="ce11" table:formula="of:=MAX([.AL100:.AL122])-MIN([.AL100:.AL122])" office:value-type="float" office:value="0.61" calcext:value-type="float">
            <text:p>0.61</text:p>
          </table:table-cell>
          <table:table-cell table:style-name="ce23"/>
          <table:table-cell table:style-name="ce11" table:formula="of:=MAX([.AN100:.AN122])-MIN([.AN100:.AN122])" office:value-type="float" office:value="1.73000000000002" calcext:value-type="float">
            <text:p>1.73000000000002</text:p>
          </table:table-cell>
          <table:table-cell table:style-name="ce11" table:formula="of:=MAX([.AO100:.AO122])-MIN([.AO100:.AO122])" office:value-type="float" office:value="2.36000000000001" calcext:value-type="float">
            <text:p>2.36000000000001</text:p>
          </table:table-cell>
          <table:table-cell table:style-name="ce33"/>
          <table:table-cell table:style-name="ce11" table:formula="of:=MAX([.AQ100:.AQ122])-MIN([.AQ100:.AQ122])" office:value-type="float" office:value="0.469999999999999" calcext:value-type="float">
            <text:p>0.469999999999999</text:p>
          </table:table-cell>
          <table:table-cell table:style-name="ce11" table:formula="of:=MAX([.AR100:.AR122])-MIN([.AR100:.AR122])" office:value-type="float" office:value="0.609999999999999" calcext:value-type="float">
            <text:p>0.609999999999999</text:p>
          </table:table-cell>
          <table:table-cell table:style-name="ce23"/>
          <table:table-cell table:style-name="ce68" table:formula="of:=MAX([.AT100:.AT122])-MIN([.AT100:.AT122])" office:value-type="float" office:value="8005" calcext:value-type="float">
            <text:p>8,005</text:p>
          </table:table-cell>
          <table:table-cell table:style-name="ce68" table:formula="of:=MAX([.AU100:.AU122])-MIN([.AU100:.AU122])" office:value-type="float" office:value="3981" calcext:value-type="float">
            <text:p>3,981</text:p>
          </table:table-cell>
          <table:table-cell table:style-name="ce72"/>
          <table:table-cell table:style-name="ce68" table:formula="of:=MAX([.AW100:.AW122])-MIN([.AW100:.AW122])" office:value-type="float" office:value="8306.5" calcext:value-type="float">
            <text:p>8,307</text:p>
          </table:table-cell>
          <table:table-cell table:style-name="ce68" table:formula="of:=MAX([.AX100:.AX122])-MIN([.AX100:.AX122])" office:value-type="float" office:value="4366.5" calcext:value-type="float">
            <text:p>4,367</text:p>
          </table:table-cell>
          <table:table-cell table:style-name="ce72"/>
          <table:table-cell table:style-name="ce68" table:formula="of:=MAX([.AZ100:.AZ122])-MIN([.AZ100:.AZ122])" office:value-type="float" office:value="2029.5" calcext:value-type="float">
            <text:p>2,030</text:p>
          </table:table-cell>
          <table:table-cell table:style-name="ce68" table:formula="of:=MAX([.BA100:.BA122])-MIN([.BA100:.BA122])" office:value-type="float" office:value="1930.5" calcext:value-type="float">
            <text:p>1,931</text:p>
          </table:table-cell>
          <table:table-cell table:style-name="ce46"/>
          <table:table-cell table:style-name="ce11" table:formula="of:=MAX([.BC100:.BC122])-MIN([.BC100:.BC122])" office:value-type="float" office:value="0.0351157544250375" calcext:value-type="float">
            <text:p>0.035115754425038</text:p>
          </table:table-cell>
          <table:table-cell table:style-name="ce11" table:formula="of:=MAX([.BD100:.BD122])-MIN([.BD100:.BD122])" office:value-type="float" office:value="0.0186318225203817" calcext:value-type="float">
            <text:p>0.018631822520382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100:.D122];3)-QUARTILE([.D100:.D122];1)" office:value-type="float" office:value="1.25" calcext:value-type="float">
            <text:p>1.25</text:p>
          </table:table-cell>
          <table:table-cell table:style-name="ce13" table:formula="of:=QUARTILE([.E100:.E122];3)-QUARTILE([.E100:.E122];1)" office:value-type="float" office:value="0" calcext:value-type="float">
            <text:p>0</text:p>
          </table:table-cell>
          <table:table-cell table:style-name="ce13" table:formula="of:=QUARTILE([.F100:.F122];3)-QUARTILE([.F100:.F122];1)" office:value-type="float" office:value="1.25" calcext:value-type="float">
            <text:p>1.25</text:p>
          </table:table-cell>
          <table:table-cell table:style-name="ce13" table:formula="of:=QUARTILE([.G100:.G122];3)-QUARTILE([.G100:.G122];1)" office:value-type="float" office:value="1" calcext:value-type="float">
            <text:p>1</text:p>
          </table:table-cell>
          <table:table-cell table:style-name="ce13" table:formula="of:=QUARTILE([.H100:.H122];3)-QUARTILE([.H100:.H122];1)" office:value-type="float" office:value="0.0727499999999992" calcext:value-type="float">
            <text:p>0.072749999999999</text:p>
          </table:table-cell>
          <table:table-cell table:style-name="ce13" table:formula="of:=QUARTILE([.I100:.I122];3)-QUARTILE([.I100:.I122];1)" office:value-type="float" office:value="0.211224999999999" calcext:value-type="float">
            <text:p>0.211224999999999</text:p>
          </table:table-cell>
          <table:table-cell table:style-name="ce30"/>
          <table:table-cell table:style-name="ce13" table:formula="of:=QUARTILE([.K100:.K122];3)-QUARTILE([.K100:.K122];1)" office:value-type="float" office:value="0.368199999999998" calcext:value-type="float">
            <text:p>0.368199999999998</text:p>
          </table:table-cell>
          <table:table-cell table:style-name="ce13" table:formula="of:=QUARTILE([.L100:.L122];3)-QUARTILE([.L100:.L122];1)" office:value-type="float" office:value="0.438649999999999" calcext:value-type="float">
            <text:p>0.438649999999999</text:p>
          </table:table-cell>
          <table:table-cell table:style-name="ce59" table:formula="of:=QUARTILE([.M100:.M122];3)-QUARTILE([.M100:.M122];1)" office:value-type="float" office:value="5.4341" calcext:value-type="float">
            <text:p>5.4341</text:p>
          </table:table-cell>
          <table:table-cell table:style-name="ce59" table:formula="of:=QUARTILE([.N100:.N122];3)-QUARTILE([.N100:.N122];1)" office:value-type="float" office:value="8.376125" calcext:value-type="float">
            <text:p>8.376125</text:p>
          </table:table-cell>
          <table:table-cell table:style-name="ce32"/>
          <table:table-cell table:style-name="ce13" table:formula="of:=QUARTILE([.P100:.P122];3)-QUARTILE([.P100:.P122];1)" office:value-type="float" office:value="1.25" calcext:value-type="float">
            <text:p>1.25</text:p>
          </table:table-cell>
          <table:table-cell table:style-name="ce13" table:formula="of:=QUARTILE([.Q100:.Q122];3)-QUARTILE([.Q100:.Q122];1)" office:value-type="float" office:value="1.15000000000009" calcext:value-type="float">
            <text:p>1.15000000000009</text:p>
          </table:table-cell>
          <table:table-cell table:style-name="ce34"/>
          <table:table-cell table:style-name="ce13" table:formula="of:=QUARTILE([.S100:.S122];3)-QUARTILE([.S100:.S122];1)" office:value-type="float" office:value="0.19" calcext:value-type="float">
            <text:p>0.19</text:p>
          </table:table-cell>
          <table:table-cell table:style-name="ce13" table:formula="of:=QUARTILE([.T100:.T122];3)-QUARTILE([.T100:.T122];1)" office:value-type="float" office:value="0.18" calcext:value-type="float">
            <text:p>0.18</text:p>
          </table:table-cell>
          <table:table-cell table:style-name="ce32"/>
          <table:table-cell table:style-name="ce13" table:formula="of:=QUARTILE([.V100:.V122];3)-QUARTILE([.V100:.V122];1)" office:value-type="float" office:value="1.02500000000009" calcext:value-type="float">
            <text:p>1.02500000000009</text:p>
          </table:table-cell>
          <table:table-cell table:style-name="ce13" table:formula="of:=QUARTILE([.W100:.W122];3)-QUARTILE([.W100:.W122];1)" office:value-type="float" office:value="0.950000000000046" calcext:value-type="float">
            <text:p>0.950000000000046</text:p>
          </table:table-cell>
          <table:table-cell table:style-name="ce36"/>
          <table:table-cell table:style-name="ce13" table:formula="of:=QUARTILE([.Y100:.Y122];3)-QUARTILE([.Y100:.Y122];1)" office:value-type="float" office:value="0.1525" calcext:value-type="float">
            <text:p>0.1525</text:p>
          </table:table-cell>
          <table:table-cell table:style-name="ce13" table:formula="of:=QUARTILE([.Z100:.Z122];3)-QUARTILE([.Z100:.Z122];1)" office:value-type="float" office:value="0.2425" calcext:value-type="float">
            <text:p>0.2425</text:p>
          </table:table-cell>
          <table:table-cell table:style-name="ce32"/>
          <table:table-cell table:style-name="ce13" table:formula="of:=QUARTILE([.AB100:.AB122];3)-QUARTILE([.AB100:.AB122];1)" office:value-type="float" office:value="0.849999999999909" calcext:value-type="float">
            <text:p>0.849999999999909</text:p>
          </table:table-cell>
          <table:table-cell table:style-name="ce13" table:formula="of:=QUARTILE([.AC100:.AC122];3)-QUARTILE([.AC100:.AC122];1)" office:value-type="float" office:value="0.350000000000136" calcext:value-type="float">
            <text:p>0.350000000000136</text:p>
          </table:table-cell>
          <table:table-cell table:style-name="ce36"/>
          <table:table-cell table:style-name="ce13" table:formula="of:=QUARTILE([.AE100:.AE122];3)-QUARTILE([.AE100:.AE122];1)" office:value-type="float" office:value="0.16" calcext:value-type="float">
            <text:p>0.16</text:p>
          </table:table-cell>
          <table:table-cell table:style-name="ce13" table:formula="of:=QUARTILE([.AF100:.AF122];3)-QUARTILE([.AF100:.AF122];1)" office:value-type="float" office:value="0.2425" calcext:value-type="float">
            <text:p>0.2425</text:p>
          </table:table-cell>
          <table:table-cell table:style-name="ce32"/>
          <table:table-cell table:style-name="ce13" table:formula="of:=QUARTILE([.AH100:.AH122];3)-QUARTILE([.AH100:.AH122];1)" office:value-type="float" office:value="0.550000000000182" calcext:value-type="float">
            <text:p>0.550000000000182</text:p>
          </table:table-cell>
          <table:table-cell table:style-name="ce13" table:formula="of:=QUARTILE([.AI100:.AI122];3)-QUARTILE([.AI100:.AI122];1)" office:value-type="float" office:value="0.449999999999818" calcext:value-type="float">
            <text:p>0.449999999999818</text:p>
          </table:table-cell>
          <table:table-cell table:style-name="ce36"/>
          <table:table-cell table:style-name="ce13" table:formula="of:=QUARTILE([.AK100:.AK122];3)-QUARTILE([.AK100:.AK122];1)" office:value-type="float" office:value="0.2075" calcext:value-type="float">
            <text:p>0.2075</text:p>
          </table:table-cell>
          <table:table-cell table:style-name="ce13" table:formula="of:=QUARTILE([.AL100:.AL122];3)-QUARTILE([.AL100:.AL122];1)" office:value-type="float" office:value="0.21" calcext:value-type="float">
            <text:p>0.21</text:p>
          </table:table-cell>
          <table:table-cell table:style-name="ce32"/>
          <table:table-cell table:style-name="ce13" table:formula="of:=QUARTILE([.AN100:.AN122];3)-QUARTILE([.AN100:.AN122];1)" office:value-type="float" office:value="0.729999999999905" calcext:value-type="float">
            <text:p>0.729999999999905</text:p>
          </table:table-cell>
          <table:table-cell table:style-name="ce13" table:formula="of:=QUARTILE([.AO100:.AO122];3)-QUARTILE([.AO100:.AO122];1)" office:value-type="float" office:value="0.690000000000055" calcext:value-type="float">
            <text:p>0.690000000000055</text:p>
          </table:table-cell>
          <table:table-cell table:style-name="ce36"/>
          <table:table-cell table:style-name="ce13" table:formula="of:=QUARTILE([.AQ100:.AQ122];3)-QUARTILE([.AQ100:.AQ122];1)" office:value-type="float" office:value="0.195" calcext:value-type="float">
            <text:p>0.195</text:p>
          </table:table-cell>
          <table:table-cell table:style-name="ce13" table:formula="of:=QUARTILE([.AR100:.AR122];3)-QUARTILE([.AR100:.AR122];1)" office:value-type="float" office:value="0.220000000000001" calcext:value-type="float">
            <text:p>0.220000000000001</text:p>
          </table:table-cell>
          <table:table-cell table:style-name="ce24"/>
          <table:table-cell table:style-name="ce69" table:formula="of:=QUARTILE([.AT100:.AT122];3)-QUARTILE([.AT100:.AT122];1)" office:value-type="float" office:value="2335.75" calcext:value-type="float">
            <text:p>2,336</text:p>
          </table:table-cell>
          <table:table-cell table:style-name="ce69" table:formula="of:=QUARTILE([.AU100:.AU122];3)-QUARTILE([.AU100:.AU122];1)" office:value-type="float" office:value="1081.75" calcext:value-type="float">
            <text:p>1,082</text:p>
          </table:table-cell>
          <table:table-cell table:style-name="ce72"/>
          <table:table-cell table:style-name="ce69" table:formula="of:=QUARTILE([.AW100:.AW122];3)-QUARTILE([.AW100:.AW122];1)" office:value-type="float" office:value="1673.5" calcext:value-type="float">
            <text:p>1,674</text:p>
          </table:table-cell>
          <table:table-cell table:style-name="ce69" table:formula="of:=QUARTILE([.AX100:.AX122];3)-QUARTILE([.AX100:.AX122];1)" office:value-type="float" office:value="1893.875" calcext:value-type="float">
            <text:p>1,894</text:p>
          </table:table-cell>
          <table:table-cell table:style-name="ce72"/>
          <table:table-cell table:style-name="ce69" table:formula="of:=QUARTILE([.AZ100:.AZ122];3)-QUARTILE([.AZ100:.AZ122];1)" office:value-type="float" office:value="836.25" calcext:value-type="float">
            <text:p>836</text:p>
          </table:table-cell>
          <table:table-cell table:style-name="ce69" table:formula="of:=QUARTILE([.BA100:.BA122];3)-QUARTILE([.BA100:.BA122];1)" office:value-type="float" office:value="549" calcext:value-type="float">
            <text:p>549</text:p>
          </table:table-cell>
          <table:table-cell table:style-name="ce46"/>
          <table:table-cell table:style-name="ce13" table:formula="of:=QUARTILE([.BC100:.BC122];3)-QUARTILE([.BC100:.BC122];1)" office:value-type="float" office:value="0.00697937619773459" calcext:value-type="float">
            <text:p>0.006979376197735</text:p>
          </table:table-cell>
          <table:table-cell table:style-name="ce13" table:formula="of:=QUARTILE([.BD100:.BD122];3)-QUARTILE([.BD100:.BD122];1)" office:value-type="float" office:value="0.00821532457515012" calcext:value-type="float">
            <text:p>0.00821532457515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2"/>
          <table:table-cell table:style-name="Accent_20_3"/>
          <table:table-cell table:style-name="ce1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90.1677" calcext:value-type="float">
            <text:p>90.1677</text:p>
          </table:table-cell>
          <table:table-cell table:style-name="ce17" office:value-type="float" office:value="90.2819" calcext:value-type="float">
            <text:p>90.2819</text:p>
          </table:table-cell>
          <table:table-cell/>
          <table:table-cell table:style-name="ce17" office:value-type="float" office:value="27.929" calcext:value-type="float">
            <text:p>27.929</text:p>
          </table:table-cell>
          <table:table-cell table:style-name="ce17" office:value-type="float" office:value="27.5176" calcext:value-type="float">
            <text:p>27.5176</text:p>
          </table:table-cell>
          <table:table-cell table:style-name="ce58" office:value-type="float" office:value="48.8194" calcext:value-type="float">
            <text:p>48.8194</text:p>
          </table:table-cell>
          <table:table-cell table:style-name="ce58" office:value-type="float" office:value="43.0408" calcext:value-type="float">
            <text:p>43.0408</text:p>
          </table:table-cell>
          <table:table-cell/>
          <table:table-cell table:style-name="ce17" office:value-type="float" office:value="1174.5" calcext:value-type="float">
            <text:p>1174.5</text:p>
          </table:table-cell>
          <table:table-cell table:style-name="ce17" office:value-type="float" office:value="1173.3" calcext:value-type="float">
            <text:p>1173.3</text:p>
          </table:table-cell>
          <table:table-cell table:style-name="ce31"/>
          <table:table-cell table:style-name="ce17" office:value-type="float" office:value="9.01" calcext:value-type="float">
            <text:p>9.01</text:p>
          </table:table-cell>
          <table:table-cell table:style-name="ce17" office:value-type="float" office:value="8.96" calcext:value-type="float">
            <text:p>8.96</text:p>
          </table:table-cell>
          <table:table-cell/>
          <table:table-cell table:number-columns-repeated="2" table:style-name="ce17" office:value-type="float" office:value="1133.8" calcext:value-type="float">
            <text:p>1133.8</text:p>
          </table:table-cell>
          <table:table-cell table:style-name="ce31"/>
          <table:table-cell table:style-name="ce17" office:value-type="float" office:value="2.22" calcext:value-type="float">
            <text:p>2.22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" calcext:value-type="float">
            <text:p>1106</text:p>
          </table:table-cell>
          <table:table-cell table:style-name="ce31"/>
          <table:table-cell table:style-name="ce17" office:value-type="float" office:value="2.32" calcext:value-type="float">
            <text:p>2.32</text:p>
          </table:table-cell>
          <table:table-cell table:style-name="ce17" office:value-type="float" office:value="2.44" calcext:value-type="float">
            <text:p>2.44</text:p>
          </table:table-cell>
          <table:table-cell/>
          <table:table-cell table:style-name="ce17" office:value-type="float" office:value="1052" calcext:value-type="float">
            <text:p>1052</text:p>
          </table:table-cell>
          <table:table-cell table:style-name="ce17" office:value-type="float" office:value="1053.3" calcext:value-type="float">
            <text:p>1053.3</text:p>
          </table:table-cell>
          <table:table-cell table:style-name="ce31"/>
          <table:table-cell table:style-name="ce17" office:value-type="float" office:value="6.65" calcext:value-type="float">
            <text:p>6.65</text:p>
          </table:table-cell>
          <table:table-cell table:style-name="ce17" office:value-type="float" office:value="6.77" calcext:value-type="float">
            <text:p>6.77</text:p>
          </table:table-cell>
          <table:table-cell/>
          <table:table-cell table:style-name="ce17" office:value-type="float" office:value="976.54" calcext:value-type="float">
            <text:p>976.54</text:p>
          </table:table-cell>
          <table:table-cell table:style-name="ce17" office:value-type="float" office:value="976.93" calcext:value-type="float">
            <text:p>976.93</text:p>
          </table:table-cell>
          <table:table-cell table:style-name="ce31"/>
          <table:table-cell table:style-name="ce17" office:value-type="float" office:value="9.9" calcext:value-type="float">
            <text:p>9.9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0424" calcext:value-type="float">
            <text:p>110,424</text:p>
          </table:table-cell>
          <table:table-cell table:style-name="ce45" office:value-type="float" office:value="118531" calcext:value-type="float">
            <text:p>118,531</text:p>
          </table:table-cell>
          <table:table-cell/>
          <table:table-cell table:style-name="ce45" office:value-type="float" office:value="40358.5" calcext:value-type="float">
            <text:p>40,359</text:p>
          </table:table-cell>
          <table:table-cell table:style-name="ce45" office:value-type="float" office:value="31657" calcext:value-type="float">
            <text:p>31,657</text:p>
          </table:table-cell>
          <table:table-cell/>
          <table:table-cell table:style-name="ce45" office:value-type="float" office:value="81800" calcext:value-type="float">
            <text:p>81,800</text:p>
          </table:table-cell>
          <table:table-cell table:style-name="ce45" office:value-type="float" office:value="82664.5" calcext:value-type="float">
            <text:p>82,665</text:p>
          </table:table-cell>
          <table:table-cell/>
          <table:table-cell table:formula="of:=[.AW130]/([.AT130]+[.AW130]+[.AZ130])" office:value-type="float" office:value="0.173523373426634" calcext:value-type="float">
            <text:p>0.173523373426634</text:p>
          </table:table-cell>
          <table:table-cell table:formula="of:=[.AX130]/([.AU130]+[.AX130]+[.BA130])" office:value-type="float" office:value="0.13595301746814" calcext:value-type="float">
            <text:p>0.1359530174681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90.0608" calcext:value-type="float">
            <text:p>90.0608</text:p>
          </table:table-cell>
          <table:table-cell table:style-name="ce17" office:value-type="float" office:value="90.0573" calcext:value-type="float">
            <text:p>90.0573</text:p>
          </table:table-cell>
          <table:table-cell/>
          <table:table-cell table:style-name="ce17" office:value-type="float" office:value="28.1977" calcext:value-type="float">
            <text:p>28.1977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0.4674" calcext:value-type="float">
            <text:p>40.4674</text:p>
          </table:table-cell>
          <table:table-cell table:style-name="ce58" office:value-type="float" office:value="45.618" calcext:value-type="float">
            <text:p>45.618</text:p>
          </table:table-cell>
          <table:table-cell/>
          <table:table-cell table:style-name="ce17" office:value-type="float" office:value="1173.9" calcext:value-type="float">
            <text:p>1173.9</text:p>
          </table:table-cell>
          <table:table-cell table:style-name="ce17" office:value-type="float" office:value="1173.1" calcext:value-type="float">
            <text:p>1173.1</text:p>
          </table:table-cell>
          <table:table-cell table:style-name="ce31"/>
          <table:table-cell table:style-name="ce17" office:value-type="float" office:value="8.85" calcext:value-type="float">
            <text:p>8.85</text:p>
          </table:table-cell>
          <table:table-cell table:style-name="ce17" office:value-type="float" office:value="8.91" calcext:value-type="float">
            <text:p>8.91</text:p>
          </table:table-cell>
          <table:table-cell/>
          <table:table-cell table:style-name="ce17" office:value-type="float" office:value="1132.7" calcext:value-type="float">
            <text:p>1132.7</text:p>
          </table:table-cell>
          <table:table-cell table:style-name="ce17" office:value-type="float" office:value="1133.7" calcext:value-type="float">
            <text:p>1133.7</text:p>
          </table:table-cell>
          <table:table-cell table:style-name="ce31"/>
          <table:table-cell table:style-name="ce17" office:value-type="float" office:value="2.05" calcext:value-type="float">
            <text:p>2.05</text:p>
          </table:table-cell>
          <table:table-cell table:style-name="ce17" office:value-type="float" office:value="2.11" calcext:value-type="float">
            <text:p>2.11</text:p>
          </table:table-cell>
          <table:table-cell/>
          <table:table-cell table:style-name="ce17" office:value-type="float" office:value="1105.1" calcext:value-type="float">
            <text:p>1105.1</text:p>
          </table:table-cell>
          <table:table-cell table:style-name="ce17" office:value-type="float" office:value="1106" calcext:value-type="float">
            <text:p>1106</text:p>
          </table:table-cell>
          <table:table-cell table:style-name="ce31"/>
          <table:table-cell table:style-name="ce17" office:value-type="float" office:value="2.55" calcext:value-type="float">
            <text:p>2.55</text:p>
          </table:table-cell>
          <table:table-cell table:style-name="ce17" office:value-type="float" office:value="2.44" calcext:value-type="float">
            <text:p>2.44</text:p>
          </table:table-cell>
          <table:table-cell/>
          <table:table-cell table:style-name="ce17" office:value-type="float" office:value="1050.5" calcext:value-type="float">
            <text:p>1050.5</text:p>
          </table:table-cell>
          <table:table-cell table:style-name="ce17" office:value-type="float" office:value="1053.3" calcext:value-type="float">
            <text:p>1053.3</text:p>
          </table:table-cell>
          <table:table-cell table:style-name="ce31"/>
          <table:table-cell table:style-name="ce17" office:value-type="float" office:value="6.84" calcext:value-type="float">
            <text:p>6.84</text:p>
          </table:table-cell>
          <table:table-cell table:style-name="ce17" office:value-type="float" office:value="6.77" calcext:value-type="float">
            <text:p>6.77</text:p>
          </table:table-cell>
          <table:table-cell/>
          <table:table-cell table:style-name="ce17" office:value-type="float" office:value="975.97" calcext:value-type="float">
            <text:p>975.97</text:p>
          </table:table-cell>
          <table:table-cell table:style-name="ce17" office:value-type="float" office:value="978.91" calcext:value-type="float">
            <text:p>978.91</text:p>
          </table:table-cell>
          <table:table-cell table:style-name="ce31"/>
          <table:table-cell table:number-columns-repeated="2"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4641" calcext:value-type="float">
            <text:p>114,641</text:p>
          </table:table-cell>
          <table:table-cell table:style-name="ce45" office:value-type="float" office:value="115427" calcext:value-type="float">
            <text:p>115,427</text:p>
          </table:table-cell>
          <table:table-cell/>
          <table:table-cell table:style-name="ce45" office:value-type="float" office:value="35515" calcext:value-type="float">
            <text:p>35,515</text:p>
          </table:table-cell>
          <table:table-cell table:style-name="ce45" office:value-type="float" office:value="33875" calcext:value-type="float">
            <text:p>33,875</text:p>
          </table:table-cell>
          <table:table-cell/>
          <table:table-cell table:style-name="ce45" office:value-type="float" office:value="82550.5" calcext:value-type="float">
            <text:p>82,551</text:p>
          </table:table-cell>
          <table:table-cell table:style-name="ce45" office:value-type="float" office:value="83652.5" calcext:value-type="float">
            <text:p>83,653</text:p>
          </table:table-cell>
          <table:table-cell/>
          <table:table-cell table:formula="of:=[.AW132]/([.AT132]+[.AW132]+[.AZ132])" office:value-type="float" office:value="0.152617137896879" calcext:value-type="float">
            <text:p>0.152617137896879</text:p>
          </table:table-cell>
          <table:table-cell table:formula="of:=[.AX132]/([.AU132]+[.AX132]+[.BA132])" office:value-type="float" office:value="0.145414662519934" calcext:value-type="float">
            <text:p>0.14541466251993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2" calcext:value-type="float">
            <text:p>442</text:p>
          </table:table-cell>
          <table:table-cell table:number-columns-repeated="2" table:style-name="ce17" office:value-type="float" office:value="1160" calcext:value-type="float">
            <text:p>1160</text:p>
          </table:table-cell>
          <table:table-cell table:style-name="ce17" office:value-type="float" office:value="90.1678" calcext:value-type="float">
            <text:p>90.1678</text:p>
          </table:table-cell>
          <table:table-cell table:style-name="ce17" office:value-type="float" office:value="89.804" calcext:value-type="float">
            <text:p>89.804</text:p>
          </table:table-cell>
          <table:table-cell/>
          <table:table-cell table:style-name="ce17" office:value-type="float" office:value="27.929" calcext:value-type="float">
            <text:p>27.929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51.0262" calcext:value-type="float">
            <text:p>51.0262</text:p>
          </table:table-cell>
          <table:table-cell table:style-name="ce58" office:value-type="float" office:value="47.1697" calcext:value-type="float">
            <text:p>47.1697</text:p>
          </table:table-cell>
          <table:table-cell/>
          <table:table-cell table:style-name="ce17" office:value-type="float" office:value="1172.9" calcext:value-type="float">
            <text:p>1172.9</text:p>
          </table:table-cell>
          <table:table-cell table:style-name="ce17" office:value-type="float" office:value="1173.4" calcext:value-type="float">
            <text:p>1173.4</text:p>
          </table:table-cell>
          <table:table-cell table:style-name="ce31"/>
          <table:table-cell table:style-name="ce17" office:value-type="float" office:value="8.83" calcext:value-type="float">
            <text:p>8.83</text:p>
          </table:table-cell>
          <table:table-cell table:style-name="ce17" office:value-type="float" office:value="8.98" calcext:value-type="float">
            <text:p>8.98</text:p>
          </table:table-cell>
          <table:table-cell/>
          <table:table-cell table:style-name="ce17" office:value-type="float" office:value="1132.7" calcext:value-type="float">
            <text:p>1132.7</text:p>
          </table:table-cell>
          <table:table-cell table:style-name="ce17" office:value-type="float" office:value="1133.7" calcext:value-type="float">
            <text:p>1133.7</text:p>
          </table:table-cell>
          <table:table-cell table:style-name="ce31"/>
          <table:table-cell table:style-name="ce17" office:value-type="float" office:value="2.03" calcext:value-type="float">
            <text:p>2.03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53" calcext:value-type="float">
            <text:p>2.53</text:p>
          </table:table-cell>
          <table:table-cell table:style-name="ce17" office:value-type="float" office:value="2.41" calcext:value-type="float">
            <text:p>2.41</text:p>
          </table:table-cell>
          <table:table-cell/>
          <table:table-cell table:style-name="ce17" office:value-type="float" office:value="1051.5" calcext:value-type="float">
            <text:p>1051.5</text:p>
          </table:table-cell>
          <table:table-cell table:style-name="ce17" office:value-type="float" office:value="1054.2" calcext:value-type="float">
            <text:p>1054.2</text:p>
          </table:table-cell>
          <table:table-cell table:style-name="ce31"/>
          <table:table-cell table:style-name="ce17" office:value-type="float" office:value="6.87" calcext:value-type="float">
            <text:p>6.87</text:p>
          </table:table-cell>
          <table:table-cell table:style-name="ce17" office:value-type="float" office:value="6.73" calcext:value-type="float">
            <text:p>6.73</text:p>
          </table:table-cell>
          <table:table-cell/>
          <table:table-cell table:style-name="ce17" office:value-type="float" office:value="977.22" calcext:value-type="float">
            <text:p>977.22</text:p>
          </table:table-cell>
          <table:table-cell table:style-name="ce17" office:value-type="float" office:value="978.98" calcext:value-type="float">
            <text:p>978.98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0598" calcext:value-type="float">
            <text:p>110,598</text:p>
          </table:table-cell>
          <table:table-cell table:style-name="ce45" office:value-type="float" office:value="115930" calcext:value-type="float">
            <text:p>115,930</text:p>
          </table:table-cell>
          <table:table-cell/>
          <table:table-cell table:style-name="ce45" office:value-type="float" office:value="40725.5" calcext:value-type="float">
            <text:p>40,726</text:p>
          </table:table-cell>
          <table:table-cell table:style-name="ce45" office:value-type="float" office:value="33915.5" calcext:value-type="float">
            <text:p>33,916</text:p>
          </table:table-cell>
          <table:table-cell/>
          <table:table-cell table:style-name="ce45" office:value-type="float" office:value="80975" calcext:value-type="float">
            <text:p>80,975</text:p>
          </table:table-cell>
          <table:table-cell table:style-name="ce45" office:value-type="float" office:value="82560" calcext:value-type="float">
            <text:p>82,560</text:p>
          </table:table-cell>
          <table:table-cell/>
          <table:table-cell table:formula="of:=[.AW134]/([.AT134]+[.AW134]+[.AZ134])" office:value-type="float" office:value="0.175315380856958" calcext:value-type="float">
            <text:p>0.175315380856958</text:p>
          </table:table-cell>
          <table:table-cell table:formula="of:=[.AX134]/([.AU134]+[.AX134]+[.BA134])" office:value-type="float" office:value="0.145932432752237" calcext:value-type="float">
            <text:p>0.14593243275223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89.9805" calcext:value-type="float">
            <text:p>89.9805</text:p>
          </table:table-cell>
          <table:table-cell table:style-name="ce17" office:value-type="float" office:value="89.9142" calcext:value-type="float">
            <text:p>89.9142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35.9014" calcext:value-type="float">
            <text:p>35.9014</text:p>
          </table:table-cell>
          <table:table-cell table:style-name="ce58" office:value-type="float" office:value="40.251" calcext:value-type="float">
            <text:p>40.251</text:p>
          </table:table-cell>
          <table:table-cell/>
          <table:table-cell table:style-name="ce17" office:value-type="float" office:value="1173.1" calcext:value-type="float">
            <text:p>1173.1</text:p>
          </table:table-cell>
          <table:table-cell table:style-name="ce17" office:value-type="float" office:value="1172.6" calcext:value-type="float">
            <text:p>1172.6</text:p>
          </table:table-cell>
          <table:table-cell table:style-name="ce31"/>
          <table:table-cell table:style-name="ce17" office:value-type="float" office:value="9.2" calcext:value-type="float">
            <text:p>9.2</text:p>
          </table:table-cell>
          <table:table-cell table:style-name="ce17" office:value-type="float" office:value="9.06" calcext:value-type="float">
            <text:p>9.06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1.8" calcext:value-type="float">
            <text:p>1131.8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.26" calcext:value-type="float">
            <text:p>2.26</text:p>
          </table:table-cell>
          <table:table-cell/>
          <table:table-cell table:number-columns-repeated="2" table:style-name="ce17" office:value-type="float" office:value="1104.8" calcext:value-type="float">
            <text:p>1104.8</text:p>
          </table:table-cell>
          <table:table-cell table:style-name="ce31"/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2.29" calcext:value-type="float">
            <text:p>2.29</text:p>
          </table:table-cell>
          <table:table-cell/>
          <table:table-cell table:style-name="ce17" office:value-type="float" office:value="1050.6" calcext:value-type="float">
            <text:p>1050.6</text:p>
          </table:table-cell>
          <table:table-cell table:style-name="ce17" office:value-type="float" office:value="1052" calcext:value-type="float">
            <text:p>1052</text:p>
          </table:table-cell>
          <table:table-cell table:style-name="ce31"/>
          <table:table-cell table:style-name="ce17" office:value-type="float" office:value="6.46" calcext:value-type="float">
            <text:p>6.46</text:p>
          </table:table-cell>
          <table:table-cell table:style-name="ce17" office:value-type="float" office:value="6.61" calcext:value-type="float">
            <text:p>6.61</text:p>
          </table:table-cell>
          <table:table-cell/>
          <table:table-cell table:style-name="ce17" office:value-type="float" office:value="975.1" calcext:value-type="float">
            <text:p>975.1</text:p>
          </table:table-cell>
          <table:table-cell table:style-name="ce17" office:value-type="float" office:value="977.57" calcext:value-type="float">
            <text:p>977.57</text:p>
          </table:table-cell>
          <table:table-cell table:style-name="ce31"/>
          <table:table-cell table:style-name="ce17" office:value-type="float" office:value="9.75" calcext:value-type="float">
            <text:p>9.75</text:p>
          </table:table-cell>
          <table:table-cell table:style-name="ce17" office:value-type="float" office:value="9.9" calcext:value-type="float">
            <text:p>9.9</text:p>
          </table:table-cell>
          <table:table-cell/>
          <table:table-cell table:style-name="ce45" office:value-type="float" office:value="115572" calcext:value-type="float">
            <text:p>115,572</text:p>
          </table:table-cell>
          <table:table-cell table:style-name="ce45" office:value-type="float" office:value="114646" calcext:value-type="float">
            <text:p>114,646</text:p>
          </table:table-cell>
          <table:table-cell/>
          <table:table-cell table:style-name="ce45" office:value-type="float" office:value="34740" calcext:value-type="float">
            <text:p>34,740</text:p>
          </table:table-cell>
          <table:table-cell table:style-name="ce45" office:value-type="float" office:value="34417.5" calcext:value-type="float">
            <text:p>34,418</text:p>
          </table:table-cell>
          <table:table-cell/>
          <table:table-cell table:style-name="ce45" office:value-type="float" office:value="82063.5" calcext:value-type="float">
            <text:p>82,064</text:p>
          </table:table-cell>
          <table:table-cell table:style-name="ce45" office:value-type="float" office:value="83668" calcext:value-type="float">
            <text:p>83,668</text:p>
          </table:table-cell>
          <table:table-cell/>
          <table:table-cell table:formula="of:=[.AW136]/([.AT136]+[.AW136]+[.AZ136])" office:value-type="float" office:value="0.149499409361142" calcext:value-type="float">
            <text:p>0.149499409361142</text:p>
          </table:table-cell>
          <table:table-cell table:formula="of:=[.AX136]/([.AU136]+[.AX136]+[.BA136])" office:value-type="float" office:value="0.147885009119952" calcext:value-type="float">
            <text:p>0.14788500911995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number-columns-repeated="2" table:style-name="ce17" office:value-type="float" office:value="1160" calcext:value-type="float">
            <text:p>1160</text:p>
          </table:table-cell>
          <table:table-cell table:style-name="ce17" office:value-type="float" office:value="90.0301" calcext:value-type="float">
            <text:p>90.0301</text:p>
          </table:table-cell>
          <table:table-cell table:style-name="ce17" office:value-type="float" office:value="89.7773" calcext:value-type="float">
            <text:p>89.7773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5176" calcext:value-type="float">
            <text:p>27.5176</text:p>
          </table:table-cell>
          <table:table-cell table:style-name="ce58" office:value-type="float" office:value="53.6558" calcext:value-type="float">
            <text:p>53.6558</text:p>
          </table:table-cell>
          <table:table-cell table:style-name="ce58" office:value-type="float" office:value="53.7785" calcext:value-type="float">
            <text:p>53.7785</text:p>
          </table:table-cell>
          <table:table-cell/>
          <table:table-cell table:style-name="ce17" office:value-type="float" office:value="1173.4" calcext:value-type="float">
            <text:p>1173.4</text:p>
          </table:table-cell>
          <table:table-cell table:style-name="ce17" office:value-type="float" office:value="1172.7" calcext:value-type="float">
            <text:p>1172.7</text:p>
          </table:table-cell>
          <table:table-cell table:style-name="ce31"/>
          <table:table-cell table:style-name="ce17" office:value-type="float" office:value="8.99" calcext:value-type="float">
            <text:p>8.99</text:p>
          </table:table-cell>
          <table:table-cell table:style-name="ce17" office:value-type="float" office:value="8.77" calcext:value-type="float">
            <text:p>8.77</text:p>
          </table:table-cell>
          <table:table-cell/>
          <table:table-cell table:style-name="ce17" office:value-type="float" office:value="1132.8" calcext:value-type="float">
            <text:p>1132.8</text:p>
          </table:table-cell>
          <table:table-cell table:style-name="ce17" office:value-type="float" office:value="1133.6" calcext:value-type="float">
            <text:p>1133.6</text:p>
          </table:table-cell>
          <table:table-cell table:style-name="ce31"/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1.96" calcext:value-type="float">
            <text:p>1.96</text:p>
          </table:table-cell>
          <table:table-cell/>
          <table:table-cell table:style-name="ce17" office:value-type="float" office:value="1104.9" calcext:value-type="float">
            <text:p>1104.9</text:p>
          </table:table-cell>
          <table:table-cell table:style-name="ce17" office:value-type="float" office:value="1106.1" calcext:value-type="float">
            <text:p>1106.1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.6" calcext:value-type="float">
            <text:p>2.6</text:p>
          </table:table-cell>
          <table:table-cell/>
          <table:table-cell table:style-name="ce17" office:value-type="float" office:value="1051" calcext:value-type="float">
            <text:p>1051</text:p>
          </table:table-cell>
          <table:table-cell table:style-name="ce17" office:value-type="float" office:value="1053.8" calcext:value-type="float">
            <text:p>1053.8</text:p>
          </table:table-cell>
          <table:table-cell table:style-name="ce31"/>
          <table:table-cell table:style-name="ce17" office:value-type="float" office:value="6.64" calcext:value-type="float">
            <text:p>6.64</text:p>
          </table:table-cell>
          <table:table-cell table:style-name="ce17" office:value-type="float" office:value="6.98" calcext:value-type="float">
            <text:p>6.98</text:p>
          </table:table-cell>
          <table:table-cell/>
          <table:table-cell table:style-name="ce17" office:value-type="float" office:value="976.49" calcext:value-type="float">
            <text:p>976.49</text:p>
          </table:table-cell>
          <table:table-cell table:style-name="ce17" office:value-type="float" office:value="977.64" calcext:value-type="float">
            <text:p>977.64</text:p>
          </table:table-cell>
          <table:table-cell table:style-name="ce31"/>
          <table:table-cell table:style-name="ce17" office:value-type="float" office:value="9.88" calcext:value-type="float">
            <text:p>9.88</text:p>
          </table:table-cell>
          <table:table-cell table:style-name="ce17" office:value-type="float" office:value="10.2" calcext:value-type="float">
            <text:p>10.2</text:p>
          </table:table-cell>
          <table:table-cell/>
          <table:table-cell table:style-name="ce45" office:value-type="float" office:value="106769" calcext:value-type="float">
            <text:p>106,769</text:p>
          </table:table-cell>
          <table:table-cell table:style-name="ce45" office:value-type="float" office:value="113851" calcext:value-type="float">
            <text:p>113,851</text:p>
          </table:table-cell>
          <table:table-cell/>
          <table:table-cell table:style-name="ce45" office:value-type="float" office:value="43134" calcext:value-type="float">
            <text:p>43,134</text:p>
          </table:table-cell>
          <table:table-cell table:style-name="ce45" office:value-type="float" office:value="35308" calcext:value-type="float">
            <text:p>35,308</text:p>
          </table:table-cell>
          <table:table-cell/>
          <table:table-cell table:style-name="ce45" office:value-type="float" office:value="82756.5" calcext:value-type="float">
            <text:p>82,757</text:p>
          </table:table-cell>
          <table:table-cell table:style-name="ce45" office:value-type="float" office:value="83578.5" calcext:value-type="float">
            <text:p>83,579</text:p>
          </table:table-cell>
          <table:table-cell/>
          <table:table-cell table:formula="of:=[.AW138]/([.AT138]+[.AW138]+[.AZ138])" office:value-type="float" office:value="0.185395395416908" calcext:value-type="float">
            <text:p>0.185395395416908</text:p>
          </table:table-cell>
          <table:table-cell table:formula="of:=[.AX138]/([.AU138]+[.AX138]+[.BA138])" office:value-type="float" office:value="0.151707395671089" calcext:value-type="float">
            <text:p>0.15170739567108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7" calcext:value-type="float">
            <text:p>1157</text:p>
          </table:table-cell>
          <table:table-cell table:style-name="ce17" office:value-type="float" office:value="90.0303" calcext:value-type="float">
            <text:p>90.0303</text:p>
          </table:table-cell>
          <table:table-cell table:style-name="ce17" office:value-type="float" office:value="89.9718" calcext:value-type="float">
            <text:p>89.9718</text:p>
          </table:table-cell>
          <table:table-cell/>
          <table:table-cell table:style-name="ce17" office:value-type="float" office:value="28.4652" calcext:value-type="float">
            <text:p>28.4652</text:p>
          </table:table-cell>
          <table:table-cell table:style-name="ce17" office:value-type="float" office:value="27.5291" calcext:value-type="float">
            <text:p>27.5291</text:p>
          </table:table-cell>
          <table:table-cell table:style-name="ce58" office:value-type="float" office:value="48.2813" calcext:value-type="float">
            <text:p>48.2813</text:p>
          </table:table-cell>
          <table:table-cell table:style-name="ce58" office:value-type="float" office:value="44.8092" calcext:value-type="float">
            <text:p>44.8092</text:p>
          </table:table-cell>
          <table:table-cell/>
          <table:table-cell table:style-name="ce17" office:value-type="float" office:value="1175" calcext:value-type="float">
            <text:p>1175</text:p>
          </table:table-cell>
          <table:table-cell table:style-name="ce17" office:value-type="float" office:value="1170.8" calcext:value-type="float">
            <text:p>1170.8</text:p>
          </table:table-cell>
          <table:table-cell table:style-name="ce31"/>
          <table:table-cell table:style-name="ce17" office:value-type="float" office:value="8.87" calcext:value-type="float">
            <text:p>8.87</text:p>
          </table:table-cell>
          <table:table-cell table:style-name="ce17" office:value-type="float" office:value="9.12" calcext:value-type="float">
            <text:p>9.12</text:p>
          </table:table-cell>
          <table:table-cell/>
          <table:table-cell table:style-name="ce17" office:value-type="float" office:value="1135.7" calcext:value-type="float">
            <text:p>1135.7</text:p>
          </table:table-cell>
          <table:table-cell table:style-name="ce17" office:value-type="float" office:value="1131.8" calcext:value-type="float">
            <text:p>1131.8</text:p>
          </table:table-cell>
          <table:table-cell table:style-name="ce31"/>
          <table:table-cell table:style-name="ce17" office:value-type="float" office:value="2.08" calcext:value-type="float">
            <text:p>2.08</text:p>
          </table:table-cell>
          <table:table-cell table:style-name="ce17" office:value-type="float" office:value="2.25" calcext:value-type="float">
            <text:p>2.25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4.8" calcext:value-type="float">
            <text:p>1104.8</text:p>
          </table:table-cell>
          <table:table-cell table:style-name="ce31"/>
          <table:table-cell table:style-name="ce17" office:value-type="float" office:value="2.52" calcext:value-type="float">
            <text:p>2.52</text:p>
          </table:table-cell>
          <table:table-cell table:style-name="ce17" office:value-type="float" office:value="2.25" calcext:value-type="float">
            <text:p>2.25</text:p>
          </table:table-cell>
          <table:table-cell/>
          <table:table-cell table:style-name="ce17" office:value-type="float" office:value="1052.4" calcext:value-type="float">
            <text:p>1052.4</text:p>
          </table:table-cell>
          <table:table-cell table:style-name="ce17" office:value-type="float" office:value="1051.9" calcext:value-type="float">
            <text:p>1051.9</text:p>
          </table:table-cell>
          <table:table-cell table:style-name="ce31"/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6.57" calcext:value-type="float">
            <text:p>6.57</text:p>
          </table:table-cell>
          <table:table-cell/>
          <table:table-cell table:style-name="ce17" office:value-type="float" office:value="976.03" calcext:value-type="float">
            <text:p>976.03</text:p>
          </table:table-cell>
          <table:table-cell table:style-name="ce17" office:value-type="float" office:value="976.62" calcext:value-type="float">
            <text:p>976.62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.92" calcext:value-type="float">
            <text:p>9.92</text:p>
          </table:table-cell>
          <table:table-cell/>
          <table:table-cell table:style-name="ce45" office:value-type="float" office:value="111703" calcext:value-type="float">
            <text:p>111,703</text:p>
          </table:table-cell>
          <table:table-cell table:style-name="ce45" office:value-type="float" office:value="117226" calcext:value-type="float">
            <text:p>117,226</text:p>
          </table:table-cell>
          <table:table-cell/>
          <table:table-cell table:style-name="ce45" office:value-type="float" office:value="38801.5" calcext:value-type="float">
            <text:p>38,802</text:p>
          </table:table-cell>
          <table:table-cell table:style-name="ce45" office:value-type="float" office:value="31880" calcext:value-type="float">
            <text:p>31,880</text:p>
          </table:table-cell>
          <table:table-cell/>
          <table:table-cell table:style-name="ce45" office:value-type="float" office:value="82197" calcext:value-type="float">
            <text:p>82,197</text:p>
          </table:table-cell>
          <table:table-cell table:style-name="ce45" office:value-type="float" office:value="83591.5" calcext:value-type="float">
            <text:p>83,592</text:p>
          </table:table-cell>
          <table:table-cell/>
          <table:table-cell table:formula="of:=[.AW140]/([.AT140]+[.AW140]+[.AZ140])" office:value-type="float" office:value="0.166743660870257" calcext:value-type="float">
            <text:p>0.166743660870257</text:p>
          </table:table-cell>
          <table:table-cell table:formula="of:=[.AX140]/([.AU140]+[.AX140]+[.BA140])" office:value-type="float" office:value="0.13700190161046" calcext:value-type="float">
            <text:p>0.13700190161046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L1_10DegAnti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90.0296" calcext:value-type="float">
            <text:p>90.0296</text:p>
          </table:table-cell>
          <table:table-cell table:style-name="ce17" office:value-type="float" office:value="89.7844" calcext:value-type="float">
            <text:p>89.7844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8.5514" calcext:value-type="float">
            <text:p>48.5514</text:p>
          </table:table-cell>
          <table:table-cell table:style-name="ce58" office:value-type="float" office:value="52.639" calcext:value-type="float">
            <text:p>52.639</text:p>
          </table:table-cell>
          <table:table-cell/>
          <table:table-cell table:style-name="ce17" office:value-type="float" office:value="1172.9" calcext:value-type="float">
            <text:p>1172.9</text:p>
          </table:table-cell>
          <table:table-cell table:style-name="ce17" office:value-type="float" office:value="1171.6" calcext:value-type="float">
            <text:p>1171.6</text:p>
          </table:table-cell>
          <table:table-cell table:style-name="ce31"/>
          <table:table-cell table:style-name="ce17" office:value-type="float" office:value="8.84" calcext:value-type="float">
            <text:p>8.84</text:p>
          </table:table-cell>
          <table:table-cell table:style-name="ce17" office:value-type="float" office:value="9.08" calcext:value-type="float">
            <text:p>9.08</text:p>
          </table:table-cell>
          <table:table-cell/>
          <table:table-cell table:style-name="ce17" office:value-type="float" office:value="1132.7" calcext:value-type="float">
            <text:p>1132.7</text:p>
          </table:table-cell>
          <table:table-cell table:style-name="ce17" office:value-type="float" office:value="1133.8" calcext:value-type="float">
            <text:p>1133.8</text:p>
          </table:table-cell>
          <table:table-cell table:style-name="ce31"/>
          <table:table-cell table:style-name="ce17" office:value-type="float" office:value="2.04" calcext:value-type="float">
            <text:p>2.04</text:p>
          </table:table-cell>
          <table:table-cell table:style-name="ce17" office:value-type="float" office:value="2.22" calcext:value-type="float">
            <text:p>2.22</text:p>
          </table:table-cell>
          <table:table-cell/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105.9" calcext:value-type="float">
            <text:p>1105.9</text:p>
          </table:table-cell>
          <table:table-cell table:style-name="ce31"/>
          <table:table-cell table:style-name="ce17" office:value-type="float" office:value="2.52" calcext:value-type="float">
            <text:p>2.52</text:p>
          </table:table-cell>
          <table:table-cell table:style-name="ce17" office:value-type="float" office:value="2.33" calcext:value-type="float">
            <text:p>2.33</text:p>
          </table:table-cell>
          <table:table-cell/>
          <table:table-cell table:style-name="ce17" office:value-type="float" office:value="1051.4" calcext:value-type="float">
            <text:p>1051.4</text:p>
          </table:table-cell>
          <table:table-cell table:style-name="ce17" office:value-type="float" office:value="1052.1" calcext:value-type="float">
            <text:p>1052.1</text:p>
          </table:table-cell>
          <table:table-cell table:style-name="ce31"/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6.66" calcext:value-type="float">
            <text:p>6.66</text:p>
          </table:table-cell>
          <table:table-cell/>
          <table:table-cell table:style-name="ce17" office:value-type="float" office:value="975.22" calcext:value-type="float">
            <text:p>975.22</text:p>
          </table:table-cell>
          <table:table-cell table:style-name="ce17" office:value-type="float" office:value="977.72" calcext:value-type="float">
            <text:p>977.72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9.95" calcext:value-type="float">
            <text:p>9.95</text:p>
          </table:table-cell>
          <table:table-cell/>
          <table:table-cell table:style-name="ce45" office:value-type="float" office:value="109108" calcext:value-type="float">
            <text:p>109,108</text:p>
          </table:table-cell>
          <table:table-cell table:style-name="ce45" office:value-type="float" office:value="112704" calcext:value-type="float">
            <text:p>112,704</text:p>
          </table:table-cell>
          <table:table-cell/>
          <table:table-cell table:style-name="ce45" office:value-type="float" office:value="40333" calcext:value-type="float">
            <text:p>40,333</text:p>
          </table:table-cell>
          <table:table-cell table:style-name="ce45" office:value-type="float" office:value="37640.5" calcext:value-type="float">
            <text:p>37,641</text:p>
          </table:table-cell>
          <table:table-cell/>
          <table:table-cell table:style-name="ce45" office:value-type="float" office:value="83338" calcext:value-type="float">
            <text:p>83,338</text:p>
          </table:table-cell>
          <table:table-cell table:style-name="ce45" office:value-type="float" office:value="82345" calcext:value-type="float">
            <text:p>82,345</text:p>
          </table:table-cell>
          <table:table-cell/>
          <table:table-cell table:formula="of:=[.AW142]/([.AT142]+[.AW142]+[.AZ142])" office:value-type="float" office:value="0.173267347999605" calcext:value-type="float">
            <text:p>0.173267347999605</text:p>
          </table:table-cell>
          <table:table-cell table:formula="of:=[.AX142]/([.AU142]+[.AX142]+[.BA142])" office:value-type="float" office:value="0.16176277829468" calcext:value-type="float">
            <text:p>0.1617627782946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37" calcext:value-type="float">
            <text:p>437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89.9411" calcext:value-type="float">
            <text:p>89.9411</text:p>
          </table:table-cell>
          <table:table-cell table:style-name="ce17" office:value-type="float" office:value="89.9423" calcext:value-type="float">
            <text:p>89.9423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9.7022" calcext:value-type="float">
            <text:p>49.7022</text:p>
          </table:table-cell>
          <table:table-cell table:style-name="ce58" office:value-type="float" office:value="36.0427" calcext:value-type="float">
            <text:p>36.0427</text:p>
          </table:table-cell>
          <table:table-cell/>
          <table:table-cell table:style-name="ce17" office:value-type="float" office:value="1173.7" calcext:value-type="float">
            <text:p>1173.7</text:p>
          </table:table-cell>
          <table:table-cell table:style-name="ce17" office:value-type="float" office:value="1172.2" calcext:value-type="float">
            <text:p>1172.2</text:p>
          </table:table-cell>
          <table:table-cell table:style-name="ce31"/>
          <table:table-cell table:style-name="ce17" office:value-type="float" office:value="9.08" calcext:value-type="float">
            <text:p>9.08</text:p>
          </table:table-cell>
          <table:table-cell table:style-name="ce17" office:value-type="float" office:value="9.23" calcext:value-type="float">
            <text:p>9.23</text:p>
          </table:table-cell>
          <table:table-cell/>
          <table:table-cell table:style-name="ce17" office:value-type="float" office:value="1132.9" calcext:value-type="float">
            <text:p>1132.9</text:p>
          </table:table-cell>
          <table:table-cell table:style-name="ce17" office:value-type="float" office:value="1133.9" calcext:value-type="float">
            <text:p>1133.9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38" calcext:value-type="float">
            <text:p>2.38</text:p>
          </table:table-cell>
          <table:table-cell/>
          <table:table-cell table:style-name="ce17" office:value-type="float" office:value="1104.8" calcext:value-type="float">
            <text:p>1104.8</text:p>
          </table:table-cell>
          <table:table-cell table:style-name="ce17" office:value-type="float" office:value="1104.7" calcext:value-type="float">
            <text:p>1104.7</text:p>
          </table:table-cell>
          <table:table-cell table:style-name="ce31"/>
          <table:table-cell table:style-name="ce17" office:value-type="float" office:value="2.26" calcext:value-type="float">
            <text:p>2.26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050.8" calcext:value-type="float">
            <text:p>1050.8</text:p>
          </table:table-cell>
          <table:table-cell table:style-name="ce17" office:value-type="float" office:value="1051.7" calcext:value-type="float">
            <text:p>1051.7</text:p>
          </table:table-cell>
          <table:table-cell table:style-name="ce31"/>
          <table:table-cell table:style-name="ce17" office:value-type="float" office:value="6.53" calcext:value-type="float">
            <text:p>6.53</text:p>
          </table:table-cell>
          <table:table-cell table:style-name="ce17" office:value-type="float" office:value="6.48" calcext:value-type="float">
            <text:p>6.48</text:p>
          </table:table-cell>
          <table:table-cell/>
          <table:table-cell table:style-name="ce17" office:value-type="float" office:value="975.17" calcext:value-type="float">
            <text:p>975.17</text:p>
          </table:table-cell>
          <table:table-cell table:style-name="ce17" office:value-type="float" office:value="977.16" calcext:value-type="float">
            <text:p>977.16</text:p>
          </table:table-cell>
          <table:table-cell table:style-name="ce31"/>
          <table:table-cell table:style-name="ce17" office:value-type="float" office:value="9.78" calcext:value-type="float">
            <text:p>9.78</text:p>
          </table:table-cell>
          <table:table-cell table:style-name="ce17" office:value-type="float" office:value="9.76" calcext:value-type="float">
            <text:p>9.76</text:p>
          </table:table-cell>
          <table:table-cell/>
          <table:table-cell table:style-name="ce45" office:value-type="float" office:value="109515" calcext:value-type="float">
            <text:p>109,515</text:p>
          </table:table-cell>
          <table:table-cell table:style-name="ce45" office:value-type="float" office:value="117112" calcext:value-type="float">
            <text:p>117,112</text:p>
          </table:table-cell>
          <table:table-cell/>
          <table:table-cell table:style-name="ce45" office:value-type="float" office:value="40322" calcext:value-type="float">
            <text:p>40,322</text:p>
          </table:table-cell>
          <table:table-cell table:style-name="ce45" office:value-type="float" office:value="31435" calcext:value-type="float">
            <text:p>31,435</text:p>
          </table:table-cell>
          <table:table-cell/>
          <table:table-cell table:style-name="ce45" office:value-type="float" office:value="82970" calcext:value-type="float">
            <text:p>82,970</text:p>
          </table:table-cell>
          <table:table-cell table:style-name="ce45" office:value-type="float" office:value="84105" calcext:value-type="float">
            <text:p>84,105</text:p>
          </table:table-cell>
          <table:table-cell/>
          <table:table-cell table:formula="of:=[.AW144]/([.AT144]+[.AW144]+[.AZ144])" office:value-type="float" office:value="0.173199259472439" calcext:value-type="float">
            <text:p>0.173199259472439</text:p>
          </table:table-cell>
          <table:table-cell table:formula="of:=[.AX144]/([.AU144]+[.AX144]+[.BA144])" office:value-type="float" office:value="0.13511596719564" calcext:value-type="float">
            <text:p>0.1351159671956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90.1086" calcext:value-type="float">
            <text:p>90.1086</text:p>
          </table:table-cell>
          <table:table-cell table:style-name="ce17" office:value-type="float" office:value="89.9776" calcext:value-type="float">
            <text:p>89.9776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4.7516" calcext:value-type="float">
            <text:p>44.7516</text:p>
          </table:table-cell>
          <table:table-cell table:style-name="ce58" office:value-type="float" office:value="52.7013" calcext:value-type="float">
            <text:p>52.7013</text:p>
          </table:table-cell>
          <table:table-cell/>
          <table:table-cell table:style-name="ce17" office:value-type="float" office:value="1172.6" calcext:value-type="float">
            <text:p>1172.6</text:p>
          </table:table-cell>
          <table:table-cell table:style-name="ce17" office:value-type="float" office:value="1171.6" calcext:value-type="float">
            <text:p>1171.6</text:p>
          </table:table-cell>
          <table:table-cell table:style-name="ce31"/>
          <table:table-cell table:style-name="ce17" office:value-type="float" office:value="8.75" calcext:value-type="float">
            <text:p>8.75</text:p>
          </table:table-cell>
          <table:table-cell table:style-name="ce17" office:value-type="float" office:value="9.07" calcext:value-type="float">
            <text:p>9.07</text:p>
          </table:table-cell>
          <table:table-cell/>
          <table:table-cell table:style-name="ce17" office:value-type="float" office:value="1132.6" calcext:value-type="float">
            <text:p>1132.6</text:p>
          </table:table-cell>
          <table:table-cell table:style-name="ce17" office:value-type="float" office:value="1133.8" calcext:value-type="float">
            <text:p>1133.8</text:p>
          </table:table-cell>
          <table:table-cell table:style-name="ce31"/>
          <table:table-cell table:style-name="ce17" office:value-type="float" office:value="1.94" calcext:value-type="float">
            <text:p>1.94</text:p>
          </table:table-cell>
          <table:table-cell table:style-name="ce17" office:value-type="float" office:value="2.2" calcext:value-type="float">
            <text:p>2.2</text:p>
          </table:table-cell>
          <table:table-cell/>
          <table:table-cell table:style-name="ce17" office:value-type="float" office:value="1105.1" calcext:value-type="float">
            <text:p>1105.1</text:p>
          </table:table-cell>
          <table:table-cell table:style-name="ce17" office:value-type="float" office:value="1104.8" calcext:value-type="float">
            <text:p>1104.8</text:p>
          </table:table-cell>
          <table:table-cell table:style-name="ce31"/>
          <table:table-cell table:style-name="ce17" office:value-type="float" office:value="2.62" calcext:value-type="float">
            <text:p>2.62</text:p>
          </table:table-cell>
          <table:table-cell table:style-name="ce17" office:value-type="float" office:value="2.29" calcext:value-type="float">
            <text:p>2.29</text:p>
          </table:table-cell>
          <table:table-cell/>
          <table:table-cell table:style-name="ce17" office:value-type="float" office:value="1051.6" calcext:value-type="float">
            <text:p>1051.6</text:p>
          </table:table-cell>
          <table:table-cell table:style-name="ce17" office:value-type="float" office:value="1052.1" calcext:value-type="float">
            <text:p>1052.1</text:p>
          </table:table-cell>
          <table:table-cell table:style-name="ce31"/>
          <table:table-cell table:style-name="ce17" office:value-type="float" office:value="6.91" calcext:value-type="float">
            <text:p>6.91</text:p>
          </table:table-cell>
          <table:table-cell table:style-name="ce17" office:value-type="float" office:value="6.67" calcext:value-type="float">
            <text:p>6.67</text:p>
          </table:table-cell>
          <table:table-cell/>
          <table:table-cell table:style-name="ce17" office:value-type="float" office:value="976.55" calcext:value-type="float">
            <text:p>976.55</text:p>
          </table:table-cell>
          <table:table-cell table:style-name="ce17" office:value-type="float" office:value="975.62" calcext:value-type="float">
            <text:p>975.62</text:p>
          </table:table-cell>
          <table:table-cell table:style-name="ce31"/>
          <table:table-cell table:style-name="ce17" office:value-type="float" office:value="10.2" calcext:value-type="float">
            <text:p>10.2</text:p>
          </table:table-cell>
          <table:table-cell table:style-name="ce17" office:value-type="float" office:value="9.93" calcext:value-type="float">
            <text:p>9.93</text:p>
          </table:table-cell>
          <table:table-cell/>
          <table:table-cell table:style-name="ce45" office:value-type="float" office:value="113917" calcext:value-type="float">
            <text:p>113,917</text:p>
          </table:table-cell>
          <table:table-cell table:style-name="ce45" office:value-type="float" office:value="113941" calcext:value-type="float">
            <text:p>113,941</text:p>
          </table:table-cell>
          <table:table-cell/>
          <table:table-cell table:style-name="ce45" office:value-type="float" office:value="36115" calcext:value-type="float">
            <text:p>36,115</text:p>
          </table:table-cell>
          <table:table-cell table:style-name="ce45" office:value-type="float" office:value="35293" calcext:value-type="float">
            <text:p>35,293</text:p>
          </table:table-cell>
          <table:table-cell/>
          <table:table-cell table:style-name="ce45" office:value-type="float" office:value="82701" calcext:value-type="float">
            <text:p>82,701</text:p>
          </table:table-cell>
          <table:table-cell table:style-name="ce45" office:value-type="float" office:value="83548" calcext:value-type="float">
            <text:p>83,548</text:p>
          </table:table-cell>
          <table:table-cell/>
          <table:table-cell table:formula="of:=[.AW146]/([.AT146]+[.AW146]+[.AZ146])" office:value-type="float" office:value="0.155177821795792" calcext:value-type="float">
            <text:p>0.155177821795792</text:p>
          </table:table-cell>
          <table:table-cell table:formula="of:=[.AX146]/([.AU146]+[.AX146]+[.BA146])" office:value-type="float" office:value="0.151613956405564" calcext:value-type="float">
            <text:p>0.15161395640556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9.9776" calcext:value-type="float">
            <text:p>89.9776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2.1017" calcext:value-type="float">
            <text:p>42.1017</text:p>
          </table:table-cell>
          <table:table-cell table:style-name="ce58" office:value-type="float" office:value="41.7869" calcext:value-type="float">
            <text:p>41.7869</text:p>
          </table:table-cell>
          <table:table-cell/>
          <table:table-cell table:style-name="ce17" office:value-type="float" office:value="1174.1" calcext:value-type="float">
            <text:p>1174.1</text:p>
          </table:table-cell>
          <table:table-cell table:style-name="ce17" office:value-type="float" office:value="1171.8" calcext:value-type="float">
            <text:p>1171.8</text:p>
          </table:table-cell>
          <table:table-cell table:style-name="ce31"/>
          <table:table-cell table:style-name="ce17" office:value-type="float" office:value="8.91" calcext:value-type="float">
            <text:p>8.91</text:p>
          </table:table-cell>
          <table:table-cell table:style-name="ce17" office:value-type="float" office:value="9.11" calcext:value-type="float">
            <text:p>9.11</text:p>
          </table:table-cell>
          <table:table-cell/>
          <table:table-cell table:style-name="ce17" office:value-type="float" office:value="1133.7" calcext:value-type="float">
            <text:p>1133.7</text:p>
          </table:table-cell>
          <table:table-cell table:style-name="ce17" office:value-type="float" office:value="1133.9" calcext:value-type="float">
            <text:p>1133.9</text:p>
          </table:table-cell>
          <table:table-cell table:style-name="ce31"/>
          <table:table-cell table:style-name="ce17" office:value-type="float" office:value="2.07" calcext:value-type="float">
            <text:p>2.07</text:p>
          </table:table-cell>
          <table:table-cell table:style-name="ce17" office:value-type="float" office:value="2.3" calcext:value-type="float">
            <text:p>2.3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4.8" calcext:value-type="float">
            <text:p>1104.8</text:p>
          </table:table-cell>
          <table:table-cell table:style-name="ce31"/>
          <table:table-cell table:style-name="ce17" office:value-type="float" office:value="2.48" calcext:value-type="float">
            <text:p>2.48</text:p>
          </table:table-cell>
          <table:table-cell table:style-name="ce17" office:value-type="float" office:value="2.29" calcext:value-type="float">
            <text:p>2.29</text:p>
          </table:table-cell>
          <table:table-cell/>
          <table:table-cell table:style-name="ce17" office:value-type="float" office:value="1051.3" calcext:value-type="float">
            <text:p>1051.3</text:p>
          </table:table-cell>
          <table:table-cell table:style-name="ce17" office:value-type="float" office:value="1051.9" calcext:value-type="float">
            <text:p>1051.9</text:p>
          </table:table-cell>
          <table:table-cell table:style-name="ce31"/>
          <table:table-cell table:style-name="ce17" office:value-type="float" office:value="6.77" calcext:value-type="float">
            <text:p>6.77</text:p>
          </table:table-cell>
          <table:table-cell table:style-name="ce17" office:value-type="float" office:value="6.56" calcext:value-type="float">
            <text:p>6.56</text:p>
          </table:table-cell>
          <table:table-cell/>
          <table:table-cell table:style-name="ce17" office:value-type="float" office:value="976.73" calcext:value-type="float">
            <text:p>976.73</text:p>
          </table:table-cell>
          <table:table-cell table:style-name="ce17" office:value-type="float" office:value="977.42" calcext:value-type="float">
            <text:p>977.42</text:p>
          </table:table-cell>
          <table:table-cell table:style-name="ce31"/>
          <table:table-cell table:style-name="ce17" office:value-type="float" office:value="9.96" calcext:value-type="float">
            <text:p>9.96</text:p>
          </table:table-cell>
          <table:table-cell table:style-name="ce17" office:value-type="float" office:value="9.85" calcext:value-type="float">
            <text:p>9.85</text:p>
          </table:table-cell>
          <table:table-cell/>
          <table:table-cell table:style-name="ce45" office:value-type="float" office:value="113896" calcext:value-type="float">
            <text:p>113,896</text:p>
          </table:table-cell>
          <table:table-cell table:style-name="ce45" office:value-type="float" office:value="116692" calcext:value-type="float">
            <text:p>116,692</text:p>
          </table:table-cell>
          <table:table-cell/>
          <table:table-cell table:style-name="ce45" office:value-type="float" office:value="35586" calcext:value-type="float">
            <text:p>35,586</text:p>
          </table:table-cell>
          <table:table-cell table:style-name="ce45" office:value-type="float" office:value="31987.5" calcext:value-type="float">
            <text:p>31,988</text:p>
          </table:table-cell>
          <table:table-cell/>
          <table:table-cell table:style-name="ce45" office:value-type="float" office:value="83220.5" calcext:value-type="float">
            <text:p>83,221</text:p>
          </table:table-cell>
          <table:table-cell table:style-name="ce45" office:value-type="float" office:value="84010.5" calcext:value-type="float">
            <text:p>84,011</text:p>
          </table:table-cell>
          <table:table-cell/>
          <table:table-cell table:formula="of:=[.AW148]/([.AT148]+[.AW148]+[.AZ148])" office:value-type="float" office:value="0.152924871885777" calcext:value-type="float">
            <text:p>0.152924871885777</text:p>
          </table:table-cell>
          <table:table-cell table:formula="of:=[.AX148]/([.AU148]+[.AX148]+[.BA148])" office:value-type="float" office:value="0.137468305470798" calcext:value-type="float">
            <text:p>0.13746830547079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7" calcext:value-type="float">
            <text:p>1157</text:p>
          </table:table-cell>
          <table:table-cell table:style-name="ce17" office:value-type="float" office:value="90.1411" calcext:value-type="float">
            <text:p>90.1411</text:p>
          </table:table-cell>
          <table:table-cell table:style-name="ce17" office:value-type="float" office:value="90.0571" calcext:value-type="float">
            <text:p>90.0571</text:p>
          </table:table-cell>
          <table:table-cell/>
          <table:table-cell table:style-name="ce17" office:value-type="float" office:value="27.929" calcext:value-type="float">
            <text:p>27.929</text:p>
          </table:table-cell>
          <table:table-cell table:style-name="ce17" office:value-type="float" office:value="27.5291" calcext:value-type="float">
            <text:p>27.5291</text:p>
          </table:table-cell>
          <table:table-cell table:style-name="ce58" office:value-type="float" office:value="41.7157" calcext:value-type="float">
            <text:p>41.7157</text:p>
          </table:table-cell>
          <table:table-cell table:style-name="ce58" office:value-type="float" office:value="51.0626" calcext:value-type="float">
            <text:p>51.0626</text:p>
          </table:table-cell>
          <table:table-cell/>
          <table:table-cell table:style-name="ce17" office:value-type="float" office:value="1174.9" calcext:value-type="float">
            <text:p>1174.9</text:p>
          </table:table-cell>
          <table:table-cell table:style-name="ce17" office:value-type="float" office:value="1170.5" calcext:value-type="float">
            <text:p>1170.5</text:p>
          </table:table-cell>
          <table:table-cell table:style-name="ce31"/>
          <table:table-cell table:style-name="ce17" office:value-type="float" office:value="9.14" calcext:value-type="float">
            <text:p>9.14</text:p>
          </table:table-cell>
          <table:table-cell table:style-name="ce17" office:value-type="float" office:value="9.03" calcext:value-type="float">
            <text:p>9.03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1.8" calcext:value-type="float">
            <text:p>1131.8</text:p>
          </table:table-cell>
          <table:table-cell table:style-name="ce31"/>
          <table:table-cell table:style-name="ce17" office:value-type="float" office:value="2.35" calcext:value-type="float">
            <text:p>2.35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4.9" calcext:value-type="float">
            <text:p>1104.9</text:p>
          </table:table-cell>
          <table:table-cell table:style-name="ce31"/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2.34" calcext:value-type="float">
            <text:p>2.34</text:p>
          </table:table-cell>
          <table:table-cell/>
          <table:table-cell table:style-name="ce17" office:value-type="float" office:value="1051.7" calcext:value-type="float">
            <text:p>1051.7</text:p>
          </table:table-cell>
          <table:table-cell table:style-name="ce17" office:value-type="float" office:value="1052.1" calcext:value-type="float">
            <text:p>1052.1</text:p>
          </table:table-cell>
          <table:table-cell table:style-name="ce31"/>
          <table:table-cell table:style-name="ce17" office:value-type="float" office:value="6.51" calcext:value-type="float">
            <text:p>6.51</text:p>
          </table:table-cell>
          <table:table-cell table:style-name="ce17" office:value-type="float" office:value="6.66" calcext:value-type="float">
            <text:p>6.66</text:p>
          </table:table-cell>
          <table:table-cell/>
          <table:table-cell table:style-name="ce17" office:value-type="float" office:value="975.11" calcext:value-type="float">
            <text:p>975.11</text:p>
          </table:table-cell>
          <table:table-cell table:style-name="ce17" office:value-type="float" office:value="977.92" calcext:value-type="float">
            <text:p>977.92</text:p>
          </table:table-cell>
          <table:table-cell table:style-name="ce31"/>
          <table:table-cell table:style-name="ce17" office:value-type="float" office:value="9.76" calcext:value-type="float">
            <text:p>9.76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1503" calcext:value-type="float">
            <text:p>111,503</text:p>
          </table:table-cell>
          <table:table-cell table:style-name="ce45" office:value-type="float" office:value="113841" calcext:value-type="float">
            <text:p>113,841</text:p>
          </table:table-cell>
          <table:table-cell/>
          <table:table-cell table:style-name="ce45" office:value-type="float" office:value="38170.5" calcext:value-type="float">
            <text:p>38,171</text:p>
          </table:table-cell>
          <table:table-cell table:style-name="ce45" office:value-type="float" office:value="35159.5" calcext:value-type="float">
            <text:p>35,160</text:p>
          </table:table-cell>
          <table:table-cell/>
          <table:table-cell table:style-name="ce45" office:value-type="float" office:value="82983" calcext:value-type="float">
            <text:p>82,983</text:p>
          </table:table-cell>
          <table:table-cell table:style-name="ce45" office:value-type="float" office:value="83621.5" calcext:value-type="float">
            <text:p>83,622</text:p>
          </table:table-cell>
          <table:table-cell/>
          <table:table-cell table:formula="of:=[.AW150]/([.AT150]+[.AW150]+[.AZ150])" office:value-type="float" office:value="0.164063759233032" calcext:value-type="float">
            <text:p>0.164063759233032</text:p>
          </table:table-cell>
          <table:table-cell table:formula="of:=[.AX150]/([.AU150]+[.AX150]+[.BA150])" office:value-type="float" office:value="0.151144345762654" calcext:value-type="float">
            <text:p>0.15114434576265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0302" calcext:value-type="float">
            <text:p>90.0302</text:p>
          </table:table-cell>
          <table:table-cell table:style-name="ce17" office:value-type="float" office:value="89.7478" calcext:value-type="float">
            <text:p>89.7478</text:p>
          </table:table-cell>
          <table:table-cell/>
          <table:table-cell table:style-name="ce17" office:value-type="float" office:value="27.7868" calcext:value-type="float">
            <text:p>27.7868</text:p>
          </table:table-cell>
          <table:table-cell table:style-name="ce17" office:value-type="float" office:value="27.5176" calcext:value-type="float">
            <text:p>27.5176</text:p>
          </table:table-cell>
          <table:table-cell table:style-name="ce58" office:value-type="float" office:value="35.6218" calcext:value-type="float">
            <text:p>35.6218</text:p>
          </table:table-cell>
          <table:table-cell table:style-name="ce58" office:value-type="float" office:value="43.4099" calcext:value-type="float">
            <text:p>43.4099</text:p>
          </table:table-cell>
          <table:table-cell/>
          <table:table-cell table:style-name="ce17" office:value-type="float" office:value="1174.4" calcext:value-type="float">
            <text:p>1174.4</text:p>
          </table:table-cell>
          <table:table-cell table:style-name="ce17" office:value-type="float" office:value="1172.6" calcext:value-type="float">
            <text:p>1172.6</text:p>
          </table:table-cell>
          <table:table-cell table:style-name="ce31"/>
          <table:table-cell table:style-name="ce17" office:value-type="float" office:value="8.98" calcext:value-type="float">
            <text:p>8.98</text:p>
          </table:table-cell>
          <table:table-cell table:style-name="ce17" office:value-type="float" office:value="9.05" calcext:value-type="float">
            <text:p>9.05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4.8" calcext:value-type="float">
            <text:p>1134.8</text:p>
          </table:table-cell>
          <table:table-cell table:style-name="ce31"/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2.25" calcext:value-type="float">
            <text:p>2.25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.3" calcext:value-type="float">
            <text:p>2.3</text:p>
          </table:table-cell>
          <table:table-cell/>
          <table:table-cell table:style-name="ce17" office:value-type="float" office:value="1052.2" calcext:value-type="float">
            <text:p>1052.2</text:p>
          </table:table-cell>
          <table:table-cell table:style-name="ce17" office:value-type="float" office:value="1054.1" calcext:value-type="float">
            <text:p>1054.1</text:p>
          </table:table-cell>
          <table:table-cell table:style-name="ce31"/>
          <table:table-cell table:style-name="ce17" office:value-type="float" office:value="6.74" calcext:value-type="float">
            <text:p>6.74</text:p>
          </table:table-cell>
          <table:table-cell table:style-name="ce17" office:value-type="float" office:value="6.66" calcext:value-type="float">
            <text:p>6.66</text:p>
          </table:table-cell>
          <table:table-cell/>
          <table:table-cell table:style-name="ce17" office:value-type="float" office:value="975.68" calcext:value-type="float">
            <text:p>975.68</text:p>
          </table:table-cell>
          <table:table-cell table:style-name="ce17" office:value-type="float" office:value="977.44" calcext:value-type="float">
            <text:p>977.44</text:p>
          </table:table-cell>
          <table:table-cell table:style-name="ce31"/>
          <table:table-cell table:style-name="ce17" office:value-type="float" office:value="9.95" calcext:value-type="float">
            <text:p>9.95</text:p>
          </table:table-cell>
          <table:table-cell table:style-name="ce17" office:value-type="float" office:value="9.86" calcext:value-type="float">
            <text:p>9.86</text:p>
          </table:table-cell>
          <table:table-cell/>
          <table:table-cell table:style-name="ce45" office:value-type="float" office:value="115894" calcext:value-type="float">
            <text:p>115,894</text:p>
          </table:table-cell>
          <table:table-cell table:style-name="ce45" office:value-type="float" office:value="114645" calcext:value-type="float">
            <text:p>114,645</text:p>
          </table:table-cell>
          <table:table-cell/>
          <table:table-cell table:style-name="ce45" office:value-type="float" office:value="34543" calcext:value-type="float">
            <text:p>34,543</text:p>
          </table:table-cell>
          <table:table-cell table:style-name="ce45" office:value-type="float" office:value="34071.5" calcext:value-type="float">
            <text:p>34,072</text:p>
          </table:table-cell>
          <table:table-cell/>
          <table:table-cell table:style-name="ce45" office:value-type="float" office:value="82042.5" calcext:value-type="float">
            <text:p>82,043</text:p>
          </table:table-cell>
          <table:table-cell table:style-name="ce45" office:value-type="float" office:value="83775" calcext:value-type="float">
            <text:p>83,775</text:p>
          </table:table-cell>
          <table:table-cell/>
          <table:table-cell table:formula="of:=[.AW152]/([.AT152]+[.AW152]+[.AZ152])" office:value-type="float" office:value="0.148585144066466" calcext:value-type="float">
            <text:p>0.148585144066466</text:p>
          </table:table-cell>
          <table:table-cell table:formula="of:=[.AX152]/([.AU152]+[.AX152]+[.BA152])" office:value-type="float" office:value="0.146549443743105" calcext:value-type="float">
            <text:p>0.14654944374310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130:.D152])-MIN([.D130:.D152])" office:value-type="float" office:value="1" calcext:value-type="float">
            <text:p>1</text:p>
          </table:table-cell>
          <table:table-cell table:style-name="ce11" table:formula="of:=MAX([.E130:.E152])-MIN([.E130:.E152])" office:value-type="float" office:value="5" calcext:value-type="float">
            <text:p>5</text:p>
          </table:table-cell>
          <table:table-cell table:style-name="ce11" table:formula="of:=MAX([.F130:.F152])-MIN([.F130:.F152])" office:value-type="float" office:value="3" calcext:value-type="float">
            <text:p>3</text:p>
          </table:table-cell>
          <table:table-cell table:style-name="ce11" table:formula="of:=MAX([.G130:.G152])-MIN([.G130:.G152])" office:value-type="float" office:value="3" calcext:value-type="float">
            <text:p>3</text:p>
          </table:table-cell>
          <table:table-cell table:style-name="ce11" table:formula="of:=MAX([.H130:.H152])-MIN([.H130:.H152])" office:value-type="float" office:value="0.226699999999994" calcext:value-type="float">
            <text:p>0.226699999999994</text:p>
          </table:table-cell>
          <table:table-cell table:style-name="ce11" table:formula="of:=MAX([.I130:.I152])-MIN([.I130:.I152])" office:value-type="float" office:value="0.534099999999995" calcext:value-type="float">
            <text:p>0.534099999999995</text:p>
          </table:table-cell>
          <table:table-cell table:style-name="ce29"/>
          <table:table-cell table:style-name="ce11" table:formula="of:=MAX([.K130:.K152])-MIN([.K130:.K152])" office:value-type="float" office:value="0.6784" calcext:value-type="float">
            <text:p>0.6784</text:p>
          </table:table-cell>
          <table:table-cell table:style-name="ce11" table:formula="of:=MAX([.L130:.L152])-MIN([.L130:.L152])" office:value-type="float" office:value="0.541599999999999" calcext:value-type="float">
            <text:p>0.541599999999999</text:p>
          </table:table-cell>
          <table:table-cell table:style-name="ce59" table:formula="of:=MAX([.M130:.M152])-MIN([.M130:.M152])" office:value-type="float" office:value="18.034" calcext:value-type="float">
            <text:p>18.034</text:p>
          </table:table-cell>
          <table:table-cell table:style-name="ce59" table:formula="of:=MAX([.N130:.N152])-MIN([.N130:.N152])" office:value-type="float" office:value="17.7358" calcext:value-type="float">
            <text:p>17.7358</text:p>
          </table:table-cell>
          <table:table-cell table:style-name="ce23"/>
          <table:table-cell table:style-name="ce11" table:formula="of:=MAX([.P130:.P152])-MIN([.P130:.P152])" office:value-type="float" office:value="2.40000000000009" calcext:value-type="float">
            <text:p>2.40000000000009</text:p>
          </table:table-cell>
          <table:table-cell table:style-name="ce11" table:formula="of:=MAX([.Q130:.Q152])-MIN([.Q130:.Q152])" office:value-type="float" office:value="2.90000000000009" calcext:value-type="float">
            <text:p>2.90000000000009</text:p>
          </table:table-cell>
          <table:table-cell table:style-name="ce33"/>
          <table:table-cell table:style-name="ce11" table:formula="of:=MAX([.S130:.S152])-MIN([.S130:.S152])" office:value-type="float" office:value="0.449999999999999" calcext:value-type="float">
            <text:p>0.449999999999999</text:p>
          </table:table-cell>
          <table:table-cell table:style-name="ce11" table:formula="of:=MAX([.T130:.T152])-MIN([.T130:.T152])" office:value-type="float" office:value="0.460000000000001" calcext:value-type="float">
            <text:p>0.460000000000001</text:p>
          </table:table-cell>
          <table:table-cell table:style-name="ce23"/>
          <table:table-cell table:style-name="ce11" table:formula="of:=MAX([.V130:.V152])-MIN([.V130:.V152])" office:value-type="float" office:value="3.10000000000014" calcext:value-type="float">
            <text:p>3.10000000000014</text:p>
          </table:table-cell>
          <table:table-cell table:style-name="ce11" table:formula="of:=MAX([.W130:.W152])-MIN([.W130:.W152])" office:value-type="float" office:value="3" calcext:value-type="float">
            <text:p>3</text:p>
          </table:table-cell>
          <table:table-cell table:style-name="ce33"/>
          <table:table-cell table:style-name="ce11" table:formula="of:=MAX([.Y130:.Y152])-MIN([.Y130:.Y152])" office:value-type="float" office:value="0.42" calcext:value-type="float">
            <text:p>0.42</text:p>
          </table:table-cell>
          <table:table-cell table:style-name="ce11" table:formula="of:=MAX([.Z130:.Z152])-MIN([.Z130:.Z152])" office:value-type="float" office:value="0.42" calcext:value-type="float">
            <text:p>0.42</text:p>
          </table:table-cell>
          <table:table-cell table:style-name="ce23"/>
          <table:table-cell table:style-name="ce11" table:formula="of:=MAX([.AB130:.AB152])-MIN([.AB130:.AB152])" office:value-type="float" office:value="1.20000000000005" calcext:value-type="float">
            <text:p>1.20000000000005</text:p>
          </table:table-cell>
          <table:table-cell table:style-name="ce11" table:formula="of:=MAX([.AC130:.AC152])-MIN([.AC130:.AC152])" office:value-type="float" office:value="2.20000000000005" calcext:value-type="float">
            <text:p>2.20000000000005</text:p>
          </table:table-cell>
          <table:table-cell table:style-name="ce33"/>
          <table:table-cell table:style-name="ce11" table:formula="of:=MAX([.AE130:.AE152])-MIN([.AE130:.AE152])" office:value-type="float" office:value="0.43" calcext:value-type="float">
            <text:p>0.43</text:p>
          </table:table-cell>
          <table:table-cell table:style-name="ce11" table:formula="of:=MAX([.AF130:.AF152])-MIN([.AF130:.AF152])" office:value-type="float" office:value="0.44" calcext:value-type="float">
            <text:p>0.44</text:p>
          </table:table-cell>
          <table:table-cell table:style-name="ce23"/>
          <table:table-cell table:style-name="ce11" table:formula="of:=MAX([.AH130:.AH152])-MIN([.AH130:.AH152])" office:value-type="float" office:value="1.90000000000009" calcext:value-type="float">
            <text:p>1.90000000000009</text:p>
          </table:table-cell>
          <table:table-cell table:style-name="ce11" table:formula="of:=MAX([.AI130:.AI152])-MIN([.AI130:.AI152])" office:value-type="float" office:value="2.5" calcext:value-type="float">
            <text:p>2.5</text:p>
          </table:table-cell>
          <table:table-cell table:style-name="ce33"/>
          <table:table-cell table:style-name="ce11" table:formula="of:=MAX([.AK130:.AK152])-MIN([.AK130:.AK152])" office:value-type="float" office:value="0.45" calcext:value-type="float">
            <text:p>0.45</text:p>
          </table:table-cell>
          <table:table-cell table:style-name="ce11" table:formula="of:=MAX([.AL130:.AL152])-MIN([.AL130:.AL152])" office:value-type="float" office:value="0.5" calcext:value-type="float">
            <text:p>0.5</text:p>
          </table:table-cell>
          <table:table-cell table:style-name="ce23"/>
          <table:table-cell table:style-name="ce11" table:formula="of:=MAX([.AN130:.AN152])-MIN([.AN130:.AN152])" office:value-type="float" office:value="2.12" calcext:value-type="float">
            <text:p>2.12</text:p>
          </table:table-cell>
          <table:table-cell table:style-name="ce11" table:formula="of:=MAX([.AO130:.AO152])-MIN([.AO130:.AO152])" office:value-type="float" office:value="3.36000000000001" calcext:value-type="float">
            <text:p>3.36000000000001</text:p>
          </table:table-cell>
          <table:table-cell table:style-name="ce33"/>
          <table:table-cell table:style-name="ce11" table:formula="of:=MAX([.AQ130:.AQ152])-MIN([.AQ130:.AQ152])" office:value-type="float" office:value="0.449999999999999" calcext:value-type="float">
            <text:p>0.449999999999999</text:p>
          </table:table-cell>
          <table:table-cell table:style-name="ce11" table:formula="of:=MAX([.AR130:.AR152])-MIN([.AR130:.AR152])" office:value-type="float" office:value="0.44" calcext:value-type="float">
            <text:p>0.44</text:p>
          </table:table-cell>
          <table:table-cell table:style-name="ce23"/>
          <table:table-cell table:style-name="ce68" table:formula="of:=MAX([.AT130:.AT152])-MIN([.AT130:.AT152])" office:value-type="float" office:value="9125" calcext:value-type="float">
            <text:p>9,125</text:p>
          </table:table-cell>
          <table:table-cell table:style-name="ce68" table:formula="of:=MAX([.AU130:.AU152])-MIN([.AU130:.AU152])" office:value-type="float" office:value="5827" calcext:value-type="float">
            <text:p>5,827</text:p>
          </table:table-cell>
          <table:table-cell table:style-name="ce72"/>
          <table:table-cell table:style-name="ce68" table:formula="of:=MAX([.AW130:.AW152])-MIN([.AW130:.AW152])" office:value-type="float" office:value="8591" calcext:value-type="float">
            <text:p>8,591</text:p>
          </table:table-cell>
          <table:table-cell table:style-name="ce68" table:formula="of:=MAX([.AX130:.AX152])-MIN([.AX130:.AX152])" office:value-type="float" office:value="6205.5" calcext:value-type="float">
            <text:p>6,206</text:p>
          </table:table-cell>
          <table:table-cell table:style-name="ce72"/>
          <table:table-cell table:style-name="ce68" table:formula="of:=MAX([.AZ130:.AZ152])-MIN([.AZ130:.AZ152])" office:value-type="float" office:value="2363" calcext:value-type="float">
            <text:p>2,363</text:p>
          </table:table-cell>
          <table:table-cell table:style-name="ce68" table:formula="of:=MAX([.BA130:.BA152])-MIN([.BA130:.BA152])" office:value-type="float" office:value="1760" calcext:value-type="float">
            <text:p>1,760</text:p>
          </table:table-cell>
          <table:table-cell table:style-name="ce46"/>
          <table:table-cell table:style-name="ce11" table:formula="of:=MAX([.BC130:.BC152])-MIN([.BC130:.BC152])" office:value-type="float" office:value="0.0368102513504415" calcext:value-type="float">
            <text:p>0.036810251350442</text:p>
          </table:table-cell>
          <table:table-cell table:style-name="ce11" table:formula="of:=MAX([.BD130:.BD152])-MIN([.BD130:.BD152])" office:value-type="float" office:value="0.0266468110990404" calcext:value-type="float">
            <text:p>0.02664681109904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130:.D152];3)-QUARTILE([.D130:.D152];1)" office:value-type="float" office:value="0.25" calcext:value-type="float">
            <text:p>0.25</text:p>
          </table:table-cell>
          <table:table-cell table:style-name="ce13" table:formula="of:=QUARTILE([.E130:.E152];3)-QUARTILE([.E130:.E152];1)" office:value-type="float" office:value="1" calcext:value-type="float">
            <text:p>1</text:p>
          </table:table-cell>
          <table:table-cell table:style-name="ce13" table:formula="of:=QUARTILE([.F130:.F152];3)-QUARTILE([.F130:.F152];1)" office:value-type="float" office:value="1" calcext:value-type="float">
            <text:p>1</text:p>
          </table:table-cell>
          <table:table-cell table:style-name="ce13" table:formula="of:=QUARTILE([.G130:.G152];3)-QUARTILE([.G130:.G152];1)" office:value-type="float" office:value="2" calcext:value-type="float">
            <text:p>2</text:p>
          </table:table-cell>
          <table:table-cell table:style-name="ce13" table:formula="of:=QUARTILE([.H130:.H152];3)-QUARTILE([.H130:.H152];1)" office:value-type="float" office:value="0.0945250000000044" calcext:value-type="float">
            <text:p>0.094525000000004</text:p>
          </table:table-cell>
          <table:table-cell table:style-name="ce13" table:formula="of:=QUARTILE([.I130:.I152];3)-QUARTILE([.I130:.I152];1)" office:value-type="float" office:value="0.198374999999984" calcext:value-type="float">
            <text:p>0.198374999999984</text:p>
          </table:table-cell>
          <table:table-cell table:style-name="ce30"/>
          <table:table-cell table:style-name="ce13" table:formula="of:=QUARTILE([.K130:.K152];3)-QUARTILE([.K130:.K152];1)" office:value-type="float" office:value="0.304825000000001" calcext:value-type="float">
            <text:p>0.304825000000001</text:p>
          </table:table-cell>
          <table:table-cell table:style-name="ce13" table:formula="of:=QUARTILE([.L130:.L152];3)-QUARTILE([.L130:.L152];1)" office:value-type="float" office:value="0.411399999999997" calcext:value-type="float">
            <text:p>0.411399999999997</text:p>
          </table:table-cell>
          <table:table-cell table:style-name="ce59" table:formula="of:=QUARTILE([.M130:.M152];3)-QUARTILE([.M130:.M152];1)" office:value-type="float" office:value="7.636475" calcext:value-type="float">
            <text:p>7.636475</text:p>
          </table:table-cell>
          <table:table-cell table:style-name="ce59" table:formula="of:=QUARTILE([.N130:.N152];3)-QUARTILE([.N130:.N152];1)" office:value-type="float" office:value="8.729375" calcext:value-type="float">
            <text:p>8.729375</text:p>
          </table:table-cell>
          <table:table-cell table:style-name="ce32"/>
          <table:table-cell table:style-name="ce13" table:formula="of:=QUARTILE([.P130:.P152];3)-QUARTILE([.P130:.P152];1)" office:value-type="float" office:value="1.37500000000023" calcext:value-type="float">
            <text:p>1.37500000000023</text:p>
          </table:table-cell>
          <table:table-cell table:style-name="ce13" table:formula="of:=QUARTILE([.Q130:.Q152];3)-QUARTILE([.Q130:.Q152];1)" office:value-type="float" office:value="1.20000000000005" calcext:value-type="float">
            <text:p>1.20000000000005</text:p>
          </table:table-cell>
          <table:table-cell table:style-name="ce34"/>
          <table:table-cell table:style-name="ce13" table:formula="of:=QUARTILE([.S130:.S152];3)-QUARTILE([.S130:.S152];1)" office:value-type="float" office:value="0.18" calcext:value-type="float">
            <text:p>0.18</text:p>
          </table:table-cell>
          <table:table-cell table:style-name="ce13" table:formula="of:=QUARTILE([.T130:.T152];3)-QUARTILE([.T130:.T152];1)" office:value-type="float" office:value="0.112499999999999" calcext:value-type="float">
            <text:p>0.112499999999999</text:p>
          </table:table-cell>
          <table:table-cell table:style-name="ce32"/>
          <table:table-cell table:style-name="ce13" table:formula="of:=QUARTILE([.V130:.V152];3)-QUARTILE([.V130:.V152];1)" office:value-type="float" office:value="1.125" calcext:value-type="float">
            <text:p>1.125</text:p>
          </table:table-cell>
          <table:table-cell table:style-name="ce13" table:formula="of:=QUARTILE([.W130:.W152];3)-QUARTILE([.W130:.W152];1)" office:value-type="float" office:value="0.675000000000182" calcext:value-type="float">
            <text:p>0.675000000000182</text:p>
          </table:table-cell>
          <table:table-cell table:style-name="ce36"/>
          <table:table-cell table:style-name="ce13" table:formula="of:=QUARTILE([.Y130:.Y152];3)-QUARTILE([.Y130:.Y152];1)" office:value-type="float" office:value="0.19" calcext:value-type="float">
            <text:p>0.19</text:p>
          </table:table-cell>
          <table:table-cell table:style-name="ce13" table:formula="of:=QUARTILE([.Z130:.Z152];3)-QUARTILE([.Z130:.Z152];1)" office:value-type="float" office:value="0.0974999999999997" calcext:value-type="float">
            <text:p>0.0975</text:p>
          </table:table-cell>
          <table:table-cell table:style-name="ce32"/>
          <table:table-cell table:style-name="ce13" table:formula="of:=QUARTILE([.AB130:.AB152];3)-QUARTILE([.AB130:.AB152];1)" office:value-type="float" office:value="0.925000000000182" calcext:value-type="float">
            <text:p>0.925000000000182</text:p>
          </table:table-cell>
          <table:table-cell table:style-name="ce13" table:formula="of:=QUARTILE([.AC130:.AC152];3)-QUARTILE([.AC130:.AC152];1)" office:value-type="float" office:value="1.22500000000014" calcext:value-type="float">
            <text:p>1.22500000000014</text:p>
          </table:table-cell>
          <table:table-cell table:style-name="ce36"/>
          <table:table-cell table:style-name="ce13" table:formula="of:=QUARTILE([.AE130:.AE152];3)-QUARTILE([.AE130:.AE152];1)" office:value-type="float" office:value="0.2175" calcext:value-type="float">
            <text:p>0.2175</text:p>
          </table:table-cell>
          <table:table-cell table:style-name="ce13" table:formula="of:=QUARTILE([.AF130:.AF152];3)-QUARTILE([.AF130:.AF152];1)" office:value-type="float" office:value="0.1275" calcext:value-type="float">
            <text:p>0.1275</text:p>
          </table:table-cell>
          <table:table-cell table:style-name="ce32"/>
          <table:table-cell table:style-name="ce13" table:formula="of:=QUARTILE([.AH130:.AH152];3)-QUARTILE([.AH130:.AH152];1)" office:value-type="float" office:value="0.825000000000046" calcext:value-type="float">
            <text:p>0.825000000000046</text:p>
          </table:table-cell>
          <table:table-cell table:style-name="ce13" table:formula="of:=QUARTILE([.AI130:.AI152];3)-QUARTILE([.AI130:.AI152];1)" office:value-type="float" office:value="1.45000000000005" calcext:value-type="float">
            <text:p>1.45000000000005</text:p>
          </table:table-cell>
          <table:table-cell table:style-name="ce36"/>
          <table:table-cell table:style-name="ce13" table:formula="of:=QUARTILE([.AK130:.AK152];3)-QUARTILE([.AK130:.AK152];1)" office:value-type="float" office:value="0.1975" calcext:value-type="float">
            <text:p>0.1975</text:p>
          </table:table-cell>
          <table:table-cell table:style-name="ce13" table:formula="of:=QUARTILE([.AL130:.AL152];3)-QUARTILE([.AL130:.AL152];1)" office:value-type="float" office:value="0.14" calcext:value-type="float">
            <text:p>0.14</text:p>
          </table:table-cell>
          <table:table-cell table:style-name="ce32"/>
          <table:table-cell table:style-name="ce13" table:formula="of:=QUARTILE([.AN130:.AN152];3)-QUARTILE([.AN130:.AN152];1)" office:value-type="float" office:value="1.33500000000004" calcext:value-type="float">
            <text:p>1.33500000000004</text:p>
          </table:table-cell>
          <table:table-cell table:style-name="ce13" table:formula="of:=QUARTILE([.AO130:.AO152];3)-QUARTILE([.AO130:.AO152];1)" office:value-type="float" office:value="0.667500000000018" calcext:value-type="float">
            <text:p>0.667500000000018</text:p>
          </table:table-cell>
          <table:table-cell table:style-name="ce36"/>
          <table:table-cell table:style-name="ce13" table:formula="of:=QUARTILE([.AQ130:.AQ152];3)-QUARTILE([.AQ130:.AQ152];1)" office:value-type="float" office:value="0.17" calcext:value-type="float">
            <text:p>0.17</text:p>
          </table:table-cell>
          <table:table-cell table:style-name="ce13" table:formula="of:=QUARTILE([.AR130:.AR152];3)-QUARTILE([.AR130:.AR152];1)" office:value-type="float" office:value="0.109999999999999" calcext:value-type="float">
            <text:p>0.109999999999999</text:p>
          </table:table-cell>
          <table:table-cell table:style-name="ce24"/>
          <table:table-cell table:style-name="ce69" table:formula="of:=QUARTILE([.AT130:.AT152];3)-QUARTILE([.AT130:.AT152];1)" office:value-type="float" office:value="3901.25" calcext:value-type="float">
            <text:p>3,901</text:p>
          </table:table-cell>
          <table:table-cell table:style-name="ce69" table:formula="of:=QUARTILE([.AU130:.AU152];3)-QUARTILE([.AU130:.AU152];1)" office:value-type="float" office:value="2878.5" calcext:value-type="float">
            <text:p>2,879</text:p>
          </table:table-cell>
          <table:table-cell table:style-name="ce72"/>
          <table:table-cell table:style-name="ce69" table:formula="of:=QUARTILE([.AW130:.AW152];3)-QUARTILE([.AW130:.AW152];1)" office:value-type="float" office:value="4771.125" calcext:value-type="float">
            <text:p>4,771</text:p>
          </table:table-cell>
          <table:table-cell table:style-name="ce69" table:formula="of:=QUARTILE([.AX130:.AX152];3)-QUARTILE([.AX130:.AX152];1)" office:value-type="float" office:value="3232.25" calcext:value-type="float">
            <text:p>3,232</text:p>
          </table:table-cell>
          <table:table-cell table:style-name="ce72"/>
          <table:table-cell table:style-name="ce69" table:formula="of:=QUARTILE([.AZ130:.AZ152];3)-QUARTILE([.AZ130:.AZ152];1)" office:value-type="float" office:value="915" calcext:value-type="float">
            <text:p>915</text:p>
          </table:table-cell>
          <table:table-cell table:style-name="ce69" table:formula="of:=QUARTILE([.BA130:.BA152];3)-QUARTILE([.BA130:.BA152];1)" office:value-type="float" office:value="367.625" calcext:value-type="float">
            <text:p>368</text:p>
          </table:table-cell>
          <table:table-cell table:style-name="ce46"/>
          <table:table-cell table:style-name="ce13" table:formula="of:=QUARTILE([.BC130:.BC152];3)-QUARTILE([.BC130:.BC152];1)" office:value-type="float" office:value="0.0204834159678096" calcext:value-type="float">
            <text:p>0.02048341596781</text:p>
          </table:table-cell>
          <table:table-cell table:style-name="ce13" table:formula="of:=QUARTILE([.BD130:.BD152];3)-QUARTILE([.BD130:.BD152];1)" office:value-type="float" office:value="0.0139100439176676" calcext:value-type="float">
            <text:p>0.013910043917668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90.1246" calcext:value-type="float">
            <text:p>90.1246</text:p>
          </table:table-cell>
          <table:table-cell table:style-name="ce17" office:value-type="float" office:value="90.0577" calcext:value-type="float">
            <text:p>90.0577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3.9878" calcext:value-type="float">
            <text:p>43.9878</text:p>
          </table:table-cell>
          <table:table-cell table:style-name="ce58" office:value-type="float" office:value="51.9192" calcext:value-type="float">
            <text:p>51.9192</text:p>
          </table:table-cell>
          <table:table-cell/>
          <table:table-cell table:style-name="ce17" office:value-type="float" office:value="1174.4" calcext:value-type="float">
            <text:p>1174.4</text:p>
          </table:table-cell>
          <table:table-cell table:style-name="ce17" office:value-type="float" office:value="1173.1" calcext:value-type="float">
            <text:p>1173.1</text:p>
          </table:table-cell>
          <table:table-cell table:style-name="ce31"/>
          <table:table-cell table:style-name="ce17" office:value-type="float" office:value="8.68" calcext:value-type="float">
            <text:p>8.68</text:p>
          </table:table-cell>
          <table:table-cell table:style-name="ce17" office:value-type="float" office:value="8.91" calcext:value-type="float">
            <text:p>8.91</text:p>
          </table:table-cell>
          <table:table-cell/>
          <table:table-cell table:style-name="ce17" office:value-type="float" office:value="1134.6" calcext:value-type="float">
            <text:p>1134.6</text:p>
          </table:table-cell>
          <table:table-cell table:style-name="ce17" office:value-type="float" office:value="1133.7" calcext:value-type="float">
            <text:p>1133.7</text:p>
          </table:table-cell>
          <table:table-cell table:style-name="ce31"/>
          <table:table-cell table:style-name="ce17" office:value-type="float" office:value="1.88" calcext:value-type="float">
            <text:p>1.88</text:p>
          </table:table-cell>
          <table:table-cell table:style-name="ce17" office:value-type="float" office:value="2.11" calcext:value-type="float">
            <text:p>2.11</text:p>
          </table:table-cell>
          <table:table-cell/>
          <table:table-cell table:style-name="ce17" office:value-type="float" office:value="1106.2" calcext:value-type="float">
            <text:p>1106.2</text:p>
          </table:table-cell>
          <table:table-cell table:style-name="ce17" office:value-type="float" office:value="1107" calcext:value-type="float">
            <text:p>1107</text:p>
          </table:table-cell>
          <table:table-cell table:style-name="ce31"/>
          <table:table-cell table:style-name="ce17" office:value-type="float" office:value="2.67" calcext:value-type="float">
            <text:p>2.67</text:p>
          </table:table-cell>
          <table:table-cell table:style-name="ce17" office:value-type="float" office:value="2.49" calcext:value-type="float">
            <text:p>2.49</text:p>
          </table:table-cell>
          <table:table-cell/>
          <table:table-cell table:style-name="ce17" office:value-type="float" office:value="1053.7" calcext:value-type="float">
            <text:p>1053.7</text:p>
          </table:table-cell>
          <table:table-cell table:style-name="ce17" office:value-type="float" office:value="1053.3" calcext:value-type="float">
            <text:p>1053.3</text:p>
          </table:table-cell>
          <table:table-cell table:style-name="ce31"/>
          <table:table-cell table:style-name="ce17" office:value-type="float" office:value="6.95" calcext:value-type="float">
            <text:p>6.95</text:p>
          </table:table-cell>
          <table:table-cell table:style-name="ce17" office:value-type="float" office:value="6.77" calcext:value-type="float">
            <text:p>6.77</text:p>
          </table:table-cell>
          <table:table-cell/>
          <table:table-cell table:style-name="ce17" office:value-type="float" office:value="976.73" calcext:value-type="float">
            <text:p>976.73</text:p>
          </table:table-cell>
          <table:table-cell table:style-name="ce17" office:value-type="float" office:value="977.11" calcext:value-type="float">
            <text:p>977.11</text:p>
          </table:table-cell>
          <table:table-cell table:style-name="ce31"/>
          <table:table-cell table:style-name="ce17" office:value-type="float" office:value="10.2" calcext:value-type="float">
            <text:p>10.2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3494" calcext:value-type="float">
            <text:p>113,494</text:p>
          </table:table-cell>
          <table:table-cell table:style-name="ce45" office:value-type="float" office:value="113745" calcext:value-type="float">
            <text:p>113,745</text:p>
          </table:table-cell>
          <table:table-cell/>
          <table:table-cell table:style-name="ce45" office:value-type="float" office:value="35605" calcext:value-type="float">
            <text:p>35,605</text:p>
          </table:table-cell>
          <table:table-cell table:style-name="ce45" office:value-type="float" office:value="35472" calcext:value-type="float">
            <text:p>35,472</text:p>
          </table:table-cell>
          <table:table-cell/>
          <table:table-cell table:style-name="ce45" office:value-type="float" office:value="86460.5" calcext:value-type="float">
            <text:p>86,461</text:p>
          </table:table-cell>
          <table:table-cell table:style-name="ce45" office:value-type="float" office:value="86267" calcext:value-type="float">
            <text:p>86,267</text:p>
          </table:table-cell>
          <table:table-cell/>
          <table:table-cell table:formula="of:=[.AW160]/([.AT160]+[.AW160]+[.AZ160])" office:value-type="float" office:value="0.151150770824356" calcext:value-type="float">
            <text:p>0.151150770824356</text:p>
          </table:table-cell>
          <table:table-cell table:formula="of:=[.AX160]/([.AU160]+[.AX160]+[.BA160])" office:value-type="float" office:value="0.150634438008527" calcext:value-type="float">
            <text:p>0.15063443800852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8301" calcext:value-type="float">
            <text:p>89.8301</text:p>
          </table:table-cell>
          <table:table-cell table:style-name="ce17" office:value-type="float" office:value="90.2087" calcext:value-type="float">
            <text:p>90.2087</text:p>
          </table:table-cell>
          <table:table-cell/>
          <table:table-cell table:style-name="ce17" office:value-type="float" office:value="28.7571" calcext:value-type="float">
            <text:p>28.7571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4.4311" calcext:value-type="float">
            <text:p>44.4311</text:p>
          </table:table-cell>
          <table:table-cell table:style-name="ce58" office:value-type="float" office:value="38.8625" calcext:value-type="float">
            <text:p>38.8625</text:p>
          </table:table-cell>
          <table:table-cell/>
          <table:table-cell table:style-name="ce17" office:value-type="float" office:value="1174.7" calcext:value-type="float">
            <text:p>1174.7</text:p>
          </table:table-cell>
          <table:table-cell table:style-name="ce17" office:value-type="float" office:value="1173.4" calcext:value-type="float">
            <text:p>1173.4</text:p>
          </table:table-cell>
          <table:table-cell table:style-name="ce31"/>
          <table:table-cell table:style-name="ce17" office:value-type="float" office:value="8.77" calcext:value-type="float">
            <text:p>8.77</text:p>
          </table:table-cell>
          <table:table-cell table:style-name="ce17" office:value-type="float" office:value="9.31" calcext:value-type="float">
            <text:p>9.31</text:p>
          </table:table-cell>
          <table:table-cell/>
          <table:table-cell table:style-name="ce17" office:value-type="float" office:value="1135.6" calcext:value-type="float">
            <text:p>1135.6</text:p>
          </table:table-cell>
          <table:table-cell table:style-name="ce17" office:value-type="float" office:value="1136" calcext:value-type="float">
            <text:p>1136</text:p>
          </table:table-cell>
          <table:table-cell table:style-name="ce31"/>
          <table:table-cell table:style-name="ce17" office:value-type="float" office:value="1.98" calcext:value-type="float">
            <text:p>1.98</text:p>
          </table:table-cell>
          <table:table-cell table:style-name="ce17" office:value-type="float" office:value="2.47" calcext:value-type="float">
            <text:p>2.47</text:p>
          </table:table-cell>
          <table:table-cell/>
          <table:table-cell table:style-name="ce17" office:value-type="float" office:value="1106.1" calcext:value-type="float">
            <text:p>1106.1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57" calcext:value-type="float">
            <text:p>2.57</text:p>
          </table:table-cell>
          <table:table-cell table:style-name="ce17" office:value-type="float" office:value="2.06" calcext:value-type="float">
            <text:p>2.06</text:p>
          </table:table-cell>
          <table:table-cell/>
          <table:table-cell table:style-name="ce17" office:value-type="float" office:value="1052.4" calcext:value-type="float">
            <text:p>1052.4</text:p>
          </table:table-cell>
          <table:table-cell table:style-name="ce17" office:value-type="float" office:value="1054.5" calcext:value-type="float">
            <text:p>1054.5</text:p>
          </table:table-cell>
          <table:table-cell table:style-name="ce31"/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6.36" calcext:value-type="float">
            <text:p>6.36</text:p>
          </table:table-cell>
          <table:table-cell/>
          <table:table-cell table:style-name="ce17" office:value-type="float" office:value="977.2" calcext:value-type="float">
            <text:p>977.2</text:p>
          </table:table-cell>
          <table:table-cell table:style-name="ce17" office:value-type="float" office:value="978.83" calcext:value-type="float">
            <text:p>978.83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9.64" calcext:value-type="float">
            <text:p>9.64</text:p>
          </table:table-cell>
          <table:table-cell/>
          <table:table-cell table:style-name="ce45" office:value-type="float" office:value="113349" calcext:value-type="float">
            <text:p>113,349</text:p>
          </table:table-cell>
          <table:table-cell table:style-name="ce45" office:value-type="float" office:value="115534" calcext:value-type="float">
            <text:p>115,534</text:p>
          </table:table-cell>
          <table:table-cell/>
          <table:table-cell table:style-name="ce45" office:value-type="float" office:value="37910" calcext:value-type="float">
            <text:p>37,910</text:p>
          </table:table-cell>
          <table:table-cell table:style-name="ce45" office:value-type="float" office:value="33638.5" calcext:value-type="float">
            <text:p>33,639</text:p>
          </table:table-cell>
          <table:table-cell/>
          <table:table-cell table:style-name="ce45" office:value-type="float" office:value="83477" calcext:value-type="float">
            <text:p>83,477</text:p>
          </table:table-cell>
          <table:table-cell table:style-name="ce45" office:value-type="float" office:value="86352.5" calcext:value-type="float">
            <text:p>86,353</text:p>
          </table:table-cell>
          <table:table-cell/>
          <table:table-cell table:formula="of:=[.AW162]/([.AT162]+[.AW162]+[.AZ162])" office:value-type="float" office:value="0.161500579374276" calcext:value-type="float">
            <text:p>0.161500579374276</text:p>
          </table:table-cell>
          <table:table-cell table:formula="of:=[.AX162]/([.AU162]+[.AX162]+[.BA162])" office:value-type="float" office:value="0.142823479460779" calcext:value-type="float">
            <text:p>0.14282347946077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228" calcext:value-type="float">
            <text:p>90.228</text:p>
          </table:table-cell>
          <table:table-cell table:style-name="ce17" office:value-type="float" office:value="89.7229" calcext:value-type="float">
            <text:p>89.7229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1146" calcext:value-type="float">
            <text:p>27.1146</text:p>
          </table:table-cell>
          <table:table-cell table:style-name="ce58" office:value-type="float" office:value="43.6826" calcext:value-type="float">
            <text:p>43.6826</text:p>
          </table:table-cell>
          <table:table-cell table:style-name="ce58" office:value-type="float" office:value="49.4869" calcext:value-type="float">
            <text:p>49.4869</text:p>
          </table:table-cell>
          <table:table-cell/>
          <table:table-cell table:style-name="ce17" office:value-type="float" office:value="1174" calcext:value-type="float">
            <text:p>1174</text:p>
          </table:table-cell>
          <table:table-cell table:style-name="ce17" office:value-type="float" office:value="1173.2" calcext:value-type="float">
            <text:p>1173.2</text:p>
          </table:table-cell>
          <table:table-cell table:style-name="ce31"/>
          <table:table-cell table:style-name="ce17" office:value-type="float" office:value="8.85" calcext:value-type="float">
            <text:p>8.85</text:p>
          </table:table-cell>
          <table:table-cell table:style-name="ce17" office:value-type="float" office:value="9.23" calcext:value-type="float">
            <text:p>9.23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3.9" calcext:value-type="float">
            <text:p>1133.9</text:p>
          </table:table-cell>
          <table:table-cell table:style-name="ce31"/>
          <table:table-cell table:style-name="ce17" office:value-type="float" office:value="2.05" calcext:value-type="float">
            <text:p>2.05</text:p>
          </table:table-cell>
          <table:table-cell table:style-name="ce17" office:value-type="float" office:value="2.39" calcext:value-type="float">
            <text:p>2.39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49" calcext:value-type="float">
            <text:p>2.49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052.3" calcext:value-type="float">
            <text:p>1052.3</text:p>
          </table:table-cell>
          <table:table-cell table:style-name="ce17" office:value-type="float" office:value="1054.7" calcext:value-type="float">
            <text:p>1054.7</text:p>
          </table:table-cell>
          <table:table-cell table:style-name="ce31"/>
          <table:table-cell table:style-name="ce17" office:value-type="float" office:value="6.77" calcext:value-type="float">
            <text:p>6.77</text:p>
          </table:table-cell>
          <table:table-cell table:style-name="ce17" office:value-type="float" office:value="6.46" calcext:value-type="float">
            <text:p>6.46</text:p>
          </table:table-cell>
          <table:table-cell/>
          <table:table-cell table:style-name="ce17" office:value-type="float" office:value="977.12" calcext:value-type="float">
            <text:p>977.12</text:p>
          </table:table-cell>
          <table:table-cell table:style-name="ce17" office:value-type="float" office:value="979.29" calcext:value-type="float">
            <text:p>979.29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.8" calcext:value-type="float">
            <text:p>9.8</text:p>
          </table:table-cell>
          <table:table-cell/>
          <table:table-cell table:style-name="ce45" office:value-type="float" office:value="112375" calcext:value-type="float">
            <text:p>112,375</text:p>
          </table:table-cell>
          <table:table-cell table:style-name="ce45" office:value-type="float" office:value="112354" calcext:value-type="float">
            <text:p>112,354</text:p>
          </table:table-cell>
          <table:table-cell/>
          <table:table-cell table:style-name="ce45" office:value-type="float" office:value="36921.5" calcext:value-type="float">
            <text:p>36,922</text:p>
          </table:table-cell>
          <table:table-cell table:style-name="ce45" office:value-type="float" office:value="36927.5" calcext:value-type="float">
            <text:p>36,928</text:p>
          </table:table-cell>
          <table:table-cell/>
          <table:table-cell table:style-name="ce45" office:value-type="float" office:value="86392" calcext:value-type="float">
            <text:p>86,392</text:p>
          </table:table-cell>
          <table:table-cell table:style-name="ce45" office:value-type="float" office:value="86150.5" calcext:value-type="float">
            <text:p>86,151</text:p>
          </table:table-cell>
          <table:table-cell/>
          <table:table-cell table:formula="of:=[.AW164]/([.AT164]+[.AW164]+[.AZ164])" office:value-type="float" office:value="0.156653803643368" calcext:value-type="float">
            <text:p>0.156653803643368</text:p>
          </table:table-cell>
          <table:table-cell table:formula="of:=[.AX164]/([.AU164]+[.AX164]+[.BA164])" office:value-type="float" office:value="0.156849960922899" calcext:value-type="float">
            <text:p>0.15684996092289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37" calcext:value-type="float">
            <text:p>437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0627" calcext:value-type="float">
            <text:p>90.0627</text:p>
          </table:table-cell>
          <table:table-cell table:style-name="ce17" office:value-type="float" office:value="90.0285" calcext:value-type="float">
            <text:p>90.0285</text:p>
          </table:table-cell>
          <table:table-cell/>
          <table:table-cell table:style-name="ce17" office:value-type="float" office:value="28.0725" calcext:value-type="float">
            <text:p>28.0725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39.0877" calcext:value-type="float">
            <text:p>39.0877</text:p>
          </table:table-cell>
          <table:table-cell table:style-name="ce58" office:value-type="float" office:value="49.1121" calcext:value-type="float">
            <text:p>49.1121</text:p>
          </table:table-cell>
          <table:table-cell/>
          <table:table-cell table:style-name="ce17" office:value-type="float" office:value="1175.1" calcext:value-type="float">
            <text:p>1175.1</text:p>
          </table:table-cell>
          <table:table-cell table:style-name="ce17" office:value-type="float" office:value="1172.2" calcext:value-type="float">
            <text:p>1172.2</text:p>
          </table:table-cell>
          <table:table-cell table:style-name="ce31"/>
          <table:table-cell table:style-name="ce17" office:value-type="float" office:value="8.89" calcext:value-type="float">
            <text:p>8.89</text:p>
          </table:table-cell>
          <table:table-cell table:style-name="ce17" office:value-type="float" office:value="8.95" calcext:value-type="float">
            <text:p>8.95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5.7" calcext:value-type="float">
            <text:p>1135.7</text:p>
          </table:table-cell>
          <table:table-cell table:style-name="ce31"/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2.13" calcext:value-type="float">
            <text:p>2.13</text:p>
          </table:table-cell>
          <table:table-cell/>
          <table:table-cell table:style-name="ce17" office:value-type="float" office:value="1107" calcext:value-type="float">
            <text:p>1107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44" calcext:value-type="float">
            <text:p>2.44</text:p>
          </table:table-cell>
          <table:table-cell table:style-name="ce17" office:value-type="float" office:value="2.41" calcext:value-type="float">
            <text:p>2.41</text:p>
          </table:table-cell>
          <table:table-cell/>
          <table:table-cell table:style-name="ce17" office:value-type="float" office:value="1053.2" calcext:value-type="float">
            <text:p>1053.2</text:p>
          </table:table-cell>
          <table:table-cell table:style-name="ce17" office:value-type="float" office:value="1054.2" calcext:value-type="float">
            <text:p>1054.2</text:p>
          </table:table-cell>
          <table:table-cell table:style-name="ce31"/>
          <table:table-cell table:style-name="ce17" office:value-type="float" office:value="6.72" calcext:value-type="float">
            <text:p>6.72</text:p>
          </table:table-cell>
          <table:table-cell table:style-name="ce17" office:value-type="float" office:value="6.73" calcext:value-type="float">
            <text:p>6.73</text:p>
          </table:table-cell>
          <table:table-cell/>
          <table:table-cell table:style-name="ce17" office:value-type="float" office:value="977.94" calcext:value-type="float">
            <text:p>977.94</text:p>
          </table:table-cell>
          <table:table-cell table:style-name="ce17" office:value-type="float" office:value="978.97" calcext:value-type="float">
            <text:p>978.97</text:p>
          </table:table-cell>
          <table:table-cell table:style-name="ce31"/>
          <table:table-cell table:number-columns-repeated="2"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5351" calcext:value-type="float">
            <text:p>115,351</text:p>
          </table:table-cell>
          <table:table-cell table:style-name="ce45" office:value-type="float" office:value="115393" calcext:value-type="float">
            <text:p>115,393</text:p>
          </table:table-cell>
          <table:table-cell/>
          <table:table-cell table:style-name="ce45" office:value-type="float" office:value="34021.5" calcext:value-type="float">
            <text:p>34,022</text:p>
          </table:table-cell>
          <table:table-cell table:style-name="ce45" office:value-type="float" office:value="34534.5" calcext:value-type="float">
            <text:p>34,535</text:p>
          </table:table-cell>
          <table:table-cell/>
          <table:table-cell table:style-name="ce45" office:value-type="float" office:value="86195" calcext:value-type="float">
            <text:p>86,195</text:p>
          </table:table-cell>
          <table:table-cell table:style-name="ce45" office:value-type="float" office:value="85529" calcext:value-type="float">
            <text:p>85,529</text:p>
          </table:table-cell>
          <table:table-cell/>
          <table:table-cell table:formula="of:=[.AW166]/([.AT166]+[.AW166]+[.AZ166])" office:value-type="float" office:value="0.144423572861282" calcext:value-type="float">
            <text:p>0.144423572861282</text:p>
          </table:table-cell>
          <table:table-cell table:formula="of:=[.AX166]/([.AU166]+[.AX166]+[.BA166])" office:value-type="float" office:value="0.146670404087379" calcext:value-type="float">
            <text:p>0.14667040408737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number-columns-repeated="2" table:style-name="ce17" office:value-type="float" office:value="1160" calcext:value-type="float">
            <text:p>1160</text:p>
          </table:table-cell>
          <table:table-cell table:style-name="ce17" office:value-type="float" office:value="90.0319" calcext:value-type="float">
            <text:p>90.0319</text:p>
          </table:table-cell>
          <table:table-cell table:style-name="ce17" office:value-type="float" office:value="90.0355" calcext:value-type="float">
            <text:p>90.0355</text:p>
          </table:table-cell>
          <table:table-cell/>
          <table:table-cell table:style-name="ce17" office:value-type="float" office:value="27.6589" calcext:value-type="float">
            <text:p>27.6589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52.5247" calcext:value-type="float">
            <text:p>52.5247</text:p>
          </table:table-cell>
          <table:table-cell table:style-name="ce58" office:value-type="float" office:value="49.2491" calcext:value-type="float">
            <text:p>49.2491</text:p>
          </table:table-cell>
          <table:table-cell/>
          <table:table-cell table:style-name="ce17" office:value-type="float" office:value="1173.2" calcext:value-type="float">
            <text:p>1173.2</text:p>
          </table:table-cell>
          <table:table-cell table:style-name="ce17" office:value-type="float" office:value="1173.5" calcext:value-type="float">
            <text:p>1173.5</text:p>
          </table:table-cell>
          <table:table-cell table:style-name="ce31"/>
          <table:table-cell table:style-name="ce17" office:value-type="float" office:value="8.94" calcext:value-type="float">
            <text:p>8.94</text:p>
          </table:table-cell>
          <table:table-cell table:style-name="ce17" office:value-type="float" office:value="9.04" calcext:value-type="float">
            <text:p>9.04</text:p>
          </table:table-cell>
          <table:table-cell/>
          <table:table-cell table:style-name="ce17" office:value-type="float" office:value="1133.7" calcext:value-type="float">
            <text:p>1133.7</text:p>
          </table:table-cell>
          <table:table-cell table:style-name="ce17" office:value-type="float" office:value="1135.8" calcext:value-type="float">
            <text:p>1135.8</text:p>
          </table:table-cell>
          <table:table-cell table:style-name="ce31"/>
          <table:table-cell table:style-name="ce17" office:value-type="float" office:value="2.13" calcext:value-type="float">
            <text:p>2.13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2.35" calcext:value-type="float">
            <text:p>2.35</text:p>
          </table:table-cell>
          <table:table-cell/>
          <table:table-cell table:style-name="ce17" office:value-type="float" office:value="1053.2" calcext:value-type="float">
            <text:p>1053.2</text:p>
          </table:table-cell>
          <table:table-cell table:style-name="ce17" office:value-type="float" office:value="1054" calcext:value-type="float">
            <text:p>1054</text:p>
          </table:table-cell>
          <table:table-cell table:style-name="ce31"/>
          <table:table-cell table:style-name="ce17" office:value-type="float" office:value="6.74" calcext:value-type="float">
            <text:p>6.74</text:p>
          </table:table-cell>
          <table:table-cell table:style-name="ce17" office:value-type="float" office:value="6.62" calcext:value-type="float">
            <text:p>6.62</text:p>
          </table:table-cell>
          <table:table-cell/>
          <table:table-cell table:style-name="ce17" office:value-type="float" office:value="977.02" calcext:value-type="float">
            <text:p>977.02</text:p>
          </table:table-cell>
          <table:table-cell table:style-name="ce17" office:value-type="float" office:value="978.61" calcext:value-type="float">
            <text:p>978.61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.91" calcext:value-type="float">
            <text:p>9.91</text:p>
          </table:table-cell>
          <table:table-cell/>
          <table:table-cell table:style-name="ce45" office:value-type="float" office:value="108543" calcext:value-type="float">
            <text:p>108,543</text:p>
          </table:table-cell>
          <table:table-cell table:style-name="ce45" office:value-type="float" office:value="114527" calcext:value-type="float">
            <text:p>114,527</text:p>
          </table:table-cell>
          <table:table-cell/>
          <table:table-cell table:style-name="ce45" office:value-type="float" office:value="41394.5" calcext:value-type="float">
            <text:p>41,395</text:p>
          </table:table-cell>
          <table:table-cell table:style-name="ce45" office:value-type="float" office:value="34876.5" calcext:value-type="float">
            <text:p>34,877</text:p>
          </table:table-cell>
          <table:table-cell/>
          <table:table-cell table:style-name="ce45" office:value-type="float" office:value="85410" calcext:value-type="float">
            <text:p>85,410</text:p>
          </table:table-cell>
          <table:table-cell table:style-name="ce45" office:value-type="float" office:value="86084" calcext:value-type="float">
            <text:p>86,084</text:p>
          </table:table-cell>
          <table:table-cell/>
          <table:table-cell table:formula="of:=[.AW168]/([.AT168]+[.AW168]+[.AZ168])" office:value-type="float" office:value="0.175886720700241" calcext:value-type="float">
            <text:p>0.175886720700241</text:p>
          </table:table-cell>
          <table:table-cell table:formula="of:=[.AX168]/([.AU168]+[.AX168]+[.BA168])" office:value-type="float" office:value="0.148103402516057" calcext:value-type="float">
            <text:p>0.14810340251605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90.2641" calcext:value-type="float">
            <text:p>90.2641</text:p>
          </table:table-cell>
          <table:table-cell table:style-name="ce17" office:value-type="float" office:value="90.0569" calcext:value-type="float">
            <text:p>90.0569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3.9063" calcext:value-type="float">
            <text:p>43.9063</text:p>
          </table:table-cell>
          <table:table-cell table:style-name="ce58" office:value-type="float" office:value="53.0223" calcext:value-type="float">
            <text:p>53.0223</text:p>
          </table:table-cell>
          <table:table-cell/>
          <table:table-cell table:style-name="ce17" office:value-type="float" office:value="1175.1" calcext:value-type="float">
            <text:p>1175.1</text:p>
          </table:table-cell>
          <table:table-cell table:style-name="ce17" office:value-type="float" office:value="1173.1" calcext:value-type="float">
            <text:p>1173.1</text:p>
          </table:table-cell>
          <table:table-cell table:style-name="ce31"/>
          <table:table-cell table:style-name="ce17" office:value-type="float" office:value="8.89" calcext:value-type="float">
            <text:p>8.89</text:p>
          </table:table-cell>
          <table:table-cell table:style-name="ce17" office:value-type="float" office:value="8.91" calcext:value-type="float">
            <text:p>8.91</text:p>
          </table:table-cell>
          <table:table-cell/>
          <table:table-cell table:style-name="ce17" office:value-type="float" office:value="1135.7" calcext:value-type="float">
            <text:p>1135.7</text:p>
          </table:table-cell>
          <table:table-cell table:style-name="ce17" office:value-type="float" office:value="1133.7" calcext:value-type="float">
            <text:p>1133.7</text:p>
          </table:table-cell>
          <table:table-cell table:style-name="ce31"/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2.06" calcext:value-type="float">
            <text:p>2.06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7" calcext:value-type="float">
            <text:p>1107</text:p>
          </table:table-cell>
          <table:table-cell table:style-name="ce31"/>
          <table:table-cell table:style-name="ce17" office:value-type="float" office:value="2.45" calcext:value-type="float">
            <text:p>2.45</text:p>
          </table:table-cell>
          <table:table-cell table:style-name="ce17" office:value-type="float" office:value="2.44" calcext:value-type="float">
            <text:p>2.44</text:p>
          </table:table-cell>
          <table:table-cell/>
          <table:table-cell table:style-name="ce17" office:value-type="float" office:value="1053.2" calcext:value-type="float">
            <text:p>1053.2</text:p>
          </table:table-cell>
          <table:table-cell table:style-name="ce17" office:value-type="float" office:value="1054.4" calcext:value-type="float">
            <text:p>1054.4</text:p>
          </table:table-cell>
          <table:table-cell table:style-name="ce31"/>
          <table:table-cell table:style-name="ce17" office:value-type="float" office:value="6.72" calcext:value-type="float">
            <text:p>6.72</text:p>
          </table:table-cell>
          <table:table-cell table:style-name="ce17" office:value-type="float" office:value="6.81" calcext:value-type="float">
            <text:p>6.81</text:p>
          </table:table-cell>
          <table:table-cell/>
          <table:table-cell table:style-name="ce17" office:value-type="float" office:value="976.78" calcext:value-type="float">
            <text:p>976.78</text:p>
          </table:table-cell>
          <table:table-cell table:style-name="ce17" office:value-type="float" office:value="979.08" calcext:value-type="float">
            <text:p>979.08</text:p>
          </table:table-cell>
          <table:table-cell table:style-name="ce31"/>
          <table:table-cell table:style-name="ce17" office:value-type="float" office:value="9.98" calcext:value-type="float">
            <text:p>9.98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5791" calcext:value-type="float">
            <text:p>115,791</text:p>
          </table:table-cell>
          <table:table-cell table:style-name="ce45" office:value-type="float" office:value="113478" calcext:value-type="float">
            <text:p>113,478</text:p>
          </table:table-cell>
          <table:table-cell/>
          <table:table-cell table:style-name="ce45" office:value-type="float" office:value="34926.5" calcext:value-type="float">
            <text:p>34,927</text:p>
          </table:table-cell>
          <table:table-cell table:style-name="ce45" office:value-type="float" office:value="35876.5" calcext:value-type="float">
            <text:p>35,877</text:p>
          </table:table-cell>
          <table:table-cell/>
          <table:table-cell table:style-name="ce45" office:value-type="float" office:value="84579" calcext:value-type="float">
            <text:p>84,579</text:p>
          </table:table-cell>
          <table:table-cell table:style-name="ce45" office:value-type="float" office:value="86277" calcext:value-type="float">
            <text:p>86,277</text:p>
          </table:table-cell>
          <table:table-cell/>
          <table:table-cell table:formula="of:=[.AW170]/([.AT170]+[.AW170]+[.AZ170])" office:value-type="float" office:value="0.148436122084264" calcext:value-type="float">
            <text:p>0.148436122084264</text:p>
          </table:table-cell>
          <table:table-cell table:formula="of:=[.AX170]/([.AU170]+[.AX170]+[.BA170])" office:value-type="float" office:value="0.152256807769759" calcext:value-type="float">
            <text:p>0.152256807769759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L1_13Deg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90.0635" calcext:value-type="float">
            <text:p>90.0635</text:p>
          </table:table-cell>
          <table:table-cell table:style-name="ce17" office:value-type="float" office:value="89.9552" calcext:value-type="float">
            <text:p>89.9552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52.2038" calcext:value-type="float">
            <text:p>52.2038</text:p>
          </table:table-cell>
          <table:table-cell table:style-name="ce58" office:value-type="float" office:value="43.452" calcext:value-type="float">
            <text:p>43.452</text:p>
          </table:table-cell>
          <table:table-cell/>
          <table:table-cell table:style-name="ce17" office:value-type="float" office:value="1175.2" calcext:value-type="float">
            <text:p>1175.2</text:p>
          </table:table-cell>
          <table:table-cell table:style-name="ce17" office:value-type="float" office:value="1172.5" calcext:value-type="float">
            <text:p>1172.5</text:p>
          </table:table-cell>
          <table:table-cell table:style-name="ce31"/>
          <table:table-cell table:style-name="ce17" office:value-type="float" office:value="8.94" calcext:value-type="float">
            <text:p>8.94</text:p>
          </table:table-cell>
          <table:table-cell table:style-name="ce17" office:value-type="float" office:value="9.34" calcext:value-type="float">
            <text:p>9.34</text:p>
          </table:table-cell>
          <table:table-cell/>
          <table:table-cell table:style-name="ce17" office:value-type="float" office:value="1135.8" calcext:value-type="float">
            <text:p>1135.8</text:p>
          </table:table-cell>
          <table:table-cell table:style-name="ce17" office:value-type="float" office:value="1135.1" calcext:value-type="float">
            <text:p>1135.1</text:p>
          </table:table-cell>
          <table:table-cell table:style-name="ce31"/>
          <table:table-cell table:style-name="ce17" office:value-type="float" office:value="2.15" calcext:value-type="float">
            <text:p>2.15</text:p>
          </table:table-cell>
          <table:table-cell table:style-name="ce17" office:value-type="float" office:value="2.54" calcext:value-type="float">
            <text:p>2.54</text:p>
          </table:table-cell>
          <table:table-cell/>
          <table:table-cell table:style-name="ce17" office:value-type="float" office:value="1106.9" calcext:value-type="float">
            <text:p>1106.9</text:p>
          </table:table-cell>
          <table:table-cell table:style-name="ce17" office:value-type="float" office:value="1106.6" calcext:value-type="float">
            <text:p>1106.6</text:p>
          </table:table-cell>
          <table:table-cell table:style-name="ce31"/>
          <table:table-cell table:style-name="ce17" office:value-type="float" office:value="2.39" calcext:value-type="float">
            <text:p>2.39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 office:value-type="float" office:value="1053.1" calcext:value-type="float">
            <text:p>1053.1</text:p>
          </table:table-cell>
          <table:table-cell table:style-name="ce17" office:value-type="float" office:value="1053.3" calcext:value-type="float">
            <text:p>1053.3</text:p>
          </table:table-cell>
          <table:table-cell table:style-name="ce31"/>
          <table:table-cell table:style-name="ce17" office:value-type="float" office:value="6.67" calcext:value-type="float">
            <text:p>6.67</text:p>
          </table:table-cell>
          <table:table-cell table:style-name="ce17" office:value-type="float" office:value="6.3" calcext:value-type="float">
            <text:p>6.3</text:p>
          </table:table-cell>
          <table:table-cell/>
          <table:table-cell table:style-name="ce17" office:value-type="float" office:value="976.61" calcext:value-type="float">
            <text:p>976.61</text:p>
          </table:table-cell>
          <table:table-cell table:style-name="ce17" office:value-type="float" office:value="978.78" calcext:value-type="float">
            <text:p>978.78</text:p>
          </table:table-cell>
          <table:table-cell table:style-name="ce31"/>
          <table:table-cell table:style-name="ce17" office:value-type="float" office:value="9.92" calcext:value-type="float">
            <text:p>9.92</text:p>
          </table:table-cell>
          <table:table-cell table:style-name="ce17" office:value-type="float" office:value="9.62" calcext:value-type="float">
            <text:p>9.62</text:p>
          </table:table-cell>
          <table:table-cell/>
          <table:table-cell table:style-name="ce45" office:value-type="float" office:value="107439" calcext:value-type="float">
            <text:p>107,439</text:p>
          </table:table-cell>
          <table:table-cell table:style-name="ce45" office:value-type="float" office:value="113013" calcext:value-type="float">
            <text:p>113,013</text:p>
          </table:table-cell>
          <table:table-cell/>
          <table:table-cell table:style-name="ce45" office:value-type="float" office:value="42328.5" calcext:value-type="float">
            <text:p>42,329</text:p>
          </table:table-cell>
          <table:table-cell table:style-name="ce45" office:value-type="float" office:value="35757" calcext:value-type="float">
            <text:p>35,757</text:p>
          </table:table-cell>
          <table:table-cell/>
          <table:table-cell table:style-name="ce45" office:value-type="float" office:value="85429" calcext:value-type="float">
            <text:p>85,429</text:p>
          </table:table-cell>
          <table:table-cell table:style-name="ce45" office:value-type="float" office:value="86956.5" calcext:value-type="float">
            <text:p>86,957</text:p>
          </table:table-cell>
          <table:table-cell/>
          <table:table-cell table:formula="of:=[.AW172]/([.AT172]+[.AW172]+[.AZ172])" office:value-type="float" office:value="0.17997079038166" calcext:value-type="float">
            <text:p>0.17997079038166</text:p>
          </table:table-cell>
          <table:table-cell table:formula="of:=[.AX172]/([.AU172]+[.AX172]+[.BA172])" office:value-type="float" office:value="0.151688503413914" calcext:value-type="float">
            <text:p>0.15168850341391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89.9786" calcext:value-type="float">
            <text:p>89.9786</text:p>
          </table:table-cell>
          <table:table-cell table:style-name="ce17" office:value-type="float" office:value="90.1161" calcext:value-type="float">
            <text:p>90.1161</text:p>
          </table:table-cell>
          <table:table-cell/>
          <table:table-cell table:style-name="ce17" office:value-type="float" office:value="27.2471" calcext:value-type="float">
            <text:p>27.2471</text:p>
          </table:table-cell>
          <table:table-cell table:style-name="ce17" office:value-type="float" office:value="27.6589" calcext:value-type="float">
            <text:p>27.6589</text:p>
          </table:table-cell>
          <table:table-cell table:style-name="ce58" office:value-type="float" office:value="41.3401" calcext:value-type="float">
            <text:p>41.3401</text:p>
          </table:table-cell>
          <table:table-cell table:style-name="ce58" office:value-type="float" office:value="49.3299" calcext:value-type="float">
            <text:p>49.3299</text:p>
          </table:table-cell>
          <table:table-cell/>
          <table:table-cell table:style-name="ce17" office:value-type="float" office:value="1172.2" calcext:value-type="float">
            <text:p>1172.2</text:p>
          </table:table-cell>
          <table:table-cell table:style-name="ce17" office:value-type="float" office:value="1173.4" calcext:value-type="float">
            <text:p>1173.4</text:p>
          </table:table-cell>
          <table:table-cell table:style-name="ce31"/>
          <table:table-cell table:style-name="ce17" office:value-type="float" office:value="9.26" calcext:value-type="float">
            <text:p>9.26</text:p>
          </table:table-cell>
          <table:table-cell table:style-name="ce17" office:value-type="float" office:value="8.99" calcext:value-type="float">
            <text:p>8.99</text:p>
          </table:table-cell>
          <table:table-cell/>
          <table:table-cell table:style-name="ce17" office:value-type="float" office:value="1132" calcext:value-type="float">
            <text:p>1132</text:p>
          </table:table-cell>
          <table:table-cell table:style-name="ce17" office:value-type="float" office:value="1134.8" calcext:value-type="float">
            <text:p>1134.8</text:p>
          </table:table-cell>
          <table:table-cell table:style-name="ce31"/>
          <table:table-cell table:style-name="ce17" office:value-type="float" office:value="2.46" calcext:value-type="float">
            <text:p>2.46</text:p>
          </table:table-cell>
          <table:table-cell table:style-name="ce17" office:value-type="float" office:value="2.19" calcext:value-type="float">
            <text:p>2.19</text:p>
          </table:table-cell>
          <table:table-cell/>
          <table:table-cell table:style-name="ce17" office:value-type="float" office:value="1104.7" calcext:value-type="float">
            <text:p>1104.7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14" calcext:value-type="float">
            <text:p>2.14</text:p>
          </table:table-cell>
          <table:table-cell table:style-name="ce17" office:value-type="float" office:value="2.35" calcext:value-type="float">
            <text:p>2.35</text:p>
          </table:table-cell>
          <table:table-cell/>
          <table:table-cell table:style-name="ce17" office:value-type="float" office:value="1051.6" calcext:value-type="float">
            <text:p>1051.6</text:p>
          </table:table-cell>
          <table:table-cell table:style-name="ce17" office:value-type="float" office:value="1054.1" calcext:value-type="float">
            <text:p>1054.1</text:p>
          </table:table-cell>
          <table:table-cell table:style-name="ce31"/>
          <table:table-cell table:style-name="ce17" office:value-type="float" office:value="6.45" calcext:value-type="float">
            <text:p>6.45</text:p>
          </table:table-cell>
          <table:table-cell table:style-name="ce17" office:value-type="float" office:value="6.67" calcext:value-type="float">
            <text:p>6.67</text:p>
          </table:table-cell>
          <table:table-cell/>
          <table:table-cell table:style-name="ce17" office:value-type="float" office:value="976.09" calcext:value-type="float">
            <text:p>976.09</text:p>
          </table:table-cell>
          <table:table-cell table:style-name="ce17" office:value-type="float" office:value="979.93" calcext:value-type="float">
            <text:p>979.93</text:p>
          </table:table-cell>
          <table:table-cell table:style-name="ce31"/>
          <table:table-cell table:style-name="ce17" office:value-type="float" office:value="9.74" calcext:value-type="float">
            <text:p>9.74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3972" calcext:value-type="float">
            <text:p>113,972</text:p>
          </table:table-cell>
          <table:table-cell table:style-name="ce45" office:value-type="float" office:value="114884" calcext:value-type="float">
            <text:p>114,884</text:p>
          </table:table-cell>
          <table:table-cell/>
          <table:table-cell table:style-name="ce45" office:value-type="float" office:value="36501.5" calcext:value-type="float">
            <text:p>36,502</text:p>
          </table:table-cell>
          <table:table-cell table:style-name="ce45" office:value-type="float" office:value="33233.5" calcext:value-type="float">
            <text:p>33,234</text:p>
          </table:table-cell>
          <table:table-cell/>
          <table:table-cell table:style-name="ce45" office:value-type="float" office:value="84851.5" calcext:value-type="float">
            <text:p>84,852</text:p>
          </table:table-cell>
          <table:table-cell table:style-name="ce45" office:value-type="float" office:value="86873.5" calcext:value-type="float">
            <text:p>86,874</text:p>
          </table:table-cell>
          <table:table-cell/>
          <table:table-cell table:formula="of:=[.AW174]/([.AT174]+[.AW174]+[.AZ174])" office:value-type="float" office:value="0.155111016679061" calcext:value-type="float">
            <text:p>0.155111016679061</text:p>
          </table:table-cell>
          <table:table-cell table:formula="of:=[.AX174]/([.AU174]+[.AX174]+[.BA174])" office:value-type="float" office:value="0.141424565196114" calcext:value-type="float">
            <text:p>0.14142456519611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90.1254" calcext:value-type="float">
            <text:p>90.1254</text:p>
          </table:table-cell>
          <table:table-cell table:style-name="ce17" office:value-type="float" office:value="90.0288" calcext:value-type="float">
            <text:p>90.0288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8.0725" calcext:value-type="float">
            <text:p>28.0725</text:p>
          </table:table-cell>
          <table:table-cell table:style-name="ce58" office:value-type="float" office:value="45.8432" calcext:value-type="float">
            <text:p>45.8432</text:p>
          </table:table-cell>
          <table:table-cell table:style-name="ce58" office:value-type="float" office:value="52.6182" calcext:value-type="float">
            <text:p>52.6182</text:p>
          </table:table-cell>
          <table:table-cell/>
          <table:table-cell table:style-name="ce17" office:value-type="float" office:value="1173.9" calcext:value-type="float">
            <text:p>1173.9</text:p>
          </table:table-cell>
          <table:table-cell table:style-name="ce17" office:value-type="float" office:value="1173.5" calcext:value-type="float">
            <text:p>1173.5</text:p>
          </table:table-cell>
          <table:table-cell table:style-name="ce31"/>
          <table:table-cell table:style-name="ce17" office:value-type="float" office:value="8.83" calcext:value-type="float">
            <text:p>8.83</text:p>
          </table:table-cell>
          <table:table-cell table:style-name="ce17" office:value-type="float" office:value="9.04" calcext:value-type="float">
            <text:p>9.04</text:p>
          </table:table-cell>
          <table:table-cell/>
          <table:table-cell table:style-name="ce17" office:value-type="float" office:value="1135.7" calcext:value-type="float">
            <text:p>1135.7</text:p>
          </table:table-cell>
          <table:table-cell table:style-name="ce17" office:value-type="float" office:value="1135.8" calcext:value-type="float">
            <text:p>1135.8</text:p>
          </table:table-cell>
          <table:table-cell table:style-name="ce31"/>
          <table:table-cell table:style-name="ce17" office:value-type="float" office:value="2.03" calcext:value-type="float">
            <text:p>2.03</text:p>
          </table:table-cell>
          <table:table-cell table:style-name="ce17" office:value-type="float" office:value="2.18" calcext:value-type="float">
            <text:p>2.18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52" calcext:value-type="float">
            <text:p>2.52</text:p>
          </table:table-cell>
          <table:table-cell table:style-name="ce17" office:value-type="float" office:value="2.36" calcext:value-type="float">
            <text:p>2.36</text:p>
          </table:table-cell>
          <table:table-cell/>
          <table:table-cell table:style-name="ce17" office:value-type="float" office:value="1053.4" calcext:value-type="float">
            <text:p>1053.4</text:p>
          </table:table-cell>
          <table:table-cell table:style-name="ce17" office:value-type="float" office:value="1054" calcext:value-type="float">
            <text:p>1054</text:p>
          </table:table-cell>
          <table:table-cell table:style-name="ce31"/>
          <table:table-cell table:style-name="ce17" office:value-type="float" office:value="6.79" calcext:value-type="float">
            <text:p>6.79</text:p>
          </table:table-cell>
          <table:table-cell table:style-name="ce17" office:value-type="float" office:value="6.62" calcext:value-type="float">
            <text:p>6.62</text:p>
          </table:table-cell>
          <table:table-cell/>
          <table:table-cell table:style-name="ce17" office:value-type="float" office:value="978.17" calcext:value-type="float">
            <text:p>978.17</text:p>
          </table:table-cell>
          <table:table-cell table:style-name="ce17" office:value-type="float" office:value="977.82" calcext:value-type="float">
            <text:p>977.82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9.98" calcext:value-type="float">
            <text:p>9.98</text:p>
          </table:table-cell>
          <table:table-cell/>
          <table:table-cell table:style-name="ce45" office:value-type="float" office:value="113510" calcext:value-type="float">
            <text:p>113,510</text:p>
          </table:table-cell>
          <table:table-cell table:style-name="ce45" office:value-type="float" office:value="111185" calcext:value-type="float">
            <text:p>111,185</text:p>
          </table:table-cell>
          <table:table-cell/>
          <table:table-cell table:style-name="ce45" office:value-type="float" office:value="36592" calcext:value-type="float">
            <text:p>36,592</text:p>
          </table:table-cell>
          <table:table-cell table:style-name="ce45" office:value-type="float" office:value="37962" calcext:value-type="float">
            <text:p>37,962</text:p>
          </table:table-cell>
          <table:table-cell/>
          <table:table-cell table:style-name="ce45" office:value-type="float" office:value="85547.5" calcext:value-type="float">
            <text:p>85,548</text:p>
          </table:table-cell>
          <table:table-cell table:style-name="ce45" office:value-type="float" office:value="86454.5" calcext:value-type="float">
            <text:p>86,455</text:p>
          </table:table-cell>
          <table:table-cell/>
          <table:table-cell table:formula="of:=[.AW176]/([.AT176]+[.AW176]+[.AZ176])" office:value-type="float" office:value="0.15528146675465" calcext:value-type="float">
            <text:p>0.15528146675465</text:p>
          </table:table-cell>
          <table:table-cell table:formula="of:=[.AX176]/([.AU176]+[.AX176]+[.BA176])" office:value-type="float" office:value="0.161128006400638" calcext:value-type="float">
            <text:p>0.16112800640063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89.7665" calcext:value-type="float">
            <text:p>89.7665</text:p>
          </table:table-cell>
          <table:table-cell table:style-name="ce17" office:value-type="float" office:value="89.9425" calcext:value-type="float">
            <text:p>89.9425</text:p>
          </table:table-cell>
          <table:table-cell/>
          <table:table-cell table:style-name="ce17" office:value-type="float" office:value="28.4652" calcext:value-type="float">
            <text:p>28.4652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8.0953" calcext:value-type="float">
            <text:p>48.0953</text:p>
          </table:table-cell>
          <table:table-cell table:style-name="ce58" office:value-type="float" office:value="52.3841" calcext:value-type="float">
            <text:p>52.3841</text:p>
          </table:table-cell>
          <table:table-cell/>
          <table:table-cell table:style-name="ce17" office:value-type="float" office:value="1174.5" calcext:value-type="float">
            <text:p>1174.5</text:p>
          </table:table-cell>
          <table:table-cell table:style-name="ce17" office:value-type="float" office:value="1173.5" calcext:value-type="float">
            <text:p>1173.5</text:p>
          </table:table-cell>
          <table:table-cell table:style-name="ce31"/>
          <table:table-cell table:style-name="ce17" office:value-type="float" office:value="8.7" calcext:value-type="float">
            <text:p>8.7</text:p>
          </table:table-cell>
          <table:table-cell table:style-name="ce17" office:value-type="float" office:value="9.03" calcext:value-type="float">
            <text:p>9.03</text:p>
          </table:table-cell>
          <table:table-cell/>
          <table:table-cell table:style-name="ce17" office:value-type="float" office:value="1135.6" calcext:value-type="float">
            <text:p>1135.6</text:p>
          </table:table-cell>
          <table:table-cell table:style-name="ce17" office:value-type="float" office:value="1135.8" calcext:value-type="float">
            <text:p>1135.8</text:p>
          </table:table-cell>
          <table:table-cell table:style-name="ce31"/>
          <table:table-cell table:style-name="ce17" office:value-type="float" office:value="1.9" calcext:value-type="float">
            <text:p>1.9</text:p>
          </table:table-cell>
          <table:table-cell table:style-name="ce17" office:value-type="float" office:value="2.23" calcext:value-type="float">
            <text:p>2.23</text:p>
          </table:table-cell>
          <table:table-cell/>
          <table:table-cell table:style-name="ce17" office:value-type="float" office:value="1106.2" calcext:value-type="float">
            <text:p>1106.2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71" calcext:value-type="float">
            <text:p>2.71</text:p>
          </table:table-cell>
          <table:table-cell table:style-name="ce17" office:value-type="float" office:value="2.37" calcext:value-type="float">
            <text:p>2.37</text:p>
          </table:table-cell>
          <table:table-cell/>
          <table:table-cell table:style-name="ce17" office:value-type="float" office:value="1052.8" calcext:value-type="float">
            <text:p>1052.8</text:p>
          </table:table-cell>
          <table:table-cell table:style-name="ce17" office:value-type="float" office:value="1054" calcext:value-type="float">
            <text:p>1054</text:p>
          </table:table-cell>
          <table:table-cell table:style-name="ce31"/>
          <table:table-cell table:style-name="ce17" office:value-type="float" office:value="7" calcext:value-type="float">
            <text:p>7</text:p>
          </table:table-cell>
          <table:table-cell table:style-name="ce17" office:value-type="float" office:value="6.63" calcext:value-type="float">
            <text:p>6.63</text:p>
          </table:table-cell>
          <table:table-cell/>
          <table:table-cell table:style-name="ce17" office:value-type="float" office:value="975.52" calcext:value-type="float">
            <text:p>975.52</text:p>
          </table:table-cell>
          <table:table-cell table:style-name="ce17" office:value-type="float" office:value="978.66" calcext:value-type="float">
            <text:p>978.66</text:p>
          </table:table-cell>
          <table:table-cell table:style-name="ce31"/>
          <table:table-cell table:style-name="ce17" office:value-type="float" office:value="10.2" calcext:value-type="float">
            <text:p>10.2</text:p>
          </table:table-cell>
          <table:table-cell table:style-name="ce17" office:value-type="float" office:value="9.93" calcext:value-type="float">
            <text:p>9.93</text:p>
          </table:table-cell>
          <table:table-cell/>
          <table:table-cell table:style-name="ce45" office:value-type="float" office:value="111925" calcext:value-type="float">
            <text:p>111,925</text:p>
          </table:table-cell>
          <table:table-cell table:style-name="ce45" office:value-type="float" office:value="111561" calcext:value-type="float">
            <text:p>111,561</text:p>
          </table:table-cell>
          <table:table-cell/>
          <table:table-cell table:style-name="ce45" office:value-type="float" office:value="38036.5" calcext:value-type="float">
            <text:p>38,037</text:p>
          </table:table-cell>
          <table:table-cell table:style-name="ce45" office:value-type="float" office:value="37428" calcext:value-type="float">
            <text:p>37,428</text:p>
          </table:table-cell>
          <table:table-cell/>
          <table:table-cell table:style-name="ce45" office:value-type="float" office:value="85768" calcext:value-type="float">
            <text:p>85,768</text:p>
          </table:table-cell>
          <table:table-cell table:style-name="ce45" office:value-type="float" office:value="86545" calcext:value-type="float">
            <text:p>86,545</text:p>
          </table:table-cell>
          <table:table-cell/>
          <table:table-cell table:formula="of:=[.AW178]/([.AT178]+[.AW178]+[.AZ178])" office:value-type="float" office:value="0.161356554864792" calcext:value-type="float">
            <text:p>0.161356554864792</text:p>
          </table:table-cell>
          <table:table-cell table:formula="of:=[.AX178]/([.AU178]+[.AX178]+[.BA178])" office:value-type="float" office:value="0.158906994319291" calcext:value-type="float">
            <text:p>0.15890699431929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89.9418" calcext:value-type="float">
            <text:p>89.9418</text:p>
          </table:table-cell>
          <table:table-cell table:style-name="ce17" office:value-type="float" office:value="89.7386" calcext:value-type="float">
            <text:p>89.7386</text:p>
          </table:table-cell>
          <table:table-cell/>
          <table:table-cell table:style-name="ce17" office:value-type="float" office:value="28.1977" calcext:value-type="float">
            <text:p>28.1977</text:p>
          </table:table-cell>
          <table:table-cell table:style-name="ce17" office:value-type="float" office:value="27.2471" calcext:value-type="float">
            <text:p>27.2471</text:p>
          </table:table-cell>
          <table:table-cell table:style-name="ce58" office:value-type="float" office:value="44.7329" calcext:value-type="float">
            <text:p>44.7329</text:p>
          </table:table-cell>
          <table:table-cell table:style-name="ce58" office:value-type="float" office:value="37.5991" calcext:value-type="float">
            <text:p>37.5991</text:p>
          </table:table-cell>
          <table:table-cell/>
          <table:table-cell table:style-name="ce17" office:value-type="float" office:value="1174.4" calcext:value-type="float">
            <text:p>1174.4</text:p>
          </table:table-cell>
          <table:table-cell table:style-name="ce17" office:value-type="float" office:value="1172.3" calcext:value-type="float">
            <text:p>1172.3</text:p>
          </table:table-cell>
          <table:table-cell table:style-name="ce31"/>
          <table:table-cell table:style-name="ce17" office:value-type="float" office:value="8.98" calcext:value-type="float">
            <text:p>8.98</text:p>
          </table:table-cell>
          <table:table-cell table:style-name="ce17" office:value-type="float" office:value="9.28" calcext:value-type="float">
            <text:p>9.28</text:p>
          </table:table-cell>
          <table:table-cell/>
          <table:table-cell table:style-name="ce17" office:value-type="float" office:value="1135.8" calcext:value-type="float">
            <text:p>1135.8</text:p>
          </table:table-cell>
          <table:table-cell table:style-name="ce17" office:value-type="float" office:value="1135" calcext:value-type="float">
            <text:p>1135</text:p>
          </table:table-cell>
          <table:table-cell table:style-name="ce31"/>
          <table:table-cell table:style-name="ce17" office:value-type="float" office:value="2.18" calcext:value-type="float">
            <text:p>2.18</text:p>
          </table:table-cell>
          <table:table-cell table:style-name="ce17" office:value-type="float" office:value="2.42" calcext:value-type="float">
            <text:p>2.42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.11" calcext:value-type="float">
            <text:p>2.11</text:p>
          </table:table-cell>
          <table:table-cell/>
          <table:table-cell table:style-name="ce17" office:value-type="float" office:value="1053.1" calcext:value-type="float">
            <text:p>1053.1</text:p>
          </table:table-cell>
          <table:table-cell table:style-name="ce17" office:value-type="float" office:value="1054.7" calcext:value-type="float">
            <text:p>1054.7</text:p>
          </table:table-cell>
          <table:table-cell table:style-name="ce31"/>
          <table:table-cell table:style-name="ce17" office:value-type="float" office:value="6.68" calcext:value-type="float">
            <text:p>6.68</text:p>
          </table:table-cell>
          <table:table-cell table:style-name="ce17" office:value-type="float" office:value="6.47" calcext:value-type="float">
            <text:p>6.47</text:p>
          </table:table-cell>
          <table:table-cell/>
          <table:table-cell table:style-name="ce17" office:value-type="float" office:value="977.65" calcext:value-type="float">
            <text:p>977.65</text:p>
          </table:table-cell>
          <table:table-cell table:style-name="ce17" office:value-type="float" office:value="979.16" calcext:value-type="float">
            <text:p>979.16</text:p>
          </table:table-cell>
          <table:table-cell table:style-name="ce31"/>
          <table:table-cell table:style-name="ce17" office:value-type="float" office:value="9.93" calcext:value-type="float">
            <text:p>9.93</text:p>
          </table:table-cell>
          <table:table-cell table:style-name="ce17" office:value-type="float" office:value="9.75" calcext:value-type="float">
            <text:p>9.75</text:p>
          </table:table-cell>
          <table:table-cell/>
          <table:table-cell table:style-name="ce45" office:value-type="float" office:value="111848" calcext:value-type="float">
            <text:p>111,848</text:p>
          </table:table-cell>
          <table:table-cell table:style-name="ce45" office:value-type="float" office:value="115890" calcext:value-type="float">
            <text:p>115,890</text:p>
          </table:table-cell>
          <table:table-cell/>
          <table:table-cell table:style-name="ce45" office:value-type="float" office:value="38167" calcext:value-type="float">
            <text:p>38,167</text:p>
          </table:table-cell>
          <table:table-cell table:style-name="ce45" office:value-type="float" office:value="31850" calcext:value-type="float">
            <text:p>31,850</text:p>
          </table:table-cell>
          <table:table-cell/>
          <table:table-cell table:style-name="ce45" office:value-type="float" office:value="85432" calcext:value-type="float">
            <text:p>85,432</text:p>
          </table:table-cell>
          <table:table-cell table:style-name="ce45" office:value-type="float" office:value="87668" calcext:value-type="float">
            <text:p>87,668</text:p>
          </table:table-cell>
          <table:table-cell/>
          <table:table-cell table:formula="of:=[.AW180]/([.AT180]+[.AW180]+[.AZ180])" office:value-type="float" office:value="0.162104422651382" calcext:value-type="float">
            <text:p>0.162104422651382</text:p>
          </table:table-cell>
          <table:table-cell table:formula="of:=[.AX180]/([.AU180]+[.AX180]+[.BA180])" office:value-type="float" office:value="0.135297016244138" calcext:value-type="float">
            <text:p>0.13529701624413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89.9695" calcext:value-type="float">
            <text:p>89.9695</text:p>
          </table:table-cell>
          <table:table-cell table:style-name="ce17" office:value-type="float" office:value="90.0288" calcext:value-type="float">
            <text:p>90.0288</text:p>
          </table:table-cell>
          <table:table-cell/>
          <table:table-cell table:style-name="ce17" office:value-type="float" office:value="27.5291" calcext:value-type="float">
            <text:p>27.5291</text:p>
          </table:table-cell>
          <table:table-cell table:style-name="ce17" office:value-type="float" office:value="27.5176" calcext:value-type="float">
            <text:p>27.5176</text:p>
          </table:table-cell>
          <table:table-cell table:style-name="ce58" office:value-type="float" office:value="43.8379" calcext:value-type="float">
            <text:p>43.8379</text:p>
          </table:table-cell>
          <table:table-cell table:style-name="ce58" office:value-type="float" office:value="38.9739" calcext:value-type="float">
            <text:p>38.9739</text:p>
          </table:table-cell>
          <table:table-cell/>
          <table:table-cell table:style-name="ce17" office:value-type="float" office:value="1174" calcext:value-type="float">
            <text:p>1174</text:p>
          </table:table-cell>
          <table:table-cell table:style-name="ce17" office:value-type="float" office:value="1172.2" calcext:value-type="float">
            <text:p>1172.2</text:p>
          </table:table-cell>
          <table:table-cell table:style-name="ce31"/>
          <table:table-cell table:style-name="ce17" office:value-type="float" office:value="9.19" calcext:value-type="float">
            <text:p>9.19</text:p>
          </table:table-cell>
          <table:table-cell table:style-name="ce17" office:value-type="float" office:value="9.24" calcext:value-type="float">
            <text:p>9.24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4.9" calcext:value-type="float">
            <text:p>1134.9</text:p>
          </table:table-cell>
          <table:table-cell table:style-name="ce31"/>
          <table:table-cell table:style-name="ce17" office:value-type="float" office:value="2.35" calcext:value-type="float">
            <text:p>2.35</text:p>
          </table:table-cell>
          <table:table-cell table:style-name="ce17" office:value-type="float" office:value="2.39" calcext:value-type="float">
            <text:p>2.39</text:p>
          </table:table-cell>
          <table:table-cell/>
          <table:table-cell table:style-name="ce17" office:value-type="float" office:value="1106.8" calcext:value-type="float">
            <text:p>1106.8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053.6" calcext:value-type="float">
            <text:p>1053.6</text:p>
          </table:table-cell>
          <table:table-cell table:style-name="ce17" office:value-type="float" office:value="1053.8" calcext:value-type="float">
            <text:p>1053.8</text:p>
          </table:table-cell>
          <table:table-cell table:style-name="ce31"/>
          <table:table-cell table:style-name="ce17" office:value-type="float" office:value="6.44" calcext:value-type="float">
            <text:p>6.44</text:p>
          </table:table-cell>
          <table:table-cell table:style-name="ce17" office:value-type="float" office:value="6.51" calcext:value-type="float">
            <text:p>6.51</text:p>
          </table:table-cell>
          <table:table-cell/>
          <table:table-cell table:style-name="ce17" office:value-type="float" office:value="978.24" calcext:value-type="float">
            <text:p>978.24</text:p>
          </table:table-cell>
          <table:table-cell table:style-name="ce17" office:value-type="float" office:value="979.27" calcext:value-type="float">
            <text:p>979.27</text:p>
          </table:table-cell>
          <table:table-cell table:style-name="ce31"/>
          <table:table-cell table:number-columns-repeated="2" table:style-name="ce17" office:value-type="float" office:value="9.79" calcext:value-type="float">
            <text:p>9.79</text:p>
          </table:table-cell>
          <table:table-cell/>
          <table:table-cell table:style-name="ce45" office:value-type="float" office:value="111361" calcext:value-type="float">
            <text:p>111,361</text:p>
          </table:table-cell>
          <table:table-cell table:style-name="ce45" office:value-type="float" office:value="115278" calcext:value-type="float">
            <text:p>115,278</text:p>
          </table:table-cell>
          <table:table-cell/>
          <table:table-cell table:style-name="ce45" office:value-type="float" office:value="37523" calcext:value-type="float">
            <text:p>37,523</text:p>
          </table:table-cell>
          <table:table-cell table:style-name="ce45" office:value-type="float" office:value="34093.5" calcext:value-type="float">
            <text:p>34,094</text:p>
          </table:table-cell>
          <table:table-cell/>
          <table:table-cell table:style-name="ce45" office:value-type="float" office:value="86494" calcext:value-type="float">
            <text:p>86,494</text:p>
          </table:table-cell>
          <table:table-cell table:style-name="ce45" office:value-type="float" office:value="86226" calcext:value-type="float">
            <text:p>86,226</text:p>
          </table:table-cell>
          <table:table-cell/>
          <table:table-cell table:formula="of:=[.AW182]/([.AT182]+[.AW182]+[.AZ182])" office:value-type="float" office:value="0.159415918225153" calcext:value-type="float">
            <text:p>0.159415918225153</text:p>
          </table:table-cell>
          <table:table-cell table:formula="of:=[.AX182]/([.AU182]+[.AX182]+[.BA182])" office:value-type="float" office:value="0.144710788527043" calcext:value-type="float">
            <text:p>0.14471078852704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160:.D182])-MIN([.D160:.D182])" office:value-type="float" office:value="4" calcext:value-type="float">
            <text:p>4</text:p>
          </table:table-cell>
          <table:table-cell table:style-name="ce11" table:formula="of:=MAX([.E160:.E182])-MIN([.E160:.E182])" office:value-type="float" office:value="2" calcext:value-type="float">
            <text:p>2</text:p>
          </table:table-cell>
          <table:table-cell table:style-name="ce11" table:formula="of:=MAX([.F160:.F182])-MIN([.F160:.F182])" office:value-type="float" office:value="4" calcext:value-type="float">
            <text:p>4</text:p>
          </table:table-cell>
          <table:table-cell table:style-name="ce11" table:formula="of:=MAX([.G160:.G182])-MIN([.G160:.G182])" office:value-type="float" office:value="2" calcext:value-type="float">
            <text:p>2</text:p>
          </table:table-cell>
          <table:table-cell table:style-name="ce11" table:formula="of:=MAX([.H160:.H182])-MIN([.H160:.H182])" office:value-type="float" office:value="0.497600000000006" calcext:value-type="float">
            <text:p>0.497600000000006</text:p>
          </table:table-cell>
          <table:table-cell table:style-name="ce11" table:formula="of:=MAX([.I160:.I182])-MIN([.I160:.I182])" office:value-type="float" office:value="0.485799999999998" calcext:value-type="float">
            <text:p>0.485799999999998</text:p>
          </table:table-cell>
          <table:table-cell table:style-name="ce29"/>
          <table:table-cell table:style-name="ce11" table:formula="of:=MAX([.K160:.K182])-MIN([.K160:.K182])" office:value-type="float" office:value="1.51" calcext:value-type="float">
            <text:p>1.51</text:p>
          </table:table-cell>
          <table:table-cell table:style-name="ce11" table:formula="of:=MAX([.L160:.L182])-MIN([.L160:.L182])" office:value-type="float" office:value="0.957900000000002" calcext:value-type="float">
            <text:p>0.957900000000002</text:p>
          </table:table-cell>
          <table:table-cell table:style-name="ce59" table:formula="of:=MAX([.M160:.M182])-MIN([.M160:.M182])" office:value-type="float" office:value="13.437" calcext:value-type="float">
            <text:p>13.437</text:p>
          </table:table-cell>
          <table:table-cell table:style-name="ce59" table:formula="of:=MAX([.N160:.N182])-MIN([.N160:.N182])" office:value-type="float" office:value="15.4232" calcext:value-type="float">
            <text:p>15.4232</text:p>
          </table:table-cell>
          <table:table-cell table:style-name="ce23"/>
          <table:table-cell table:style-name="ce11" table:formula="of:=MAX([.P160:.P182])-MIN([.P160:.P182])" office:value-type="float" office:value="3" calcext:value-type="float">
            <text:p>3</text:p>
          </table:table-cell>
          <table:table-cell table:style-name="ce11" table:formula="of:=MAX([.Q160:.Q182])-MIN([.Q160:.Q182])" office:value-type="float" office:value="1.29999999999995" calcext:value-type="float">
            <text:p>1.29999999999995</text:p>
          </table:table-cell>
          <table:table-cell table:style-name="ce33"/>
          <table:table-cell table:style-name="ce11" table:formula="of:=MAX([.S160:.S182])-MIN([.S160:.S182])" office:value-type="float" office:value="0.58" calcext:value-type="float">
            <text:p>0.58</text:p>
          </table:table-cell>
          <table:table-cell table:style-name="ce11" table:formula="of:=MAX([.T160:.T182])-MIN([.T160:.T182])" office:value-type="float" office:value="0.43" calcext:value-type="float">
            <text:p>0.43</text:p>
          </table:table-cell>
          <table:table-cell table:style-name="ce23"/>
          <table:table-cell table:style-name="ce11" table:formula="of:=MAX([.V160:.V182])-MIN([.V160:.V182])" office:value-type="float" office:value="3.79999999999995" calcext:value-type="float">
            <text:p>3.79999999999995</text:p>
          </table:table-cell>
          <table:table-cell table:style-name="ce11" table:formula="of:=MAX([.W160:.W182])-MIN([.W160:.W182])" office:value-type="float" office:value="2.29999999999995" calcext:value-type="float">
            <text:p>2.29999999999995</text:p>
          </table:table-cell>
          <table:table-cell table:style-name="ce33"/>
          <table:table-cell table:style-name="ce11" table:formula="of:=MAX([.Y160:.Y182])-MIN([.Y160:.Y182])" office:value-type="float" office:value="0.58" calcext:value-type="float">
            <text:p>0.58</text:p>
          </table:table-cell>
          <table:table-cell table:style-name="ce11" table:formula="of:=MAX([.Z160:.Z182])-MIN([.Z160:.Z182])" office:value-type="float" office:value="0.48" calcext:value-type="float">
            <text:p>0.48</text:p>
          </table:table-cell>
          <table:table-cell table:style-name="ce23"/>
          <table:table-cell table:style-name="ce11" table:formula="of:=MAX([.AB160:.AB182])-MIN([.AB160:.AB182])" office:value-type="float" office:value="2.29999999999995" calcext:value-type="float">
            <text:p>2.29999999999995</text:p>
          </table:table-cell>
          <table:table-cell table:style-name="ce11" table:formula="of:=MAX([.AC160:.AC182])-MIN([.AC160:.AC182])" office:value-type="float" office:value="0.400000000000091" calcext:value-type="float">
            <text:p>0.400000000000091</text:p>
          </table:table-cell>
          <table:table-cell table:style-name="ce33"/>
          <table:table-cell table:style-name="ce11" table:formula="of:=MAX([.AE160:.AE182])-MIN([.AE160:.AE182])" office:value-type="float" office:value="0.57" calcext:value-type="float">
            <text:p>0.57</text:p>
          </table:table-cell>
          <table:table-cell table:style-name="ce11" table:formula="of:=MAX([.AF160:.AF182])-MIN([.AF160:.AF182])" office:value-type="float" office:value="0.49" calcext:value-type="float">
            <text:p>0.49</text:p>
          </table:table-cell>
          <table:table-cell table:style-name="ce23"/>
          <table:table-cell table:style-name="ce11" table:formula="of:=MAX([.AH160:.AH182])-MIN([.AH160:.AH182])" office:value-type="float" office:value="2.10000000000014" calcext:value-type="float">
            <text:p>2.10000000000014</text:p>
          </table:table-cell>
          <table:table-cell table:style-name="ce11" table:formula="of:=MAX([.AI160:.AI182])-MIN([.AI160:.AI182])" office:value-type="float" office:value="1.40000000000009" calcext:value-type="float">
            <text:p>1.40000000000009</text:p>
          </table:table-cell>
          <table:table-cell table:style-name="ce33"/>
          <table:table-cell table:style-name="ce11" table:formula="of:=MAX([.AK160:.AK182])-MIN([.AK160:.AK182])" office:value-type="float" office:value="0.56" calcext:value-type="float">
            <text:p>0.56</text:p>
          </table:table-cell>
          <table:table-cell table:style-name="ce11" table:formula="of:=MAX([.AL160:.AL182])-MIN([.AL160:.AL182])" office:value-type="float" office:value="0.510000000000001" calcext:value-type="float">
            <text:p>0.510000000000001</text:p>
          </table:table-cell>
          <table:table-cell table:style-name="ce23"/>
          <table:table-cell table:style-name="ce11" table:formula="of:=MAX([.AN160:.AN182])-MIN([.AN160:.AN182])" office:value-type="float" office:value="2.72000000000003" calcext:value-type="float">
            <text:p>2.72000000000003</text:p>
          </table:table-cell>
          <table:table-cell table:style-name="ce11" table:formula="of:=MAX([.AO160:.AO182])-MIN([.AO160:.AO182])" office:value-type="float" office:value="2.81999999999994" calcext:value-type="float">
            <text:p>2.81999999999994</text:p>
          </table:table-cell>
          <table:table-cell table:style-name="ce33"/>
          <table:table-cell table:style-name="ce11" table:formula="of:=MAX([.AQ160:.AQ182])-MIN([.AQ160:.AQ182])" office:value-type="float" office:value="0.459999999999999" calcext:value-type="float">
            <text:p>0.459999999999999</text:p>
          </table:table-cell>
          <table:table-cell table:style-name="ce11" table:formula="of:=MAX([.AR160:.AR182])-MIN([.AR160:.AR182])" office:value-type="float" office:value="0.380000000000001" calcext:value-type="float">
            <text:p>0.380000000000001</text:p>
          </table:table-cell>
          <table:table-cell table:style-name="ce23"/>
          <table:table-cell table:style-name="ce68" table:formula="of:=MAX([.AT160:.AT182])-MIN([.AT160:.AT182])" office:value-type="float" office:value="8352" calcext:value-type="float">
            <text:p>8,352</text:p>
          </table:table-cell>
          <table:table-cell table:style-name="ce68" table:formula="of:=MAX([.AU160:.AU182])-MIN([.AU160:.AU182])" office:value-type="float" office:value="4705" calcext:value-type="float">
            <text:p>4,705</text:p>
          </table:table-cell>
          <table:table-cell table:style-name="ce72"/>
          <table:table-cell table:style-name="ce68" table:formula="of:=MAX([.AW160:.AW182])-MIN([.AW160:.AW182])" office:value-type="float" office:value="8307" calcext:value-type="float">
            <text:p>8,307</text:p>
          </table:table-cell>
          <table:table-cell table:style-name="ce68" table:formula="of:=MAX([.AX160:.AX182])-MIN([.AX160:.AX182])" office:value-type="float" office:value="6112" calcext:value-type="float">
            <text:p>6,112</text:p>
          </table:table-cell>
          <table:table-cell table:style-name="ce72"/>
          <table:table-cell table:style-name="ce68" table:formula="of:=MAX([.AZ160:.AZ182])-MIN([.AZ160:.AZ182])" office:value-type="float" office:value="3017" calcext:value-type="float">
            <text:p>3,017</text:p>
          </table:table-cell>
          <table:table-cell table:style-name="ce68" table:formula="of:=MAX([.BA160:.BA182])-MIN([.BA160:.BA182])" office:value-type="float" office:value="2139" calcext:value-type="float">
            <text:p>2,139</text:p>
          </table:table-cell>
          <table:table-cell table:style-name="ce46"/>
          <table:table-cell table:style-name="ce11" table:formula="of:=MAX([.BC160:.BC182])-MIN([.BC160:.BC182])" office:value-type="float" office:value="0.0355472175203778" calcext:value-type="float">
            <text:p>0.035547217520378</text:p>
          </table:table-cell>
          <table:table-cell table:style-name="ce11" table:formula="of:=MAX([.BD160:.BD182])-MIN([.BD160:.BD182])" office:value-type="float" office:value="0.0258309901565005" calcext:value-type="float">
            <text:p>0.025830990156501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160:.D182];3)-QUARTILE([.D160:.D182];1)" office:value-type="float" office:value="2" calcext:value-type="float">
            <text:p>2</text:p>
          </table:table-cell>
          <table:table-cell table:style-name="ce13" table:formula="of:=QUARTILE([.E160:.E182];3)-QUARTILE([.E160:.E182];1)" office:value-type="float" office:value="1" calcext:value-type="float">
            <text:p>1</text:p>
          </table:table-cell>
          <table:table-cell table:style-name="ce13" table:formula="of:=QUARTILE([.F160:.F182];3)-QUARTILE([.F160:.F182];1)" office:value-type="float" office:value="1.25" calcext:value-type="float">
            <text:p>1.25</text:p>
          </table:table-cell>
          <table:table-cell table:style-name="ce13" table:formula="of:=QUARTILE([.G160:.G182];3)-QUARTILE([.G160:.G182];1)" office:value-type="float" office:value="1.25" calcext:value-type="float">
            <text:p>1.25</text:p>
          </table:table-cell>
          <table:table-cell table:style-name="ce13" table:formula="of:=QUARTILE([.H160:.H182];3)-QUARTILE([.H160:.H182];1)" office:value-type="float" office:value="0.162224999999992" calcext:value-type="float">
            <text:p>0.162224999999992</text:p>
          </table:table-cell>
          <table:table-cell table:style-name="ce13" table:formula="of:=QUARTILE([.I160:.I182];3)-QUARTILE([.I160:.I182];1)" office:value-type="float" office:value="0.105074999999985" calcext:value-type="float">
            <text:p>0.105074999999985</text:p>
          </table:table-cell>
          <table:table-cell table:style-name="ce30"/>
          <table:table-cell table:style-name="ce13" table:formula="of:=QUARTILE([.K160:.K182];3)-QUARTILE([.K160:.K182];1)" office:value-type="float" office:value="0.373099999999997" calcext:value-type="float">
            <text:p>0.373099999999997</text:p>
          </table:table-cell>
          <table:table-cell table:style-name="ce13" table:formula="of:=QUARTILE([.L160:.L182];3)-QUARTILE([.L160:.L182];1)" office:value-type="float" office:value="0.443949999999997" calcext:value-type="float">
            <text:p>0.443949999999997</text:p>
          </table:table-cell>
          <table:table-cell table:style-name="ce59" table:formula="of:=QUARTILE([.M160:.M182];3)-QUARTILE([.M160:.M182];1)" office:value-type="float" office:value="2.60715" calcext:value-type="float">
            <text:p>2.60715</text:p>
          </table:table-cell>
          <table:table-cell table:style-name="ce59" table:formula="of:=QUARTILE([.N160:.N182];3)-QUARTILE([.N160:.N182];1)" office:value-type="float" office:value="9.70295" calcext:value-type="float">
            <text:p>9.70295</text:p>
          </table:table-cell>
          <table:table-cell table:style-name="ce32"/>
          <table:table-cell table:style-name="ce13" table:formula="of:=QUARTILE([.P160:.P182];3)-QUARTILE([.P160:.P182];1)" office:value-type="float" office:value="0.825000000000046" calcext:value-type="float">
            <text:p>0.825000000000046</text:p>
          </table:table-cell>
          <table:table-cell table:style-name="ce13" table:formula="of:=QUARTILE([.Q160:.Q182];3)-QUARTILE([.Q160:.Q182];1)" office:value-type="float" office:value="0.975000000000136" calcext:value-type="float">
            <text:p>0.975000000000136</text:p>
          </table:table-cell>
          <table:table-cell table:style-name="ce34"/>
          <table:table-cell table:style-name="ce13" table:formula="of:=QUARTILE([.S160:.S182];3)-QUARTILE([.S160:.S182];1)" office:value-type="float" office:value="0.135" calcext:value-type="float">
            <text:p>0.135</text:p>
          </table:table-cell>
          <table:table-cell table:style-name="ce13" table:formula="of:=QUARTILE([.T160:.T182];3)-QUARTILE([.T160:.T182];1)" office:value-type="float" office:value="0.27" calcext:value-type="float">
            <text:p>0.27</text:p>
          </table:table-cell>
          <table:table-cell table:style-name="ce32"/>
          <table:table-cell table:style-name="ce13" table:formula="of:=QUARTILE([.V160:.V182];3)-QUARTILE([.V160:.V182];1)" office:value-type="float" office:value="1.27500000000009" calcext:value-type="float">
            <text:p>1.27500000000009</text:p>
          </table:table-cell>
          <table:table-cell table:style-name="ce13" table:formula="of:=QUARTILE([.W160:.W182];3)-QUARTILE([.W160:.W182];1)" office:value-type="float" office:value="1.22499999999991" calcext:value-type="float">
            <text:p>1.22499999999991</text:p>
          </table:table-cell>
          <table:table-cell table:style-name="ce36"/>
          <table:table-cell table:style-name="ce13" table:formula="of:=QUARTILE([.Y160:.Y182];3)-QUARTILE([.Y160:.Y182];1)" office:value-type="float" office:value="0.14" calcext:value-type="float">
            <text:p>0.14</text:p>
          </table:table-cell>
          <table:table-cell table:style-name="ce13" table:formula="of:=QUARTILE([.Z160:.Z182];3)-QUARTILE([.Z160:.Z182];1)" office:value-type="float" office:value="0.23" calcext:value-type="float">
            <text:p>0.23</text:p>
          </table:table-cell>
          <table:table-cell table:style-name="ce32"/>
          <table:table-cell table:style-name="ce13" table:formula="of:=QUARTILE([.AB160:.AB182];3)-QUARTILE([.AB160:.AB182];1)" office:value-type="float" office:value="0.375" calcext:value-type="float">
            <text:p>0.375</text:p>
          </table:table-cell>
          <table:table-cell table:style-name="ce13" table:formula="of:=QUARTILE([.AC160:.AC182];3)-QUARTILE([.AC160:.AC182];1)" office:value-type="float" office:value="0.200000000000045" calcext:value-type="float">
            <text:p>0.200000000000045</text:p>
          </table:table-cell>
          <table:table-cell table:style-name="ce36"/>
          <table:table-cell table:style-name="ce13" table:formula="of:=QUARTILE([.AE160:.AE182];3)-QUARTILE([.AE160:.AE182];1)" office:value-type="float" office:value="0.15" calcext:value-type="float">
            <text:p>0.15</text:p>
          </table:table-cell>
          <table:table-cell table:style-name="ce13" table:formula="of:=QUARTILE([.AF160:.AF182];3)-QUARTILE([.AF160:.AF182];1)" office:value-type="float" office:value="0.24" calcext:value-type="float">
            <text:p>0.24</text:p>
          </table:table-cell>
          <table:table-cell table:style-name="ce32"/>
          <table:table-cell table:style-name="ce13" table:formula="of:=QUARTILE([.AH160:.AH182];3)-QUARTILE([.AH160:.AH182];1)" office:value-type="float" office:value="0.549999999999955" calcext:value-type="float">
            <text:p>0.549999999999955</text:p>
          </table:table-cell>
          <table:table-cell table:style-name="ce13" table:formula="of:=QUARTILE([.AI160:.AI182];3)-QUARTILE([.AI160:.AI182];1)" office:value-type="float" office:value="0.475000000000136" calcext:value-type="float">
            <text:p>0.475000000000136</text:p>
          </table:table-cell>
          <table:table-cell table:style-name="ce36"/>
          <table:table-cell table:style-name="ce13" table:formula="of:=QUARTILE([.AK160:.AK182];3)-QUARTILE([.AK160:.AK182];1)" office:value-type="float" office:value="0.115" calcext:value-type="float">
            <text:p>0.115</text:p>
          </table:table-cell>
          <table:table-cell table:style-name="ce13" table:formula="of:=QUARTILE([.AL160:.AL182];3)-QUARTILE([.AL160:.AL182];1)" office:value-type="float" office:value="0.217500000000001" calcext:value-type="float">
            <text:p>0.217500000000001</text:p>
          </table:table-cell>
          <table:table-cell table:style-name="ce32"/>
          <table:table-cell table:style-name="ce13" table:formula="of:=QUARTILE([.AN160:.AN182];3)-QUARTILE([.AN160:.AN182];1)" office:value-type="float" office:value="1.02249999999992" calcext:value-type="float">
            <text:p>1.02249999999992</text:p>
          </table:table-cell>
          <table:table-cell table:style-name="ce13" table:formula="of:=QUARTILE([.AO160:.AO182];3)-QUARTILE([.AO160:.AO182];1)" office:value-type="float" office:value="0.539999999999964" calcext:value-type="float">
            <text:p>0.539999999999964</text:p>
          </table:table-cell>
          <table:table-cell table:style-name="ce36"/>
          <table:table-cell table:style-name="ce13" table:formula="of:=QUARTILE([.AQ160:.AQ182];3)-QUARTILE([.AQ160:.AQ182];1)" office:value-type="float" office:value="0.172499999999999" calcext:value-type="float">
            <text:p>0.172499999999999</text:p>
          </table:table-cell>
          <table:table-cell table:style-name="ce13" table:formula="of:=QUARTILE([.AR160:.AR182];3)-QUARTILE([.AR160:.AR182];1)" office:value-type="float" office:value="0.220000000000001" calcext:value-type="float">
            <text:p>0.220000000000001</text:p>
          </table:table-cell>
          <table:table-cell table:style-name="ce24"/>
          <table:table-cell table:style-name="ce69" table:formula="of:=QUARTILE([.AT160:.AT182];3)-QUARTILE([.AT160:.AT182];1)" office:value-type="float" office:value="1899.25" calcext:value-type="float">
            <text:p>1,899</text:p>
          </table:table-cell>
          <table:table-cell table:style-name="ce69" table:formula="of:=QUARTILE([.AU160:.AU182];3)-QUARTILE([.AU160:.AU182];1)" office:value-type="float" office:value="2458.5" calcext:value-type="float">
            <text:p>2,459</text:p>
          </table:table-cell>
          <table:table-cell table:style-name="ce72"/>
          <table:table-cell table:style-name="ce69" table:formula="of:=QUARTILE([.AW160:.AW182];3)-QUARTILE([.AW160:.AW182];1)" office:value-type="float" office:value="1791.75" calcext:value-type="float">
            <text:p>1,792</text:p>
          </table:table-cell>
          <table:table-cell table:style-name="ce69" table:formula="of:=QUARTILE([.AX160:.AX182];3)-QUARTILE([.AX160:.AX182];1)" office:value-type="float" office:value="2159.5" calcext:value-type="float">
            <text:p>2,160</text:p>
          </table:table-cell>
          <table:table-cell table:style-name="ce72"/>
          <table:table-cell table:style-name="ce69" table:formula="of:=QUARTILE([.AZ160:.AZ182];3)-QUARTILE([.AZ160:.AZ182];1)" office:value-type="float" office:value="973.875" calcext:value-type="float">
            <text:p>974</text:p>
          </table:table-cell>
          <table:table-cell table:style-name="ce69" table:formula="of:=QUARTILE([.BA160:.BA182];3)-QUARTILE([.BA160:.BA182];1)" office:value-type="float" office:value="420" calcext:value-type="float">
            <text:p>420</text:p>
          </table:table-cell>
          <table:table-cell table:style-name="ce46"/>
          <table:table-cell table:style-name="ce13" table:formula="of:=QUARTILE([.BC160:.BC182];3)-QUARTILE([.BC160:.BC182];1)" office:value-type="float" office:value="0.00753058497816764" calcext:value-type="float">
            <text:p>0.007530584978168</text:p>
          </table:table-cell>
          <table:table-cell table:style-name="ce13" table:formula="of:=QUARTILE([.BD160:.BD182];3)-QUARTILE([.BD160:.BD182];1)" office:value-type="float" office:value="0.00916613479756717" calcext:value-type="float">
            <text:p>0.009166134797567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4"/>
          <table:table-cell table:number-columns-repeated="2"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number-columns-repeated="2" table:style-name="ce17" office:value-type="float" office:value="438" calcext:value-type="float">
            <text:p>438</text:p>
          </table:table-cell>
          <table:table-cell table:number-columns-repeated="2" table:style-name="ce17" office:value-type="float" office:value="1160" calcext:value-type="float">
            <text:p>1160</text:p>
          </table:table-cell>
          <table:table-cell table:style-name="ce17" office:value-type="float" office:value="89.9414" calcext:value-type="float">
            <text:p>89.9414</text:p>
          </table:table-cell>
          <table:table-cell table:style-name="ce17" office:value-type="float" office:value="90.0584" calcext:value-type="float">
            <text:p>90.0584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8.1977" calcext:value-type="float">
            <text:p>28.1977</text:p>
          </table:table-cell>
          <table:table-cell table:style-name="ce58" office:value-type="float" office:value="46.7804" calcext:value-type="float">
            <text:p>46.7804</text:p>
          </table:table-cell>
          <table:table-cell table:style-name="ce58" office:value-type="float" office:value="44.67" calcext:value-type="float">
            <text:p>44.67</text:p>
          </table:table-cell>
          <table:table-cell/>
          <table:table-cell table:style-name="ce17" office:value-type="float" office:value="1173.8" calcext:value-type="float">
            <text:p>1173.8</text:p>
          </table:table-cell>
          <table:table-cell table:style-name="ce17" office:value-type="float" office:value="1173.3" calcext:value-type="float">
            <text:p>1173.3</text:p>
          </table:table-cell>
          <table:table-cell table:style-name="ce31"/>
          <table:table-cell table:style-name="ce17" office:value-type="float" office:value="9.13" calcext:value-type="float">
            <text:p>9.13</text:p>
          </table:table-cell>
          <table:table-cell table:style-name="ce17" office:value-type="float" office:value="8.96" calcext:value-type="float">
            <text:p>8.96</text:p>
          </table:table-cell>
          <table:table-cell/>
          <table:table-cell table:style-name="ce17" office:value-type="float" office:value="1134.9" calcext:value-type="float">
            <text:p>1134.9</text:p>
          </table:table-cell>
          <table:table-cell table:style-name="ce17" office:value-type="float" office:value="1135.8" calcext:value-type="float">
            <text:p>1135.8</text:p>
          </table:table-cell>
          <table:table-cell table:style-name="ce31"/>
          <table:table-cell table:style-name="ce17" office:value-type="float" office:value="2.33" calcext:value-type="float">
            <text:p>2.33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104.8" calcext:value-type="float">
            <text:p>1104.8</text:p>
          </table:table-cell>
          <table:table-cell table:style-name="ce17" office:value-type="float" office:value="1106" calcext:value-type="float">
            <text:p>1106</text:p>
          </table:table-cell>
          <table:table-cell table:style-name="ce31"/>
          <table:table-cell table:style-name="ce17" office:value-type="float" office:value="2.21" calcext:value-type="float">
            <text:p>2.21</text:p>
          </table:table-cell>
          <table:table-cell table:style-name="ce17" office:value-type="float" office:value="2.44" calcext:value-type="float">
            <text:p>2.44</text:p>
          </table:table-cell>
          <table:table-cell/>
          <table:table-cell table:style-name="ce17" office:value-type="float" office:value="1051.7" calcext:value-type="float">
            <text:p>1051.7</text:p>
          </table:table-cell>
          <table:table-cell table:style-name="ce17" office:value-type="float" office:value="1053.2" calcext:value-type="float">
            <text:p>1053.2</text:p>
          </table:table-cell>
          <table:table-cell table:style-name="ce31"/>
          <table:table-cell table:style-name="ce17" office:value-type="float" office:value="6.47" calcext:value-type="float">
            <text:p>6.47</text:p>
          </table:table-cell>
          <table:table-cell table:style-name="ce17" office:value-type="float" office:value="6.71" calcext:value-type="float">
            <text:p>6.71</text:p>
          </table:table-cell>
          <table:table-cell/>
          <table:table-cell table:style-name="ce17" office:value-type="float" office:value="976.16" calcext:value-type="float">
            <text:p>976.16</text:p>
          </table:table-cell>
          <table:table-cell table:style-name="ce17" office:value-type="float" office:value="976.94" calcext:value-type="float">
            <text:p>976.94</text:p>
          </table:table-cell>
          <table:table-cell table:style-name="ce31"/>
          <table:table-cell table:style-name="ce17" office:value-type="float" office:value="9.77" calcext:value-type="float">
            <text:p>9.77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1042" calcext:value-type="float">
            <text:p>111,042</text:p>
          </table:table-cell>
          <table:table-cell table:style-name="ce45" office:value-type="float" office:value="117355" calcext:value-type="float">
            <text:p>117,355</text:p>
          </table:table-cell>
          <table:table-cell/>
          <table:table-cell table:style-name="ce45" office:value-type="float" office:value="40786.5" calcext:value-type="float">
            <text:p>40,787</text:p>
          </table:table-cell>
          <table:table-cell table:style-name="ce45" office:value-type="float" office:value="32963" calcext:value-type="float">
            <text:p>32,963</text:p>
          </table:table-cell>
          <table:table-cell/>
          <table:table-cell table:style-name="ce45" office:value-type="float" office:value="80551" calcext:value-type="float">
            <text:p>80,551</text:p>
          </table:table-cell>
          <table:table-cell table:style-name="ce45" office:value-type="float" office:value="82221.5" calcext:value-type="float">
            <text:p>82,222</text:p>
          </table:table-cell>
          <table:table-cell/>
          <table:table-cell table:formula="of:=[.AW190]/([.AT190]+[.AW190]+[.AZ190])" office:value-type="float" office:value="0.175516773209341" calcext:value-type="float">
            <text:p>0.175516773209341</text:p>
          </table:table-cell>
          <table:table-cell table:formula="of:=[.AX190]/([.AU190]+[.AX190]+[.BA190])" office:value-type="float" office:value="0.141752261443755" calcext:value-type="float">
            <text:p>0.14175226144375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number-columns-repeated="2" table:style-name="ce17" office:value-type="float" office:value="439" calcext:value-type="float">
            <text:p>439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90.0792" calcext:value-type="float">
            <text:p>90.0792</text:p>
          </table:table-cell>
          <table:table-cell table:style-name="ce17" office:value-type="float" office:value="89.8335" calcext:value-type="float">
            <text:p>89.8335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39.4126" calcext:value-type="float">
            <text:p>39.4126</text:p>
          </table:table-cell>
          <table:table-cell table:style-name="ce58" office:value-type="float" office:value="44.2351" calcext:value-type="float">
            <text:p>44.2351</text:p>
          </table:table-cell>
          <table:table-cell/>
          <table:table-cell table:style-name="ce17" office:value-type="float" office:value="1175" calcext:value-type="float">
            <text:p>1175</text:p>
          </table:table-cell>
          <table:table-cell table:style-name="ce17" office:value-type="float" office:value="1172.1" calcext:value-type="float">
            <text:p>1172.1</text:p>
          </table:table-cell>
          <table:table-cell table:style-name="ce31"/>
          <table:table-cell table:style-name="ce17" office:value-type="float" office:value="8.86" calcext:value-type="float">
            <text:p>8.86</text:p>
          </table:table-cell>
          <table:table-cell table:style-name="ce17" office:value-type="float" office:value="8.92" calcext:value-type="float">
            <text:p>8.92</text:p>
          </table:table-cell>
          <table:table-cell/>
          <table:table-cell table:number-columns-repeated="2" table:style-name="ce17" office:value-type="float" office:value="1135.7" calcext:value-type="float">
            <text:p>1135.7</text:p>
          </table:table-cell>
          <table:table-cell table:style-name="ce31"/>
          <table:table-cell table:style-name="ce17" office:value-type="float" office:value="2.06" calcext:value-type="float">
            <text:p>2.06</text:p>
          </table:table-cell>
          <table:table-cell table:style-name="ce17" office:value-type="float" office:value="2.11" calcext:value-type="float">
            <text:p>2.11</text:p>
          </table:table-cell>
          <table:table-cell/>
          <table:table-cell table:number-columns-repeated="2" table:style-name="ce17" office:value-type="float" office:value="1106" calcext:value-type="float">
            <text:p>1106</text:p>
          </table:table-cell>
          <table:table-cell table:style-name="ce31"/>
          <table:table-cell table:style-name="ce17" office:value-type="float" office:value="2.48" calcext:value-type="float">
            <text:p>2.48</text:p>
          </table:table-cell>
          <table:table-cell table:style-name="ce17" office:value-type="float" office:value="2.49" calcext:value-type="float">
            <text:p>2.49</text:p>
          </table:table-cell>
          <table:table-cell/>
          <table:table-cell table:style-name="ce17" office:value-type="float" office:value="1053.3" calcext:value-type="float">
            <text:p>1053.3</text:p>
          </table:table-cell>
          <table:table-cell table:style-name="ce17" office:value-type="float" office:value="1054.3" calcext:value-type="float">
            <text:p>1054.3</text:p>
          </table:table-cell>
          <table:table-cell table:style-name="ce31"/>
          <table:table-cell table:number-columns-repeated="2" table:style-name="ce17" office:value-type="float" office:value="6.76" calcext:value-type="float">
            <text:p>6.76</text:p>
          </table:table-cell>
          <table:table-cell/>
          <table:table-cell table:style-name="ce17" office:value-type="float" office:value="976.9" calcext:value-type="float">
            <text:p>976.9</text:p>
          </table:table-cell>
          <table:table-cell table:style-name="ce17" office:value-type="float" office:value="978.08" calcext:value-type="float">
            <text:p>978.08</text:p>
          </table:table-cell>
          <table:table-cell table:style-name="ce31"/>
          <table:table-cell table:number-columns-repeated="2"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4992" calcext:value-type="float">
            <text:p>114,992</text:p>
          </table:table-cell>
          <table:table-cell table:style-name="ce45" office:value-type="float" office:value="119360" calcext:value-type="float">
            <text:p>119,360</text:p>
          </table:table-cell>
          <table:table-cell/>
          <table:table-cell table:style-name="ce45" office:value-type="float" office:value="36018.5" calcext:value-type="float">
            <text:p>36,019</text:p>
          </table:table-cell>
          <table:table-cell table:style-name="ce45" office:value-type="float" office:value="30770" calcext:value-type="float">
            <text:p>30,770</text:p>
          </table:table-cell>
          <table:table-cell/>
          <table:table-cell table:style-name="ce45" office:value-type="float" office:value="81408.5" calcext:value-type="float">
            <text:p>81,409</text:p>
          </table:table-cell>
          <table:table-cell table:style-name="ce45" office:value-type="float" office:value="82836" calcext:value-type="float">
            <text:p>82,836</text:p>
          </table:table-cell>
          <table:table-cell/>
          <table:table-cell table:formula="of:=[.AW192]/([.AT192]+[.AW192]+[.AZ192])" office:value-type="float" office:value="0.154972269909087" calcext:value-type="float">
            <text:p>0.154972269909087</text:p>
          </table:table-cell>
          <table:table-cell table:formula="of:=[.AX192]/([.AU192]+[.AX192]+[.BA192])" office:value-type="float" office:value="0.1320793592198" calcext:value-type="float">
            <text:p>0.132079359219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90.091" calcext:value-type="float">
            <text:p>90.091</text:p>
          </table:table-cell>
          <table:table-cell table:style-name="ce17" office:value-type="float" office:value="89.9419" calcext:value-type="float">
            <text:p>89.9419</text:p>
          </table:table-cell>
          <table:table-cell/>
          <table:table-cell table:style-name="ce17" office:value-type="float" office:value="28.6105" calcext:value-type="float">
            <text:p>28.6105</text:p>
          </table:table-cell>
          <table:table-cell table:style-name="ce17" office:value-type="float" office:value="27.5291" calcext:value-type="float">
            <text:p>27.5291</text:p>
          </table:table-cell>
          <table:table-cell table:style-name="ce58" office:value-type="float" office:value="46.8285" calcext:value-type="float">
            <text:p>46.8285</text:p>
          </table:table-cell>
          <table:table-cell table:style-name="ce58" office:value-type="float" office:value="50.1052" calcext:value-type="float">
            <text:p>50.1052</text:p>
          </table:table-cell>
          <table:table-cell/>
          <table:table-cell table:style-name="ce17" office:value-type="float" office:value="1174.3" calcext:value-type="float">
            <text:p>1174.3</text:p>
          </table:table-cell>
          <table:table-cell table:style-name="ce17" office:value-type="float" office:value="1173.2" calcext:value-type="float">
            <text:p>1173.2</text:p>
          </table:table-cell>
          <table:table-cell table:style-name="ce31"/>
          <table:table-cell table:style-name="ce17" office:value-type="float" office:value="8.96" calcext:value-type="float">
            <text:p>8.96</text:p>
          </table:table-cell>
          <table:table-cell table:style-name="ce17" office:value-type="float" office:value="8.93" calcext:value-type="float">
            <text:p>8.93</text:p>
          </table:table-cell>
          <table:table-cell/>
          <table:table-cell table:style-name="ce17" office:value-type="float" office:value="1135.8" calcext:value-type="float">
            <text:p>1135.8</text:p>
          </table:table-cell>
          <table:table-cell table:style-name="ce17" office:value-type="float" office:value="1133.7" calcext:value-type="float">
            <text:p>1133.7</text:p>
          </table:table-cell>
          <table:table-cell table:style-name="ce31"/>
          <table:table-cell table:style-name="ce17" office:value-type="float" office:value="2.17" calcext:value-type="float">
            <text:p>2.17</text:p>
          </table:table-cell>
          <table:table-cell table:style-name="ce17" office:value-type="float" office:value="2.13" calcext:value-type="float">
            <text:p>2.13</text:p>
          </table:table-cell>
          <table:table-cell/>
          <table:table-cell table:number-columns-repeated="2" table:style-name="ce17" office:value-type="float" office:value="1105.9" calcext:value-type="float">
            <text:p>1105.9</text:p>
          </table:table-cell>
          <table:table-cell table:style-name="ce31"/>
          <table:table-cell table:style-name="ce17" office:value-type="float" office:value="2.38" calcext:value-type="float">
            <text:p>2.38</text:p>
          </table:table-cell>
          <table:table-cell table:style-name="ce17" office:value-type="float" office:value="2.42" calcext:value-type="float">
            <text:p>2.42</text:p>
          </table:table-cell>
          <table:table-cell/>
          <table:table-cell table:style-name="ce17" office:value-type="float" office:value="1052" calcext:value-type="float">
            <text:p>1052</text:p>
          </table:table-cell>
          <table:table-cell table:style-name="ce17" office:value-type="float" office:value="1054.1" calcext:value-type="float">
            <text:p>1054.1</text:p>
          </table:table-cell>
          <table:table-cell table:style-name="ce31"/>
          <table:table-cell table:style-name="ce17" office:value-type="float" office:value="6.65" calcext:value-type="float">
            <text:p>6.65</text:p>
          </table:table-cell>
          <table:table-cell table:style-name="ce17" office:value-type="float" office:value="6.68" calcext:value-type="float">
            <text:p>6.68</text:p>
          </table:table-cell>
          <table:table-cell/>
          <table:table-cell table:style-name="ce17" office:value-type="float" office:value="976.54" calcext:value-type="float">
            <text:p>976.54</text:p>
          </table:table-cell>
          <table:table-cell table:style-name="ce17" office:value-type="float" office:value="978.83" calcext:value-type="float">
            <text:p>978.83</text:p>
          </table:table-cell>
          <table:table-cell table:style-name="ce31"/>
          <table:table-cell table:style-name="ce17" office:value-type="float" office:value="9.9" calcext:value-type="float">
            <text:p>9.9</text:p>
          </table:table-cell>
          <table:table-cell table:style-name="ce17" office:value-type="float" office:value="9.98" calcext:value-type="float">
            <text:p>9.98</text:p>
          </table:table-cell>
          <table:table-cell/>
          <table:table-cell table:style-name="ce45" office:value-type="float" office:value="111707" calcext:value-type="float">
            <text:p>111,707</text:p>
          </table:table-cell>
          <table:table-cell table:style-name="ce45" office:value-type="float" office:value="114831" calcext:value-type="float">
            <text:p>114,831</text:p>
          </table:table-cell>
          <table:table-cell/>
          <table:table-cell table:style-name="ce45" office:value-type="float" office:value="38470" calcext:value-type="float">
            <text:p>38,470</text:p>
          </table:table-cell>
          <table:table-cell table:style-name="ce45" office:value-type="float" office:value="34549" calcext:value-type="float">
            <text:p>34,549</text:p>
          </table:table-cell>
          <table:table-cell/>
          <table:table-cell table:style-name="ce45" office:value-type="float" office:value="82443.5" calcext:value-type="float">
            <text:p>82,444</text:p>
          </table:table-cell>
          <table:table-cell table:style-name="ce45" office:value-type="float" office:value="83556" calcext:value-type="float">
            <text:p>83,556</text:p>
          </table:table-cell>
          <table:table-cell/>
          <table:table-cell table:formula="of:=[.AW194]/([.AT194]+[.AW194]+[.AZ194])" office:value-type="float" office:value="0.165376654250163" calcext:value-type="float">
            <text:p>0.165376654250163</text:p>
          </table:table-cell>
          <table:table-cell table:formula="of:=[.AX194]/([.AU194]+[.AX194]+[.BA194])" office:value-type="float" office:value="0.148319710134973" calcext:value-type="float">
            <text:p>0.14831971013497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89.8329" calcext:value-type="float">
            <text:p>89.8329</text:p>
          </table:table-cell>
          <table:table-cell table:style-name="ce17" office:value-type="float" office:value="90.1364" calcext:value-type="float">
            <text:p>90.1364</text:p>
          </table:table-cell>
          <table:table-cell/>
          <table:table-cell table:style-name="ce17" office:value-type="float" office:value="28.6105" calcext:value-type="float">
            <text:p>28.6105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6.3516" calcext:value-type="float">
            <text:p>46.3516</text:p>
          </table:table-cell>
          <table:table-cell table:style-name="ce58" office:value-type="float" office:value="37.9083" calcext:value-type="float">
            <text:p>37.9083</text:p>
          </table:table-cell>
          <table:table-cell/>
          <table:table-cell table:style-name="ce17" office:value-type="float" office:value="1175" calcext:value-type="float">
            <text:p>1175</text:p>
          </table:table-cell>
          <table:table-cell table:style-name="ce17" office:value-type="float" office:value="1172.8" calcext:value-type="float">
            <text:p>1172.8</text:p>
          </table:table-cell>
          <table:table-cell table:style-name="ce31"/>
          <table:table-cell table:style-name="ce17" office:value-type="float" office:value="8.86" calcext:value-type="float">
            <text:p>8.86</text:p>
          </table:table-cell>
          <table:table-cell table:style-name="ce17" office:value-type="float" office:value="8.82" calcext:value-type="float">
            <text:p>8.82</text:p>
          </table:table-cell>
          <table:table-cell/>
          <table:table-cell table:style-name="ce17" office:value-type="float" office:value="1135.7" calcext:value-type="float">
            <text:p>1135.7</text:p>
          </table:table-cell>
          <table:table-cell table:style-name="ce17" office:value-type="float" office:value="1134.7" calcext:value-type="float">
            <text:p>1134.7</text:p>
          </table:table-cell>
          <table:table-cell table:style-name="ce31"/>
          <table:table-cell table:number-columns-repeated="2" table:style-name="ce17" office:value-type="float" office:value="2.06" calcext:value-type="float">
            <text:p>2.06</text:p>
          </table:table-cell>
          <table:table-cell/>
          <table:table-cell table:number-columns-repeated="2" table:style-name="ce17" office:value-type="float" office:value="1106" calcext:value-type="float">
            <text:p>1106</text:p>
          </table:table-cell>
          <table:table-cell table:style-name="ce31"/>
          <table:table-cell table:style-name="ce17" office:value-type="float" office:value="2.48" calcext:value-type="float">
            <text:p>2.48</text:p>
          </table:table-cell>
          <table:table-cell table:style-name="ce17" office:value-type="float" office:value="2.54" calcext:value-type="float">
            <text:p>2.54</text:p>
          </table:table-cell>
          <table:table-cell/>
          <table:table-cell table:style-name="ce17" office:value-type="float" office:value="1052.3" calcext:value-type="float">
            <text:p>1052.3</text:p>
          </table:table-cell>
          <table:table-cell table:style-name="ce17" office:value-type="float" office:value="1053.4" calcext:value-type="float">
            <text:p>1053.4</text:p>
          </table:table-cell>
          <table:table-cell table:style-name="ce31"/>
          <table:table-cell table:style-name="ce17" office:value-type="float" office:value="6.76" calcext:value-type="float">
            <text:p>6.76</text:p>
          </table:table-cell>
          <table:table-cell table:style-name="ce17" office:value-type="float" office:value="6.82" calcext:value-type="float">
            <text:p>6.82</text:p>
          </table:table-cell>
          <table:table-cell/>
          <table:table-cell table:style-name="ce17" office:value-type="float" office:value="976.9" calcext:value-type="float">
            <text:p>976.9</text:p>
          </table:table-cell>
          <table:table-cell table:style-name="ce17" office:value-type="float" office:value="978.26" calcext:value-type="float">
            <text:p>978.26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10322" calcext:value-type="float">
            <text:p>110,322</text:p>
          </table:table-cell>
          <table:table-cell table:style-name="ce45" office:value-type="float" office:value="116633" calcext:value-type="float">
            <text:p>116,633</text:p>
          </table:table-cell>
          <table:table-cell/>
          <table:table-cell table:style-name="ce45" office:value-type="float" office:value="39227" calcext:value-type="float">
            <text:p>39,227</text:p>
          </table:table-cell>
          <table:table-cell table:style-name="ce45" office:value-type="float" office:value="33851.5" calcext:value-type="float">
            <text:p>33,852</text:p>
          </table:table-cell>
          <table:table-cell/>
          <table:table-cell table:style-name="ce45" office:value-type="float" office:value="83487" calcext:value-type="float">
            <text:p>83,487</text:p>
          </table:table-cell>
          <table:table-cell table:style-name="ce45" office:value-type="float" office:value="81877.5" calcext:value-type="float">
            <text:p>81,878</text:p>
          </table:table-cell>
          <table:table-cell/>
          <table:table-cell table:formula="of:=[.AW196]/([.AT196]+[.AW196]+[.AZ196])" office:value-type="float" office:value="0.168330215074066" calcext:value-type="float">
            <text:p>0.168330215074066</text:p>
          </table:table-cell>
          <table:table-cell table:formula="of:=[.AX196]/([.AU196]+[.AX196]+[.BA196])" office:value-type="float" office:value="0.145684320155619" calcext:value-type="float">
            <text:p>0.14568432015561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06" calcext:value-type="float">
            <text:p>90.06</text:p>
          </table:table-cell>
          <table:table-cell table:style-name="ce17" office:value-type="float" office:value="89.9715" calcext:value-type="float">
            <text:p>89.9715</text:p>
          </table:table-cell>
          <table:table-cell/>
          <table:table-cell table:style-name="ce17" office:value-type="float" office:value="28.6105" calcext:value-type="float">
            <text:p>28.6105</text:p>
          </table:table-cell>
          <table:table-cell table:style-name="ce17" office:value-type="float" office:value="27.929" calcext:value-type="float">
            <text:p>27.929</text:p>
          </table:table-cell>
          <table:table-cell table:style-name="ce58" office:value-type="float" office:value="46.1359" calcext:value-type="float">
            <text:p>46.1359</text:p>
          </table:table-cell>
          <table:table-cell table:style-name="ce58" office:value-type="float" office:value="61.8685" calcext:value-type="float">
            <text:p>61.8685</text:p>
          </table:table-cell>
          <table:table-cell/>
          <table:table-cell table:style-name="ce17" office:value-type="float" office:value="1173.9" calcext:value-type="float">
            <text:p>1173.9</text:p>
          </table:table-cell>
          <table:table-cell table:style-name="ce17" office:value-type="float" office:value="1172.1" calcext:value-type="float">
            <text:p>1172.1</text:p>
          </table:table-cell>
          <table:table-cell table:style-name="ce31"/>
          <table:table-cell table:style-name="ce17" office:value-type="float" office:value="8.85" calcext:value-type="float">
            <text:p>8.85</text:p>
          </table:table-cell>
          <table:table-cell table:style-name="ce17" office:value-type="float" office:value="8.91" calcext:value-type="float">
            <text:p>8.91</text:p>
          </table:table-cell>
          <table:table-cell/>
          <table:table-cell table:style-name="ce17" office:value-type="float" office:value="1135.7" calcext:value-type="float">
            <text:p>1135.7</text:p>
          </table:table-cell>
          <table:table-cell table:style-name="ce17" office:value-type="float" office:value="1134.7" calcext:value-type="float">
            <text:p>1134.7</text:p>
          </table:table-cell>
          <table:table-cell table:style-name="ce31"/>
          <table:table-cell table:style-name="ce17" office:value-type="float" office:value="2.05" calcext:value-type="float">
            <text:p>2.05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number-columns-repeated="2" table:style-name="ce17" office:value-type="float" office:value="1106" calcext:value-type="float">
            <text:p>1106</text:p>
          </table:table-cell>
          <table:table-cell table:style-name="ce31"/>
          <table:table-cell table:number-columns-repeated="2" table:style-name="ce17" office:value-type="float" office:value="2.5" calcext:value-type="float">
            <text:p>2.5</text:p>
          </table:table-cell>
          <table:table-cell/>
          <table:table-cell table:style-name="ce17" office:value-type="float" office:value="1052.3" calcext:value-type="float">
            <text:p>1052.3</text:p>
          </table:table-cell>
          <table:table-cell table:style-name="ce17" office:value-type="float" office:value="1053.3" calcext:value-type="float">
            <text:p>1053.3</text:p>
          </table:table-cell>
          <table:table-cell table:style-name="ce31"/>
          <table:table-cell table:number-columns-repeated="2" table:style-name="ce17" office:value-type="float" office:value="6.78" calcext:value-type="float">
            <text:p>6.78</text:p>
          </table:table-cell>
          <table:table-cell/>
          <table:table-cell table:style-name="ce17" office:value-type="float" office:value="976.95" calcext:value-type="float">
            <text:p>976.95</text:p>
          </table:table-cell>
          <table:table-cell table:style-name="ce17" office:value-type="float" office:value="978.13" calcext:value-type="float">
            <text:p>978.13</text:p>
          </table:table-cell>
          <table:table-cell table:style-name="ce31"/>
          <table:table-cell table:number-columns-repeated="2"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1885" calcext:value-type="float">
            <text:p>111,885</text:p>
          </table:table-cell>
          <table:table-cell table:style-name="ce45" office:value-type="float" office:value="109290" calcext:value-type="float">
            <text:p>109,290</text:p>
          </table:table-cell>
          <table:table-cell/>
          <table:table-cell table:style-name="ce45" office:value-type="float" office:value="37801" calcext:value-type="float">
            <text:p>37,801</text:p>
          </table:table-cell>
          <table:table-cell table:style-name="ce45" office:value-type="float" office:value="39232" calcext:value-type="float">
            <text:p>39,232</text:p>
          </table:table-cell>
          <table:table-cell/>
          <table:table-cell table:style-name="ce45" office:value-type="float" office:value="83049" calcext:value-type="float">
            <text:p>83,049</text:p>
          </table:table-cell>
          <table:table-cell table:style-name="ce45" office:value-type="float" office:value="84431" calcext:value-type="float">
            <text:p>84,431</text:p>
          </table:table-cell>
          <table:table-cell/>
          <table:table-cell table:formula="of:=[.AW198]/([.AT198]+[.AW198]+[.AZ198])" office:value-type="float" office:value="0.162420778997572" calcext:value-type="float">
            <text:p>0.162420778997572</text:p>
          </table:table-cell>
          <table:table-cell table:formula="of:=[.AX198]/([.AU198]+[.AX198]+[.BA198])" office:value-type="float" office:value="0.168411653852923" calcext:value-type="float">
            <text:p>0.16841165385292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9.9709" calcext:value-type="float">
            <text:p>89.9709</text:p>
          </table:table-cell>
          <table:table-cell/>
          <table:table-cell table:style-name="ce17" office:value-type="float" office:value="28.6105" calcext:value-type="float">
            <text:p>28.6105</text:p>
          </table:table-cell>
          <table:table-cell table:style-name="ce17" office:value-type="float" office:value="28.0725" calcext:value-type="float">
            <text:p>28.0725</text:p>
          </table:table-cell>
          <table:table-cell table:style-name="ce58" office:value-type="float" office:value="50.094" calcext:value-type="float">
            <text:p>50.094</text:p>
          </table:table-cell>
          <table:table-cell table:style-name="ce58" office:value-type="float" office:value="52.9675" calcext:value-type="float">
            <text:p>52.9675</text:p>
          </table:table-cell>
          <table:table-cell/>
          <table:table-cell table:style-name="ce17" office:value-type="float" office:value="1173.8" calcext:value-type="float">
            <text:p>1173.8</text:p>
          </table:table-cell>
          <table:table-cell table:style-name="ce17" office:value-type="float" office:value="1172.6" calcext:value-type="float">
            <text:p>1172.6</text:p>
          </table:table-cell>
          <table:table-cell table:style-name="ce31"/>
          <table:table-cell table:style-name="ce17" office:value-type="float" office:value="8.82" calcext:value-type="float">
            <text:p>8.82</text:p>
          </table:table-cell>
          <table:table-cell table:style-name="ce17" office:value-type="float" office:value="9.05" calcext:value-type="float">
            <text:p>9.05</text:p>
          </table:table-cell>
          <table:table-cell/>
          <table:table-cell table:style-name="ce17" office:value-type="float" office:value="1135.7" calcext:value-type="float">
            <text:p>1135.7</text:p>
          </table:table-cell>
          <table:table-cell table:style-name="ce17" office:value-type="float" office:value="1134.8" calcext:value-type="float">
            <text:p>1134.8</text:p>
          </table:table-cell>
          <table:table-cell table:style-name="ce31"/>
          <table:table-cell table:style-name="ce17" office:value-type="float" office:value="2.01" calcext:value-type="float">
            <text:p>2.01</text:p>
          </table:table-cell>
          <table:table-cell table:style-name="ce17" office:value-type="float" office:value="2.25" calcext:value-type="float">
            <text:p>2.25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53" calcext:value-type="float">
            <text:p>2.53</text:p>
          </table:table-cell>
          <table:table-cell table:style-name="ce17" office:value-type="float" office:value="2.3" calcext:value-type="float">
            <text:p>2.3</text:p>
          </table:table-cell>
          <table:table-cell/>
          <table:table-cell table:style-name="ce17" office:value-type="float" office:value="1052.4" calcext:value-type="float">
            <text:p>1052.4</text:p>
          </table:table-cell>
          <table:table-cell table:style-name="ce17" office:value-type="float" office:value="1052.9" calcext:value-type="float">
            <text:p>1052.9</text:p>
          </table:table-cell>
          <table:table-cell table:style-name="ce31"/>
          <table:table-cell table:style-name="ce17" office:value-type="float" office:value="6.82" calcext:value-type="float">
            <text:p>6.82</text:p>
          </table:table-cell>
          <table:table-cell table:style-name="ce17" office:value-type="float" office:value="6.56" calcext:value-type="float">
            <text:p>6.56</text:p>
          </table:table-cell>
          <table:table-cell/>
          <table:table-cell table:style-name="ce17" office:value-type="float" office:value="977.08" calcext:value-type="float">
            <text:p>977.08</text:p>
          </table:table-cell>
          <table:table-cell table:style-name="ce17" office:value-type="float" office:value="978.42" calcext:value-type="float">
            <text:p>978.42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.85" calcext:value-type="float">
            <text:p>9.85</text:p>
          </table:table-cell>
          <table:table-cell/>
          <table:table-cell table:style-name="ce45" office:value-type="float" office:value="109500" calcext:value-type="float">
            <text:p>109,500</text:p>
          </table:table-cell>
          <table:table-cell table:style-name="ce45" office:value-type="float" office:value="113589" calcext:value-type="float">
            <text:p>113,589</text:p>
          </table:table-cell>
          <table:table-cell/>
          <table:table-cell table:style-name="ce45" office:value-type="float" office:value="41167.5" calcext:value-type="float">
            <text:p>41,168</text:p>
          </table:table-cell>
          <table:table-cell table:style-name="ce45" office:value-type="float" office:value="37027" calcext:value-type="float">
            <text:p>37,027</text:p>
          </table:table-cell>
          <table:table-cell/>
          <table:table-cell table:style-name="ce45" office:value-type="float" office:value="82037" calcext:value-type="float">
            <text:p>82,037</text:p>
          </table:table-cell>
          <table:table-cell table:style-name="ce45" office:value-type="float" office:value="82079" calcext:value-type="float">
            <text:p>82,079</text:p>
          </table:table-cell>
          <table:table-cell/>
          <table:table-cell table:formula="of:=[.AW200]/([.AT200]+[.AW200]+[.AZ200])" office:value-type="float" office:value="0.176908912375996" calcext:value-type="float">
            <text:p>0.176908912375996</text:p>
          </table:table-cell>
          <table:table-cell table:formula="of:=[.AX200]/([.AU200]+[.AX200]+[.BA200])" office:value-type="float" office:value="0.159122456434388" calcext:value-type="float">
            <text:p>0.159122456434388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L1_13DegAnti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90.0301" calcext:value-type="float">
            <text:p>90.0301</text:p>
          </table:table-cell>
          <table:table-cell table:style-name="ce17" office:value-type="float" office:value="89.7496" calcext:value-type="float">
            <text:p>89.7496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7.8015" calcext:value-type="float">
            <text:p>27.8015</text:p>
          </table:table-cell>
          <table:table-cell table:style-name="ce58" office:value-type="float" office:value="50.2738" calcext:value-type="float">
            <text:p>50.2738</text:p>
          </table:table-cell>
          <table:table-cell table:style-name="ce58" office:value-type="float" office:value="44.4534" calcext:value-type="float">
            <text:p>44.4534</text:p>
          </table:table-cell>
          <table:table-cell/>
          <table:table-cell table:style-name="ce17" office:value-type="float" office:value="1173.9" calcext:value-type="float">
            <text:p>1173.9</text:p>
          </table:table-cell>
          <table:table-cell table:style-name="ce17" office:value-type="float" office:value="1173.6" calcext:value-type="float">
            <text:p>1173.6</text:p>
          </table:table-cell>
          <table:table-cell table:style-name="ce31"/>
          <table:table-cell table:style-name="ce17" office:value-type="float" office:value="8.83" calcext:value-type="float">
            <text:p>8.83</text:p>
          </table:table-cell>
          <table:table-cell table:style-name="ce17" office:value-type="float" office:value="9.04" calcext:value-type="float">
            <text:p>9.04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4.8" calcext:value-type="float">
            <text:p>1134.8</text:p>
          </table:table-cell>
          <table:table-cell table:style-name="ce31"/>
          <table:table-cell table:style-name="ce17" office:value-type="float" office:value="2.03" calcext:value-type="float">
            <text:p>2.03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52" calcext:value-type="float">
            <text:p>2.52</text:p>
          </table:table-cell>
          <table:table-cell table:style-name="ce17" office:value-type="float" office:value="2.3" calcext:value-type="float">
            <text:p>2.3</text:p>
          </table:table-cell>
          <table:table-cell/>
          <table:table-cell table:style-name="ce17" office:value-type="float" office:value="1052.4" calcext:value-type="float">
            <text:p>1052.4</text:p>
          </table:table-cell>
          <table:table-cell table:style-name="ce17" office:value-type="float" office:value="1053.9" calcext:value-type="float">
            <text:p>1053.9</text:p>
          </table:table-cell>
          <table:table-cell table:style-name="ce31"/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6.56" calcext:value-type="float">
            <text:p>6.56</text:p>
          </table:table-cell>
          <table:table-cell/>
          <table:table-cell table:style-name="ce17" office:value-type="float" office:value="977.01" calcext:value-type="float">
            <text:p>977.01</text:p>
          </table:table-cell>
          <table:table-cell table:style-name="ce17" office:value-type="float" office:value="978.61" calcext:value-type="float">
            <text:p>978.61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.91" calcext:value-type="float">
            <text:p>9.91</text:p>
          </table:table-cell>
          <table:table-cell/>
          <table:table-cell table:style-name="ce45" office:value-type="float" office:value="111045" calcext:value-type="float">
            <text:p>111,045</text:p>
          </table:table-cell>
          <table:table-cell table:style-name="ce45" office:value-type="float" office:value="116331" calcext:value-type="float">
            <text:p>116,331</text:p>
          </table:table-cell>
          <table:table-cell/>
          <table:table-cell table:style-name="ce45" office:value-type="float" office:value="37648.5" calcext:value-type="float">
            <text:p>37,649</text:p>
          </table:table-cell>
          <table:table-cell table:style-name="ce45" office:value-type="float" office:value="32979.5" calcext:value-type="float">
            <text:p>32,980</text:p>
          </table:table-cell>
          <table:table-cell/>
          <table:table-cell table:style-name="ce45" office:value-type="float" office:value="84243" calcext:value-type="float">
            <text:p>84,243</text:p>
          </table:table-cell>
          <table:table-cell table:style-name="ce45" office:value-type="float" office:value="83680.5" calcext:value-type="float">
            <text:p>83,681</text:p>
          </table:table-cell>
          <table:table-cell/>
          <table:table-cell table:formula="of:=[.AW202]/([.AT202]+[.AW202]+[.AZ202])" office:value-type="float" office:value="0.161625593241076" calcext:value-type="float">
            <text:p>0.161625593241076</text:p>
          </table:table-cell>
          <table:table-cell table:formula="of:=[.AX202]/([.AU202]+[.AX202]+[.BA202])" office:value-type="float" office:value="0.141548385989158" calcext:value-type="float">
            <text:p>0.14154838598915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number-columns-repeated="2" table:style-name="ce17" office:value-type="float" office:value="438" calcext:value-type="float">
            <text:p>438</text:p>
          </table:table-cell>
          <table:table-cell table:style-name="ce17" office:value-type="float" office:value="1163" calcext:value-type="float">
            <text:p>1163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90.2002" calcext:value-type="float">
            <text:p>90.2002</text:p>
          </table:table-cell>
          <table:table-cell table:style-name="ce17" office:value-type="float" office:value="90.3139" calcext:value-type="float">
            <text:p>90.3139</text:p>
          </table:table-cell>
          <table:table-cell/>
          <table:table-cell table:style-name="ce17" office:value-type="float" office:value="28.4879" calcext:value-type="float">
            <text:p>28.4879</text:p>
          </table:table-cell>
          <table:table-cell table:style-name="ce17" office:value-type="float" office:value="28.3422" calcext:value-type="float">
            <text:p>28.3422</text:p>
          </table:table-cell>
          <table:table-cell table:style-name="ce58" office:value-type="float" office:value="49.8187" calcext:value-type="float">
            <text:p>49.8187</text:p>
          </table:table-cell>
          <table:table-cell table:style-name="ce58" office:value-type="float" office:value="50.1518" calcext:value-type="float">
            <text:p>50.1518</text:p>
          </table:table-cell>
          <table:table-cell/>
          <table:table-cell table:style-name="ce17" office:value-type="float" office:value="1176" calcext:value-type="float">
            <text:p>1176</text:p>
          </table:table-cell>
          <table:table-cell table:style-name="ce17" office:value-type="float" office:value="1172.7" calcext:value-type="float">
            <text:p>1172.7</text:p>
          </table:table-cell>
          <table:table-cell table:style-name="ce31"/>
          <table:table-cell table:style-name="ce17" office:value-type="float" office:value="8.86" calcext:value-type="float">
            <text:p>8.86</text:p>
          </table:table-cell>
          <table:table-cell table:style-name="ce17" office:value-type="float" office:value="8.78" calcext:value-type="float">
            <text:p>8.78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5.6" calcext:value-type="float">
            <text:p>1135.6</text:p>
          </table:table-cell>
          <table:table-cell table:style-name="ce31"/>
          <table:table-cell table:style-name="ce17" office:value-type="float" office:value="2.03" calcext:value-type="float">
            <text:p>2.03</text:p>
          </table:table-cell>
          <table:table-cell table:style-name="ce17" office:value-type="float" office:value="1.97" calcext:value-type="float">
            <text:p>1.97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6.1" calcext:value-type="float">
            <text:p>1106.1</text:p>
          </table:table-cell>
          <table:table-cell table:style-name="ce31"/>
          <table:table-cell table:style-name="ce17" office:value-type="float" office:value="2.47" calcext:value-type="float">
            <text:p>2.47</text:p>
          </table:table-cell>
          <table:table-cell table:style-name="ce17" office:value-type="float" office:value="2.58" calcext:value-type="float">
            <text:p>2.58</text:p>
          </table:table-cell>
          <table:table-cell/>
          <table:table-cell table:style-name="ce17" office:value-type="float" office:value="1052.3" calcext:value-type="float">
            <text:p>1052.3</text:p>
          </table:table-cell>
          <table:table-cell table:style-name="ce17" office:value-type="float" office:value="1053.5" calcext:value-type="float">
            <text:p>1053.5</text:p>
          </table:table-cell>
          <table:table-cell table:style-name="ce31"/>
          <table:table-cell table:style-name="ce17" office:value-type="float" office:value="6.75" calcext:value-type="float">
            <text:p>6.75</text:p>
          </table:table-cell>
          <table:table-cell table:style-name="ce17" office:value-type="float" office:value="6.85" calcext:value-type="float">
            <text:p>6.85</text:p>
          </table:table-cell>
          <table:table-cell/>
          <table:table-cell table:style-name="ce17" office:value-type="float" office:value="975.7" calcext:value-type="float">
            <text:p>975.7</text:p>
          </table:table-cell>
          <table:table-cell table:style-name="ce17" office:value-type="float" office:value="978.2" calcext:value-type="float">
            <text:p>978.2</text:p>
          </table:table-cell>
          <table:table-cell table:style-name="ce31"/>
          <table:table-cell table:style-name="ce17" office:value-type="float" office:value="9.96" calcext:value-type="float">
            <text:p>9.96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08520" calcext:value-type="float">
            <text:p>108,520</text:p>
          </table:table-cell>
          <table:table-cell table:style-name="ce45" office:value-type="float" office:value="114501" calcext:value-type="float">
            <text:p>114,501</text:p>
          </table:table-cell>
          <table:table-cell/>
          <table:table-cell table:style-name="ce45" office:value-type="float" office:value="41042.5" calcext:value-type="float">
            <text:p>41,043</text:p>
          </table:table-cell>
          <table:table-cell table:style-name="ce45" office:value-type="float" office:value="34811" calcext:value-type="float">
            <text:p>34,811</text:p>
          </table:table-cell>
          <table:table-cell/>
          <table:table-cell table:style-name="ce45" office:value-type="float" office:value="83595.5" calcext:value-type="float">
            <text:p>83,596</text:p>
          </table:table-cell>
          <table:table-cell table:style-name="ce45" office:value-type="float" office:value="83640.5" calcext:value-type="float">
            <text:p>83,641</text:p>
          </table:table-cell>
          <table:table-cell/>
          <table:table-cell table:formula="of:=[.AW204]/([.AT204]+[.AW204]+[.AZ204])" office:value-type="float" office:value="0.176028701567178" calcext:value-type="float">
            <text:p>0.176028701567178</text:p>
          </table:table-cell>
          <table:table-cell table:formula="of:=[.AX204]/([.AU204]+[.AX204]+[.BA204])" office:value-type="float" office:value="0.149433897468368" calcext:value-type="float">
            <text:p>0.14943389746836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9.7772" calcext:value-type="float">
            <text:p>89.7772</text:p>
          </table:table-cell>
          <table:table-cell/>
          <table:table-cell table:style-name="ce17" office:value-type="float" office:value="28.7571" calcext:value-type="float">
            <text:p>28.7571</text:p>
          </table:table-cell>
          <table:table-cell table:style-name="ce17" office:value-type="float" office:value="27.3874" calcext:value-type="float">
            <text:p>27.3874</text:p>
          </table:table-cell>
          <table:table-cell table:style-name="ce58" office:value-type="float" office:value="45.7997" calcext:value-type="float">
            <text:p>45.7997</text:p>
          </table:table-cell>
          <table:table-cell table:style-name="ce58" office:value-type="float" office:value="41.5614" calcext:value-type="float">
            <text:p>41.5614</text:p>
          </table:table-cell>
          <table:table-cell/>
          <table:table-cell table:style-name="ce17" office:value-type="float" office:value="1174.1" calcext:value-type="float">
            <text:p>1174.1</text:p>
          </table:table-cell>
          <table:table-cell table:style-name="ce17" office:value-type="float" office:value="1171.6" calcext:value-type="float">
            <text:p>1171.6</text:p>
          </table:table-cell>
          <table:table-cell table:style-name="ce31"/>
          <table:table-cell table:style-name="ce17" office:value-type="float" office:value="8.91" calcext:value-type="float">
            <text:p>8.91</text:p>
          </table:table-cell>
          <table:table-cell table:style-name="ce17" office:value-type="float" office:value="9.08" calcext:value-type="float">
            <text:p>9.08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2.8" calcext:value-type="float">
            <text:p>1132.8</text:p>
          </table:table-cell>
          <table:table-cell table:style-name="ce31"/>
          <table:table-cell table:style-name="ce17" office:value-type="float" office:value="2.07" calcext:value-type="float">
            <text:p>2.07</text:p>
          </table:table-cell>
          <table:table-cell table:style-name="ce17" office:value-type="float" office:value="2.27" calcext:value-type="float">
            <text:p>2.27</text:p>
          </table:table-cell>
          <table:table-cell/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43" calcext:value-type="float">
            <text:p>2.43</text:p>
          </table:table-cell>
          <table:table-cell table:style-name="ce17" office:value-type="float" office:value="2.28" calcext:value-type="float">
            <text:p>2.28</text:p>
          </table:table-cell>
          <table:table-cell/>
          <table:table-cell table:style-name="ce17" office:value-type="float" office:value="1051.2" calcext:value-type="float">
            <text:p>1051.2</text:p>
          </table:table-cell>
          <table:table-cell table:style-name="ce17" office:value-type="float" office:value="1052.9" calcext:value-type="float">
            <text:p>1052.9</text:p>
          </table:table-cell>
          <table:table-cell table:style-name="ce31"/>
          <table:table-cell table:style-name="ce17" office:value-type="float" office:value="6.71" calcext:value-type="float">
            <text:p>6.71</text:p>
          </table:table-cell>
          <table:table-cell table:style-name="ce17" office:value-type="float" office:value="6.6" calcext:value-type="float">
            <text:p>6.6</text:p>
          </table:table-cell>
          <table:table-cell/>
          <table:table-cell table:style-name="ce17" office:value-type="float" office:value="975.74" calcext:value-type="float">
            <text:p>975.74</text:p>
          </table:table-cell>
          <table:table-cell table:style-name="ce17" office:value-type="float" office:value="978.71" calcext:value-type="float">
            <text:p>978.71</text:p>
          </table:table-cell>
          <table:table-cell table:style-name="ce31"/>
          <table:table-cell table:style-name="ce17" office:value-type="float" office:value="9.97" calcext:value-type="float">
            <text:p>9.97</text:p>
          </table:table-cell>
          <table:table-cell table:style-name="ce17" office:value-type="float" office:value="9.94" calcext:value-type="float">
            <text:p>9.94</text:p>
          </table:table-cell>
          <table:table-cell/>
          <table:table-cell table:style-name="ce45" office:value-type="float" office:value="112681" calcext:value-type="float">
            <text:p>112,681</text:p>
          </table:table-cell>
          <table:table-cell table:style-name="ce45" office:value-type="float" office:value="114785" calcext:value-type="float">
            <text:p>114,785</text:p>
          </table:table-cell>
          <table:table-cell/>
          <table:table-cell table:style-name="ce45" office:value-type="float" office:value="37035.5" calcext:value-type="float">
            <text:p>37,036</text:p>
          </table:table-cell>
          <table:table-cell table:style-name="ce45" office:value-type="float" office:value="34105.5" calcext:value-type="float">
            <text:p>34,106</text:p>
          </table:table-cell>
          <table:table-cell/>
          <table:table-cell table:style-name="ce45" office:value-type="float" office:value="82589.5" calcext:value-type="float">
            <text:p>82,590</text:p>
          </table:table-cell>
          <table:table-cell table:style-name="ce45" office:value-type="float" office:value="83778" calcext:value-type="float">
            <text:p>83,778</text:p>
          </table:table-cell>
          <table:table-cell/>
          <table:table-cell table:formula="of:=[.AW206]/([.AT206]+[.AW206]+[.AZ206])" office:value-type="float" office:value="0.159425499126153" calcext:value-type="float">
            <text:p>0.159425499126153</text:p>
          </table:table-cell>
          <table:table-cell table:formula="of:=[.AX206]/([.AU206]+[.AX206]+[.BA206])" office:value-type="float" office:value="0.146584088520792" calcext:value-type="float">
            <text:p>0.14658408852079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number-columns-repeated="2" table:style-name="ce17" office:value-type="float" office:value="440" calcext:value-type="float">
            <text:p>440</text:p>
          </table:table-cell>
          <table:table-cell table:number-columns-repeated="2" table:style-name="ce17" office:value-type="float" office:value="1161" calcext:value-type="float">
            <text:p>1161</text:p>
          </table:table-cell>
          <table:table-cell table:style-name="ce17" office:value-type="float" office:value="90.0898" calcext:value-type="float">
            <text:p>90.0898</text:p>
          </table:table-cell>
          <table:table-cell table:style-name="ce17" office:value-type="float" office:value="90.0574" calcext:value-type="float">
            <text:p>90.0574</text:p>
          </table:table-cell>
          <table:table-cell/>
          <table:table-cell table:style-name="ce17" office:value-type="float" office:value="28.3422" calcext:value-type="float">
            <text:p>28.3422</text:p>
          </table:table-cell>
          <table:table-cell table:style-name="ce17" office:value-type="float" office:value="28.1977" calcext:value-type="float">
            <text:p>28.1977</text:p>
          </table:table-cell>
          <table:table-cell table:style-name="ce58" office:value-type="float" office:value="42.0048" calcext:value-type="float">
            <text:p>42.0048</text:p>
          </table:table-cell>
          <table:table-cell table:style-name="ce58" office:value-type="float" office:value="52.5184" calcext:value-type="float">
            <text:p>52.5184</text:p>
          </table:table-cell>
          <table:table-cell/>
          <table:table-cell table:style-name="ce17" office:value-type="float" office:value="1174" calcext:value-type="float">
            <text:p>1174</text:p>
          </table:table-cell>
          <table:table-cell table:style-name="ce17" office:value-type="float" office:value="1174.6" calcext:value-type="float">
            <text:p>1174.6</text:p>
          </table:table-cell>
          <table:table-cell table:style-name="ce31"/>
          <table:table-cell table:style-name="ce17" office:value-type="float" office:value="8.87" calcext:value-type="float">
            <text:p>8.87</text:p>
          </table:table-cell>
          <table:table-cell table:style-name="ce17" office:value-type="float" office:value="8.75" calcext:value-type="float">
            <text:p>8.75</text:p>
          </table:table-cell>
          <table:table-cell/>
          <table:table-cell table:number-columns-repeated="2" table:style-name="ce17" office:value-type="float" office:value="1135.7" calcext:value-type="float">
            <text:p>1135.7</text:p>
          </table:table-cell>
          <table:table-cell table:style-name="ce31"/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6.1" calcext:value-type="float">
            <text:p>1106.1</text:p>
          </table:table-cell>
          <table:table-cell table:style-name="ce31"/>
          <table:table-cell table:style-name="ce17" office:value-type="float" office:value="2.43" calcext:value-type="float">
            <text:p>2.43</text:p>
          </table:table-cell>
          <table:table-cell table:style-name="ce17" office:value-type="float" office:value="2.6" calcext:value-type="float">
            <text:p>2.6</text:p>
          </table:table-cell>
          <table:table-cell/>
          <table:table-cell table:style-name="ce17" office:value-type="float" office:value="1053.2" calcext:value-type="float">
            <text:p>1053.2</text:p>
          </table:table-cell>
          <table:table-cell table:style-name="ce17" office:value-type="float" office:value="1053.5" calcext:value-type="float">
            <text:p>1053.5</text:p>
          </table:table-cell>
          <table:table-cell table:style-name="ce31"/>
          <table:table-cell table:style-name="ce17" office:value-type="float" office:value="6.7" calcext:value-type="float">
            <text:p>6.7</text:p>
          </table:table-cell>
          <table:table-cell table:style-name="ce17" office:value-type="float" office:value="6.88" calcext:value-type="float">
            <text:p>6.88</text:p>
          </table:table-cell>
          <table:table-cell/>
          <table:table-cell table:style-name="ce17" office:value-type="float" office:value="976.88" calcext:value-type="float">
            <text:p>976.88</text:p>
          </table:table-cell>
          <table:table-cell table:style-name="ce17" office:value-type="float" office:value="978.45" calcext:value-type="float">
            <text:p>978.45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0.1" calcext:value-type="float">
            <text:p>10.1</text:p>
          </table:table-cell>
          <table:table-cell/>
          <table:table-cell table:style-name="ce45" office:value-type="float" office:value="113572" calcext:value-type="float">
            <text:p>113,572</text:p>
          </table:table-cell>
          <table:table-cell table:style-name="ce45" office:value-type="float" office:value="113265" calcext:value-type="float">
            <text:p>113,265</text:p>
          </table:table-cell>
          <table:table-cell/>
          <table:table-cell table:style-name="ce45" office:value-type="float" office:value="37532" calcext:value-type="float">
            <text:p>37,532</text:p>
          </table:table-cell>
          <table:table-cell table:style-name="ce45" office:value-type="float" office:value="35388.5" calcext:value-type="float">
            <text:p>35,389</text:p>
          </table:table-cell>
          <table:table-cell/>
          <table:table-cell table:style-name="ce45" office:value-type="float" office:value="81363" calcext:value-type="float">
            <text:p>81,363</text:p>
          </table:table-cell>
          <table:table-cell table:style-name="ce45" office:value-type="float" office:value="84372.5" calcext:value-type="float">
            <text:p>84,373</text:p>
          </table:table-cell>
          <table:table-cell/>
          <table:table-cell table:formula="of:=[.AW208]/([.AT208]+[.AW208]+[.AZ208])" office:value-type="float" office:value="0.161450872596971" calcext:value-type="float">
            <text:p>0.161450872596971</text:p>
          </table:table-cell>
          <table:table-cell table:formula="of:=[.AX208]/([.AU208]+[.AX208]+[.BA208])" office:value-type="float" office:value="0.151865027936797" calcext:value-type="float">
            <text:p>0.15186502793679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90.06" calcext:value-type="float">
            <text:p>90.06</text:p>
          </table:table-cell>
          <table:table-cell table:style-name="ce17" office:value-type="float" office:value="89.9497" calcext:value-type="float">
            <text:p>89.9497</text:p>
          </table:table-cell>
          <table:table-cell/>
          <table:table-cell table:style-name="ce17" office:value-type="float" office:value="27.8015" calcext:value-type="float">
            <text:p>27.8015</text:p>
          </table:table-cell>
          <table:table-cell table:style-name="ce17" office:value-type="float" office:value="27.5291" calcext:value-type="float">
            <text:p>27.5291</text:p>
          </table:table-cell>
          <table:table-cell table:style-name="ce58" office:value-type="float" office:value="39.6662" calcext:value-type="float">
            <text:p>39.6662</text:p>
          </table:table-cell>
          <table:table-cell table:style-name="ce58" office:value-type="float" office:value="44.4087" calcext:value-type="float">
            <text:p>44.4087</text:p>
          </table:table-cell>
          <table:table-cell/>
          <table:table-cell table:style-name="ce17" office:value-type="float" office:value="1173.6" calcext:value-type="float">
            <text:p>1173.6</text:p>
          </table:table-cell>
          <table:table-cell table:style-name="ce17" office:value-type="float" office:value="1172.2" calcext:value-type="float">
            <text:p>1172.2</text:p>
          </table:table-cell>
          <table:table-cell table:style-name="ce31"/>
          <table:table-cell table:style-name="ce17" office:value-type="float" office:value="9.05" calcext:value-type="float">
            <text:p>9.05</text:p>
          </table:table-cell>
          <table:table-cell table:style-name="ce17" office:value-type="float" office:value="9.24" calcext:value-type="float">
            <text:p>9.24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3.9" calcext:value-type="float">
            <text:p>1133.9</text:p>
          </table:table-cell>
          <table:table-cell table:style-name="ce31"/>
          <table:table-cell table:style-name="ce17" office:value-type="float" office:value="2.26" calcext:value-type="float">
            <text:p>2.26</text:p>
          </table:table-cell>
          <table:table-cell table:style-name="ce17" office:value-type="float" office:value="2.39" calcext:value-type="float">
            <text:p>2.39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5.7" calcext:value-type="float">
            <text:p>1105.7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052.8" calcext:value-type="float">
            <text:p>1052.8</text:p>
          </table:table-cell>
          <table:table-cell table:style-name="ce17" office:value-type="float" office:value="1053.5" calcext:value-type="float">
            <text:p>1053.5</text:p>
          </table:table-cell>
          <table:table-cell table:style-name="ce31"/>
          <table:table-cell table:style-name="ce17" office:value-type="float" office:value="6.55" calcext:value-type="float">
            <text:p>6.55</text:p>
          </table:table-cell>
          <table:table-cell table:style-name="ce17" office:value-type="float" office:value="6.41" calcext:value-type="float">
            <text:p>6.41</text:p>
          </table:table-cell>
          <table:table-cell/>
          <table:table-cell table:style-name="ce17" office:value-type="float" office:value="976.43" calcext:value-type="float">
            <text:p>976.43</text:p>
          </table:table-cell>
          <table:table-cell table:style-name="ce17" office:value-type="float" office:value="978.13" calcext:value-type="float">
            <text:p>978.13</text:p>
          </table:table-cell>
          <table:table-cell table:style-name="ce31"/>
          <table:table-cell table:style-name="ce17" office:value-type="float" office:value="9.86" calcext:value-type="float">
            <text:p>9.86</text:p>
          </table:table-cell>
          <table:table-cell table:style-name="ce17" office:value-type="float" office:value="9.75" calcext:value-type="float">
            <text:p>9.75</text:p>
          </table:table-cell>
          <table:table-cell/>
          <table:table-cell table:style-name="ce45" office:value-type="float" office:value="114317" calcext:value-type="float">
            <text:p>114,317</text:p>
          </table:table-cell>
          <table:table-cell table:style-name="ce45" office:value-type="float" office:value="114623" calcext:value-type="float">
            <text:p>114,623</text:p>
          </table:table-cell>
          <table:table-cell/>
          <table:table-cell table:style-name="ce45" office:value-type="float" office:value="34898" calcext:value-type="float">
            <text:p>34,898</text:p>
          </table:table-cell>
          <table:table-cell table:style-name="ce45" office:value-type="float" office:value="34388" calcext:value-type="float">
            <text:p>34,388</text:p>
          </table:table-cell>
          <table:table-cell/>
          <table:table-cell table:style-name="ce45" office:value-type="float" office:value="83604.5" calcext:value-type="float">
            <text:p>83,605</text:p>
          </table:table-cell>
          <table:table-cell table:style-name="ce45" office:value-type="float" office:value="83650" calcext:value-type="float">
            <text:p>83,650</text:p>
          </table:table-cell>
          <table:table-cell/>
          <table:table-cell table:formula="of:=[.AW210]/([.AT210]+[.AW210]+[.AZ210])" office:value-type="float" office:value="0.149892942816216" calcext:value-type="float">
            <text:p>0.149892942816216</text:p>
          </table:table-cell>
          <table:table-cell table:formula="of:=[.AX210]/([.AU210]+[.AX210]+[.BA210])" office:value-type="float" office:value="0.147803026721281" calcext:value-type="float">
            <text:p>0.14780302672128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number-columns-repeated="2" table:style-name="ce17" office:value-type="float" office:value="439" calcext:value-type="float">
            <text:p>439</text:p>
          </table:table-cell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90.0542" calcext:value-type="float">
            <text:p>90.0542</text:p>
          </table:table-cell>
          <table:table-cell table:style-name="ce17" office:value-type="float" office:value="90.2828" calcext:value-type="float">
            <text:p>90.2828</text:p>
          </table:table-cell>
          <table:table-cell/>
          <table:table-cell table:style-name="ce17" office:value-type="float" office:value="28.6105" calcext:value-type="float">
            <text:p>28.6105</text:p>
          </table:table-cell>
          <table:table-cell table:style-name="ce17" office:value-type="float" office:value="28.3422" calcext:value-type="float">
            <text:p>28.3422</text:p>
          </table:table-cell>
          <table:table-cell table:style-name="ce58" office:value-type="float" office:value="35.0767" calcext:value-type="float">
            <text:p>35.0767</text:p>
          </table:table-cell>
          <table:table-cell table:style-name="ce58" office:value-type="float" office:value="47.8394" calcext:value-type="float">
            <text:p>47.8394</text:p>
          </table:table-cell>
          <table:table-cell/>
          <table:table-cell table:style-name="ce17" office:value-type="float" office:value="1174.8" calcext:value-type="float">
            <text:p>1174.8</text:p>
          </table:table-cell>
          <table:table-cell table:style-name="ce17" office:value-type="float" office:value="1172.1" calcext:value-type="float">
            <text:p>1172.1</text:p>
          </table:table-cell>
          <table:table-cell table:style-name="ce31"/>
          <table:table-cell table:style-name="ce17" office:value-type="float" office:value="8.79" calcext:value-type="float">
            <text:p>8.79</text:p>
          </table:table-cell>
          <table:table-cell table:style-name="ce17" office:value-type="float" office:value="8.92" calcext:value-type="float">
            <text:p>8.92</text:p>
          </table:table-cell>
          <table:table-cell/>
          <table:table-cell table:style-name="ce17" office:value-type="float" office:value="1135.6" calcext:value-type="float">
            <text:p>1135.6</text:p>
          </table:table-cell>
          <table:table-cell table:style-name="ce17" office:value-type="float" office:value="1135.7" calcext:value-type="float">
            <text:p>1135.7</text:p>
          </table:table-cell>
          <table:table-cell table:style-name="ce3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106.1" calcext:value-type="float">
            <text:p>1106.1</text:p>
          </table:table-cell>
          <table:table-cell table:style-name="ce17" office:value-type="float" office:value="1106" calcext:value-type="float">
            <text:p>1106</text:p>
          </table:table-cell>
          <table:table-cell table:style-name="ce31"/>
          <table:table-cell table:style-name="ce17" office:value-type="float" office:value="2.55" calcext:value-type="float">
            <text:p>2.55</text:p>
          </table:table-cell>
          <table:table-cell table:style-name="ce17" office:value-type="float" office:value="2.44" calcext:value-type="float">
            <text:p>2.44</text:p>
          </table:table-cell>
          <table:table-cell/>
          <table:table-cell table:style-name="ce17" office:value-type="float" office:value="1052.4" calcext:value-type="float">
            <text:p>1052.4</text:p>
          </table:table-cell>
          <table:table-cell table:style-name="ce17" office:value-type="float" office:value="1053.2" calcext:value-type="float">
            <text:p>1053.2</text:p>
          </table:table-cell>
          <table:table-cell table:style-name="ce31"/>
          <table:table-cell table:style-name="ce17" office:value-type="float" office:value="6.84" calcext:value-type="float">
            <text:p>6.84</text:p>
          </table:table-cell>
          <table:table-cell table:style-name="ce17" office:value-type="float" office:value="6.71" calcext:value-type="float">
            <text:p>6.71</text:p>
          </table:table-cell>
          <table:table-cell/>
          <table:table-cell table:style-name="ce17" office:value-type="float" office:value="977.14" calcext:value-type="float">
            <text:p>977.14</text:p>
          </table:table-cell>
          <table:table-cell table:style-name="ce17" office:value-type="float" office:value="977.92" calcext:value-type="float">
            <text:p>977.92</text:p>
          </table:table-cell>
          <table:table-cell table:style-name="ce31"/>
          <table:table-cell table:number-columns-repeated="2" table:style-name="ce17" office:value-type="float" office:value="10" calcext:value-type="float">
            <text:p>10</text:p>
          </table:table-cell>
          <table:table-cell/>
          <table:table-cell table:style-name="ce45" office:value-type="float" office:value="116840" calcext:value-type="float">
            <text:p>116,840</text:p>
          </table:table-cell>
          <table:table-cell table:style-name="ce45" office:value-type="float" office:value="112926" calcext:value-type="float">
            <text:p>112,926</text:p>
          </table:table-cell>
          <table:table-cell/>
          <table:table-cell table:style-name="ce45" office:value-type="float" office:value="32901.5" calcext:value-type="float">
            <text:p>32,902</text:p>
          </table:table-cell>
          <table:table-cell table:style-name="ce45" office:value-type="float" office:value="36038" calcext:value-type="float">
            <text:p>36,038</text:p>
          </table:table-cell>
          <table:table-cell/>
          <table:table-cell table:style-name="ce45" office:value-type="float" office:value="82946.5" calcext:value-type="float">
            <text:p>82,947</text:p>
          </table:table-cell>
          <table:table-cell table:style-name="ce45" office:value-type="float" office:value="83613" calcext:value-type="float">
            <text:p>83,613</text:p>
          </table:table-cell>
          <table:table-cell/>
          <table:table-cell table:formula="of:=[.AW212]/([.AT212]+[.AW212]+[.AZ212])" office:value-type="float" office:value="0.141397493639552" calcext:value-type="float">
            <text:p>0.141397493639552</text:p>
          </table:table-cell>
          <table:table-cell table:formula="of:=[.AX212]/([.AU212]+[.AX212]+[.BA212])" office:value-type="float" office:value="0.154950833487404" calcext:value-type="float">
            <text:p>0.15495083348740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190:.D212])-MIN([.D190:.D212])" office:value-type="float" office:value="2" calcext:value-type="float">
            <text:p>2</text:p>
          </table:table-cell>
          <table:table-cell table:style-name="ce11" table:formula="of:=MAX([.E190:.E212])-MIN([.E190:.E212])" office:value-type="float" office:value="3" calcext:value-type="float">
            <text:p>3</text:p>
          </table:table-cell>
          <table:table-cell table:style-name="ce11" table:formula="of:=MAX([.F190:.F212])-MIN([.F190:.F212])" office:value-type="float" office:value="3" calcext:value-type="float">
            <text:p>3</text:p>
          </table:table-cell>
          <table:table-cell table:style-name="ce11" table:formula="of:=MAX([.G190:.G212])-MIN([.G190:.G212])" office:value-type="float" office:value="3" calcext:value-type="float">
            <text:p>3</text:p>
          </table:table-cell>
          <table:table-cell table:style-name="ce11" table:formula="of:=MAX([.H190:.H212])-MIN([.H190:.H212])" office:value-type="float" office:value="0.3673" calcext:value-type="float">
            <text:p>0.3673</text:p>
          </table:table-cell>
          <table:table-cell table:style-name="ce11" table:formula="of:=MAX([.I190:.I212])-MIN([.I190:.I212])" office:value-type="float" office:value="0.564300000000003" calcext:value-type="float">
            <text:p>0.564300000000003</text:p>
          </table:table-cell>
          <table:table-cell table:style-name="ce29"/>
          <table:table-cell table:style-name="ce11" table:formula="of:=MAX([.K190:.K212])-MIN([.K190:.K212])" office:value-type="float" office:value="0.9556" calcext:value-type="float">
            <text:p>0.9556</text:p>
          </table:table-cell>
          <table:table-cell table:style-name="ce11" table:formula="of:=MAX([.L190:.L212])-MIN([.L190:.L212])" office:value-type="float" office:value="0.954799999999999" calcext:value-type="float">
            <text:p>0.954799999999999</text:p>
          </table:table-cell>
          <table:table-cell table:style-name="ce59" table:formula="of:=MAX([.M190:.M212])-MIN([.M190:.M212])" office:value-type="float" office:value="15.1971" calcext:value-type="float">
            <text:p>15.1971</text:p>
          </table:table-cell>
          <table:table-cell table:style-name="ce59" table:formula="of:=MAX([.N190:.N212])-MIN([.N190:.N212])" office:value-type="float" office:value="23.9602" calcext:value-type="float">
            <text:p>23.9602</text:p>
          </table:table-cell>
          <table:table-cell table:style-name="ce23"/>
          <table:table-cell table:style-name="ce11" table:formula="of:=MAX([.P190:.P212])-MIN([.P190:.P212])" office:value-type="float" office:value="2.40000000000009" calcext:value-type="float">
            <text:p>2.40000000000009</text:p>
          </table:table-cell>
          <table:table-cell table:style-name="ce11" table:formula="of:=MAX([.Q190:.Q212])-MIN([.Q190:.Q212])" office:value-type="float" office:value="3" calcext:value-type="float">
            <text:p>3</text:p>
          </table:table-cell>
          <table:table-cell table:style-name="ce33"/>
          <table:table-cell table:style-name="ce11" table:formula="of:=MAX([.S190:.S212])-MIN([.S190:.S212])" office:value-type="float" office:value="0.340000000000002" calcext:value-type="float">
            <text:p>0.340000000000002</text:p>
          </table:table-cell>
          <table:table-cell table:style-name="ce11" table:formula="of:=MAX([.T190:.T212])-MIN([.T190:.T212])" office:value-type="float" office:value="0.49" calcext:value-type="float">
            <text:p>0.49</text:p>
          </table:table-cell>
          <table:table-cell table:style-name="ce23"/>
          <table:table-cell table:style-name="ce11" table:formula="of:=MAX([.V190:.V212])-MIN([.V190:.V212])" office:value-type="float" office:value="2" calcext:value-type="float">
            <text:p>2</text:p>
          </table:table-cell>
          <table:table-cell table:style-name="ce11" table:formula="of:=MAX([.W190:.W212])-MIN([.W190:.W212])" office:value-type="float" office:value="3" calcext:value-type="float">
            <text:p>3</text:p>
          </table:table-cell>
          <table:table-cell table:style-name="ce33"/>
          <table:table-cell table:style-name="ce11" table:formula="of:=MAX([.Y190:.Y212])-MIN([.Y190:.Y212])" office:value-type="float" office:value="0.33" calcext:value-type="float">
            <text:p>0.33</text:p>
          </table:table-cell>
          <table:table-cell table:style-name="ce11" table:formula="of:=MAX([.Z190:.Z212])-MIN([.Z190:.Z212])" office:value-type="float" office:value="0.42" calcext:value-type="float">
            <text:p>0.42</text:p>
          </table:table-cell>
          <table:table-cell table:style-name="ce23"/>
          <table:table-cell table:style-name="ce11" table:formula="of:=MAX([.AB190:.AB212])-MIN([.AB190:.AB212])" office:value-type="float" office:value="1.29999999999995" calcext:value-type="float">
            <text:p>1.29999999999995</text:p>
          </table:table-cell>
          <table:table-cell table:style-name="ce11" table:formula="of:=MAX([.AC190:.AC212])-MIN([.AC190:.AC212])" office:value-type="float" office:value="1.09999999999991" calcext:value-type="float">
            <text:p>1.09999999999991</text:p>
          </table:table-cell>
          <table:table-cell table:style-name="ce33"/>
          <table:table-cell table:style-name="ce11" table:formula="of:=MAX([.AE190:.AE212])-MIN([.AE190:.AE212])" office:value-type="float" office:value="0.34" calcext:value-type="float">
            <text:p>0.34</text:p>
          </table:table-cell>
          <table:table-cell table:style-name="ce11" table:formula="of:=MAX([.AF190:.AF212])-MIN([.AF190:.AF212])" office:value-type="float" office:value="0.44" calcext:value-type="float">
            <text:p>0.44</text:p>
          </table:table-cell>
          <table:table-cell table:style-name="ce23"/>
          <table:table-cell table:style-name="ce11" table:formula="of:=MAX([.AH190:.AH212])-MIN([.AH190:.AH212])" office:value-type="float" office:value="2.09999999999991" calcext:value-type="float">
            <text:p>2.09999999999991</text:p>
          </table:table-cell>
          <table:table-cell table:style-name="ce11" table:formula="of:=MAX([.AI190:.AI212])-MIN([.AI190:.AI212])" office:value-type="float" office:value="1.39999999999986" calcext:value-type="float">
            <text:p>1.39999999999986</text:p>
          </table:table-cell>
          <table:table-cell table:style-name="ce33"/>
          <table:table-cell table:style-name="ce11" table:formula="of:=MAX([.AK190:.AK212])-MIN([.AK190:.AK212])" office:value-type="float" office:value="0.37" calcext:value-type="float">
            <text:p>0.37</text:p>
          </table:table-cell>
          <table:table-cell table:style-name="ce11" table:formula="of:=MAX([.AL190:.AL212])-MIN([.AL190:.AL212])" office:value-type="float" office:value="0.47" calcext:value-type="float">
            <text:p>0.47</text:p>
          </table:table-cell>
          <table:table-cell table:style-name="ce23"/>
          <table:table-cell table:style-name="ce11" table:formula="of:=MAX([.AN190:.AN212])-MIN([.AN190:.AN212])" office:value-type="float" office:value="1.43999999999994" calcext:value-type="float">
            <text:p>1.43999999999994</text:p>
          </table:table-cell>
          <table:table-cell table:style-name="ce11" table:formula="of:=MAX([.AO190:.AO212])-MIN([.AO190:.AO212])" office:value-type="float" office:value="1.88999999999999" calcext:value-type="float">
            <text:p>1.88999999999999</text:p>
          </table:table-cell>
          <table:table-cell table:style-name="ce33"/>
          <table:table-cell table:style-name="ce11" table:formula="of:=MAX([.AQ190:.AQ212])-MIN([.AQ190:.AQ212])" office:value-type="float" office:value="0.23" calcext:value-type="float">
            <text:p>0.23</text:p>
          </table:table-cell>
          <table:table-cell table:style-name="ce11" table:formula="of:=MAX([.AR190:.AR212])-MIN([.AR190:.AR212])" office:value-type="float" office:value="0.35" calcext:value-type="float">
            <text:p>0.35</text:p>
          </table:table-cell>
          <table:table-cell table:style-name="ce23"/>
          <table:table-cell table:style-name="ce68" table:formula="of:=MAX([.AT190:.AT212])-MIN([.AT190:.AT212])" office:value-type="float" office:value="8320" calcext:value-type="float">
            <text:p>8,320</text:p>
          </table:table-cell>
          <table:table-cell table:style-name="ce68" table:formula="of:=MAX([.AU190:.AU212])-MIN([.AU190:.AU212])" office:value-type="float" office:value="10070" calcext:value-type="float">
            <text:p>10,070</text:p>
          </table:table-cell>
          <table:table-cell table:style-name="ce72"/>
          <table:table-cell table:style-name="ce68" table:formula="of:=MAX([.AW190:.AW212])-MIN([.AW190:.AW212])" office:value-type="float" office:value="8266" calcext:value-type="float">
            <text:p>8,266</text:p>
          </table:table-cell>
          <table:table-cell table:style-name="ce68" table:formula="of:=MAX([.AX190:.AX212])-MIN([.AX190:.AX212])" office:value-type="float" office:value="8462" calcext:value-type="float">
            <text:p>8,462</text:p>
          </table:table-cell>
          <table:table-cell table:style-name="ce72"/>
          <table:table-cell table:style-name="ce68" table:formula="of:=MAX([.AZ190:.AZ212])-MIN([.AZ190:.AZ212])" office:value-type="float" office:value="3692" calcext:value-type="float">
            <text:p>3,692</text:p>
          </table:table-cell>
          <table:table-cell table:style-name="ce68" table:formula="of:=MAX([.BA190:.BA212])-MIN([.BA190:.BA212])" office:value-type="float" office:value="2553.5" calcext:value-type="float">
            <text:p>2,554</text:p>
          </table:table-cell>
          <table:table-cell table:style-name="ce46"/>
          <table:table-cell table:style-name="ce11" table:formula="of:=MAX([.BC190:.BC212])-MIN([.BC190:.BC212])" office:value-type="float" office:value="0.0355114187364445" calcext:value-type="float">
            <text:p>0.035511418736445</text:p>
          </table:table-cell>
          <table:table-cell table:style-name="ce11" table:formula="of:=MAX([.BD190:.BD212])-MIN([.BD190:.BD212])" office:value-type="float" office:value="0.0363322946331228" calcext:value-type="float">
            <text:p>0.036332294633123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190:.D212];3)-QUARTILE([.D190:.D212];1)" office:value-type="float" office:value="1" calcext:value-type="float">
            <text:p>1</text:p>
          </table:table-cell>
          <table:table-cell table:style-name="ce13" table:formula="of:=QUARTILE([.E190:.E212];3)-QUARTILE([.E190:.E212];1)" office:value-type="float" office:value="1.25" calcext:value-type="float">
            <text:p>1.25</text:p>
          </table:table-cell>
          <table:table-cell table:style-name="ce13" table:formula="of:=QUARTILE([.F190:.F212];3)-QUARTILE([.F190:.F212];1)" office:value-type="float" office:value="1" calcext:value-type="float">
            <text:p>1</text:p>
          </table:table-cell>
          <table:table-cell table:style-name="ce13" table:formula="of:=QUARTILE([.G190:.G212];3)-QUARTILE([.G190:.G212];1)" office:value-type="float" office:value="1.25" calcext:value-type="float">
            <text:p>1.25</text:p>
          </table:table-cell>
          <table:table-cell table:style-name="ce13" table:formula="of:=QUARTILE([.H190:.H212];3)-QUARTILE([.H190:.H212];1)" office:value-type="float" office:value="0.0818500000000029" calcext:value-type="float">
            <text:p>0.081850000000003</text:p>
          </table:table-cell>
          <table:table-cell table:style-name="ce13" table:formula="of:=QUARTILE([.I190:.I212];3)-QUARTILE([.I190:.I212];1)" office:value-type="float" office:value="0.1631" calcext:value-type="float">
            <text:p>0.1631</text:p>
          </table:table-cell>
          <table:table-cell table:style-name="ce30"/>
          <table:table-cell table:style-name="ce13" table:formula="of:=QUARTILE([.K190:.K212];3)-QUARTILE([.K190:.K212];1)" office:value-type="float" office:value="0.268300000000004" calcext:value-type="float">
            <text:p>0.268300000000004</text:p>
          </table:table-cell>
          <table:table-cell table:style-name="ce13" table:formula="of:=QUARTILE([.L190:.L212];3)-QUARTILE([.L190:.L212];1)" office:value-type="float" office:value="0.464300000000002" calcext:value-type="float">
            <text:p>0.464300000000002</text:p>
          </table:table-cell>
          <table:table-cell table:style-name="ce59" table:formula="of:=QUARTILE([.M190:.M212];3)-QUARTILE([.M190:.M212];1)" office:value-type="float" office:value="6.15589999999999" calcext:value-type="float">
            <text:p>6.15589999999999</text:p>
          </table:table-cell>
          <table:table-cell table:style-name="ce59" table:formula="of:=QUARTILE([.N190:.N212];3)-QUARTILE([.N190:.N212];1)" office:value-type="float" office:value="6.37815" calcext:value-type="float">
            <text:p>6.37815</text:p>
          </table:table-cell>
          <table:table-cell table:style-name="ce32"/>
          <table:table-cell table:style-name="ce13" table:formula="of:=QUARTILE([.P190:.P212];3)-QUARTILE([.P190:.P212];1)" office:value-type="float" office:value="0.974999999999909" calcext:value-type="float">
            <text:p>0.974999999999909</text:p>
          </table:table-cell>
          <table:table-cell table:style-name="ce13" table:formula="of:=QUARTILE([.Q190:.Q212];3)-QUARTILE([.Q190:.Q212];1)" office:value-type="float" office:value="1.125" calcext:value-type="float">
            <text:p>1.125</text:p>
          </table:table-cell>
          <table:table-cell table:style-name="ce34"/>
          <table:table-cell table:style-name="ce13" table:formula="of:=QUARTILE([.S190:.S212];3)-QUARTILE([.S190:.S212];1)" office:value-type="float" office:value="0.0775000000000006" calcext:value-type="float">
            <text:p>0.077500000000001</text:p>
          </table:table-cell>
          <table:table-cell table:style-name="ce13" table:formula="of:=QUARTILE([.T190:.T212];3)-QUARTILE([.T190:.T212];1)" office:value-type="float" office:value="0.155000000000001" calcext:value-type="float">
            <text:p>0.155000000000001</text:p>
          </table:table-cell>
          <table:table-cell table:style-name="ce32"/>
          <table:table-cell table:style-name="ce13" table:formula="of:=QUARTILE([.V190:.V212];3)-QUARTILE([.V190:.V212];1)" office:value-type="float" office:value="1" calcext:value-type="float">
            <text:p>1</text:p>
          </table:table-cell>
          <table:table-cell table:style-name="ce13" table:formula="of:=QUARTILE([.W190:.W212];3)-QUARTILE([.W190:.W212];1)" office:value-type="float" office:value="1.20000000000005" calcext:value-type="float">
            <text:p>1.20000000000005</text:p>
          </table:table-cell>
          <table:table-cell table:style-name="ce36"/>
          <table:table-cell table:style-name="ce13" table:formula="of:=QUARTILE([.Y190:.Y212];3)-QUARTILE([.Y190:.Y212];1)" office:value-type="float" office:value="0.1025" calcext:value-type="float">
            <text:p>0.1025</text:p>
          </table:table-cell>
          <table:table-cell table:style-name="ce13" table:formula="of:=QUARTILE([.Z190:.Z212];3)-QUARTILE([.Z190:.Z212];1)" office:value-type="float" office:value="0.1525" calcext:value-type="float">
            <text:p>0.1525</text:p>
          </table:table-cell>
          <table:table-cell table:style-name="ce32"/>
          <table:table-cell table:style-name="ce13" table:formula="of:=QUARTILE([.AB190:.AB212];3)-QUARTILE([.AB190:.AB212];1)" office:value-type="float" office:value="0.125" calcext:value-type="float">
            <text:p>0.125</text:p>
          </table:table-cell>
          <table:table-cell table:style-name="ce13" table:formula="of:=QUARTILE([.AC190:.AC212];3)-QUARTILE([.AC190:.AC212];1)" office:value-type="float" office:value="0.150000000000091" calcext:value-type="float">
            <text:p>0.150000000000091</text:p>
          </table:table-cell>
          <table:table-cell table:style-name="ce36"/>
          <table:table-cell table:style-name="ce13" table:formula="of:=QUARTILE([.AE190:.AE212];3)-QUARTILE([.AE190:.AE212];1)" office:value-type="float" office:value="0.0874999999999999" calcext:value-type="float">
            <text:p>0.0875</text:p>
          </table:table-cell>
          <table:table-cell table:style-name="ce13" table:formula="of:=QUARTILE([.AF190:.AF212];3)-QUARTILE([.AF190:.AF212];1)" office:value-type="float" office:value="0.21" calcext:value-type="float">
            <text:p>0.21</text:p>
          </table:table-cell>
          <table:table-cell table:style-name="ce32"/>
          <table:table-cell table:style-name="ce13" table:formula="of:=QUARTILE([.AH190:.AH212];3)-QUARTILE([.AH190:.AH212];1)" office:value-type="float" office:value="0.275000000000091" calcext:value-type="float">
            <text:p>0.275000000000091</text:p>
          </table:table-cell>
          <table:table-cell table:style-name="ce13" table:formula="of:=QUARTILE([.AI190:.AI212];3)-QUARTILE([.AI190:.AI212];1)" office:value-type="float" office:value="0.399999999999864" calcext:value-type="float">
            <text:p>0.399999999999864</text:p>
          </table:table-cell>
          <table:table-cell table:style-name="ce36"/>
          <table:table-cell table:style-name="ce13" table:formula="of:=QUARTILE([.AK190:.AK212];3)-QUARTILE([.AK190:.AK212];1)" office:value-type="float" office:value="0.0975000000000001" calcext:value-type="float">
            <text:p>0.0975</text:p>
          </table:table-cell>
          <table:table-cell table:style-name="ce13" table:formula="of:=QUARTILE([.AL190:.AL212];3)-QUARTILE([.AL190:.AL212];1)" office:value-type="float" office:value="0.2" calcext:value-type="float">
            <text:p>0.2</text:p>
          </table:table-cell>
          <table:table-cell table:style-name="ce32"/>
          <table:table-cell table:style-name="ce13" table:formula="of:=QUARTILE([.AN190:.AN212];3)-QUARTILE([.AN190:.AN212];1)" office:value-type="float" office:value="0.602500000000077" calcext:value-type="float">
            <text:p>0.602500000000077</text:p>
          </table:table-cell>
          <table:table-cell table:style-name="ce13" table:formula="of:=QUARTILE([.AO190:.AO212];3)-QUARTILE([.AO190:.AO212];1)" office:value-type="float" office:value="0.372499999999945" calcext:value-type="float">
            <text:p>0.372499999999945</text:p>
          </table:table-cell>
          <table:table-cell table:style-name="ce36"/>
          <table:table-cell table:style-name="ce13" table:formula="of:=QUARTILE([.AQ190:.AQ212];3)-QUARTILE([.AQ190:.AQ212];1)" office:value-type="float" office:value="0.0549999999999997" calcext:value-type="float">
            <text:p>0.055</text:p>
          </table:table-cell>
          <table:table-cell table:style-name="ce13" table:formula="of:=QUARTILE([.AR190:.AR212];3)-QUARTILE([.AR190:.AR212];1)" office:value-type="float" office:value="0.0925000000000011" calcext:value-type="float">
            <text:p>0.092500000000001</text:p>
          </table:table-cell>
          <table:table-cell table:style-name="ce24"/>
          <table:table-cell table:style-name="ce69" table:formula="of:=QUARTILE([.AT190:.AT212];3)-QUARTILE([.AT190:.AT212];1)" office:value-type="float" office:value="2896.25" calcext:value-type="float">
            <text:p>2,896</text:p>
          </table:table-cell>
          <table:table-cell table:style-name="ce69" table:formula="of:=QUARTILE([.AU190:.AU212];3)-QUARTILE([.AU190:.AU212];1)" office:value-type="float" office:value="2898.5" calcext:value-type="float">
            <text:p>2,899</text:p>
          </table:table-cell>
          <table:table-cell table:style-name="ce72"/>
          <table:table-cell table:style-name="ce69" table:formula="of:=QUARTILE([.AW190:.AW212];3)-QUARTILE([.AW190:.AW212];1)" office:value-type="float" office:value="2835.625" calcext:value-type="float">
            <text:p>2,836</text:p>
          </table:table-cell>
          <table:table-cell table:style-name="ce69" table:formula="of:=QUARTILE([.AX190:.AX212];3)-QUARTILE([.AX190:.AX212];1)" office:value-type="float" office:value="1917.375" calcext:value-type="float">
            <text:p>1,917</text:p>
          </table:table-cell>
          <table:table-cell table:style-name="ce72"/>
          <table:table-cell table:style-name="ce69" table:formula="of:=QUARTILE([.AZ190:.AZ212];3)-QUARTILE([.AZ190:.AZ212];1)" office:value-type="float" office:value="1634.25" calcext:value-type="float">
            <text:p>1,634</text:p>
          </table:table-cell>
          <table:table-cell table:style-name="ce69" table:formula="of:=QUARTILE([.BA190:.BA212];3)-QUARTILE([.BA190:.BA212];1)" office:value-type="float" office:value="1022.5" calcext:value-type="float">
            <text:p>1,023</text:p>
          </table:table-cell>
          <table:table-cell table:style-name="ce46"/>
          <table:table-cell table:style-name="ce13" table:formula="of:=QUARTILE([.BC190:.BC212];3)-QUARTILE([.BC190:.BC212];1)" office:value-type="float" office:value="0.0118146627859984" calcext:value-type="float">
            <text:p>0.011814662785998</text:p>
          </table:table-cell>
          <table:table-cell table:style-name="ce13" table:formula="of:=QUARTILE([.BD190:.BD212];3)-QUARTILE([.BD190:.BD212];1)" office:value-type="float" office:value="0.00793517384679551" calcext:value-type="float">
            <text:p>0.007935173846796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3">
          <table:table-cell table:style-name="ce42" table:number-columns-repeated="2"/>
          <table:table-cell table:style-name="ce44"/>
          <table:table-cell table:style-name="ce71" table:number-columns-repeated="6"/>
          <table:table-cell table:style-name="ce44"/>
          <table:table-cell table:style-name="ce42" table:number-columns-repeated="2"/>
          <table:table-cell table:style-name="Bad" table:number-columns-repeated="2"/>
          <table:table-cell table:style-name="ce44"/>
          <table:table-cell table:style-name="ce71" table:number-columns-repeated="2"/>
          <table:table-cell table:style-name="ce28"/>
          <table:table-cell table:style-name="ce71" table:number-columns-repeated="2"/>
          <table:table-cell table:style-name="ce44"/>
          <table:table-cell table:style-name="ce71" table:number-columns-repeated="2"/>
          <table:table-cell table:style-name="ce28"/>
          <table:table-cell table:style-name="ce71" table:number-columns-repeated="2"/>
          <table:table-cell table:style-name="ce44"/>
          <table:table-cell table:style-name="ce71" table:number-columns-repeated="2"/>
          <table:table-cell table:style-name="ce28"/>
          <table:table-cell table:style-name="ce71" table:number-columns-repeated="2"/>
          <table:table-cell table:style-name="ce44"/>
          <table:table-cell table:style-name="ce71" table:number-columns-repeated="2"/>
          <table:table-cell table:style-name="ce128"/>
          <table:table-cell table:style-name="ce71" table:number-columns-repeated="2"/>
          <table:table-cell table:style-name="ce44"/>
          <table:table-cell table:style-name="ce71" table:number-columns-repeated="2"/>
          <table:table-cell table:style-name="ce28"/>
          <table:table-cell table:style-name="ce71" table:number-columns-repeated="2"/>
          <table:table-cell table:style-name="ce44"/>
          <table:table-cell table:style-name="ce133" table:number-columns-repeated="2"/>
          <table:table-cell table:style-name="ce50"/>
          <table:table-cell table:style-name="ce133" table:number-columns-repeated="2"/>
          <table:table-cell table:style-name="ce50"/>
          <table:table-cell table:style-name="ce133" table:number-columns-repeated="2"/>
          <table:table-cell table:style-name="ce44"/>
          <table:table-cell table:style-name="ce42" table:number-columns-repeated="2"/>
          <table:table-cell table:style-name="ce44"/>
          <table:table-cell table:style-name="ce42" table:number-columns-repeated="967"/>
        </table:table-row>
        <table:table-row table:style-name="ro1">
          <table:table-cell table:style-name="ce42" table:number-columns-repeated="2"/>
          <table:table-cell table:style-name="ce44"/>
          <table:table-cell table:style-name="ce71" table:number-columns-repeated="6"/>
          <table:table-cell table:style-name="ce44"/>
          <table:table-cell table:style-name="ce42" table:number-columns-repeated="2"/>
          <table:table-cell table:style-name="Bad" table:number-columns-repeated="2"/>
          <table:table-cell table:style-name="ce44"/>
          <table:table-cell table:style-name="ce71" table:number-columns-repeated="2"/>
          <table:table-cell table:style-name="ce122"/>
          <table:table-cell table:style-name="ce71" table:number-columns-repeated="2"/>
          <table:table-cell table:style-name="ce44"/>
          <table:table-cell table:style-name="ce71" table:number-columns-repeated="2"/>
          <table:table-cell table:style-name="ce122"/>
          <table:table-cell table:style-name="ce71" table:number-columns-repeated="2"/>
          <table:table-cell table:style-name="ce44"/>
          <table:table-cell table:style-name="ce71" table:number-columns-repeated="2"/>
          <table:table-cell table:style-name="ce122"/>
          <table:table-cell table:style-name="ce71" table:number-columns-repeated="2"/>
          <table:table-cell table:style-name="ce44"/>
          <table:table-cell table:style-name="ce71" table:number-columns-repeated="2"/>
          <table:table-cell table:style-name="ce122"/>
          <table:table-cell table:style-name="ce71" table:number-columns-repeated="2"/>
          <table:table-cell table:style-name="ce44"/>
          <table:table-cell table:style-name="ce71" table:number-columns-repeated="2"/>
          <table:table-cell table:style-name="ce122"/>
          <table:table-cell table:style-name="ce71" table:number-columns-repeated="2"/>
          <table:table-cell table:style-name="ce44"/>
          <table:table-cell table:style-name="ce133" table:number-columns-repeated="2"/>
          <table:table-cell table:style-name="ce50"/>
          <table:table-cell table:style-name="ce133" table:number-columns-repeated="2"/>
          <table:table-cell table:style-name="ce50"/>
          <table:table-cell table:style-name="ce133" table:number-columns-repeated="2"/>
          <table:table-cell table:style-name="ce44"/>
          <table:table-cell table:style-name="ce42" table:number-columns-repeated="2"/>
          <table:table-cell table:style-name="ce44"/>
          <table:table-cell table:style-name="ce42" table:number-columns-repeated="967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style-name="ce17" office:value-type="float" office:value="451" calcext:value-type="float">
            <text:p>451</text:p>
          </table:table-cell>
          <table:table-cell table:style-name="ce17" office:value-type="float" office:value="455" calcext:value-type="float">
            <text:p>455</text:p>
          </table:table-cell>
          <table:table-cell table:style-name="ce17" office:value-type="float" office:value="1128" calcext:value-type="float">
            <text:p>1128</text:p>
          </table:table-cell>
          <table:table-cell table:style-name="ce17" office:value-type="float" office:value="1127" calcext:value-type="float">
            <text:p>1127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0.2346" calcext:value-type="float">
            <text:p>90.2346</text:p>
          </table:table-cell>
          <table:table-cell/>
          <table:table-cell table:style-name="ce17" office:value-type="float" office:value="28.8108" calcext:value-type="float">
            <text:p>28.8108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38.9481" calcext:value-type="float">
            <text:p>38.9481</text:p>
          </table:table-cell>
          <table:table-cell table:style-name="ce58" office:value-type="float" office:value="42.2952" calcext:value-type="float">
            <text:p>42.2952</text:p>
          </table:table-cell>
          <table:table-cell/>
          <table:table-cell table:style-name="ce17" office:value-type="float" office:value="1142" calcext:value-type="float">
            <text:p>1142</text:p>
          </table:table-cell>
          <table:table-cell table:style-name="ce17" office:value-type="float" office:value="1140.5" calcext:value-type="float">
            <text:p>1140.5</text:p>
          </table:table-cell>
          <table:table-cell table:style-name="ce31"/>
          <table:table-cell table:style-name="ce17" office:value-type="float" office:value="9.32" calcext:value-type="float">
            <text:p>9.32</text:p>
          </table:table-cell>
          <table:table-cell table:style-name="ce17" office:value-type="float" office:value="9.16" calcext:value-type="float">
            <text:p>9.16</text:p>
          </table:table-cell>
          <table:table-cell/>
          <table:table-cell table:style-name="ce17" office:value-type="float" office:value="1107.9" calcext:value-type="float">
            <text:p>1107.9</text:p>
          </table:table-cell>
          <table:table-cell table:style-name="ce17" office:value-type="float" office:value="1108.8" calcext:value-type="float">
            <text:p>1108.8</text:p>
          </table:table-cell>
          <table:table-cell table:style-name="ce31"/>
          <table:table-cell table:style-name="ce17" office:value-type="float" office:value="2.32" calcext:value-type="float">
            <text:p>2.32</text:p>
          </table:table-cell>
          <table:table-cell table:style-name="ce17" office:value-type="float" office:value="2.2" calcext:value-type="float">
            <text:p>2.2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1.95" calcext:value-type="float">
            <text:p>1.95</text:p>
          </table:table-cell>
          <table:table-cell table:style-name="ce17" office:value-type="float" office:value="2.07" calcext:value-type="float">
            <text:p>2.07</text:p>
          </table:table-cell>
          <table:table-cell/>
          <table:table-cell table:style-name="ce17" office:value-type="float" office:value="1025.4" calcext:value-type="float">
            <text:p>1025.4</text:p>
          </table:table-cell>
          <table:table-cell table:style-name="ce17" office:value-type="float" office:value="1026.8" calcext:value-type="float">
            <text:p>1026.8</text:p>
          </table:table-cell>
          <table:table-cell table:style-name="ce31"/>
          <table:table-cell table:style-name="ce17" office:value-type="float" office:value="6.43" calcext:value-type="float">
            <text:p>6.43</text:p>
          </table:table-cell>
          <table:table-cell table:style-name="ce17" office:value-type="float" office:value="6.61" calcext:value-type="float">
            <text:p>6.61</text:p>
          </table:table-cell>
          <table:table-cell/>
          <table:table-cell table:style-name="ce17" office:value-type="float" office:value="962.85" calcext:value-type="float">
            <text:p>962.85</text:p>
          </table:table-cell>
          <table:table-cell table:style-name="ce17" office:value-type="float" office:value="964.43" calcext:value-type="float">
            <text:p>964.43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8336" calcext:value-type="float">
            <text:p>128,336</text:p>
          </table:table-cell>
          <table:table-cell table:style-name="ce45" office:value-type="float" office:value="131215" calcext:value-type="float">
            <text:p>131,215</text:p>
          </table:table-cell>
          <table:table-cell/>
          <table:table-cell table:style-name="ce45" office:value-type="float" office:value="54000.5" calcext:value-type="float">
            <text:p>54,001</text:p>
          </table:table-cell>
          <table:table-cell table:style-name="ce45" office:value-type="float" office:value="52498" calcext:value-type="float">
            <text:p>52,498</text:p>
          </table:table-cell>
          <table:table-cell/>
          <table:table-cell table:style-name="ce45" office:value-type="float" office:value="70739" calcext:value-type="float">
            <text:p>70,739</text:p>
          </table:table-cell>
          <table:table-cell table:style-name="ce45" office:value-type="float" office:value="69736" calcext:value-type="float">
            <text:p>69,736</text:p>
          </table:table-cell>
          <table:table-cell/>
          <table:table-cell table:formula="of:=[.AW218]/([.AT218]+[.AW218]+[.AZ218])" office:value-type="float" office:value="0.213377035706736" calcext:value-type="float">
            <text:p>0.213377035706736</text:p>
          </table:table-cell>
          <table:table-cell table:formula="of:=[.AX218]/([.AU218]+[.AX218]+[.BA218])" office:value-type="float" office:value="0.207134374173897" calcext:value-type="float">
            <text:p>0.20713437417389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455" calcext:value-type="float">
            <text:p>455</text:p>
          </table:table-cell>
          <table:table-cell table:style-name="ce17" office:value-type="float" office:value="1129" calcext:value-type="float">
            <text:p>1129</text:p>
          </table:table-cell>
          <table:table-cell table:style-name="ce17" office:value-type="float" office:value="1127" calcext:value-type="float">
            <text:p>1127</text:p>
          </table:table-cell>
          <table:table-cell table:style-name="ce17" office:value-type="float" office:value="90.0352" calcext:value-type="float">
            <text:p>90.0352</text:p>
          </table:table-cell>
          <table:table-cell table:style-name="ce17" office:value-type="float" office:value="89.8784" calcext:value-type="float">
            <text:p>89.8784</text:p>
          </table:table-cell>
          <table:table-cell/>
          <table:table-cell table:style-name="ce17" office:value-type="float" office:value="29.2379" calcext:value-type="float">
            <text:p>29.2379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37.3776" calcext:value-type="float">
            <text:p>37.3776</text:p>
          </table:table-cell>
          <table:table-cell table:style-name="ce58" office:value-type="float" office:value="43.7909" calcext:value-type="float">
            <text:p>43.7909</text:p>
          </table:table-cell>
          <table:table-cell/>
          <table:table-cell table:style-name="ce17" office:value-type="float" office:value="1142.5" calcext:value-type="float">
            <text:p>1142.5</text:p>
          </table:table-cell>
          <table:table-cell table:style-name="ce17" office:value-type="float" office:value="1140.1" calcext:value-type="float">
            <text:p>1140.1</text:p>
          </table:table-cell>
          <table:table-cell table:style-name="ce31"/>
          <table:table-cell table:style-name="ce17" office:value-type="float" office:value="9.15" calcext:value-type="float">
            <text:p>9.15</text:p>
          </table:table-cell>
          <table:table-cell table:style-name="ce17" office:value-type="float" office:value="9.04" calcext:value-type="float">
            <text:p>9.04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7.6" calcext:value-type="float">
            <text:p>1107.6</text:p>
          </table:table-cell>
          <table:table-cell table:style-name="ce31"/>
          <table:table-cell table:style-name="ce17" office:value-type="float" office:value="2.15" calcext:value-type="float">
            <text:p>2.15</text:p>
          </table:table-cell>
          <table:table-cell table:style-name="ce17" office:value-type="float" office:value="2.02" calcext:value-type="float">
            <text:p>2.02</text:p>
          </table:table-cell>
          <table:table-cell/>
          <table:table-cell table:style-name="ce17" office:value-type="float" office:value="1086.7" calcext:value-type="float">
            <text:p>1086.7</text:p>
          </table:table-cell>
          <table:table-cell table:style-name="ce17" office:value-type="float" office:value="1087.8" calcext:value-type="float">
            <text:p>1087.8</text:p>
          </table:table-cell>
          <table:table-cell table:style-name="ce31"/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2.25" calcext:value-type="float">
            <text:p>2.25</text:p>
          </table:table-cell>
          <table:table-cell/>
          <table:table-cell table:style-name="ce17" office:value-type="float" office:value="1024.7" calcext:value-type="float">
            <text:p>1024.7</text:p>
          </table:table-cell>
          <table:table-cell table:style-name="ce17" office:value-type="float" office:value="1027.2" calcext:value-type="float">
            <text:p>1027.2</text:p>
          </table:table-cell>
          <table:table-cell table:style-name="ce31"/>
          <table:table-cell table:style-name="ce17" office:value-type="float" office:value="6.57" calcext:value-type="float">
            <text:p>6.57</text:p>
          </table:table-cell>
          <table:table-cell table:style-name="ce17" office:value-type="float" office:value="6.8" calcext:value-type="float">
            <text:p>6.8</text:p>
          </table:table-cell>
          <table:table-cell/>
          <table:table-cell table:style-name="ce17" office:value-type="float" office:value="962.09" calcext:value-type="float">
            <text:p>962.09</text:p>
          </table:table-cell>
          <table:table-cell table:style-name="ce17" office:value-type="float" office:value="965.08" calcext:value-type="float">
            <text:p>965.08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7" calcext:value-type="float">
            <text:p>10.7</text:p>
          </table:table-cell>
          <table:table-cell/>
          <table:table-cell table:style-name="ce45" office:value-type="float" office:value="130768" calcext:value-type="float">
            <text:p>130,768</text:p>
          </table:table-cell>
          <table:table-cell table:style-name="ce45" office:value-type="float" office:value="131833" calcext:value-type="float">
            <text:p>131,833</text:p>
          </table:table-cell>
          <table:table-cell/>
          <table:table-cell table:style-name="ce45" office:value-type="float" office:value="51943" calcext:value-type="float">
            <text:p>51,943</text:p>
          </table:table-cell>
          <table:table-cell table:style-name="ce45" office:value-type="float" office:value="50852" calcext:value-type="float">
            <text:p>50,852</text:p>
          </table:table-cell>
          <table:table-cell/>
          <table:table-cell table:style-name="ce45" office:value-type="float" office:value="70758.5" calcext:value-type="float">
            <text:p>70,759</text:p>
          </table:table-cell>
          <table:table-cell table:style-name="ce45" office:value-type="float" office:value="71844.5" calcext:value-type="float">
            <text:p>71,845</text:p>
          </table:table-cell>
          <table:table-cell/>
          <table:table-cell table:formula="of:=[.AW220]/([.AT220]+[.AW220]+[.AZ220])" office:value-type="float" office:value="0.204928009089851" calcext:value-type="float">
            <text:p>0.204928009089851</text:p>
          </table:table-cell>
          <table:table-cell table:formula="of:=[.AX220]/([.AU220]+[.AX220]+[.BA220])" office:value-type="float" office:value="0.199788236726981" calcext:value-type="float">
            <text:p>0.19978823672698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54" calcext:value-type="float">
            <text:p>454</text:p>
          </table:table-cell>
          <table:table-cell table:style-name="ce17" office:value-type="float" office:value="456" calcext:value-type="float">
            <text:p>456</text:p>
          </table:table-cell>
          <table:table-cell table:style-name="ce17" office:value-type="float" office:value="1129" calcext:value-type="float">
            <text:p>1129</text:p>
          </table:table-cell>
          <table:table-cell table:style-name="ce17" office:value-type="float" office:value="1126" calcext:value-type="float">
            <text:p>1126</text:p>
          </table:table-cell>
          <table:table-cell table:style-name="ce17" office:value-type="float" office:value="89.7933" calcext:value-type="float">
            <text:p>89.7933</text:p>
          </table:table-cell>
          <table:table-cell table:style-name="ce17" office:value-type="float" office:value="90.2789" calcext:value-type="float">
            <text:p>90.2789</text:p>
          </table:table-cell>
          <table:table-cell/>
          <table:table-cell table:style-name="ce17" office:value-type="float" office:value="29.2379" calcext:value-type="float">
            <text:p>29.2379</text:p>
          </table:table-cell>
          <table:table-cell table:style-name="ce17" office:value-type="float" office:value="28.5112" calcext:value-type="float">
            <text:p>28.5112</text:p>
          </table:table-cell>
          <table:table-cell table:style-name="ce58" office:value-type="float" office:value="40.7258" calcext:value-type="float">
            <text:p>40.7258</text:p>
          </table:table-cell>
          <table:table-cell table:style-name="ce58" office:value-type="float" office:value="38.4904" calcext:value-type="float">
            <text:p>38.4904</text:p>
          </table:table-cell>
          <table:table-cell/>
          <table:table-cell table:style-name="ce17" office:value-type="float" office:value="1142.6" calcext:value-type="float">
            <text:p>1142.6</text:p>
          </table:table-cell>
          <table:table-cell table:style-name="ce17" office:value-type="float" office:value="1139.6" calcext:value-type="float">
            <text:p>1139.6</text:p>
          </table:table-cell>
          <table:table-cell table:style-name="ce31"/>
          <table:table-cell table:style-name="ce17" office:value-type="float" office:value="9.19" calcext:value-type="float">
            <text:p>9.19</text:p>
          </table:table-cell>
          <table:table-cell table:style-name="ce17" office:value-type="float" office:value="9.2" calcext:value-type="float">
            <text:p>9.2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8.8" calcext:value-type="float">
            <text:p>1108.8</text:p>
          </table:table-cell>
          <table:table-cell table:style-name="ce31"/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2.18" calcext:value-type="float">
            <text:p>2.18</text:p>
          </table:table-cell>
          <table:table-cell/>
          <table:table-cell table:style-name="ce17" office:value-type="float" office:value="1086.7" calcext:value-type="float">
            <text:p>1086.7</text:p>
          </table:table-cell>
          <table:table-cell table:style-name="ce17" office:value-type="float" office:value="1088.7" calcext:value-type="float">
            <text:p>1088.7</text:p>
          </table:table-cell>
          <table:table-cell table:style-name="ce31"/>
          <table:table-cell table:style-name="ce17" office:value-type="float" office:value="2.08" calcext:value-type="float">
            <text:p>2.08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style-name="ce17" office:value-type="float" office:value="1024.6" calcext:value-type="float">
            <text:p>1024.6</text:p>
          </table:table-cell>
          <table:table-cell table:style-name="ce17" office:value-type="float" office:value="1027" calcext:value-type="float">
            <text:p>1027</text:p>
          </table:table-cell>
          <table:table-cell table:style-name="ce31"/>
          <table:table-cell table:style-name="ce17" office:value-type="float" office:value="6.52" calcext:value-type="float">
            <text:p>6.52</text:p>
          </table:table-cell>
          <table:table-cell table:style-name="ce17" office:value-type="float" office:value="6.69" calcext:value-type="float">
            <text:p>6.69</text:p>
          </table:table-cell>
          <table:table-cell/>
          <table:table-cell table:style-name="ce17" office:value-type="float" office:value="961.95" calcext:value-type="float">
            <text:p>961.95</text:p>
          </table:table-cell>
          <table:table-cell table:style-name="ce17" office:value-type="float" office:value="965.5" calcext:value-type="float">
            <text:p>965.5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8022" calcext:value-type="float">
            <text:p>128,022</text:p>
          </table:table-cell>
          <table:table-cell table:style-name="ce45" office:value-type="float" office:value="135677" calcext:value-type="float">
            <text:p>135,677</text:p>
          </table:table-cell>
          <table:table-cell/>
          <table:table-cell table:style-name="ce45" office:value-type="float" office:value="55369" calcext:value-type="float">
            <text:p>55,369</text:p>
          </table:table-cell>
          <table:table-cell table:style-name="ce45" office:value-type="float" office:value="45015.5" calcext:value-type="float">
            <text:p>45,016</text:p>
          </table:table-cell>
          <table:table-cell/>
          <table:table-cell table:style-name="ce45" office:value-type="float" office:value="71274.5" calcext:value-type="float">
            <text:p>71,275</text:p>
          </table:table-cell>
          <table:table-cell table:style-name="ce45" office:value-type="float" office:value="73661.5" calcext:value-type="float">
            <text:p>73,662</text:p>
          </table:table-cell>
          <table:table-cell/>
          <table:table-cell table:formula="of:=[.AW222]/([.AT222]+[.AW222]+[.AZ222])" office:value-type="float" office:value="0.217418535294337" calcext:value-type="float">
            <text:p>0.217418535294337</text:p>
          </table:table-cell>
          <table:table-cell table:formula="of:=[.AX222]/([.AU222]+[.AX222]+[.BA222])" office:value-type="float" office:value="0.176979721175999" calcext:value-type="float">
            <text:p>0.17697972117599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455" calcext:value-type="float">
            <text:p>455</text:p>
          </table:table-cell>
          <table:table-cell table:style-name="ce17" office:value-type="float" office:value="1129" calcext:value-type="float">
            <text:p>1129</text:p>
          </table:table-cell>
          <table:table-cell table:style-name="ce17" office:value-type="float" office:value="1127" calcext:value-type="float">
            <text:p>1127</text:p>
          </table:table-cell>
          <table:table-cell table:style-name="ce17" office:value-type="float" office:value="90.2249" calcext:value-type="float">
            <text:p>90.2249</text:p>
          </table:table-cell>
          <table:table-cell table:style-name="ce17" office:value-type="float" office:value="90.0133" calcext:value-type="float">
            <text:p>90.0133</text:p>
          </table:table-cell>
          <table:table-cell/>
          <table:table-cell table:style-name="ce17" office:value-type="float" office:value="29.2379" calcext:value-type="float">
            <text:p>29.2379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39.8487" calcext:value-type="float">
            <text:p>39.8487</text:p>
          </table:table-cell>
          <table:table-cell table:style-name="ce58" office:value-type="float" office:value="42.3788" calcext:value-type="float">
            <text:p>42.3788</text:p>
          </table:table-cell>
          <table:table-cell/>
          <table:table-cell table:style-name="ce17" office:value-type="float" office:value="1142.1" calcext:value-type="float">
            <text:p>1142.1</text:p>
          </table:table-cell>
          <table:table-cell table:style-name="ce17" office:value-type="float" office:value="1140.7" calcext:value-type="float">
            <text:p>1140.7</text:p>
          </table:table-cell>
          <table:table-cell table:style-name="ce31"/>
          <table:table-cell table:style-name="ce17" office:value-type="float" office:value="9.03" calcext:value-type="float">
            <text:p>9.03</text:p>
          </table:table-cell>
          <table:table-cell table:style-name="ce17" office:value-type="float" office:value="9.22" calcext:value-type="float">
            <text:p>9.22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8.8" calcext:value-type="float">
            <text:p>1108.8</text:p>
          </table:table-cell>
          <table:table-cell table:style-name="ce31"/>
          <table:table-cell table:style-name="ce17" office:value-type="float" office:value="2.03" calcext:value-type="float">
            <text:p>2.03</text:p>
          </table:table-cell>
          <table:table-cell table:style-name="ce17" office:value-type="float" office:value="2.21" calcext:value-type="float">
            <text:p>2.21</text:p>
          </table:table-cell>
          <table:table-cell/>
          <table:table-cell table:style-name="ce17" office:value-type="float" office:value="1086.8" calcext:value-type="float">
            <text:p>1086.8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2.06" calcext:value-type="float">
            <text:p>2.06</text:p>
          </table:table-cell>
          <table:table-cell/>
          <table:table-cell table:style-name="ce17" office:value-type="float" office:value="1025" calcext:value-type="float">
            <text:p>1025</text:p>
          </table:table-cell>
          <table:table-cell table:style-name="ce17" office:value-type="float" office:value="1026.8" calcext:value-type="float">
            <text:p>1026.8</text:p>
          </table:table-cell>
          <table:table-cell table:style-name="ce31"/>
          <table:table-cell table:style-name="ce17" office:value-type="float" office:value="6.7" calcext:value-type="float">
            <text:p>6.7</text:p>
          </table:table-cell>
          <table:table-cell table:style-name="ce17" office:value-type="float" office:value="6.6" calcext:value-type="float">
            <text:p>6.6</text:p>
          </table:table-cell>
          <table:table-cell/>
          <table:table-cell table:style-name="ce17" office:value-type="float" office:value="962.54" calcext:value-type="float">
            <text:p>962.54</text:p>
          </table:table-cell>
          <table:table-cell table:style-name="ce17" office:value-type="float" office:value="964.22" calcext:value-type="float">
            <text:p>964.22</text:p>
          </table:table-cell>
          <table:table-cell table:style-name="ce31"/>
          <table:table-cell table:style-name="ce17" office:value-type="float" office:value="10.6" calcext:value-type="float">
            <text:p>10.6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8575" calcext:value-type="float">
            <text:p>128,575</text:p>
          </table:table-cell>
          <table:table-cell table:style-name="ce45" office:value-type="float" office:value="132378" calcext:value-type="float">
            <text:p>132,378</text:p>
          </table:table-cell>
          <table:table-cell/>
          <table:table-cell table:style-name="ce45" office:value-type="float" office:value="54850.5" calcext:value-type="float">
            <text:p>54,851</text:p>
          </table:table-cell>
          <table:table-cell table:style-name="ce45" office:value-type="float" office:value="51094.5" calcext:value-type="float">
            <text:p>51,095</text:p>
          </table:table-cell>
          <table:table-cell/>
          <table:table-cell table:style-name="ce45" office:value-type="float" office:value="70337" calcext:value-type="float">
            <text:p>70,337</text:p>
          </table:table-cell>
          <table:table-cell table:style-name="ce45" office:value-type="float" office:value="70019" calcext:value-type="float">
            <text:p>70,019</text:p>
          </table:table-cell>
          <table:table-cell/>
          <table:table-cell table:formula="of:=[.AW224]/([.AT224]+[.AW224]+[.AZ224])" office:value-type="float" office:value="0.2161489581794" calcext:value-type="float">
            <text:p>0.2161489581794</text:p>
          </table:table-cell>
          <table:table-cell table:formula="of:=[.AX224]/([.AU224]+[.AX224]+[.BA224])" office:value-type="float" office:value="0.20156297153948" calcext:value-type="float">
            <text:p>0.2015629715394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455" calcext:value-type="float">
            <text:p>455</text:p>
          </table:table-cell>
          <table:table-cell table:style-name="ce17" office:value-type="float" office:value="1128" calcext:value-type="float">
            <text:p>1128</text:p>
          </table:table-cell>
          <table:table-cell table:style-name="ce17" office:value-type="float" office:value="1127" calcext:value-type="float">
            <text:p>1127</text:p>
          </table:table-cell>
          <table:table-cell table:style-name="ce17" office:value-type="float" office:value="90.0339" calcext:value-type="float">
            <text:p>90.0339</text:p>
          </table:table-cell>
          <table:table-cell table:style-name="ce17" office:value-type="float" office:value="89.7677" calcext:value-type="float">
            <text:p>89.7677</text:p>
          </table:table-cell>
          <table:table-cell/>
          <table:table-cell table:style-name="ce17" office:value-type="float" office:value="28.8108" calcext:value-type="float">
            <text:p>28.8108</text:p>
          </table:table-cell>
          <table:table-cell table:style-name="ce17" office:value-type="float" office:value="28.5351" calcext:value-type="float">
            <text:p>28.5351</text:p>
          </table:table-cell>
          <table:table-cell table:style-name="ce58" office:value-type="float" office:value="41.2359" calcext:value-type="float">
            <text:p>41.2359</text:p>
          </table:table-cell>
          <table:table-cell table:style-name="ce58" office:value-type="float" office:value="45.2349" calcext:value-type="float">
            <text:p>45.2349</text:p>
          </table:table-cell>
          <table:table-cell/>
          <table:table-cell table:style-name="ce17" office:value-type="float" office:value="1141.8" calcext:value-type="float">
            <text:p>1141.8</text:p>
          </table:table-cell>
          <table:table-cell table:style-name="ce17" office:value-type="float" office:value="1140" calcext:value-type="float">
            <text:p>1140</text:p>
          </table:table-cell>
          <table:table-cell table:style-name="ce31"/>
          <table:table-cell table:style-name="ce17" office:value-type="float" office:value="9.25" calcext:value-type="float">
            <text:p>9.25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7.6" calcext:value-type="float">
            <text:p>1107.6</text:p>
          </table:table-cell>
          <table:table-cell table:style-name="ce31"/>
          <table:table-cell table:style-name="ce17" office:value-type="float" office:value="2.26" calcext:value-type="float">
            <text:p>2.26</text:p>
          </table:table-cell>
          <table:table-cell table:style-name="ce17" office:value-type="float" office:value="1.98" calcext:value-type="float">
            <text:p>1.98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8.8" calcext:value-type="float">
            <text:p>1088.8</text:p>
          </table:table-cell>
          <table:table-cell table:style-name="ce31"/>
          <table:table-cell table:style-name="ce17" office:value-type="float" office:value="2.01" calcext:value-type="float">
            <text:p>2.01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025.6" calcext:value-type="float">
            <text:p>1025.6</text:p>
          </table:table-cell>
          <table:table-cell table:style-name="ce17" office:value-type="float" office:value="1027.2" calcext:value-type="float">
            <text:p>1027.2</text:p>
          </table:table-cell>
          <table:table-cell table:style-name="ce31"/>
          <table:table-cell table:style-name="ce17" office:value-type="float" office:value="6.51" calcext:value-type="float">
            <text:p>6.51</text:p>
          </table:table-cell>
          <table:table-cell table:style-name="ce17" office:value-type="float" office:value="6.79" calcext:value-type="float">
            <text:p>6.79</text:p>
          </table:table-cell>
          <table:table-cell/>
          <table:table-cell table:style-name="ce17" office:value-type="float" office:value="962.9" calcext:value-type="float">
            <text:p>962.9</text:p>
          </table:table-cell>
          <table:table-cell table:style-name="ce17" office:value-type="float" office:value="965.04" calcext:value-type="float">
            <text:p>965.04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7" calcext:value-type="float">
            <text:p>10.7</text:p>
          </table:table-cell>
          <table:table-cell/>
          <table:table-cell table:style-name="ce45" office:value-type="float" office:value="127613" calcext:value-type="float">
            <text:p>127,613</text:p>
          </table:table-cell>
          <table:table-cell table:style-name="ce45" office:value-type="float" office:value="130608" calcext:value-type="float">
            <text:p>130,608</text:p>
          </table:table-cell>
          <table:table-cell/>
          <table:table-cell table:style-name="ce45" office:value-type="float" office:value="53147.5" calcext:value-type="float">
            <text:p>53,148</text:p>
          </table:table-cell>
          <table:table-cell table:style-name="ce45" office:value-type="float" office:value="51818.5" calcext:value-type="float">
            <text:p>51,819</text:p>
          </table:table-cell>
          <table:table-cell/>
          <table:table-cell table:style-name="ce45" office:value-type="float" office:value="72471" calcext:value-type="float">
            <text:p>72,471</text:p>
          </table:table-cell>
          <table:table-cell table:style-name="ce45" office:value-type="float" office:value="71619.5" calcext:value-type="float">
            <text:p>71,620</text:p>
          </table:table-cell>
          <table:table-cell/>
          <table:table-cell table:formula="of:=[.AW226]/([.AT226]+[.AW226]+[.AZ226])" office:value-type="float" office:value="0.209877128240365" calcext:value-type="float">
            <text:p>0.209877128240365</text:p>
          </table:table-cell>
          <table:table-cell table:formula="of:=[.AX226]/([.AU226]+[.AX226]+[.BA226])" office:value-type="float" office:value="0.203972902545208" calcext:value-type="float">
            <text:p>0.20397290254520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style-name="ce17" office:value-type="float" office:value="454" calcext:value-type="float">
            <text:p>454</text:p>
          </table:table-cell>
          <table:table-cell table:style-name="ce17" office:value-type="float" office:value="455" calcext:value-type="float">
            <text:p>455</text:p>
          </table:table-cell>
          <table:table-cell table:style-name="ce17" office:value-type="float" office:value="1128" calcext:value-type="float">
            <text:p>1128</text:p>
          </table:table-cell>
          <table:table-cell table:style-name="ce17" office:value-type="float" office:value="1127" calcext:value-type="float">
            <text:p>1127</text:p>
          </table:table-cell>
          <table:table-cell table:style-name="ce17" office:value-type="float" office:value="89.9121" calcext:value-type="float">
            <text:p>89.9121</text:p>
          </table:table-cell>
          <table:table-cell table:style-name="ce17" office:value-type="float" office:value="90.0326" calcext:value-type="float">
            <text:p>90.0326</text:p>
          </table:table-cell>
          <table:table-cell/>
          <table:table-cell table:style-name="ce17" office:value-type="float" office:value="28.9627" calcext:value-type="float">
            <text:p>28.9627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45.3738" calcext:value-type="float">
            <text:p>45.3738</text:p>
          </table:table-cell>
          <table:table-cell table:style-name="ce58" office:value-type="float" office:value="47.4078" calcext:value-type="float">
            <text:p>47.4078</text:p>
          </table:table-cell>
          <table:table-cell/>
          <table:table-cell table:style-name="ce17" office:value-type="float" office:value="1142.3" calcext:value-type="float">
            <text:p>1142.3</text:p>
          </table:table-cell>
          <table:table-cell table:style-name="ce17" office:value-type="float" office:value="1140.5" calcext:value-type="float">
            <text:p>1140.5</text:p>
          </table:table-cell>
          <table:table-cell table:style-name="ce31"/>
          <table:table-cell table:style-name="ce17" office:value-type="float" office:value="9.4" calcext:value-type="float">
            <text:p>9.4</text:p>
          </table:table-cell>
          <table:table-cell table:style-name="ce17" office:value-type="float" office:value="9.16" calcext:value-type="float">
            <text:p>9.16</text:p>
          </table:table-cell>
          <table:table-cell/>
          <table:table-cell table:style-name="ce17" office:value-type="float" office:value="1107.9" calcext:value-type="float">
            <text:p>1107.9</text:p>
          </table:table-cell>
          <table:table-cell table:style-name="ce17" office:value-type="float" office:value="1107.7" calcext:value-type="float">
            <text:p>1107.7</text:p>
          </table:table-cell>
          <table:table-cell table:style-name="ce31"/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086.5" calcext:value-type="float">
            <text:p>1086.5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1.86" calcext:value-type="float">
            <text:p>1.86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025.1" calcext:value-type="float">
            <text:p>1025.1</text:p>
          </table:table-cell>
          <table:table-cell table:style-name="ce17" office:value-type="float" office:value="1026.9" calcext:value-type="float">
            <text:p>1026.9</text:p>
          </table:table-cell>
          <table:table-cell table:style-name="ce31"/>
          <table:table-cell table:style-name="ce17" office:value-type="float" office:value="6.28" calcext:value-type="float">
            <text:p>6.28</text:p>
          </table:table-cell>
          <table:table-cell table:style-name="ce17" office:value-type="float" office:value="6.67" calcext:value-type="float">
            <text:p>6.67</text:p>
          </table:table-cell>
          <table:table-cell/>
          <table:table-cell table:style-name="ce17" office:value-type="float" office:value="962.36" calcext:value-type="float">
            <text:p>962.36</text:p>
          </table:table-cell>
          <table:table-cell table:style-name="ce17" office:value-type="float" office:value="964.62" calcext:value-type="float">
            <text:p>964.62</text:p>
          </table:table-cell>
          <table:table-cell table:style-name="ce31"/>
          <table:table-cell table:style-name="ce17" office:value-type="float" office:value="10.2" calcext:value-type="float">
            <text:p>10.2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5051" calcext:value-type="float">
            <text:p>125,051</text:p>
          </table:table-cell>
          <table:table-cell table:style-name="ce45" office:value-type="float" office:value="130408" calcext:value-type="float">
            <text:p>130,408</text:p>
          </table:table-cell>
          <table:table-cell/>
          <table:table-cell table:style-name="ce45" office:value-type="float" office:value="57576" calcext:value-type="float">
            <text:p>57,576</text:p>
          </table:table-cell>
          <table:table-cell table:style-name="ce45" office:value-type="float" office:value="48887" calcext:value-type="float">
            <text:p>48,887</text:p>
          </table:table-cell>
          <table:table-cell/>
          <table:table-cell table:style-name="ce45" office:value-type="float" office:value="69990" calcext:value-type="float">
            <text:p>69,990</text:p>
          </table:table-cell>
          <table:table-cell table:style-name="ce45" office:value-type="float" office:value="74741" calcext:value-type="float">
            <text:p>74,741</text:p>
          </table:table-cell>
          <table:table-cell/>
          <table:table-cell table:formula="of:=[.AW228]/([.AT228]+[.AW228]+[.AZ228])" office:value-type="float" office:value="0.227918152776733" calcext:value-type="float">
            <text:p>0.227918152776733</text:p>
          </table:table-cell>
          <table:table-cell table:formula="of:=[.AX228]/([.AU228]+[.AX228]+[.BA228])" office:value-type="float" office:value="0.192441228802217" calcext:value-type="float">
            <text:p>0.192441228802217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number-columns-repeated="2" table:style-name="ce17" office:value-type="float" office:value="455" calcext:value-type="float">
            <text:p>455</text:p>
          </table:table-cell>
          <table:table-cell table:style-name="ce17" office:value-type="float" office:value="1129" calcext:value-type="float">
            <text:p>1129</text:p>
          </table:table-cell>
          <table:table-cell table:style-name="ce17" office:value-type="float" office:value="1126" calcext:value-type="float">
            <text:p>1126</text:p>
          </table:table-cell>
          <table:table-cell table:style-name="ce17" office:value-type="float" office:value="89.863" calcext:value-type="float">
            <text:p>89.863</text:p>
          </table:table-cell>
          <table:table-cell table:style-name="ce17" office:value-type="float" office:value="90.1584" calcext:value-type="float">
            <text:p>90.1584</text:p>
          </table:table-cell>
          <table:table-cell/>
          <table:table-cell table:style-name="ce17" office:value-type="float" office:value="29.2379" calcext:value-type="float">
            <text:p>29.2379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40.4171" calcext:value-type="float">
            <text:p>40.4171</text:p>
          </table:table-cell>
          <table:table-cell table:style-name="ce58" office:value-type="float" office:value="40.3734" calcext:value-type="float">
            <text:p>40.3734</text:p>
          </table:table-cell>
          <table:table-cell/>
          <table:table-cell table:style-name="ce17" office:value-type="float" office:value="1142.6" calcext:value-type="float">
            <text:p>1142.6</text:p>
          </table:table-cell>
          <table:table-cell table:style-name="ce17" office:value-type="float" office:value="1139.6" calcext:value-type="float">
            <text:p>1139.6</text:p>
          </table:table-cell>
          <table:table-cell table:style-name="ce31"/>
          <table:table-cell table:style-name="ce17" office:value-type="float" office:value="9.16" calcext:value-type="float">
            <text:p>9.16</text:p>
          </table:table-cell>
          <table:table-cell table:style-name="ce17" office:value-type="float" office:value="9.21" calcext:value-type="float">
            <text:p>9.21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8.8" calcext:value-type="float">
            <text:p>1108.8</text:p>
          </table:table-cell>
          <table:table-cell table:style-name="ce31"/>
          <table:table-cell table:style-name="ce17" office:value-type="float" office:value="2.17" calcext:value-type="float">
            <text:p>2.17</text:p>
          </table:table-cell>
          <table:table-cell table:style-name="ce17" office:value-type="float" office:value="2.19" calcext:value-type="float">
            <text:p>2.19</text:p>
          </table:table-cell>
          <table:table-cell/>
          <table:table-cell table:style-name="ce17" office:value-type="float" office:value="1086.7" calcext:value-type="float">
            <text:p>1086.7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2.13" calcext:value-type="float">
            <text:p>2.13</text:p>
          </table:table-cell>
          <table:table-cell/>
          <table:table-cell table:style-name="ce17" office:value-type="float" office:value="1024.6" calcext:value-type="float">
            <text:p>1024.6</text:p>
          </table:table-cell>
          <table:table-cell table:style-name="ce17" office:value-type="float" office:value="1026.8" calcext:value-type="float">
            <text:p>1026.8</text:p>
          </table:table-cell>
          <table:table-cell table:style-name="ce31"/>
          <table:table-cell table:style-name="ce17" office:value-type="float" office:value="6.55" calcext:value-type="float">
            <text:p>6.55</text:p>
          </table:table-cell>
          <table:table-cell table:style-name="ce17" office:value-type="float" office:value="6.63" calcext:value-type="float">
            <text:p>6.63</text:p>
          </table:table-cell>
          <table:table-cell/>
          <table:table-cell table:style-name="ce17" office:value-type="float" office:value="962.03" calcext:value-type="float">
            <text:p>962.03</text:p>
          </table:table-cell>
          <table:table-cell table:style-name="ce17" office:value-type="float" office:value="965.47" calcext:value-type="float">
            <text:p>965.47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8222" calcext:value-type="float">
            <text:p>128,222</text:p>
          </table:table-cell>
          <table:table-cell table:style-name="ce45" office:value-type="float" office:value="129966" calcext:value-type="float">
            <text:p>129,966</text:p>
          </table:table-cell>
          <table:table-cell/>
          <table:table-cell table:style-name="ce45" office:value-type="float" office:value="52884.5" calcext:value-type="float">
            <text:p>52,885</text:p>
          </table:table-cell>
          <table:table-cell table:style-name="ce45" office:value-type="float" office:value="50760" calcext:value-type="float">
            <text:p>50,760</text:p>
          </table:table-cell>
          <table:table-cell/>
          <table:table-cell table:style-name="ce45" office:value-type="float" office:value="73032" calcext:value-type="float">
            <text:p>73,032</text:p>
          </table:table-cell>
          <table:table-cell table:style-name="ce45" office:value-type="float" office:value="74054" calcext:value-type="float">
            <text:p>74,054</text:p>
          </table:table-cell>
          <table:table-cell/>
          <table:table-cell table:formula="of:=[.AW230]/([.AT230]+[.AW230]+[.AZ230])" office:value-type="float" office:value="0.208093224757367" calcext:value-type="float">
            <text:p>0.208093224757367</text:p>
          </table:table-cell>
          <table:table-cell table:formula="of:=[.AX230]/([.AU230]+[.AX230]+[.BA230])" office:value-type="float" office:value="0.199230708846848" calcext:value-type="float">
            <text:p>0.19923070884684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456" calcext:value-type="float">
            <text:p>456</text:p>
          </table:table-cell>
          <table:table-cell table:style-name="ce17" office:value-type="float" office:value="1130" calcext:value-type="float">
            <text:p>1130</text:p>
          </table:table-cell>
          <table:table-cell table:style-name="ce17" office:value-type="float" office:value="1126" calcext:value-type="float">
            <text:p>1126</text:p>
          </table:table-cell>
          <table:table-cell table:style-name="ce17" office:value-type="float" office:value="89.7254" calcext:value-type="float">
            <text:p>89.7254</text:p>
          </table:table-cell>
          <table:table-cell table:style-name="ce17" office:value-type="float" office:value="89.9676" calcext:value-type="float">
            <text:p>89.9676</text:p>
          </table:table-cell>
          <table:table-cell/>
          <table:table-cell table:style-name="ce17" office:value-type="float" office:value="29.2379" calcext:value-type="float">
            <text:p>29.2379</text:p>
          </table:table-cell>
          <table:table-cell table:style-name="ce17" office:value-type="float" office:value="28.5112" calcext:value-type="float">
            <text:p>28.5112</text:p>
          </table:table-cell>
          <table:table-cell table:style-name="ce58" office:value-type="float" office:value="39.917" calcext:value-type="float">
            <text:p>39.917</text:p>
          </table:table-cell>
          <table:table-cell table:style-name="ce58" office:value-type="float" office:value="37.5781" calcext:value-type="float">
            <text:p>37.5781</text:p>
          </table:table-cell>
          <table:table-cell/>
          <table:table-cell table:style-name="ce17" office:value-type="float" office:value="1142.9" calcext:value-type="float">
            <text:p>1142.9</text:p>
          </table:table-cell>
          <table:table-cell table:style-name="ce17" office:value-type="float" office:value="1140" calcext:value-type="float">
            <text:p>1140</text:p>
          </table:table-cell>
          <table:table-cell table:style-name="ce31"/>
          <table:table-cell table:style-name="ce17" office:value-type="float" office:value="8.96" calcext:value-type="float">
            <text:p>8.96</text:p>
          </table:table-cell>
          <table:table-cell table:style-name="ce17" office:value-type="float" office:value="9.3" calcext:value-type="float">
            <text:p>9.3</text:p>
          </table:table-cell>
          <table:table-cell/>
          <table:table-cell table:style-name="ce17" office:value-type="float" office:value="1107.6" calcext:value-type="float">
            <text:p>1107.6</text:p>
          </table:table-cell>
          <table:table-cell table:style-name="ce17" office:value-type="float" office:value="1108.9" calcext:value-type="float">
            <text:p>1108.9</text:p>
          </table:table-cell>
          <table:table-cell table:style-name="ce31"/>
          <table:table-cell table:style-name="ce17" office:value-type="float" office:value="1.97" calcext:value-type="float">
            <text:p>1.97</text:p>
          </table:table-cell>
          <table:table-cell table:style-name="ce17" office:value-type="float" office:value="2.34" calcext:value-type="float">
            <text:p>2.34</text:p>
          </table:table-cell>
          <table:table-cell/>
          <table:table-cell table:style-name="ce17" office:value-type="float" office:value="1086.8" calcext:value-type="float">
            <text:p>1086.8</text:p>
          </table:table-cell>
          <table:table-cell table:style-name="ce17" office:value-type="float" office:value="1087.6" calcext:value-type="float">
            <text:p>1087.6</text:p>
          </table:table-cell>
          <table:table-cell table:style-name="ce31"/>
          <table:table-cell table:style-name="ce17" office:value-type="float" office:value="2.3" calcext:value-type="float">
            <text:p>2.3</text:p>
          </table:table-cell>
          <table:table-cell table:style-name="ce17" office:value-type="float" office:value="1.98" calcext:value-type="float">
            <text:p>1.98</text:p>
          </table:table-cell>
          <table:table-cell/>
          <table:table-cell table:style-name="ce17" office:value-type="float" office:value="1025.1" calcext:value-type="float">
            <text:p>1025.1</text:p>
          </table:table-cell>
          <table:table-cell table:style-name="ce17" office:value-type="float" office:value="1026.6" calcext:value-type="float">
            <text:p>1026.6</text:p>
          </table:table-cell>
          <table:table-cell table:style-name="ce31"/>
          <table:table-cell table:style-name="ce17" office:value-type="float" office:value="6.76" calcext:value-type="float">
            <text:p>6.76</text:p>
          </table:table-cell>
          <table:table-cell table:style-name="ce17" office:value-type="float" office:value="6.52" calcext:value-type="float">
            <text:p>6.52</text:p>
          </table:table-cell>
          <table:table-cell/>
          <table:table-cell table:style-name="ce17" office:value-type="float" office:value="961.58" calcext:value-type="float">
            <text:p>961.58</text:p>
          </table:table-cell>
          <table:table-cell table:style-name="ce17" office:value-type="float" office:value="965.12" calcext:value-type="float">
            <text:p>965.12</text:p>
          </table:table-cell>
          <table:table-cell table:style-name="ce31"/>
          <table:table-cell table:style-name="ce17" office:value-type="float" office:value="10.6" calcext:value-type="float">
            <text:p>10.6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8818" calcext:value-type="float">
            <text:p>128,818</text:p>
          </table:table-cell>
          <table:table-cell table:style-name="ce45" office:value-type="float" office:value="131551" calcext:value-type="float">
            <text:p>131,551</text:p>
          </table:table-cell>
          <table:table-cell/>
          <table:table-cell table:style-name="ce45" office:value-type="float" office:value="54102" calcext:value-type="float">
            <text:p>54,102</text:p>
          </table:table-cell>
          <table:table-cell table:style-name="ce45" office:value-type="float" office:value="48418.5" calcext:value-type="float">
            <text:p>48,419</text:p>
          </table:table-cell>
          <table:table-cell/>
          <table:table-cell table:style-name="ce45" office:value-type="float" office:value="70281.5" calcext:value-type="float">
            <text:p>70,282</text:p>
          </table:table-cell>
          <table:table-cell table:style-name="ce45" office:value-type="float" office:value="74345.5" calcext:value-type="float">
            <text:p>74,346</text:p>
          </table:table-cell>
          <table:table-cell/>
          <table:table-cell table:formula="of:=[.AW232]/([.AT232]+[.AW232]+[.AZ232])" office:value-type="float" office:value="0.213671719954266" calcext:value-type="float">
            <text:p>0.213671719954266</text:p>
          </table:table-cell>
          <table:table-cell table:formula="of:=[.AX232]/([.AU232]+[.AX232]+[.BA232])" office:value-type="float" office:value="0.190387904763777" calcext:value-type="float">
            <text:p>0.19038790476377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number-columns-repeated="2" table:style-name="ce17" office:value-type="float" office:value="455" calcext:value-type="float">
            <text:p>455</text:p>
          </table:table-cell>
          <table:table-cell table:style-name="ce17" office:value-type="float" office:value="1130" calcext:value-type="float">
            <text:p>1130</text:p>
          </table:table-cell>
          <table:table-cell table:style-name="ce17" office:value-type="float" office:value="1127" calcext:value-type="float">
            <text:p>1127</text:p>
          </table:table-cell>
          <table:table-cell table:style-name="ce17" office:value-type="float" office:value="89.719" calcext:value-type="float">
            <text:p>89.719</text:p>
          </table:table-cell>
          <table:table-cell table:style-name="ce17" office:value-type="float" office:value="90.2687" calcext:value-type="float">
            <text:p>90.2687</text:p>
          </table:table-cell>
          <table:table-cell/>
          <table:table-cell table:style-name="ce17" office:value-type="float" office:value="29.085" calcext:value-type="float">
            <text:p>29.085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41.407" calcext:value-type="float">
            <text:p>41.407</text:p>
          </table:table-cell>
          <table:table-cell table:style-name="ce58" office:value-type="float" office:value="43.3184" calcext:value-type="float">
            <text:p>43.3184</text:p>
          </table:table-cell>
          <table:table-cell/>
          <table:table-cell table:style-name="ce17" office:value-type="float" office:value="1142.7" calcext:value-type="float">
            <text:p>1142.7</text:p>
          </table:table-cell>
          <table:table-cell table:style-name="ce17" office:value-type="float" office:value="1140" calcext:value-type="float">
            <text:p>1140</text:p>
          </table:table-cell>
          <table:table-cell table:style-name="ce31"/>
          <table:table-cell table:style-name="ce17" office:value-type="float" office:value="8.88" calcext:value-type="float">
            <text:p>8.88</text:p>
          </table:table-cell>
          <table:table-cell table:style-name="ce17" office:value-type="float" office:value="8.99" calcext:value-type="float">
            <text:p>8.99</text:p>
          </table:table-cell>
          <table:table-cell/>
          <table:table-cell table:number-columns-repeated="2" table:style-name="ce17" office:value-type="float" office:value="1107.6" calcext:value-type="float">
            <text:p>1107.6</text:p>
          </table:table-cell>
          <table:table-cell table:style-name="ce31"/>
          <table:table-cell table:style-name="ce17" office:value-type="float" office:value="1.89" calcext:value-type="float">
            <text:p>1.89</text:p>
          </table:table-cell>
          <table:table-cell table:style-name="ce17" office:value-type="float" office:value="1.98" calcext:value-type="float">
            <text:p>1.98</text:p>
          </table:table-cell>
          <table:table-cell/>
          <table:table-cell table:style-name="ce17" office:value-type="float" office:value="1086.9" calcext:value-type="float">
            <text:p>1086.9</text:p>
          </table:table-cell>
          <table:table-cell table:style-name="ce17" office:value-type="float" office:value="1088.8" calcext:value-type="float">
            <text:p>1088.8</text:p>
          </table:table-cell>
          <table:table-cell table:style-name="ce31"/>
          <table:table-cell table:style-name="ce17" office:value-type="float" office:value="2.39" calcext:value-type="float">
            <text:p>2.39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025.4" calcext:value-type="float">
            <text:p>1025.4</text:p>
          </table:table-cell>
          <table:table-cell table:style-name="ce17" office:value-type="float" office:value="1027.3" calcext:value-type="float">
            <text:p>1027.3</text:p>
          </table:table-cell>
          <table:table-cell table:style-name="ce31"/>
          <table:table-cell table:style-name="ce17" office:value-type="float" office:value="6.91" calcext:value-type="float">
            <text:p>6.91</text:p>
          </table:table-cell>
          <table:table-cell table:style-name="ce17" office:value-type="float" office:value="6.85" calcext:value-type="float">
            <text:p>6.85</text:p>
          </table:table-cell>
          <table:table-cell/>
          <table:table-cell table:style-name="ce17" office:value-type="float" office:value="962.07" calcext:value-type="float">
            <text:p>962.07</text:p>
          </table:table-cell>
          <table:table-cell table:style-name="ce17" office:value-type="float" office:value="965.06" calcext:value-type="float">
            <text:p>965.06</text:p>
          </table:table-cell>
          <table:table-cell table:style-name="ce31"/>
          <table:table-cell table:style-name="ce17" office:value-type="float" office:value="10.8" calcext:value-type="float">
            <text:p>10.8</text:p>
          </table:table-cell>
          <table:table-cell table:style-name="ce17" office:value-type="float" office:value="10.7" calcext:value-type="float">
            <text:p>10.7</text:p>
          </table:table-cell>
          <table:table-cell/>
          <table:table-cell table:style-name="ce45" office:value-type="float" office:value="127581" calcext:value-type="float">
            <text:p>127,581</text:p>
          </table:table-cell>
          <table:table-cell table:style-name="ce45" office:value-type="float" office:value="130759" calcext:value-type="float">
            <text:p>130,759</text:p>
          </table:table-cell>
          <table:table-cell/>
          <table:table-cell table:style-name="ce45" office:value-type="float" office:value="53131" calcext:value-type="float">
            <text:p>53,131</text:p>
          </table:table-cell>
          <table:table-cell table:style-name="ce45" office:value-type="float" office:value="47622.5" calcext:value-type="float">
            <text:p>47,623</text:p>
          </table:table-cell>
          <table:table-cell/>
          <table:table-cell table:style-name="ce45" office:value-type="float" office:value="73617.5" calcext:value-type="float">
            <text:p>73,618</text:p>
          </table:table-cell>
          <table:table-cell table:style-name="ce45" office:value-type="float" office:value="75905" calcext:value-type="float">
            <text:p>75,905</text:p>
          </table:table-cell>
          <table:table-cell/>
          <table:table-cell table:formula="of:=[.AW234]/([.AT234]+[.AW234]+[.AZ234])" office:value-type="float" office:value="0.208906163067989" calcext:value-type="float">
            <text:p>0.208906163067989</text:p>
          </table:table-cell>
          <table:table-cell table:formula="of:=[.AX234]/([.AU234]+[.AX234]+[.BA234])" office:value-type="float" office:value="0.187278915711215" calcext:value-type="float">
            <text:p>0.18727891571121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54" calcext:value-type="float">
            <text:p>454</text:p>
          </table:table-cell>
          <table:table-cell table:style-name="ce17" office:value-type="float" office:value="455" calcext:value-type="float">
            <text:p>455</text:p>
          </table:table-cell>
          <table:table-cell table:style-name="ce17" office:value-type="float" office:value="1129" calcext:value-type="float">
            <text:p>1129</text:p>
          </table:table-cell>
          <table:table-cell table:style-name="ce17" office:value-type="float" office:value="1127" calcext:value-type="float">
            <text:p>1127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0.0327" calcext:value-type="float">
            <text:p>90.0327</text:p>
          </table:table-cell>
          <table:table-cell/>
          <table:table-cell table:style-name="ce17" office:value-type="float" office:value="29.2379" calcext:value-type="float">
            <text:p>29.2379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36.6893" calcext:value-type="float">
            <text:p>36.6893</text:p>
          </table:table-cell>
          <table:table-cell table:style-name="ce58" office:value-type="float" office:value="43.8328" calcext:value-type="float">
            <text:p>43.8328</text:p>
          </table:table-cell>
          <table:table-cell/>
          <table:table-cell table:style-name="ce17" office:value-type="float" office:value="1142.2" calcext:value-type="float">
            <text:p>1142.2</text:p>
          </table:table-cell>
          <table:table-cell table:style-name="ce17" office:value-type="float" office:value="1140.5" calcext:value-type="float">
            <text:p>1140.5</text:p>
          </table:table-cell>
          <table:table-cell table:style-name="ce31"/>
          <table:table-cell table:style-name="ce17" office:value-type="float" office:value="9.06" calcext:value-type="float">
            <text:p>9.06</text:p>
          </table:table-cell>
          <table:table-cell table:style-name="ce17" office:value-type="float" office:value="9.16" calcext:value-type="float">
            <text:p>9.16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8.7" calcext:value-type="float">
            <text:p>1108.7</text:p>
          </table:table-cell>
          <table:table-cell table:style-name="ce31"/>
          <table:table-cell table:style-name="ce17" office:value-type="float" office:value="2.06" calcext:value-type="float">
            <text:p>2.06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086.8" calcext:value-type="float">
            <text:p>1086.8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2.21" calcext:value-type="float">
            <text:p>2.21</text:p>
          </table:table-cell>
          <table:table-cell table:style-name="ce17" office:value-type="float" office:value="2.07" calcext:value-type="float">
            <text:p>2.07</text:p>
          </table:table-cell>
          <table:table-cell/>
          <table:table-cell table:style-name="ce17" office:value-type="float" office:value="1024.9" calcext:value-type="float">
            <text:p>1024.9</text:p>
          </table:table-cell>
          <table:table-cell table:style-name="ce17" office:value-type="float" office:value="1026.9" calcext:value-type="float">
            <text:p>1026.9</text:p>
          </table:table-cell>
          <table:table-cell table:style-name="ce31"/>
          <table:table-cell table:style-name="ce17" office:value-type="float" office:value="6.66" calcext:value-type="float">
            <text:p>6.66</text:p>
          </table:table-cell>
          <table:table-cell table:style-name="ce17" office:value-type="float" office:value="6.67" calcext:value-type="float">
            <text:p>6.67</text:p>
          </table:table-cell>
          <table:table-cell/>
          <table:table-cell table:style-name="ce17" office:value-type="float" office:value="962.23" calcext:value-type="float">
            <text:p>962.23</text:p>
          </table:table-cell>
          <table:table-cell table:style-name="ce17" office:value-type="float" office:value="964.62" calcext:value-type="float">
            <text:p>964.62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30082" calcext:value-type="float">
            <text:p>130,082</text:p>
          </table:table-cell>
          <table:table-cell table:style-name="ce45" office:value-type="float" office:value="130628" calcext:value-type="float">
            <text:p>130,628</text:p>
          </table:table-cell>
          <table:table-cell/>
          <table:table-cell table:style-name="ce45" office:value-type="float" office:value="53199.5" calcext:value-type="float">
            <text:p>53,200</text:p>
          </table:table-cell>
          <table:table-cell table:style-name="ce45" office:value-type="float" office:value="48485.5" calcext:value-type="float">
            <text:p>48,486</text:p>
          </table:table-cell>
          <table:table-cell/>
          <table:table-cell table:style-name="ce45" office:value-type="float" office:value="70783" calcext:value-type="float">
            <text:p>70,783</text:p>
          </table:table-cell>
          <table:table-cell table:style-name="ce45" office:value-type="float" office:value="74616" calcext:value-type="float">
            <text:p>74,616</text:p>
          </table:table-cell>
          <table:table-cell/>
          <table:table-cell table:formula="of:=[.AW236]/([.AT236]+[.AW236]+[.AZ236])" office:value-type="float" office:value="0.209393677589746" calcext:value-type="float">
            <text:p>0.209393677589746</text:p>
          </table:table-cell>
          <table:table-cell table:formula="of:=[.AX236]/([.AU236]+[.AX236]+[.BA236])" office:value-type="float" office:value="0.191091299986797" calcext:value-type="float">
            <text:p>0.19109129998679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54" calcext:value-type="float">
            <text:p>454</text:p>
          </table:table-cell>
          <table:table-cell table:style-name="ce17" office:value-type="float" office:value="456" calcext:value-type="float">
            <text:p>456</text:p>
          </table:table-cell>
          <table:table-cell table:style-name="ce17" office:value-type="float" office:value="1129" calcext:value-type="float">
            <text:p>1129</text:p>
          </table:table-cell>
          <table:table-cell table:style-name="ce17" office:value-type="float" office:value="1127" calcext:value-type="float">
            <text:p>1127</text:p>
          </table:table-cell>
          <table:table-cell table:style-name="ce17" office:value-type="float" office:value="90.1236" calcext:value-type="float">
            <text:p>90.1236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style-name="ce17" office:value-type="float" office:value="29.2379" calcext:value-type="float">
            <text:p>29.2379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35.2145" calcext:value-type="float">
            <text:p>35.2145</text:p>
          </table:table-cell>
          <table:table-cell table:style-name="ce58" office:value-type="float" office:value="38.7084" calcext:value-type="float">
            <text:p>38.7084</text:p>
          </table:table-cell>
          <table:table-cell/>
          <table:table-cell table:style-name="ce17" office:value-type="float" office:value="1143" calcext:value-type="float">
            <text:p>1143</text:p>
          </table:table-cell>
          <table:table-cell table:style-name="ce17" office:value-type="float" office:value="1140.6" calcext:value-type="float">
            <text:p>1140.6</text:p>
          </table:table-cell>
          <table:table-cell table:style-name="ce31"/>
          <table:table-cell table:style-name="ce17" office:value-type="float" office:value="9.31" calcext:value-type="float">
            <text:p>9.31</text:p>
          </table:table-cell>
          <table:table-cell table:style-name="ce17" office:value-type="float" office:value="9.18" calcext:value-type="float">
            <text:p>9.18</text:p>
          </table:table-cell>
          <table:table-cell/>
          <table:table-cell table:style-name="ce17" office:value-type="float" office:value="1107.9" calcext:value-type="float">
            <text:p>1107.9</text:p>
          </table:table-cell>
          <table:table-cell table:style-name="ce17" office:value-type="float" office:value="1108.8" calcext:value-type="float">
            <text:p>1108.8</text:p>
          </table:table-cell>
          <table:table-cell table:style-name="ce31"/>
          <table:table-cell table:style-name="ce17" office:value-type="float" office:value="2.33" calcext:value-type="float">
            <text:p>2.33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1.94" calcext:value-type="float">
            <text:p>1.94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024.3" calcext:value-type="float">
            <text:p>1024.3</text:p>
          </table:table-cell>
          <table:table-cell table:style-name="ce17" office:value-type="float" office:value="1026.9" calcext:value-type="float">
            <text:p>1026.9</text:p>
          </table:table-cell>
          <table:table-cell table:style-name="ce31"/>
          <table:table-cell table:style-name="ce17" office:value-type="float" office:value="6.38" calcext:value-type="float">
            <text:p>6.38</text:p>
          </table:table-cell>
          <table:table-cell table:style-name="ce17" office:value-type="float" office:value="6.65" calcext:value-type="float">
            <text:p>6.65</text:p>
          </table:table-cell>
          <table:table-cell/>
          <table:table-cell table:style-name="ce17" office:value-type="float" office:value="961.49" calcext:value-type="float">
            <text:p>961.49</text:p>
          </table:table-cell>
          <table:table-cell table:style-name="ce17" office:value-type="float" office:value="964.38" calcext:value-type="float">
            <text:p>964.38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31667" calcext:value-type="float">
            <text:p>131,667</text:p>
          </table:table-cell>
          <table:table-cell table:style-name="ce45" office:value-type="float" office:value="130622" calcext:value-type="float">
            <text:p>130,622</text:p>
          </table:table-cell>
          <table:table-cell/>
          <table:table-cell table:style-name="ce45" office:value-type="float" office:value="53220" calcext:value-type="float">
            <text:p>53,220</text:p>
          </table:table-cell>
          <table:table-cell table:style-name="ce45" office:value-type="float" office:value="49841.5" calcext:value-type="float">
            <text:p>49,842</text:p>
          </table:table-cell>
          <table:table-cell/>
          <table:table-cell table:style-name="ce45" office:value-type="float" office:value="69328" calcext:value-type="float">
            <text:p>69,328</text:p>
          </table:table-cell>
          <table:table-cell table:style-name="ce45" office:value-type="float" office:value="73681.5" calcext:value-type="float">
            <text:p>73,682</text:p>
          </table:table-cell>
          <table:table-cell/>
          <table:table-cell table:formula="of:=[.AW238]/([.AT238]+[.AW238]+[.AZ238])" office:value-type="float" office:value="0.209350353047617" calcext:value-type="float">
            <text:p>0.209350353047617</text:p>
          </table:table-cell>
          <table:table-cell table:formula="of:=[.AX238]/([.AU238]+[.AX238]+[.BA238])" office:value-type="float" office:value="0.196114422868835" calcext:value-type="float">
            <text:p>0.19611442286883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456" calcext:value-type="float">
            <text:p>456</text:p>
          </table:table-cell>
          <table:table-cell table:style-name="ce17" office:value-type="float" office:value="1130" calcext:value-type="float">
            <text:p>1130</text:p>
          </table:table-cell>
          <table:table-cell table:style-name="ce17" office:value-type="float" office:value="1126" calcext:value-type="float">
            <text:p>1126</text:p>
          </table:table-cell>
          <table:table-cell table:style-name="ce17" office:value-type="float" office:value="89.953" calcext:value-type="float">
            <text:p>89.953</text:p>
          </table:table-cell>
          <table:table-cell table:style-name="ce17" office:value-type="float" office:value="89.9886" calcext:value-type="float">
            <text:p>89.9886</text:p>
          </table:table-cell>
          <table:table-cell/>
          <table:table-cell table:style-name="ce17" office:value-type="float" office:value="28.8108" calcext:value-type="float">
            <text:p>28.8108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39.3897" calcext:value-type="float">
            <text:p>39.3897</text:p>
          </table:table-cell>
          <table:table-cell table:style-name="ce58" office:value-type="float" office:value="39.8142" calcext:value-type="float">
            <text:p>39.8142</text:p>
          </table:table-cell>
          <table:table-cell/>
          <table:table-cell table:style-name="ce17" office:value-type="float" office:value="1142.7" calcext:value-type="float">
            <text:p>1142.7</text:p>
          </table:table-cell>
          <table:table-cell table:style-name="ce17" office:value-type="float" office:value="1139.9" calcext:value-type="float">
            <text:p>1139.9</text:p>
          </table:table-cell>
          <table:table-cell table:style-name="ce31"/>
          <table:table-cell table:style-name="ce17" office:value-type="float" office:value="8.88" calcext:value-type="float">
            <text:p>8.88</text:p>
          </table:table-cell>
          <table:table-cell table:style-name="ce17" office:value-type="float" office:value="9.29" calcext:value-type="float">
            <text:p>9.29</text:p>
          </table:table-cell>
          <table:table-cell/>
          <table:table-cell table:style-name="ce17" office:value-type="float" office:value="1107.6" calcext:value-type="float">
            <text:p>1107.6</text:p>
          </table:table-cell>
          <table:table-cell table:style-name="ce17" office:value-type="float" office:value="1108.8" calcext:value-type="float">
            <text:p>1108.8</text:p>
          </table:table-cell>
          <table:table-cell table:style-name="ce31"/>
          <table:table-cell table:style-name="ce17" office:value-type="float" office:value="1.88" calcext:value-type="float">
            <text:p>1.88</text:p>
          </table:table-cell>
          <table:table-cell table:style-name="ce17" office:value-type="float" office:value="2.27" calcext:value-type="float">
            <text:p>2.27</text:p>
          </table:table-cell>
          <table:table-cell/>
          <table:table-cell table:style-name="ce17" office:value-type="float" office:value="1086.9" calcext:value-type="float">
            <text:p>1086.9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2.4" calcext:value-type="float">
            <text:p>2.4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026.4" calcext:value-type="float">
            <text:p>1026.4</text:p>
          </table:table-cell>
          <table:table-cell table:style-name="ce17" office:value-type="float" office:value="1027.6" calcext:value-type="float">
            <text:p>1027.6</text:p>
          </table:table-cell>
          <table:table-cell table:style-name="ce31"/>
          <table:table-cell table:style-name="ce17" office:value-type="float" office:value="6.91" calcext:value-type="float">
            <text:p>6.91</text:p>
          </table:table-cell>
          <table:table-cell table:style-name="ce17" office:value-type="float" office:value="6.53" calcext:value-type="float">
            <text:p>6.53</text:p>
          </table:table-cell>
          <table:table-cell/>
          <table:table-cell table:style-name="ce17" office:value-type="float" office:value="962.1" calcext:value-type="float">
            <text:p>962.1</text:p>
          </table:table-cell>
          <table:table-cell table:style-name="ce17" office:value-type="float" office:value="965.34" calcext:value-type="float">
            <text:p>965.34</text:p>
          </table:table-cell>
          <table:table-cell table:style-name="ce31"/>
          <table:table-cell table:style-name="ce17" office:value-type="float" office:value="10.8" calcext:value-type="float">
            <text:p>10.8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30071" calcext:value-type="float">
            <text:p>130,071</text:p>
          </table:table-cell>
          <table:table-cell table:style-name="ce45" office:value-type="float" office:value="128289" calcext:value-type="float">
            <text:p>128,289</text:p>
          </table:table-cell>
          <table:table-cell/>
          <table:table-cell table:style-name="ce45" office:value-type="float" office:value="53426.5" calcext:value-type="float">
            <text:p>53,427</text:p>
          </table:table-cell>
          <table:table-cell table:style-name="ce45" office:value-type="float" office:value="49708" calcext:value-type="float">
            <text:p>49,708</text:p>
          </table:table-cell>
          <table:table-cell/>
          <table:table-cell table:style-name="ce45" office:value-type="float" office:value="71483" calcext:value-type="float">
            <text:p>71,483</text:p>
          </table:table-cell>
          <table:table-cell table:style-name="ce45" office:value-type="float" office:value="75802" calcext:value-type="float">
            <text:p>75,802</text:p>
          </table:table-cell>
          <table:table-cell/>
          <table:table-cell table:formula="of:=[.AW240]/([.AT240]+[.AW240]+[.AZ240])" office:value-type="float" office:value="0.209531709287573" calcext:value-type="float">
            <text:p>0.209531709287573</text:p>
          </table:table-cell>
          <table:table-cell table:formula="of:=[.AX240]/([.AU240]+[.AX240]+[.BA240])" office:value-type="float" office:value="0.195855775633474" calcext:value-type="float">
            <text:p>0.19585577563347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218:.D240])-MIN([.D218:.D240])" office:value-type="float" office:value="4" calcext:value-type="float">
            <text:p>4</text:p>
          </table:table-cell>
          <table:table-cell table:style-name="ce11" table:formula="of:=MAX([.E218:.E240])-MIN([.E218:.E240])" office:value-type="float" office:value="1" calcext:value-type="float">
            <text:p>1</text:p>
          </table:table-cell>
          <table:table-cell table:style-name="ce11" table:formula="of:=MAX([.F218:.F240])-MIN([.F218:.F240])" office:value-type="float" office:value="2" calcext:value-type="float">
            <text:p>2</text:p>
          </table:table-cell>
          <table:table-cell table:style-name="ce11" table:formula="of:=MAX([.G218:.G240])-MIN([.G218:.G240])" office:value-type="float" office:value="1" calcext:value-type="float">
            <text:p>1</text:p>
          </table:table-cell>
          <table:table-cell table:style-name="ce11" table:formula="of:=MAX([.H218:.H240])-MIN([.H218:.H240])" office:value-type="float" office:value="0.505900000000011" calcext:value-type="float">
            <text:p>0.505900000000011</text:p>
          </table:table-cell>
          <table:table-cell table:style-name="ce11" table:formula="of:=MAX([.I218:.I240])-MIN([.I218:.I240])" office:value-type="float" office:value="0.511199999999988" calcext:value-type="float">
            <text:p>0.511199999999988</text:p>
          </table:table-cell>
          <table:table-cell table:style-name="ce29"/>
          <table:table-cell table:style-name="ce11" table:formula="of:=MAX([.K218:.K240])-MIN([.K218:.K240])" office:value-type="float" office:value="0.427099999999999" calcext:value-type="float">
            <text:p>0.427099999999999</text:p>
          </table:table-cell>
          <table:table-cell table:style-name="ce11" table:formula="of:=MAX([.L218:.L240])-MIN([.L218:.L240])" office:value-type="float" office:value="0.274699999999999" calcext:value-type="float">
            <text:p>0.274699999999999</text:p>
          </table:table-cell>
          <table:table-cell table:style-name="ce59" table:formula="of:=MAX([.M218:.M240])-MIN([.M218:.M240])" office:value-type="float" office:value="10.1593" calcext:value-type="float">
            <text:p>10.1593</text:p>
          </table:table-cell>
          <table:table-cell table:style-name="ce59" table:formula="of:=MAX([.N218:.N240])-MIN([.N218:.N240])" office:value-type="float" office:value="9.8297" calcext:value-type="float">
            <text:p>9.8297</text:p>
          </table:table-cell>
          <table:table-cell table:style-name="ce23"/>
          <table:table-cell table:style-name="ce11" table:formula="of:=MAX([.P218:.P240])-MIN([.P218:.P240])" office:value-type="float" office:value="1.20000000000005" calcext:value-type="float">
            <text:p>1.20000000000005</text:p>
          </table:table-cell>
          <table:table-cell table:style-name="ce11" table:formula="of:=MAX([.Q218:.Q240])-MIN([.Q218:.Q240])" office:value-type="float" office:value="1.10000000000014" calcext:value-type="float">
            <text:p>1.10000000000014</text:p>
          </table:table-cell>
          <table:table-cell table:style-name="ce33"/>
          <table:table-cell table:style-name="ce11" table:formula="of:=MAX([.S218:.S240])-MIN([.S218:.S240])" office:value-type="float" office:value="0.52" calcext:value-type="float">
            <text:p>0.52</text:p>
          </table:table-cell>
          <table:table-cell table:style-name="ce11" table:formula="of:=MAX([.T218:.T240])-MIN([.T218:.T240])" office:value-type="float" office:value="0.31" calcext:value-type="float">
            <text:p>0.31</text:p>
          </table:table-cell>
          <table:table-cell table:style-name="ce23"/>
          <table:table-cell table:style-name="ce11" table:formula="of:=MAX([.V218:.V240])-MIN([.V218:.V240])" office:value-type="float" office:value="0.300000000000182" calcext:value-type="float">
            <text:p>0.300000000000182</text:p>
          </table:table-cell>
          <table:table-cell table:style-name="ce11" table:formula="of:=MAX([.W218:.W240])-MIN([.W218:.W240])" office:value-type="float" office:value="1.30000000000018" calcext:value-type="float">
            <text:p>1.30000000000018</text:p>
          </table:table-cell>
          <table:table-cell table:style-name="ce33"/>
          <table:table-cell table:style-name="ce11" table:formula="of:=MAX([.Y218:.Y240])-MIN([.Y218:.Y240])" office:value-type="float" office:value="0.53" calcext:value-type="float">
            <text:p>0.53</text:p>
          </table:table-cell>
          <table:table-cell table:style-name="ce11" table:formula="of:=MAX([.Z218:.Z240])-MIN([.Z218:.Z240])" office:value-type="float" office:value="0.36" calcext:value-type="float">
            <text:p>0.36</text:p>
          </table:table-cell>
          <table:table-cell table:style-name="ce23"/>
          <table:table-cell table:style-name="ce11" table:formula="of:=MAX([.AB218:.AB240])-MIN([.AB218:.AB240])" office:value-type="float" office:value="0.400000000000091" calcext:value-type="float">
            <text:p>0.400000000000091</text:p>
          </table:table-cell>
          <table:table-cell table:style-name="ce11" table:formula="of:=MAX([.AC218:.AC240])-MIN([.AC218:.AC240])" office:value-type="float" office:value="1.20000000000005" calcext:value-type="float">
            <text:p>1.20000000000005</text:p>
          </table:table-cell>
          <table:table-cell table:style-name="ce33"/>
          <table:table-cell table:style-name="ce11" table:formula="of:=MAX([.AE218:.AE240])-MIN([.AE218:.AE240])" office:value-type="float" office:value="0.54" calcext:value-type="float">
            <text:p>0.54</text:p>
          </table:table-cell>
          <table:table-cell table:style-name="ce11" table:formula="of:=MAX([.AF218:.AF240])-MIN([.AF218:.AF240])" office:value-type="float" office:value="0.27" calcext:value-type="float">
            <text:p>0.27</text:p>
          </table:table-cell>
          <table:table-cell table:style-name="ce23"/>
          <table:table-cell table:style-name="ce11" table:formula="of:=MAX([.AH218:.AH240])-MIN([.AH218:.AH240])" office:value-type="float" office:value="2.10000000000014" calcext:value-type="float">
            <text:p>2.10000000000014</text:p>
          </table:table-cell>
          <table:table-cell table:style-name="ce11" table:formula="of:=MAX([.AI218:.AI240])-MIN([.AI218:.AI240])" office:value-type="float" office:value="1" calcext:value-type="float">
            <text:p>1</text:p>
          </table:table-cell>
          <table:table-cell table:style-name="ce33"/>
          <table:table-cell table:style-name="ce11" table:formula="of:=MAX([.AK218:.AK240])-MIN([.AK218:.AK240])" office:value-type="float" office:value="0.63" calcext:value-type="float">
            <text:p>0.63</text:p>
          </table:table-cell>
          <table:table-cell table:style-name="ce11" table:formula="of:=MAX([.AL218:.AL240])-MIN([.AL218:.AL240])" office:value-type="float" office:value="0.33" calcext:value-type="float">
            <text:p>0.33</text:p>
          </table:table-cell>
          <table:table-cell table:style-name="ce23"/>
          <table:table-cell table:style-name="ce11" table:formula="of:=MAX([.AN218:.AN240])-MIN([.AN218:.AN240])" office:value-type="float" office:value="1.40999999999997" calcext:value-type="float">
            <text:p>1.40999999999997</text:p>
          </table:table-cell>
          <table:table-cell table:style-name="ce11" table:formula="of:=MAX([.AO218:.AO240])-MIN([.AO218:.AO240])" office:value-type="float" office:value="1.27999999999997" calcext:value-type="float">
            <text:p>1.27999999999997</text:p>
          </table:table-cell>
          <table:table-cell table:style-name="ce33"/>
          <table:table-cell table:style-name="ce11" table:formula="of:=MAX([.AQ218:.AQ240])-MIN([.AQ218:.AQ240])" office:value-type="float" office:value="0.600000000000001" calcext:value-type="float">
            <text:p>0.600000000000001</text:p>
          </table:table-cell>
          <table:table-cell table:style-name="ce11" table:formula="of:=MAX([.AR218:.AR240])-MIN([.AR218:.AR240])" office:value-type="float" office:value="0.299999999999999" calcext:value-type="float">
            <text:p>0.299999999999999</text:p>
          </table:table-cell>
          <table:table-cell table:style-name="ce23"/>
          <table:table-cell table:style-name="ce68" table:formula="of:=MAX([.AT218:.AT240])-MIN([.AT218:.AT240])" office:value-type="float" office:value="6616" calcext:value-type="float">
            <text:p>6,616</text:p>
          </table:table-cell>
          <table:table-cell table:style-name="ce68" table:formula="of:=MAX([.AU218:.AU240])-MIN([.AU218:.AU240])" office:value-type="float" office:value="7388" calcext:value-type="float">
            <text:p>7,388</text:p>
          </table:table-cell>
          <table:table-cell table:style-name="ce72"/>
          <table:table-cell table:style-name="ce68" table:formula="of:=MAX([.AW218:.AW240])-MIN([.AW218:.AW240])" office:value-type="float" office:value="5633" calcext:value-type="float">
            <text:p>5,633</text:p>
          </table:table-cell>
          <table:table-cell table:style-name="ce68" table:formula="of:=MAX([.AX218:.AX240])-MIN([.AX218:.AX240])" office:value-type="float" office:value="7482.5" calcext:value-type="float">
            <text:p>7,483</text:p>
          </table:table-cell>
          <table:table-cell table:style-name="ce72"/>
          <table:table-cell table:style-name="ce68" table:formula="of:=MAX([.AZ218:.AZ240])-MIN([.AZ218:.AZ240])" office:value-type="float" office:value="4289.5" calcext:value-type="float">
            <text:p>4,290</text:p>
          </table:table-cell>
          <table:table-cell table:style-name="ce68" table:formula="of:=MAX([.BA218:.BA240])-MIN([.BA218:.BA240])" office:value-type="float" office:value="6169" calcext:value-type="float">
            <text:p>6,169</text:p>
          </table:table-cell>
          <table:table-cell table:style-name="ce46"/>
          <table:table-cell table:style-name="ce11" table:formula="of:=MAX([.BC218:.BC240])-MIN([.BC218:.BC240])" office:value-type="float" office:value="0.0229901436868821" calcext:value-type="float">
            <text:p>0.022990143686882</text:p>
          </table:table-cell>
          <table:table-cell table:style-name="ce11" table:formula="of:=MAX([.BD218:.BD240])-MIN([.BD218:.BD240])" office:value-type="float" office:value="0.0301546529978981" calcext:value-type="float">
            <text:p>0.030154652997898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218:.D240];3)-QUARTILE([.D218:.D240];1)" office:value-type="float" office:value="1" calcext:value-type="float">
            <text:p>1</text:p>
          </table:table-cell>
          <table:table-cell table:style-name="ce13" table:formula="of:=QUARTILE([.E218:.E240];3)-QUARTILE([.E218:.E240];1)" office:value-type="float" office:value="1" calcext:value-type="float">
            <text:p>1</text:p>
          </table:table-cell>
          <table:table-cell table:style-name="ce13" table:formula="of:=QUARTILE([.F218:.F240];3)-QUARTILE([.F218:.F240];1)" office:value-type="float" office:value="0.5" calcext:value-type="float">
            <text:p>0.5</text:p>
          </table:table-cell>
          <table:table-cell table:style-name="ce13" table:formula="of:=QUARTILE([.G218:.G240];3)-QUARTILE([.G218:.G240];1)" office:value-type="float" office:value="1" calcext:value-type="float">
            <text:p>1</text:p>
          </table:table-cell>
          <table:table-cell table:style-name="ce13" table:formula="of:=QUARTILE([.H218:.H240];3)-QUARTILE([.H218:.H240];1)" office:value-type="float" office:value="0.18865000000001" calcext:value-type="float">
            <text:p>0.18865000000001</text:p>
          </table:table-cell>
          <table:table-cell table:style-name="ce13" table:formula="of:=QUARTILE([.I218:.I240];3)-QUARTILE([.I218:.I240];1)" office:value-type="float" office:value="0.194099999999992" calcext:value-type="float">
            <text:p>0.194099999999992</text:p>
          </table:table-cell>
          <table:table-cell table:style-name="ce30"/>
          <table:table-cell table:style-name="ce13" table:formula="of:=QUARTILE([.K218:.K240];3)-QUARTILE([.K218:.K240];1)" office:value-type="float" office:value="0.313174999999998" calcext:value-type="float">
            <text:p>0.313174999999998</text:p>
          </table:table-cell>
          <table:table-cell table:style-name="ce13" table:formula="of:=QUARTILE([.L218:.L240];3)-QUARTILE([.L218:.L240];1)" office:value-type="float" office:value="0.274699999999999" calcext:value-type="float">
            <text:p>0.274699999999999</text:p>
          </table:table-cell>
          <table:table-cell table:style-name="ce59" table:formula="of:=QUARTILE([.M218:.M240];3)-QUARTILE([.M218:.M240];1)" office:value-type="float" office:value="2.29785" calcext:value-type="float">
            <text:p>2.29785</text:p>
          </table:table-cell>
          <table:table-cell table:style-name="ce59" table:formula="of:=QUARTILE([.N218:.N240];3)-QUARTILE([.N218:.N240];1)" office:value-type="float" office:value="4.263625" calcext:value-type="float">
            <text:p>4.263625</text:p>
          </table:table-cell>
          <table:table-cell table:style-name="ce32"/>
          <table:table-cell table:style-name="ce13" table:formula="of:=QUARTILE([.P218:.P240];3)-QUARTILE([.P218:.P240];1)" office:value-type="float" office:value="0.525000000000091" calcext:value-type="float">
            <text:p>0.525000000000091</text:p>
          </table:table-cell>
          <table:table-cell table:style-name="ce13" table:formula="of:=QUARTILE([.Q218:.Q240];3)-QUARTILE([.Q218:.Q240];1)" office:value-type="float" office:value="0.525000000000091" calcext:value-type="float">
            <text:p>0.525000000000091</text:p>
          </table:table-cell>
          <table:table-cell table:style-name="ce34"/>
          <table:table-cell table:style-name="ce13" table:formula="of:=QUARTILE([.S218:.S240];3)-QUARTILE([.S218:.S240];1)" office:value-type="float" office:value="0.252500000000001" calcext:value-type="float">
            <text:p>0.252500000000001</text:p>
          </table:table-cell>
          <table:table-cell table:style-name="ce13" table:formula="of:=QUARTILE([.T218:.T240];3)-QUARTILE([.T218:.T240];1)" office:value-type="float" office:value="0.0825000000000014" calcext:value-type="float">
            <text:p>0.082500000000001</text:p>
          </table:table-cell>
          <table:table-cell table:style-name="ce32"/>
          <table:table-cell table:style-name="ce13" table:formula="of:=QUARTILE([.V218:.V240];3)-QUARTILE([.V218:.V240];1)" office:value-type="float" office:value="0.150000000000091" calcext:value-type="float">
            <text:p>0.150000000000091</text:p>
          </table:table-cell>
          <table:table-cell table:style-name="ce13" table:formula="of:=QUARTILE([.W218:.W240];3)-QUARTILE([.W218:.W240];1)" office:value-type="float" office:value="1.125" calcext:value-type="float">
            <text:p>1.125</text:p>
          </table:table-cell>
          <table:table-cell table:style-name="ce36"/>
          <table:table-cell table:style-name="ce13" table:formula="of:=QUARTILE([.Y218:.Y240];3)-QUARTILE([.Y218:.Y240];1)" office:value-type="float" office:value="0.26" calcext:value-type="float">
            <text:p>0.26</text:p>
          </table:table-cell>
          <table:table-cell table:style-name="ce13" table:formula="of:=QUARTILE([.Z218:.Z240];3)-QUARTILE([.Z218:.Z240];1)" office:value-type="float" office:value="0.0850000000000004" calcext:value-type="float">
            <text:p>0.085</text:p>
          </table:table-cell>
          <table:table-cell table:style-name="ce32"/>
          <table:table-cell table:style-name="ce13" table:formula="of:=QUARTILE([.AB218:.AB240];3)-QUARTILE([.AB218:.AB240];1)" office:value-type="float" office:value="0.200000000000045" calcext:value-type="float">
            <text:p>0.200000000000045</text:p>
          </table:table-cell>
          <table:table-cell table:style-name="ce13" table:formula="of:=QUARTILE([.AC218:.AC240];3)-QUARTILE([.AC218:.AC240];1)" office:value-type="float" office:value="0.325000000000045" calcext:value-type="float">
            <text:p>0.325000000000045</text:p>
          </table:table-cell>
          <table:table-cell table:style-name="ce36"/>
          <table:table-cell table:style-name="ce13" table:formula="of:=QUARTILE([.AE218:.AE240];3)-QUARTILE([.AE218:.AE240];1)" office:value-type="float" office:value="0.2675" calcext:value-type="float">
            <text:p>0.2675</text:p>
          </table:table-cell>
          <table:table-cell table:style-name="ce13" table:formula="of:=QUARTILE([.AF218:.AF240];3)-QUARTILE([.AF218:.AF240];1)" office:value-type="float" office:value="0.0950000000000002" calcext:value-type="float">
            <text:p>0.095</text:p>
          </table:table-cell>
          <table:table-cell table:style-name="ce32"/>
          <table:table-cell table:style-name="ce13" table:formula="of:=QUARTILE([.AH218:.AH240];3)-QUARTILE([.AH218:.AH240];1)" office:value-type="float" office:value="0.725000000000136" calcext:value-type="float">
            <text:p>0.725000000000136</text:p>
          </table:table-cell>
          <table:table-cell table:style-name="ce13" table:formula="of:=QUARTILE([.AI218:.AI240];3)-QUARTILE([.AI218:.AI240];1)" office:value-type="float" office:value="0.400000000000091" calcext:value-type="float">
            <text:p>0.400000000000091</text:p>
          </table:table-cell>
          <table:table-cell table:style-name="ce36"/>
          <table:table-cell table:style-name="ce13" table:formula="of:=QUARTILE([.AK218:.AK240];3)-QUARTILE([.AK218:.AK240];1)" office:value-type="float" office:value="0.225" calcext:value-type="float">
            <text:p>0.225</text:p>
          </table:table-cell>
          <table:table-cell table:style-name="ce13" table:formula="of:=QUARTILE([.AL218:.AL240];3)-QUARTILE([.AL218:.AL240];1)" office:value-type="float" office:value="0.1075" calcext:value-type="float">
            <text:p>0.1075</text:p>
          </table:table-cell>
          <table:table-cell table:style-name="ce32"/>
          <table:table-cell table:style-name="ce13" table:formula="of:=QUARTILE([.AN218:.AN240];3)-QUARTILE([.AN218:.AN240];1)" office:value-type="float" office:value="0.394999999999982" calcext:value-type="float">
            <text:p>0.394999999999982</text:p>
          </table:table-cell>
          <table:table-cell table:style-name="ce13" table:formula="of:=QUARTILE([.AO218:.AO240];3)-QUARTILE([.AO218:.AO240];1)" office:value-type="float" office:value="0.602499999999964" calcext:value-type="float">
            <text:p>0.602499999999964</text:p>
          </table:table-cell>
          <table:table-cell table:style-name="ce36"/>
          <table:table-cell table:style-name="ce13" table:formula="of:=QUARTILE([.AQ218:.AQ240];3)-QUARTILE([.AQ218:.AQ240];1)" office:value-type="float" office:value="0.199999999999999" calcext:value-type="float">
            <text:p>0.199999999999999</text:p>
          </table:table-cell>
          <table:table-cell table:style-name="ce13" table:formula="of:=QUARTILE([.AR218:.AR240];3)-QUARTILE([.AR218:.AR240];1)" office:value-type="float" office:value="0.125" calcext:value-type="float">
            <text:p>0.125</text:p>
          </table:table-cell>
          <table:table-cell table:style-name="ce24"/>
          <table:table-cell table:style-name="ce69" table:formula="of:=QUARTILE([.AT218:.AT240];3)-QUARTILE([.AT218:.AT240];1)" office:value-type="float" office:value="2154" calcext:value-type="float">
            <text:p>2,154</text:p>
          </table:table-cell>
          <table:table-cell table:style-name="ce69" table:formula="of:=QUARTILE([.AU218:.AU240];3)-QUARTILE([.AU218:.AU240];1)" office:value-type="float" office:value="1063.5" calcext:value-type="float">
            <text:p>1,064</text:p>
          </table:table-cell>
          <table:table-cell table:style-name="ce72"/>
          <table:table-cell table:style-name="ce69" table:formula="of:=QUARTILE([.AW218:.AW240];3)-QUARTILE([.AW218:.AW240];1)" office:value-type="float" office:value="1145.75" calcext:value-type="float">
            <text:p>1,146</text:p>
          </table:table-cell>
          <table:table-cell table:style-name="ce69" table:formula="of:=QUARTILE([.AX218:.AX240];3)-QUARTILE([.AX218:.AX240];1)" office:value-type="float" office:value="2443.875" calcext:value-type="float">
            <text:p>2,444</text:p>
          </table:table-cell>
          <table:table-cell table:style-name="ce72"/>
          <table:table-cell table:style-name="ce69" table:formula="of:=QUARTILE([.AZ218:.AZ240];3)-QUARTILE([.AZ218:.AZ240];1)" office:value-type="float" office:value="1406.875" calcext:value-type="float">
            <text:p>1,407</text:p>
          </table:table-cell>
          <table:table-cell table:style-name="ce69" table:formula="of:=QUARTILE([.BA218:.BA240];3)-QUARTILE([.BA218:.BA240];1)" office:value-type="float" office:value="2859" calcext:value-type="float">
            <text:p>2,859</text:p>
          </table:table-cell>
          <table:table-cell table:style-name="ce46"/>
          <table:table-cell table:style-name="ce13" table:formula="of:=QUARTILE([.BC218:.BC240];3)-QUARTILE([.BC218:.BC240];1)" office:value-type="float" office:value="0.00505172395783923" calcext:value-type="float">
            <text:p>0.005051723957839</text:p>
          </table:table-cell>
          <table:table-cell table:style-name="ce13" table:formula="of:=QUARTILE([.BD218:.BD240];3)-QUARTILE([.BD218:.BD240];1)" office:value-type="float" office:value="0.00931646924906332" calcext:value-type="float">
            <text:p>0.009316469249063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1153" calcext:value-type="float">
            <text:p>90.1153</text:p>
          </table:table-cell>
          <table:table-cell table:style-name="ce17" office:value-type="float" office:value="90.2666" calcext:value-type="float">
            <text:p>90.2666</text:p>
          </table:table-cell>
          <table:table-cell/>
          <table:table-cell table:style-name="ce17" office:value-type="float" office:value="28.9336" calcext:value-type="float">
            <text:p>28.9336</text:p>
          </table:table-cell>
          <table:table-cell table:style-name="ce17" office:value-type="float" office:value="27.6856" calcext:value-type="float">
            <text:p>27.6856</text:p>
          </table:table-cell>
          <table:table-cell table:style-name="ce58" office:value-type="float" office:value="44.8046" calcext:value-type="float">
            <text:p>44.8046</text:p>
          </table:table-cell>
          <table:table-cell table:style-name="ce58" office:value-type="float" office:value="42.4767" calcext:value-type="float">
            <text:p>42.4767</text:p>
          </table:table-cell>
          <table:table-cell/>
          <table:table-cell table:style-name="ce17" office:value-type="float" office:value="1134.3" calcext:value-type="float">
            <text:p>1134.3</text:p>
          </table:table-cell>
          <table:table-cell table:style-name="ce17" office:value-type="float" office:value="1132.1" calcext:value-type="float">
            <text:p>1132.1</text:p>
          </table:table-cell>
          <table:table-cell table:style-name="ce31"/>
          <table:table-cell table:style-name="ce17" office:value-type="float" office:value="9.43" calcext:value-type="float">
            <text:p>9.43</text:p>
          </table:table-cell>
          <table:table-cell table:style-name="ce17" office:value-type="float" office:value="9.37" calcext:value-type="float">
            <text:p>9.37</text:p>
          </table:table-cell>
          <table:table-cell/>
          <table:table-cell table:style-name="ce17" office:value-type="float" office:value="1107.9" calcext:value-type="float">
            <text:p>1107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32" calcext:value-type="float">
            <text:p>2.32</text:p>
          </table:table-cell>
          <table:table-cell table:style-name="ce17" office:value-type="float" office:value="2.4" calcext:value-type="float">
            <text:p>2.4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8.6" calcext:value-type="float">
            <text:p>1088.6</text:p>
          </table:table-cell>
          <table:table-cell table:style-name="ce31"/>
          <table:table-cell table:style-name="ce17" office:value-type="float" office:value="1.89" calcext:value-type="float">
            <text:p>1.89</text:p>
          </table:table-cell>
          <table:table-cell table:style-name="ce17" office:value-type="float" office:value="1.92" calcext:value-type="float">
            <text:p>1.92</text:p>
          </table:table-cell>
          <table:table-cell/>
          <table:table-cell table:style-name="ce17" office:value-type="float" office:value="1024.5" calcext:value-type="float">
            <text:p>1024.5</text:p>
          </table:table-cell>
          <table:table-cell table:style-name="ce17" office:value-type="float" office:value="1027.5" calcext:value-type="float">
            <text:p>1027.5</text:p>
          </table:table-cell>
          <table:table-cell table:style-name="ce31"/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6.46" calcext:value-type="float">
            <text:p>6.46</text:p>
          </table:table-cell>
          <table:table-cell/>
          <table:table-cell table:style-name="ce17" office:value-type="float" office:value="962.67" calcext:value-type="float">
            <text:p>962.67</text:p>
          </table:table-cell>
          <table:table-cell table:style-name="ce17" office:value-type="float" office:value="965.73" calcext:value-type="float">
            <text:p>965.73</text:p>
          </table:table-cell>
          <table:table-cell table:style-name="ce31"/>
          <table:table-cell table:number-columns-repeated="2" table:style-name="ce17" office:value-type="float" office:value="10.3" calcext:value-type="float">
            <text:p>10.3</text:p>
          </table:table-cell>
          <table:table-cell/>
          <table:table-cell table:style-name="ce45" office:value-type="float" office:value="121309" calcext:value-type="float">
            <text:p>121,309</text:p>
          </table:table-cell>
          <table:table-cell table:style-name="ce45" office:value-type="float" office:value="125260" calcext:value-type="float">
            <text:p>125,260</text:p>
          </table:table-cell>
          <table:table-cell/>
          <table:table-cell table:style-name="ce45" office:value-type="float" office:value="53557" calcext:value-type="float">
            <text:p>53,557</text:p>
          </table:table-cell>
          <table:table-cell table:style-name="ce45" office:value-type="float" office:value="49316" calcext:value-type="float">
            <text:p>49,316</text:p>
          </table:table-cell>
          <table:table-cell/>
          <table:table-cell table:style-name="ce45" office:value-type="float" office:value="67690.5" calcext:value-type="float">
            <text:p>67,691</text:p>
          </table:table-cell>
          <table:table-cell table:style-name="ce45" office:value-type="float" office:value="68335" calcext:value-type="float">
            <text:p>68,335</text:p>
          </table:table-cell>
          <table:table-cell/>
          <table:table-cell table:formula="of:=[.AW248]/([.AT248]+[.AW248]+[.AZ248])" office:value-type="float" office:value="0.22080216361961" calcext:value-type="float">
            <text:p>0.22080216361961</text:p>
          </table:table-cell>
          <table:table-cell table:formula="of:=[.AX248]/([.AU248]+[.AX248]+[.BA248])" office:value-type="float" office:value="0.203020859491748" calcext:value-type="float">
            <text:p>0.20302085949174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1069" calcext:value-type="float">
            <text:p>90.1069</text:p>
          </table:table-cell>
          <table:table-cell table:style-name="ce17" office:value-type="float" office:value="89.9678" calcext:value-type="float">
            <text:p>89.9678</text:p>
          </table:table-cell>
          <table:table-cell/>
          <table:table-cell table:style-name="ce17" office:value-type="float" office:value="29.2055" calcext:value-type="float">
            <text:p>29.2055</text:p>
          </table:table-cell>
          <table:table-cell table:style-name="ce17" office:value-type="float" office:value="28.5112" calcext:value-type="float">
            <text:p>28.5112</text:p>
          </table:table-cell>
          <table:table-cell table:style-name="ce58" office:value-type="float" office:value="37.3643" calcext:value-type="float">
            <text:p>37.3643</text:p>
          </table:table-cell>
          <table:table-cell table:style-name="ce58" office:value-type="float" office:value="39.3831" calcext:value-type="float">
            <text:p>39.3831</text:p>
          </table:table-cell>
          <table:table-cell/>
          <table:table-cell table:style-name="ce17" office:value-type="float" office:value="1135.7" calcext:value-type="float">
            <text:p>1135.7</text:p>
          </table:table-cell>
          <table:table-cell table:style-name="ce17" office:value-type="float" office:value="1132.2" calcext:value-type="float">
            <text:p>1132.2</text:p>
          </table:table-cell>
          <table:table-cell table:style-name="ce31"/>
          <table:table-cell table:style-name="ce17" office:value-type="float" office:value="9.23" calcext:value-type="float">
            <text:p>9.23</text:p>
          </table:table-cell>
          <table:table-cell table:style-name="ce17" office:value-type="float" office:value="9.11" calcext:value-type="float">
            <text:p>9.11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7.7" calcext:value-type="float">
            <text:p>1107.7</text:p>
          </table:table-cell>
          <table:table-cell table:style-name="ce31"/>
          <table:table-cell table:style-name="ce17" office:value-type="float" office:value="2.18" calcext:value-type="float">
            <text:p>2.18</text:p>
          </table:table-cell>
          <table:table-cell table:style-name="ce17" office:value-type="float" office:value="2.13" calcext:value-type="float">
            <text:p>2.13</text:p>
          </table:table-cell>
          <table:table-cell/>
          <table:table-cell table:style-name="ce17" office:value-type="float" office:value="1086.7" calcext:value-type="float">
            <text:p>1086.7</text:p>
          </table:table-cell>
          <table:table-cell table:style-name="ce17" office:value-type="float" office:value="1086.8" calcext:value-type="float">
            <text:p>1086.8</text:p>
          </table:table-cell>
          <table:table-cell table:style-name="ce31"/>
          <table:table-cell table:style-name="ce17" office:value-type="float" office:value="2.09" calcext:value-type="float">
            <text:p>2.09</text:p>
          </table:table-cell>
          <table:table-cell table:style-name="ce17" office:value-type="float" office:value="2.19" calcext:value-type="float">
            <text:p>2.19</text:p>
          </table:table-cell>
          <table:table-cell/>
          <table:table-cell table:style-name="ce17" office:value-type="float" office:value="1023.9" calcext:value-type="float">
            <text:p>1023.9</text:p>
          </table:table-cell>
          <table:table-cell table:style-name="ce17" office:value-type="float" office:value="1026.1" calcext:value-type="float">
            <text:p>1026.1</text:p>
          </table:table-cell>
          <table:table-cell table:style-name="ce31"/>
          <table:table-cell table:style-name="ce17" office:value-type="float" office:value="6.66" calcext:value-type="float">
            <text:p>6.66</text:p>
          </table:table-cell>
          <table:table-cell table:style-name="ce17" office:value-type="float" office:value="6.75" calcext:value-type="float">
            <text:p>6.75</text:p>
          </table:table-cell>
          <table:table-cell/>
          <table:table-cell table:style-name="ce17" office:value-type="float" office:value="961.02" calcext:value-type="float">
            <text:p>961.02</text:p>
          </table:table-cell>
          <table:table-cell table:style-name="ce17" office:value-type="float" office:value="964.69" calcext:value-type="float">
            <text:p>964.69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6958" calcext:value-type="float">
            <text:p>126,958</text:p>
          </table:table-cell>
          <table:table-cell table:style-name="ce45" office:value-type="float" office:value="126840" calcext:value-type="float">
            <text:p>126,840</text:p>
          </table:table-cell>
          <table:table-cell/>
          <table:table-cell table:style-name="ce45" office:value-type="float" office:value="48816.5" calcext:value-type="float">
            <text:p>48,817</text:p>
          </table:table-cell>
          <table:table-cell table:style-name="ce45" office:value-type="float" office:value="48652" calcext:value-type="float">
            <text:p>48,652</text:p>
          </table:table-cell>
          <table:table-cell/>
          <table:table-cell table:style-name="ce45" office:value-type="float" office:value="66853.5" calcext:value-type="float">
            <text:p>66,854</text:p>
          </table:table-cell>
          <table:table-cell table:style-name="ce45" office:value-type="float" office:value="66957.5" calcext:value-type="float">
            <text:p>66,958</text:p>
          </table:table-cell>
          <table:table-cell/>
          <table:table-cell table:formula="of:=[.AW250]/([.AT250]+[.AW250]+[.AZ250])" office:value-type="float" office:value="0.201198954778509" calcext:value-type="float">
            <text:p>0.201198954778509</text:p>
          </table:table-cell>
          <table:table-cell table:formula="of:=[.AX250]/([.AU250]+[.AX250]+[.BA250])" office:value-type="float" office:value="0.200668592840983" calcext:value-type="float">
            <text:p>0.20066859284098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9514" calcext:value-type="float">
            <text:p>89.9514</text:p>
          </table:table-cell>
          <table:table-cell table:style-name="ce17" office:value-type="float" office:value="90.1587" calcext:value-type="float">
            <text:p>90.1587</text:p>
          </table:table-cell>
          <table:table-cell/>
          <table:table-cell table:style-name="ce17" office:value-type="float" office:value="28.9336" calcext:value-type="float">
            <text:p>28.9336</text:p>
          </table:table-cell>
          <table:table-cell table:style-name="ce17" office:value-type="float" office:value="28.5112" calcext:value-type="float">
            <text:p>28.5112</text:p>
          </table:table-cell>
          <table:table-cell table:style-name="ce58" office:value-type="float" office:value="42.3039" calcext:value-type="float">
            <text:p>42.3039</text:p>
          </table:table-cell>
          <table:table-cell table:style-name="ce58" office:value-type="float" office:value="39.5326" calcext:value-type="float">
            <text:p>39.5326</text:p>
          </table:table-cell>
          <table:table-cell/>
          <table:table-cell table:style-name="ce17" office:value-type="float" office:value="1133.2" calcext:value-type="float">
            <text:p>1133.2</text:p>
          </table:table-cell>
          <table:table-cell table:style-name="ce17" office:value-type="float" office:value="1132.3" calcext:value-type="float">
            <text:p>1132.3</text:p>
          </table:table-cell>
          <table:table-cell table:style-name="ce31"/>
          <table:table-cell table:style-name="ce17" office:value-type="float" office:value="9.1" calcext:value-type="float">
            <text:p>9.1</text:p>
          </table:table-cell>
          <table:table-cell table:style-name="ce17" office:value-type="float" office:value="9.11" calcext:value-type="float">
            <text:p>9.11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7.7" calcext:value-type="float">
            <text:p>1107.7</text:p>
          </table:table-cell>
          <table:table-cell table:style-name="ce31"/>
          <table:table-cell table:style-name="ce17" office:value-type="float" office:value="2.04" calcext:value-type="float">
            <text:p>2.04</text:p>
          </table:table-cell>
          <table:table-cell table:style-name="ce17" office:value-type="float" office:value="2.09" calcext:value-type="float">
            <text:p>2.09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6.8" calcext:value-type="float">
            <text:p>1086.8</text:p>
          </table:table-cell>
          <table:table-cell table:style-name="ce31"/>
          <table:table-cell table:number-columns-repeated="2"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024.2" calcext:value-type="float">
            <text:p>1024.2</text:p>
          </table:table-cell>
          <table:table-cell table:style-name="ce17" office:value-type="float" office:value="1026.2" calcext:value-type="float">
            <text:p>1026.2</text:p>
          </table:table-cell>
          <table:table-cell table:style-name="ce31"/>
          <table:table-cell table:style-name="ce17" office:value-type="float" office:value="6.81" calcext:value-type="float">
            <text:p>6.81</text:p>
          </table:table-cell>
          <table:table-cell table:style-name="ce17" office:value-type="float" office:value="6.8" calcext:value-type="float">
            <text:p>6.8</text:p>
          </table:table-cell>
          <table:table-cell/>
          <table:table-cell table:style-name="ce17" office:value-type="float" office:value="962.7" calcext:value-type="float">
            <text:p>962.7</text:p>
          </table:table-cell>
          <table:table-cell table:style-name="ce17" office:value-type="float" office:value="964.85" calcext:value-type="float">
            <text:p>964.85</text:p>
          </table:table-cell>
          <table:table-cell table:style-name="ce31"/>
          <table:table-cell table:style-name="ce17" office:value-type="float" office:value="10.6" calcext:value-type="float">
            <text:p>10.6</text:p>
          </table:table-cell>
          <table:table-cell table:style-name="ce17" office:value-type="float" office:value="10.7" calcext:value-type="float">
            <text:p>10.7</text:p>
          </table:table-cell>
          <table:table-cell/>
          <table:table-cell table:style-name="ce45" office:value-type="float" office:value="123543" calcext:value-type="float">
            <text:p>123,543</text:p>
          </table:table-cell>
          <table:table-cell table:style-name="ce45" office:value-type="float" office:value="127189" calcext:value-type="float">
            <text:p>127,189</text:p>
          </table:table-cell>
          <table:table-cell/>
          <table:table-cell table:style-name="ce45" office:value-type="float" office:value="51941" calcext:value-type="float">
            <text:p>51,941</text:p>
          </table:table-cell>
          <table:table-cell table:style-name="ce45" office:value-type="float" office:value="47106" calcext:value-type="float">
            <text:p>47,106</text:p>
          </table:table-cell>
          <table:table-cell/>
          <table:table-cell table:style-name="ce45" office:value-type="float" office:value="67249.5" calcext:value-type="float">
            <text:p>67,250</text:p>
          </table:table-cell>
          <table:table-cell table:style-name="ce45" office:value-type="float" office:value="68220.5" calcext:value-type="float">
            <text:p>68,221</text:p>
          </table:table-cell>
          <table:table-cell/>
          <table:table-cell table:formula="of:=[.AW252]/([.AT252]+[.AW252]+[.AZ252])" office:value-type="float" office:value="0.213983648734105" calcext:value-type="float">
            <text:p>0.213983648734105</text:p>
          </table:table-cell>
          <table:table-cell table:formula="of:=[.AX252]/([.AU252]+[.AX252]+[.BA252])" office:value-type="float" office:value="0.194239131107084" calcext:value-type="float">
            <text:p>0.19423913110708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number-columns-repeated="2" table:style-name="ce17" office:value-type="float" office:value="1119" calcext:value-type="float">
            <text:p>1119</text:p>
          </table:table-cell>
          <table:table-cell table:style-name="ce17" office:value-type="float" office:value="90.0338" calcext:value-type="float">
            <text:p>90.0338</text:p>
          </table:table-cell>
          <table:table-cell table:style-name="ce17" office:value-type="float" office:value="90.1302" calcext:value-type="float">
            <text:p>90.1302</text:p>
          </table:table-cell>
          <table:table-cell/>
          <table:table-cell table:style-name="ce17" office:value-type="float" office:value="28.7836" calcext:value-type="float">
            <text:p>28.7836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43.622" calcext:value-type="float">
            <text:p>43.622</text:p>
          </table:table-cell>
          <table:table-cell table:style-name="ce58" office:value-type="float" office:value="41.8678" calcext:value-type="float">
            <text:p>41.8678</text:p>
          </table:table-cell>
          <table:table-cell/>
          <table:table-cell table:style-name="ce17" office:value-type="float" office:value="1132.8" calcext:value-type="float">
            <text:p>1132.8</text:p>
          </table:table-cell>
          <table:table-cell table:style-name="ce17" office:value-type="float" office:value="1132.9" calcext:value-type="float">
            <text:p>1132.9</text:p>
          </table:table-cell>
          <table:table-cell table:style-name="ce31"/>
          <table:table-cell table:style-name="ce17" office:value-type="float" office:value="9.28" calcext:value-type="float">
            <text:p>9.28</text:p>
          </table:table-cell>
          <table:table-cell table:style-name="ce17" office:value-type="float" office:value="9.33" calcext:value-type="float">
            <text:p>9.33</text:p>
          </table:table-cell>
          <table:table-cell/>
          <table:table-cell table:style-name="ce17" office:value-type="float" office:value="1106.9" calcext:value-type="float">
            <text:p>1106.9</text:p>
          </table:table-cell>
          <table:table-cell table:style-name="ce17" office:value-type="float" office:value="1107.9" calcext:value-type="float">
            <text:p>1107.9</text:p>
          </table:table-cell>
          <table:table-cell table:style-name="ce31"/>
          <table:table-cell table:number-columns-repeated="2" table:style-name="ce17" office:value-type="float" office:value="2.31" calcext:value-type="float">
            <text:p>2.31</text:p>
          </table:table-cell>
          <table:table-cell/>
          <table:table-cell table:style-name="ce17" office:value-type="float" office:value="1085.6" calcext:value-type="float">
            <text:p>1085.6</text:p>
          </table:table-cell>
          <table:table-cell table:style-name="ce17" office:value-type="float" office:value="1087.6" calcext:value-type="float">
            <text:p>1087.6</text:p>
          </table:table-cell>
          <table:table-cell table:style-name="ce31"/>
          <table:table-cell table:style-name="ce17" office:value-type="float" office:value="2.02" calcext:value-type="float">
            <text:p>2.02</text:p>
          </table:table-cell>
          <table:table-cell table:style-name="ce17" office:value-type="float" office:value="2.01" calcext:value-type="float">
            <text:p>2.01</text:p>
          </table:table-cell>
          <table:table-cell/>
          <table:table-cell table:style-name="ce17" office:value-type="float" office:value="1023.7" calcext:value-type="float">
            <text:p>1023.7</text:p>
          </table:table-cell>
          <table:table-cell table:style-name="ce17" office:value-type="float" office:value="1026.8" calcext:value-type="float">
            <text:p>1026.8</text:p>
          </table:table-cell>
          <table:table-cell table:style-name="ce31"/>
          <table:table-cell table:style-name="ce17" office:value-type="float" office:value="6.57" calcext:value-type="float">
            <text:p>6.57</text:p>
          </table:table-cell>
          <table:table-cell table:style-name="ce17" office:value-type="float" office:value="6.61" calcext:value-type="float">
            <text:p>6.61</text:p>
          </table:table-cell>
          <table:table-cell/>
          <table:table-cell table:style-name="ce17" office:value-type="float" office:value="961.92" calcext:value-type="float">
            <text:p>961.92</text:p>
          </table:table-cell>
          <table:table-cell table:style-name="ce17" office:value-type="float" office:value="965.05" calcext:value-type="float">
            <text:p>965.05</text:p>
          </table:table-cell>
          <table:table-cell table:style-name="ce31"/>
          <table:table-cell table:number-columns-repeated="2"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3984" calcext:value-type="float">
            <text:p>123,984</text:p>
          </table:table-cell>
          <table:table-cell table:style-name="ce45" office:value-type="float" office:value="124969" calcext:value-type="float">
            <text:p>124,969</text:p>
          </table:table-cell>
          <table:table-cell/>
          <table:table-cell table:style-name="ce45" office:value-type="float" office:value="51276" calcext:value-type="float">
            <text:p>51,276</text:p>
          </table:table-cell>
          <table:table-cell table:style-name="ce45" office:value-type="float" office:value="51001" calcext:value-type="float">
            <text:p>51,001</text:p>
          </table:table-cell>
          <table:table-cell/>
          <table:table-cell table:style-name="ce45" office:value-type="float" office:value="67547" calcext:value-type="float">
            <text:p>67,547</text:p>
          </table:table-cell>
          <table:table-cell table:style-name="ce45" office:value-type="float" office:value="66564" calcext:value-type="float">
            <text:p>66,564</text:p>
          </table:table-cell>
          <table:table-cell/>
          <table:table-cell table:formula="of:=[.AW254]/([.AT254]+[.AW254]+[.AZ254])" office:value-type="float" office:value="0.211180073062144" calcext:value-type="float">
            <text:p>0.211180073062144</text:p>
          </table:table-cell>
          <table:table-cell table:formula="of:=[.AX254]/([.AU254]+[.AX254]+[.BA254])" office:value-type="float" office:value="0.210283918955693" calcext:value-type="float">
            <text:p>0.21028391895569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7951" calcext:value-type="float">
            <text:p>89.7951</text:p>
          </table:table-cell>
          <table:table-cell table:style-name="ce17" office:value-type="float" office:value="89.906" calcext:value-type="float">
            <text:p>89.906</text:p>
          </table:table-cell>
          <table:table-cell/>
          <table:table-cell table:style-name="ce17" office:value-type="float" office:value="28.6603" calcext:value-type="float">
            <text:p>28.6603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45.7748" calcext:value-type="float">
            <text:p>45.7748</text:p>
          </table:table-cell>
          <table:table-cell table:style-name="ce58" office:value-type="float" office:value="39.7911" calcext:value-type="float">
            <text:p>39.7911</text:p>
          </table:table-cell>
          <table:table-cell/>
          <table:table-cell table:style-name="ce17" office:value-type="float" office:value="1133.3" calcext:value-type="float">
            <text:p>1133.3</text:p>
          </table:table-cell>
          <table:table-cell table:style-name="ce17" office:value-type="float" office:value="1133.5" calcext:value-type="float">
            <text:p>1133.5</text:p>
          </table:table-cell>
          <table:table-cell table:style-name="ce31"/>
          <table:table-cell table:style-name="ce17" office:value-type="float" office:value="9.12" calcext:value-type="float">
            <text:p>9.12</text:p>
          </table:table-cell>
          <table:table-cell table:style-name="ce17" office:value-type="float" office:value="9.49" calcext:value-type="float">
            <text:p>9.49</text:p>
          </table:table-cell>
          <table:table-cell/>
          <table:table-cell table:style-name="ce17" office:value-type="float" office:value="1105.6" calcext:value-type="float">
            <text:p>1105.6</text:p>
          </table:table-cell>
          <table:table-cell table:style-name="ce17" office:value-type="float" office:value="1108" calcext:value-type="float">
            <text:p>1108</text:p>
          </table:table-cell>
          <table:table-cell table:style-name="ce3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2.53" calcext:value-type="float">
            <text:p>2.53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7.5" calcext:value-type="float">
            <text:p>1087.5</text:p>
          </table:table-cell>
          <table:table-cell table:style-name="ce31"/>
          <table:table-cell table:style-name="ce17" office:value-type="float" office:value="2.23" calcext:value-type="float">
            <text:p>2.23</text:p>
          </table:table-cell>
          <table:table-cell table:style-name="ce17" office:value-type="float" office:value="1.79" calcext:value-type="float">
            <text:p>1.79</text:p>
          </table:table-cell>
          <table:table-cell/>
          <table:table-cell table:style-name="ce17" office:value-type="float" office:value="1024.3" calcext:value-type="float">
            <text:p>1024.3</text:p>
          </table:table-cell>
          <table:table-cell table:style-name="ce17" office:value-type="float" office:value="1026.2" calcext:value-type="float">
            <text:p>1026.2</text:p>
          </table:table-cell>
          <table:table-cell table:style-name="ce31"/>
          <table:table-cell table:style-name="ce17" office:value-type="float" office:value="6.85" calcext:value-type="float">
            <text:p>6.85</text:p>
          </table:table-cell>
          <table:table-cell table:style-name="ce17" office:value-type="float" office:value="6.32" calcext:value-type="float">
            <text:p>6.32</text:p>
          </table:table-cell>
          <table:table-cell/>
          <table:table-cell table:style-name="ce17" office:value-type="float" office:value="960.69" calcext:value-type="float">
            <text:p>960.69</text:p>
          </table:table-cell>
          <table:table-cell table:style-name="ce17" office:value-type="float" office:value="964.47" calcext:value-type="float">
            <text:p>964.47</text:p>
          </table:table-cell>
          <table:table-cell table:style-name="ce31"/>
          <table:table-cell table:style-name="ce17" office:value-type="float" office:value="10.6" calcext:value-type="float">
            <text:p>10.6</text:p>
          </table:table-cell>
          <table:table-cell table:style-name="ce17" office:value-type="float" office:value="10.2" calcext:value-type="float">
            <text:p>10.2</text:p>
          </table:table-cell>
          <table:table-cell/>
          <table:table-cell table:style-name="ce45" office:value-type="float" office:value="122208" calcext:value-type="float">
            <text:p>122,208</text:p>
          </table:table-cell>
          <table:table-cell table:style-name="ce45" office:value-type="float" office:value="125267" calcext:value-type="float">
            <text:p>125,267</text:p>
          </table:table-cell>
          <table:table-cell/>
          <table:table-cell table:style-name="ce45" office:value-type="float" office:value="53124.5" calcext:value-type="float">
            <text:p>53,125</text:p>
          </table:table-cell>
          <table:table-cell table:style-name="ce45" office:value-type="float" office:value="49156.5" calcext:value-type="float">
            <text:p>49,157</text:p>
          </table:table-cell>
          <table:table-cell/>
          <table:table-cell table:style-name="ce45" office:value-type="float" office:value="65869.5" calcext:value-type="float">
            <text:p>65,870</text:p>
          </table:table-cell>
          <table:table-cell table:style-name="ce45" office:value-type="float" office:value="67802.5" calcext:value-type="float">
            <text:p>67,803</text:p>
          </table:table-cell>
          <table:table-cell/>
          <table:table-cell table:formula="of:=[.AW256]/([.AT256]+[.AW256]+[.AZ256])" office:value-type="float" office:value="0.220249002910424" calcext:value-type="float">
            <text:p>0.220249002910424</text:p>
          </table:table-cell>
          <table:table-cell table:formula="of:=[.AX256]/([.AU256]+[.AX256]+[.BA256])" office:value-type="float" office:value="0.202936513834188" calcext:value-type="float">
            <text:p>0.20293651383418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0351" calcext:value-type="float">
            <text:p>90.0351</text:p>
          </table:table-cell>
          <table:table-cell table:style-name="ce17" office:value-type="float" office:value="89.9059" calcext:value-type="float">
            <text:p>89.9059</text:p>
          </table:table-cell>
          <table:table-cell/>
          <table:table-cell table:style-name="ce17" office:value-type="float" office:value="28.7836" calcext:value-type="float">
            <text:p>28.7836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41.6344" calcext:value-type="float">
            <text:p>41.6344</text:p>
          </table:table-cell>
          <table:table-cell table:style-name="ce58" office:value-type="float" office:value="41.5002" calcext:value-type="float">
            <text:p>41.5002</text:p>
          </table:table-cell>
          <table:table-cell/>
          <table:table-cell table:style-name="ce17" office:value-type="float" office:value="1134.3" calcext:value-type="float">
            <text:p>1134.3</text:p>
          </table:table-cell>
          <table:table-cell table:style-name="ce17" office:value-type="float" office:value="1132.3" calcext:value-type="float">
            <text:p>1132.3</text:p>
          </table:table-cell>
          <table:table-cell table:style-name="ce31"/>
          <table:table-cell table:style-name="ce17" office:value-type="float" office:value="9.42" calcext:value-type="float">
            <text:p>9.42</text:p>
          </table:table-cell>
          <table:table-cell table:style-name="ce17" office:value-type="float" office:value="9.45" calcext:value-type="float">
            <text:p>9.45</text:p>
          </table:table-cell>
          <table:table-cell/>
          <table:table-cell table:style-name="ce17" office:value-type="float" office:value="1107.9" calcext:value-type="float">
            <text:p>1107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31" calcext:value-type="float">
            <text:p>2.31</text:p>
          </table:table-cell>
          <table:table-cell table:style-name="ce17" office:value-type="float" office:value="2.37" calcext:value-type="float">
            <text:p>2.37</text:p>
          </table:table-cell>
          <table:table-cell/>
          <table:table-cell table:number-columns-repeated="2"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1.9" calcext:value-type="float">
            <text:p>1.9</text:p>
          </table:table-cell>
          <table:table-cell/>
          <table:table-cell table:style-name="ce17" office:value-type="float" office:value="1024.7" calcext:value-type="float">
            <text:p>1024.7</text:p>
          </table:table-cell>
          <table:table-cell table:style-name="ce17" office:value-type="float" office:value="1025.5" calcext:value-type="float">
            <text:p>1025.5</text:p>
          </table:table-cell>
          <table:table-cell table:style-name="ce31"/>
          <table:table-cell table:style-name="ce17" office:value-type="float" office:value="6.57" calcext:value-type="float">
            <text:p>6.57</text:p>
          </table:table-cell>
          <table:table-cell table:style-name="ce17" office:value-type="float" office:value="6.49" calcext:value-type="float">
            <text:p>6.49</text:p>
          </table:table-cell>
          <table:table-cell/>
          <table:table-cell table:style-name="ce17" office:value-type="float" office:value="962.72" calcext:value-type="float">
            <text:p>962.72</text:p>
          </table:table-cell>
          <table:table-cell table:style-name="ce17" office:value-type="float" office:value="963.85" calcext:value-type="float">
            <text:p>963.85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3906" calcext:value-type="float">
            <text:p>123,906</text:p>
          </table:table-cell>
          <table:table-cell table:style-name="ce45" office:value-type="float" office:value="125120" calcext:value-type="float">
            <text:p>125,120</text:p>
          </table:table-cell>
          <table:table-cell/>
          <table:table-cell table:style-name="ce45" office:value-type="float" office:value="52331.5" calcext:value-type="float">
            <text:p>52,332</text:p>
          </table:table-cell>
          <table:table-cell table:style-name="ce45" office:value-type="float" office:value="48444.5" calcext:value-type="float">
            <text:p>48,445</text:p>
          </table:table-cell>
          <table:table-cell/>
          <table:table-cell table:style-name="ce45" office:value-type="float" office:value="66321" calcext:value-type="float">
            <text:p>66,321</text:p>
          </table:table-cell>
          <table:table-cell table:style-name="ce45" office:value-type="float" office:value="68838.5" calcext:value-type="float">
            <text:p>68,839</text:p>
          </table:table-cell>
          <table:table-cell/>
          <table:table-cell table:formula="of:=[.AW258]/([.AT258]+[.AW258]+[.AZ258])" office:value-type="float" office:value="0.215747953586454" calcext:value-type="float">
            <text:p>0.215747953586454</text:p>
          </table:table-cell>
          <table:table-cell table:formula="of:=[.AX258]/([.AU258]+[.AX258]+[.BA258])" office:value-type="float" office:value="0.199851074450399" calcext:value-type="float">
            <text:p>0.199851074450399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R1_5Deg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0.1099" calcext:value-type="float">
            <text:p>90.1099</text:p>
          </table:table-cell>
          <table:table-cell/>
          <table:table-cell table:style-name="ce17" office:value-type="float" office:value="28.7836" calcext:value-type="float">
            <text:p>28.7836</text:p>
          </table:table-cell>
          <table:table-cell table:style-name="ce17" office:value-type="float" office:value="27.9622" calcext:value-type="float">
            <text:p>27.9622</text:p>
          </table:table-cell>
          <table:table-cell table:style-name="ce58" office:value-type="float" office:value="45.8078" calcext:value-type="float">
            <text:p>45.8078</text:p>
          </table:table-cell>
          <table:table-cell table:style-name="ce58" office:value-type="float" office:value="44.1029" calcext:value-type="float">
            <text:p>44.1029</text:p>
          </table:table-cell>
          <table:table-cell/>
          <table:table-cell table:style-name="ce17" office:value-type="float" office:value="1134.6" calcext:value-type="float">
            <text:p>1134.6</text:p>
          </table:table-cell>
          <table:table-cell table:style-name="ce17" office:value-type="float" office:value="1132.5" calcext:value-type="float">
            <text:p>1132.5</text:p>
          </table:table-cell>
          <table:table-cell table:style-name="ce31"/>
          <table:table-cell table:style-name="ce17" office:value-type="float" office:value="9.22" calcext:value-type="float">
            <text:p>9.22</text:p>
          </table:table-cell>
          <table:table-cell table:style-name="ce17" office:value-type="float" office:value="9.5" calcext:value-type="float">
            <text:p>9.5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6" calcext:value-type="float">
            <text:p>1106</text:p>
          </table:table-cell>
          <table:table-cell table:style-name="ce31"/>
          <table:table-cell table:style-name="ce17" office:value-type="float" office:value="2.22" calcext:value-type="float">
            <text:p>2.22</text:p>
          </table:table-cell>
          <table:table-cell table:style-name="ce17" office:value-type="float" office:value="2.48" calcext:value-type="float">
            <text:p>2.48</text:p>
          </table:table-cell>
          <table:table-cell/>
          <table:table-cell table:style-name="ce17" office:value-type="float" office:value="1086.7" calcext:value-type="float">
            <text:p>1086.7</text:p>
          </table:table-cell>
          <table:table-cell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1.95" calcext:value-type="float">
            <text:p>1.95</text:p>
          </table:table-cell>
          <table:table-cell/>
          <table:table-cell table:style-name="ce17" office:value-type="float" office:value="1024.9" calcext:value-type="float">
            <text:p>1024.9</text:p>
          </table:table-cell>
          <table:table-cell table:style-name="ce17" office:value-type="float" office:value="1025.3" calcext:value-type="float">
            <text:p>1025.3</text:p>
          </table:table-cell>
          <table:table-cell table:style-name="ce31"/>
          <table:table-cell table:style-name="ce17" office:value-type="float" office:value="6.66" calcext:value-type="float">
            <text:p>6.66</text:p>
          </table:table-cell>
          <table:table-cell table:style-name="ce17" office:value-type="float" office:value="6.38" calcext:value-type="float">
            <text:p>6.38</text:p>
          </table:table-cell>
          <table:table-cell/>
          <table:table-cell table:style-name="ce17" office:value-type="float" office:value="963.21" calcext:value-type="float">
            <text:p>963.21</text:p>
          </table:table-cell>
          <table:table-cell table:style-name="ce17" office:value-type="float" office:value="963.49" calcext:value-type="float">
            <text:p>963.49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2" calcext:value-type="float">
            <text:p>10.2</text:p>
          </table:table-cell>
          <table:table-cell/>
          <table:table-cell table:style-name="ce45" office:value-type="float" office:value="121417" calcext:value-type="float">
            <text:p>121,417</text:p>
          </table:table-cell>
          <table:table-cell table:style-name="ce45" office:value-type="float" office:value="123516" calcext:value-type="float">
            <text:p>123,516</text:p>
          </table:table-cell>
          <table:table-cell/>
          <table:table-cell table:style-name="ce45" office:value-type="float" office:value="51998.5" calcext:value-type="float">
            <text:p>51,999</text:p>
          </table:table-cell>
          <table:table-cell table:style-name="ce45" office:value-type="float" office:value="49087" calcext:value-type="float">
            <text:p>49,087</text:p>
          </table:table-cell>
          <table:table-cell/>
          <table:table-cell table:style-name="ce45" office:value-type="float" office:value="69262" calcext:value-type="float">
            <text:p>69,262</text:p>
          </table:table-cell>
          <table:table-cell table:style-name="ce45" office:value-type="float" office:value="70124.5" calcext:value-type="float">
            <text:p>70,125</text:p>
          </table:table-cell>
          <table:table-cell/>
          <table:table-cell table:formula="of:=[.AW260]/([.AT260]+[.AW260]+[.AZ260])" office:value-type="float" office:value="0.214269967343491" calcext:value-type="float">
            <text:p>0.214269967343491</text:p>
          </table:table-cell>
          <table:table-cell table:formula="of:=[.AX260]/([.AU260]+[.AX260]+[.BA260])" office:value-type="float" office:value="0.20223089678755" calcext:value-type="float">
            <text:p>0.2022308967875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0676" calcext:value-type="float">
            <text:p>90.0676</text:p>
          </table:table-cell>
          <table:table-cell table:style-name="ce17" office:value-type="float" office:value="89.9675" calcext:value-type="float">
            <text:p>89.9675</text:p>
          </table:table-cell>
          <table:table-cell/>
          <table:table-cell table:style-name="ce17" office:value-type="float" office:value="28.6351" calcext:value-type="float">
            <text:p>28.6351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43.4681" calcext:value-type="float">
            <text:p>43.4681</text:p>
          </table:table-cell>
          <table:table-cell table:style-name="ce58" office:value-type="float" office:value="42.529" calcext:value-type="float">
            <text:p>42.529</text:p>
          </table:table-cell>
          <table:table-cell/>
          <table:table-cell table:style-name="ce17" office:value-type="float" office:value="1134" calcext:value-type="float">
            <text:p>1134</text:p>
          </table:table-cell>
          <table:table-cell table:style-name="ce17" office:value-type="float" office:value="1132.7" calcext:value-type="float">
            <text:p>1132.7</text:p>
          </table:table-cell>
          <table:table-cell table:style-name="ce31"/>
          <table:table-cell table:style-name="ce17" office:value-type="float" office:value="9.35" calcext:value-type="float">
            <text:p>9.35</text:p>
          </table:table-cell>
          <table:table-cell table:style-name="ce17" office:value-type="float" office:value="9.26" calcext:value-type="float">
            <text:p>9.26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number-columns-repeated="2" table:style-name="ce17" office:value-type="float" office:value="1086.6" calcext:value-type="float">
            <text:p>1086.6</text:p>
          </table:table-cell>
          <table:table-cell table:style-name="ce31"/>
          <table:table-cell table:number-columns-repeated="2" table:style-name="ce17" office:value-type="float" office:value="2.03" calcext:value-type="float">
            <text:p>2.03</text:p>
          </table:table-cell>
          <table:table-cell/>
          <table:table-cell table:style-name="ce17" office:value-type="float" office:value="1024.8" calcext:value-type="float">
            <text:p>1024.8</text:p>
          </table:table-cell>
          <table:table-cell table:style-name="ce17" office:value-type="float" office:value="1026" calcext:value-type="float">
            <text:p>1026</text:p>
          </table:table-cell>
          <table:table-cell table:style-name="ce31"/>
          <table:table-cell table:style-name="ce17" office:value-type="float" office:value="6.64" calcext:value-type="float">
            <text:p>6.64</text:p>
          </table:table-cell>
          <table:table-cell table:style-name="ce17" office:value-type="float" office:value="6.69" calcext:value-type="float">
            <text:p>6.69</text:p>
          </table:table-cell>
          <table:table-cell/>
          <table:table-cell table:style-name="ce17" office:value-type="float" office:value="962.95" calcext:value-type="float">
            <text:p>962.95</text:p>
          </table:table-cell>
          <table:table-cell table:style-name="ce17" office:value-type="float" office:value="963.34" calcext:value-type="float">
            <text:p>963.34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3175" calcext:value-type="float">
            <text:p>123,175</text:p>
          </table:table-cell>
          <table:table-cell table:style-name="ce45" office:value-type="float" office:value="124764" calcext:value-type="float">
            <text:p>124,764</text:p>
          </table:table-cell>
          <table:table-cell/>
          <table:table-cell table:style-name="ce45" office:value-type="float" office:value="51482" calcext:value-type="float">
            <text:p>51,482</text:p>
          </table:table-cell>
          <table:table-cell table:style-name="ce45" office:value-type="float" office:value="49160" calcext:value-type="float">
            <text:p>49,160</text:p>
          </table:table-cell>
          <table:table-cell/>
          <table:table-cell table:style-name="ce45" office:value-type="float" office:value="67373.5" calcext:value-type="float">
            <text:p>67,374</text:p>
          </table:table-cell>
          <table:table-cell table:style-name="ce45" office:value-type="float" office:value="69005" calcext:value-type="float">
            <text:p>69,005</text:p>
          </table:table-cell>
          <table:table-cell/>
          <table:table-cell table:formula="of:=[.AW262]/([.AT262]+[.AW262]+[.AZ262])" office:value-type="float" office:value="0.212708728858553" calcext:value-type="float">
            <text:p>0.212708728858553</text:p>
          </table:table-cell>
          <table:table-cell table:formula="of:=[.AX262]/([.AU262]+[.AX262]+[.BA262])" office:value-type="float" office:value="0.202363653577794" calcext:value-type="float">
            <text:p>0.20236365357779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0676" calcext:value-type="float">
            <text:p>90.0676</text:p>
          </table:table-cell>
          <table:table-cell table:style-name="ce17" office:value-type="float" office:value="90.055" calcext:value-type="float">
            <text:p>90.055</text:p>
          </table:table-cell>
          <table:table-cell/>
          <table:table-cell table:style-name="ce17" office:value-type="float" office:value="28.7836" calcext:value-type="float">
            <text:p>28.7836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40.3198" calcext:value-type="float">
            <text:p>40.3198</text:p>
          </table:table-cell>
          <table:table-cell table:style-name="ce58" office:value-type="float" office:value="43.9224" calcext:value-type="float">
            <text:p>43.9224</text:p>
          </table:table-cell>
          <table:table-cell/>
          <table:table-cell table:style-name="ce17" office:value-type="float" office:value="1134.5" calcext:value-type="float">
            <text:p>1134.5</text:p>
          </table:table-cell>
          <table:table-cell table:style-name="ce17" office:value-type="float" office:value="1132.6" calcext:value-type="float">
            <text:p>1132.6</text:p>
          </table:table-cell>
          <table:table-cell table:style-name="ce31"/>
          <table:table-cell table:style-name="ce17" office:value-type="float" office:value="9.5" calcext:value-type="float">
            <text:p>9.5</text:p>
          </table:table-cell>
          <table:table-cell table:style-name="ce17" office:value-type="float" office:value="9.21" calcext:value-type="float">
            <text:p>9.21</text:p>
          </table:table-cell>
          <table:table-cell/>
          <table:table-cell table:style-name="ce17" office:value-type="float" office:value="1107" calcext:value-type="float">
            <text:p>110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.19" calcext:value-type="float">
            <text:p>2.19</text:p>
          </table:table-cell>
          <table:table-cell/>
          <table:table-cell table:style-name="ce17" office:value-type="float" office:value="1086.5" calcext:value-type="float">
            <text:p>1086.5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1.82" calcext:value-type="float">
            <text:p>1.82</text:p>
          </table:table-cell>
          <table:table-cell table:style-name="ce17" office:value-type="float" office:value="2.13" calcext:value-type="float">
            <text:p>2.13</text:p>
          </table:table-cell>
          <table:table-cell/>
          <table:table-cell table:style-name="ce17" office:value-type="float" office:value="1024.3" calcext:value-type="float">
            <text:p>1024.3</text:p>
          </table:table-cell>
          <table:table-cell table:style-name="ce17" office:value-type="float" office:value="1025.9" calcext:value-type="float">
            <text:p>1025.9</text:p>
          </table:table-cell>
          <table:table-cell table:style-name="ce31"/>
          <table:table-cell table:style-name="ce17" office:value-type="float" office:value="6.36" calcext:value-type="float">
            <text:p>6.36</text:p>
          </table:table-cell>
          <table:table-cell table:style-name="ce17" office:value-type="float" office:value="6.69" calcext:value-type="float">
            <text:p>6.69</text:p>
          </table:table-cell>
          <table:table-cell/>
          <table:table-cell table:style-name="ce17" office:value-type="float" office:value="962.42" calcext:value-type="float">
            <text:p>962.42</text:p>
          </table:table-cell>
          <table:table-cell table:style-name="ce17" office:value-type="float" office:value="964.48" calcext:value-type="float">
            <text:p>964.48</text:p>
          </table:table-cell>
          <table:table-cell table:style-name="ce31"/>
          <table:table-cell table:style-name="ce17" office:value-type="float" office:value="10.2" calcext:value-type="float">
            <text:p>10.2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2897" calcext:value-type="float">
            <text:p>122,897</text:p>
          </table:table-cell>
          <table:table-cell table:style-name="ce45" office:value-type="float" office:value="123872" calcext:value-type="float">
            <text:p>123,872</text:p>
          </table:table-cell>
          <table:table-cell/>
          <table:table-cell table:style-name="ce45" office:value-type="float" office:value="53127" calcext:value-type="float">
            <text:p>53,127</text:p>
          </table:table-cell>
          <table:table-cell table:style-name="ce45" office:value-type="float" office:value="50064" calcext:value-type="float">
            <text:p>50,064</text:p>
          </table:table-cell>
          <table:table-cell/>
          <table:table-cell table:style-name="ce45" office:value-type="float" office:value="66494" calcext:value-type="float">
            <text:p>66,494</text:p>
          </table:table-cell>
          <table:table-cell table:style-name="ce45" office:value-type="float" office:value="67944.5" calcext:value-type="float">
            <text:p>67,945</text:p>
          </table:table-cell>
          <table:table-cell/>
          <table:table-cell table:formula="of:=[.AW264]/([.AT264]+[.AW264]+[.AZ264])" office:value-type="float" office:value="0.219064151939237" calcext:value-type="float">
            <text:p>0.219064151939237</text:p>
          </table:table-cell>
          <table:table-cell table:formula="of:=[.AX264]/([.AU264]+[.AX264]+[.BA264])" office:value-type="float" office:value="0.206978239254508" calcext:value-type="float">
            <text:p>0.20697823925450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9494" calcext:value-type="float">
            <text:p>89.9494</text:p>
          </table:table-cell>
          <table:table-cell table:style-name="ce17" office:value-type="float" office:value="89.8313" calcext:value-type="float">
            <text:p>89.8313</text:p>
          </table:table-cell>
          <table:table-cell/>
          <table:table-cell table:style-name="ce17" office:value-type="float" office:value="29.085" calcext:value-type="float">
            <text:p>29.085</text:p>
          </table:table-cell>
          <table:table-cell table:style-name="ce17" office:value-type="float" office:value="28.5112" calcext:value-type="float">
            <text:p>28.5112</text:p>
          </table:table-cell>
          <table:table-cell table:style-name="ce58" office:value-type="float" office:value="43.1872" calcext:value-type="float">
            <text:p>43.1872</text:p>
          </table:table-cell>
          <table:table-cell table:style-name="ce58" office:value-type="float" office:value="43.0347" calcext:value-type="float">
            <text:p>43.0347</text:p>
          </table:table-cell>
          <table:table-cell/>
          <table:table-cell table:style-name="ce17" office:value-type="float" office:value="1134.1" calcext:value-type="float">
            <text:p>1134.1</text:p>
          </table:table-cell>
          <table:table-cell table:style-name="ce17" office:value-type="float" office:value="1131.8" calcext:value-type="float">
            <text:p>1131.8</text:p>
          </table:table-cell>
          <table:table-cell table:style-name="ce31"/>
          <table:table-cell table:style-name="ce17" office:value-type="float" office:value="9.05" calcext:value-type="float">
            <text:p>9.05</text:p>
          </table:table-cell>
          <table:table-cell table:style-name="ce17" office:value-type="float" office:value="9.29" calcext:value-type="float">
            <text:p>9.29</text:p>
          </table:table-cell>
          <table:table-cell/>
          <table:table-cell table:style-name="ce17" office:value-type="float" office:value="1105.6" calcext:value-type="float">
            <text:p>1105.6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1.93" calcext:value-type="float">
            <text:p>1.93</text:p>
          </table:table-cell>
          <table:table-cell table:style-name="ce17" office:value-type="float" office:value="2.26" calcext:value-type="float">
            <text:p>2.26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07" calcext:value-type="float">
            <text:p>2.07</text:p>
          </table:table-cell>
          <table:table-cell/>
          <table:table-cell table:style-name="ce17" office:value-type="float" office:value="1023.3" calcext:value-type="float">
            <text:p>1023.3</text:p>
          </table:table-cell>
          <table:table-cell table:style-name="ce17" office:value-type="float" office:value="1024.8" calcext:value-type="float">
            <text:p>1024.8</text:p>
          </table:table-cell>
          <table:table-cell table:style-name="ce31"/>
          <table:table-cell table:style-name="ce17" office:value-type="float" office:value="6.87" calcext:value-type="float">
            <text:p>6.87</text:p>
          </table:table-cell>
          <table:table-cell table:style-name="ce17" office:value-type="float" office:value="6.62" calcext:value-type="float">
            <text:p>6.62</text:p>
          </table:table-cell>
          <table:table-cell/>
          <table:table-cell table:style-name="ce17" office:value-type="float" office:value="960.74" calcext:value-type="float">
            <text:p>960.74</text:p>
          </table:table-cell>
          <table:table-cell table:style-name="ce17" office:value-type="float" office:value="962.28" calcext:value-type="float">
            <text:p>962.28</text:p>
          </table:table-cell>
          <table:table-cell table:style-name="ce31"/>
          <table:table-cell table:style-name="ce17" office:value-type="float" office:value="10.7" calcext:value-type="float">
            <text:p>10.7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3493" calcext:value-type="float">
            <text:p>123,493</text:p>
          </table:table-cell>
          <table:table-cell table:style-name="ce45" office:value-type="float" office:value="123535" calcext:value-type="float">
            <text:p>123,535</text:p>
          </table:table-cell>
          <table:table-cell/>
          <table:table-cell table:style-name="ce45" office:value-type="float" office:value="50830" calcext:value-type="float">
            <text:p>50,830</text:p>
          </table:table-cell>
          <table:table-cell table:style-name="ce45" office:value-type="float" office:value="49090" calcext:value-type="float">
            <text:p>49,090</text:p>
          </table:table-cell>
          <table:table-cell/>
          <table:table-cell table:style-name="ce45" office:value-type="float" office:value="67875" calcext:value-type="float">
            <text:p>67,875</text:p>
          </table:table-cell>
          <table:table-cell table:style-name="ce45" office:value-type="float" office:value="69964.5" calcext:value-type="float">
            <text:p>69,965</text:p>
          </table:table-cell>
          <table:table-cell/>
          <table:table-cell table:formula="of:=[.AW266]/([.AT266]+[.AW266]+[.AZ266])" office:value-type="float" office:value="0.209869610814292" calcext:value-type="float">
            <text:p>0.209869610814292</text:p>
          </table:table-cell>
          <table:table-cell table:formula="of:=[.AX266]/([.AU266]+[.AX266]+[.BA266])" office:value-type="float" office:value="0.202358304873047" calcext:value-type="float">
            <text:p>0.20235830487304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number-columns-repeated="2" table:style-name="ce17" office:value-type="float" office:value="449" calcext:value-type="float">
            <text:p>449</text:p>
          </table:table-cell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7923" calcext:value-type="float">
            <text:p>89.7923</text:p>
          </table:table-cell>
          <table:table-cell table:style-name="ce17" office:value-type="float" office:value="90.2984" calcext:value-type="float">
            <text:p>90.2984</text:p>
          </table:table-cell>
          <table:table-cell/>
          <table:table-cell table:style-name="ce17" office:value-type="float" office:value="29.6291" calcext:value-type="float">
            <text:p>29.6291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36.9308" calcext:value-type="float">
            <text:p>36.9308</text:p>
          </table:table-cell>
          <table:table-cell table:style-name="ce58" office:value-type="float" office:value="43.3508" calcext:value-type="float">
            <text:p>43.3508</text:p>
          </table:table-cell>
          <table:table-cell/>
          <table:table-cell table:style-name="ce17" office:value-type="float" office:value="1135.7" calcext:value-type="float">
            <text:p>1135.7</text:p>
          </table:table-cell>
          <table:table-cell table:style-name="ce17" office:value-type="float" office:value="1132.7" calcext:value-type="float">
            <text:p>1132.7</text:p>
          </table:table-cell>
          <table:table-cell table:style-name="ce31"/>
          <table:table-cell table:style-name="ce17" office:value-type="float" office:value="9.25" calcext:value-type="float">
            <text:p>9.25</text:p>
          </table:table-cell>
          <table:table-cell table:style-name="ce17" office:value-type="float" office:value="9.24" calcext:value-type="float">
            <text:p>9.24</text:p>
          </table:table-cell>
          <table:table-cell/>
          <table:table-cell table:number-columns-repeated="2" table:style-name="ce17" office:value-type="float" office:value="1107.8" calcext:value-type="float">
            <text:p>1107.8</text:p>
          </table:table-cell>
          <table:table-cell table:style-name="ce31"/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2.27" calcext:value-type="float">
            <text:p>2.27</text:p>
          </table:table-cell>
          <table:table-cell/>
          <table:table-cell table:style-name="ce17" office:value-type="float" office:value="1085.7" calcext:value-type="float">
            <text:p>1085.7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2.13" calcext:value-type="float">
            <text:p>2.13</text:p>
          </table:table-cell>
          <table:table-cell table:style-name="ce17" office:value-type="float" office:value="2.05" calcext:value-type="float">
            <text:p>2.05</text:p>
          </table:table-cell>
          <table:table-cell/>
          <table:table-cell table:style-name="ce17" office:value-type="float" office:value="1022.7" calcext:value-type="float">
            <text:p>1022.7</text:p>
          </table:table-cell>
          <table:table-cell table:style-name="ce17" office:value-type="float" office:value="1026.8" calcext:value-type="float">
            <text:p>1026.8</text:p>
          </table:table-cell>
          <table:table-cell table:style-name="ce31"/>
          <table:table-cell table:style-name="ce17" office:value-type="float" office:value="6.59" calcext:value-type="float">
            <text:p>6.59</text:p>
          </table:table-cell>
          <table:table-cell table:style-name="ce17" office:value-type="float" office:value="6.6" calcext:value-type="float">
            <text:p>6.6</text:p>
          </table:table-cell>
          <table:table-cell/>
          <table:table-cell table:style-name="ce17" office:value-type="float" office:value="959.97" calcext:value-type="float">
            <text:p>959.97</text:p>
          </table:table-cell>
          <table:table-cell table:style-name="ce17" office:value-type="float" office:value="965.18" calcext:value-type="float">
            <text:p>965.18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5402" calcext:value-type="float">
            <text:p>125,402</text:p>
          </table:table-cell>
          <table:table-cell table:style-name="ce45" office:value-type="float" office:value="124533" calcext:value-type="float">
            <text:p>124,533</text:p>
          </table:table-cell>
          <table:table-cell/>
          <table:table-cell table:style-name="ce45" office:value-type="float" office:value="49746.5" calcext:value-type="float">
            <text:p>49,747</text:p>
          </table:table-cell>
          <table:table-cell table:style-name="ce45" office:value-type="float" office:value="47896" calcext:value-type="float">
            <text:p>47,896</text:p>
          </table:table-cell>
          <table:table-cell/>
          <table:table-cell table:style-name="ce45" office:value-type="float" office:value="66817.5" calcext:value-type="float">
            <text:p>66,818</text:p>
          </table:table-cell>
          <table:table-cell table:style-name="ce45" office:value-type="float" office:value="70162.5" calcext:value-type="float">
            <text:p>70,163</text:p>
          </table:table-cell>
          <table:table-cell/>
          <table:table-cell table:formula="of:=[.AW268]/([.AT268]+[.AW268]+[.AZ268])" office:value-type="float" office:value="0.205592934544523" calcext:value-type="float">
            <text:p>0.205592934544523</text:p>
          </table:table-cell>
          <table:table-cell table:formula="of:=[.AX268]/([.AU268]+[.AX268]+[.BA268])" office:value-type="float" office:value="0.197434782339859" calcext:value-type="float">
            <text:p>0.19743478233985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3" calcext:value-type="float">
            <text:p>1123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0358" calcext:value-type="float">
            <text:p>90.0358</text:p>
          </table:table-cell>
          <table:table-cell table:style-name="ce17" office:value-type="float" office:value="90.074" calcext:value-type="float">
            <text:p>90.074</text:p>
          </table:table-cell>
          <table:table-cell/>
          <table:table-cell table:style-name="ce17" office:value-type="float" office:value="29.6291" calcext:value-type="float">
            <text:p>29.6291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40.3521" calcext:value-type="float">
            <text:p>40.3521</text:p>
          </table:table-cell>
          <table:table-cell table:style-name="ce58" office:value-type="float" office:value="40.9911" calcext:value-type="float">
            <text:p>40.9911</text:p>
          </table:table-cell>
          <table:table-cell/>
          <table:table-cell table:style-name="ce17" office:value-type="float" office:value="1136.6" calcext:value-type="float">
            <text:p>1136.6</text:p>
          </table:table-cell>
          <table:table-cell table:style-name="ce17" office:value-type="float" office:value="1132.2" calcext:value-type="float">
            <text:p>1132.2</text:p>
          </table:table-cell>
          <table:table-cell table:style-name="ce31"/>
          <table:table-cell table:style-name="ce17" office:value-type="float" office:value="9.2" calcext:value-type="float">
            <text:p>9.2</text:p>
          </table:table-cell>
          <table:table-cell table:style-name="ce17" office:value-type="float" office:value="9.41" calcext:value-type="float">
            <text:p>9.41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15" calcext:value-type="float">
            <text:p>2.15</text:p>
          </table:table-cell>
          <table:table-cell table:style-name="ce17" office:value-type="float" office:value="2.39" calcext:value-type="float">
            <text:p>2.39</text:p>
          </table:table-cell>
          <table:table-cell/>
          <table:table-cell table:style-name="ce17" office:value-type="float" office:value="1086.7" calcext:value-type="float">
            <text:p>1086.7</text:p>
          </table:table-cell>
          <table:table-cell table:style-name="ce17" office:value-type="float" office:value="1087.6" calcext:value-type="float">
            <text:p>1087.6</text:p>
          </table:table-cell>
          <table:table-cell table:style-name="ce31"/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1.93" calcext:value-type="float">
            <text:p>1.93</text:p>
          </table:table-cell>
          <table:table-cell/>
          <table:table-cell table:style-name="ce17" office:value-type="float" office:value="1022.8" calcext:value-type="float">
            <text:p>1022.8</text:p>
          </table:table-cell>
          <table:table-cell table:style-name="ce17" office:value-type="float" office:value="1025.5" calcext:value-type="float">
            <text:p>1025.5</text:p>
          </table:table-cell>
          <table:table-cell table:style-name="ce31"/>
          <table:table-cell table:style-name="ce17" office:value-type="float" office:value="6.63" calcext:value-type="float">
            <text:p>6.63</text:p>
          </table:table-cell>
          <table:table-cell table:style-name="ce17" office:value-type="float" office:value="6.48" calcext:value-type="float">
            <text:p>6.48</text:p>
          </table:table-cell>
          <table:table-cell/>
          <table:table-cell table:style-name="ce17" office:value-type="float" office:value="960.93" calcext:value-type="float">
            <text:p>960.93</text:p>
          </table:table-cell>
          <table:table-cell table:style-name="ce17" office:value-type="float" office:value="963.79" calcext:value-type="float">
            <text:p>963.79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3" calcext:value-type="float">
            <text:p>10.3</text:p>
          </table:table-cell>
          <table:table-cell/>
          <table:table-cell table:style-name="ce45" office:value-type="float" office:value="123516" calcext:value-type="float">
            <text:p>123,516</text:p>
          </table:table-cell>
          <table:table-cell table:style-name="ce45" office:value-type="float" office:value="125983" calcext:value-type="float">
            <text:p>125,983</text:p>
          </table:table-cell>
          <table:table-cell/>
          <table:table-cell table:style-name="ce45" office:value-type="float" office:value="52710.5" calcext:value-type="float">
            <text:p>52,711</text:p>
          </table:table-cell>
          <table:table-cell table:style-name="ce45" office:value-type="float" office:value="47876" calcext:value-type="float">
            <text:p>47,876</text:p>
          </table:table-cell>
          <table:table-cell/>
          <table:table-cell table:style-name="ce45" office:value-type="float" office:value="66502" calcext:value-type="float">
            <text:p>66,502</text:p>
          </table:table-cell>
          <table:table-cell table:style-name="ce45" office:value-type="float" office:value="68548" calcext:value-type="float">
            <text:p>68,548</text:p>
          </table:table-cell>
          <table:table-cell/>
          <table:table-cell table:formula="of:=[.AW270]/([.AT270]+[.AW270]+[.AZ270])" office:value-type="float" office:value="0.217158265304651" calcext:value-type="float">
            <text:p>0.217158265304651</text:p>
          </table:table-cell>
          <table:table-cell table:formula="of:=[.AX270]/([.AU270]+[.AX270]+[.BA270])" office:value-type="float" office:value="0.197502547368682" calcext:value-type="float">
            <text:p>0.19750254736868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248:.D270])-MIN([.D248:.D270])" office:value-type="float" office:value="2" calcext:value-type="float">
            <text:p>2</text:p>
          </table:table-cell>
          <table:table-cell table:style-name="ce11" table:formula="of:=MAX([.E248:.E270])-MIN([.E248:.E270])" office:value-type="float" office:value="2" calcext:value-type="float">
            <text:p>2</text:p>
          </table:table-cell>
          <table:table-cell table:style-name="ce11" table:formula="of:=MAX([.F248:.F270])-MIN([.F248:.F270])" office:value-type="float" office:value="4" calcext:value-type="float">
            <text:p>4</text:p>
          </table:table-cell>
          <table:table-cell table:style-name="ce11" table:formula="of:=MAX([.G248:.G270])-MIN([.G248:.G270])" office:value-type="float" office:value="1" calcext:value-type="float">
            <text:p>1</text:p>
          </table:table-cell>
          <table:table-cell table:style-name="ce11" table:formula="of:=MAX([.H248:.H270])-MIN([.H248:.H270])" office:value-type="float" office:value="0.323000000000007" calcext:value-type="float">
            <text:p>0.323000000000007</text:p>
          </table:table-cell>
          <table:table-cell table:style-name="ce11" table:formula="of:=MAX([.I248:.I270])-MIN([.I248:.I270])" office:value-type="float" office:value="0.467100000000002" calcext:value-type="float">
            <text:p>0.467100000000002</text:p>
          </table:table-cell>
          <table:table-cell table:style-name="ce29"/>
          <table:table-cell table:style-name="ce11" table:formula="of:=MAX([.K248:.K270])-MIN([.K248:.K270])" office:value-type="float" office:value="0.994" calcext:value-type="float">
            <text:p>0.994</text:p>
          </table:table-cell>
          <table:table-cell table:style-name="ce11" table:formula="of:=MAX([.L248:.L270])-MIN([.L248:.L270])" office:value-type="float" office:value="0.825599999999998" calcext:value-type="float">
            <text:p>0.825599999999998</text:p>
          </table:table-cell>
          <table:table-cell table:style-name="ce59" table:formula="of:=MAX([.M248:.M270])-MIN([.M248:.M270])" office:value-type="float" office:value="8.877" calcext:value-type="float">
            <text:p>8.877</text:p>
          </table:table-cell>
          <table:table-cell table:style-name="ce59" table:formula="of:=MAX([.N248:.N270])-MIN([.N248:.N270])" office:value-type="float" office:value="4.7198" calcext:value-type="float">
            <text:p>4.7198</text:p>
          </table:table-cell>
          <table:table-cell table:style-name="ce23"/>
          <table:table-cell table:style-name="ce11" table:formula="of:=MAX([.P248:.P270])-MIN([.P248:.P270])" office:value-type="float" office:value="3.79999999999995" calcext:value-type="float">
            <text:p>3.79999999999995</text:p>
          </table:table-cell>
          <table:table-cell table:style-name="ce11" table:formula="of:=MAX([.Q248:.Q270])-MIN([.Q248:.Q270])" office:value-type="float" office:value="1.70000000000005" calcext:value-type="float">
            <text:p>1.70000000000005</text:p>
          </table:table-cell>
          <table:table-cell table:style-name="ce33"/>
          <table:table-cell table:style-name="ce11" table:formula="of:=MAX([.S248:.S270])-MIN([.S248:.S270])" office:value-type="float" office:value="0.449999999999999" calcext:value-type="float">
            <text:p>0.449999999999999</text:p>
          </table:table-cell>
          <table:table-cell table:style-name="ce11" table:formula="of:=MAX([.T248:.T270])-MIN([.T248:.T270])" office:value-type="float" office:value="0.390000000000001" calcext:value-type="float">
            <text:p>0.390000000000001</text:p>
          </table:table-cell>
          <table:table-cell table:style-name="ce23"/>
          <table:table-cell table:style-name="ce11" table:formula="of:=MAX([.V248:.V270])-MIN([.V248:.V270])" office:value-type="float" office:value="2.30000000000018" calcext:value-type="float">
            <text:p>2.30000000000018</text:p>
          </table:table-cell>
          <table:table-cell table:style-name="ce11" table:formula="of:=MAX([.W248:.W270])-MIN([.W248:.W270])" office:value-type="float" office:value="2" calcext:value-type="float">
            <text:p>2</text:p>
          </table:table-cell>
          <table:table-cell table:style-name="ce33"/>
          <table:table-cell table:style-name="ce11" table:formula="of:=MAX([.Y248:.Y270])-MIN([.Y248:.Y270])" office:value-type="float" office:value="0.57" calcext:value-type="float">
            <text:p>0.57</text:p>
          </table:table-cell>
          <table:table-cell table:style-name="ce11" table:formula="of:=MAX([.Z248:.Z270])-MIN([.Z248:.Z270])" office:value-type="float" office:value="0.44" calcext:value-type="float">
            <text:p>0.44</text:p>
          </table:table-cell>
          <table:table-cell table:style-name="ce23"/>
          <table:table-cell table:style-name="ce11" table:formula="of:=MAX([.AB248:.AB270])-MIN([.AB248:.AB270])" office:value-type="float" office:value="1.10000000000014" calcext:value-type="float">
            <text:p>1.10000000000014</text:p>
          </table:table-cell>
          <table:table-cell table:style-name="ce11" table:formula="of:=MAX([.AC248:.AC270])-MIN([.AC248:.AC270])" office:value-type="float" office:value="2" calcext:value-type="float">
            <text:p>2</text:p>
          </table:table-cell>
          <table:table-cell table:style-name="ce33"/>
          <table:table-cell table:style-name="ce11" table:formula="of:=MAX([.AE248:.AE270])-MIN([.AE248:.AE270])" office:value-type="float" office:value="0.47" calcext:value-type="float">
            <text:p>0.47</text:p>
          </table:table-cell>
          <table:table-cell table:style-name="ce11" table:formula="of:=MAX([.AF248:.AF270])-MIN([.AF248:.AF270])" office:value-type="float" office:value="0.45" calcext:value-type="float">
            <text:p>0.45</text:p>
          </table:table-cell>
          <table:table-cell table:style-name="ce23"/>
          <table:table-cell table:style-name="ce11" table:formula="of:=MAX([.AH248:.AH270])-MIN([.AH248:.AH270])" office:value-type="float" office:value="2.20000000000005" calcext:value-type="float">
            <text:p>2.20000000000005</text:p>
          </table:table-cell>
          <table:table-cell table:style-name="ce11" table:formula="of:=MAX([.AI248:.AI270])-MIN([.AI248:.AI270])" office:value-type="float" office:value="2.70000000000005" calcext:value-type="float">
            <text:p>2.70000000000005</text:p>
          </table:table-cell>
          <table:table-cell table:style-name="ce33"/>
          <table:table-cell table:style-name="ce11" table:formula="of:=MAX([.AK248:.AK270])-MIN([.AK248:.AK270])" office:value-type="float" office:value="0.51" calcext:value-type="float">
            <text:p>0.51</text:p>
          </table:table-cell>
          <table:table-cell table:style-name="ce11" table:formula="of:=MAX([.AL248:.AL270])-MIN([.AL248:.AL270])" office:value-type="float" office:value="0.48" calcext:value-type="float">
            <text:p>0.48</text:p>
          </table:table-cell>
          <table:table-cell table:style-name="ce23"/>
          <table:table-cell table:style-name="ce11" table:formula="of:=MAX([.AN248:.AN270])-MIN([.AN248:.AN270])" office:value-type="float" office:value="3.24000000000001" calcext:value-type="float">
            <text:p>3.24000000000001</text:p>
          </table:table-cell>
          <table:table-cell table:style-name="ce11" table:formula="of:=MAX([.AO248:.AO270])-MIN([.AO248:.AO270])" office:value-type="float" office:value="3.45000000000005" calcext:value-type="float">
            <text:p>3.45000000000005</text:p>
          </table:table-cell>
          <table:table-cell table:style-name="ce33"/>
          <table:table-cell table:style-name="ce11" table:formula="of:=MAX([.AQ248:.AQ270])-MIN([.AQ248:.AQ270])" office:value-type="float" office:value="0.5" calcext:value-type="float">
            <text:p>0.5</text:p>
          </table:table-cell>
          <table:table-cell table:style-name="ce11" table:formula="of:=MAX([.AR248:.AR270])-MIN([.AR248:.AR270])" office:value-type="float" office:value="0.5" calcext:value-type="float">
            <text:p>0.5</text:p>
          </table:table-cell>
          <table:table-cell table:style-name="ce23"/>
          <table:table-cell table:style-name="ce68" table:formula="of:=MAX([.AT248:.AT270])-MIN([.AT248:.AT270])" office:value-type="float" office:value="5649" calcext:value-type="float">
            <text:p>5,649</text:p>
          </table:table-cell>
          <table:table-cell table:style-name="ce68" table:formula="of:=MAX([.AU248:.AU270])-MIN([.AU248:.AU270])" office:value-type="float" office:value="3673" calcext:value-type="float">
            <text:p>3,673</text:p>
          </table:table-cell>
          <table:table-cell table:style-name="ce72"/>
          <table:table-cell table:style-name="ce68" table:formula="of:=MAX([.AW248:.AW270])-MIN([.AW248:.AW270])" office:value-type="float" office:value="4740.5" calcext:value-type="float">
            <text:p>4,741</text:p>
          </table:table-cell>
          <table:table-cell table:style-name="ce68" table:formula="of:=MAX([.AX248:.AX270])-MIN([.AX248:.AX270])" office:value-type="float" office:value="3895" calcext:value-type="float">
            <text:p>3,895</text:p>
          </table:table-cell>
          <table:table-cell table:style-name="ce72"/>
          <table:table-cell table:style-name="ce68" table:formula="of:=MAX([.AZ248:.AZ270])-MIN([.AZ248:.AZ270])" office:value-type="float" office:value="3392.5" calcext:value-type="float">
            <text:p>3,393</text:p>
          </table:table-cell>
          <table:table-cell table:style-name="ce68" table:formula="of:=MAX([.BA248:.BA270])-MIN([.BA248:.BA270])" office:value-type="float" office:value="3598.5" calcext:value-type="float">
            <text:p>3,599</text:p>
          </table:table-cell>
          <table:table-cell table:style-name="ce46"/>
          <table:table-cell table:style-name="ce11" table:formula="of:=MAX([.BC248:.BC270])-MIN([.BC248:.BC270])" office:value-type="float" office:value="0.0196032088411016" calcext:value-type="float">
            <text:p>0.019603208841102</text:p>
          </table:table-cell>
          <table:table-cell table:style-name="ce11" table:formula="of:=MAX([.BD248:.BD270])-MIN([.BD248:.BD270])" office:value-type="float" office:value="0.0160447878486089" calcext:value-type="float">
            <text:p>0.016044787848609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248:.D270];3)-QUARTILE([.D248:.D270];1)" office:value-type="float" office:value="1" calcext:value-type="float">
            <text:p>1</text:p>
          </table:table-cell>
          <table:table-cell table:style-name="ce13" table:formula="of:=QUARTILE([.E248:.E270];3)-QUARTILE([.E248:.E270];1)" office:value-type="float" office:value="1" calcext:value-type="float">
            <text:p>1</text:p>
          </table:table-cell>
          <table:table-cell table:style-name="ce13" table:formula="of:=QUARTILE([.F248:.F270];3)-QUARTILE([.F248:.F270];1)" office:value-type="float" office:value="1.25" calcext:value-type="float">
            <text:p>1.25</text:p>
          </table:table-cell>
          <table:table-cell table:style-name="ce13" table:formula="of:=QUARTILE([.G248:.G270];3)-QUARTILE([.G248:.G270];1)" office:value-type="float" office:value="1" calcext:value-type="float">
            <text:p>1</text:p>
          </table:table-cell>
          <table:table-cell table:style-name="ce13" table:formula="of:=QUARTILE([.H248:.H270];3)-QUARTILE([.H248:.H270];1)" office:value-type="float" office:value="0.116699999999994" calcext:value-type="float">
            <text:p>0.116699999999994</text:p>
          </table:table-cell>
          <table:table-cell table:style-name="ce13" table:formula="of:=QUARTILE([.I248:.I270];3)-QUARTILE([.I248:.I270];1)" office:value-type="float" office:value="0.185200000000009" calcext:value-type="float">
            <text:p>0.185200000000009</text:p>
          </table:table-cell>
          <table:table-cell table:style-name="ce30"/>
          <table:table-cell table:style-name="ce13" table:formula="of:=QUARTILE([.K248:.K270];3)-QUARTILE([.K248:.K270];1)" office:value-type="float" office:value="0.331524999999999" calcext:value-type="float">
            <text:p>0.331524999999999</text:p>
          </table:table-cell>
          <table:table-cell table:style-name="ce13" table:formula="of:=QUARTILE([.L248:.L270];3)-QUARTILE([.L248:.L270];1)" office:value-type="float" office:value="0.215150000000001" calcext:value-type="float">
            <text:p>0.215150000000001</text:p>
          </table:table-cell>
          <table:table-cell table:style-name="ce59" table:formula="of:=QUARTILE([.M248:.M270];3)-QUARTILE([.M248:.M270];1)" office:value-type="float" office:value="3.573625" calcext:value-type="float">
            <text:p>3.573625</text:p>
          </table:table-cell>
          <table:table-cell table:style-name="ce59" table:formula="of:=QUARTILE([.N248:.N270];3)-QUARTILE([.N248:.N270];1)" office:value-type="float" office:value="2.422625" calcext:value-type="float">
            <text:p>2.422625</text:p>
          </table:table-cell>
          <table:table-cell table:style-name="ce32"/>
          <table:table-cell table:style-name="ce13" table:formula="of:=QUARTILE([.P248:.P270];3)-QUARTILE([.P248:.P270];1)" office:value-type="float" office:value="1.04999999999995" calcext:value-type="float">
            <text:p>1.04999999999995</text:p>
          </table:table-cell>
          <table:table-cell table:style-name="ce13" table:formula="of:=QUARTILE([.Q248:.Q270];3)-QUARTILE([.Q248:.Q270];1)" office:value-type="float" office:value="0.5" calcext:value-type="float">
            <text:p>0.5</text:p>
          </table:table-cell>
          <table:table-cell table:style-name="ce34"/>
          <table:table-cell table:style-name="ce13" table:formula="of:=QUARTILE([.S248:.S270];3)-QUARTILE([.S248:.S270];1)" office:value-type="float" office:value="0.1875" calcext:value-type="float">
            <text:p>0.1875</text:p>
          </table:table-cell>
          <table:table-cell table:style-name="ce13" table:formula="of:=QUARTILE([.T248:.T270];3)-QUARTILE([.T248:.T270];1)" office:value-type="float" office:value="0.1875" calcext:value-type="float">
            <text:p>0.1875</text:p>
          </table:table-cell>
          <table:table-cell table:style-name="ce32"/>
          <table:table-cell table:style-name="ce13" table:formula="of:=QUARTILE([.V248:.V270];3)-QUARTILE([.V248:.V270];1)" office:value-type="float" office:value="0.949999999999818" calcext:value-type="float">
            <text:p>0.949999999999818</text:p>
          </table:table-cell>
          <table:table-cell table:style-name="ce13" table:formula="of:=QUARTILE([.W248:.W270];3)-QUARTILE([.W248:.W270];1)" office:value-type="float" office:value="0.924999999999955" calcext:value-type="float">
            <text:p>0.924999999999955</text:p>
          </table:table-cell>
          <table:table-cell table:style-name="ce36"/>
          <table:table-cell table:style-name="ce13" table:formula="of:=QUARTILE([.Y248:.Y270];3)-QUARTILE([.Y248:.Y270];1)" office:value-type="float" office:value="0.1875" calcext:value-type="float">
            <text:p>0.1875</text:p>
          </table:table-cell>
          <table:table-cell table:style-name="ce13" table:formula="of:=QUARTILE([.Z248:.Z270];3)-QUARTILE([.Z248:.Z270];1)" office:value-type="float" office:value="0.165" calcext:value-type="float">
            <text:p>0.165</text:p>
          </table:table-cell>
          <table:table-cell table:style-name="ce32"/>
          <table:table-cell table:style-name="ce13" table:formula="of:=QUARTILE([.AB248:.AB270];3)-QUARTILE([.AB248:.AB270];1)" office:value-type="float" office:value="0.825000000000046" calcext:value-type="float">
            <text:p>0.825000000000046</text:p>
          </table:table-cell>
          <table:table-cell table:style-name="ce13" table:formula="of:=QUARTILE([.AC248:.AC270];3)-QUARTILE([.AC248:.AC270];1)" office:value-type="float" office:value="0.950000000000046" calcext:value-type="float">
            <text:p>0.950000000000046</text:p>
          </table:table-cell>
          <table:table-cell table:style-name="ce36"/>
          <table:table-cell table:style-name="ce13" table:formula="of:=QUARTILE([.AE248:.AE270];3)-QUARTILE([.AE248:.AE270];1)" office:value-type="float" office:value="0.15" calcext:value-type="float">
            <text:p>0.15</text:p>
          </table:table-cell>
          <table:table-cell table:style-name="ce13" table:formula="of:=QUARTILE([.AF248:.AF270];3)-QUARTILE([.AF248:.AF270];1)" office:value-type="float" office:value="0.1575" calcext:value-type="float">
            <text:p>0.1575</text:p>
          </table:table-cell>
          <table:table-cell table:style-name="ce32"/>
          <table:table-cell table:style-name="ce13" table:formula="of:=QUARTILE([.AH248:.AH270];3)-QUARTILE([.AH248:.AH270];1)" office:value-type="float" office:value="0.949999999999932" calcext:value-type="float">
            <text:p>0.949999999999932</text:p>
          </table:table-cell>
          <table:table-cell table:style-name="ce13" table:formula="of:=QUARTILE([.AI248:.AI270];3)-QUARTILE([.AI248:.AI270];1)" office:value-type="float" office:value="0.849999999999909" calcext:value-type="float">
            <text:p>0.849999999999909</text:p>
          </table:table-cell>
          <table:table-cell table:style-name="ce36"/>
          <table:table-cell table:style-name="ce13" table:formula="of:=QUARTILE([.AK248:.AK270];3)-QUARTILE([.AK248:.AK270];1)" office:value-type="float" office:value="0.1275" calcext:value-type="float">
            <text:p>0.1275</text:p>
          </table:table-cell>
          <table:table-cell table:style-name="ce13" table:formula="of:=QUARTILE([.AL248:.AL270];3)-QUARTILE([.AL248:.AL270];1)" office:value-type="float" office:value="0.215" calcext:value-type="float">
            <text:p>0.215</text:p>
          </table:table-cell>
          <table:table-cell table:style-name="ce32"/>
          <table:table-cell table:style-name="ce13" table:formula="of:=QUARTILE([.AN248:.AN270];3)-QUARTILE([.AN248:.AN270];1)" office:value-type="float" office:value="1.8225000000001" calcext:value-type="float">
            <text:p>1.8225000000001</text:p>
          </table:table-cell>
          <table:table-cell table:style-name="ce13" table:formula="of:=QUARTILE([.AO248:.AO270];3)-QUARTILE([.AO248:.AO270];1)" office:value-type="float" office:value="1.18500000000006" calcext:value-type="float">
            <text:p>1.18500000000006</text:p>
          </table:table-cell>
          <table:table-cell table:style-name="ce36"/>
          <table:table-cell table:style-name="ce13" table:formula="of:=QUARTILE([.AQ248:.AQ270];3)-QUARTILE([.AQ248:.AQ270];1)" office:value-type="float" office:value="0.15" calcext:value-type="float">
            <text:p>0.15</text:p>
          </table:table-cell>
          <table:table-cell table:style-name="ce13" table:formula="of:=QUARTILE([.AR248:.AR270];3)-QUARTILE([.AR248:.AR270];1)" office:value-type="float" office:value="0.225" calcext:value-type="float">
            <text:p>0.225</text:p>
          </table:table-cell>
          <table:table-cell table:style-name="ce24"/>
          <table:table-cell table:style-name="ce69" table:formula="of:=QUARTILE([.AT248:.AT270];3)-QUARTILE([.AT248:.AT270];1)" office:value-type="float" office:value="1200.75" calcext:value-type="float">
            <text:p>1,201</text:p>
          </table:table-cell>
          <table:table-cell table:style-name="ce69" table:formula="of:=QUARTILE([.AU248:.AU270];3)-QUARTILE([.AU248:.AU270];1)" office:value-type="float" office:value="1078.25" calcext:value-type="float">
            <text:p>1,078</text:p>
          </table:table-cell>
          <table:table-cell table:style-name="ce72"/>
          <table:table-cell table:style-name="ce69" table:formula="of:=QUARTILE([.AW248:.AW270];3)-QUARTILE([.AW248:.AW270];1)" office:value-type="float" office:value="1649.5" calcext:value-type="float">
            <text:p>1,650</text:p>
          </table:table-cell>
          <table:table-cell table:style-name="ce69" table:formula="of:=QUARTILE([.AX248:.AX270];3)-QUARTILE([.AX248:.AX270];1)" office:value-type="float" office:value="891.625" calcext:value-type="float">
            <text:p>892</text:p>
          </table:table-cell>
          <table:table-cell table:style-name="ce72"/>
          <table:table-cell table:style-name="ce69" table:formula="of:=QUARTILE([.AZ248:.AZ270];3)-QUARTILE([.AZ248:.AZ270];1)" office:value-type="float" office:value="1082.875" calcext:value-type="float">
            <text:p>1,083</text:p>
          </table:table-cell>
          <table:table-cell table:style-name="ce69" table:formula="of:=QUARTILE([.BA248:.BA270];3)-QUARTILE([.BA248:.BA270];1)" office:value-type="float" office:value="1335.875" calcext:value-type="float">
            <text:p>1,336</text:p>
          </table:table-cell>
          <table:table-cell table:style-name="ce46"/>
          <table:table-cell table:style-name="ce13" table:formula="of:=QUARTILE([.BC248:.BC270];3)-QUARTILE([.BC248:.BC270];1)" office:value-type="float" office:value="0.00678227946311658" calcext:value-type="float">
            <text:p>0.006782279463117</text:p>
          </table:table-cell>
          <table:table-cell table:style-name="ce13" table:formula="of:=QUARTILE([.BD248:.BD270];3)-QUARTILE([.BD248:.BD270];1)" office:value-type="float" office:value="0.00369365756860848" calcext:value-type="float">
            <text:p>0.003693657568608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9513" calcext:value-type="float">
            <text:p>89.9513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style-name="ce17" office:value-type="float" office:value="28.5112" calcext:value-type="float">
            <text:p>28.5112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38.5694" calcext:value-type="float">
            <text:p>38.5694</text:p>
          </table:table-cell>
          <table:table-cell table:style-name="ce58" office:value-type="float" office:value="39.9982" calcext:value-type="float">
            <text:p>39.9982</text:p>
          </table:table-cell>
          <table:table-cell/>
          <table:table-cell table:style-name="ce17" office:value-type="float" office:value="1133.1" calcext:value-type="float">
            <text:p>1133.1</text:p>
          </table:table-cell>
          <table:table-cell table:style-name="ce17" office:value-type="float" office:value="1132" calcext:value-type="float">
            <text:p>1132</text:p>
          </table:table-cell>
          <table:table-cell table:style-name="ce31"/>
          <table:table-cell table:style-name="ce17" office:value-type="float" office:value="9.05" calcext:value-type="float">
            <text:p>9.05</text:p>
          </table:table-cell>
          <table:table-cell table:style-name="ce17" office:value-type="float" office:value="9.35" calcext:value-type="float">
            <text:p>9.35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09" calcext:value-type="float">
            <text:p>2.09</text:p>
          </table:table-cell>
          <table:table-cell table:style-name="ce17" office:value-type="float" office:value="2.32" calcext:value-type="float">
            <text:p>2.32</text:p>
          </table:table-cell>
          <table:table-cell/>
          <table:table-cell table:style-name="ce17" office:value-type="float" office:value="1086.8" calcext:value-type="float">
            <text:p>1086.8</text:p>
          </table:table-cell>
          <table:table-cell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 office:value-type="float" office:value="1025.2" calcext:value-type="float">
            <text:p>1025.2</text:p>
          </table:table-cell>
          <table:table-cell table:style-name="ce17" office:value-type="float" office:value="1025.8" calcext:value-type="float">
            <text:p>1025.8</text:p>
          </table:table-cell>
          <table:table-cell table:style-name="ce31"/>
          <table:table-cell table:style-name="ce17" office:value-type="float" office:value="6.81" calcext:value-type="float">
            <text:p>6.81</text:p>
          </table:table-cell>
          <table:table-cell table:style-name="ce17" office:value-type="float" office:value="6.6" calcext:value-type="float">
            <text:p>6.6</text:p>
          </table:table-cell>
          <table:table-cell/>
          <table:table-cell table:style-name="ce17" office:value-type="float" office:value="962.7" calcext:value-type="float">
            <text:p>962.7</text:p>
          </table:table-cell>
          <table:table-cell table:style-name="ce17" office:value-type="float" office:value="965" calcext:value-type="float">
            <text:p>965</text:p>
          </table:table-cell>
          <table:table-cell table:style-name="ce31"/>
          <table:table-cell table:style-name="ce17" office:value-type="float" office:value="10.6" calcext:value-type="float">
            <text:p>10.6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6756" calcext:value-type="float">
            <text:p>126,756</text:p>
          </table:table-cell>
          <table:table-cell table:style-name="ce45" office:value-type="float" office:value="125089" calcext:value-type="float">
            <text:p>125,089</text:p>
          </table:table-cell>
          <table:table-cell/>
          <table:table-cell table:style-name="ce45" office:value-type="float" office:value="48623.5" calcext:value-type="float">
            <text:p>48,624</text:p>
          </table:table-cell>
          <table:table-cell table:style-name="ce45" office:value-type="float" office:value="46156.5" calcext:value-type="float">
            <text:p>46,157</text:p>
          </table:table-cell>
          <table:table-cell/>
          <table:table-cell table:style-name="ce45" office:value-type="float" office:value="66133" calcext:value-type="float">
            <text:p>66,133</text:p>
          </table:table-cell>
          <table:table-cell table:style-name="ce45" office:value-type="float" office:value="71391.5" calcext:value-type="float">
            <text:p>71,392</text:p>
          </table:table-cell>
          <table:table-cell/>
          <table:table-cell table:formula="of:=[.AW278]/([.AT278]+[.AW278]+[.AZ278])" office:value-type="float" office:value="0.201329123751359" calcext:value-type="float">
            <text:p>0.201329123751359</text:p>
          </table:table-cell>
          <table:table-cell table:formula="of:=[.AX278]/([.AU278]+[.AX278]+[.BA278])" office:value-type="float" office:value="0.190228613113416" calcext:value-type="float">
            <text:p>0.19022861311341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7569" calcext:value-type="float">
            <text:p>89.7569</text:p>
          </table:table-cell>
          <table:table-cell table:style-name="ce17" office:value-type="float" office:value="89.8309" calcext:value-type="float">
            <text:p>89.8309</text:p>
          </table:table-cell>
          <table:table-cell/>
          <table:table-cell table:style-name="ce17" office:value-type="float" office:value="29.2055" calcext:value-type="float">
            <text:p>29.2055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36.3256" calcext:value-type="float">
            <text:p>36.3256</text:p>
          </table:table-cell>
          <table:table-cell table:style-name="ce58" office:value-type="float" office:value="40.7094" calcext:value-type="float">
            <text:p>40.7094</text:p>
          </table:table-cell>
          <table:table-cell/>
          <table:table-cell table:style-name="ce17" office:value-type="float" office:value="1134.1" calcext:value-type="float">
            <text:p>1134.1</text:p>
          </table:table-cell>
          <table:table-cell table:style-name="ce17" office:value-type="float" office:value="1132.1" calcext:value-type="float">
            <text:p>1132.1</text:p>
          </table:table-cell>
          <table:table-cell table:style-name="ce31"/>
          <table:table-cell table:style-name="ce17" office:value-type="float" office:value="9.07" calcext:value-type="float">
            <text:p>9.07</text:p>
          </table:table-cell>
          <table:table-cell table:style-name="ce17" office:value-type="float" office:value="9.39" calcext:value-type="float">
            <text:p>9.39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06" calcext:value-type="float">
            <text:p>2.06</text:p>
          </table:table-cell>
          <table:table-cell table:style-name="ce17" office:value-type="float" office:value="2.36" calcext:value-type="float">
            <text:p>2.36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2.22" calcext:value-type="float">
            <text:p>2.22</text:p>
          </table:table-cell>
          <table:table-cell table:style-name="ce17" office:value-type="float" office:value="1.96" calcext:value-type="float">
            <text:p>1.96</text:p>
          </table:table-cell>
          <table:table-cell/>
          <table:table-cell table:style-name="ce17" office:value-type="float" office:value="1023.2" calcext:value-type="float">
            <text:p>1023.2</text:p>
          </table:table-cell>
          <table:table-cell table:style-name="ce17" office:value-type="float" office:value="1025.7" calcext:value-type="float">
            <text:p>1025.7</text:p>
          </table:table-cell>
          <table:table-cell table:style-name="ce31"/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6.56" calcext:value-type="float">
            <text:p>6.56</text:p>
          </table:table-cell>
          <table:table-cell/>
          <table:table-cell table:style-name="ce17" office:value-type="float" office:value="960.3" calcext:value-type="float">
            <text:p>960.3</text:p>
          </table:table-cell>
          <table:table-cell table:style-name="ce17" office:value-type="float" office:value="965.04" calcext:value-type="float">
            <text:p>965.04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7299" calcext:value-type="float">
            <text:p>127,299</text:p>
          </table:table-cell>
          <table:table-cell table:style-name="ce45" office:value-type="float" office:value="125364" calcext:value-type="float">
            <text:p>125,364</text:p>
          </table:table-cell>
          <table:table-cell/>
          <table:table-cell table:style-name="ce45" office:value-type="float" office:value="49152" calcext:value-type="float">
            <text:p>49,152</text:p>
          </table:table-cell>
          <table:table-cell table:style-name="ce45" office:value-type="float" office:value="47883" calcext:value-type="float">
            <text:p>47,883</text:p>
          </table:table-cell>
          <table:table-cell/>
          <table:table-cell table:style-name="ce45" office:value-type="float" office:value="66140" calcext:value-type="float">
            <text:p>66,140</text:p>
          </table:table-cell>
          <table:table-cell table:style-name="ce45" office:value-type="float" office:value="69300.5" calcext:value-type="float">
            <text:p>69,301</text:p>
          </table:table-cell>
          <table:table-cell/>
          <table:table-cell table:formula="of:=[.AW280]/([.AT280]+[.AW280]+[.AZ280])" office:value-type="float" office:value="0.202612627838625" calcext:value-type="float">
            <text:p>0.202612627838625</text:p>
          </table:table-cell>
          <table:table-cell table:formula="of:=[.AX280]/([.AU280]+[.AX280]+[.BA280])" office:value-type="float" office:value="0.197417000793659" calcext:value-type="float">
            <text:p>0.19741700079365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9513" calcext:value-type="float">
            <text:p>89.9513</text:p>
          </table:table-cell>
          <table:table-cell table:style-name="ce17" office:value-type="float" office:value="89.7959" calcext:value-type="float">
            <text:p>89.7959</text:p>
          </table:table-cell>
          <table:table-cell/>
          <table:table-cell table:style-name="ce17" office:value-type="float" office:value="28.5112" calcext:value-type="float">
            <text:p>28.5112</text:p>
          </table:table-cell>
          <table:table-cell table:style-name="ce17" office:value-type="float" office:value="28.3636" calcext:value-type="float">
            <text:p>28.3636</text:p>
          </table:table-cell>
          <table:table-cell table:style-name="ce58" office:value-type="float" office:value="38.9882" calcext:value-type="float">
            <text:p>38.9882</text:p>
          </table:table-cell>
          <table:table-cell table:style-name="ce58" office:value-type="float" office:value="39.0136" calcext:value-type="float">
            <text:p>39.0136</text:p>
          </table:table-cell>
          <table:table-cell/>
          <table:table-cell table:style-name="ce17" office:value-type="float" office:value="1133.1" calcext:value-type="float">
            <text:p>1133.1</text:p>
          </table:table-cell>
          <table:table-cell table:style-name="ce17" office:value-type="float" office:value="1132.3" calcext:value-type="float">
            <text:p>1132.3</text:p>
          </table:table-cell>
          <table:table-cell table:style-name="ce31"/>
          <table:table-cell table:style-name="ce17" office:value-type="float" office:value="9.05" calcext:value-type="float">
            <text:p>9.05</text:p>
          </table:table-cell>
          <table:table-cell table:style-name="ce17" office:value-type="float" office:value="9.14" calcext:value-type="float">
            <text:p>9.14</text:p>
          </table:table-cell>
          <table:table-cell/>
          <table:table-cell table:number-columns-repeated="2"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09" calcext:value-type="float">
            <text:p>2.09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086.8" calcext:value-type="float">
            <text:p>1086.8</text:p>
          </table:table-cell>
          <table:table-cell table:style-name="ce17" office:value-type="float" office:value="1085.8" calcext:value-type="float">
            <text:p>1085.8</text:p>
          </table:table-cell>
          <table:table-cell table:style-name="ce31"/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2.21" calcext:value-type="float">
            <text:p>2.21</text:p>
          </table:table-cell>
          <table:table-cell/>
          <table:table-cell table:number-columns-repeated="2" table:style-name="ce17" office:value-type="float" office:value="1025.2" calcext:value-type="float">
            <text:p>1025.2</text:p>
          </table:table-cell>
          <table:table-cell table:style-name="ce31"/>
          <table:table-cell table:style-name="ce17" office:value-type="float" office:value="6.81" calcext:value-type="float">
            <text:p>6.81</text:p>
          </table:table-cell>
          <table:table-cell table:style-name="ce17" office:value-type="float" office:value="6.83" calcext:value-type="float">
            <text:p>6.83</text:p>
          </table:table-cell>
          <table:table-cell/>
          <table:table-cell table:style-name="ce17" office:value-type="float" office:value="962.7" calcext:value-type="float">
            <text:p>962.7</text:p>
          </table:table-cell>
          <table:table-cell table:style-name="ce17" office:value-type="float" office:value="964.57" calcext:value-type="float">
            <text:p>964.57</text:p>
          </table:table-cell>
          <table:table-cell table:style-name="ce31"/>
          <table:table-cell table:number-columns-repeated="2"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6309" calcext:value-type="float">
            <text:p>126,309</text:p>
          </table:table-cell>
          <table:table-cell table:style-name="ce45" office:value-type="float" office:value="128414" calcext:value-type="float">
            <text:p>128,414</text:p>
          </table:table-cell>
          <table:table-cell/>
          <table:table-cell table:style-name="ce45" office:value-type="float" office:value="48100.5" calcext:value-type="float">
            <text:p>48,101</text:p>
          </table:table-cell>
          <table:table-cell table:style-name="ce45" office:value-type="float" office:value="44299" calcext:value-type="float">
            <text:p>44,299</text:p>
          </table:table-cell>
          <table:table-cell/>
          <table:table-cell table:style-name="ce45" office:value-type="float" office:value="68347.5" calcext:value-type="float">
            <text:p>68,348</text:p>
          </table:table-cell>
          <table:table-cell table:style-name="ce45" office:value-type="float" office:value="69794" calcext:value-type="float">
            <text:p>69,794</text:p>
          </table:table-cell>
          <table:table-cell/>
          <table:table-cell table:formula="of:=[.AW282]/([.AT282]+[.AW282]+[.AZ282])" office:value-type="float" office:value="0.198142587031476" calcext:value-type="float">
            <text:p>0.198142587031476</text:p>
          </table:table-cell>
          <table:table-cell table:formula="of:=[.AX282]/([.AU282]+[.AX282]+[.BA282])" office:value-type="float" office:value="0.182671015682022" calcext:value-type="float">
            <text:p>0.18267101568202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0362" calcext:value-type="float">
            <text:p>90.0362</text:p>
          </table:table-cell>
          <table:table-cell table:style-name="ce17" office:value-type="float" office:value="89.9222" calcext:value-type="float">
            <text:p>89.9222</text:p>
          </table:table-cell>
          <table:table-cell/>
          <table:table-cell table:style-name="ce17" office:value-type="float" office:value="29.0546" calcext:value-type="float">
            <text:p>29.0546</text:p>
          </table:table-cell>
          <table:table-cell table:style-name="ce17" office:value-type="float" office:value="28.5112" calcext:value-type="float">
            <text:p>28.5112</text:p>
          </table:table-cell>
          <table:table-cell table:style-name="ce58" office:value-type="float" office:value="39.8365" calcext:value-type="float">
            <text:p>39.8365</text:p>
          </table:table-cell>
          <table:table-cell table:style-name="ce58" office:value-type="float" office:value="41.4521" calcext:value-type="float">
            <text:p>41.4521</text:p>
          </table:table-cell>
          <table:table-cell/>
          <table:table-cell table:style-name="ce17" office:value-type="float" office:value="1134.6" calcext:value-type="float">
            <text:p>1134.6</text:p>
          </table:table-cell>
          <table:table-cell table:style-name="ce17" office:value-type="float" office:value="1132" calcext:value-type="float">
            <text:p>1132</text:p>
          </table:table-cell>
          <table:table-cell table:style-name="ce31"/>
          <table:table-cell table:style-name="ce17" office:value-type="float" office:value="9.21" calcext:value-type="float">
            <text:p>9.21</text:p>
          </table:table-cell>
          <table:table-cell table:style-name="ce17" office:value-type="float" office:value="9.03" calcext:value-type="float">
            <text:p>9.03</text:p>
          </table:table-cell>
          <table:table-cell/>
          <table:table-cell table:style-name="ce17" office:value-type="float" office:value="1106.8" calcext:value-type="float">
            <text:p>1106.8</text:p>
          </table:table-cell>
          <table:table-cell table:style-name="ce17" office:value-type="float" office:value="1106.6" calcext:value-type="float">
            <text:p>1106.6</text:p>
          </table:table-cell>
          <table:table-cell table:style-name="ce31"/>
          <table:table-cell table:style-name="ce17" office:value-type="float" office:value="2.21" calcext:value-type="float">
            <text:p>2.21</text:p>
          </table:table-cell>
          <table:table-cell table:style-name="ce17" office:value-type="float" office:value="1.95" calcext:value-type="float">
            <text:p>1.95</text:p>
          </table:table-cell>
          <table:table-cell/>
          <table:table-cell table:style-name="ce17" office:value-type="float" office:value="1085.7" calcext:value-type="float">
            <text:p>1085.7</text:p>
          </table:table-cell>
          <table:table-cell table:style-name="ce17" office:value-type="float" office:value="1085.8" calcext:value-type="float">
            <text:p>1085.8</text:p>
          </table:table-cell>
          <table:table-cell table:style-name="ce31"/>
          <table:table-cell table:style-name="ce17" office:value-type="float" office:value="2.17" calcext:value-type="float">
            <text:p>2.17</text:p>
          </table:table-cell>
          <table:table-cell table:style-name="ce17" office:value-type="float" office:value="2.28" calcext:value-type="float">
            <text:p>2.28</text:p>
          </table:table-cell>
          <table:table-cell/>
          <table:table-cell table:style-name="ce17" office:value-type="float" office:value="1022.9" calcext:value-type="float">
            <text:p>1022.9</text:p>
          </table:table-cell>
          <table:table-cell table:style-name="ce17" office:value-type="float" office:value="1025.5" calcext:value-type="float">
            <text:p>1025.5</text:p>
          </table:table-cell>
          <table:table-cell table:style-name="ce31"/>
          <table:table-cell table:style-name="ce17" office:value-type="float" office:value="6.69" calcext:value-type="float">
            <text:p>6.69</text:p>
          </table:table-cell>
          <table:table-cell table:style-name="ce17" office:value-type="float" office:value="6.95" calcext:value-type="float">
            <text:p>6.95</text:p>
          </table:table-cell>
          <table:table-cell/>
          <table:table-cell table:style-name="ce17" office:value-type="float" office:value="960.93" calcext:value-type="float">
            <text:p>960.93</text:p>
          </table:table-cell>
          <table:table-cell table:style-name="ce17" office:value-type="float" office:value="964" calcext:value-type="float">
            <text:p>964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7" calcext:value-type="float">
            <text:p>10.7</text:p>
          </table:table-cell>
          <table:table-cell/>
          <table:table-cell table:style-name="ce45" office:value-type="float" office:value="124206" calcext:value-type="float">
            <text:p>124,206</text:p>
          </table:table-cell>
          <table:table-cell table:style-name="ce45" office:value-type="float" office:value="126884" calcext:value-type="float">
            <text:p>126,884</text:p>
          </table:table-cell>
          <table:table-cell/>
          <table:table-cell table:style-name="ce45" office:value-type="float" office:value="49541" calcext:value-type="float">
            <text:p>49,541</text:p>
          </table:table-cell>
          <table:table-cell table:style-name="ce45" office:value-type="float" office:value="46673" calcext:value-type="float">
            <text:p>46,673</text:p>
          </table:table-cell>
          <table:table-cell/>
          <table:table-cell table:style-name="ce45" office:value-type="float" office:value="69030.5" calcext:value-type="float">
            <text:p>69,031</text:p>
          </table:table-cell>
          <table:table-cell table:style-name="ce45" office:value-type="float" office:value="69284.5" calcext:value-type="float">
            <text:p>69,285</text:p>
          </table:table-cell>
          <table:table-cell/>
          <table:table-cell table:formula="of:=[.AW284]/([.AT284]+[.AW284]+[.AZ284])" office:value-type="float" office:value="0.20405927237903" calcext:value-type="float">
            <text:p>0.20405927237903</text:p>
          </table:table-cell>
          <table:table-cell table:formula="of:=[.AX284]/([.AU284]+[.AX284]+[.BA284])" office:value-type="float" office:value="0.192195320816253" calcext:value-type="float">
            <text:p>0.19219532081625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1876" calcext:value-type="float">
            <text:p>90.1876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style-name="ce17" office:value-type="float" office:value="28.9336" calcext:value-type="float">
            <text:p>28.9336</text:p>
          </table:table-cell>
          <table:table-cell table:style-name="ce17" office:value-type="float" office:value="28.5112" calcext:value-type="float">
            <text:p>28.5112</text:p>
          </table:table-cell>
          <table:table-cell table:style-name="ce58" office:value-type="float" office:value="43.0399" calcext:value-type="float">
            <text:p>43.0399</text:p>
          </table:table-cell>
          <table:table-cell table:style-name="ce58" office:value-type="float" office:value="45.9246" calcext:value-type="float">
            <text:p>45.9246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1.4" calcext:value-type="float">
            <text:p>1131.4</text:p>
          </table:table-cell>
          <table:table-cell table:style-name="ce31"/>
          <table:table-cell table:style-name="ce17" office:value-type="float" office:value="9" calcext:value-type="float">
            <text:p>9</text:p>
          </table:table-cell>
          <table:table-cell table:style-name="ce17" office:value-type="float" office:value="9.15" calcext:value-type="float">
            <text:p>9.15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04" calcext:value-type="float">
            <text:p>2.04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024.2" calcext:value-type="float">
            <text:p>1024.2</text:p>
          </table:table-cell>
          <table:table-cell table:style-name="ce17" office:value-type="float" office:value="1025" calcext:value-type="float">
            <text:p>1025</text:p>
          </table:table-cell>
          <table:table-cell table:style-name="ce31"/>
          <table:table-cell table:style-name="ce17" office:value-type="float" office:value="6.81" calcext:value-type="float">
            <text:p>6.81</text:p>
          </table:table-cell>
          <table:table-cell table:style-name="ce17" office:value-type="float" office:value="6.72" calcext:value-type="float">
            <text:p>6.72</text:p>
          </table:table-cell>
          <table:table-cell/>
          <table:table-cell table:style-name="ce17" office:value-type="float" office:value="961.52" calcext:value-type="float">
            <text:p>961.52</text:p>
          </table:table-cell>
          <table:table-cell table:style-name="ce17" office:value-type="float" office:value="964.56" calcext:value-type="float">
            <text:p>964.56</text:p>
          </table:table-cell>
          <table:table-cell table:style-name="ce31"/>
          <table:table-cell table:number-columns-repeated="2"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2889" calcext:value-type="float">
            <text:p>122,889</text:p>
          </table:table-cell>
          <table:table-cell table:style-name="ce45" office:value-type="float" office:value="124824" calcext:value-type="float">
            <text:p>124,824</text:p>
          </table:table-cell>
          <table:table-cell/>
          <table:table-cell table:style-name="ce45" office:value-type="float" office:value="51445" calcext:value-type="float">
            <text:p>51,445</text:p>
          </table:table-cell>
          <table:table-cell table:style-name="ce45" office:value-type="float" office:value="44997" calcext:value-type="float">
            <text:p>44,997</text:p>
          </table:table-cell>
          <table:table-cell/>
          <table:table-cell table:style-name="ce45" office:value-type="float" office:value="68334" calcext:value-type="float">
            <text:p>68,334</text:p>
          </table:table-cell>
          <table:table-cell table:style-name="ce45" office:value-type="float" office:value="72447" calcext:value-type="float">
            <text:p>72,447</text:p>
          </table:table-cell>
          <table:table-cell/>
          <table:table-cell table:formula="of:=[.AW286]/([.AT286]+[.AW286]+[.AZ286])" office:value-type="float" office:value="0.211997461552409" calcext:value-type="float">
            <text:p>0.211997461552409</text:p>
          </table:table-cell>
          <table:table-cell table:formula="of:=[.AX286]/([.AU286]+[.AX286]+[.BA286])" office:value-type="float" office:value="0.185732329486354" calcext:value-type="float">
            <text:p>0.18573232948635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50" calcext:value-type="float">
            <text:p>450</text:p>
          </table:table-cell>
          <table:table-cell table:number-columns-repeated="2" table:style-name="ce17" office:value-type="float" office:value="1119" calcext:value-type="float">
            <text:p>1119</text:p>
          </table:table-cell>
          <table:table-cell table:style-name="ce17" office:value-type="float" office:value="90.0349" calcext:value-type="float">
            <text:p>90.0349</text:p>
          </table:table-cell>
          <table:table-cell table:style-name="ce17" office:value-type="float" office:value="89.754" calcext:value-type="float">
            <text:p>89.754</text:p>
          </table:table-cell>
          <table:table-cell/>
          <table:table-cell table:style-name="ce17" office:value-type="float" office:value="28.7836" calcext:value-type="float">
            <text:p>28.7836</text:p>
          </table:table-cell>
          <table:table-cell table:style-name="ce17" office:value-type="float" office:value="28.3636" calcext:value-type="float">
            <text:p>28.3636</text:p>
          </table:table-cell>
          <table:table-cell table:style-name="ce58" office:value-type="float" office:value="35.5098" calcext:value-type="float">
            <text:p>35.5098</text:p>
          </table:table-cell>
          <table:table-cell table:style-name="ce58" office:value-type="float" office:value="41.0646" calcext:value-type="float">
            <text:p>41.0646</text:p>
          </table:table-cell>
          <table:table-cell/>
          <table:table-cell table:style-name="ce17" office:value-type="float" office:value="1132.6" calcext:value-type="float">
            <text:p>1132.6</text:p>
          </table:table-cell>
          <table:table-cell table:style-name="ce17" office:value-type="float" office:value="1132.3" calcext:value-type="float">
            <text:p>1132.3</text:p>
          </table:table-cell>
          <table:table-cell table:style-name="ce31"/>
          <table:table-cell table:style-name="ce17" office:value-type="float" office:value="9.23" calcext:value-type="float">
            <text:p>9.23</text:p>
          </table:table-cell>
          <table:table-cell table:style-name="ce17" office:value-type="float" office:value="9.11" calcext:value-type="float">
            <text:p>9.11</text:p>
          </table:table-cell>
          <table:table-cell/>
          <table:table-cell table:style-name="ce17" office:value-type="float" office:value="1106.8" calcext:value-type="float">
            <text:p>1106.8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21" calcext:value-type="float">
            <text:p>2.21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style-name="ce17" office:value-type="float" office:value="1085.7" calcext:value-type="float">
            <text:p>1085.7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2.19" calcext:value-type="float">
            <text:p>2.19</text:p>
          </table:table-cell>
          <table:table-cell/>
          <table:table-cell table:style-name="ce17" office:value-type="float" office:value="1023.9" calcext:value-type="float">
            <text:p>1023.9</text:p>
          </table:table-cell>
          <table:table-cell table:style-name="ce17" office:value-type="float" office:value="1025.2" calcext:value-type="float">
            <text:p>1025.2</text:p>
          </table:table-cell>
          <table:table-cell table:style-name="ce31"/>
          <table:table-cell table:style-name="ce17" office:value-type="float" office:value="6.68" calcext:value-type="float">
            <text:p>6.68</text:p>
          </table:table-cell>
          <table:table-cell table:style-name="ce17" office:value-type="float" office:value="6.8" calcext:value-type="float">
            <text:p>6.8</text:p>
          </table:table-cell>
          <table:table-cell/>
          <table:table-cell table:style-name="ce17" office:value-type="float" office:value="962.1" calcext:value-type="float">
            <text:p>962.1</text:p>
          </table:table-cell>
          <table:table-cell table:style-name="ce17" office:value-type="float" office:value="962.7" calcext:value-type="float">
            <text:p>962.7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8130" calcext:value-type="float">
            <text:p>128,130</text:p>
          </table:table-cell>
          <table:table-cell table:style-name="ce45" office:value-type="float" office:value="128172" calcext:value-type="float">
            <text:p>128,172</text:p>
          </table:table-cell>
          <table:table-cell/>
          <table:table-cell table:style-name="ce45" office:value-type="float" office:value="42884" calcext:value-type="float">
            <text:p>42,884</text:p>
          </table:table-cell>
          <table:table-cell table:style-name="ce45" office:value-type="float" office:value="45170.5" calcext:value-type="float">
            <text:p>45,171</text:p>
          </table:table-cell>
          <table:table-cell/>
          <table:table-cell table:style-name="ce45" office:value-type="float" office:value="71805" calcext:value-type="float">
            <text:p>71,805</text:p>
          </table:table-cell>
          <table:table-cell table:style-name="ce45" office:value-type="float" office:value="68867.5" calcext:value-type="float">
            <text:p>68,868</text:p>
          </table:table-cell>
          <table:table-cell/>
          <table:table-cell table:formula="of:=[.AW288]/([.AT288]+[.AW288]+[.AZ288])" office:value-type="float" office:value="0.176608914458918" calcext:value-type="float">
            <text:p>0.176608914458918</text:p>
          </table:table-cell>
          <table:table-cell table:formula="of:=[.AX288]/([.AU288]+[.AX288]+[.BA288])" office:value-type="float" office:value="0.186493125799926" calcext:value-type="float">
            <text:p>0.186493125799926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R1_5DegAnti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9661" calcext:value-type="float">
            <text:p>89.9661</text:p>
          </table:table-cell>
          <table:table-cell table:style-name="ce17" office:value-type="float" office:value="89.8623" calcext:value-type="float">
            <text:p>89.8623</text:p>
          </table:table-cell>
          <table:table-cell/>
          <table:table-cell table:style-name="ce17" office:value-type="float" office:value="28.9336" calcext:value-type="float">
            <text:p>28.9336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44.9184" calcext:value-type="float">
            <text:p>44.9184</text:p>
          </table:table-cell>
          <table:table-cell table:style-name="ce58" office:value-type="float" office:value="41.2141" calcext:value-type="float">
            <text:p>41.2141</text:p>
          </table:table-cell>
          <table:table-cell/>
          <table:table-cell table:style-name="ce17" office:value-type="float" office:value="1133.4" calcext:value-type="float">
            <text:p>1133.4</text:p>
          </table:table-cell>
          <table:table-cell table:style-name="ce17" office:value-type="float" office:value="1132.1" calcext:value-type="float">
            <text:p>1132.1</text:p>
          </table:table-cell>
          <table:table-cell table:style-name="ce31"/>
          <table:table-cell table:style-name="ce17" office:value-type="float" office:value="9.15" calcext:value-type="float">
            <text:p>9.15</text:p>
          </table:table-cell>
          <table:table-cell table:style-name="ce17" office:value-type="float" office:value="9.37" calcext:value-type="float">
            <text:p>9.37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13" calcext:value-type="float">
            <text:p>2.13</text:p>
          </table:table-cell>
          <table:table-cell table:style-name="ce17" office:value-type="float" office:value="2.29" calcext:value-type="float">
            <text:p>2.29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1.98" calcext:value-type="float">
            <text:p>1.98</text:p>
          </table:table-cell>
          <table:table-cell/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1025.7" calcext:value-type="float">
            <text:p>1025.7</text:p>
          </table:table-cell>
          <table:table-cell table:style-name="ce31"/>
          <table:table-cell table:style-name="ce17" office:value-type="float" office:value="6.71" calcext:value-type="float">
            <text:p>6.71</text:p>
          </table:table-cell>
          <table:table-cell table:style-name="ce17" office:value-type="float" office:value="6.58" calcext:value-type="float">
            <text:p>6.58</text:p>
          </table:table-cell>
          <table:table-cell/>
          <table:table-cell table:style-name="ce17" office:value-type="float" office:value="961.37" calcext:value-type="float">
            <text:p>961.37</text:p>
          </table:table-cell>
          <table:table-cell table:style-name="ce17" office:value-type="float" office:value="962.96" calcext:value-type="float">
            <text:p>962.96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1330" calcext:value-type="float">
            <text:p>121,330</text:p>
          </table:table-cell>
          <table:table-cell table:style-name="ce45" office:value-type="float" office:value="125777" calcext:value-type="float">
            <text:p>125,777</text:p>
          </table:table-cell>
          <table:table-cell/>
          <table:table-cell table:style-name="ce45" office:value-type="float" office:value="52783.5" calcext:value-type="float">
            <text:p>52,784</text:p>
          </table:table-cell>
          <table:table-cell table:style-name="ce45" office:value-type="float" office:value="44631" calcext:value-type="float">
            <text:p>44,631</text:p>
          </table:table-cell>
          <table:table-cell/>
          <table:table-cell table:style-name="ce45" office:value-type="float" office:value="68327" calcext:value-type="float">
            <text:p>68,327</text:p>
          </table:table-cell>
          <table:table-cell table:style-name="ce45" office:value-type="float" office:value="72584.5" calcext:value-type="float">
            <text:p>72,585</text:p>
          </table:table-cell>
          <table:table-cell/>
          <table:table-cell table:formula="of:=[.AW290]/([.AT290]+[.AW290]+[.AZ290])" office:value-type="float" office:value="0.217717336831099" calcext:value-type="float">
            <text:p>0.217717336831099</text:p>
          </table:table-cell>
          <table:table-cell table:formula="of:=[.AX290]/([.AU290]+[.AX290]+[.BA290])" office:value-type="float" office:value="0.183672335565913" calcext:value-type="float">
            <text:p>0.18367233556591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0356" calcext:value-type="float">
            <text:p>90.0356</text:p>
          </table:table-cell>
          <table:table-cell table:style-name="ce17" office:value-type="float" office:value="89.9676" calcext:value-type="float">
            <text:p>89.9676</text:p>
          </table:table-cell>
          <table:table-cell/>
          <table:table-cell table:style-name="ce17" office:value-type="float" office:value="29.0546" calcext:value-type="float">
            <text:p>29.0546</text:p>
          </table:table-cell>
          <table:table-cell table:style-name="ce17" office:value-type="float" office:value="28.5351" calcext:value-type="float">
            <text:p>28.5351</text:p>
          </table:table-cell>
          <table:table-cell table:style-name="ce58" office:value-type="float" office:value="37.7152" calcext:value-type="float">
            <text:p>37.7152</text:p>
          </table:table-cell>
          <table:table-cell table:style-name="ce58" office:value-type="float" office:value="39.1912" calcext:value-type="float">
            <text:p>39.1912</text:p>
          </table:table-cell>
          <table:table-cell/>
          <table:table-cell table:style-name="ce17" office:value-type="float" office:value="1134.4" calcext:value-type="float">
            <text:p>1134.4</text:p>
          </table:table-cell>
          <table:table-cell table:style-name="ce17" office:value-type="float" office:value="1131.7" calcext:value-type="float">
            <text:p>1131.7</text:p>
          </table:table-cell>
          <table:table-cell table:style-name="ce31"/>
          <table:table-cell table:style-name="ce17" office:value-type="float" office:value="9.16" calcext:value-type="float">
            <text:p>9.16</text:p>
          </table:table-cell>
          <table:table-cell table:style-name="ce17" office:value-type="float" office:value="9.27" calcext:value-type="float">
            <text:p>9.27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16" calcext:value-type="float">
            <text:p>2.16</text:p>
          </table:table-cell>
          <table:table-cell table:style-name="ce17" office:value-type="float" office:value="2.19" calcext:value-type="float">
            <text:p>2.19</text:p>
          </table:table-cell>
          <table:table-cell/>
          <table:table-cell table:style-name="ce17" office:value-type="float" office:value="1085.7" calcext:value-type="float">
            <text:p>1085.7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17" calcext:value-type="float">
            <text:p>2.17</text:p>
          </table:table-cell>
          <table:table-cell table:style-name="ce17" office:value-type="float" office:value="2.09" calcext:value-type="float">
            <text:p>2.09</text:p>
          </table:table-cell>
          <table:table-cell/>
          <table:table-cell table:style-name="ce17" office:value-type="float" office:value="1023" calcext:value-type="float">
            <text:p>1023</text:p>
          </table:table-cell>
          <table:table-cell table:style-name="ce17" office:value-type="float" office:value="1025.7" calcext:value-type="float">
            <text:p>1025.7</text:p>
          </table:table-cell>
          <table:table-cell table:style-name="ce31"/>
          <table:table-cell table:style-name="ce17" office:value-type="float" office:value="6.75" calcext:value-type="float">
            <text:p>6.75</text:p>
          </table:table-cell>
          <table:table-cell table:style-name="ce17" office:value-type="float" office:value="6.58" calcext:value-type="float">
            <text:p>6.58</text:p>
          </table:table-cell>
          <table:table-cell/>
          <table:table-cell table:style-name="ce17" office:value-type="float" office:value="961.11" calcext:value-type="float">
            <text:p>961.11</text:p>
          </table:table-cell>
          <table:table-cell table:style-name="ce17" office:value-type="float" office:value="965.3" calcext:value-type="float">
            <text:p>965.3</text:p>
          </table:table-cell>
          <table:table-cell table:style-name="ce31"/>
          <table:table-cell table:number-columns-repeated="2"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6511" calcext:value-type="float">
            <text:p>126,511</text:p>
          </table:table-cell>
          <table:table-cell table:style-name="ce45" office:value-type="float" office:value="126680" calcext:value-type="float">
            <text:p>126,680</text:p>
          </table:table-cell>
          <table:table-cell/>
          <table:table-cell table:style-name="ce45" office:value-type="float" office:value="48912" calcext:value-type="float">
            <text:p>48,912</text:p>
          </table:table-cell>
          <table:table-cell table:style-name="ce45" office:value-type="float" office:value="45873.5" calcext:value-type="float">
            <text:p>45,874</text:p>
          </table:table-cell>
          <table:table-cell/>
          <table:table-cell table:style-name="ce45" office:value-type="float" office:value="67370" calcext:value-type="float">
            <text:p>67,370</text:p>
          </table:table-cell>
          <table:table-cell table:style-name="ce45" office:value-type="float" office:value="70036.5" calcext:value-type="float">
            <text:p>70,037</text:p>
          </table:table-cell>
          <table:table-cell/>
          <table:table-cell table:formula="of:=[.AW292]/([.AT292]+[.AW292]+[.AZ292])" office:value-type="float" office:value="0.201455560909911" calcext:value-type="float">
            <text:p>0.201455560909911</text:p>
          </table:table-cell>
          <table:table-cell table:formula="of:=[.AX292]/([.AU292]+[.AX292]+[.BA292])" office:value-type="float" office:value="0.189098891133188" calcext:value-type="float">
            <text:p>0.18909889113318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1239" calcext:value-type="float">
            <text:p>90.1239</text:p>
          </table:table-cell>
          <table:table-cell table:style-name="ce17" office:value-type="float" office:value="90.0324" calcext:value-type="float">
            <text:p>90.0324</text:p>
          </table:table-cell>
          <table:table-cell/>
          <table:table-cell table:style-name="ce17" office:value-type="float" office:value="28.9336" calcext:value-type="float">
            <text:p>28.9336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39.957" calcext:value-type="float">
            <text:p>39.957</text:p>
          </table:table-cell>
          <table:table-cell table:style-name="ce58" office:value-type="float" office:value="39.2549" calcext:value-type="float">
            <text:p>39.2549</text:p>
          </table:table-cell>
          <table:table-cell/>
          <table:table-cell table:style-name="ce17" office:value-type="float" office:value="1133.8" calcext:value-type="float">
            <text:p>1133.8</text:p>
          </table:table-cell>
          <table:table-cell table:style-name="ce17" office:value-type="float" office:value="1131.5" calcext:value-type="float">
            <text:p>1131.5</text:p>
          </table:table-cell>
          <table:table-cell table:style-name="ce31"/>
          <table:table-cell table:style-name="ce17" office:value-type="float" office:value="9.28" calcext:value-type="float">
            <text:p>9.28</text:p>
          </table:table-cell>
          <table:table-cell table:style-name="ce17" office:value-type="float" office:value="9.18" calcext:value-type="float">
            <text:p>9.18</text:p>
          </table:table-cell>
          <table:table-cell/>
          <table:table-cell table:style-name="ce17" office:value-type="float" office:value="1106.8" calcext:value-type="float">
            <text:p>1106.8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28" calcext:value-type="float">
            <text:p>2.28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085.6" calcext:value-type="float">
            <text:p>1085.6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1.95" calcext:value-type="float">
            <text:p>1.95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23.7" calcext:value-type="float">
            <text:p>1023.7</text:p>
          </table:table-cell>
          <table:table-cell table:style-name="ce17" office:value-type="float" office:value="1025" calcext:value-type="float">
            <text:p>1025</text:p>
          </table:table-cell>
          <table:table-cell table:style-name="ce31"/>
          <table:table-cell table:style-name="ce17" office:value-type="float" office:value="6.56" calcext:value-type="float">
            <text:p>6.56</text:p>
          </table:table-cell>
          <table:table-cell table:style-name="ce17" office:value-type="float" office:value="6.74" calcext:value-type="float">
            <text:p>6.74</text:p>
          </table:table-cell>
          <table:table-cell/>
          <table:table-cell table:style-name="ce17" office:value-type="float" office:value="961.5" calcext:value-type="float">
            <text:p>961.5</text:p>
          </table:table-cell>
          <table:table-cell table:style-name="ce17" office:value-type="float" office:value="964.62" calcext:value-type="float">
            <text:p>964.62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5303" calcext:value-type="float">
            <text:p>125,303</text:p>
          </table:table-cell>
          <table:table-cell table:style-name="ce45" office:value-type="float" office:value="130114" calcext:value-type="float">
            <text:p>130,114</text:p>
          </table:table-cell>
          <table:table-cell/>
          <table:table-cell table:style-name="ce45" office:value-type="float" office:value="50544" calcext:value-type="float">
            <text:p>50,544</text:p>
          </table:table-cell>
          <table:table-cell table:style-name="ce45" office:value-type="float" office:value="40678.5" calcext:value-type="float">
            <text:p>40,679</text:p>
          </table:table-cell>
          <table:table-cell/>
          <table:table-cell table:style-name="ce45" office:value-type="float" office:value="66847.5" calcext:value-type="float">
            <text:p>66,848</text:p>
          </table:table-cell>
          <table:table-cell table:style-name="ce45" office:value-type="float" office:value="71895" calcext:value-type="float">
            <text:p>71,895</text:p>
          </table:table-cell>
          <table:table-cell/>
          <table:table-cell table:formula="of:=[.AW294]/([.AT294]+[.AW294]+[.AZ294])" office:value-type="float" office:value="0.208261827111863" calcext:value-type="float">
            <text:p>0.208261827111863</text:p>
          </table:table-cell>
          <table:table-cell table:formula="of:=[.AX294]/([.AU294]+[.AX294]+[.BA294])" office:value-type="float" office:value="0.16761679114087" calcext:value-type="float">
            <text:p>0.1676167911408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8747" calcext:value-type="float">
            <text:p>89.8747</text:p>
          </table:table-cell>
          <table:table-cell table:style-name="ce17" office:value-type="float" office:value="89.8311" calcext:value-type="float">
            <text:p>89.8311</text:p>
          </table:table-cell>
          <table:table-cell/>
          <table:table-cell table:style-name="ce17" office:value-type="float" office:value="29.2055" calcext:value-type="float">
            <text:p>29.2055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33.3262" calcext:value-type="float">
            <text:p>33.3262</text:p>
          </table:table-cell>
          <table:table-cell table:style-name="ce58" office:value-type="float" office:value="40.9734" calcext:value-type="float">
            <text:p>40.9734</text:p>
          </table:table-cell>
          <table:table-cell/>
          <table:table-cell table:style-name="ce17" office:value-type="float" office:value="1134.3" calcext:value-type="float">
            <text:p>1134.3</text:p>
          </table:table-cell>
          <table:table-cell table:style-name="ce17" office:value-type="float" office:value="1132.1" calcext:value-type="float">
            <text:p>1132.1</text:p>
          </table:table-cell>
          <table:table-cell table:style-name="ce31"/>
          <table:table-cell table:style-name="ce17" office:value-type="float" office:value="9.12" calcext:value-type="float">
            <text:p>9.12</text:p>
          </table:table-cell>
          <table:table-cell table:style-name="ce17" office:value-type="float" office:value="9.39" calcext:value-type="float">
            <text:p>9.39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06" calcext:value-type="float">
            <text:p>2.06</text:p>
          </table:table-cell>
          <table:table-cell table:style-name="ce17" office:value-type="float" office:value="2.36" calcext:value-type="float">
            <text:p>2.36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2.27" calcext:value-type="float">
            <text:p>2.27</text:p>
          </table:table-cell>
          <table:table-cell table:style-name="ce17" office:value-type="float" office:value="1.96" calcext:value-type="float">
            <text:p>1.96</text:p>
          </table:table-cell>
          <table:table-cell/>
          <table:table-cell table:style-name="ce17" office:value-type="float" office:value="1023.1" calcext:value-type="float">
            <text:p>1023.1</text:p>
          </table:table-cell>
          <table:table-cell table:style-name="ce17" office:value-type="float" office:value="1025.7" calcext:value-type="float">
            <text:p>1025.7</text:p>
          </table:table-cell>
          <table:table-cell table:style-name="ce31"/>
          <table:table-cell table:style-name="ce17" office:value-type="float" office:value="6.79" calcext:value-type="float">
            <text:p>6.79</text:p>
          </table:table-cell>
          <table:table-cell table:style-name="ce17" office:value-type="float" office:value="6.56" calcext:value-type="float">
            <text:p>6.56</text:p>
          </table:table-cell>
          <table:table-cell/>
          <table:table-cell table:style-name="ce17" office:value-type="float" office:value="960.28" calcext:value-type="float">
            <text:p>960.28</text:p>
          </table:table-cell>
          <table:table-cell table:style-name="ce17" office:value-type="float" office:value="964.86" calcext:value-type="float">
            <text:p>964.86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7235" calcext:value-type="float">
            <text:p>127,235</text:p>
          </table:table-cell>
          <table:table-cell table:style-name="ce45" office:value-type="float" office:value="125936" calcext:value-type="float">
            <text:p>125,936</text:p>
          </table:table-cell>
          <table:table-cell/>
          <table:table-cell table:style-name="ce45" office:value-type="float" office:value="45508.5" calcext:value-type="float">
            <text:p>45,509</text:p>
          </table:table-cell>
          <table:table-cell table:style-name="ce45" office:value-type="float" office:value="45713.5" calcext:value-type="float">
            <text:p>45,714</text:p>
          </table:table-cell>
          <table:table-cell/>
          <table:table-cell table:style-name="ce45" office:value-type="float" office:value="69385" calcext:value-type="float">
            <text:p>69,385</text:p>
          </table:table-cell>
          <table:table-cell table:style-name="ce45" office:value-type="float" office:value="70856.5" calcext:value-type="float">
            <text:p>70,857</text:p>
          </table:table-cell>
          <table:table-cell/>
          <table:table-cell table:formula="of:=[.AW296]/([.AT296]+[.AW296]+[.AZ296])" office:value-type="float" office:value="0.187951852012464" calcext:value-type="float">
            <text:p>0.187951852012464</text:p>
          </table:table-cell>
          <table:table-cell table:formula="of:=[.AX296]/([.AU296]+[.AX296]+[.BA296])" office:value-type="float" office:value="0.188504614318821" calcext:value-type="float">
            <text:p>0.18850461431882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9.9886" calcext:value-type="float">
            <text:p>89.9886</text:p>
          </table:table-cell>
          <table:table-cell/>
          <table:table-cell table:style-name="ce17" office:value-type="float" office:value="29.085" calcext:value-type="float">
            <text:p>29.085</text:p>
          </table:table-cell>
          <table:table-cell table:style-name="ce17" office:value-type="float" office:value="27.6856" calcext:value-type="float">
            <text:p>27.6856</text:p>
          </table:table-cell>
          <table:table-cell table:style-name="ce58" office:value-type="float" office:value="36.953" calcext:value-type="float">
            <text:p>36.953</text:p>
          </table:table-cell>
          <table:table-cell table:style-name="ce58" office:value-type="float" office:value="39.6527" calcext:value-type="float">
            <text:p>39.6527</text:p>
          </table:table-cell>
          <table:table-cell/>
          <table:table-cell table:style-name="ce17" office:value-type="float" office:value="1134.3" calcext:value-type="float">
            <text:p>1134.3</text:p>
          </table:table-cell>
          <table:table-cell table:style-name="ce17" office:value-type="float" office:value="1132.4" calcext:value-type="float">
            <text:p>1132.4</text:p>
          </table:table-cell>
          <table:table-cell table:style-name="ce31"/>
          <table:table-cell table:style-name="ce17" office:value-type="float" office:value="9.13" calcext:value-type="float">
            <text:p>9.13</text:p>
          </table:table-cell>
          <table:table-cell table:style-name="ce17" office:value-type="float" office:value="9.15" calcext:value-type="float">
            <text:p>9.15</text:p>
          </table:table-cell>
          <table:table-cell/>
          <table:table-cell table:number-columns-repeated="2" table:style-name="ce17" office:value-type="float" office:value="1106.7" calcext:value-type="float">
            <text:p>1106.7</text:p>
          </table:table-cell>
          <table:table-cell table:style-name="ce31"/>
          <table:table-cell table:number-columns-repeated="2"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085.7" calcext:value-type="float">
            <text:p>1085.7</text:p>
          </table:table-cell>
          <table:table-cell table:style-name="ce17" office:value-type="float" office:value="1086.8" calcext:value-type="float">
            <text:p>1086.8</text:p>
          </table:table-cell>
          <table:table-cell table:style-name="ce31"/>
          <table:table-cell table:style-name="ce17" office:value-type="float" office:value="2.16" calcext:value-type="float">
            <text:p>2.16</text:p>
          </table:table-cell>
          <table:table-cell table:style-name="ce17" office:value-type="float" office:value="2.2" calcext:value-type="float">
            <text:p>2.2</text:p>
          </table:table-cell>
          <table:table-cell/>
          <table:table-cell table:style-name="ce17" office:value-type="float" office:value="1023.9" calcext:value-type="float">
            <text:p>1023.9</text:p>
          </table:table-cell>
          <table:table-cell table:style-name="ce17" office:value-type="float" office:value="1028.1" calcext:value-type="float">
            <text:p>1028.1</text:p>
          </table:table-cell>
          <table:table-cell table:style-name="ce31"/>
          <table:table-cell table:style-name="ce17" office:value-type="float" office:value="6.67" calcext:value-type="float">
            <text:p>6.67</text:p>
          </table:table-cell>
          <table:table-cell table:style-name="ce17" office:value-type="float" office:value="6.75" calcext:value-type="float">
            <text:p>6.75</text:p>
          </table:table-cell>
          <table:table-cell/>
          <table:table-cell table:style-name="ce17" office:value-type="float" office:value="961.25" calcext:value-type="float">
            <text:p>961.25</text:p>
          </table:table-cell>
          <table:table-cell table:style-name="ce17" office:value-type="float" office:value="962.58" calcext:value-type="float">
            <text:p>962.58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7081" calcext:value-type="float">
            <text:p>127,081</text:p>
          </table:table-cell>
          <table:table-cell table:style-name="ce45" office:value-type="float" office:value="126072" calcext:value-type="float">
            <text:p>126,072</text:p>
          </table:table-cell>
          <table:table-cell/>
          <table:table-cell table:style-name="ce45" office:value-type="float" office:value="49256" calcext:value-type="float">
            <text:p>49,256</text:p>
          </table:table-cell>
          <table:table-cell table:style-name="ce45" office:value-type="float" office:value="45725" calcext:value-type="float">
            <text:p>45,725</text:p>
          </table:table-cell>
          <table:table-cell/>
          <table:table-cell table:style-name="ce45" office:value-type="float" office:value="66278" calcext:value-type="float">
            <text:p>66,278</text:p>
          </table:table-cell>
          <table:table-cell table:style-name="ce45" office:value-type="float" office:value="70811" calcext:value-type="float">
            <text:p>70,811</text:p>
          </table:table-cell>
          <table:table-cell/>
          <table:table-cell table:formula="of:=[.AW298]/([.AT298]+[.AW298]+[.AZ298])" office:value-type="float" office:value="0.203021247655751" calcext:value-type="float">
            <text:p>0.203021247655751</text:p>
          </table:table-cell>
          <table:table-cell table:formula="of:=[.AX298]/([.AU298]+[.AX298]+[.BA298])" office:value-type="float" office:value="0.188472762645914" calcext:value-type="float">
            <text:p>0.18847276264591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number-columns-repeated="2" table:style-name="ce17" office:value-type="float" office:value="1119" calcext:value-type="float">
            <text:p>1119</text:p>
          </table:table-cell>
          <table:table-cell table:style-name="ce17" office:value-type="float" office:value="90.0679" calcext:value-type="float">
            <text:p>90.0679</text:p>
          </table:table-cell>
          <table:table-cell table:style-name="ce17" office:value-type="float" office:value="89.7874" calcext:value-type="float">
            <text:p>89.7874</text:p>
          </table:table-cell>
          <table:table-cell/>
          <table:table-cell table:style-name="ce17" office:value-type="float" office:value="28.9336" calcext:value-type="float">
            <text:p>28.9336</text:p>
          </table:table-cell>
          <table:table-cell table:style-name="ce17" office:value-type="float" office:value="28.5112" calcext:value-type="float">
            <text:p>28.5112</text:p>
          </table:table-cell>
          <table:table-cell table:style-name="ce58" office:value-type="float" office:value="43.3962" calcext:value-type="float">
            <text:p>43.3962</text:p>
          </table:table-cell>
          <table:table-cell table:style-name="ce58" office:value-type="float" office:value="41.4149" calcext:value-type="float">
            <text:p>41.4149</text:p>
          </table:table-cell>
          <table:table-cell/>
          <table:table-cell table:style-name="ce17" office:value-type="float" office:value="1132.9" calcext:value-type="float">
            <text:p>1132.9</text:p>
          </table:table-cell>
          <table:table-cell table:style-name="ce17" office:value-type="float" office:value="1132.5" calcext:value-type="float">
            <text:p>1132.5</text:p>
          </table:table-cell>
          <table:table-cell table:style-name="ce31"/>
          <table:table-cell table:style-name="ce17" office:value-type="float" office:value="9.31" calcext:value-type="float">
            <text:p>9.31</text:p>
          </table:table-cell>
          <table:table-cell table:style-name="ce17" office:value-type="float" office:value="9.2" calcext:value-type="float">
            <text:p>9.2</text:p>
          </table:table-cell>
          <table:table-cell/>
          <table:table-cell table:number-columns-repeated="2"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85.6" calcext:value-type="float">
            <text:p>1085.6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03" calcext:value-type="float">
            <text:p>2.03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023.7" calcext:value-type="float">
            <text:p>1023.7</text:p>
          </table:table-cell>
          <table:table-cell table:style-name="ce17" office:value-type="float" office:value="1025" calcext:value-type="float">
            <text:p>1025</text:p>
          </table:table-cell>
          <table:table-cell table:style-name="ce31"/>
          <table:table-cell table:style-name="ce17" office:value-type="float" office:value="6.59" calcext:value-type="float">
            <text:p>6.59</text:p>
          </table:table-cell>
          <table:table-cell table:style-name="ce17" office:value-type="float" office:value="6.71" calcext:value-type="float">
            <text:p>6.71</text:p>
          </table:table-cell>
          <table:table-cell/>
          <table:table-cell table:style-name="ce17" office:value-type="float" office:value="962.95" calcext:value-type="float">
            <text:p>962.95</text:p>
          </table:table-cell>
          <table:table-cell table:style-name="ce17" office:value-type="float" office:value="962.39" calcext:value-type="float">
            <text:p>962.39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2662" calcext:value-type="float">
            <text:p>122,662</text:p>
          </table:table-cell>
          <table:table-cell table:style-name="ce45" office:value-type="float" office:value="124365" calcext:value-type="float">
            <text:p>124,365</text:p>
          </table:table-cell>
          <table:table-cell/>
          <table:table-cell table:style-name="ce45" office:value-type="float" office:value="48661" calcext:value-type="float">
            <text:p>48,661</text:p>
          </table:table-cell>
          <table:table-cell table:style-name="ce45" office:value-type="float" office:value="47447" calcext:value-type="float">
            <text:p>47,447</text:p>
          </table:table-cell>
          <table:table-cell/>
          <table:table-cell table:style-name="ce45" office:value-type="float" office:value="71043" calcext:value-type="float">
            <text:p>71,043</text:p>
          </table:table-cell>
          <table:table-cell table:style-name="ce45" office:value-type="float" office:value="70788" calcext:value-type="float">
            <text:p>70,788</text:p>
          </table:table-cell>
          <table:table-cell/>
          <table:table-cell table:formula="of:=[.AW300]/([.AT300]+[.AW300]+[.AZ300])" office:value-type="float" office:value="0.200774861160394" calcext:value-type="float">
            <text:p>0.200774861160394</text:p>
          </table:table-cell>
          <table:table-cell table:formula="of:=[.AX300]/([.AU300]+[.AX300]+[.BA300])" office:value-type="float" office:value="0.195577081615829" calcext:value-type="float">
            <text:p>0.19557708161582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278:.D300])-MIN([.D278:.D300])" office:value-type="float" office:value="3" calcext:value-type="float">
            <text:p>3</text:p>
          </table:table-cell>
          <table:table-cell table:style-name="ce11" table:formula="of:=MAX([.E278:.E300])-MIN([.E278:.E300])" office:value-type="float" office:value="2" calcext:value-type="float">
            <text:p>2</text:p>
          </table:table-cell>
          <table:table-cell table:style-name="ce11" table:formula="of:=MAX([.F278:.F300])-MIN([.F278:.F300])" office:value-type="float" office:value="2" calcext:value-type="float">
            <text:p>2</text:p>
          </table:table-cell>
          <table:table-cell table:style-name="ce11" table:formula="of:=MAX([.G278:.G300])-MIN([.G278:.G300])" office:value-type="float" office:value="1" calcext:value-type="float">
            <text:p>1</text:p>
          </table:table-cell>
          <table:table-cell table:style-name="ce11" table:formula="of:=MAX([.H278:.H300])-MIN([.H278:.H300])" office:value-type="float" office:value="0.430700000000002" calcext:value-type="float">
            <text:p>0.430700000000002</text:p>
          </table:table-cell>
          <table:table-cell table:style-name="ce11" table:formula="of:=MAX([.I278:.I300])-MIN([.I278:.I300])" office:value-type="float" office:value="0.278399999999991" calcext:value-type="float">
            <text:p>0.278399999999991</text:p>
          </table:table-cell>
          <table:table-cell table:style-name="ce29"/>
          <table:table-cell table:style-name="ce11" table:formula="of:=MAX([.K278:.K300])-MIN([.K278:.K300])" office:value-type="float" office:value="0.694300000000002" calcext:value-type="float">
            <text:p>0.694300000000002</text:p>
          </table:table-cell>
          <table:table-cell table:style-name="ce11" table:formula="of:=MAX([.L278:.L300])-MIN([.L278:.L300])" office:value-type="float" office:value="0.974699999999999" calcext:value-type="float">
            <text:p>0.974699999999999</text:p>
          </table:table-cell>
          <table:table-cell table:style-name="ce59" table:formula="of:=MAX([.M278:.M300])-MIN([.M278:.M300])" office:value-type="float" office:value="11.5922" calcext:value-type="float">
            <text:p>11.5922</text:p>
          </table:table-cell>
          <table:table-cell table:style-name="ce59" table:formula="of:=MAX([.N278:.N300])-MIN([.N278:.N300])" office:value-type="float" office:value="6.911" calcext:value-type="float">
            <text:p>6.911</text:p>
          </table:table-cell>
          <table:table-cell table:style-name="ce23"/>
          <table:table-cell table:style-name="ce11" table:formula="of:=MAX([.P278:.P300])-MIN([.P278:.P300])" office:value-type="float" office:value="2" calcext:value-type="float">
            <text:p>2</text:p>
          </table:table-cell>
          <table:table-cell table:style-name="ce11" table:formula="of:=MAX([.Q278:.Q300])-MIN([.Q278:.Q300])" office:value-type="float" office:value="1.09999999999991" calcext:value-type="float">
            <text:p>1.09999999999991</text:p>
          </table:table-cell>
          <table:table-cell table:style-name="ce33"/>
          <table:table-cell table:style-name="ce11" table:formula="of:=MAX([.S278:.S300])-MIN([.S278:.S300])" office:value-type="float" office:value="0.31" calcext:value-type="float">
            <text:p>0.31</text:p>
          </table:table-cell>
          <table:table-cell table:style-name="ce11" table:formula="of:=MAX([.T278:.T300])-MIN([.T278:.T300])" office:value-type="float" office:value="0.360000000000001" calcext:value-type="float">
            <text:p>0.360000000000001</text:p>
          </table:table-cell>
          <table:table-cell table:style-name="ce23"/>
          <table:table-cell table:style-name="ce11" table:formula="of:=MAX([.V278:.V300])-MIN([.V278:.V300])" office:value-type="float" office:value="0.0999999999999091" calcext:value-type="float">
            <text:p>0.099999999999909</text:p>
          </table:table-cell>
          <table:table-cell table:style-name="ce11" table:formula="of:=MAX([.W278:.W300])-MIN([.W278:.W300])" office:value-type="float" office:value="0.300000000000182" calcext:value-type="float">
            <text:p>0.300000000000182</text:p>
          </table:table-cell>
          <table:table-cell table:style-name="ce33"/>
          <table:table-cell table:style-name="ce11" table:formula="of:=MAX([.Y278:.Y300])-MIN([.Y278:.Y300])" office:value-type="float" office:value="0.24" calcext:value-type="float">
            <text:p>0.24</text:p>
          </table:table-cell>
          <table:table-cell table:style-name="ce11" table:formula="of:=MAX([.Z278:.Z300])-MIN([.Z278:.Z300])" office:value-type="float" office:value="0.41" calcext:value-type="float">
            <text:p>0.41</text:p>
          </table:table-cell>
          <table:table-cell table:style-name="ce23"/>
          <table:table-cell table:style-name="ce11" table:formula="of:=MAX([.AB278:.AB300])-MIN([.AB278:.AB300])" office:value-type="float" office:value="1.20000000000005" calcext:value-type="float">
            <text:p>1.20000000000005</text:p>
          </table:table-cell>
          <table:table-cell table:style-name="ce11" table:formula="of:=MAX([.AC278:.AC300])-MIN([.AC278:.AC300])" office:value-type="float" office:value="1" calcext:value-type="float">
            <text:p>1</text:p>
          </table:table-cell>
          <table:table-cell table:style-name="ce33"/>
          <table:table-cell table:style-name="ce11" table:formula="of:=MAX([.AE278:.AE300])-MIN([.AE278:.AE300])" office:value-type="float" office:value="0.32" calcext:value-type="float">
            <text:p>0.32</text:p>
          </table:table-cell>
          <table:table-cell table:style-name="ce11" table:formula="of:=MAX([.AF278:.AF300])-MIN([.AF278:.AF300])" office:value-type="float" office:value="0.32" calcext:value-type="float">
            <text:p>0.32</text:p>
          </table:table-cell>
          <table:table-cell table:style-name="ce23"/>
          <table:table-cell table:style-name="ce11" table:formula="of:=MAX([.AH278:.AH300])-MIN([.AH278:.AH300])" office:value-type="float" office:value="2.30000000000007" calcext:value-type="float">
            <text:p>2.30000000000007</text:p>
          </table:table-cell>
          <table:table-cell table:style-name="ce11" table:formula="of:=MAX([.AI278:.AI300])-MIN([.AI278:.AI300])" office:value-type="float" office:value="3.09999999999991" calcext:value-type="float">
            <text:p>3.09999999999991</text:p>
          </table:table-cell>
          <table:table-cell table:style-name="ce33"/>
          <table:table-cell table:style-name="ce11" table:formula="of:=MAX([.AK278:.AK300])-MIN([.AK278:.AK300])" office:value-type="float" office:value="0.25" calcext:value-type="float">
            <text:p>0.25</text:p>
          </table:table-cell>
          <table:table-cell table:style-name="ce11" table:formula="of:=MAX([.AL278:.AL300])-MIN([.AL278:.AL300])" office:value-type="float" office:value="0.39" calcext:value-type="float">
            <text:p>0.39</text:p>
          </table:table-cell>
          <table:table-cell table:style-name="ce23"/>
          <table:table-cell table:style-name="ce11" table:formula="of:=MAX([.AN278:.AN300])-MIN([.AN278:.AN300])" office:value-type="float" office:value="2.67000000000007" calcext:value-type="float">
            <text:p>2.67000000000007</text:p>
          </table:table-cell>
          <table:table-cell table:style-name="ce11" table:formula="of:=MAX([.AO278:.AO300])-MIN([.AO278:.AO300])" office:value-type="float" office:value="2.90999999999997" calcext:value-type="float">
            <text:p>2.90999999999997</text:p>
          </table:table-cell>
          <table:table-cell table:style-name="ce33"/>
          <table:table-cell table:style-name="ce11" table:formula="of:=MAX([.AQ278:.AQ300])-MIN([.AQ278:.AQ300])" office:value-type="float" office:value="0.299999999999999" calcext:value-type="float">
            <text:p>0.299999999999999</text:p>
          </table:table-cell>
          <table:table-cell table:style-name="ce11" table:formula="of:=MAX([.AR278:.AR300])-MIN([.AR278:.AR300])" office:value-type="float" office:value="0.299999999999999" calcext:value-type="float">
            <text:p>0.299999999999999</text:p>
          </table:table-cell>
          <table:table-cell table:style-name="ce23"/>
          <table:table-cell table:style-name="ce68" table:formula="of:=MAX([.AT278:.AT300])-MIN([.AT278:.AT300])" office:value-type="float" office:value="6800" calcext:value-type="float">
            <text:p>6,800</text:p>
          </table:table-cell>
          <table:table-cell table:style-name="ce68" table:formula="of:=MAX([.AU278:.AU300])-MIN([.AU278:.AU300])" office:value-type="float" office:value="5749" calcext:value-type="float">
            <text:p>5,749</text:p>
          </table:table-cell>
          <table:table-cell table:style-name="ce72"/>
          <table:table-cell table:style-name="ce68" table:formula="of:=MAX([.AW278:.AW300])-MIN([.AW278:.AW300])" office:value-type="float" office:value="9899.5" calcext:value-type="float">
            <text:p>9,900</text:p>
          </table:table-cell>
          <table:table-cell table:style-name="ce68" table:formula="of:=MAX([.AX278:.AX300])-MIN([.AX278:.AX300])" office:value-type="float" office:value="7204.5" calcext:value-type="float">
            <text:p>7,205</text:p>
          </table:table-cell>
          <table:table-cell table:style-name="ce72"/>
          <table:table-cell table:style-name="ce68" table:formula="of:=MAX([.AZ278:.AZ300])-MIN([.AZ278:.AZ300])" office:value-type="float" office:value="5672" calcext:value-type="float">
            <text:p>5,672</text:p>
          </table:table-cell>
          <table:table-cell table:style-name="ce68" table:formula="of:=MAX([.BA278:.BA300])-MIN([.BA278:.BA300])" office:value-type="float" office:value="3717" calcext:value-type="float">
            <text:p>3,717</text:p>
          </table:table-cell>
          <table:table-cell table:style-name="ce46"/>
          <table:table-cell table:style-name="ce11" table:formula="of:=MAX([.BC278:.BC300])-MIN([.BC278:.BC300])" office:value-type="float" office:value="0.0411084223721808" calcext:value-type="float">
            <text:p>0.041108422372181</text:p>
          </table:table-cell>
          <table:table-cell table:style-name="ce11" table:formula="of:=MAX([.BD278:.BD300])-MIN([.BD278:.BD300])" office:value-type="float" office:value="0.0298002096527885" calcext:value-type="float">
            <text:p>0.029800209652789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278:.D300];3)-QUARTILE([.D278:.D300];1)" office:value-type="float" office:value="0.25" calcext:value-type="float">
            <text:p>0.25</text:p>
          </table:table-cell>
          <table:table-cell table:style-name="ce13" table:formula="of:=QUARTILE([.E278:.E300];3)-QUARTILE([.E278:.E300];1)" office:value-type="float" office:value="1.25" calcext:value-type="float">
            <text:p>1.25</text:p>
          </table:table-cell>
          <table:table-cell table:style-name="ce13" table:formula="of:=QUARTILE([.F278:.F300];3)-QUARTILE([.F278:.F300];1)" office:value-type="float" office:value="1" calcext:value-type="float">
            <text:p>1</text:p>
          </table:table-cell>
          <table:table-cell table:style-name="ce13" table:formula="of:=QUARTILE([.G278:.G300];3)-QUARTILE([.G278:.G300];1)" office:value-type="float" office:value="1" calcext:value-type="float">
            <text:p>1</text:p>
          </table:table-cell>
          <table:table-cell table:style-name="ce13" table:formula="of:=QUARTILE([.H278:.H300];3)-QUARTILE([.H278:.H300];1)" office:value-type="float" office:value="0.0928249999999906" calcext:value-type="float">
            <text:p>0.092824999999991</text:p>
          </table:table-cell>
          <table:table-cell table:style-name="ce13" table:formula="of:=QUARTILE([.I278:.I300];3)-QUARTILE([.I278:.I300];1)" office:value-type="float" office:value="0.169300000000007" calcext:value-type="float">
            <text:p>0.169300000000007</text:p>
          </table:table-cell>
          <table:table-cell table:style-name="ce30"/>
          <table:table-cell table:style-name="ce13" table:formula="of:=QUARTILE([.K278:.K300];3)-QUARTILE([.K278:.K300];1)" office:value-type="float" office:value="0.166100000000004" calcext:value-type="float">
            <text:p>0.166100000000004</text:p>
          </table:table-cell>
          <table:table-cell table:style-name="ce13" table:formula="of:=QUARTILE([.L278:.L300];3)-QUARTILE([.L278:.L300];1)" office:value-type="float" office:value="0.420500000000001" calcext:value-type="float">
            <text:p>0.420500000000001</text:p>
          </table:table-cell>
          <table:table-cell table:style-name="ce59" table:formula="of:=QUARTILE([.M278:.M300];3)-QUARTILE([.M278:.M300];1)" office:value-type="float" office:value="3.931575" calcext:value-type="float">
            <text:p>3.931575</text:p>
          </table:table-cell>
          <table:table-cell table:style-name="ce59" table:formula="of:=QUARTILE([.N278:.N300];3)-QUARTILE([.N278:.N300];1)" office:value-type="float" office:value="1.71105" calcext:value-type="float">
            <text:p>1.71105</text:p>
          </table:table-cell>
          <table:table-cell table:style-name="ce32"/>
          <table:table-cell table:style-name="ce13" table:formula="of:=QUARTILE([.P278:.P300];3)-QUARTILE([.P278:.P300];1)" office:value-type="float" office:value="1.20000000000005" calcext:value-type="float">
            <text:p>1.20000000000005</text:p>
          </table:table-cell>
          <table:table-cell table:style-name="ce13" table:formula="of:=QUARTILE([.Q278:.Q300];3)-QUARTILE([.Q278:.Q300];1)" office:value-type="float" office:value="0.375" calcext:value-type="float">
            <text:p>0.375</text:p>
          </table:table-cell>
          <table:table-cell table:style-name="ce34"/>
          <table:table-cell table:style-name="ce13" table:formula="of:=QUARTILE([.S278:.S300];3)-QUARTILE([.S278:.S300];1)" office:value-type="float" office:value="0.149999999999999" calcext:value-type="float">
            <text:p>0.149999999999999</text:p>
          </table:table-cell>
          <table:table-cell table:style-name="ce13" table:formula="of:=QUARTILE([.T278:.T300];3)-QUARTILE([.T278:.T300];1)" office:value-type="float" office:value="0.2075" calcext:value-type="float">
            <text:p>0.2075</text:p>
          </table:table-cell>
          <table:table-cell table:style-name="ce32"/>
          <table:table-cell table:style-name="ce13" table:formula="of:=QUARTILE([.V278:.V300];3)-QUARTILE([.V278:.V300];1)" office:value-type="float" office:value="0.0999999999999091" calcext:value-type="float">
            <text:p>0.099999999999909</text:p>
          </table:table-cell>
          <table:table-cell table:style-name="ce13" table:formula="of:=QUARTILE([.W278:.W300];3)-QUARTILE([.W278:.W300];1)" office:value-type="float" office:value="0.125" calcext:value-type="float">
            <text:p>0.125</text:p>
          </table:table-cell>
          <table:table-cell table:style-name="ce36"/>
          <table:table-cell table:style-name="ce13" table:formula="of:=QUARTILE([.Y278:.Y300];3)-QUARTILE([.Y278:.Y300];1)" office:value-type="float" office:value="0.1275" calcext:value-type="float">
            <text:p>0.1275</text:p>
          </table:table-cell>
          <table:table-cell table:style-name="ce13" table:formula="of:=QUARTILE([.Z278:.Z300];3)-QUARTILE([.Z278:.Z300];1)" office:value-type="float" office:value="0.1775" calcext:value-type="float">
            <text:p>0.1775</text:p>
          </table:table-cell>
          <table:table-cell table:style-name="ce32"/>
          <table:table-cell table:style-name="ce13" table:formula="of:=QUARTILE([.AB278:.AB300];3)-QUARTILE([.AB278:.AB300];1)" office:value-type="float" office:value="0.0999999999999091" calcext:value-type="float">
            <text:p>0.099999999999909</text:p>
          </table:table-cell>
          <table:table-cell table:style-name="ce13" table:formula="of:=QUARTILE([.AC278:.AC300];3)-QUARTILE([.AC278:.AC300];1)" office:value-type="float" office:value="0.100000000000136" calcext:value-type="float">
            <text:p>0.100000000000136</text:p>
          </table:table-cell>
          <table:table-cell table:style-name="ce36"/>
          <table:table-cell table:style-name="ce13" table:formula="of:=QUARTILE([.AE278:.AE300];3)-QUARTILE([.AE278:.AE300];1)" office:value-type="float" office:value="0.0899999999999999" calcext:value-type="float">
            <text:p>0.09</text:p>
          </table:table-cell>
          <table:table-cell table:style-name="ce13" table:formula="of:=QUARTILE([.AF278:.AF300];3)-QUARTILE([.AF278:.AF300];1)" office:value-type="float" office:value="0.1975" calcext:value-type="float">
            <text:p>0.1975</text:p>
          </table:table-cell>
          <table:table-cell table:style-name="ce32"/>
          <table:table-cell table:style-name="ce13" table:formula="of:=QUARTILE([.AH278:.AH300];3)-QUARTILE([.AH278:.AH300];1)" office:value-type="float" office:value="0.874999999999886" calcext:value-type="float">
            <text:p>0.874999999999886</text:p>
          </table:table-cell>
          <table:table-cell table:style-name="ce13" table:formula="of:=QUARTILE([.AI278:.AI300];3)-QUARTILE([.AI278:.AI300];1)" office:value-type="float" office:value="0.549999999999955" calcext:value-type="float">
            <text:p>0.549999999999955</text:p>
          </table:table-cell>
          <table:table-cell table:style-name="ce36"/>
          <table:table-cell table:style-name="ce13" table:formula="of:=QUARTILE([.AK278:.AK300];3)-QUARTILE([.AK278:.AK300];1)" office:value-type="float" office:value="0.125" calcext:value-type="float">
            <text:p>0.125</text:p>
          </table:table-cell>
          <table:table-cell table:style-name="ce13" table:formula="of:=QUARTILE([.AL278:.AL300];3)-QUARTILE([.AL278:.AL300];1)" office:value-type="float" office:value="0.1825" calcext:value-type="float">
            <text:p>0.1825</text:p>
          </table:table-cell>
          <table:table-cell table:style-name="ce32"/>
          <table:table-cell table:style-name="ce13" table:formula="of:=QUARTILE([.AN278:.AN300];3)-QUARTILE([.AN278:.AN300];1)" office:value-type="float" office:value="1.18499999999995" calcext:value-type="float">
            <text:p>1.18499999999995</text:p>
          </table:table-cell>
          <table:table-cell table:style-name="ce13" table:formula="of:=QUARTILE([.AO278:.AO300];3)-QUARTILE([.AO278:.AO300];1)" office:value-type="float" office:value="2" calcext:value-type="float">
            <text:p>2</text:p>
          </table:table-cell>
          <table:table-cell table:style-name="ce36"/>
          <table:table-cell table:style-name="ce13" table:formula="of:=QUARTILE([.AQ278:.AQ300];3)-QUARTILE([.AQ278:.AQ300];1)" office:value-type="float" office:value="0.125" calcext:value-type="float">
            <text:p>0.125</text:p>
          </table:table-cell>
          <table:table-cell table:style-name="ce13" table:formula="of:=QUARTILE([.AR278:.AR300];3)-QUARTILE([.AR278:.AR300];1)" office:value-type="float" office:value="0.199999999999999" calcext:value-type="float">
            <text:p>0.199999999999999</text:p>
          </table:table-cell>
          <table:table-cell table:style-name="ce24"/>
          <table:table-cell table:style-name="ce69" table:formula="of:=QUARTILE([.AT278:.AT300];3)-QUARTILE([.AT278:.AT300];1)" office:value-type="float" office:value="3242.75" calcext:value-type="float">
            <text:p>3,243</text:p>
          </table:table-cell>
          <table:table-cell table:style-name="ce69" table:formula="of:=QUARTILE([.AU278:.AU300];3)-QUARTILE([.AU278:.AU300];1)" office:value-type="float" office:value="1910.75" calcext:value-type="float">
            <text:p>1,911</text:p>
          </table:table-cell>
          <table:table-cell table:style-name="ce72"/>
          <table:table-cell table:style-name="ce69" table:formula="of:=QUARTILE([.AW278:.AW300];3)-QUARTILE([.AW278:.AW300];1)" office:value-type="float" office:value="1299" calcext:value-type="float">
            <text:p>1,299</text:p>
          </table:table-cell>
          <table:table-cell table:style-name="ce69" table:formula="of:=QUARTILE([.AX278:.AX300];3)-QUARTILE([.AX278:.AX300];1)" office:value-type="float" office:value="1380.125" calcext:value-type="float">
            <text:p>1,380</text:p>
          </table:table-cell>
          <table:table-cell table:style-name="ce72"/>
          <table:table-cell table:style-name="ce69" table:formula="of:=QUARTILE([.AZ278:.AZ300];3)-QUARTILE([.AZ278:.AZ300];1)" office:value-type="float" office:value="2414" calcext:value-type="float">
            <text:p>2,414</text:p>
          </table:table-cell>
          <table:table-cell table:style-name="ce69" table:formula="of:=QUARTILE([.BA278:.BA300];3)-QUARTILE([.BA278:.BA300];1)" office:value-type="float" office:value="1846.75" calcext:value-type="float">
            <text:p>1,847</text:p>
          </table:table-cell>
          <table:table-cell table:style-name="ce46"/>
          <table:table-cell table:style-name="ce13" table:formula="of:=QUARTILE([.BC278:.BC300];3)-QUARTILE([.BC278:.BC300];1)" office:value-type="float" office:value="0.00499311843407405" calcext:value-type="float">
            <text:p>0.004993118434074</text:p>
          </table:table-cell>
          <table:table-cell table:style-name="ce13" table:formula="of:=QUARTILE([.BD278:.BD300];3)-QUARTILE([.BD278:.BD300];1)" office:value-type="float" office:value="0.00550295903288181" calcext:value-type="float">
            <text:p>0.005502959032882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3" calcext:value-type="float">
            <text:p>1123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8283" calcext:value-type="float">
            <text:p>89.8283</text:p>
          </table:table-cell>
          <table:table-cell table:style-name="ce17" office:value-type="float" office:value="89.8633" calcext:value-type="float">
            <text:p>89.8633</text:p>
          </table:table-cell>
          <table:table-cell/>
          <table:table-cell table:style-name="ce17" office:value-type="float" office:value="29.6291" calcext:value-type="float">
            <text:p>29.6291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39.1312" calcext:value-type="float">
            <text:p>39.1312</text:p>
          </table:table-cell>
          <table:table-cell table:style-name="ce58" office:value-type="float" office:value="49.7876" calcext:value-type="float">
            <text:p>49.7876</text:p>
          </table:table-cell>
          <table:table-cell/>
          <table:table-cell table:style-name="ce17" office:value-type="float" office:value="1136.3" calcext:value-type="float">
            <text:p>1136.3</text:p>
          </table:table-cell>
          <table:table-cell table:style-name="ce17" office:value-type="float" office:value="1133" calcext:value-type="float">
            <text:p>1133</text:p>
          </table:table-cell>
          <table:table-cell table:style-name="ce31"/>
          <table:table-cell table:style-name="ce17" office:value-type="float" office:value="9.12" calcext:value-type="float">
            <text:p>9.12</text:p>
          </table:table-cell>
          <table:table-cell table:style-name="ce17" office:value-type="float" office:value="9.36" calcext:value-type="float">
            <text:p>9.36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13" calcext:value-type="float">
            <text:p>2.13</text:p>
          </table:table-cell>
          <table:table-cell table:style-name="ce17" office:value-type="float" office:value="2.19" calcext:value-type="float">
            <text:p>2.19</text:p>
          </table:table-cell>
          <table:table-cell/>
          <table:table-cell table:number-columns-repeated="2"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15" calcext:value-type="float">
            <text:p>2.15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style-name="ce17" office:value-type="float" office:value="1022.9" calcext:value-type="float">
            <text:p>1022.9</text:p>
          </table:table-cell>
          <table:table-cell table:style-name="ce17" office:value-type="float" office:value="1024.8" calcext:value-type="float">
            <text:p>1024.8</text:p>
          </table:table-cell>
          <table:table-cell table:style-name="ce31"/>
          <table:table-cell table:style-name="ce17" office:value-type="float" office:value="6.66" calcext:value-type="float">
            <text:p>6.66</text:p>
          </table:table-cell>
          <table:table-cell table:style-name="ce17" office:value-type="float" office:value="6.64" calcext:value-type="float">
            <text:p>6.64</text:p>
          </table:table-cell>
          <table:table-cell/>
          <table:table-cell table:style-name="ce17" office:value-type="float" office:value="960.04" calcext:value-type="float">
            <text:p>960.04</text:p>
          </table:table-cell>
          <table:table-cell table:style-name="ce17" office:value-type="float" office:value="963.33" calcext:value-type="float">
            <text:p>963.33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5487" calcext:value-type="float">
            <text:p>125,487</text:p>
          </table:table-cell>
          <table:table-cell table:style-name="ce45" office:value-type="float" office:value="122805" calcext:value-type="float">
            <text:p>122,805</text:p>
          </table:table-cell>
          <table:table-cell/>
          <table:table-cell table:style-name="ce45" office:value-type="float" office:value="49872.5" calcext:value-type="float">
            <text:p>49,873</text:p>
          </table:table-cell>
          <table:table-cell table:style-name="ce45" office:value-type="float" office:value="51957" calcext:value-type="float">
            <text:p>51,957</text:p>
          </table:table-cell>
          <table:table-cell/>
          <table:table-cell table:style-name="ce45" office:value-type="float" office:value="65986.5" calcext:value-type="float">
            <text:p>65,987</text:p>
          </table:table-cell>
          <table:table-cell table:style-name="ce45" office:value-type="float" office:value="66965.5" calcext:value-type="float">
            <text:p>66,966</text:p>
          </table:table-cell>
          <table:table-cell/>
          <table:table-cell table:formula="of:=[.AW308]/([.AT308]+[.AW308]+[.AZ308])" office:value-type="float" office:value="0.206643159613169" calcext:value-type="float">
            <text:p>0.206643159613169</text:p>
          </table:table-cell>
          <table:table-cell table:formula="of:=[.AX308]/([.AU308]+[.AX308]+[.BA308])" office:value-type="float" office:value="0.214940377077494" calcext:value-type="float">
            <text:p>0.21494037707749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8442" calcext:value-type="float">
            <text:p>89.8442</text:p>
          </table:table-cell>
          <table:table-cell table:style-name="ce17" office:value-type="float" office:value="89.8625" calcext:value-type="float">
            <text:p>89.8625</text:p>
          </table:table-cell>
          <table:table-cell/>
          <table:table-cell table:style-name="ce17" office:value-type="float" office:value="29.2055" calcext:value-type="float">
            <text:p>29.2055</text:p>
          </table:table-cell>
          <table:table-cell table:style-name="ce17" office:value-type="float" office:value="28.1094" calcext:value-type="float">
            <text:p>28.1094</text:p>
          </table:table-cell>
          <table:table-cell table:style-name="ce58" office:value-type="float" office:value="42.3162" calcext:value-type="float">
            <text:p>42.3162</text:p>
          </table:table-cell>
          <table:table-cell table:style-name="ce58" office:value-type="float" office:value="43.4398" calcext:value-type="float">
            <text:p>43.4398</text:p>
          </table:table-cell>
          <table:table-cell/>
          <table:table-cell table:style-name="ce17" office:value-type="float" office:value="1135.5" calcext:value-type="float">
            <text:p>1135.5</text:p>
          </table:table-cell>
          <table:table-cell table:style-name="ce17" office:value-type="float" office:value="1132.7" calcext:value-type="float">
            <text:p>1132.7</text:p>
          </table:table-cell>
          <table:table-cell table:style-name="ce31"/>
          <table:table-cell table:style-name="ce17" office:value-type="float" office:value="9.48" calcext:value-type="float">
            <text:p>9.48</text:p>
          </table:table-cell>
          <table:table-cell table:style-name="ce17" office:value-type="float" office:value="9.26" calcext:value-type="float">
            <text:p>9.26</text:p>
          </table:table-cell>
          <table:table-cell/>
          <table:table-cell table:style-name="ce17" office:value-type="float" office:value="1107" calcext:value-type="float">
            <text:p>1107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49" calcext:value-type="float">
            <text:p>2.49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086.5" calcext:value-type="float">
            <text:p>1086.5</text:p>
          </table:table-cell>
          <table:table-cell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1.83" calcext:value-type="float">
            <text:p>1.83</text:p>
          </table:table-cell>
          <table:table-cell table:style-name="ce17" office:value-type="float" office:value="2.03" calcext:value-type="float">
            <text:p>2.03</text:p>
          </table:table-cell>
          <table:table-cell/>
          <table:table-cell table:style-name="ce17" office:value-type="float" office:value="1022.2" calcext:value-type="float">
            <text:p>1022.2</text:p>
          </table:table-cell>
          <table:table-cell table:style-name="ce17" office:value-type="float" office:value="1025.7" calcext:value-type="float">
            <text:p>1025.7</text:p>
          </table:table-cell>
          <table:table-cell table:style-name="ce31"/>
          <table:table-cell table:style-name="ce17" office:value-type="float" office:value="6.33" calcext:value-type="float">
            <text:p>6.33</text:p>
          </table:table-cell>
          <table:table-cell table:style-name="ce17" office:value-type="float" office:value="6.58" calcext:value-type="float">
            <text:p>6.58</text:p>
          </table:table-cell>
          <table:table-cell/>
          <table:table-cell table:style-name="ce17" office:value-type="float" office:value="960.14" calcext:value-type="float">
            <text:p>960.14</text:p>
          </table:table-cell>
          <table:table-cell table:style-name="ce17" office:value-type="float" office:value="963.14" calcext:value-type="float">
            <text:p>963.14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2649" calcext:value-type="float">
            <text:p>122,649</text:p>
          </table:table-cell>
          <table:table-cell table:style-name="ce45" office:value-type="float" office:value="123936" calcext:value-type="float">
            <text:p>123,936</text:p>
          </table:table-cell>
          <table:table-cell/>
          <table:table-cell table:style-name="ce45" office:value-type="float" office:value="52868.5" calcext:value-type="float">
            <text:p>52,869</text:p>
          </table:table-cell>
          <table:table-cell table:style-name="ce45" office:value-type="float" office:value="52446" calcext:value-type="float">
            <text:p>52,446</text:p>
          </table:table-cell>
          <table:table-cell/>
          <table:table-cell table:style-name="ce45" office:value-type="float" office:value="67354.5" calcext:value-type="float">
            <text:p>67,355</text:p>
          </table:table-cell>
          <table:table-cell table:style-name="ce45" office:value-type="float" office:value="66081.5" calcext:value-type="float">
            <text:p>66,082</text:p>
          </table:table-cell>
          <table:table-cell/>
          <table:table-cell table:formula="of:=[.AW310]/([.AT310]+[.AW310]+[.AZ310])" office:value-type="float" office:value="0.217680506604302" calcext:value-type="float">
            <text:p>0.217680506604302</text:p>
          </table:table-cell>
          <table:table-cell table:formula="of:=[.AX310]/([.AU310]+[.AX310]+[.BA310])" office:value-type="float" office:value="0.216304722154056" calcext:value-type="float">
            <text:p>0.21630472215405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3" calcext:value-type="float">
            <text:p>1123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0.0652" calcext:value-type="float">
            <text:p>90.0652</text:p>
          </table:table-cell>
          <table:table-cell/>
          <table:table-cell table:style-name="ce17" office:value-type="float" office:value="29.4759" calcext:value-type="float">
            <text:p>29.4759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40.4865" calcext:value-type="float">
            <text:p>40.4865</text:p>
          </table:table-cell>
          <table:table-cell table:style-name="ce58" office:value-type="float" office:value="39.8484" calcext:value-type="float">
            <text:p>39.8484</text:p>
          </table:table-cell>
          <table:table-cell/>
          <table:table-cell table:style-name="ce17" office:value-type="float" office:value="1136.1" calcext:value-type="float">
            <text:p>1136.1</text:p>
          </table:table-cell>
          <table:table-cell table:style-name="ce17" office:value-type="float" office:value="1132.7" calcext:value-type="float">
            <text:p>1132.7</text:p>
          </table:table-cell>
          <table:table-cell table:style-name="ce31"/>
          <table:table-cell table:style-name="ce17" office:value-type="float" office:value="9.06" calcext:value-type="float">
            <text:p>9.06</text:p>
          </table:table-cell>
          <table:table-cell table:style-name="ce17" office:value-type="float" office:value="9.26" calcext:value-type="float">
            <text:p>9.26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06" calcext:value-type="float">
            <text:p>2.06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086.8" calcext:value-type="float">
            <text:p>1086.8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2.21" calcext:value-type="float">
            <text:p>2.21</text:p>
          </table:table-cell>
          <table:table-cell table:style-name="ce17" office:value-type="float" office:value="2.08" calcext:value-type="float">
            <text:p>2.08</text:p>
          </table:table-cell>
          <table:table-cell/>
          <table:table-cell table:style-name="ce17" office:value-type="float" office:value="1023.1" calcext:value-type="float">
            <text:p>1023.1</text:p>
          </table:table-cell>
          <table:table-cell table:style-name="ce17" office:value-type="float" office:value="1025.7" calcext:value-type="float">
            <text:p>1025.7</text:p>
          </table:table-cell>
          <table:table-cell table:style-name="ce31"/>
          <table:table-cell table:style-name="ce17" office:value-type="float" office:value="6.79" calcext:value-type="float">
            <text:p>6.79</text:p>
          </table:table-cell>
          <table:table-cell table:style-name="ce17" office:value-type="float" office:value="6.58" calcext:value-type="float">
            <text:p>6.58</text:p>
          </table:table-cell>
          <table:table-cell/>
          <table:table-cell table:style-name="ce17" office:value-type="float" office:value="960.08" calcext:value-type="float">
            <text:p>960.08</text:p>
          </table:table-cell>
          <table:table-cell table:style-name="ce17" office:value-type="float" office:value="964.13" calcext:value-type="float">
            <text:p>964.13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3790" calcext:value-type="float">
            <text:p>123,790</text:p>
          </table:table-cell>
          <table:table-cell table:style-name="ce45" office:value-type="float" office:value="125149" calcext:value-type="float">
            <text:p>125,149</text:p>
          </table:table-cell>
          <table:table-cell/>
          <table:table-cell table:style-name="ce45" office:value-type="float" office:value="52116" calcext:value-type="float">
            <text:p>52,116</text:p>
          </table:table-cell>
          <table:table-cell table:style-name="ce45" office:value-type="float" office:value="50254.5" calcext:value-type="float">
            <text:p>50,255</text:p>
          </table:table-cell>
          <table:table-cell/>
          <table:table-cell table:style-name="ce45" office:value-type="float" office:value="66840.5" calcext:value-type="float">
            <text:p>66,841</text:p>
          </table:table-cell>
          <table:table-cell table:style-name="ce45" office:value-type="float" office:value="66683" calcext:value-type="float">
            <text:p>66,683</text:p>
          </table:table-cell>
          <table:table-cell/>
          <table:table-cell table:formula="of:=[.AW312]/([.AT312]+[.AW312]+[.AZ312])" office:value-type="float" office:value="0.214693105770835" calcext:value-type="float">
            <text:p>0.214693105770835</text:p>
          </table:table-cell>
          <table:table-cell table:formula="of:=[.AX312]/([.AU312]+[.AX312]+[.BA312])" office:value-type="float" office:value="0.207589022931886" calcext:value-type="float">
            <text:p>0.20758902293188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0355" calcext:value-type="float">
            <text:p>90.0355</text:p>
          </table:table-cell>
          <table:table-cell table:style-name="ce17" office:value-type="float" office:value="89.7982" calcext:value-type="float">
            <text:p>89.7982</text:p>
          </table:table-cell>
          <table:table-cell/>
          <table:table-cell table:style-name="ce17" office:value-type="float" office:value="28.7836" calcext:value-type="float">
            <text:p>28.7836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43.7512" calcext:value-type="float">
            <text:p>43.7512</text:p>
          </table:table-cell>
          <table:table-cell table:style-name="ce58" office:value-type="float" office:value="39.6778" calcext:value-type="float">
            <text:p>39.6778</text:p>
          </table:table-cell>
          <table:table-cell/>
          <table:table-cell table:style-name="ce17" office:value-type="float" office:value="1135.1" calcext:value-type="float">
            <text:p>1135.1</text:p>
          </table:table-cell>
          <table:table-cell table:style-name="ce17" office:value-type="float" office:value="1132.4" calcext:value-type="float">
            <text:p>1132.4</text:p>
          </table:table-cell>
          <table:table-cell table:style-name="ce31"/>
          <table:table-cell table:style-name="ce17" office:value-type="float" office:value="9.36" calcext:value-type="float">
            <text:p>9.36</text:p>
          </table:table-cell>
          <table:table-cell table:style-name="ce17" office:value-type="float" office:value="9.14" calcext:value-type="float">
            <text:p>9.14</text:p>
          </table:table-cell>
          <table:table-cell/>
          <table:table-cell table:style-name="ce17" office:value-type="float" office:value="1106.9" calcext:value-type="float">
            <text:p>1106.9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1.91" calcext:value-type="float">
            <text:p>1.91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023.5" calcext:value-type="float">
            <text:p>1023.5</text:p>
          </table:table-cell>
          <table:table-cell table:style-name="ce17" office:value-type="float" office:value="1026" calcext:value-type="float">
            <text:p>1026</text:p>
          </table:table-cell>
          <table:table-cell table:style-name="ce31"/>
          <table:table-cell table:style-name="ce17" office:value-type="float" office:value="6.46" calcext:value-type="float">
            <text:p>6.46</text:p>
          </table:table-cell>
          <table:table-cell table:style-name="ce17" office:value-type="float" office:value="6.71" calcext:value-type="float">
            <text:p>6.71</text:p>
          </table:table-cell>
          <table:table-cell/>
          <table:table-cell table:style-name="ce17" office:value-type="float" office:value="961.19" calcext:value-type="float">
            <text:p>961.19</text:p>
          </table:table-cell>
          <table:table-cell table:style-name="ce17" office:value-type="float" office:value="964.56" calcext:value-type="float">
            <text:p>964.56</text:p>
          </table:table-cell>
          <table:table-cell table:style-name="ce31"/>
          <table:table-cell table:style-name="ce17" office:value-type="float" office:value="10.2" calcext:value-type="float">
            <text:p>10.2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0877" calcext:value-type="float">
            <text:p>120,877</text:p>
          </table:table-cell>
          <table:table-cell table:style-name="ce45" office:value-type="float" office:value="126651" calcext:value-type="float">
            <text:p>126,651</text:p>
          </table:table-cell>
          <table:table-cell/>
          <table:table-cell table:style-name="ce45" office:value-type="float" office:value="53819" calcext:value-type="float">
            <text:p>53,819</text:p>
          </table:table-cell>
          <table:table-cell table:style-name="ce45" office:value-type="float" office:value="50688" calcext:value-type="float">
            <text:p>50,688</text:p>
          </table:table-cell>
          <table:table-cell/>
          <table:table-cell table:style-name="ce45" office:value-type="float" office:value="67910" calcext:value-type="float">
            <text:p>67,910</text:p>
          </table:table-cell>
          <table:table-cell table:style-name="ce45" office:value-type="float" office:value="65444.5" calcext:value-type="float">
            <text:p>65,445</text:p>
          </table:table-cell>
          <table:table-cell/>
          <table:table-cell table:formula="of:=[.AW314]/([.AT314]+[.AW314]+[.AZ314])" office:value-type="float" office:value="0.221837052669761" calcext:value-type="float">
            <text:p>0.221837052669761</text:p>
          </table:table-cell>
          <table:table-cell table:formula="of:=[.AX314]/([.AU314]+[.AX314]+[.BA314])" office:value-type="float" office:value="0.208778603158781" calcext:value-type="float">
            <text:p>0.20877860315878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1873" calcext:value-type="float">
            <text:p>90.1873</text:p>
          </table:table-cell>
          <table:table-cell table:style-name="ce17" office:value-type="float" office:value="89.9556" calcext:value-type="float">
            <text:p>89.9556</text:p>
          </table:table-cell>
          <table:table-cell/>
          <table:table-cell table:style-name="ce17" office:value-type="float" office:value="29.3578" calcext:value-type="float">
            <text:p>29.3578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45.3535" calcext:value-type="float">
            <text:p>45.3535</text:p>
          </table:table-cell>
          <table:table-cell table:style-name="ce58" office:value-type="float" office:value="42.0388" calcext:value-type="float">
            <text:p>42.0388</text:p>
          </table:table-cell>
          <table:table-cell/>
          <table:table-cell table:style-name="ce17" office:value-type="float" office:value="1135.1" calcext:value-type="float">
            <text:p>1135.1</text:p>
          </table:table-cell>
          <table:table-cell table:style-name="ce17" office:value-type="float" office:value="1131.9" calcext:value-type="float">
            <text:p>1131.9</text:p>
          </table:table-cell>
          <table:table-cell table:style-name="ce31"/>
          <table:table-cell table:style-name="ce17" office:value-type="float" office:value="9.05" calcext:value-type="float">
            <text:p>9.05</text:p>
          </table:table-cell>
          <table:table-cell table:style-name="ce17" office:value-type="float" office:value="9.32" calcext:value-type="float">
            <text:p>9.32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2.25" calcext:value-type="float">
            <text:p>2.25</text:p>
          </table:table-cell>
          <table:table-cell/>
          <table:table-cell table:style-name="ce17" office:value-type="float" office:value="1086.8" calcext:value-type="float">
            <text:p>1086.8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23" calcext:value-type="float">
            <text:p>2.23</text:p>
          </table:table-cell>
          <table:table-cell table:style-name="ce17" office:value-type="float" office:value="2.08" calcext:value-type="float">
            <text:p>2.08</text:p>
          </table:table-cell>
          <table:table-cell/>
          <table:table-cell table:style-name="ce17" office:value-type="float" office:value="1023.9" calcext:value-type="float">
            <text:p>1023.9</text:p>
          </table:table-cell>
          <table:table-cell table:style-name="ce17" office:value-type="float" office:value="1024.8" calcext:value-type="float">
            <text:p>1024.8</text:p>
          </table:table-cell>
          <table:table-cell table:style-name="ce31"/>
          <table:table-cell table:style-name="ce17" office:value-type="float" office:value="6.69" calcext:value-type="float">
            <text:p>6.69</text:p>
          </table:table-cell>
          <table:table-cell table:style-name="ce17" office:value-type="float" office:value="6.64" calcext:value-type="float">
            <text:p>6.64</text:p>
          </table:table-cell>
          <table:table-cell/>
          <table:table-cell table:style-name="ce17" office:value-type="float" office:value="961.31" calcext:value-type="float">
            <text:p>961.31</text:p>
          </table:table-cell>
          <table:table-cell table:style-name="ce17" office:value-type="float" office:value="963.13" calcext:value-type="float">
            <text:p>963.13</text:p>
          </table:table-cell>
          <table:table-cell table:style-name="ce31"/>
          <table:table-cell table:number-columns-repeated="2"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1591" calcext:value-type="float">
            <text:p>121,591</text:p>
          </table:table-cell>
          <table:table-cell table:style-name="ce45" office:value-type="float" office:value="125284" calcext:value-type="float">
            <text:p>125,284</text:p>
          </table:table-cell>
          <table:table-cell/>
          <table:table-cell table:style-name="ce45" office:value-type="float" office:value="54855.5" calcext:value-type="float">
            <text:p>54,856</text:p>
          </table:table-cell>
          <table:table-cell table:style-name="ce45" office:value-type="float" office:value="5128.5" calcext:value-type="float">
            <text:p>5,129</text:p>
          </table:table-cell>
          <table:table-cell/>
          <table:table-cell table:style-name="ce45" office:value-type="float" office:value="65860.5" calcext:value-type="float">
            <text:p>65,861</text:p>
          </table:table-cell>
          <table:table-cell table:style-name="ce45" office:value-type="float" office:value="66367" calcext:value-type="float">
            <text:p>66,367</text:p>
          </table:table-cell>
          <table:table-cell/>
          <table:table-cell table:formula="of:=[.AW316]/([.AT316]+[.AW316]+[.AZ316])" office:value-type="float" office:value="0.226388424601848" calcext:value-type="float">
            <text:p>0.226388424601848</text:p>
          </table:table-cell>
          <table:table-cell table:formula="of:=[.AX316]/([.AU316]+[.AX316]+[.BA316])" office:value-type="float" office:value="0.0260621660284735" calcext:value-type="float">
            <text:p>0.02606216602847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89.9461" calcext:value-type="float">
            <text:p>89.9461</text:p>
          </table:table-cell>
          <table:table-cell table:style-name="ce17" office:value-type="float" office:value="89.8151" calcext:value-type="float">
            <text:p>89.8151</text:p>
          </table:table-cell>
          <table:table-cell/>
          <table:table-cell table:style-name="ce17" office:value-type="float" office:value="29.085" calcext:value-type="float">
            <text:p>29.085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47.6019" calcext:value-type="float">
            <text:p>47.6019</text:p>
          </table:table-cell>
          <table:table-cell table:style-name="ce58" office:value-type="float" office:value="57.9803" calcext:value-type="float">
            <text:p>57.9803</text:p>
          </table:table-cell>
          <table:table-cell/>
          <table:table-cell table:style-name="ce17" office:value-type="float" office:value="1135.7" calcext:value-type="float">
            <text:p>1135.7</text:p>
          </table:table-cell>
          <table:table-cell table:style-name="ce17" office:value-type="float" office:value="1132.4" calcext:value-type="float">
            <text:p>1132.4</text:p>
          </table:table-cell>
          <table:table-cell table:style-name="ce31"/>
          <table:table-cell table:style-name="ce17" office:value-type="float" office:value="9.55" calcext:value-type="float">
            <text:p>9.55</text:p>
          </table:table-cell>
          <table:table-cell table:style-name="ce17" office:value-type="float" office:value="8.83" calcext:value-type="float">
            <text:p>8.83</text:p>
          </table:table-cell>
          <table:table-cell/>
          <table:table-cell table:style-name="ce17" office:value-type="float" office:value="1108" calcext:value-type="float">
            <text:p>1108</text:p>
          </table:table-cell>
          <table:table-cell table:style-name="ce17" office:value-type="float" office:value="1107.5" calcext:value-type="float">
            <text:p>1107.5</text:p>
          </table:table-cell>
          <table:table-cell table:style-name="ce31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8" calcext:value-type="float">
            <text:p>1.8</text:p>
          </table:table-cell>
          <table:table-cell/>
          <table:table-cell table:style-name="ce17" office:value-type="float" office:value="1086.5" calcext:value-type="float">
            <text:p>1086.5</text:p>
          </table:table-cell>
          <table:table-cell table:style-name="ce17" office:value-type="float" office:value="1088" calcext:value-type="float">
            <text:p>1088</text:p>
          </table:table-cell>
          <table:table-cell table:style-name="ce31"/>
          <table:table-cell table:style-name="ce17" office:value-type="float" office:value="1.82" calcext:value-type="float">
            <text:p>1.82</text:p>
          </table:table-cell>
          <table:table-cell table:style-name="ce17" office:value-type="float" office:value="2.48" calcext:value-type="float">
            <text:p>2.48</text:p>
          </table:table-cell>
          <table:table-cell/>
          <table:table-cell table:style-name="ce17" office:value-type="float" office:value="1024.1" calcext:value-type="float">
            <text:p>1024.1</text:p>
          </table:table-cell>
          <table:table-cell table:style-name="ce17" office:value-type="float" office:value="1026.7" calcext:value-type="float">
            <text:p>1026.7</text:p>
          </table:table-cell>
          <table:table-cell table:style-name="ce31"/>
          <table:table-cell table:style-name="ce17" office:value-type="float" office:value="6.25" calcext:value-type="float">
            <text:p>6.25</text:p>
          </table:table-cell>
          <table:table-cell table:style-name="ce17" office:value-type="float" office:value="7.05" calcext:value-type="float">
            <text:p>7.05</text:p>
          </table:table-cell>
          <table:table-cell/>
          <table:table-cell table:style-name="ce17" office:value-type="float" office:value="962.06" calcext:value-type="float">
            <text:p>962.06</text:p>
          </table:table-cell>
          <table:table-cell table:style-name="ce17" office:value-type="float" office:value="965.53" calcext:value-type="float">
            <text:p>965.53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10.9" calcext:value-type="float">
            <text:p>10.9</text:p>
          </table:table-cell>
          <table:table-cell/>
          <table:table-cell table:style-name="ce45" office:value-type="float" office:value="119235" calcext:value-type="float">
            <text:p>119,235</text:p>
          </table:table-cell>
          <table:table-cell table:style-name="ce45" office:value-type="float" office:value="121789" calcext:value-type="float">
            <text:p>121,789</text:p>
          </table:table-cell>
          <table:table-cell/>
          <table:table-cell table:style-name="ce45" office:value-type="float" office:value="55141" calcext:value-type="float">
            <text:p>55,141</text:p>
          </table:table-cell>
          <table:table-cell table:style-name="ce45" office:value-type="float" office:value="54264.5" calcext:value-type="float">
            <text:p>54,265</text:p>
          </table:table-cell>
          <table:table-cell/>
          <table:table-cell table:style-name="ce45" office:value-type="float" office:value="67253" calcext:value-type="float">
            <text:p>67,253</text:p>
          </table:table-cell>
          <table:table-cell table:style-name="ce45" office:value-type="float" office:value="66137" calcext:value-type="float">
            <text:p>66,137</text:p>
          </table:table-cell>
          <table:table-cell/>
          <table:table-cell table:formula="of:=[.AW318]/([.AT318]+[.AW318]+[.AZ318])" office:value-type="float" office:value="0.22820522371073" calcext:value-type="float">
            <text:p>0.22820522371073</text:p>
          </table:table-cell>
          <table:table-cell table:formula="of:=[.AX318]/([.AU318]+[.AX318]+[.BA318])" office:value-type="float" office:value="0.224057095550816" calcext:value-type="float">
            <text:p>0.224057095550816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R1_10DegClockwise</text:p>
          </table:table-cell>
          <table:table-cell table:number-columns-repeated="2"/>
          <table:table-cell table:style-name="ce17"/>
          <table:table-cell table:style-name="ce20"/>
          <table:table-cell table:style-name="ce17" table:number-columns-repeated="4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2054" calcext:value-type="float">
            <text:p>90.2054</text:p>
          </table:table-cell>
          <table:table-cell table:style-name="ce17" office:value-type="float" office:value="89.8621" calcext:value-type="float">
            <text:p>89.8621</text:p>
          </table:table-cell>
          <table:table-cell/>
          <table:table-cell table:style-name="ce17" office:value-type="float" office:value="28.9336" calcext:value-type="float">
            <text:p>28.9336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51.4093" calcext:value-type="float">
            <text:p>51.4093</text:p>
          </table:table-cell>
          <table:table-cell table:style-name="ce58" office:value-type="float" office:value="43.7797" calcext:value-type="float">
            <text:p>43.7797</text:p>
          </table:table-cell>
          <table:table-cell/>
          <table:table-cell table:style-name="ce17" office:value-type="float" office:value="1134.2" calcext:value-type="float">
            <text:p>1134.2</text:p>
          </table:table-cell>
          <table:table-cell table:style-name="ce17" office:value-type="float" office:value="1132.6" calcext:value-type="float">
            <text:p>1132.6</text:p>
          </table:table-cell>
          <table:table-cell table:style-name="ce31"/>
          <table:table-cell table:style-name="ce17" office:value-type="float" office:value="9.09" calcext:value-type="float">
            <text:p>9.09</text:p>
          </table:table-cell>
          <table:table-cell table:style-name="ce17" office:value-type="float" office:value="9.21" calcext:value-type="float">
            <text:p>9.21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13" calcext:value-type="float">
            <text:p>2.13</text:p>
          </table:table-cell>
          <table:table-cell table:style-name="ce17" office:value-type="float" office:value="2.19" calcext:value-type="float">
            <text:p>2.19</text:p>
          </table:table-cell>
          <table:table-cell/>
          <table:table-cell table:style-name="ce17" office:value-type="float" office:value="1087.8" calcext:value-type="float">
            <text:p>1087.8</text:p>
          </table:table-cell>
          <table:table-cell table:style-name="ce17" office:value-type="float" office:value="1086.8" calcext:value-type="float">
            <text:p>1086.8</text:p>
          </table:table-cell>
          <table:table-cell table:style-name="ce31"/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2.08" calcext:value-type="float">
            <text:p>2.08</text:p>
          </table:table-cell>
          <table:table-cell/>
          <table:table-cell table:style-name="ce17" office:value-type="float" office:value="1025" calcext:value-type="float">
            <text:p>1025</text:p>
          </table:table-cell>
          <table:table-cell table:style-name="ce17" office:value-type="float" office:value="1025.8" calcext:value-type="float">
            <text:p>1025.8</text:p>
          </table:table-cell>
          <table:table-cell table:style-name="ce31"/>
          <table:table-cell table:style-name="ce17" office:value-type="float" office:value="6.71" calcext:value-type="float">
            <text:p>6.71</text:p>
          </table:table-cell>
          <table:table-cell table:style-name="ce17" office:value-type="float" office:value="6.64" calcext:value-type="float">
            <text:p>6.64</text:p>
          </table:table-cell>
          <table:table-cell/>
          <table:table-cell table:style-name="ce17" office:value-type="float" office:value="962.37" calcext:value-type="float">
            <text:p>962.37</text:p>
          </table:table-cell>
          <table:table-cell table:style-name="ce17" office:value-type="float" office:value="963.33" calcext:value-type="float">
            <text:p>963.33</text:p>
          </table:table-cell>
          <table:table-cell table:style-name="ce31"/>
          <table:table-cell table:number-columns-repeated="2"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19285" calcext:value-type="float">
            <text:p>119,285</text:p>
          </table:table-cell>
          <table:table-cell table:style-name="ce45" office:value-type="float" office:value="124180" calcext:value-type="float">
            <text:p>124,180</text:p>
          </table:table-cell>
          <table:table-cell/>
          <table:table-cell table:style-name="ce45" office:value-type="float" office:value="55077" calcext:value-type="float">
            <text:p>55,077</text:p>
          </table:table-cell>
          <table:table-cell table:style-name="ce45" office:value-type="float" office:value="50624" calcext:value-type="float">
            <text:p>50,624</text:p>
          </table:table-cell>
          <table:table-cell/>
          <table:table-cell table:style-name="ce45" office:value-type="float" office:value="67862.5" calcext:value-type="float">
            <text:p>67,863</text:p>
          </table:table-cell>
          <table:table-cell table:style-name="ce45" office:value-type="float" office:value="67492.5" calcext:value-type="float">
            <text:p>67,493</text:p>
          </table:table-cell>
          <table:table-cell/>
          <table:table-cell table:formula="of:=[.AW320]/([.AT320]+[.AW320]+[.AZ320])" office:value-type="float" office:value="0.227379971885585" calcext:value-type="float">
            <text:p>0.227379971885585</text:p>
          </table:table-cell>
          <table:table-cell table:formula="of:=[.AX320]/([.AU320]+[.AX320]+[.BA320])" office:value-type="float" office:value="0.208934095209795" calcext:value-type="float">
            <text:p>0.20893409520979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0707" calcext:value-type="float">
            <text:p>90.0707</text:p>
          </table:table-cell>
          <table:table-cell table:style-name="ce17" office:value-type="float" office:value="90.1392" calcext:value-type="float">
            <text:p>90.1392</text:p>
          </table:table-cell>
          <table:table-cell/>
          <table:table-cell table:style-name="ce17" office:value-type="float" office:value="29.3578" calcext:value-type="float">
            <text:p>29.3578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48.6635" calcext:value-type="float">
            <text:p>48.6635</text:p>
          </table:table-cell>
          <table:table-cell table:style-name="ce58" office:value-type="float" office:value="43.6864" calcext:value-type="float">
            <text:p>43.6864</text:p>
          </table:table-cell>
          <table:table-cell/>
          <table:table-cell table:style-name="ce17" office:value-type="float" office:value="1135.5" calcext:value-type="float">
            <text:p>1135.5</text:p>
          </table:table-cell>
          <table:table-cell table:style-name="ce17" office:value-type="float" office:value="1132.8" calcext:value-type="float">
            <text:p>1132.8</text:p>
          </table:table-cell>
          <table:table-cell table:style-name="ce31"/>
          <table:table-cell table:style-name="ce17" office:value-type="float" office:value="9.19" calcext:value-type="float">
            <text:p>9.19</text:p>
          </table:table-cell>
          <table:table-cell table:style-name="ce17" office:value-type="float" office:value="9.58" calcext:value-type="float">
            <text:p>9.58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7" calcext:value-type="float">
            <text:p>1107</text:p>
          </table:table-cell>
          <table:table-cell table:style-name="ce31"/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2.51" calcext:value-type="float">
            <text:p>2.51</text:p>
          </table:table-cell>
          <table:table-cell/>
          <table:table-cell table:style-name="ce17" office:value-type="float" office:value="1086.7" calcext:value-type="float">
            <text:p>1086.7</text:p>
          </table:table-cell>
          <table:table-cell table:style-name="ce17" office:value-type="float" office:value="1087.5" calcext:value-type="float">
            <text:p>1087.5</text:p>
          </table:table-cell>
          <table:table-cell table:style-name="ce31"/>
          <table:table-cell table:style-name="ce17" office:value-type="float" office:value="2.08" calcext:value-type="float">
            <text:p>2.08</text:p>
          </table:table-cell>
          <table:table-cell table:style-name="ce17" office:value-type="float" office:value="1.81" calcext:value-type="float">
            <text:p>1.81</text:p>
          </table:table-cell>
          <table:table-cell/>
          <table:table-cell table:style-name="ce17" office:value-type="float" office:value="1023.6" calcext:value-type="float">
            <text:p>1023.6</text:p>
          </table:table-cell>
          <table:table-cell table:style-name="ce17" office:value-type="float" office:value="1025.4" calcext:value-type="float">
            <text:p>1025.4</text:p>
          </table:table-cell>
          <table:table-cell table:style-name="ce31"/>
          <table:table-cell table:style-name="ce17" office:value-type="float" office:value="6.53" calcext:value-type="float">
            <text:p>6.53</text:p>
          </table:table-cell>
          <table:table-cell table:style-name="ce17" office:value-type="float" office:value="6.4" calcext:value-type="float">
            <text:p>6.4</text:p>
          </table:table-cell>
          <table:table-cell/>
          <table:table-cell table:style-name="ce17" office:value-type="float" office:value="960.98" calcext:value-type="float">
            <text:p>960.98</text:p>
          </table:table-cell>
          <table:table-cell table:style-name="ce17" office:value-type="float" office:value="964.35" calcext:value-type="float">
            <text:p>964.35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2" calcext:value-type="float">
            <text:p>10.2</text:p>
          </table:table-cell>
          <table:table-cell/>
          <table:table-cell table:style-name="ce45" office:value-type="float" office:value="120174" calcext:value-type="float">
            <text:p>120,174</text:p>
          </table:table-cell>
          <table:table-cell table:style-name="ce45" office:value-type="float" office:value="123521" calcext:value-type="float">
            <text:p>123,521</text:p>
          </table:table-cell>
          <table:table-cell/>
          <table:table-cell table:style-name="ce45" office:value-type="float" office:value="54576.5" calcext:value-type="float">
            <text:p>54,577</text:p>
          </table:table-cell>
          <table:table-cell table:style-name="ce45" office:value-type="float" office:value="51349" calcext:value-type="float">
            <text:p>51,349</text:p>
          </table:table-cell>
          <table:table-cell/>
          <table:table-cell table:style-name="ce45" office:value-type="float" office:value="68002.5" calcext:value-type="float">
            <text:p>68,003</text:p>
          </table:table-cell>
          <table:table-cell table:style-name="ce45" office:value-type="float" office:value="67758" calcext:value-type="float">
            <text:p>67,758</text:p>
          </table:table-cell>
          <table:table-cell/>
          <table:table-cell table:formula="of:=[.AW322]/([.AT322]+[.AW322]+[.AZ322])" office:value-type="float" office:value="0.224823174172925" calcext:value-type="float">
            <text:p>0.224823174172925</text:p>
          </table:table-cell>
          <table:table-cell table:formula="of:=[.AX322]/([.AU322]+[.AX322]+[.BA322])" office:value-type="float" office:value="0.211636744316402" calcext:value-type="float">
            <text:p>0.21163674431640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2433" calcext:value-type="float">
            <text:p>90.2433</text:p>
          </table:table-cell>
          <table:table-cell table:style-name="ce17" office:value-type="float" office:value="89.9357" calcext:value-type="float">
            <text:p>89.9357</text:p>
          </table:table-cell>
          <table:table-cell/>
          <table:table-cell table:style-name="ce17" office:value-type="float" office:value="29.2055" calcext:value-type="float">
            <text:p>29.2055</text:p>
          </table:table-cell>
          <table:table-cell table:style-name="ce17" office:value-type="float" office:value="28.5351" calcext:value-type="float">
            <text:p>28.5351</text:p>
          </table:table-cell>
          <table:table-cell table:style-name="ce58" office:value-type="float" office:value="38.2975" calcext:value-type="float">
            <text:p>38.2975</text:p>
          </table:table-cell>
          <table:table-cell table:style-name="ce58" office:value-type="float" office:value="38.775" calcext:value-type="float">
            <text:p>38.775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1.5" calcext:value-type="float">
            <text:p>1131.5</text:p>
          </table:table-cell>
          <table:table-cell table:style-name="ce31"/>
          <table:table-cell table:style-name="ce17" office:value-type="float" office:value="9.24" calcext:value-type="float">
            <text:p>9.24</text:p>
          </table:table-cell>
          <table:table-cell table:style-name="ce17" office:value-type="float" office:value="9.18" calcext:value-type="float">
            <text:p>9.18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5.7" calcext:value-type="float">
            <text:p>1105.7</text:p>
          </table:table-cell>
          <table:table-cell table:style-name="ce31"/>
          <table:table-cell table:style-name="ce17" office:value-type="float" office:value="2.28" calcext:value-type="float">
            <text:p>2.28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04" calcext:value-type="float">
            <text:p>2.04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23.6" calcext:value-type="float">
            <text:p>1023.6</text:p>
          </table:table-cell>
          <table:table-cell table:style-name="ce17" office:value-type="float" office:value="1024.9" calcext:value-type="float">
            <text:p>1024.9</text:p>
          </table:table-cell>
          <table:table-cell table:style-name="ce31"/>
          <table:table-cell table:style-name="ce17" office:value-type="float" office:value="6.55" calcext:value-type="float">
            <text:p>6.55</text:p>
          </table:table-cell>
          <table:table-cell table:style-name="ce17" office:value-type="float" office:value="6.68" calcext:value-type="float">
            <text:p>6.68</text:p>
          </table:table-cell>
          <table:table-cell/>
          <table:table-cell table:style-name="ce17" office:value-type="float" office:value="961.83" calcext:value-type="float">
            <text:p>961.83</text:p>
          </table:table-cell>
          <table:table-cell table:style-name="ce17" office:value-type="float" office:value="962.66" calcext:value-type="float">
            <text:p>962.66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5246" calcext:value-type="float">
            <text:p>125,246</text:p>
          </table:table-cell>
          <table:table-cell table:style-name="ce45" office:value-type="float" office:value="127361" calcext:value-type="float">
            <text:p>127,361</text:p>
          </table:table-cell>
          <table:table-cell/>
          <table:table-cell table:style-name="ce45" office:value-type="float" office:value="52230.5" calcext:value-type="float">
            <text:p>52,231</text:p>
          </table:table-cell>
          <table:table-cell table:style-name="ce45" office:value-type="float" office:value="47137" calcext:value-type="float">
            <text:p>47,137</text:p>
          </table:table-cell>
          <table:table-cell/>
          <table:table-cell table:style-name="ce45" office:value-type="float" office:value="64726" calcext:value-type="float">
            <text:p>64,726</text:p>
          </table:table-cell>
          <table:table-cell table:style-name="ce45" office:value-type="float" office:value="68279.5" calcext:value-type="float">
            <text:p>68,280</text:p>
          </table:table-cell>
          <table:table-cell/>
          <table:table-cell table:formula="of:=[.AW324]/([.AT324]+[.AW324]+[.AZ324])" office:value-type="float" office:value="0.215648063087706" calcext:value-type="float">
            <text:p>0.215648063087706</text:p>
          </table:table-cell>
          <table:table-cell table:formula="of:=[.AX324]/([.AU324]+[.AX324]+[.BA324])" office:value-type="float" office:value="0.194157201552862" calcext:value-type="float">
            <text:p>0.194157201552862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124" calcext:value-type="float">
            <text:p>1124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7719" calcext:value-type="float">
            <text:p>89.7719</text:p>
          </table:table-cell>
          <table:table-cell table:style-name="ce17" office:value-type="float" office:value="89.9903" calcext:value-type="float">
            <text:p>89.9903</text:p>
          </table:table-cell>
          <table:table-cell/>
          <table:table-cell table:style-name="ce17" office:value-type="float" office:value="29.7837" calcext:value-type="float">
            <text:p>29.7837</text:p>
          </table:table-cell>
          <table:table-cell table:style-name="ce17" office:value-type="float" office:value="28.7836" calcext:value-type="float">
            <text:p>28.7836</text:p>
          </table:table-cell>
          <table:table-cell table:style-name="ce58" office:value-type="float" office:value="38.4642" calcext:value-type="float">
            <text:p>38.4642</text:p>
          </table:table-cell>
          <table:table-cell table:style-name="ce58" office:value-type="float" office:value="46.6894" calcext:value-type="float">
            <text:p>46.6894</text:p>
          </table:table-cell>
          <table:table-cell/>
          <table:table-cell table:style-name="ce17" office:value-type="float" office:value="1136.6" calcext:value-type="float">
            <text:p>1136.6</text:p>
          </table:table-cell>
          <table:table-cell table:style-name="ce17" office:value-type="float" office:value="1131.9" calcext:value-type="float">
            <text:p>1131.9</text:p>
          </table:table-cell>
          <table:table-cell table:style-name="ce31"/>
          <table:table-cell table:style-name="ce17" office:value-type="float" office:value="8.88" calcext:value-type="float">
            <text:p>8.88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17" office:value-type="float" office:value="1107.5" calcext:value-type="float">
            <text:p>1107.5</text:p>
          </table:table-cell>
          <table:table-cell table:style-name="ce17" office:value-type="float" office:value="1107.6" calcext:value-type="float">
            <text:p>1107.6</text:p>
          </table:table-cell>
          <table:table-cell table:style-name="ce31"/>
          <table:table-cell table:style-name="ce17" office:value-type="float" office:value="1.79" calcext:value-type="float">
            <text:p>1.79</text:p>
          </table:table-cell>
          <table:table-cell table:style-name="ce17" office:value-type="float" office:value="1.97" calcext:value-type="float">
            <text:p>1.97</text:p>
          </table:table-cell>
          <table:table-cell/>
          <table:table-cell table:style-name="ce17" office:value-type="float" office:value="1086.9" calcext:value-type="float">
            <text:p>1086.9</text:p>
          </table:table-cell>
          <table:table-cell table:style-name="ce17" office:value-type="float" office:value="1086.8" calcext:value-type="float">
            <text:p>1086.8</text:p>
          </table:table-cell>
          <table:table-cell table:style-name="ce31"/>
          <table:table-cell table:style-name="ce17" office:value-type="float" office:value="2.44" calcext:value-type="float">
            <text:p>2.44</text:p>
          </table:table-cell>
          <table:table-cell table:style-name="ce17" office:value-type="float" office:value="2.31" calcext:value-type="float">
            <text:p>2.31</text:p>
          </table:table-cell>
          <table:table-cell/>
          <table:table-cell table:style-name="ce17" office:value-type="float" office:value="1023.5" calcext:value-type="float">
            <text:p>1023.5</text:p>
          </table:table-cell>
          <table:table-cell table:style-name="ce17" office:value-type="float" office:value="1025.5" calcext:value-type="float">
            <text:p>1025.5</text:p>
          </table:table-cell>
          <table:table-cell table:style-name="ce31"/>
          <table:table-cell table:style-name="ce17" office:value-type="float" office:value="6.98" calcext:value-type="float">
            <text:p>6.98</text:p>
          </table:table-cell>
          <table:table-cell table:style-name="ce17" office:value-type="float" office:value="6.93" calcext:value-type="float">
            <text:p>6.93</text:p>
          </table:table-cell>
          <table:table-cell/>
          <table:table-cell table:style-name="ce17" office:value-type="float" office:value="959.91" calcext:value-type="float">
            <text:p>959.91</text:p>
          </table:table-cell>
          <table:table-cell table:style-name="ce17" office:value-type="float" office:value="964.91" calcext:value-type="float">
            <text:p>964.91</text:p>
          </table:table-cell>
          <table:table-cell table:style-name="ce31"/>
          <table:table-cell table:number-columns-repeated="2" table:style-name="ce17" office:value-type="float" office:value="10.7" calcext:value-type="float">
            <text:p>10.7</text:p>
          </table:table-cell>
          <table:table-cell/>
          <table:table-cell table:style-name="ce45" office:value-type="float" office:value="125294" calcext:value-type="float">
            <text:p>125,294</text:p>
          </table:table-cell>
          <table:table-cell table:style-name="ce45" office:value-type="float" office:value="124948" calcext:value-type="float">
            <text:p>124,948</text:p>
          </table:table-cell>
          <table:table-cell/>
          <table:table-cell table:style-name="ce45" office:value-type="float" office:value="49562" calcext:value-type="float">
            <text:p>49,562</text:p>
          </table:table-cell>
          <table:table-cell table:style-name="ce45" office:value-type="float" office:value="47064" calcext:value-type="float">
            <text:p>47,064</text:p>
          </table:table-cell>
          <table:table-cell/>
          <table:table-cell table:style-name="ce45" office:value-type="float" office:value="66934" calcext:value-type="float">
            <text:p>66,934</text:p>
          </table:table-cell>
          <table:table-cell table:style-name="ce45" office:value-type="float" office:value="70659" calcext:value-type="float">
            <text:p>70,659</text:p>
          </table:table-cell>
          <table:table-cell/>
          <table:table-cell table:formula="of:=[.AW326]/([.AT326]+[.AW326]+[.AZ326])" office:value-type="float" office:value="0.204979527689317" calcext:value-type="float">
            <text:p>0.204979527689317</text:p>
          </table:table-cell>
          <table:table-cell table:formula="of:=[.AX326]/([.AU326]+[.AX326]+[.BA326])" office:value-type="float" office:value="0.193941591702346" calcext:value-type="float">
            <text:p>0.19394159170234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3" calcext:value-type="float">
            <text:p>1123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7415" calcext:value-type="float">
            <text:p>89.7415</text:p>
          </table:table-cell>
          <table:table-cell table:style-name="ce17" office:value-type="float" office:value="89.9674" calcext:value-type="float">
            <text:p>89.9674</text:p>
          </table:table-cell>
          <table:table-cell/>
          <table:table-cell table:style-name="ce17" office:value-type="float" office:value="29.8989" calcext:value-type="float">
            <text:p>29.8989</text:p>
          </table:table-cell>
          <table:table-cell table:style-name="ce17" office:value-type="float" office:value="28.5351" calcext:value-type="float">
            <text:p>28.5351</text:p>
          </table:table-cell>
          <table:table-cell table:style-name="ce58" office:value-type="float" office:value="35.5369" calcext:value-type="float">
            <text:p>35.5369</text:p>
          </table:table-cell>
          <table:table-cell table:style-name="ce58" office:value-type="float" office:value="39.4655" calcext:value-type="float">
            <text:p>39.4655</text:p>
          </table:table-cell>
          <table:table-cell/>
          <table:table-cell table:style-name="ce17" office:value-type="float" office:value="1135.8" calcext:value-type="float">
            <text:p>1135.8</text:p>
          </table:table-cell>
          <table:table-cell table:style-name="ce17" office:value-type="float" office:value="1132.9" calcext:value-type="float">
            <text:p>1132.9</text:p>
          </table:table-cell>
          <table:table-cell table:style-name="ce31"/>
          <table:table-cell table:style-name="ce17" office:value-type="float" office:value="8.96" calcext:value-type="float">
            <text:p>8.96</text:p>
          </table:table-cell>
          <table:table-cell table:style-name="ce17" office:value-type="float" office:value="9.31" calcext:value-type="float">
            <text:p>9.31</text:p>
          </table:table-cell>
          <table:table-cell/>
          <table:table-cell table:style-name="ce17" office:value-type="float" office:value="1107.6" calcext:value-type="float">
            <text:p>1107.6</text:p>
          </table:table-cell>
          <table:table-cell table:style-name="ce17" office:value-type="float" office:value="1105.7" calcext:value-type="float">
            <text:p>1105.7</text:p>
          </table:table-cell>
          <table:table-cell table:style-name="ce31"/>
          <table:table-cell table:style-name="ce17" office:value-type="float" office:value="2.01" calcext:value-type="float">
            <text:p>2.01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style-name="ce17" office:value-type="float" office:value="1085.9" calcext:value-type="float">
            <text:p>1085.9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32" calcext:value-type="float">
            <text:p>2.32</text:p>
          </table:table-cell>
          <table:table-cell table:style-name="ce17" office:value-type="float" office:value="2.09" calcext:value-type="float">
            <text:p>2.09</text:p>
          </table:table-cell>
          <table:table-cell/>
          <table:table-cell table:style-name="ce17" office:value-type="float" office:value="1022.2" calcext:value-type="float">
            <text:p>1022.2</text:p>
          </table:table-cell>
          <table:table-cell table:style-name="ce17" office:value-type="float" office:value="1024.8" calcext:value-type="float">
            <text:p>1024.8</text:p>
          </table:table-cell>
          <table:table-cell table:style-name="ce31"/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6.64" calcext:value-type="float">
            <text:p>6.64</text:p>
          </table:table-cell>
          <table:table-cell/>
          <table:table-cell table:style-name="ce17" office:value-type="float" office:value="959.48" calcext:value-type="float">
            <text:p>959.48</text:p>
          </table:table-cell>
          <table:table-cell table:style-name="ce17" office:value-type="float" office:value="963.52" calcext:value-type="float">
            <text:p>963.52</text:p>
          </table:table-cell>
          <table:table-cell table:style-name="ce31"/>
          <table:table-cell table:number-columns-repeated="2"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5450" calcext:value-type="float">
            <text:p>125,450</text:p>
          </table:table-cell>
          <table:table-cell table:style-name="ce45" office:value-type="float" office:value="127491" calcext:value-type="float">
            <text:p>127,491</text:p>
          </table:table-cell>
          <table:table-cell/>
          <table:table-cell table:style-name="ce45" office:value-type="float" office:value="50060.5" calcext:value-type="float">
            <text:p>50,061</text:p>
          </table:table-cell>
          <table:table-cell table:style-name="ce45" office:value-type="float" office:value="45493" calcext:value-type="float">
            <text:p>45,493</text:p>
          </table:table-cell>
          <table:table-cell/>
          <table:table-cell table:style-name="ce45" office:value-type="float" office:value="67033" calcext:value-type="float">
            <text:p>67,033</text:p>
          </table:table-cell>
          <table:table-cell table:style-name="ce45" office:value-type="float" office:value="69636.5" calcext:value-type="float">
            <text:p>69,637</text:p>
          </table:table-cell>
          <table:table-cell/>
          <table:table-cell table:formula="of:=[.AW328]/([.AT328]+[.AW328]+[.AZ328])" office:value-type="float" office:value="0.206398027570312" calcext:value-type="float">
            <text:p>0.206398027570312</text:p>
          </table:table-cell>
          <table:table-cell table:formula="of:=[.AX328]/([.AU328]+[.AX328]+[.BA328])" office:value-type="float" office:value="0.187506826504768" calcext:value-type="float">
            <text:p>0.18750682650476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3" calcext:value-type="float">
            <text:p>1123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827" calcext:value-type="float">
            <text:p>89.827</text:p>
          </table:table-cell>
          <table:table-cell table:style-name="ce17" office:value-type="float" office:value="89.9674" calcext:value-type="float">
            <text:p>89.9674</text:p>
          </table:table-cell>
          <table:table-cell/>
          <table:table-cell table:style-name="ce17" office:value-type="float" office:value="30.0544" calcext:value-type="float">
            <text:p>30.0544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40.7473" calcext:value-type="float">
            <text:p>40.7473</text:p>
          </table:table-cell>
          <table:table-cell table:style-name="ce58" office:value-type="float" office:value="40.0073" calcext:value-type="float">
            <text:p>40.0073</text:p>
          </table:table-cell>
          <table:table-cell/>
          <table:table-cell table:style-name="ce17" office:value-type="float" office:value="1136.2" calcext:value-type="float">
            <text:p>1136.2</text:p>
          </table:table-cell>
          <table:table-cell table:style-name="ce17" office:value-type="float" office:value="1132.1" calcext:value-type="float">
            <text:p>1132.1</text:p>
          </table:table-cell>
          <table:table-cell table:style-name="ce31"/>
          <table:table-cell table:style-name="ce17" office:value-type="float" office:value="9.07" calcext:value-type="float">
            <text:p>9.07</text:p>
          </table:table-cell>
          <table:table-cell table:style-name="ce17" office:value-type="float" office:value="9.37" calcext:value-type="float">
            <text:p>9.37</text:p>
          </table:table-cell>
          <table:table-cell/>
          <table:table-cell table:style-name="ce17" office:value-type="float" office:value="1108.7" calcext:value-type="float">
            <text:p>1108.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02" calcext:value-type="float">
            <text:p>2.02</text:p>
          </table:table-cell>
          <table:table-cell table:style-name="ce17" office:value-type="float" office:value="2.29" calcext:value-type="float">
            <text:p>2.29</text:p>
          </table:table-cell>
          <table:table-cell/>
          <table:table-cell table:style-name="ce17" office:value-type="float" office:value="1086.8" calcext:value-type="float">
            <text:p>1086.8</text:p>
          </table:table-cell>
          <table:table-cell table:style-name="ce17" office:value-type="float" office:value="1087.6" calcext:value-type="float">
            <text:p>1087.6</text:p>
          </table:table-cell>
          <table:table-cell table:style-name="ce31"/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2.03" calcext:value-type="float">
            <text:p>2.03</text:p>
          </table:table-cell>
          <table:table-cell/>
          <table:table-cell table:style-name="ce17" office:value-type="float" office:value="1023" calcext:value-type="float">
            <text:p>1023</text:p>
          </table:table-cell>
          <table:table-cell table:style-name="ce17" office:value-type="float" office:value="1025.8" calcext:value-type="float">
            <text:p>1025.8</text:p>
          </table:table-cell>
          <table:table-cell table:style-name="ce31"/>
          <table:table-cell table:style-name="ce17" office:value-type="float" office:value="6.72" calcext:value-type="float">
            <text:p>6.72</text:p>
          </table:table-cell>
          <table:table-cell table:style-name="ce17" office:value-type="float" office:value="6.64" calcext:value-type="float">
            <text:p>6.64</text:p>
          </table:table-cell>
          <table:table-cell/>
          <table:table-cell table:style-name="ce17" office:value-type="float" office:value="961.38" calcext:value-type="float">
            <text:p>961.38</text:p>
          </table:table-cell>
          <table:table-cell table:style-name="ce17" office:value-type="float" office:value="965.12" calcext:value-type="float">
            <text:p>965.12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4399" calcext:value-type="float">
            <text:p>124,399</text:p>
          </table:table-cell>
          <table:table-cell table:style-name="ce45" office:value-type="float" office:value="127241" calcext:value-type="float">
            <text:p>127,241</text:p>
          </table:table-cell>
          <table:table-cell/>
          <table:table-cell table:style-name="ce45" office:value-type="float" office:value="50771.5" calcext:value-type="float">
            <text:p>50,772</text:p>
          </table:table-cell>
          <table:table-cell table:style-name="ce45" office:value-type="float" office:value="47199" calcext:value-type="float">
            <text:p>47,199</text:p>
          </table:table-cell>
          <table:table-cell/>
          <table:table-cell table:style-name="ce45" office:value-type="float" office:value="67365.5" calcext:value-type="float">
            <text:p>67,366</text:p>
          </table:table-cell>
          <table:table-cell table:style-name="ce45" office:value-type="float" office:value="68385.5" calcext:value-type="float">
            <text:p>68,386</text:p>
          </table:table-cell>
          <table:table-cell/>
          <table:table-cell table:formula="of:=[.AW330]/([.AT330]+[.AW330]+[.AZ330])" office:value-type="float" office:value="0.209335933634594" calcext:value-type="float">
            <text:p>0.209335933634594</text:p>
          </table:table-cell>
          <table:table-cell table:formula="of:=[.AX330]/([.AU330]+[.AX330]+[.BA330])" office:value-type="float" office:value="0.194374149337693" calcext:value-type="float">
            <text:p>0.19437414933769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308:.D330])-MIN([.D308:.D330])" office:value-type="float" office:value="2" calcext:value-type="float">
            <text:p>2</text:p>
          </table:table-cell>
          <table:table-cell table:style-name="ce11" table:formula="of:=MAX([.E308:.E330])-MIN([.E308:.E330])" office:value-type="float" office:value="2" calcext:value-type="float">
            <text:p>2</text:p>
          </table:table-cell>
          <table:table-cell table:style-name="ce11" table:formula="of:=MAX([.F308:.F330])-MIN([.F308:.F330])" office:value-type="float" office:value="3" calcext:value-type="float">
            <text:p>3</text:p>
          </table:table-cell>
          <table:table-cell table:style-name="ce11" table:formula="of:=MAX([.G308:.G330])-MIN([.G308:.G330])" office:value-type="float" office:value="2" calcext:value-type="float">
            <text:p>2</text:p>
          </table:table-cell>
          <table:table-cell table:style-name="ce11" table:formula="of:=MAX([.H308:.H330])-MIN([.H308:.H330])" office:value-type="float" office:value="0.501800000000003" calcext:value-type="float">
            <text:p>0.501800000000003</text:p>
          </table:table-cell>
          <table:table-cell table:style-name="ce11" table:formula="of:=MAX([.I308:.I330])-MIN([.I308:.I330])" office:value-type="float" office:value="0.341000000000008" calcext:value-type="float">
            <text:p>0.341000000000008</text:p>
          </table:table-cell>
          <table:table-cell table:style-name="ce29"/>
          <table:table-cell table:style-name="ce11" table:formula="of:=MAX([.K308:.K330])-MIN([.K308:.K330])" office:value-type="float" office:value="1.2708" calcext:value-type="float">
            <text:p>1.2708</text:p>
          </table:table-cell>
          <table:table-cell table:style-name="ce11" table:formula="of:=MAX([.L308:.L330])-MIN([.L308:.L330])" office:value-type="float" office:value="0.692900000000002" calcext:value-type="float">
            <text:p>0.692900000000002</text:p>
          </table:table-cell>
          <table:table-cell table:style-name="ce59" table:formula="of:=MAX([.M308:.M330])-MIN([.M308:.M330])" office:value-type="float" office:value="15.8724" calcext:value-type="float">
            <text:p>15.8724</text:p>
          </table:table-cell>
          <table:table-cell table:style-name="ce59" table:formula="of:=MAX([.N308:.N330])-MIN([.N308:.N330])" office:value-type="float" office:value="19.2053" calcext:value-type="float">
            <text:p>19.2053</text:p>
          </table:table-cell>
          <table:table-cell table:style-name="ce23"/>
          <table:table-cell table:style-name="ce11" table:formula="of:=MAX([.P308:.P330])-MIN([.P308:.P330])" office:value-type="float" office:value="2.39999999999986" calcext:value-type="float">
            <text:p>2.39999999999986</text:p>
          </table:table-cell>
          <table:table-cell table:style-name="ce11" table:formula="of:=MAX([.Q308:.Q330])-MIN([.Q308:.Q330])" office:value-type="float" office:value="1.5" calcext:value-type="float">
            <text:p>1.5</text:p>
          </table:table-cell>
          <table:table-cell table:style-name="ce33"/>
          <table:table-cell table:style-name="ce11" table:formula="of:=MAX([.S308:.S330])-MIN([.S308:.S330])" office:value-type="float" office:value="0.67" calcext:value-type="float">
            <text:p>0.67</text:p>
          </table:table-cell>
          <table:table-cell table:style-name="ce11" table:formula="of:=MAX([.T308:.T330])-MIN([.T308:.T330])" office:value-type="float" office:value="0.75" calcext:value-type="float">
            <text:p>0.75</text:p>
          </table:table-cell>
          <table:table-cell table:style-name="ce23"/>
          <table:table-cell table:style-name="ce11" table:formula="of:=MAX([.V308:.V330])-MIN([.V308:.V330])" office:value-type="float" office:value="1.79999999999995" calcext:value-type="float">
            <text:p>1.79999999999995</text:p>
          </table:table-cell>
          <table:table-cell table:style-name="ce11" table:formula="of:=MAX([.W308:.W330])-MIN([.W308:.W330])" office:value-type="float" office:value="1.89999999999986" calcext:value-type="float">
            <text:p>1.89999999999986</text:p>
          </table:table-cell>
          <table:table-cell table:style-name="ce33"/>
          <table:table-cell table:style-name="ce11" table:formula="of:=MAX([.Y308:.Y330])-MIN([.Y308:.Y330])" office:value-type="float" office:value="0.71" calcext:value-type="float">
            <text:p>0.71</text:p>
          </table:table-cell>
          <table:table-cell table:style-name="ce11" table:formula="of:=MAX([.Z308:.Z330])-MIN([.Z308:.Z330])" office:value-type="float" office:value="0.71" calcext:value-type="float">
            <text:p>0.71</text:p>
          </table:table-cell>
          <table:table-cell table:style-name="ce23"/>
          <table:table-cell table:style-name="ce11" table:formula="of:=MAX([.AB308:.AB330])-MIN([.AB308:.AB330])" office:value-type="float" office:value="1.89999999999986" calcext:value-type="float">
            <text:p>1.89999999999986</text:p>
          </table:table-cell>
          <table:table-cell table:style-name="ce11" table:formula="of:=MAX([.AC308:.AC330])-MIN([.AC308:.AC330])" office:value-type="float" office:value="1.40000000000009" calcext:value-type="float">
            <text:p>1.40000000000009</text:p>
          </table:table-cell>
          <table:table-cell table:style-name="ce33"/>
          <table:table-cell table:style-name="ce11" table:formula="of:=MAX([.AE308:.AE330])-MIN([.AE308:.AE330])" office:value-type="float" office:value="0.62" calcext:value-type="float">
            <text:p>0.62</text:p>
          </table:table-cell>
          <table:table-cell table:style-name="ce11" table:formula="of:=MAX([.AF308:.AF330])-MIN([.AF308:.AF330])" office:value-type="float" office:value="0.67" calcext:value-type="float">
            <text:p>0.67</text:p>
          </table:table-cell>
          <table:table-cell table:style-name="ce23"/>
          <table:table-cell table:style-name="ce11" table:formula="of:=MAX([.AH308:.AH330])-MIN([.AH308:.AH330])" office:value-type="float" office:value="2.79999999999995" calcext:value-type="float">
            <text:p>2.79999999999995</text:p>
          </table:table-cell>
          <table:table-cell table:style-name="ce11" table:formula="of:=MAX([.AI308:.AI330])-MIN([.AI308:.AI330])" office:value-type="float" office:value="1.90000000000009" calcext:value-type="float">
            <text:p>1.90000000000009</text:p>
          </table:table-cell>
          <table:table-cell table:style-name="ce33"/>
          <table:table-cell table:style-name="ce11" table:formula="of:=MAX([.AK308:.AK330])-MIN([.AK308:.AK330])" office:value-type="float" office:value="0.73" calcext:value-type="float">
            <text:p>0.73</text:p>
          </table:table-cell>
          <table:table-cell table:style-name="ce11" table:formula="of:=MAX([.AL308:.AL330])-MIN([.AL308:.AL330])" office:value-type="float" office:value="0.65" calcext:value-type="float">
            <text:p>0.65</text:p>
          </table:table-cell>
          <table:table-cell table:style-name="ce23"/>
          <table:table-cell table:style-name="ce11" table:formula="of:=MAX([.AN308:.AN330])-MIN([.AN308:.AN330])" office:value-type="float" office:value="2.88999999999999" calcext:value-type="float">
            <text:p>2.88999999999999</text:p>
          </table:table-cell>
          <table:table-cell table:style-name="ce11" table:formula="of:=MAX([.AO308:.AO330])-MIN([.AO308:.AO330])" office:value-type="float" office:value="2.87" calcext:value-type="float">
            <text:p>2.87</text:p>
          </table:table-cell>
          <table:table-cell table:style-name="ce33"/>
          <table:table-cell table:style-name="ce11" table:formula="of:=MAX([.AQ308:.AQ330])-MIN([.AQ308:.AQ330])" office:value-type="float" office:value="0.6" calcext:value-type="float">
            <text:p>0.6</text:p>
          </table:table-cell>
          <table:table-cell table:style-name="ce11" table:formula="of:=MAX([.AR308:.AR330])-MIN([.AR308:.AR330])" office:value-type="float" office:value="0.700000000000001" calcext:value-type="float">
            <text:p>0.700000000000001</text:p>
          </table:table-cell>
          <table:table-cell table:style-name="ce23"/>
          <table:table-cell table:style-name="ce68" table:formula="of:=MAX([.AT308:.AT330])-MIN([.AT308:.AT330])" office:value-type="float" office:value="6252" calcext:value-type="float">
            <text:p>6,252</text:p>
          </table:table-cell>
          <table:table-cell table:style-name="ce68" table:formula="of:=MAX([.AU308:.AU330])-MIN([.AU308:.AU330])" office:value-type="float" office:value="5702" calcext:value-type="float">
            <text:p>5,702</text:p>
          </table:table-cell>
          <table:table-cell table:style-name="ce72"/>
          <table:table-cell table:style-name="ce68" table:formula="of:=MAX([.AW308:.AW330])-MIN([.AW308:.AW330])" office:value-type="float" office:value="5579" calcext:value-type="float">
            <text:p>5,579</text:p>
          </table:table-cell>
          <table:table-cell table:style-name="ce68" table:formula="of:=MAX([.AX308:.AX330])-MIN([.AX308:.AX330])" office:value-type="float" office:value="49136" calcext:value-type="float">
            <text:p>49,136</text:p>
          </table:table-cell>
          <table:table-cell table:style-name="ce72"/>
          <table:table-cell table:style-name="ce68" table:formula="of:=MAX([.AZ308:.AZ330])-MIN([.AZ308:.AZ330])" office:value-type="float" office:value="3276.5" calcext:value-type="float">
            <text:p>3,277</text:p>
          </table:table-cell>
          <table:table-cell table:style-name="ce68" table:formula="of:=MAX([.BA308:.BA330])-MIN([.BA308:.BA330])" office:value-type="float" office:value="5214.5" calcext:value-type="float">
            <text:p>5,215</text:p>
          </table:table-cell>
          <table:table-cell table:style-name="ce46"/>
          <table:table-cell table:style-name="ce11" table:formula="of:=MAX([.BC308:.BC330])-MIN([.BC308:.BC330])" office:value-type="float" office:value="0.0232256960214129" calcext:value-type="float">
            <text:p>0.023225696021413</text:p>
          </table:table-cell>
          <table:table-cell table:style-name="ce11" table:formula="of:=MAX([.BD308:.BD330])-MIN([.BD308:.BD330])" office:value-type="float" office:value="0.197994929522343" calcext:value-type="float">
            <text:p>0.197994929522343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308:.D330];3)-QUARTILE([.D308:.D330];1)" office:value-type="float" office:value="2" calcext:value-type="float">
            <text:p>2</text:p>
          </table:table-cell>
          <table:table-cell table:style-name="ce13" table:formula="of:=QUARTILE([.E308:.E330];3)-QUARTILE([.E308:.E330];1)" office:value-type="float" office:value="1.25" calcext:value-type="float">
            <text:p>1.25</text:p>
          </table:table-cell>
          <table:table-cell table:style-name="ce13" table:formula="of:=QUARTILE([.F308:.F330];3)-QUARTILE([.F308:.F330];1)" office:value-type="float" office:value="2" calcext:value-type="float">
            <text:p>2</text:p>
          </table:table-cell>
          <table:table-cell table:style-name="ce13" table:formula="of:=QUARTILE([.G308:.G330];3)-QUARTILE([.G308:.G330];1)" office:value-type="float" office:value="1" calcext:value-type="float">
            <text:p>1</text:p>
          </table:table-cell>
          <table:table-cell table:style-name="ce13" table:formula="of:=QUARTILE([.H308:.H330];3)-QUARTILE([.H308:.H330];1)" office:value-type="float" office:value="0.271875000000009" calcext:value-type="float">
            <text:p>0.271875000000009</text:p>
          </table:table-cell>
          <table:table-cell table:style-name="ce13" table:formula="of:=QUARTILE([.I308:.I330];3)-QUARTILE([.I308:.I330];1)" office:value-type="float" office:value="0.110725000000002" calcext:value-type="float">
            <text:p>0.110725000000002</text:p>
          </table:table-cell>
          <table:table-cell table:style-name="ce30"/>
          <table:table-cell table:style-name="ce13" table:formula="of:=QUARTILE([.K308:.K330];3)-QUARTILE([.K308:.K330];1)" office:value-type="float" office:value="0.492374999999999" calcext:value-type="float">
            <text:p>0.492374999999999</text:p>
          </table:table-cell>
          <table:table-cell table:style-name="ce13" table:formula="of:=QUARTILE([.L308:.L330];3)-QUARTILE([.L308:.L330];1)" office:value-type="float" office:value="0.361000000000001" calcext:value-type="float">
            <text:p>0.361000000000001</text:p>
          </table:table-cell>
          <table:table-cell table:style-name="ce59" table:formula="of:=QUARTILE([.M308:.M330];3)-QUARTILE([.M308:.M330];1)" office:value-type="float" office:value="6.95115" calcext:value-type="float">
            <text:p>6.95115</text:p>
          </table:table-cell>
          <table:table-cell table:style-name="ce59" table:formula="of:=QUARTILE([.N308:.N330];3)-QUARTILE([.N308:.N330];1)" office:value-type="float" office:value="4.70137500000001" calcext:value-type="float">
            <text:p>4.70137500000001</text:p>
          </table:table-cell>
          <table:table-cell table:style-name="ce32"/>
          <table:table-cell table:style-name="ce13" table:formula="of:=QUARTILE([.P308:.P330];3)-QUARTILE([.P308:.P330];1)" office:value-type="float" office:value="1.02500000000009" calcext:value-type="float">
            <text:p>1.02500000000009</text:p>
          </table:table-cell>
          <table:table-cell table:style-name="ce13" table:formula="of:=QUARTILE([.Q308:.Q330];3)-QUARTILE([.Q308:.Q330];1)" office:value-type="float" office:value="0.674999999999955" calcext:value-type="float">
            <text:p>0.674999999999955</text:p>
          </table:table-cell>
          <table:table-cell table:style-name="ce34"/>
          <table:table-cell table:style-name="ce13" table:formula="of:=QUARTILE([.S308:.S330];3)-QUARTILE([.S308:.S330];1)" office:value-type="float" office:value="0.212499999999999" calcext:value-type="float">
            <text:p>0.212499999999999</text:p>
          </table:table-cell>
          <table:table-cell table:style-name="ce13" table:formula="of:=QUARTILE([.T308:.T330];3)-QUARTILE([.T308:.T330];1)" office:value-type="float" office:value="0.16" calcext:value-type="float">
            <text:p>0.16</text:p>
          </table:table-cell>
          <table:table-cell table:style-name="ce32"/>
          <table:table-cell table:style-name="ce13" table:formula="of:=QUARTILE([.V308:.V330];3)-QUARTILE([.V308:.V330];1)" office:value-type="float" office:value="0.225000000000136" calcext:value-type="float">
            <text:p>0.225000000000136</text:p>
          </table:table-cell>
          <table:table-cell table:style-name="ce13" table:formula="of:=QUARTILE([.W308:.W330];3)-QUARTILE([.W308:.W330];1)" office:value-type="float" office:value="1.04999999999995" calcext:value-type="float">
            <text:p>1.04999999999995</text:p>
          </table:table-cell>
          <table:table-cell table:style-name="ce36"/>
          <table:table-cell table:style-name="ce13" table:formula="of:=QUARTILE([.Y308:.Y330];3)-QUARTILE([.Y308:.Y330];1)" office:value-type="float" office:value="0.2625" calcext:value-type="float">
            <text:p>0.2625</text:p>
          </table:table-cell>
          <table:table-cell table:style-name="ce13" table:formula="of:=QUARTILE([.Z308:.Z330];3)-QUARTILE([.Z308:.Z330];1)" office:value-type="float" office:value="0.1275" calcext:value-type="float">
            <text:p>0.1275</text:p>
          </table:table-cell>
          <table:table-cell table:style-name="ce32"/>
          <table:table-cell table:style-name="ce13" table:formula="of:=QUARTILE([.AB308:.AB330];3)-QUARTILE([.AB308:.AB330];1)" office:value-type="float" office:value="0.225000000000136" calcext:value-type="float">
            <text:p>0.225000000000136</text:p>
          </table:table-cell>
          <table:table-cell table:style-name="ce13" table:formula="of:=QUARTILE([.AC308:.AC330];3)-QUARTILE([.AC308:.AC330];1)" office:value-type="float" office:value="0.825000000000046" calcext:value-type="float">
            <text:p>0.825000000000046</text:p>
          </table:table-cell>
          <table:table-cell table:style-name="ce36"/>
          <table:table-cell table:style-name="ce13" table:formula="of:=QUARTILE([.AE308:.AE330];3)-QUARTILE([.AE308:.AE330];1)" office:value-type="float" office:value="0.2275" calcext:value-type="float">
            <text:p>0.2275</text:p>
          </table:table-cell>
          <table:table-cell table:style-name="ce13" table:formula="of:=QUARTILE([.AF308:.AF330];3)-QUARTILE([.AF308:.AF330];1)" office:value-type="float" office:value="0.0950000000000002" calcext:value-type="float">
            <text:p>0.095</text:p>
          </table:table-cell>
          <table:table-cell table:style-name="ce32"/>
          <table:table-cell table:style-name="ce13" table:formula="of:=QUARTILE([.AH308:.AH330];3)-QUARTILE([.AH308:.AH330];1)" office:value-type="float" office:value="0.699999999999932" calcext:value-type="float">
            <text:p>0.699999999999932</text:p>
          </table:table-cell>
          <table:table-cell table:style-name="ce13" table:formula="of:=QUARTILE([.AI308:.AI330];3)-QUARTILE([.AI308:.AI330];1)" office:value-type="float" office:value="0.924999999999955" calcext:value-type="float">
            <text:p>0.924999999999955</text:p>
          </table:table-cell>
          <table:table-cell table:style-name="ce36"/>
          <table:table-cell table:style-name="ce13" table:formula="of:=QUARTILE([.AK308:.AK330];3)-QUARTILE([.AK308:.AK330];1)" office:value-type="float" office:value="0.225" calcext:value-type="float">
            <text:p>0.225</text:p>
          </table:table-cell>
          <table:table-cell table:style-name="ce13" table:formula="of:=QUARTILE([.AL308:.AL330];3)-QUARTILE([.AL308:.AL330];1)" office:value-type="float" office:value="0.0625" calcext:value-type="float">
            <text:p>0.0625</text:p>
          </table:table-cell>
          <table:table-cell table:style-name="ce32"/>
          <table:table-cell table:style-name="ce13" table:formula="of:=QUARTILE([.AN308:.AN330];3)-QUARTILE([.AN308:.AN330];1)" office:value-type="float" office:value="1.42250000000001" calcext:value-type="float">
            <text:p>1.42250000000001</text:p>
          </table:table-cell>
          <table:table-cell table:style-name="ce13" table:formula="of:=QUARTILE([.AO308:.AO330];3)-QUARTILE([.AO308:.AO330];1)" office:value-type="float" office:value="1.3649999999999" calcext:value-type="float">
            <text:p>1.3649999999999</text:p>
          </table:table-cell>
          <table:table-cell table:style-name="ce36"/>
          <table:table-cell table:style-name="ce13" table:formula="of:=QUARTILE([.AQ308:.AQ330];3)-QUARTILE([.AQ308:.AQ330];1)" office:value-type="float" office:value="0.15" calcext:value-type="float">
            <text:p>0.15</text:p>
          </table:table-cell>
          <table:table-cell table:style-name="ce13" table:formula="of:=QUARTILE([.AR308:.AR330];3)-QUARTILE([.AR308:.AR330];1)" office:value-type="float" office:value="0.125" calcext:value-type="float">
            <text:p>0.125</text:p>
          </table:table-cell>
          <table:table-cell table:style-name="ce24"/>
          <table:table-cell table:style-name="ce69" table:formula="of:=QUARTILE([.AT308:.AT330];3)-QUARTILE([.AT308:.AT330];1)" office:value-type="float" office:value="4556.75" calcext:value-type="float">
            <text:p>4,557</text:p>
          </table:table-cell>
          <table:table-cell table:style-name="ce69" table:formula="of:=QUARTILE([.AU308:.AU330];3)-QUARTILE([.AU308:.AU330];1)" office:value-type="float" office:value="2966.25" calcext:value-type="float">
            <text:p>2,966</text:p>
          </table:table-cell>
          <table:table-cell table:style-name="ce72"/>
          <table:table-cell table:style-name="ce69" table:formula="of:=QUARTILE([.AW308:.AW330];3)-QUARTILE([.AW308:.AW330];1)" office:value-type="float" office:value="4052.5" calcext:value-type="float">
            <text:p>4,053</text:p>
          </table:table-cell>
          <table:table-cell table:style-name="ce69" table:formula="of:=QUARTILE([.AX308:.AX330];3)-QUARTILE([.AX308:.AX330];1)" office:value-type="float" office:value="4382.25" calcext:value-type="float">
            <text:p>4,382</text:p>
          </table:table-cell>
          <table:table-cell table:style-name="ce72"/>
          <table:table-cell table:style-name="ce69" table:formula="of:=QUARTILE([.AZ308:.AZ330];3)-QUARTILE([.AZ308:.AZ330];1)" office:value-type="float" office:value="862.75" calcext:value-type="float">
            <text:p>863</text:p>
          </table:table-cell>
          <table:table-cell table:style-name="ce69" table:formula="of:=QUARTILE([.BA308:.BA330];3)-QUARTILE([.BA308:.BA330];1)" office:value-type="float" office:value="1996.5" calcext:value-type="float">
            <text:p>1,997</text:p>
          </table:table-cell>
          <table:table-cell table:style-name="ce46"/>
          <table:table-cell table:style-name="ce13" table:formula="of:=QUARTILE([.BC308:.BC330];3)-QUARTILE([.BC308:.BC330];1)" office:value-type="float" office:value="0.0165517466509174" calcext:value-type="float">
            <text:p>0.016551746650917</text:p>
          </table:table-cell>
          <table:table-cell table:style-name="ce13" table:formula="of:=QUARTILE([.BD308:.BD330];3)-QUARTILE([.BD308:.BD330];1)" office:value-type="float" office:value="0.018359353416442" calcext:value-type="float">
            <text:p>0.018359353416442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1092" calcext:value-type="float">
            <text:p>90.1092</text:p>
          </table:table-cell>
          <table:table-cell table:style-name="ce17" office:value-type="float" office:value="90.0776" calcext:value-type="float">
            <text:p>90.0776</text:p>
          </table:table-cell>
          <table:table-cell/>
          <table:table-cell table:style-name="ce17" office:value-type="float" office:value="27.4076" calcext:value-type="float">
            <text:p>27.4076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32.3124" calcext:value-type="float">
            <text:p>32.3124</text:p>
          </table:table-cell>
          <table:table-cell table:style-name="ce58" office:value-type="float" office:value="39.336" calcext:value-type="float">
            <text:p>39.336</text:p>
          </table:table-cell>
          <table:table-cell/>
          <table:table-cell table:style-name="ce17" office:value-type="float" office:value="1134" calcext:value-type="float">
            <text:p>1134</text:p>
          </table:table-cell>
          <table:table-cell table:style-name="ce17" office:value-type="float" office:value="1132" calcext:value-type="float">
            <text:p>1132</text:p>
          </table:table-cell>
          <table:table-cell table:style-name="ce31"/>
          <table:table-cell table:style-name="ce17" office:value-type="float" office:value="9.64" calcext:value-type="float">
            <text:p>9.64</text:p>
          </table:table-cell>
          <table:table-cell table:style-name="ce17" office:value-type="float" office:value="9.36" calcext:value-type="float">
            <text:p>9.36</text:p>
          </table:table-cell>
          <table:table-cell/>
          <table:table-cell table:style-name="ce17" office:value-type="float" office:value="1107.2" calcext:value-type="float">
            <text:p>1107.2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69" calcext:value-type="float">
            <text:p>2.69</text:p>
          </table:table-cell>
          <table:table-cell table:style-name="ce17" office:value-type="float" office:value="2.34" calcext:value-type="float">
            <text:p>2.34</text:p>
          </table:table-cell>
          <table:table-cell/>
          <table:table-cell table:style-name="ce17" office:value-type="float" office:value="1087.4" calcext:value-type="float">
            <text:p>1087.4</text:p>
          </table:table-cell>
          <table:table-cell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1.63" calcext:value-type="float">
            <text:p>1.63</text:p>
          </table:table-cell>
          <table:table-cell table:style-name="ce17" office:value-type="float" office:value="1.99" calcext:value-type="float">
            <text:p>1.99</text:p>
          </table:table-cell>
          <table:table-cell/>
          <table:table-cell table:style-name="ce17" office:value-type="float" office:value="1027.9" calcext:value-type="float">
            <text:p>1027.9</text:p>
          </table:table-cell>
          <table:table-cell table:style-name="ce17" office:value-type="float" office:value="1025.7" calcext:value-type="float">
            <text:p>1025.7</text:p>
          </table:table-cell>
          <table:table-cell table:style-name="ce31"/>
          <table:table-cell table:style-name="ce17" office:value-type="float" office:value="6.14" calcext:value-type="float">
            <text:p>6.14</text:p>
          </table:table-cell>
          <table:table-cell table:style-name="ce17" office:value-type="float" office:value="6.59" calcext:value-type="float">
            <text:p>6.59</text:p>
          </table:table-cell>
          <table:table-cell/>
          <table:table-cell table:style-name="ce17" office:value-type="float" office:value="963.75" calcext:value-type="float">
            <text:p>963.75</text:p>
          </table:table-cell>
          <table:table-cell table:style-name="ce17" office:value-type="float" office:value="964.15" calcext:value-type="float">
            <text:p>964.15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9539" calcext:value-type="float">
            <text:p>129,539</text:p>
          </table:table-cell>
          <table:table-cell table:style-name="ce45" office:value-type="float" office:value="128806" calcext:value-type="float">
            <text:p>128,806</text:p>
          </table:table-cell>
          <table:table-cell/>
          <table:table-cell table:style-name="ce45" office:value-type="float" office:value="46357" calcext:value-type="float">
            <text:p>46,357</text:p>
          </table:table-cell>
          <table:table-cell table:style-name="ce45" office:value-type="float" office:value="44532.5" calcext:value-type="float">
            <text:p>44,533</text:p>
          </table:table-cell>
          <table:table-cell/>
          <table:table-cell table:style-name="ce45" office:value-type="float" office:value="65648" calcext:value-type="float">
            <text:p>65,648</text:p>
          </table:table-cell>
          <table:table-cell table:style-name="ce45" office:value-type="float" office:value="69439" calcext:value-type="float">
            <text:p>69,439</text:p>
          </table:table-cell>
          <table:table-cell/>
          <table:table-cell table:formula="of:=[.AW338]/([.AT338]+[.AW338]+[.AZ338])" office:value-type="float" office:value="0.19191948464876" calcext:value-type="float">
            <text:p>0.19191948464876</text:p>
          </table:table-cell>
          <table:table-cell table:formula="of:=[.AX338]/([.AU338]+[.AX338]+[.BA338])" office:value-type="float" office:value="0.183429271658206" calcext:value-type="float">
            <text:p>0.18342927165820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number-columns-repeated="2" table:style-name="ce17" office:value-type="float" office:value="449" calcext:value-type="float">
            <text:p>449</text:p>
          </table:table-cell>
          <table:table-cell table:number-columns-repeated="2" table:style-name="ce17" office:value-type="float" office:value="1118" calcext:value-type="float">
            <text:p>1118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9.9877" calcext:value-type="float">
            <text:p>89.9877</text:p>
          </table:table-cell>
          <table:table-cell/>
          <table:table-cell table:number-columns-repeated="2" table:style-name="ce17" office:value-type="float" office:value="28.5351" calcext:value-type="float">
            <text:p>28.5351</text:p>
          </table:table-cell>
          <table:table-cell table:style-name="ce58" office:value-type="float" office:value="33.9786" calcext:value-type="float">
            <text:p>33.9786</text:p>
          </table:table-cell>
          <table:table-cell table:style-name="ce58" office:value-type="float" office:value="39.2801" calcext:value-type="float">
            <text:p>39.2801</text:p>
          </table:table-cell>
          <table:table-cell/>
          <table:table-cell table:style-name="ce17" office:value-type="float" office:value="1132.3" calcext:value-type="float">
            <text:p>1132.3</text:p>
          </table:table-cell>
          <table:table-cell table:style-name="ce17" office:value-type="float" office:value="1131.2" calcext:value-type="float">
            <text:p>1131.2</text:p>
          </table:table-cell>
          <table:table-cell table:style-name="ce31"/>
          <table:table-cell table:style-name="ce17" office:value-type="float" office:value="9.45" calcext:value-type="float">
            <text:p>9.45</text:p>
          </table:table-cell>
          <table:table-cell table:style-name="ce17" office:value-type="float" office:value="9.11" calcext:value-type="float">
            <text:p>9.11</text:p>
          </table:table-cell>
          <table:table-cell/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1105.6" calcext:value-type="float">
            <text:p>1105.6</text:p>
          </table:table-cell>
          <table:table-cell table:style-name="ce31"/>
          <table:table-cell table:style-name="ce17" office:value-type="float" office:value="2.43" calcext:value-type="float">
            <text:p>2.43</text:p>
          </table:table-cell>
          <table:table-cell table:style-name="ce17" office:value-type="float" office:value="2.02" calcext:value-type="float">
            <text:p>2.02</text:p>
          </table:table-cell>
          <table:table-cell/>
          <table:table-cell table:style-name="ce17" office:value-type="float" office:value="1085.5" calcext:value-type="float">
            <text:p>1085.5</text:p>
          </table:table-cell>
          <table:table-cell table:style-name="ce17" office:value-type="float" office:value="1085.8" calcext:value-type="float">
            <text:p>1085.8</text:p>
          </table:table-cell>
          <table:table-cell table:style-name="ce31"/>
          <table:table-cell table:style-name="ce17" office:value-type="float" office:value="1.84" calcext:value-type="float">
            <text:p>1.84</text:p>
          </table:table-cell>
          <table:table-cell table:style-name="ce17" office:value-type="float" office:value="2.26" calcext:value-type="float">
            <text:p>2.26</text:p>
          </table:table-cell>
          <table:table-cell/>
          <table:table-cell table:style-name="ce17" office:value-type="float" office:value="1024.2" calcext:value-type="float">
            <text:p>1024.2</text:p>
          </table:table-cell>
          <table:table-cell table:style-name="ce17" office:value-type="float" office:value="1025.1" calcext:value-type="float">
            <text:p>1025.1</text:p>
          </table:table-cell>
          <table:table-cell table:style-name="ce31"/>
          <table:table-cell table:style-name="ce17" office:value-type="float" office:value="6.33" calcext:value-type="float">
            <text:p>6.33</text:p>
          </table:table-cell>
          <table:table-cell table:style-name="ce17" office:value-type="float" office:value="6.77" calcext:value-type="float">
            <text:p>6.77</text:p>
          </table:table-cell>
          <table:table-cell/>
          <table:table-cell table:style-name="ce17" office:value-type="float" office:value="962.49" calcext:value-type="float">
            <text:p>962.49</text:p>
          </table:table-cell>
          <table:table-cell table:style-name="ce17" office:value-type="float" office:value="963.74" calcext:value-type="float">
            <text:p>963.74</text:p>
          </table:table-cell>
          <table:table-cell table:style-name="ce31"/>
          <table:table-cell table:style-name="ce17" office:value-type="float" office:value="10.2" calcext:value-type="float">
            <text:p>10.2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7780" calcext:value-type="float">
            <text:p>127,780</text:p>
          </table:table-cell>
          <table:table-cell table:style-name="ce45" office:value-type="float" office:value="130491" calcext:value-type="float">
            <text:p>130,491</text:p>
          </table:table-cell>
          <table:table-cell/>
          <table:table-cell table:style-name="ce45" office:value-type="float" office:value="47579" calcext:value-type="float">
            <text:p>47,579</text:p>
          </table:table-cell>
          <table:table-cell table:style-name="ce45" office:value-type="float" office:value="43148.5" calcext:value-type="float">
            <text:p>43,149</text:p>
          </table:table-cell>
          <table:table-cell/>
          <table:table-cell table:style-name="ce45" office:value-type="float" office:value="66566" calcext:value-type="float">
            <text:p>66,566</text:p>
          </table:table-cell>
          <table:table-cell table:style-name="ce45" office:value-type="float" office:value="69226" calcext:value-type="float">
            <text:p>69,226</text:p>
          </table:table-cell>
          <table:table-cell/>
          <table:table-cell table:formula="of:=[.AW340]/([.AT340]+[.AW340]+[.AZ340])" office:value-type="float" office:value="0.196668388963522" calcext:value-type="float">
            <text:p>0.196668388963522</text:p>
          </table:table-cell>
          <table:table-cell table:formula="of:=[.AX340]/([.AU340]+[.AX340]+[.BA340])" office:value-type="float" office:value="0.177664180379675" calcext:value-type="float">
            <text:p>0.17766418037967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2732" calcext:value-type="float">
            <text:p>90.2732</text:p>
          </table:table-cell>
          <table:table-cell table:style-name="ce17" office:value-type="float" office:value="89.9349" calcext:value-type="float">
            <text:p>89.9349</text:p>
          </table:table-cell>
          <table:table-cell/>
          <table:table-cell table:style-name="ce17" office:value-type="float" office:value="28.3856" calcext:value-type="float">
            <text:p>28.3856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36.0778" calcext:value-type="float">
            <text:p>36.0778</text:p>
          </table:table-cell>
          <table:table-cell table:style-name="ce58" office:value-type="float" office:value="39.7872" calcext:value-type="float">
            <text:p>39.7872</text:p>
          </table:table-cell>
          <table:table-cell/>
          <table:table-cell table:style-name="ce17" office:value-type="float" office:value="1132.1" calcext:value-type="float">
            <text:p>1132.1</text:p>
          </table:table-cell>
          <table:table-cell table:style-name="ce17" office:value-type="float" office:value="1131.8" calcext:value-type="float">
            <text:p>1131.8</text:p>
          </table:table-cell>
          <table:table-cell table:style-name="ce31"/>
          <table:table-cell table:style-name="ce17" office:value-type="float" office:value="9.38" calcext:value-type="float">
            <text:p>9.38</text:p>
          </table:table-cell>
          <table:table-cell table:style-name="ce17" office:value-type="float" office:value="8.97" calcext:value-type="float">
            <text:p>8.97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5.6" calcext:value-type="float">
            <text:p>1105.6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 office:value-type="float" office:value="1085.6" calcext:value-type="float">
            <text:p>1085.6</text:p>
          </table:table-cell>
          <table:table-cell table:style-name="ce17" office:value-type="float" office:value="1085.9" calcext:value-type="float">
            <text:p>1085.9</text:p>
          </table:table-cell>
          <table:table-cell table:style-name="ce31"/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2.34" calcext:value-type="float">
            <text:p>2.34</text:p>
          </table:table-cell>
          <table:table-cell/>
          <table:table-cell table:style-name="ce17" office:value-type="float" office:value="1024.5" calcext:value-type="float">
            <text:p>1024.5</text:p>
          </table:table-cell>
          <table:table-cell table:style-name="ce17" office:value-type="float" office:value="1025.5" calcext:value-type="float">
            <text:p>1025.5</text:p>
          </table:table-cell>
          <table:table-cell table:style-name="ce31"/>
          <table:table-cell table:style-name="ce17" office:value-type="float" office:value="6.46" calcext:value-type="float">
            <text:p>6.46</text:p>
          </table:table-cell>
          <table:table-cell table:style-name="ce17" office:value-type="float" office:value="6.96" calcext:value-type="float">
            <text:p>6.96</text:p>
          </table:table-cell>
          <table:table-cell/>
          <table:table-cell table:style-name="ce17" office:value-type="float" office:value="961.74" calcext:value-type="float">
            <text:p>961.74</text:p>
          </table:table-cell>
          <table:table-cell table:style-name="ce17" office:value-type="float" office:value="963.22" calcext:value-type="float">
            <text:p>963.22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8" calcext:value-type="float">
            <text:p>10.8</text:p>
          </table:table-cell>
          <table:table-cell/>
          <table:table-cell table:style-name="ce45" office:value-type="float" office:value="128287" calcext:value-type="float">
            <text:p>128,287</text:p>
          </table:table-cell>
          <table:table-cell table:style-name="ce45" office:value-type="float" office:value="129955" calcext:value-type="float">
            <text:p>129,955</text:p>
          </table:table-cell>
          <table:table-cell/>
          <table:table-cell table:style-name="ce45" office:value-type="float" office:value="48963.5" calcext:value-type="float">
            <text:p>48,964</text:p>
          </table:table-cell>
          <table:table-cell table:style-name="ce45" office:value-type="float" office:value="42896.5" calcext:value-type="float">
            <text:p>42,897</text:p>
          </table:table-cell>
          <table:table-cell/>
          <table:table-cell table:style-name="ce45" office:value-type="float" office:value="65400" calcext:value-type="float">
            <text:p>65,400</text:p>
          </table:table-cell>
          <table:table-cell table:style-name="ce45" office:value-type="float" office:value="70006" calcext:value-type="float">
            <text:p>70,006</text:p>
          </table:table-cell>
          <table:table-cell/>
          <table:table-cell table:formula="of:=[.AW342]/([.AT342]+[.AW342]+[.AZ342])" office:value-type="float" office:value="0.201786108003074" calcext:value-type="float">
            <text:p>0.201786108003074</text:p>
          </table:table-cell>
          <table:table-cell table:formula="of:=[.AX342]/([.AU342]+[.AX342]+[.BA342])" office:value-type="float" office:value="0.176632387305313" calcext:value-type="float">
            <text:p>0.17663238730531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number-columns-repeated="2" table:style-name="ce17" office:value-type="float" office:value="1118" calcext:value-type="float">
            <text:p>1118</text:p>
          </table:table-cell>
          <table:table-cell table:style-name="ce17" office:value-type="float" office:value="90.3384" calcext:value-type="float">
            <text:p>90.3384</text:p>
          </table:table-cell>
          <table:table-cell table:style-name="ce17" office:value-type="float" office:value="90.0328" calcext:value-type="float">
            <text:p>90.0328</text:p>
          </table:table-cell>
          <table:table-cell/>
          <table:table-cell table:style-name="ce17" office:value-type="float" office:value="28.2374" calcext:value-type="float">
            <text:p>28.2374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38.379" calcext:value-type="float">
            <text:p>38.379</text:p>
          </table:table-cell>
          <table:table-cell table:style-name="ce58" office:value-type="float" office:value="36.5629" calcext:value-type="float">
            <text:p>36.5629</text:p>
          </table:table-cell>
          <table:table-cell/>
          <table:table-cell table:style-name="ce17" office:value-type="float" office:value="1132" calcext:value-type="float">
            <text:p>1132</text:p>
          </table:table-cell>
          <table:table-cell table:style-name="ce17" office:value-type="float" office:value="1132.1" calcext:value-type="float">
            <text:p>1132.1</text:p>
          </table:table-cell>
          <table:table-cell table:style-name="ce31"/>
          <table:table-cell table:style-name="ce17" office:value-type="float" office:value="9.35" calcext:value-type="float">
            <text:p>9.35</text:p>
          </table:table-cell>
          <table:table-cell table:style-name="ce17" office:value-type="float" office:value="9.38" calcext:value-type="float">
            <text:p>9.38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38" calcext:value-type="float">
            <text:p>2.38</text:p>
          </table:table-cell>
          <table:table-cell table:style-name="ce17" office:value-type="float" office:value="2.31" calcext:value-type="float">
            <text:p>2.31</text:p>
          </table:table-cell>
          <table:table-cell/>
          <table:table-cell table:number-columns-repeated="2"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1.95" calcext:value-type="float">
            <text:p>1.95</text:p>
          </table:table-cell>
          <table:table-cell table:style-name="ce17" office:value-type="float" office:value="1.96" calcext:value-type="float">
            <text:p>1.96</text:p>
          </table:table-cell>
          <table:table-cell/>
          <table:table-cell table:style-name="ce17" office:value-type="float" office:value="1024.5" calcext:value-type="float">
            <text:p>1024.5</text:p>
          </table:table-cell>
          <table:table-cell table:style-name="ce17" office:value-type="float" office:value="1025.6" calcext:value-type="float">
            <text:p>1025.6</text:p>
          </table:table-cell>
          <table:table-cell table:style-name="ce31"/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6.51" calcext:value-type="float">
            <text:p>6.51</text:p>
          </table:table-cell>
          <table:table-cell/>
          <table:table-cell table:style-name="ce17" office:value-type="float" office:value="962.67" calcext:value-type="float">
            <text:p>962.67</text:p>
          </table:table-cell>
          <table:table-cell table:style-name="ce17" office:value-type="float" office:value="963.89" calcext:value-type="float">
            <text:p>963.89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6798" calcext:value-type="float">
            <text:p>126,798</text:p>
          </table:table-cell>
          <table:table-cell table:style-name="ce45" office:value-type="float" office:value="130471" calcext:value-type="float">
            <text:p>130,471</text:p>
          </table:table-cell>
          <table:table-cell/>
          <table:table-cell table:style-name="ce45" office:value-type="float" office:value="49252" calcext:value-type="float">
            <text:p>49,252</text:p>
          </table:table-cell>
          <table:table-cell table:style-name="ce45" office:value-type="float" office:value="42616.5" calcext:value-type="float">
            <text:p>42,617</text:p>
          </table:table-cell>
          <table:table-cell/>
          <table:table-cell table:style-name="ce45" office:value-type="float" office:value="66597" calcext:value-type="float">
            <text:p>66,597</text:p>
          </table:table-cell>
          <table:table-cell table:style-name="ce45" office:value-type="float" office:value="69465" calcext:value-type="float">
            <text:p>69,465</text:p>
          </table:table-cell>
          <table:table-cell/>
          <table:table-cell table:formula="of:=[.AW344]/([.AT344]+[.AW344]+[.AZ344])" office:value-type="float" office:value="0.202977988600724" calcext:value-type="float">
            <text:p>0.202977988600724</text:p>
          </table:table-cell>
          <table:table-cell table:formula="of:=[.AX344]/([.AU344]+[.AX344]+[.BA344])" office:value-type="float" office:value="0.175700106162583" calcext:value-type="float">
            <text:p>0.17570010616258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number-columns-repeated="2" table:style-name="ce17" office:value-type="float" office:value="1119" calcext:value-type="float">
            <text:p>1119</text:p>
          </table:table-cell>
          <table:table-cell table:style-name="ce17" office:value-type="float" office:value="90.0684" calcext:value-type="float">
            <text:p>90.0684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style-name="ce17" office:value-type="float" office:value="28.2374" calcext:value-type="float">
            <text:p>28.2374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40.6154" calcext:value-type="float">
            <text:p>40.6154</text:p>
          </table:table-cell>
          <table:table-cell table:style-name="ce58" office:value-type="float" office:value="38.493" calcext:value-type="float">
            <text:p>38.493</text:p>
          </table:table-cell>
          <table:table-cell/>
          <table:table-cell table:style-name="ce17" office:value-type="float" office:value="1133.1" calcext:value-type="float">
            <text:p>1133.1</text:p>
          </table:table-cell>
          <table:table-cell table:style-name="ce17" office:value-type="float" office:value="1133.2" calcext:value-type="float">
            <text:p>1133.2</text:p>
          </table:table-cell>
          <table:table-cell table:style-name="ce31"/>
          <table:table-cell table:style-name="ce17" office:value-type="float" office:value="9.36" calcext:value-type="float">
            <text:p>9.36</text:p>
          </table:table-cell>
          <table:table-cell table:style-name="ce17" office:value-type="float" office:value="9.39" calcext:value-type="float">
            <text:p>9.39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7.9" calcext:value-type="float">
            <text:p>1107.9</text:p>
          </table:table-cell>
          <table:table-cell table:style-name="ce31"/>
          <table:table-cell table:style-name="ce17" office:value-type="float" office:value="2.35" calcext:value-type="float">
            <text:p>2.35</text:p>
          </table:table-cell>
          <table:table-cell table:style-name="ce17" office:value-type="float" office:value="2.37" calcext:value-type="float">
            <text:p>2.37</text:p>
          </table:table-cell>
          <table:table-cell/>
          <table:table-cell table:style-name="ce17" office:value-type="float" office:value="1085.6" calcext:value-type="float">
            <text:p>1085.6</text:p>
          </table:table-cell>
          <table:table-cell table:style-name="ce17" office:value-type="float" office:value="1087.6" calcext:value-type="float">
            <text:p>1087.6</text:p>
          </table:table-cell>
          <table:table-cell table:style-name="ce31"/>
          <table:table-cell table:style-name="ce17" office:value-type="float" office:value="1.98" calcext:value-type="float">
            <text:p>1.98</text:p>
          </table:table-cell>
          <table:table-cell table:style-name="ce17" office:value-type="float" office:value="1.94" calcext:value-type="float">
            <text:p>1.94</text:p>
          </table:table-cell>
          <table:table-cell/>
          <table:table-cell table:style-name="ce17" office:value-type="float" office:value="1024.6" calcext:value-type="float">
            <text:p>1024.6</text:p>
          </table:table-cell>
          <table:table-cell table:style-name="ce17" office:value-type="float" office:value="1026.6" calcext:value-type="float">
            <text:p>1026.6</text:p>
          </table:table-cell>
          <table:table-cell table:style-name="ce31"/>
          <table:table-cell table:style-name="ce17" office:value-type="float" office:value="6.53" calcext:value-type="float">
            <text:p>6.53</text:p>
          </table:table-cell>
          <table:table-cell table:style-name="ce17" office:value-type="float" office:value="6.54" calcext:value-type="float">
            <text:p>6.54</text:p>
          </table:table-cell>
          <table:table-cell/>
          <table:table-cell table:style-name="ce17" office:value-type="float" office:value="961.79" calcext:value-type="float">
            <text:p>961.79</text:p>
          </table:table-cell>
          <table:table-cell table:style-name="ce17" office:value-type="float" office:value="965" calcext:value-type="float">
            <text:p>965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5019" calcext:value-type="float">
            <text:p>125,019</text:p>
          </table:table-cell>
          <table:table-cell table:style-name="ce45" office:value-type="float" office:value="126623" calcext:value-type="float">
            <text:p>126,623</text:p>
          </table:table-cell>
          <table:table-cell/>
          <table:table-cell table:style-name="ce45" office:value-type="float" office:value="51053.5" calcext:value-type="float">
            <text:p>51,054</text:p>
          </table:table-cell>
          <table:table-cell table:style-name="ce45" office:value-type="float" office:value="47914.5" calcext:value-type="float">
            <text:p>47,915</text:p>
          </table:table-cell>
          <table:table-cell/>
          <table:table-cell table:style-name="ce45" office:value-type="float" office:value="66888" calcext:value-type="float">
            <text:p>66,888</text:p>
          </table:table-cell>
          <table:table-cell table:style-name="ce45" office:value-type="float" office:value="68236" calcext:value-type="float">
            <text:p>68,236</text:p>
          </table:table-cell>
          <table:table-cell/>
          <table:table-cell table:formula="of:=[.AW346]/([.AT346]+[.AW346]+[.AZ346])" office:value-type="float" office:value="0.210130864893676" calcext:value-type="float">
            <text:p>0.210130864893676</text:p>
          </table:table-cell>
          <table:table-cell table:formula="of:=[.AX346]/([.AU346]+[.AX346]+[.BA346])" office:value-type="float" office:value="0.197362974130208" calcext:value-type="float">
            <text:p>0.19736297413020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number-columns-repeated="2" table:style-name="ce17" office:value-type="float" office:value="449" calcext:value-type="float">
            <text:p>449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2363" calcext:value-type="float">
            <text:p>90.2363</text:p>
          </table:table-cell>
          <table:table-cell table:style-name="ce17" office:value-type="float" office:value="89.9675" calcext:value-type="float">
            <text:p>89.9675</text:p>
          </table:table-cell>
          <table:table-cell/>
          <table:table-cell table:style-name="ce17" office:value-type="float" office:value="28.0907" calcext:value-type="float">
            <text:p>28.0907</text:p>
          </table:table-cell>
          <table:table-cell table:style-name="ce17" office:value-type="float" office:value="28.258" calcext:value-type="float">
            <text:p>28.258</text:p>
          </table:table-cell>
          <table:table-cell table:style-name="ce58" office:value-type="float" office:value="40.6988" calcext:value-type="float">
            <text:p>40.6988</text:p>
          </table:table-cell>
          <table:table-cell table:style-name="ce58" office:value-type="float" office:value="39.465" calcext:value-type="float">
            <text:p>39.465</text:p>
          </table:table-cell>
          <table:table-cell/>
          <table:table-cell table:style-name="ce17" office:value-type="float" office:value="1132" calcext:value-type="float">
            <text:p>1132</text:p>
          </table:table-cell>
          <table:table-cell table:style-name="ce17" office:value-type="float" office:value="1132.4" calcext:value-type="float">
            <text:p>1132.4</text:p>
          </table:table-cell>
          <table:table-cell table:style-name="ce31"/>
          <table:table-cell table:style-name="ce17" office:value-type="float" office:value="9.34" calcext:value-type="float">
            <text:p>9.34</text:p>
          </table:table-cell>
          <table:table-cell table:style-name="ce17" office:value-type="float" office:value="9.16" calcext:value-type="float">
            <text:p>9.16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37" calcext:value-type="float">
            <text:p>2.37</text:p>
          </table:table-cell>
          <table:table-cell table:style-name="ce17" office:value-type="float" office:value="2.13" calcext:value-type="float">
            <text:p>2.13</text:p>
          </table:table-cell>
          <table:table-cell/>
          <table:table-cell table:style-name="ce17" office:value-type="float" office:value="1085.6" calcext:value-type="float">
            <text:p>1085.6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style-name="ce17" office:value-type="float" office:value="1024.7" calcext:value-type="float">
            <text:p>1024.7</text:p>
          </table:table-cell>
          <table:table-cell table:style-name="ce17" office:value-type="float" office:value="1026.8" calcext:value-type="float">
            <text:p>1026.8</text:p>
          </table:table-cell>
          <table:table-cell table:style-name="ce31"/>
          <table:table-cell table:style-name="ce17" office:value-type="float" office:value="6.57" calcext:value-type="float">
            <text:p>6.57</text:p>
          </table:table-cell>
          <table:table-cell table:style-name="ce17" office:value-type="float" office:value="6.63" calcext:value-type="float">
            <text:p>6.63</text:p>
          </table:table-cell>
          <table:table-cell/>
          <table:table-cell table:style-name="ce17" office:value-type="float" office:value="962.89" calcext:value-type="float">
            <text:p>962.89</text:p>
          </table:table-cell>
          <table:table-cell table:style-name="ce17" office:value-type="float" office:value="964.5" calcext:value-type="float">
            <text:p>964.5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4431" calcext:value-type="float">
            <text:p>124,431</text:p>
          </table:table-cell>
          <table:table-cell table:style-name="ce45" office:value-type="float" office:value="129404" calcext:value-type="float">
            <text:p>129,404</text:p>
          </table:table-cell>
          <table:table-cell/>
          <table:table-cell table:style-name="ce45" office:value-type="float" office:value="50748" calcext:value-type="float">
            <text:p>50,748</text:p>
          </table:table-cell>
          <table:table-cell table:style-name="ce45" office:value-type="float" office:value="42167.5" calcext:value-type="float">
            <text:p>42,168</text:p>
          </table:table-cell>
          <table:table-cell/>
          <table:table-cell table:style-name="ce45" office:value-type="float" office:value="67236" calcext:value-type="float">
            <text:p>67,236</text:p>
          </table:table-cell>
          <table:table-cell table:style-name="ce45" office:value-type="float" office:value="71322" calcext:value-type="float">
            <text:p>71,322</text:p>
          </table:table-cell>
          <table:table-cell/>
          <table:table-cell table:formula="of:=[.AW348]/([.AT348]+[.AW348]+[.AZ348])" office:value-type="float" office:value="0.209343481220221" calcext:value-type="float">
            <text:p>0.209343481220221</text:p>
          </table:table-cell>
          <table:table-cell table:formula="of:=[.AX348]/([.AU348]+[.AX348]+[.BA348])" office:value-type="float" office:value="0.173604892679302" calcext:value-type="float">
            <text:p>0.173604892679302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R1_10DegAnti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number-columns-repeated="2" table:style-name="ce17" office:value-type="float" office:value="449" calcext:value-type="float">
            <text:p>449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8628" calcext:value-type="float">
            <text:p>89.8628</text:p>
          </table:table-cell>
          <table:table-cell table:style-name="ce17" office:value-type="float" office:value="89.8307" calcext:value-type="float">
            <text:p>89.8307</text:p>
          </table:table-cell>
          <table:table-cell/>
          <table:table-cell table:style-name="ce17" office:value-type="float" office:value="28.6603" calcext:value-type="float">
            <text:p>28.6603</text:p>
          </table:table-cell>
          <table:table-cell table:style-name="ce17" office:value-type="float" office:value="28.1094" calcext:value-type="float">
            <text:p>28.1094</text:p>
          </table:table-cell>
          <table:table-cell table:style-name="ce58" office:value-type="float" office:value="39.2568" calcext:value-type="float">
            <text:p>39.2568</text:p>
          </table:table-cell>
          <table:table-cell table:style-name="ce58" office:value-type="float" office:value="42.0146" calcext:value-type="float">
            <text:p>42.0146</text:p>
          </table:table-cell>
          <table:table-cell/>
          <table:table-cell table:style-name="ce17" office:value-type="float" office:value="1133" calcext:value-type="float">
            <text:p>1133</text:p>
          </table:table-cell>
          <table:table-cell table:style-name="ce17" office:value-type="float" office:value="1131.8" calcext:value-type="float">
            <text:p>1131.8</text:p>
          </table:table-cell>
          <table:table-cell table:style-name="ce31"/>
          <table:table-cell table:style-name="ce17" office:value-type="float" office:value="9.35" calcext:value-type="float">
            <text:p>9.35</text:p>
          </table:table-cell>
          <table:table-cell table:style-name="ce17" office:value-type="float" office:value="9.28" calcext:value-type="float">
            <text:p>9.28</text:p>
          </table:table-cell>
          <table:table-cell/>
          <table:table-cell table:number-columns-repeated="2"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26" calcext:value-type="float">
            <text:p>2.26</text:p>
          </table:table-cell>
          <table:table-cell/>
          <table:table-cell table:style-name="ce17" office:value-type="float" office:value="1085.6" calcext:value-type="float">
            <text:p>1085.6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1.99" calcext:value-type="float">
            <text:p>1.99</text:p>
          </table:table-cell>
          <table:table-cell table:style-name="ce17" office:value-type="float" office:value="2.07" calcext:value-type="float">
            <text:p>2.07</text:p>
          </table:table-cell>
          <table:table-cell/>
          <table:table-cell table:style-name="ce17" office:value-type="float" office:value="1023.6" calcext:value-type="float">
            <text:p>1023.6</text:p>
          </table:table-cell>
          <table:table-cell table:style-name="ce17" office:value-type="float" office:value="1025.7" calcext:value-type="float">
            <text:p>1025.7</text:p>
          </table:table-cell>
          <table:table-cell table:style-name="ce31"/>
          <table:table-cell table:style-name="ce17" office:value-type="float" office:value="6.55" calcext:value-type="float">
            <text:p>6.55</text:p>
          </table:table-cell>
          <table:table-cell table:style-name="ce17" office:value-type="float" office:value="6.56" calcext:value-type="float">
            <text:p>6.56</text:p>
          </table:table-cell>
          <table:table-cell/>
          <table:table-cell table:style-name="ce17" office:value-type="float" office:value="960.85" calcext:value-type="float">
            <text:p>960.85</text:p>
          </table:table-cell>
          <table:table-cell table:style-name="ce17" office:value-type="float" office:value="963.27" calcext:value-type="float">
            <text:p>963.27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5893" calcext:value-type="float">
            <text:p>125,893</text:p>
          </table:table-cell>
          <table:table-cell table:style-name="ce45" office:value-type="float" office:value="127890" calcext:value-type="float">
            <text:p>127,890</text:p>
          </table:table-cell>
          <table:table-cell/>
          <table:table-cell table:style-name="ce45" office:value-type="float" office:value="50227" calcext:value-type="float">
            <text:p>50,227</text:p>
          </table:table-cell>
          <table:table-cell table:style-name="ce45" office:value-type="float" office:value="45562.5" calcext:value-type="float">
            <text:p>45,563</text:p>
          </table:table-cell>
          <table:table-cell/>
          <table:table-cell table:style-name="ce45" office:value-type="float" office:value="66170" calcext:value-type="float">
            <text:p>66,170</text:p>
          </table:table-cell>
          <table:table-cell table:style-name="ce45" office:value-type="float" office:value="69340.5" calcext:value-type="float">
            <text:p>69,341</text:p>
          </table:table-cell>
          <table:table-cell/>
          <table:table-cell table:formula="of:=[.AW350]/([.AT350]+[.AW350]+[.AZ350])" office:value-type="float" office:value="0.207301168021792" calcext:value-type="float">
            <text:p>0.207301168021792</text:p>
          </table:table-cell>
          <table:table-cell table:formula="of:=[.AX350]/([.AU350]+[.AX350]+[.BA350])" office:value-type="float" office:value="0.187659858397895" calcext:value-type="float">
            <text:p>0.18765985839789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number-columns-repeated="2" table:style-name="ce17" office:value-type="float" office:value="1119" calcext:value-type="float">
            <text:p>1119</text:p>
          </table:table-cell>
          <table:table-cell table:style-name="ce17" office:value-type="float" office:value="90.0677" calcext:value-type="float">
            <text:p>90.0677</text:p>
          </table:table-cell>
          <table:table-cell table:style-name="ce17" office:value-type="float" office:value="90.0998" calcext:value-type="float">
            <text:p>90.0998</text:p>
          </table:table-cell>
          <table:table-cell/>
          <table:table-cell table:style-name="ce17" office:value-type="float" office:value="28.5351" calcext:value-type="float">
            <text:p>28.5351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39.9552" calcext:value-type="float">
            <text:p>39.9552</text:p>
          </table:table-cell>
          <table:table-cell table:style-name="ce58" office:value-type="float" office:value="39.9987" calcext:value-type="float">
            <text:p>39.9987</text:p>
          </table:table-cell>
          <table:table-cell/>
          <table:table-cell table:style-name="ce17" office:value-type="float" office:value="1133.1" calcext:value-type="float">
            <text:p>1133.1</text:p>
          </table:table-cell>
          <table:table-cell table:style-name="ce17" office:value-type="float" office:value="1132.7" calcext:value-type="float">
            <text:p>1132.7</text:p>
          </table:table-cell>
          <table:table-cell table:style-name="ce31"/>
          <table:table-cell table:style-name="ce17" office:value-type="float" office:value="9.36" calcext:value-type="float">
            <text:p>9.36</text:p>
          </table:table-cell>
          <table:table-cell table:style-name="ce17" office:value-type="float" office:value="9.24" calcext:value-type="float">
            <text:p>9.24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3" calcext:value-type="float">
            <text:p>2.3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85.6" calcext:value-type="float">
            <text:p>1085.6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1.98" calcext:value-type="float">
            <text:p>1.98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024.5" calcext:value-type="float">
            <text:p>1024.5</text:p>
          </table:table-cell>
          <table:table-cell table:style-name="ce17" office:value-type="float" office:value="1024.9" calcext:value-type="float">
            <text:p>1024.9</text:p>
          </table:table-cell>
          <table:table-cell table:style-name="ce31"/>
          <table:table-cell table:style-name="ce17" office:value-type="float" office:value="6.47" calcext:value-type="float">
            <text:p>6.47</text:p>
          </table:table-cell>
          <table:table-cell table:style-name="ce17" office:value-type="float" office:value="6.66" calcext:value-type="float">
            <text:p>6.66</text:p>
          </table:table-cell>
          <table:table-cell/>
          <table:table-cell table:style-name="ce17" office:value-type="float" office:value="961.97" calcext:value-type="float">
            <text:p>961.97</text:p>
          </table:table-cell>
          <table:table-cell table:style-name="ce17" office:value-type="float" office:value="963.38" calcext:value-type="float">
            <text:p>963.38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5192" calcext:value-type="float">
            <text:p>125,192</text:p>
          </table:table-cell>
          <table:table-cell table:style-name="ce45" office:value-type="float" office:value="127596" calcext:value-type="float">
            <text:p>127,596</text:p>
          </table:table-cell>
          <table:table-cell/>
          <table:table-cell table:style-name="ce45" office:value-type="float" office:value="49546.5" calcext:value-type="float">
            <text:p>49,547</text:p>
          </table:table-cell>
          <table:table-cell table:style-name="ce45" office:value-type="float" office:value="41784" calcext:value-type="float">
            <text:p>41,784</text:p>
          </table:table-cell>
          <table:table-cell/>
          <table:table-cell table:style-name="ce45" office:value-type="float" office:value="67776.5" calcext:value-type="float">
            <text:p>67,777</text:p>
          </table:table-cell>
          <table:table-cell table:style-name="ce45" office:value-type="float" office:value="73331" calcext:value-type="float">
            <text:p>73,331</text:p>
          </table:table-cell>
          <table:table-cell/>
          <table:table-cell table:formula="of:=[.AW352]/([.AT352]+[.AW352]+[.AZ352])" office:value-type="float" office:value="0.204302826629281" calcext:value-type="float">
            <text:p>0.204302826629281</text:p>
          </table:table-cell>
          <table:table-cell table:formula="of:=[.AX352]/([.AU352]+[.AX352]+[.BA352])" office:value-type="float" office:value="0.172155361726498" calcext:value-type="float">
            <text:p>0.17215536172649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number-columns-repeated="2" table:style-name="ce17" office:value-type="float" office:value="450" calcext:value-type="float">
            <text:p>450</text:p>
          </table:table-cell>
          <table:table-cell table:number-columns-repeated="2" table:style-name="ce17" office:value-type="float" office:value="1119" calcext:value-type="float">
            <text:p>1119</text:p>
          </table:table-cell>
          <table:table-cell table:style-name="ce17" office:value-type="float" office:value="90.0585" calcext:value-type="float">
            <text:p>90.0585</text:p>
          </table:table-cell>
          <table:table-cell table:style-name="ce17" office:value-type="float" office:value="90.0329" calcext:value-type="float">
            <text:p>90.0329</text:p>
          </table:table-cell>
          <table:table-cell/>
          <table:table-cell table:style-name="ce17" office:value-type="float" office:value="28.6603" calcext:value-type="float">
            <text:p>28.6603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36.6085" calcext:value-type="float">
            <text:p>36.6085</text:p>
          </table:table-cell>
          <table:table-cell table:style-name="ce58" office:value-type="float" office:value="36.9865" calcext:value-type="float">
            <text:p>36.9865</text:p>
          </table:table-cell>
          <table:table-cell/>
          <table:table-cell table:style-name="ce17" office:value-type="float" office:value="1132.6" calcext:value-type="float">
            <text:p>1132.6</text:p>
          </table:table-cell>
          <table:table-cell table:style-name="ce17" office:value-type="float" office:value="1132.5" calcext:value-type="float">
            <text:p>1132.5</text:p>
          </table:table-cell>
          <table:table-cell table:style-name="ce31"/>
          <table:table-cell table:style-name="ce17" office:value-type="float" office:value="9.21" calcext:value-type="float">
            <text:p>9.21</text:p>
          </table:table-cell>
          <table:table-cell table:style-name="ce17" office:value-type="float" office:value="9.18" calcext:value-type="float">
            <text:p>9.18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5.7" calcext:value-type="float">
            <text:p>1105.7</text:p>
          </table:table-cell>
          <table:table-cell table:style-name="ce31"/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085.7" calcext:value-type="float">
            <text:p>1085.7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08" calcext:value-type="float">
            <text:p>2.08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23.8" calcext:value-type="float">
            <text:p>1023.8</text:p>
          </table:table-cell>
          <table:table-cell table:style-name="ce17" office:value-type="float" office:value="1025" calcext:value-type="float">
            <text:p>1025</text:p>
          </table:table-cell>
          <table:table-cell table:style-name="ce31"/>
          <table:table-cell table:style-name="ce17" office:value-type="float" office:value="6.64" calcext:value-type="float">
            <text:p>6.64</text:p>
          </table:table-cell>
          <table:table-cell table:style-name="ce17" office:value-type="float" office:value="6.74" calcext:value-type="float">
            <text:p>6.74</text:p>
          </table:table-cell>
          <table:table-cell/>
          <table:table-cell table:style-name="ce17" office:value-type="float" office:value="961.16" calcext:value-type="float">
            <text:p>961.16</text:p>
          </table:table-cell>
          <table:table-cell table:style-name="ce17" office:value-type="float" office:value="963.45" calcext:value-type="float">
            <text:p>963.45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6318" calcext:value-type="float">
            <text:p>126,318</text:p>
          </table:table-cell>
          <table:table-cell table:style-name="ce45" office:value-type="float" office:value="130147" calcext:value-type="float">
            <text:p>130,147</text:p>
          </table:table-cell>
          <table:table-cell/>
          <table:table-cell table:style-name="ce45" office:value-type="float" office:value="51243.5" calcext:value-type="float">
            <text:p>51,244</text:p>
          </table:table-cell>
          <table:table-cell table:style-name="ce45" office:value-type="float" office:value="42429" calcext:value-type="float">
            <text:p>42,429</text:p>
          </table:table-cell>
          <table:table-cell/>
          <table:table-cell table:style-name="ce45" office:value-type="float" office:value="65217.5" calcext:value-type="float">
            <text:p>65,218</text:p>
          </table:table-cell>
          <table:table-cell table:style-name="ce45" office:value-type="float" office:value="70361.5" calcext:value-type="float">
            <text:p>70,362</text:p>
          </table:table-cell>
          <table:table-cell/>
          <table:table-cell table:formula="of:=[.AW354]/([.AT354]+[.AW354]+[.AZ354])" office:value-type="float" office:value="0.211070562116163" calcext:value-type="float">
            <text:p>0.211070562116163</text:p>
          </table:table-cell>
          <table:table-cell table:formula="of:=[.AX354]/([.AU354]+[.AX354]+[.BA354])" office:value-type="float" office:value="0.174649858502701" calcext:value-type="float">
            <text:p>0.17464985850270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number-columns-repeated="2" table:style-name="ce17" office:value-type="float" office:value="1119" calcext:value-type="float">
            <text:p>1119</text:p>
          </table:table-cell>
          <table:table-cell table:style-name="ce17" office:value-type="float" office:value="89.764" calcext:value-type="float">
            <text:p>89.764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number-columns-repeated="2" table:style-name="ce17" office:value-type="float" office:value="28.2374" calcext:value-type="float">
            <text:p>28.2374</text:p>
          </table:table-cell>
          <table:table-cell table:style-name="ce58" office:value-type="float" office:value="35.1963" calcext:value-type="float">
            <text:p>35.1963</text:p>
          </table:table-cell>
          <table:table-cell table:style-name="ce58" office:value-type="float" office:value="40.273" calcext:value-type="float">
            <text:p>40.273</text:p>
          </table:table-cell>
          <table:table-cell/>
          <table:table-cell table:style-name="ce17" office:value-type="float" office:value="1133.5" calcext:value-type="float">
            <text:p>1133.5</text:p>
          </table:table-cell>
          <table:table-cell table:style-name="ce17" office:value-type="float" office:value="1133.2" calcext:value-type="float">
            <text:p>1133.2</text:p>
          </table:table-cell>
          <table:table-cell table:style-name="ce31"/>
          <table:table-cell table:style-name="ce17" office:value-type="float" office:value="9.51" calcext:value-type="float">
            <text:p>9.51</text:p>
          </table:table-cell>
          <table:table-cell table:style-name="ce17" office:value-type="float" office:value="9.39" calcext:value-type="float">
            <text:p>9.39</text:p>
          </table:table-cell>
          <table:table-cell/>
          <table:table-cell table:style-name="ce17" office:value-type="float" office:value="1108" calcext:value-type="float">
            <text:p>1108</text:p>
          </table:table-cell>
          <table:table-cell table:style-name="ce17" office:value-type="float" office:value="1107.9" calcext:value-type="float">
            <text:p>1107.9</text:p>
          </table:table-cell>
          <table:table-cell table:style-name="ce31"/>
          <table:table-cell table:style-name="ce17" office:value-type="float" office:value="2.49" calcext:value-type="float">
            <text:p>2.49</text:p>
          </table:table-cell>
          <table:table-cell table:style-name="ce17" office:value-type="float" office:value="2.37" calcext:value-type="float">
            <text:p>2.37</text:p>
          </table:table-cell>
          <table:table-cell/>
          <table:table-cell table:style-name="ce17" office:value-type="float" office:value="1087.5" calcext:value-type="float">
            <text:p>1087.5</text:p>
          </table:table-cell>
          <table:table-cell table:style-name="ce17" office:value-type="float" office:value="1087.6" calcext:value-type="float">
            <text:p>1087.6</text:p>
          </table:table-cell>
          <table:table-cell table:style-name="ce31"/>
          <table:table-cell table:style-name="ce17" office:value-type="float" office:value="1.82" calcext:value-type="float">
            <text:p>1.82</text:p>
          </table:table-cell>
          <table:table-cell table:style-name="ce17" office:value-type="float" office:value="1.94" calcext:value-type="float">
            <text:p>1.94</text:p>
          </table:table-cell>
          <table:table-cell/>
          <table:table-cell table:style-name="ce17" office:value-type="float" office:value="1026.3" calcext:value-type="float">
            <text:p>1026.3</text:p>
          </table:table-cell>
          <table:table-cell table:style-name="ce17" office:value-type="float" office:value="1026.5" calcext:value-type="float">
            <text:p>1026.5</text:p>
          </table:table-cell>
          <table:table-cell table:style-name="ce31"/>
          <table:table-cell table:style-name="ce17" office:value-type="float" office:value="6.35" calcext:value-type="float">
            <text:p>6.35</text:p>
          </table:table-cell>
          <table:table-cell table:style-name="ce17" office:value-type="float" office:value="6.48" calcext:value-type="float">
            <text:p>6.48</text:p>
          </table:table-cell>
          <table:table-cell/>
          <table:table-cell table:style-name="ce17" office:value-type="float" office:value="964.4" calcext:value-type="float">
            <text:p>964.4</text:p>
          </table:table-cell>
          <table:table-cell table:style-name="ce17" office:value-type="float" office:value="965" calcext:value-type="float">
            <text:p>965</text:p>
          </table:table-cell>
          <table:table-cell table:style-name="ce31"/>
          <table:table-cell table:style-name="ce17" office:value-type="float" office:value="10.2" calcext:value-type="float">
            <text:p>10.2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7727" calcext:value-type="float">
            <text:p>127,727</text:p>
          </table:table-cell>
          <table:table-cell table:style-name="ce45" office:value-type="float" office:value="124435" calcext:value-type="float">
            <text:p>124,435</text:p>
          </table:table-cell>
          <table:table-cell/>
          <table:table-cell table:style-name="ce45" office:value-type="float" office:value="47443" calcext:value-type="float">
            <text:p>47,443</text:p>
          </table:table-cell>
          <table:table-cell table:style-name="ce45" office:value-type="float" office:value="45799.5" calcext:value-type="float">
            <text:p>45,800</text:p>
          </table:table-cell>
          <table:table-cell/>
          <table:table-cell table:style-name="ce45" office:value-type="float" office:value="67215" calcext:value-type="float">
            <text:p>67,215</text:p>
          </table:table-cell>
          <table:table-cell table:style-name="ce45" office:value-type="float" office:value="72296" calcext:value-type="float">
            <text:p>72,296</text:p>
          </table:table-cell>
          <table:table-cell/>
          <table:table-cell table:formula="of:=[.AW356]/([.AT356]+[.AW356]+[.AZ356])" office:value-type="float" office:value="0.195734059450874" calcext:value-type="float">
            <text:p>0.195734059450874</text:p>
          </table:table-cell>
          <table:table-cell table:formula="of:=[.AX356]/([.AU356]+[.AX356]+[.BA356])" office:value-type="float" office:value="0.188840166494523" calcext:value-type="float">
            <text:p>0.18884016649452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9517" calcext:value-type="float">
            <text:p>89.9517</text:p>
          </table:table-cell>
          <table:table-cell table:style-name="ce17" office:value-type="float" office:value="90.033" calcext:value-type="float">
            <text:p>90.033</text:p>
          </table:table-cell>
          <table:table-cell/>
          <table:table-cell table:style-name="ce17" office:value-type="float" office:value="28.6603" calcext:value-type="float">
            <text:p>28.6603</text:p>
          </table:table-cell>
          <table:table-cell table:style-name="ce17" office:value-type="float" office:value="28.5112" calcext:value-type="float">
            <text:p>28.5112</text:p>
          </table:table-cell>
          <table:table-cell table:style-name="ce58" office:value-type="float" office:value="35.8352" calcext:value-type="float">
            <text:p>35.8352</text:p>
          </table:table-cell>
          <table:table-cell table:style-name="ce58" office:value-type="float" office:value="36.808" calcext:value-type="float">
            <text:p>36.808</text:p>
          </table:table-cell>
          <table:table-cell/>
          <table:table-cell table:style-name="ce17" office:value-type="float" office:value="1133.4" calcext:value-type="float">
            <text:p>1133.4</text:p>
          </table:table-cell>
          <table:table-cell table:style-name="ce17" office:value-type="float" office:value="1132.5" calcext:value-type="float">
            <text:p>1132.5</text:p>
          </table:table-cell>
          <table:table-cell table:style-name="ce31"/>
          <table:table-cell table:style-name="ce17" office:value-type="float" office:value="9.15" calcext:value-type="float">
            <text:p>9.15</text:p>
          </table:table-cell>
          <table:table-cell table:style-name="ce17" office:value-type="float" office:value="9.18" calcext:value-type="float">
            <text:p>9.18</text:p>
          </table:table-cell>
          <table:table-cell/>
          <table:table-cell table:number-columns-repeated="2"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09" calcext:value-type="float">
            <text:p>2.09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086.8" calcext:value-type="float">
            <text:p>1086.8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25.1" calcext:value-type="float">
            <text:p>1025.1</text:p>
          </table:table-cell>
          <table:table-cell table:style-name="ce17" office:value-type="float" office:value="1025" calcext:value-type="float">
            <text:p>1025</text:p>
          </table:table-cell>
          <table:table-cell table:style-name="ce31"/>
          <table:table-cell table:style-name="ce17" office:value-type="float" office:value="6.75" calcext:value-type="float">
            <text:p>6.75</text:p>
          </table:table-cell>
          <table:table-cell table:style-name="ce17" office:value-type="float" office:value="6.74" calcext:value-type="float">
            <text:p>6.74</text:p>
          </table:table-cell>
          <table:table-cell/>
          <table:table-cell table:style-name="ce17" office:value-type="float" office:value="963.52" calcext:value-type="float">
            <text:p>963.52</text:p>
          </table:table-cell>
          <table:table-cell table:style-name="ce17" office:value-type="float" office:value="963.45" calcext:value-type="float">
            <text:p>963.45</text:p>
          </table:table-cell>
          <table:table-cell table:style-name="ce31"/>
          <table:table-cell table:number-columns-repeated="2"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7765" calcext:value-type="float">
            <text:p>127,765</text:p>
          </table:table-cell>
          <table:table-cell table:style-name="ce45" office:value-type="float" office:value="130168" calcext:value-type="float">
            <text:p>130,168</text:p>
          </table:table-cell>
          <table:table-cell/>
          <table:table-cell table:style-name="ce45" office:value-type="float" office:value="44411" calcext:value-type="float">
            <text:p>44,411</text:p>
          </table:table-cell>
          <table:table-cell table:style-name="ce45" office:value-type="float" office:value="42772.5" calcext:value-type="float">
            <text:p>42,773</text:p>
          </table:table-cell>
          <table:table-cell/>
          <table:table-cell table:style-name="ce45" office:value-type="float" office:value="70508" calcext:value-type="float">
            <text:p>70,508</text:p>
          </table:table-cell>
          <table:table-cell table:style-name="ce45" office:value-type="float" office:value="69917" calcext:value-type="float">
            <text:p>69,917</text:p>
          </table:table-cell>
          <table:table-cell/>
          <table:table-cell table:formula="of:=[.AW358]/([.AT358]+[.AW358]+[.AZ358])" office:value-type="float" office:value="0.182999291259416" calcext:value-type="float">
            <text:p>0.182999291259416</text:p>
          </table:table-cell>
          <table:table-cell table:formula="of:=[.AX358]/([.AU358]+[.AX358]+[.BA358])" office:value-type="float" office:value="0.176121799820883" calcext:value-type="float">
            <text:p>0.17612179982088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1375" calcext:value-type="float">
            <text:p>90.1375</text:p>
          </table:table-cell>
          <table:table-cell table:style-name="ce17" office:value-type="float" office:value="90.2675" calcext:value-type="float">
            <text:p>90.2675</text:p>
          </table:table-cell>
          <table:table-cell/>
          <table:table-cell table:style-name="ce17" office:value-type="float" office:value="28.5112" calcext:value-type="float">
            <text:p>28.5112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36.7469" calcext:value-type="float">
            <text:p>36.7469</text:p>
          </table:table-cell>
          <table:table-cell table:style-name="ce58" office:value-type="float" office:value="41.876" calcext:value-type="float">
            <text:p>41.876</text:p>
          </table:table-cell>
          <table:table-cell/>
          <table:table-cell table:style-name="ce17" office:value-type="float" office:value="1134.9" calcext:value-type="float">
            <text:p>1134.9</text:p>
          </table:table-cell>
          <table:table-cell table:style-name="ce17" office:value-type="float" office:value="1132.7" calcext:value-type="float">
            <text:p>1132.7</text:p>
          </table:table-cell>
          <table:table-cell table:style-name="ce31"/>
          <table:table-cell table:style-name="ce17" office:value-type="float" office:value="9.32" calcext:value-type="float">
            <text:p>9.32</text:p>
          </table:table-cell>
          <table:table-cell table:style-name="ce17" office:value-type="float" office:value="9.26" calcext:value-type="float">
            <text:p>9.26</text:p>
          </table:table-cell>
          <table:table-cell/>
          <table:table-cell table:style-name="ce17" office:value-type="float" office:value="1106.9" calcext:value-type="float">
            <text:p>1106.9</text:p>
          </table:table-cell>
          <table:table-cell table:style-name="ce17" office:value-type="float" office:value="1107.8" calcext:value-type="float">
            <text:p>1107.8</text:p>
          </table:table-cell>
          <table:table-cell table:style-name="ce31"/>
          <table:table-cell table:style-name="ce17" office:value-type="float" office:value="2.32" calcext:value-type="float">
            <text:p>2.32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2.01" calcext:value-type="float">
            <text:p>2.01</text:p>
          </table:table-cell>
          <table:table-cell table:style-name="ce17" office:value-type="float" office:value="2.08" calcext:value-type="float">
            <text:p>2.08</text:p>
          </table:table-cell>
          <table:table-cell/>
          <table:table-cell table:style-name="ce17" office:value-type="float" office:value="1024.7" calcext:value-type="float">
            <text:p>1024.7</text:p>
          </table:table-cell>
          <table:table-cell table:style-name="ce17" office:value-type="float" office:value="1026.8" calcext:value-type="float">
            <text:p>1026.8</text:p>
          </table:table-cell>
          <table:table-cell table:style-name="ce31"/>
          <table:table-cell table:style-name="ce17" office:value-type="float" office:value="6.56" calcext:value-type="float">
            <text:p>6.56</text:p>
          </table:table-cell>
          <table:table-cell table:style-name="ce17" office:value-type="float" office:value="6.63" calcext:value-type="float">
            <text:p>6.63</text:p>
          </table:table-cell>
          <table:table-cell/>
          <table:table-cell table:style-name="ce17" office:value-type="float" office:value="962.88" calcext:value-type="float">
            <text:p>962.88</text:p>
          </table:table-cell>
          <table:table-cell table:style-name="ce17" office:value-type="float" office:value="965.29" calcext:value-type="float">
            <text:p>965.29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6993" calcext:value-type="float">
            <text:p>126,993</text:p>
          </table:table-cell>
          <table:table-cell table:style-name="ce45" office:value-type="float" office:value="126571" calcext:value-type="float">
            <text:p>126,571</text:p>
          </table:table-cell>
          <table:table-cell/>
          <table:table-cell table:style-name="ce45" office:value-type="float" office:value="45953.5" calcext:value-type="float">
            <text:p>45,954</text:p>
          </table:table-cell>
          <table:table-cell table:style-name="ce45" office:value-type="float" office:value="43873" calcext:value-type="float">
            <text:p>43,873</text:p>
          </table:table-cell>
          <table:table-cell/>
          <table:table-cell table:style-name="ce45" office:value-type="float" office:value="69879.5" calcext:value-type="float">
            <text:p>69,880</text:p>
          </table:table-cell>
          <table:table-cell table:style-name="ce45" office:value-type="float" office:value="72357.5" calcext:value-type="float">
            <text:p>72,358</text:p>
          </table:table-cell>
          <table:table-cell/>
          <table:table-cell table:formula="of:=[.AW360]/([.AT360]+[.AW360]+[.AZ360])" office:value-type="float" office:value="0.189244561949709" calcext:value-type="float">
            <text:p>0.189244561949709</text:p>
          </table:table-cell>
          <table:table-cell table:formula="of:=[.AX360]/([.AU360]+[.AX360]+[.BA360])" office:value-type="float" office:value="0.180694929808918" calcext:value-type="float">
            <text:p>0.18069492980891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338:.D360])-MIN([.D338:.D360])" office:value-type="float" office:value="2" calcext:value-type="float">
            <text:p>2</text:p>
          </table:table-cell>
          <table:table-cell table:style-name="ce11" table:formula="of:=MAX([.E338:.E360])-MIN([.E338:.E360])" office:value-type="float" office:value="2" calcext:value-type="float">
            <text:p>2</text:p>
          </table:table-cell>
          <table:table-cell table:style-name="ce11" table:formula="of:=MAX([.F338:.F360])-MIN([.F338:.F360])" office:value-type="float" office:value="3" calcext:value-type="float">
            <text:p>3</text:p>
          </table:table-cell>
          <table:table-cell table:style-name="ce11" table:formula="of:=MAX([.G338:.G360])-MIN([.G338:.G360])" office:value-type="float" office:value="1" calcext:value-type="float">
            <text:p>1</text:p>
          </table:table-cell>
          <table:table-cell table:style-name="ce11" table:formula="of:=MAX([.H338:.H360])-MIN([.H338:.H360])" office:value-type="float" office:value="0.574400000000011" calcext:value-type="float">
            <text:p>0.574400000000011</text:p>
          </table:table-cell>
          <table:table-cell table:style-name="ce11" table:formula="of:=MAX([.I338:.I360])-MIN([.I338:.I360])" office:value-type="float" office:value="0.436800000000005" calcext:value-type="float">
            <text:p>0.436800000000005</text:p>
          </table:table-cell>
          <table:table-cell table:style-name="ce29"/>
          <table:table-cell table:style-name="ce11" table:formula="of:=MAX([.K338:.K360])-MIN([.K338:.K360])" office:value-type="float" office:value="1.2527" calcext:value-type="float">
            <text:p>1.2527</text:p>
          </table:table-cell>
          <table:table-cell table:style-name="ce11" table:formula="of:=MAX([.L338:.L360])-MIN([.L338:.L360])" office:value-type="float" office:value="0.569600000000001" calcext:value-type="float">
            <text:p>0.569600000000001</text:p>
          </table:table-cell>
          <table:table-cell table:style-name="ce59" table:formula="of:=MAX([.M338:.M360])-MIN([.M338:.M360])" office:value-type="float" office:value="8.3864" calcext:value-type="float">
            <text:p>8.3864</text:p>
          </table:table-cell>
          <table:table-cell table:style-name="ce59" table:formula="of:=MAX([.N338:.N360])-MIN([.N338:.N360])" office:value-type="float" office:value="5.4517" calcext:value-type="float">
            <text:p>5.4517</text:p>
          </table:table-cell>
          <table:table-cell table:style-name="ce23"/>
          <table:table-cell table:style-name="ce11" table:formula="of:=MAX([.P338:.P360])-MIN([.P338:.P360])" office:value-type="float" office:value="2.90000000000009" calcext:value-type="float">
            <text:p>2.90000000000009</text:p>
          </table:table-cell>
          <table:table-cell table:style-name="ce11" table:formula="of:=MAX([.Q338:.Q360])-MIN([.Q338:.Q360])" office:value-type="float" office:value="2" calcext:value-type="float">
            <text:p>2</text:p>
          </table:table-cell>
          <table:table-cell table:style-name="ce33"/>
          <table:table-cell table:style-name="ce11" table:formula="of:=MAX([.S338:.S360])-MIN([.S338:.S360])" office:value-type="float" office:value="0.49" calcext:value-type="float">
            <text:p>0.49</text:p>
          </table:table-cell>
          <table:table-cell table:style-name="ce11" table:formula="of:=MAX([.T338:.T360])-MIN([.T338:.T360])" office:value-type="float" office:value="0.42" calcext:value-type="float">
            <text:p>0.42</text:p>
          </table:table-cell>
          <table:table-cell table:style-name="ce23"/>
          <table:table-cell table:style-name="ce11" table:formula="of:=MAX([.V338:.V360])-MIN([.V338:.V360])" office:value-type="float" office:value="2.20000000000005" calcext:value-type="float">
            <text:p>2.20000000000005</text:p>
          </table:table-cell>
          <table:table-cell table:style-name="ce11" table:formula="of:=MAX([.W338:.W360])-MIN([.W338:.W360])" office:value-type="float" office:value="2.30000000000018" calcext:value-type="float">
            <text:p>2.30000000000018</text:p>
          </table:table-cell>
          <table:table-cell table:style-name="ce33"/>
          <table:table-cell table:style-name="ce11" table:formula="of:=MAX([.Y338:.Y360])-MIN([.Y338:.Y360])" office:value-type="float" office:value="0.6" calcext:value-type="float">
            <text:p>0.6</text:p>
          </table:table-cell>
          <table:table-cell table:style-name="ce11" table:formula="of:=MAX([.Z338:.Z360])-MIN([.Z338:.Z360])" office:value-type="float" office:value="0.37" calcext:value-type="float">
            <text:p>0.37</text:p>
          </table:table-cell>
          <table:table-cell table:style-name="ce23"/>
          <table:table-cell table:style-name="ce11" table:formula="of:=MAX([.AB338:.AB360])-MIN([.AB338:.AB360])" office:value-type="float" office:value="2" calcext:value-type="float">
            <text:p>2</text:p>
          </table:table-cell>
          <table:table-cell table:style-name="ce11" table:formula="of:=MAX([.AC338:.AC360])-MIN([.AC338:.AC360])" office:value-type="float" office:value="1.90000000000009" calcext:value-type="float">
            <text:p>1.90000000000009</text:p>
          </table:table-cell>
          <table:table-cell table:style-name="ce33"/>
          <table:table-cell table:style-name="ce11" table:formula="of:=MAX([.AE338:.AE360])-MIN([.AE338:.AE360])" office:value-type="float" office:value="0.56" calcext:value-type="float">
            <text:p>0.56</text:p>
          </table:table-cell>
          <table:table-cell table:style-name="ce11" table:formula="of:=MAX([.AF338:.AF360])-MIN([.AF338:.AF360])" office:value-type="float" office:value="0.4" calcext:value-type="float">
            <text:p>0.4</text:p>
          </table:table-cell>
          <table:table-cell table:style-name="ce23"/>
          <table:table-cell table:style-name="ce11" table:formula="of:=MAX([.AH338:.AH360])-MIN([.AH338:.AH360])" office:value-type="float" office:value="4.30000000000007" calcext:value-type="float">
            <text:p>4.30000000000007</text:p>
          </table:table-cell>
          <table:table-cell table:style-name="ce11" table:formula="of:=MAX([.AI338:.AI360])-MIN([.AI338:.AI360])" office:value-type="float" office:value="1.89999999999986" calcext:value-type="float">
            <text:p>1.89999999999986</text:p>
          </table:table-cell>
          <table:table-cell table:style-name="ce33"/>
          <table:table-cell table:style-name="ce11" table:formula="of:=MAX([.AK338:.AK360])-MIN([.AK338:.AK360])" office:value-type="float" office:value="0.61" calcext:value-type="float">
            <text:p>0.61</text:p>
          </table:table-cell>
          <table:table-cell table:style-name="ce11" table:formula="of:=MAX([.AL338:.AL360])-MIN([.AL338:.AL360])" office:value-type="float" office:value="0.48" calcext:value-type="float">
            <text:p>0.48</text:p>
          </table:table-cell>
          <table:table-cell table:style-name="ce23"/>
          <table:table-cell table:style-name="ce11" table:formula="of:=MAX([.AN338:.AN360])-MIN([.AN338:.AN360])" office:value-type="float" office:value="3.54999999999995" calcext:value-type="float">
            <text:p>3.54999999999995</text:p>
          </table:table-cell>
          <table:table-cell table:style-name="ce11" table:formula="of:=MAX([.AO338:.AO360])-MIN([.AO338:.AO360])" office:value-type="float" office:value="2.06999999999994" calcext:value-type="float">
            <text:p>2.06999999999994</text:p>
          </table:table-cell>
          <table:table-cell table:style-name="ce33"/>
          <table:table-cell table:style-name="ce11" table:formula="of:=MAX([.AQ338:.AQ360])-MIN([.AQ338:.AQ360])" office:value-type="float" office:value="0.6" calcext:value-type="float">
            <text:p>0.6</text:p>
          </table:table-cell>
          <table:table-cell table:style-name="ce11" table:formula="of:=MAX([.AR338:.AR360])-MIN([.AR338:.AR360])" office:value-type="float" office:value="0.4" calcext:value-type="float">
            <text:p>0.4</text:p>
          </table:table-cell>
          <table:table-cell table:style-name="ce23"/>
          <table:table-cell table:style-name="ce68" table:formula="of:=MAX([.AT338:.AT360])-MIN([.AT338:.AT360])" office:value-type="float" office:value="5108" calcext:value-type="float">
            <text:p>5,108</text:p>
          </table:table-cell>
          <table:table-cell table:style-name="ce68" table:formula="of:=MAX([.AU338:.AU360])-MIN([.AU338:.AU360])" office:value-type="float" office:value="6056" calcext:value-type="float">
            <text:p>6,056</text:p>
          </table:table-cell>
          <table:table-cell table:style-name="ce72"/>
          <table:table-cell table:style-name="ce68" table:formula="of:=MAX([.AW338:.AW360])-MIN([.AW338:.AW360])" office:value-type="float" office:value="6832.5" calcext:value-type="float">
            <text:p>6,833</text:p>
          </table:table-cell>
          <table:table-cell table:style-name="ce68" table:formula="of:=MAX([.AX338:.AX360])-MIN([.AX338:.AX360])" office:value-type="float" office:value="6130.5" calcext:value-type="float">
            <text:p>6,131</text:p>
          </table:table-cell>
          <table:table-cell table:style-name="ce72"/>
          <table:table-cell table:style-name="ce68" table:formula="of:=MAX([.AZ338:.AZ360])-MIN([.AZ338:.AZ360])" office:value-type="float" office:value="5290.5" calcext:value-type="float">
            <text:p>5,291</text:p>
          </table:table-cell>
          <table:table-cell table:style-name="ce68" table:formula="of:=MAX([.BA338:.BA360])-MIN([.BA338:.BA360])" office:value-type="float" office:value="5095" calcext:value-type="float">
            <text:p>5,095</text:p>
          </table:table-cell>
          <table:table-cell table:style-name="ce46"/>
          <table:table-cell table:style-name="ce11" table:formula="of:=MAX([.BC338:.BC360])-MIN([.BC338:.BC360])" office:value-type="float" office:value="0.0280712708567477" calcext:value-type="float">
            <text:p>0.028071270856748</text:p>
          </table:table-cell>
          <table:table-cell table:style-name="ce11" table:formula="of:=MAX([.BD338:.BD360])-MIN([.BD338:.BD360])" office:value-type="float" office:value="0.02520761240371" calcext:value-type="float">
            <text:p>0.02520761240371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338:.D360];3)-QUARTILE([.D338:.D360];1)" office:value-type="float" office:value="1" calcext:value-type="float">
            <text:p>1</text:p>
          </table:table-cell>
          <table:table-cell table:style-name="ce13" table:formula="of:=QUARTILE([.E338:.E360];3)-QUARTILE([.E338:.E360];1)" office:value-type="float" office:value="1" calcext:value-type="float">
            <text:p>1</text:p>
          </table:table-cell>
          <table:table-cell table:style-name="ce13" table:formula="of:=QUARTILE([.F338:.F360];3)-QUARTILE([.F338:.F360];1)" office:value-type="float" office:value="1" calcext:value-type="float">
            <text:p>1</text:p>
          </table:table-cell>
          <table:table-cell table:style-name="ce13" table:formula="of:=QUARTILE([.G338:.G360];3)-QUARTILE([.G338:.G360];1)" office:value-type="float" office:value="1" calcext:value-type="float">
            <text:p>1</text:p>
          </table:table-cell>
          <table:table-cell table:style-name="ce13" table:formula="of:=QUARTILE([.H338:.H360];3)-QUARTILE([.H338:.H360];1)" office:value-type="float" office:value="0.174274999999994" calcext:value-type="float">
            <text:p>0.174274999999994</text:p>
          </table:table-cell>
          <table:table-cell table:style-name="ce13" table:formula="of:=QUARTILE([.I338:.I360];3)-QUARTILE([.I338:.I360];1)" office:value-type="float" office:value="0.0614999999999952" calcext:value-type="float">
            <text:p>0.061499999999995</text:p>
          </table:table-cell>
          <table:table-cell table:style-name="ce30"/>
          <table:table-cell table:style-name="ce13" table:formula="of:=QUARTILE([.K338:.K360];3)-QUARTILE([.K338:.K360];1)" office:value-type="float" office:value="0.329000000000001" calcext:value-type="float">
            <text:p>0.329000000000001</text:p>
          </table:table-cell>
          <table:table-cell table:style-name="ce13" table:formula="of:=QUARTILE([.L338:.L360];3)-QUARTILE([.L338:.L360];1)" office:value-type="float" office:value="0.312275" calcext:value-type="float">
            <text:p>0.312275</text:p>
          </table:table-cell>
          <table:table-cell table:style-name="ce59" table:formula="of:=QUARTILE([.M338:.M360];3)-QUARTILE([.M338:.M360];1)" office:value-type="float" office:value="3.755925" calcext:value-type="float">
            <text:p>3.755925</text:p>
          </table:table-cell>
          <table:table-cell table:style-name="ce59" table:formula="of:=QUARTILE([.N338:.N360];3)-QUARTILE([.N338:.N360];1)" office:value-type="float" office:value="1.9509" calcext:value-type="float">
            <text:p>1.9509</text:p>
          </table:table-cell>
          <table:table-cell table:style-name="ce32"/>
          <table:table-cell table:style-name="ce13" table:formula="of:=QUARTILE([.P338:.P360];3)-QUARTILE([.P338:.P360];1)" office:value-type="float" office:value="1.17500000000018" calcext:value-type="float">
            <text:p>1.17500000000018</text:p>
          </table:table-cell>
          <table:table-cell table:style-name="ce13" table:formula="of:=QUARTILE([.Q338:.Q360];3)-QUARTILE([.Q338:.Q360];1)" office:value-type="float" office:value="0.75" calcext:value-type="float">
            <text:p>0.75</text:p>
          </table:table-cell>
          <table:table-cell table:style-name="ce34"/>
          <table:table-cell table:style-name="ce13" table:formula="of:=QUARTILE([.S338:.S360];3)-QUARTILE([.S338:.S360];1)" office:value-type="float" office:value="0.0625" calcext:value-type="float">
            <text:p>0.0625</text:p>
          </table:table-cell>
          <table:table-cell table:style-name="ce13" table:formula="of:=QUARTILE([.T338:.T360];3)-QUARTILE([.T338:.T360];1)" office:value-type="float" office:value="0.19" calcext:value-type="float">
            <text:p>0.19</text:p>
          </table:table-cell>
          <table:table-cell table:style-name="ce32"/>
          <table:table-cell table:style-name="ce13" table:formula="of:=QUARTILE([.V338:.V360];3)-QUARTILE([.V338:.V360];1)" office:value-type="float" office:value="0.875" calcext:value-type="float">
            <text:p>0.875</text:p>
          </table:table-cell>
          <table:table-cell table:style-name="ce13" table:formula="of:=QUARTILE([.W338:.W360];3)-QUARTILE([.W338:.W360];1)" office:value-type="float" office:value="1.34999999999991" calcext:value-type="float">
            <text:p>1.34999999999991</text:p>
          </table:table-cell>
          <table:table-cell table:style-name="ce36"/>
          <table:table-cell table:style-name="ce13" table:formula="of:=QUARTILE([.Y338:.Y360];3)-QUARTILE([.Y338:.Y360];1)" office:value-type="float" office:value="0.0950000000000002" calcext:value-type="float">
            <text:p>0.095</text:p>
          </table:table-cell>
          <table:table-cell table:style-name="ce13" table:formula="of:=QUARTILE([.Z338:.Z360];3)-QUARTILE([.Z338:.Z360];1)" office:value-type="float" office:value="0.1725" calcext:value-type="float">
            <text:p>0.1725</text:p>
          </table:table-cell>
          <table:table-cell table:style-name="ce32"/>
          <table:table-cell table:style-name="ce13" table:formula="of:=QUARTILE([.AB338:.AB360];3)-QUARTILE([.AB338:.AB360];1)" office:value-type="float" office:value="1.04999999999995" calcext:value-type="float">
            <text:p>1.04999999999995</text:p>
          </table:table-cell>
          <table:table-cell table:style-name="ce13" table:formula="of:=QUARTILE([.AC338:.AC360];3)-QUARTILE([.AC338:.AC360];1)" office:value-type="float" office:value="1" calcext:value-type="float">
            <text:p>1</text:p>
          </table:table-cell>
          <table:table-cell table:style-name="ce36"/>
          <table:table-cell table:style-name="ce13" table:formula="of:=QUARTILE([.AE338:.AE360];3)-QUARTILE([.AE338:.AE360];1)" office:value-type="float" office:value="0.0724999999999998" calcext:value-type="float">
            <text:p>0.0725</text:p>
          </table:table-cell>
          <table:table-cell table:style-name="ce13" table:formula="of:=QUARTILE([.AF338:.AF360];3)-QUARTILE([.AF338:.AF360];1)" office:value-type="float" office:value="0.1875" calcext:value-type="float">
            <text:p>0.1875</text:p>
          </table:table-cell>
          <table:table-cell table:style-name="ce32"/>
          <table:table-cell table:style-name="ce13" table:formula="of:=QUARTILE([.AH338:.AH360];3)-QUARTILE([.AH338:.AH360];1)" office:value-type="float" office:value="0.375" calcext:value-type="float">
            <text:p>0.375</text:p>
          </table:table-cell>
          <table:table-cell table:style-name="ce13" table:formula="of:=QUARTILE([.AI338:.AI360];3)-QUARTILE([.AI338:.AI360];1)" office:value-type="float" office:value="1.45000000000027" calcext:value-type="float">
            <text:p>1.45000000000027</text:p>
          </table:table-cell>
          <table:table-cell table:style-name="ce36"/>
          <table:table-cell table:style-name="ce13" table:formula="of:=QUARTILE([.AK338:.AK360];3)-QUARTILE([.AK338:.AK360];1)" office:value-type="float" office:value="0.13" calcext:value-type="float">
            <text:p>0.13</text:p>
          </table:table-cell>
          <table:table-cell table:style-name="ce13" table:formula="of:=QUARTILE([.AL338:.AL360];3)-QUARTILE([.AL338:.AL360];1)" office:value-type="float" office:value="0.185" calcext:value-type="float">
            <text:p>0.185</text:p>
          </table:table-cell>
          <table:table-cell table:style-name="ce32"/>
          <table:table-cell table:style-name="ce13" table:formula="of:=QUARTILE([.AN338:.AN360];3)-QUARTILE([.AN338:.AN360];1)" office:value-type="float" office:value="1.2700000000001" calcext:value-type="float">
            <text:p>1.2700000000001</text:p>
          </table:table-cell>
          <table:table-cell table:style-name="ce13" table:formula="of:=QUARTILE([.AO338:.AO360];3)-QUARTILE([.AO338:.AO360];1)" office:value-type="float" office:value="1.1925" calcext:value-type="float">
            <text:p>1.1925</text:p>
          </table:table-cell>
          <table:table-cell table:style-name="ce36"/>
          <table:table-cell table:style-name="ce13" table:formula="of:=QUARTILE([.AQ338:.AQ360];3)-QUARTILE([.AQ338:.AQ360];1)" office:value-type="float" office:value="0.125" calcext:value-type="float">
            <text:p>0.125</text:p>
          </table:table-cell>
          <table:table-cell table:style-name="ce13" table:formula="of:=QUARTILE([.AR338:.AR360];3)-QUARTILE([.AR338:.AR360];1)" office:value-type="float" office:value="0.125" calcext:value-type="float">
            <text:p>0.125</text:p>
          </table:table-cell>
          <table:table-cell table:style-name="ce24"/>
          <table:table-cell table:style-name="ce69" table:formula="of:=QUARTILE([.AT338:.AT360];3)-QUARTILE([.AT338:.AT360];1)" office:value-type="float" office:value="2051" calcext:value-type="float">
            <text:p>2,051</text:p>
          </table:table-cell>
          <table:table-cell table:style-name="ce69" table:formula="of:=QUARTILE([.AU338:.AU360];3)-QUARTILE([.AU338:.AU360];1)" office:value-type="float" office:value="2799.5" calcext:value-type="float">
            <text:p>2,800</text:p>
          </table:table-cell>
          <table:table-cell table:style-name="ce72"/>
          <table:table-cell table:style-name="ce69" table:formula="of:=QUARTILE([.AW338:.AW360];3)-QUARTILE([.AW338:.AW360];1)" office:value-type="float" office:value="3185.75" calcext:value-type="float">
            <text:p>3,186</text:p>
          </table:table-cell>
          <table:table-cell table:style-name="ce69" table:formula="of:=QUARTILE([.AX338:.AX360];3)-QUARTILE([.AX338:.AX360];1)" office:value-type="float" office:value="2220.375" calcext:value-type="float">
            <text:p>2,220</text:p>
          </table:table-cell>
          <table:table-cell table:style-name="ce72"/>
          <table:table-cell table:style-name="ce69" table:formula="of:=QUARTILE([.AZ338:.AZ360];3)-QUARTILE([.AZ338:.AZ360];1)" office:value-type="float" office:value="1331.625" calcext:value-type="float">
            <text:p>1,332</text:p>
          </table:table-cell>
          <table:table-cell table:style-name="ce69" table:formula="of:=QUARTILE([.BA338:.BA360];3)-QUARTILE([.BA338:.BA360];1)" office:value-type="float" office:value="2151.125" calcext:value-type="float">
            <text:p>2,151</text:p>
          </table:table-cell>
          <table:table-cell table:style-name="ce46"/>
          <table:table-cell table:style-name="ce13" table:formula="of:=QUARTILE([.BC338:.BC360];3)-QUARTILE([.BC338:.BC360];1)" office:value-type="float" office:value="0.0130313305710543" calcext:value-type="float">
            <text:p>0.013031330571054</text:p>
          </table:table-cell>
          <table:table-cell table:style-name="ce13" table:formula="of:=QUARTILE([.BD338:.BD360];3)-QUARTILE([.BD338:.BD360];1)" office:value-type="float" office:value="0.00904937409551496" calcext:value-type="float">
            <text:p>0.009049374095515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0573" calcext:value-type="float">
            <text:p>90.0573</text:p>
          </table:table-cell>
          <table:table-cell table:style-name="ce17" office:value-type="float" office:value="89.7841" calcext:value-type="float">
            <text:p>89.7841</text:p>
          </table:table-cell>
          <table:table-cell/>
          <table:table-cell table:style-name="ce17" office:value-type="float" office:value="29.7837" calcext:value-type="float">
            <text:p>29.7837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44.268" calcext:value-type="float">
            <text:p>44.268</text:p>
          </table:table-cell>
          <table:table-cell table:style-name="ce58" office:value-type="float" office:value="45.8333" calcext:value-type="float">
            <text:p>45.8333</text:p>
          </table:table-cell>
          <table:table-cell/>
          <table:table-cell table:style-name="ce17" office:value-type="float" office:value="1135.3" calcext:value-type="float">
            <text:p>1135.3</text:p>
          </table:table-cell>
          <table:table-cell table:style-name="ce17" office:value-type="float" office:value="1131.7" calcext:value-type="float">
            <text:p>1131.7</text:p>
          </table:table-cell>
          <table:table-cell table:style-name="ce31"/>
          <table:table-cell table:style-name="ce17" office:value-type="float" office:value="9.1" calcext:value-type="float">
            <text:p>9.1</text:p>
          </table:table-cell>
          <table:table-cell table:style-name="ce17" office:value-type="float" office:value="9.25" calcext:value-type="float">
            <text:p>9.25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85.7" calcext:value-type="float">
            <text:p>1085.7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18" calcext:value-type="float">
            <text:p>2.18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022.8" calcext:value-type="float">
            <text:p>1022.8</text:p>
          </table:table-cell>
          <table:table-cell table:style-name="ce17" office:value-type="float" office:value="1025" calcext:value-type="float">
            <text:p>1025</text:p>
          </table:table-cell>
          <table:table-cell table:style-name="ce31"/>
          <table:table-cell table:style-name="ce17" office:value-type="float" office:value="6.64" calcext:value-type="float">
            <text:p>6.64</text:p>
          </table:table-cell>
          <table:table-cell table:style-name="ce17" office:value-type="float" office:value="6.71" calcext:value-type="float">
            <text:p>6.71</text:p>
          </table:table-cell>
          <table:table-cell/>
          <table:table-cell table:style-name="ce17" office:value-type="float" office:value="959.97" calcext:value-type="float">
            <text:p>959.97</text:p>
          </table:table-cell>
          <table:table-cell table:style-name="ce17" office:value-type="float" office:value="963.38" calcext:value-type="float">
            <text:p>963.38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2745" calcext:value-type="float">
            <text:p>122,745</text:p>
          </table:table-cell>
          <table:table-cell table:style-name="ce45" office:value-type="float" office:value="124039" calcext:value-type="float">
            <text:p>124,039</text:p>
          </table:table-cell>
          <table:table-cell/>
          <table:table-cell table:style-name="ce45" office:value-type="float" office:value="53921" calcext:value-type="float">
            <text:p>53,921</text:p>
          </table:table-cell>
          <table:table-cell table:style-name="ce45" office:value-type="float" office:value="51209" calcext:value-type="float">
            <text:p>51,209</text:p>
          </table:table-cell>
          <table:table-cell/>
          <table:table-cell table:style-name="ce45" office:value-type="float" office:value="64518.5" calcext:value-type="float">
            <text:p>64,519</text:p>
          </table:table-cell>
          <table:table-cell table:style-name="ce45" office:value-type="float" office:value="66118.5" calcext:value-type="float">
            <text:p>66,119</text:p>
          </table:table-cell>
          <table:table-cell/>
          <table:table-cell table:formula="of:=[.AW368]/([.AT368]+[.AW368]+[.AZ368])" office:value-type="float" office:value="0.223567434889058" calcext:value-type="float">
            <text:p>0.223567434889058</text:p>
          </table:table-cell>
          <table:table-cell table:formula="of:=[.AX368]/([.AU368]+[.AX368]+[.BA368])" office:value-type="float" office:value="0.212162831213114" calcext:value-type="float">
            <text:p>0.21216283121311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0.0739" calcext:value-type="float">
            <text:p>90.0739</text:p>
          </table:table-cell>
          <table:table-cell/>
          <table:table-cell table:style-name="ce17" office:value-type="float" office:value="29.3242" calcext:value-type="float">
            <text:p>29.3242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43.0001" calcext:value-type="float">
            <text:p>43.0001</text:p>
          </table:table-cell>
          <table:table-cell table:style-name="ce58" office:value-type="float" office:value="42.3294" calcext:value-type="float">
            <text:p>42.3294</text:p>
          </table:table-cell>
          <table:table-cell/>
          <table:table-cell table:style-name="ce17" office:value-type="float" office:value="1133.5" calcext:value-type="float">
            <text:p>1133.5</text:p>
          </table:table-cell>
          <table:table-cell table:style-name="ce17" office:value-type="float" office:value="1132.2" calcext:value-type="float">
            <text:p>1132.2</text:p>
          </table:table-cell>
          <table:table-cell table:style-name="ce31"/>
          <table:table-cell table:style-name="ce17" office:value-type="float" office:value="9.18" calcext:value-type="float">
            <text:p>9.18</text:p>
          </table:table-cell>
          <table:table-cell table:style-name="ce17" office:value-type="float" office:value="9.41" calcext:value-type="float">
            <text:p>9.41</text:p>
          </table:table-cell>
          <table:table-cell/>
          <table:table-cell table:style-name="ce17" office:value-type="float" office:value="1106.8" calcext:value-type="float">
            <text:p>1106.8</text:p>
          </table:table-cell>
          <table:table-cell table:style-name="ce17" office:value-type="float" office:value="1105.9" calcext:value-type="float">
            <text:p>1105.9</text:p>
          </table:table-cell>
          <table:table-cell table:style-name="ce31"/>
          <table:table-cell table:style-name="ce17" office:value-type="float" office:value="2.22" calcext:value-type="float">
            <text:p>2.22</text:p>
          </table:table-cell>
          <table:table-cell table:style-name="ce17" office:value-type="float" office:value="2.34" calcext:value-type="float">
            <text:p>2.34</text:p>
          </table:table-cell>
          <table:table-cell/>
          <table:table-cell table:style-name="ce17" office:value-type="float" office:value="1085.7" calcext:value-type="float">
            <text:p>1085.7</text:p>
          </table:table-cell>
          <table:table-cell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2.16" calcext:value-type="float">
            <text:p>2.16</text:p>
          </table:table-cell>
          <table:table-cell table:style-name="ce17" office:value-type="float" office:value="1.93" calcext:value-type="float">
            <text:p>1.93</text:p>
          </table:table-cell>
          <table:table-cell/>
          <table:table-cell table:style-name="ce17" office:value-type="float" office:value="1021.9" calcext:value-type="float">
            <text:p>1021.9</text:p>
          </table:table-cell>
          <table:table-cell table:style-name="ce17" office:value-type="float" office:value="1024.6" calcext:value-type="float">
            <text:p>1024.6</text:p>
          </table:table-cell>
          <table:table-cell table:style-name="ce31"/>
          <table:table-cell table:style-name="ce17" office:value-type="float" office:value="6.68" calcext:value-type="float">
            <text:p>6.68</text:p>
          </table:table-cell>
          <table:table-cell table:style-name="ce17" office:value-type="float" office:value="6.54" calcext:value-type="float">
            <text:p>6.54</text:p>
          </table:table-cell>
          <table:table-cell/>
          <table:table-cell table:style-name="ce17" office:value-type="float" office:value="958.91" calcext:value-type="float">
            <text:p>958.91</text:p>
          </table:table-cell>
          <table:table-cell table:style-name="ce17" office:value-type="float" office:value="961.82" calcext:value-type="float">
            <text:p>961.82</text:p>
          </table:table-cell>
          <table:table-cell table:style-name="ce31"/>
          <table:table-cell table:number-columns-repeated="2"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1645" calcext:value-type="float">
            <text:p>121,645</text:p>
          </table:table-cell>
          <table:table-cell table:style-name="ce45" office:value-type="float" office:value="124586" calcext:value-type="float">
            <text:p>124,586</text:p>
          </table:table-cell>
          <table:table-cell/>
          <table:table-cell table:style-name="ce45" office:value-type="float" office:value="55431.5" calcext:value-type="float">
            <text:p>55,432</text:p>
          </table:table-cell>
          <table:table-cell table:style-name="ce45" office:value-type="float" office:value="55093" calcext:value-type="float">
            <text:p>55,093</text:p>
          </table:table-cell>
          <table:table-cell/>
          <table:table-cell table:style-name="ce45" office:value-type="float" office:value="65038" calcext:value-type="float">
            <text:p>65,038</text:p>
          </table:table-cell>
          <table:table-cell table:style-name="ce45" office:value-type="float" office:value="62947" calcext:value-type="float">
            <text:p>62,947</text:p>
          </table:table-cell>
          <table:table-cell/>
          <table:table-cell table:formula="of:=[.AW370]/([.AT370]+[.AW370]+[.AZ370])" office:value-type="float" office:value="0.228947460808832" calcext:value-type="float">
            <text:p>0.228947460808832</text:p>
          </table:table-cell>
          <table:table-cell table:formula="of:=[.AX370]/([.AU370]+[.AX370]+[.BA370])" office:value-type="float" office:value="0.227069646286878" calcext:value-type="float">
            <text:p>0.22706964628687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7918" calcext:value-type="float">
            <text:p>89.7918</text:p>
          </table:table-cell>
          <table:table-cell table:style-name="ce17" office:value-type="float" office:value="90.1238" calcext:value-type="float">
            <text:p>90.1238</text:p>
          </table:table-cell>
          <table:table-cell/>
          <table:table-cell table:style-name="ce17" office:value-type="float" office:value="29.8989" calcext:value-type="float">
            <text:p>29.8989</text:p>
          </table:table-cell>
          <table:table-cell table:style-name="ce17" office:value-type="float" office:value="28.7836" calcext:value-type="float">
            <text:p>28.7836</text:p>
          </table:table-cell>
          <table:table-cell table:style-name="ce58" office:value-type="float" office:value="42.2301" calcext:value-type="float">
            <text:p>42.2301</text:p>
          </table:table-cell>
          <table:table-cell table:style-name="ce58" office:value-type="float" office:value="39.8987" calcext:value-type="float">
            <text:p>39.8987</text:p>
          </table:table-cell>
          <table:table-cell/>
          <table:table-cell table:style-name="ce17" office:value-type="float" office:value="1134.9" calcext:value-type="float">
            <text:p>1134.9</text:p>
          </table:table-cell>
          <table:table-cell table:style-name="ce17" office:value-type="float" office:value="1131.9" calcext:value-type="float">
            <text:p>1131.9</text:p>
          </table:table-cell>
          <table:table-cell table:style-name="ce31"/>
          <table:table-cell table:style-name="ce17" office:value-type="float" office:value="8.99" calcext:value-type="float">
            <text:p>8.99</text:p>
          </table:table-cell>
          <table:table-cell table:style-name="ce17" office:value-type="float" office:value="8.98" calcext:value-type="float">
            <text:p>8.98</text:p>
          </table:table-cell>
          <table:table-cell/>
          <table:table-cell table:number-columns-repeated="2" table:style-name="ce17" office:value-type="float" office:value="1107.6" calcext:value-type="float">
            <text:p>1107.6</text:p>
          </table:table-cell>
          <table:table-cell table:style-name="ce31"/>
          <table:table-cell table:style-name="ce17" office:value-type="float" office:value="1.98" calcext:value-type="float">
            <text:p>1.98</text:p>
          </table:table-cell>
          <table:table-cell table:style-name="ce17" office:value-type="float" office:value="1.95" calcext:value-type="float">
            <text:p>1.95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6.9" calcext:value-type="float">
            <text:p>1086.9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38" calcext:value-type="float">
            <text:p>2.38</text:p>
          </table:table-cell>
          <table:table-cell/>
          <table:table-cell table:style-name="ce17" office:value-type="float" office:value="1022.2" calcext:value-type="float">
            <text:p>1022.2</text:p>
          </table:table-cell>
          <table:table-cell table:style-name="ce17" office:value-type="float" office:value="1025.5" calcext:value-type="float">
            <text:p>1025.5</text:p>
          </table:table-cell>
          <table:table-cell table:style-name="ce31"/>
          <table:table-cell table:style-name="ce17" office:value-type="float" office:value="6.82" calcext:value-type="float">
            <text:p>6.82</text:p>
          </table:table-cell>
          <table:table-cell table:style-name="ce17" office:value-type="float" office:value="6.95" calcext:value-type="float">
            <text:p>6.95</text:p>
          </table:table-cell>
          <table:table-cell/>
          <table:table-cell table:style-name="ce17" office:value-type="float" office:value="959.38" calcext:value-type="float">
            <text:p>959.38</text:p>
          </table:table-cell>
          <table:table-cell table:style-name="ce17" office:value-type="float" office:value="963.18" calcext:value-type="float">
            <text:p>963.18</text:p>
          </table:table-cell>
          <table:table-cell table:style-name="ce31"/>
          <table:table-cell table:style-name="ce17" office:value-type="float" office:value="10.6" calcext:value-type="float">
            <text:p>10.6</text:p>
          </table:table-cell>
          <table:table-cell table:style-name="ce17" office:value-type="float" office:value="10.8" calcext:value-type="float">
            <text:p>10.8</text:p>
          </table:table-cell>
          <table:table-cell/>
          <table:table-cell table:style-name="ce45" office:value-type="float" office:value="122762" calcext:value-type="float">
            <text:p>122,762</text:p>
          </table:table-cell>
          <table:table-cell table:style-name="ce45" office:value-type="float" office:value="129943" calcext:value-type="float">
            <text:p>129,943</text:p>
          </table:table-cell>
          <table:table-cell/>
          <table:table-cell table:style-name="ce45" office:value-type="float" office:value="54725" calcext:value-type="float">
            <text:p>54,725</text:p>
          </table:table-cell>
          <table:table-cell table:style-name="ce45" office:value-type="float" office:value="45673" calcext:value-type="float">
            <text:p>45,673</text:p>
          </table:table-cell>
          <table:table-cell/>
          <table:table-cell table:style-name="ce45" office:value-type="float" office:value="64739" calcext:value-type="float">
            <text:p>64,739</text:p>
          </table:table-cell>
          <table:table-cell table:style-name="ce45" office:value-type="float" office:value="67242.5" calcext:value-type="float">
            <text:p>67,243</text:p>
          </table:table-cell>
          <table:table-cell/>
          <table:table-cell table:formula="of:=[.AW372]/([.AT372]+[.AW372]+[.AZ372])" office:value-type="float" office:value="0.225925375475795" calcext:value-type="float">
            <text:p>0.225925375475795</text:p>
          </table:table-cell>
          <table:table-cell table:formula="of:=[.AX372]/([.AU372]+[.AX372]+[.BA372])" office:value-type="float" office:value="0.188064243170406" calcext:value-type="float">
            <text:p>0.18806424317040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1136" calcext:value-type="float">
            <text:p>90.1136</text:p>
          </table:table-cell>
          <table:table-cell table:style-name="ce17" office:value-type="float" office:value="90.0324" calcext:value-type="float">
            <text:p>90.0324</text:p>
          </table:table-cell>
          <table:table-cell/>
          <table:table-cell table:style-name="ce17" office:value-type="float" office:value="29.6291" calcext:value-type="float">
            <text:p>29.6291</text:p>
          </table:table-cell>
          <table:table-cell table:style-name="ce17" office:value-type="float" office:value="28.1094" calcext:value-type="float">
            <text:p>28.1094</text:p>
          </table:table-cell>
          <table:table-cell table:style-name="ce58" office:value-type="float" office:value="45.8241" calcext:value-type="float">
            <text:p>45.8241</text:p>
          </table:table-cell>
          <table:table-cell table:style-name="ce58" office:value-type="float" office:value="44.1759" calcext:value-type="float">
            <text:p>44.1759</text:p>
          </table:table-cell>
          <table:table-cell/>
          <table:table-cell table:style-name="ce17" office:value-type="float" office:value="1135.2" calcext:value-type="float">
            <text:p>1135.2</text:p>
          </table:table-cell>
          <table:table-cell table:style-name="ce17" office:value-type="float" office:value="1131.3" calcext:value-type="float">
            <text:p>1131.3</text:p>
          </table:table-cell>
          <table:table-cell table:style-name="ce31"/>
          <table:table-cell table:style-name="ce17" office:value-type="float" office:value="9.08" calcext:value-type="float">
            <text:p>9.08</text:p>
          </table:table-cell>
          <table:table-cell table:style-name="ce17" office:value-type="float" office:value="9.13" calcext:value-type="float">
            <text:p>9.13</text:p>
          </table:table-cell>
          <table:table-cell/>
          <table:table-cell table:style-name="ce17" office:value-type="float" office:value="1107.6" calcext:value-type="float">
            <text:p>1107.6</text:p>
          </table:table-cell>
          <table:table-cell table:style-name="ce17" office:value-type="float" office:value="1105.7" calcext:value-type="float">
            <text:p>1105.7</text:p>
          </table:table-cell>
          <table:table-cell table:style-name="ce31"/>
          <table:table-cell table:style-name="ce17" office:value-type="float" office:value="1.97" calcext:value-type="float">
            <text:p>1.97</text:p>
          </table:table-cell>
          <table:table-cell table:style-name="ce17" office:value-type="float" office:value="2.05" calcext:value-type="float">
            <text:p>2.05</text:p>
          </table:table-cell>
          <table:table-cell/>
          <table:table-cell table:style-name="ce17" office:value-type="float" office:value="1085.9" calcext:value-type="float">
            <text:p>1085.9</text:p>
          </table:table-cell>
          <table:table-cell table:style-name="ce17" office:value-type="float" office:value="1086.8" calcext:value-type="float">
            <text:p>1086.8</text:p>
          </table:table-cell>
          <table:table-cell table:style-name="ce31"/>
          <table:table-cell table:style-name="ce17" office:value-type="float" office:value="2.36" calcext:value-type="float">
            <text:p>2.36</text:p>
          </table:table-cell>
          <table:table-cell table:style-name="ce17" office:value-type="float" office:value="2.28" calcext:value-type="float">
            <text:p>2.28</text:p>
          </table:table-cell>
          <table:table-cell/>
          <table:table-cell table:style-name="ce17" office:value-type="float" office:value="1023.2" calcext:value-type="float">
            <text:p>1023.2</text:p>
          </table:table-cell>
          <table:table-cell table:style-name="ce17" office:value-type="float" office:value="1026.2" calcext:value-type="float">
            <text:p>1026.2</text:p>
          </table:table-cell>
          <table:table-cell table:style-name="ce31"/>
          <table:table-cell table:style-name="ce17" office:value-type="float" office:value="6.83" calcext:value-type="float">
            <text:p>6.83</text:p>
          </table:table-cell>
          <table:table-cell table:style-name="ce17" office:value-type="float" office:value="6.79" calcext:value-type="float">
            <text:p>6.79</text:p>
          </table:table-cell>
          <table:table-cell/>
          <table:table-cell table:style-name="ce17" office:value-type="float" office:value="960.59" calcext:value-type="float">
            <text:p>960.59</text:p>
          </table:table-cell>
          <table:table-cell table:style-name="ce17" office:value-type="float" office:value="963.64" calcext:value-type="float">
            <text:p>963.64</text:p>
          </table:table-cell>
          <table:table-cell table:style-name="ce31"/>
          <table:table-cell table:number-columns-repeated="2"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1281" calcext:value-type="float">
            <text:p>121,281</text:p>
          </table:table-cell>
          <table:table-cell table:style-name="ce45" office:value-type="float" office:value="125499" calcext:value-type="float">
            <text:p>125,499</text:p>
          </table:table-cell>
          <table:table-cell/>
          <table:table-cell table:style-name="ce45" office:value-type="float" office:value="53150.5" calcext:value-type="float">
            <text:p>53,151</text:p>
          </table:table-cell>
          <table:table-cell table:style-name="ce45" office:value-type="float" office:value="49721.5" calcext:value-type="float">
            <text:p>49,722</text:p>
          </table:table-cell>
          <table:table-cell/>
          <table:table-cell table:style-name="ce45" office:value-type="float" office:value="68134.5" calcext:value-type="float">
            <text:p>68,135</text:p>
          </table:table-cell>
          <table:table-cell table:style-name="ce45" office:value-type="float" office:value="66812" calcext:value-type="float">
            <text:p>66,812</text:p>
          </table:table-cell>
          <table:table-cell/>
          <table:table-cell table:formula="of:=[.AW374]/([.AT374]+[.AW374]+[.AZ374])" office:value-type="float" office:value="0.219117683434612" calcext:value-type="float">
            <text:p>0.219117683434612</text:p>
          </table:table-cell>
          <table:table-cell table:formula="of:=[.AX374]/([.AU374]+[.AX374]+[.BA374])" office:value-type="float" office:value="0.205433154638323" calcext:value-type="float">
            <text:p>0.20543315463832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0535" calcext:value-type="float">
            <text:p>90.0535</text:p>
          </table:table-cell>
          <table:table-cell table:style-name="ce17" office:value-type="float" office:value="90.0325" calcext:value-type="float">
            <text:p>90.0325</text:p>
          </table:table-cell>
          <table:table-cell/>
          <table:table-cell table:style-name="ce17" office:value-type="float" office:value="29.3578" calcext:value-type="float">
            <text:p>29.3578</text:p>
          </table:table-cell>
          <table:table-cell table:style-name="ce17" office:value-type="float" office:value="28.258" calcext:value-type="float">
            <text:p>28.258</text:p>
          </table:table-cell>
          <table:table-cell table:style-name="ce58" office:value-type="float" office:value="42.6545" calcext:value-type="float">
            <text:p>42.6545</text:p>
          </table:table-cell>
          <table:table-cell table:style-name="ce58" office:value-type="float" office:value="39.7315" calcext:value-type="float">
            <text:p>39.7315</text:p>
          </table:table-cell>
          <table:table-cell/>
          <table:table-cell table:style-name="ce17" office:value-type="float" office:value="1134.9" calcext:value-type="float">
            <text:p>1134.9</text:p>
          </table:table-cell>
          <table:table-cell table:style-name="ce17" office:value-type="float" office:value="1131.6" calcext:value-type="float">
            <text:p>1131.6</text:p>
          </table:table-cell>
          <table:table-cell table:style-name="ce31"/>
          <table:table-cell table:style-name="ce17" office:value-type="float" office:value="9.61" calcext:value-type="float">
            <text:p>9.61</text:p>
          </table:table-cell>
          <table:table-cell table:style-name="ce17" office:value-type="float" office:value="9.23" calcext:value-type="float">
            <text:p>9.23</text:p>
          </table:table-cell>
          <table:table-cell/>
          <table:table-cell table:style-name="ce17" office:value-type="float" office:value="1108" calcext:value-type="float">
            <text:p>1108</text:p>
          </table:table-cell>
          <table:table-cell table:style-name="ce17" office:value-type="float" office:value="1105.7" calcext:value-type="float">
            <text:p>1105.7</text:p>
          </table:table-cell>
          <table:table-cell table:style-name="ce31"/>
          <table:table-cell table:style-name="ce17" office:value-type="float" office:value="2.46" calcext:value-type="float">
            <text:p>2.46</text:p>
          </table:table-cell>
          <table:table-cell table:style-name="ce17" office:value-type="float" office:value="2.15" calcext:value-type="float">
            <text:p>2.15</text:p>
          </table:table-cell>
          <table:table-cell/>
          <table:table-cell table:style-name="ce17" office:value-type="float" office:value="1085.5" calcext:value-type="float">
            <text:p>1085.5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1.81" calcext:value-type="float">
            <text:p>1.81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023.1" calcext:value-type="float">
            <text:p>1023.1</text:p>
          </table:table-cell>
          <table:table-cell table:style-name="ce17" office:value-type="float" office:value="1025.8" calcext:value-type="float">
            <text:p>1025.8</text:p>
          </table:table-cell>
          <table:table-cell table:style-name="ce31"/>
          <table:table-cell table:style-name="ce17" office:value-type="float" office:value="6.3" calcext:value-type="float">
            <text:p>6.3</text:p>
          </table:table-cell>
          <table:table-cell table:style-name="ce17" office:value-type="float" office:value="6.62" calcext:value-type="float">
            <text:p>6.62</text:p>
          </table:table-cell>
          <table:table-cell/>
          <table:table-cell table:style-name="ce17" office:value-type="float" office:value="959.88" calcext:value-type="float">
            <text:p>959.88</text:p>
          </table:table-cell>
          <table:table-cell table:style-name="ce17" office:value-type="float" office:value="963.46" calcext:value-type="float">
            <text:p>963.46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2200" calcext:value-type="float">
            <text:p>122,200</text:p>
          </table:table-cell>
          <table:table-cell table:style-name="ce45" office:value-type="float" office:value="126825" calcext:value-type="float">
            <text:p>126,825</text:p>
          </table:table-cell>
          <table:table-cell/>
          <table:table-cell table:style-name="ce45" office:value-type="float" office:value="52557" calcext:value-type="float">
            <text:p>52,557</text:p>
          </table:table-cell>
          <table:table-cell table:style-name="ce45" office:value-type="float" office:value="47840" calcext:value-type="float">
            <text:p>47,840</text:p>
          </table:table-cell>
          <table:table-cell/>
          <table:table-cell table:style-name="ce45" office:value-type="float" office:value="66416" calcext:value-type="float">
            <text:p>66,416</text:p>
          </table:table-cell>
          <table:table-cell table:style-name="ce45" office:value-type="float" office:value="67357.5" calcext:value-type="float">
            <text:p>67,358</text:p>
          </table:table-cell>
          <table:table-cell/>
          <table:table-cell table:formula="of:=[.AW376]/([.AT376]+[.AW376]+[.AZ376])" office:value-type="float" office:value="0.217922404249232" calcext:value-type="float">
            <text:p>0.217922404249232</text:p>
          </table:table-cell>
          <table:table-cell table:formula="of:=[.AX376]/([.AU376]+[.AX376]+[.BA376])" office:value-type="float" office:value="0.197667572229855" calcext:value-type="float">
            <text:p>0.19766757222985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9534" calcext:value-type="float">
            <text:p>89.9534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style-name="ce17" office:value-type="float" office:value="29.2055" calcext:value-type="float">
            <text:p>29.2055</text:p>
          </table:table-cell>
          <table:table-cell table:style-name="ce17" office:value-type="float" office:value="28.1094" calcext:value-type="float">
            <text:p>28.1094</text:p>
          </table:table-cell>
          <table:table-cell table:style-name="ce58" office:value-type="float" office:value="45.8525" calcext:value-type="float">
            <text:p>45.8525</text:p>
          </table:table-cell>
          <table:table-cell table:style-name="ce58" office:value-type="float" office:value="49.1287" calcext:value-type="float">
            <text:p>49.1287</text:p>
          </table:table-cell>
          <table:table-cell/>
          <table:table-cell table:style-name="ce17" office:value-type="float" office:value="1133.4" calcext:value-type="float">
            <text:p>1133.4</text:p>
          </table:table-cell>
          <table:table-cell table:style-name="ce17" office:value-type="float" office:value="1131.4" calcext:value-type="float">
            <text:p>1131.4</text:p>
          </table:table-cell>
          <table:table-cell table:style-name="ce31"/>
          <table:table-cell table:number-columns-repeated="2" table:style-name="ce17" office:value-type="float" office:value="9.15" calcext:value-type="float">
            <text:p>9.15</text:p>
          </table:table-cell>
          <table:table-cell/>
          <table:table-cell table:style-name="ce17" office:value-type="float" office:value="1106.7" calcext:value-type="float">
            <text:p>1106.7</text:p>
          </table:table-cell>
          <table:table-cell table:style-name="ce17" office:value-type="float" office:value="1105.7" calcext:value-type="float">
            <text:p>1105.7</text:p>
          </table:table-cell>
          <table:table-cell table:style-name="ce31"/>
          <table:table-cell table:style-name="ce17" office:value-type="float" office:value="2.03" calcext:value-type="float">
            <text:p>2.03</text:p>
          </table:table-cell>
          <table:table-cell table:style-name="ce17" office:value-type="float" office:value="2.07" calcext:value-type="float">
            <text:p>2.07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6.8" calcext:value-type="float">
            <text:p>1086.8</text:p>
          </table:table-cell>
          <table:table-cell table:style-name="ce31"/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2.21" calcext:value-type="float">
            <text:p>2.21</text:p>
          </table:table-cell>
          <table:table-cell/>
          <table:table-cell table:style-name="ce17" office:value-type="float" office:value="1023.2" calcext:value-type="float">
            <text:p>1023.2</text:p>
          </table:table-cell>
          <table:table-cell table:style-name="ce17" office:value-type="float" office:value="1026.1" calcext:value-type="float">
            <text:p>1026.1</text:p>
          </table:table-cell>
          <table:table-cell table:style-name="ce31"/>
          <table:table-cell table:style-name="ce17" office:value-type="float" office:value="6.82" calcext:value-type="float">
            <text:p>6.82</text:p>
          </table:table-cell>
          <table:table-cell table:style-name="ce17" office:value-type="float" office:value="6.77" calcext:value-type="float">
            <text:p>6.77</text:p>
          </table:table-cell>
          <table:table-cell/>
          <table:table-cell table:style-name="ce17" office:value-type="float" office:value="960.37" calcext:value-type="float">
            <text:p>960.37</text:p>
          </table:table-cell>
          <table:table-cell table:style-name="ce17" office:value-type="float" office:value="963.58" calcext:value-type="float">
            <text:p>963.58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1395" calcext:value-type="float">
            <text:p>121,395</text:p>
          </table:table-cell>
          <table:table-cell table:style-name="ce45" office:value-type="float" office:value="124993" calcext:value-type="float">
            <text:p>124,993</text:p>
          </table:table-cell>
          <table:table-cell/>
          <table:table-cell table:style-name="ce45" office:value-type="float" office:value="53191" calcext:value-type="float">
            <text:p>53,191</text:p>
          </table:table-cell>
          <table:table-cell table:style-name="ce45" office:value-type="float" office:value="49258" calcext:value-type="float">
            <text:p>49,258</text:p>
          </table:table-cell>
          <table:table-cell/>
          <table:table-cell table:style-name="ce45" office:value-type="float" office:value="68090.5" calcext:value-type="float">
            <text:p>68,091</text:p>
          </table:table-cell>
          <table:table-cell table:style-name="ce45" office:value-type="float" office:value="68339.5" calcext:value-type="float">
            <text:p>68,340</text:p>
          </table:table-cell>
          <table:table-cell/>
          <table:table-cell table:formula="of:=[.AW378]/([.AT378]+[.AW378]+[.AZ378])" office:value-type="float" office:value="0.219184799517053" calcext:value-type="float">
            <text:p>0.219184799517053</text:p>
          </table:table-cell>
          <table:table-cell table:formula="of:=[.AX378]/([.AU378]+[.AX378]+[.BA378])" office:value-type="float" office:value="0.203049995774773" calcext:value-type="float">
            <text:p>0.20304999577477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R1_13Deg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7" calcext:value-type="float">
            <text:p>1117</text:p>
          </table:table-cell>
          <table:table-cell table:style-name="ce17" office:value-type="float" office:value="89.792" calcext:value-type="float">
            <text:p>89.792</text:p>
          </table:table-cell>
          <table:table-cell table:style-name="ce17" office:value-type="float" office:value="90.1595" calcext:value-type="float">
            <text:p>90.1595</text:p>
          </table:table-cell>
          <table:table-cell/>
          <table:table-cell table:style-name="ce17" office:value-type="float" office:value="29.6291" calcext:value-type="float">
            <text:p>29.6291</text:p>
          </table:table-cell>
          <table:table-cell table:style-name="ce17" office:value-type="float" office:value="28.258" calcext:value-type="float">
            <text:p>28.258</text:p>
          </table:table-cell>
          <table:table-cell table:style-name="ce58" office:value-type="float" office:value="46.0009" calcext:value-type="float">
            <text:p>46.0009</text:p>
          </table:table-cell>
          <table:table-cell table:style-name="ce58" office:value-type="float" office:value="44.4389" calcext:value-type="float">
            <text:p>44.4389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0.8" calcext:value-type="float">
            <text:p>1130.8</text:p>
          </table:table-cell>
          <table:table-cell table:style-name="ce31"/>
          <table:table-cell table:style-name="ce17" office:value-type="float" office:value="9.3" calcext:value-type="float">
            <text:p>9.3</text:p>
          </table:table-cell>
          <table:table-cell table:style-name="ce17" office:value-type="float" office:value="9.28" calcext:value-type="float">
            <text:p>9.28</text:p>
          </table:table-cell>
          <table:table-cell/>
          <table:table-cell table:style-name="ce17" office:value-type="float" office:value="1106.8" calcext:value-type="float">
            <text:p>1106.8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number-columns-repeated="2" table:style-name="ce17" office:value-type="float" office:value="2.19" calcext:value-type="float">
            <text:p>2.19</text:p>
          </table:table-cell>
          <table:table-cell/>
          <table:table-cell table:style-name="ce17" office:value-type="float" office:value="1083.6" calcext:value-type="float">
            <text:p>1083.6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03" calcext:value-type="float">
            <text:p>2.03</text:p>
          </table:table-cell>
          <table:table-cell table:style-name="ce17" office:value-type="float" office:value="2.08" calcext:value-type="float">
            <text:p>2.08</text:p>
          </table:table-cell>
          <table:table-cell/>
          <table:table-cell table:style-name="ce17" office:value-type="float" office:value="1021.7" calcext:value-type="float">
            <text:p>1021.7</text:p>
          </table:table-cell>
          <table:table-cell table:style-name="ce17" office:value-type="float" office:value="1025.7" calcext:value-type="float">
            <text:p>1025.7</text:p>
          </table:table-cell>
          <table:table-cell table:style-name="ce31"/>
          <table:table-cell table:style-name="ce17" office:value-type="float" office:value="6.6" calcext:value-type="float">
            <text:p>6.6</text:p>
          </table:table-cell>
          <table:table-cell table:style-name="ce17" office:value-type="float" office:value="6.58" calcext:value-type="float">
            <text:p>6.58</text:p>
          </table:table-cell>
          <table:table-cell/>
          <table:table-cell table:style-name="ce17" office:value-type="float" office:value="958.65" calcext:value-type="float">
            <text:p>958.65</text:p>
          </table:table-cell>
          <table:table-cell table:style-name="ce17" office:value-type="float" office:value="962.52" calcext:value-type="float">
            <text:p>962.52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0408" calcext:value-type="float">
            <text:p>120,408</text:p>
          </table:table-cell>
          <table:table-cell table:style-name="ce45" office:value-type="float" office:value="122817" calcext:value-type="float">
            <text:p>122,817</text:p>
          </table:table-cell>
          <table:table-cell/>
          <table:table-cell table:style-name="ce45" office:value-type="float" office:value="55730.5" calcext:value-type="float">
            <text:p>55,731</text:p>
          </table:table-cell>
          <table:table-cell table:style-name="ce45" office:value-type="float" office:value="52437" calcext:value-type="float">
            <text:p>52,437</text:p>
          </table:table-cell>
          <table:table-cell/>
          <table:table-cell table:style-name="ce45" office:value-type="float" office:value="66171.5" calcext:value-type="float">
            <text:p>66,172</text:p>
          </table:table-cell>
          <table:table-cell table:style-name="ce45" office:value-type="float" office:value="67462.5" calcext:value-type="float">
            <text:p>67,463</text:p>
          </table:table-cell>
          <table:table-cell/>
          <table:table-cell table:formula="of:=[.AW380]/([.AT380]+[.AW380]+[.AZ380])" office:value-type="float" office:value="0.229996698444142" calcext:value-type="float">
            <text:p>0.229996698444142</text:p>
          </table:table-cell>
          <table:table-cell table:formula="of:=[.AX380]/([.AU380]+[.AX380]+[.BA380])" office:value-type="float" office:value="0.216042172658225" calcext:value-type="float">
            <text:p>0.21604217265822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1117" calcext:value-type="float">
            <text:p>1117</text:p>
          </table:table-cell>
          <table:table-cell table:style-name="ce17" office:value-type="float" office:value="89.8638" calcext:value-type="float">
            <text:p>89.8638</text:p>
          </table:table-cell>
          <table:table-cell table:style-name="ce17" office:value-type="float" office:value="89.9259" calcext:value-type="float">
            <text:p>89.9259</text:p>
          </table:table-cell>
          <table:table-cell/>
          <table:table-cell table:style-name="ce17" office:value-type="float" office:value="29.6291" calcext:value-type="float">
            <text:p>29.6291</text:p>
          </table:table-cell>
          <table:table-cell table:style-name="ce17" office:value-type="float" office:value="28.9627" calcext:value-type="float">
            <text:p>28.9627</text:p>
          </table:table-cell>
          <table:table-cell table:style-name="ce58" office:value-type="float" office:value="44.9086" calcext:value-type="float">
            <text:p>44.9086</text:p>
          </table:table-cell>
          <table:table-cell table:style-name="ce58" office:value-type="float" office:value="46.0456" calcext:value-type="float">
            <text:p>46.0456</text:p>
          </table:table-cell>
          <table:table-cell/>
          <table:table-cell table:style-name="ce17" office:value-type="float" office:value="1135.5" calcext:value-type="float">
            <text:p>1135.5</text:p>
          </table:table-cell>
          <table:table-cell table:style-name="ce17" office:value-type="float" office:value="1130.5" calcext:value-type="float">
            <text:p>1130.5</text:p>
          </table:table-cell>
          <table:table-cell table:style-name="ce31"/>
          <table:table-cell table:style-name="ce17" office:value-type="float" office:value="9.16" calcext:value-type="float">
            <text:p>9.16</text:p>
          </table:table-cell>
          <table:table-cell table:style-name="ce17" office:value-type="float" office:value="9.19" calcext:value-type="float">
            <text:p>9.19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16" calcext:value-type="float">
            <text:p>2.16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number-columns-repeated="2"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16" calcext:value-type="float">
            <text:p>2.16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22.8" calcext:value-type="float">
            <text:p>1022.8</text:p>
          </table:table-cell>
          <table:table-cell table:style-name="ce17" office:value-type="float" office:value="1024.8" calcext:value-type="float">
            <text:p>1024.8</text:p>
          </table:table-cell>
          <table:table-cell table:style-name="ce31"/>
          <table:table-cell table:number-columns-repeated="2" table:style-name="ce17" office:value-type="float" office:value="6.62" calcext:value-type="float">
            <text:p>6.62</text:p>
          </table:table-cell>
          <table:table-cell/>
          <table:table-cell table:style-name="ce17" office:value-type="float" office:value="959.91" calcext:value-type="float">
            <text:p>959.91</text:p>
          </table:table-cell>
          <table:table-cell table:style-name="ce17" office:value-type="float" office:value="963.63" calcext:value-type="float">
            <text:p>963.63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0961" calcext:value-type="float">
            <text:p>120,961</text:p>
          </table:table-cell>
          <table:table-cell table:style-name="ce45" office:value-type="float" office:value="122694" calcext:value-type="float">
            <text:p>122,694</text:p>
          </table:table-cell>
          <table:table-cell/>
          <table:table-cell table:style-name="ce45" office:value-type="float" office:value="55559.5" calcext:value-type="float">
            <text:p>55,560</text:p>
          </table:table-cell>
          <table:table-cell table:style-name="ce45" office:value-type="float" office:value="51776.5" calcext:value-type="float">
            <text:p>51,777</text:p>
          </table:table-cell>
          <table:table-cell/>
          <table:table-cell table:style-name="ce45" office:value-type="float" office:value="66144" calcext:value-type="float">
            <text:p>66,144</text:p>
          </table:table-cell>
          <table:table-cell table:style-name="ce45" office:value-type="float" office:value="66930" calcext:value-type="float">
            <text:p>66,930</text:p>
          </table:table-cell>
          <table:table-cell/>
          <table:table-cell table:formula="of:=[.AW382]/([.AT382]+[.AW382]+[.AZ382])" office:value-type="float" office:value="0.228956027766731" calcext:value-type="float">
            <text:p>0.228956027766731</text:p>
          </table:table-cell>
          <table:table-cell table:formula="of:=[.AX382]/([.AU382]+[.AX382]+[.BA382])" office:value-type="float" office:value="0.214483814242307" calcext:value-type="float">
            <text:p>0.21448381424230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7" calcext:value-type="float">
            <text:p>1117</text:p>
          </table:table-cell>
          <table:table-cell table:style-name="ce17" office:value-type="float" office:value="90.0572" calcext:value-type="float">
            <text:p>90.0572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style-name="ce17" office:value-type="float" office:value="26.6291" calcext:value-type="float">
            <text:p>26.6291</text:p>
          </table:table-cell>
          <table:table-cell table:style-name="ce17" office:value-type="float" office:value="28.2374" calcext:value-type="float">
            <text:p>28.2374</text:p>
          </table:table-cell>
          <table:table-cell table:style-name="ce58" office:value-type="float" office:value="39.2993" calcext:value-type="float">
            <text:p>39.2993</text:p>
          </table:table-cell>
          <table:table-cell table:style-name="ce58" office:value-type="float" office:value="42.6588" calcext:value-type="float">
            <text:p>42.6588</text:p>
          </table:table-cell>
          <table:table-cell/>
          <table:table-cell table:style-name="ce17" office:value-type="float" office:value="1134.4" calcext:value-type="float">
            <text:p>1134.4</text:p>
          </table:table-cell>
          <table:table-cell table:style-name="ce17" office:value-type="float" office:value="1130.9" calcext:value-type="float">
            <text:p>1130.9</text:p>
          </table:table-cell>
          <table:table-cell table:style-name="ce31"/>
          <table:table-cell table:style-name="ce17" office:value-type="float" office:value="9.16" calcext:value-type="float">
            <text:p>9.16</text:p>
          </table:table-cell>
          <table:table-cell table:style-name="ce17" office:value-type="float" office:value="9.31" calcext:value-type="float">
            <text:p>9.31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15" calcext:value-type="float">
            <text:p>2.15</text:p>
          </table:table-cell>
          <table:table-cell table:style-name="ce17" office:value-type="float" office:value="2.22" calcext:value-type="float">
            <text:p>2.22</text:p>
          </table:table-cell>
          <table:table-cell/>
          <table:table-cell table:style-name="ce17" office:value-type="float" office:value="1085.7" calcext:value-type="float">
            <text:p>1085.7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.13" calcext:value-type="float">
            <text:p>2.13</text:p>
          </table:table-cell>
          <table:table-cell table:style-name="ce17" office:value-type="float" office:value="2.05" calcext:value-type="float">
            <text:p>2.05</text:p>
          </table:table-cell>
          <table:table-cell/>
          <table:table-cell table:style-name="ce17" office:value-type="float" office:value="1022.8" calcext:value-type="float">
            <text:p>1022.8</text:p>
          </table:table-cell>
          <table:table-cell table:style-name="ce17" office:value-type="float" office:value="1025.9" calcext:value-type="float">
            <text:p>1025.9</text:p>
          </table:table-cell>
          <table:table-cell table:style-name="ce31"/>
          <table:table-cell table:style-name="ce17" office:value-type="float" office:value="6.64" calcext:value-type="float">
            <text:p>6.64</text:p>
          </table:table-cell>
          <table:table-cell table:style-name="ce17" office:value-type="float" office:value="6.66" calcext:value-type="float">
            <text:p>6.66</text:p>
          </table:table-cell>
          <table:table-cell/>
          <table:table-cell table:style-name="ce17" office:value-type="float" office:value="959.97" calcext:value-type="float">
            <text:p>959.97</text:p>
          </table:table-cell>
          <table:table-cell table:style-name="ce17" office:value-type="float" office:value="964.38" calcext:value-type="float">
            <text:p>964.38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4825" calcext:value-type="float">
            <text:p>124,825</text:p>
          </table:table-cell>
          <table:table-cell table:style-name="ce45" office:value-type="float" office:value="124148" calcext:value-type="float">
            <text:p>124,148</text:p>
          </table:table-cell>
          <table:table-cell/>
          <table:table-cell table:style-name="ce45" office:value-type="float" office:value="52425" calcext:value-type="float">
            <text:p>52,425</text:p>
          </table:table-cell>
          <table:table-cell table:style-name="ce45" office:value-type="float" office:value="49095.5" calcext:value-type="float">
            <text:p>49,096</text:p>
          </table:table-cell>
          <table:table-cell/>
          <table:table-cell table:style-name="ce45" office:value-type="float" office:value="63326.5" calcext:value-type="float">
            <text:p>63,327</text:p>
          </table:table-cell>
          <table:table-cell table:style-name="ce45" office:value-type="float" office:value="68620" calcext:value-type="float">
            <text:p>68,620</text:p>
          </table:table-cell>
          <table:table-cell/>
          <table:table-cell table:formula="of:=[.AW384]/([.AT384]+[.AW384]+[.AZ384])" office:value-type="float" office:value="0.217914052286902" calcext:value-type="float">
            <text:p>0.217914052286902</text:p>
          </table:table-cell>
          <table:table-cell table:formula="of:=[.AX384]/([.AU384]+[.AX384]+[.BA384])" office:value-type="float" office:value="0.202988462500543" calcext:value-type="float">
            <text:p>0.20298846250054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9274" calcext:value-type="float">
            <text:p>89.9274</text:p>
          </table:table-cell>
          <table:table-cell table:style-name="ce17" office:value-type="float" office:value="90.1604" calcext:value-type="float">
            <text:p>90.1604</text:p>
          </table:table-cell>
          <table:table-cell/>
          <table:table-cell table:style-name="ce17" office:value-type="float" office:value="29.6291" calcext:value-type="float">
            <text:p>29.6291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42.8499" calcext:value-type="float">
            <text:p>42.8499</text:p>
          </table:table-cell>
          <table:table-cell table:style-name="ce58" office:value-type="float" office:value="38.4126" calcext:value-type="float">
            <text:p>38.4126</text:p>
          </table:table-cell>
          <table:table-cell/>
          <table:table-cell table:style-name="ce17" office:value-type="float" office:value="1135.4" calcext:value-type="float">
            <text:p>1135.4</text:p>
          </table:table-cell>
          <table:table-cell table:style-name="ce17" office:value-type="float" office:value="1131" calcext:value-type="float">
            <text:p>1131</text:p>
          </table:table-cell>
          <table:table-cell table:style-name="ce31"/>
          <table:table-cell table:style-name="ce17" office:value-type="float" office:value="9.14" calcext:value-type="float">
            <text:p>9.14</text:p>
          </table:table-cell>
          <table:table-cell table:style-name="ce17" office:value-type="float" office:value="9.02" calcext:value-type="float">
            <text:p>9.02</text:p>
          </table:table-cell>
          <table:table-cell/>
          <table:table-cell table:style-name="ce17" office:value-type="float" office:value="1107.7" calcext:value-type="float">
            <text:p>1107.7</text:p>
          </table:table-cell>
          <table:table-cell table:style-name="ce17" office:value-type="float" office:value="1105.6" calcext:value-type="float">
            <text:p>1105.6</text:p>
          </table:table-cell>
          <table:table-cell table:style-name="ce31"/>
          <table:table-cell table:style-name="ce17" office:value-type="float" office:value="2.04" calcext:value-type="float">
            <text:p>2.04</text:p>
          </table:table-cell>
          <table:table-cell table:style-name="ce17" office:value-type="float" office:value="1.93" calcext:value-type="float">
            <text:p>1.93</text:p>
          </table:table-cell>
          <table:table-cell/>
          <table:table-cell table:style-name="ce17" office:value-type="float" office:value="1085.8" calcext:value-type="float">
            <text:p>1085.8</text:p>
          </table:table-cell>
          <table:table-cell table:style-name="ce17" office:value-type="float" office:value="1086.9" calcext:value-type="float">
            <text:p>1086.9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35" calcext:value-type="float">
            <text:p>2.35</text:p>
          </table:table-cell>
          <table:table-cell/>
          <table:table-cell table:style-name="ce17" office:value-type="float" office:value="1023.1" calcext:value-type="float">
            <text:p>1023.1</text:p>
          </table:table-cell>
          <table:table-cell table:style-name="ce17" office:value-type="float" office:value="1025.4" calcext:value-type="float">
            <text:p>1025.4</text:p>
          </table:table-cell>
          <table:table-cell table:style-name="ce31"/>
          <table:table-cell table:style-name="ce17" office:value-type="float" office:value="6.76" calcext:value-type="float">
            <text:p>6.76</text:p>
          </table:table-cell>
          <table:table-cell table:style-name="ce17" office:value-type="float" office:value="6.92" calcext:value-type="float">
            <text:p>6.92</text:p>
          </table:table-cell>
          <table:table-cell/>
          <table:table-cell table:style-name="ce17" office:value-type="float" office:value="960.36" calcext:value-type="float">
            <text:p>960.36</text:p>
          </table:table-cell>
          <table:table-cell table:style-name="ce17" office:value-type="float" office:value="963.07" calcext:value-type="float">
            <text:p>963.07</text:p>
          </table:table-cell>
          <table:table-cell table:style-name="ce31"/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0.8" calcext:value-type="float">
            <text:p>10.8</text:p>
          </table:table-cell>
          <table:table-cell/>
          <table:table-cell table:style-name="ce45" office:value-type="float" office:value="122860" calcext:value-type="float">
            <text:p>122,860</text:p>
          </table:table-cell>
          <table:table-cell table:style-name="ce45" office:value-type="float" office:value="128362" calcext:value-type="float">
            <text:p>128,362</text:p>
          </table:table-cell>
          <table:table-cell/>
          <table:table-cell table:style-name="ce45" office:value-type="float" office:value="53438.5" calcext:value-type="float">
            <text:p>53,439</text:p>
          </table:table-cell>
          <table:table-cell table:style-name="ce45" office:value-type="float" office:value="44733" calcext:value-type="float">
            <text:p>44,733</text:p>
          </table:table-cell>
          <table:table-cell/>
          <table:table-cell table:style-name="ce45" office:value-type="float" office:value="66469" calcext:value-type="float">
            <text:p>66,469</text:p>
          </table:table-cell>
          <table:table-cell table:style-name="ce45" office:value-type="float" office:value="69604" calcext:value-type="float">
            <text:p>69,604</text:p>
          </table:table-cell>
          <table:table-cell/>
          <table:table-cell table:formula="of:=[.AW386]/([.AT386]+[.AW386]+[.AZ386])" office:value-type="float" office:value="0.220122133316857" calcext:value-type="float">
            <text:p>0.220122133316857</text:p>
          </table:table-cell>
          <table:table-cell table:formula="of:=[.AX386]/([.AU386]+[.AX386]+[.BA386])" office:value-type="float" office:value="0.184314727295951" calcext:value-type="float">
            <text:p>0.18431472729595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8631" calcext:value-type="float">
            <text:p>89.8631</text:p>
          </table:table-cell>
          <table:table-cell table:style-name="ce17" office:value-type="float" office:value="90.3362" calcext:value-type="float">
            <text:p>90.3362</text:p>
          </table:table-cell>
          <table:table-cell/>
          <table:table-cell table:style-name="ce17" office:value-type="float" office:value="29.4759" calcext:value-type="float">
            <text:p>29.4759</text:p>
          </table:table-cell>
          <table:table-cell table:style-name="ce17" office:value-type="float" office:value="28.6603" calcext:value-type="float">
            <text:p>28.6603</text:p>
          </table:table-cell>
          <table:table-cell table:style-name="ce58" office:value-type="float" office:value="47.5397" calcext:value-type="float">
            <text:p>47.5397</text:p>
          </table:table-cell>
          <table:table-cell table:style-name="ce58" office:value-type="float" office:value="40.9821" calcext:value-type="float">
            <text:p>40.9821</text:p>
          </table:table-cell>
          <table:table-cell/>
          <table:table-cell table:style-name="ce17" office:value-type="float" office:value="1134.6" calcext:value-type="float">
            <text:p>1134.6</text:p>
          </table:table-cell>
          <table:table-cell table:style-name="ce17" office:value-type="float" office:value="1131.8" calcext:value-type="float">
            <text:p>1131.8</text:p>
          </table:table-cell>
          <table:table-cell table:style-name="ce31"/>
          <table:table-cell table:style-name="ce17" office:value-type="float" office:value="9.22" calcext:value-type="float">
            <text:p>9.22</text:p>
          </table:table-cell>
          <table:table-cell table:style-name="ce17" office:value-type="float" office:value="9.29" calcext:value-type="float">
            <text:p>9.29</text:p>
          </table:table-cell>
          <table:table-cell/>
          <table:table-cell table:style-name="ce17" office:value-type="float" office:value="1106.8" calcext:value-type="float">
            <text:p>1106.8</text:p>
          </table:table-cell>
          <table:table-cell table:style-name="ce17" office:value-type="float" office:value="1107.8" calcext:value-type="float">
            <text:p>1107.8</text:p>
          </table:table-cell>
          <table:table-cell table:style-name="ce31"/>
          <table:table-cell table:style-name="ce17" office:value-type="float" office:value="2.22" calcext:value-type="float">
            <text:p>2.22</text:p>
          </table:table-cell>
          <table:table-cell table:style-name="ce17" office:value-type="float" office:value="2.21" calcext:value-type="float">
            <text:p>2.21</text:p>
          </table:table-cell>
          <table:table-cell/>
          <table:table-cell table:style-name="ce17" office:value-type="float" office:value="1084.7" calcext:value-type="float">
            <text:p>1084.7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number-columns-repeated="2" table:style-name="ce17" office:value-type="float" office:value="2.06" calcext:value-type="float">
            <text:p>2.06</text:p>
          </table:table-cell>
          <table:table-cell/>
          <table:table-cell table:style-name="ce17" office:value-type="float" office:value="1021.8" calcext:value-type="float">
            <text:p>1021.8</text:p>
          </table:table-cell>
          <table:table-cell table:style-name="ce17" office:value-type="float" office:value="1025.8" calcext:value-type="float">
            <text:p>1025.8</text:p>
          </table:table-cell>
          <table:table-cell table:style-name="ce31"/>
          <table:table-cell table:style-name="ce17" office:value-type="float" office:value="6.63" calcext:value-type="float">
            <text:p>6.63</text:p>
          </table:table-cell>
          <table:table-cell table:style-name="ce17" office:value-type="float" office:value="6.61" calcext:value-type="float">
            <text:p>6.61</text:p>
          </table:table-cell>
          <table:table-cell/>
          <table:table-cell table:style-name="ce17" office:value-type="float" office:value="958.74" calcext:value-type="float">
            <text:p>958.74</text:p>
          </table:table-cell>
          <table:table-cell table:style-name="ce17" office:value-type="float" office:value="964.23" calcext:value-type="float">
            <text:p>964.23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19529" calcext:value-type="float">
            <text:p>119,529</text:p>
          </table:table-cell>
          <table:table-cell table:style-name="ce45" office:value-type="float" office:value="128428" calcext:value-type="float">
            <text:p>128,428</text:p>
          </table:table-cell>
          <table:table-cell/>
          <table:table-cell table:style-name="ce45" office:value-type="float" office:value="54820" calcext:value-type="float">
            <text:p>54,820</text:p>
          </table:table-cell>
          <table:table-cell table:style-name="ce45" office:value-type="float" office:value="45965.5" calcext:value-type="float">
            <text:p>45,966</text:p>
          </table:table-cell>
          <table:table-cell/>
          <table:table-cell table:style-name="ce45" office:value-type="float" office:value="68061.5" calcext:value-type="float">
            <text:p>68,062</text:p>
          </table:table-cell>
          <table:table-cell table:style-name="ce45" office:value-type="float" office:value="67920.5" calcext:value-type="float">
            <text:p>67,921</text:p>
          </table:table-cell>
          <table:table-cell/>
          <table:table-cell table:formula="of:=[.AW388]/([.AT388]+[.AW388]+[.AZ388])" office:value-type="float" office:value="0.226145319612805" calcext:value-type="float">
            <text:p>0.226145319612805</text:p>
          </table:table-cell>
          <table:table-cell table:formula="of:=[.AX388]/([.AU388]+[.AX388]+[.BA388])" office:value-type="float" office:value="0.189693950824137" calcext:value-type="float">
            <text:p>0.189693950824137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7" calcext:value-type="float">
            <text:p>1117</text:p>
          </table:table-cell>
          <table:table-cell table:style-name="ce17" office:value-type="float" office:value="90.0883" calcext:value-type="float">
            <text:p>90.0883</text:p>
          </table:table-cell>
          <table:table-cell table:style-name="ce17" office:value-type="float" office:value="90.0243" calcext:value-type="float">
            <text:p>90.0243</text:p>
          </table:table-cell>
          <table:table-cell/>
          <table:table-cell table:style-name="ce17" office:value-type="float" office:value="29.2379" calcext:value-type="float">
            <text:p>29.2379</text:p>
          </table:table-cell>
          <table:table-cell table:style-name="ce17" office:value-type="float" office:value="27.9622" calcext:value-type="float">
            <text:p>27.9622</text:p>
          </table:table-cell>
          <table:table-cell table:style-name="ce58" office:value-type="float" office:value="41.9788" calcext:value-type="float">
            <text:p>41.9788</text:p>
          </table:table-cell>
          <table:table-cell table:style-name="ce58" office:value-type="float" office:value="44.9284" calcext:value-type="float">
            <text:p>44.9284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0.5" calcext:value-type="float">
            <text:p>1130.5</text:p>
          </table:table-cell>
          <table:table-cell table:style-name="ce31"/>
          <table:table-cell table:style-name="ce17" office:value-type="float" office:value="9.55" calcext:value-type="float">
            <text:p>9.55</text:p>
          </table:table-cell>
          <table:table-cell table:style-name="ce17" office:value-type="float" office:value="9.2" calcext:value-type="float">
            <text:p>9.2</text:p>
          </table:table-cell>
          <table:table-cell/>
          <table:table-cell table:style-name="ce17" office:value-type="float" office:value="1107" calcext:value-type="float">
            <text:p>1107</text:p>
          </table:table-cell>
          <table:table-cell table:style-name="ce17" office:value-type="float" office:value="1105.7" calcext:value-type="float">
            <text:p>1105.7</text:p>
          </table:table-cell>
          <table:table-cell table:style-name="ce31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086.5" calcext:value-type="float">
            <text:p>1086.5</text:p>
          </table:table-cell>
          <table:table-cell table:style-name="ce17" office:value-type="float" office:value="1085.8" calcext:value-type="float">
            <text:p>1085.8</text:p>
          </table:table-cell>
          <table:table-cell table:style-name="ce31"/>
          <table:table-cell table:style-name="ce17" office:value-type="float" office:value="1.77" calcext:value-type="float">
            <text:p>1.77</text:p>
          </table:table-cell>
          <table:table-cell table:style-name="ce17" office:value-type="float" office:value="2.22" calcext:value-type="float">
            <text:p>2.22</text:p>
          </table:table-cell>
          <table:table-cell/>
          <table:table-cell table:style-name="ce17" office:value-type="float" office:value="1023" calcext:value-type="float">
            <text:p>1023</text:p>
          </table:table-cell>
          <table:table-cell table:style-name="ce17" office:value-type="float" office:value="1026" calcext:value-type="float">
            <text:p>1026</text:p>
          </table:table-cell>
          <table:table-cell table:style-name="ce31"/>
          <table:table-cell table:style-name="ce17" office:value-type="float" office:value="6.2" calcext:value-type="float">
            <text:p>6.2</text:p>
          </table:table-cell>
          <table:table-cell table:style-name="ce17" office:value-type="float" office:value="6.73" calcext:value-type="float">
            <text:p>6.73</text:p>
          </table:table-cell>
          <table:table-cell/>
          <table:table-cell table:style-name="ce17" office:value-type="float" office:value="959.93" calcext:value-type="float">
            <text:p>959.93</text:p>
          </table:table-cell>
          <table:table-cell table:style-name="ce17" office:value-type="float" office:value="962.64" calcext:value-type="float">
            <text:p>962.64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2035" calcext:value-type="float">
            <text:p>122,035</text:p>
          </table:table-cell>
          <table:table-cell table:style-name="ce45" office:value-type="float" office:value="123390" calcext:value-type="float">
            <text:p>123,390</text:p>
          </table:table-cell>
          <table:table-cell/>
          <table:table-cell table:style-name="ce45" office:value-type="float" office:value="51012" calcext:value-type="float">
            <text:p>51,012</text:p>
          </table:table-cell>
          <table:table-cell table:style-name="ce45" office:value-type="float" office:value="50512" calcext:value-type="float">
            <text:p>50,512</text:p>
          </table:table-cell>
          <table:table-cell/>
          <table:table-cell table:style-name="ce45" office:value-type="float" office:value="69251" calcext:value-type="float">
            <text:p>69,251</text:p>
          </table:table-cell>
          <table:table-cell table:style-name="ce45" office:value-type="float" office:value="68844" calcext:value-type="float">
            <text:p>68,844</text:p>
          </table:table-cell>
          <table:table-cell/>
          <table:table-cell table:formula="of:=[.AW390]/([.AT390]+[.AW390]+[.AZ390])" office:value-type="float" office:value="0.21053413565114" calcext:value-type="float">
            <text:p>0.21053413565114</text:p>
          </table:table-cell>
          <table:table-cell table:formula="of:=[.AX390]/([.AU390]+[.AX390]+[.BA390])" office:value-type="float" office:value="0.20808581809793" calcext:value-type="float">
            <text:p>0.2080858180979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368:.D390])-MIN([.D368:.D390])" office:value-type="float" office:value="2" calcext:value-type="float">
            <text:p>2</text:p>
          </table:table-cell>
          <table:table-cell table:style-name="ce11" table:formula="of:=MAX([.E368:.E390])-MIN([.E368:.E390])" office:value-type="float" office:value="1" calcext:value-type="float">
            <text:p>1</text:p>
          </table:table-cell>
          <table:table-cell table:style-name="ce11" table:formula="of:=MAX([.F368:.F390])-MIN([.F368:.F390])" office:value-type="float" office:value="2" calcext:value-type="float">
            <text:p>2</text:p>
          </table:table-cell>
          <table:table-cell table:style-name="ce11" table:formula="of:=MAX([.G368:.G390])-MIN([.G368:.G390])" office:value-type="float" office:value="2" calcext:value-type="float">
            <text:p>2</text:p>
          </table:table-cell>
          <table:table-cell table:style-name="ce11" table:formula="of:=MAX([.H368:.H390])-MIN([.H368:.H390])" office:value-type="float" office:value="0.32180000000001" calcext:value-type="float">
            <text:p>0.32180000000001</text:p>
          </table:table-cell>
          <table:table-cell table:style-name="ce11" table:formula="of:=MAX([.I368:.I390])-MIN([.I368:.I390])" office:value-type="float" office:value="0.55210000000001" calcext:value-type="float">
            <text:p>0.55210000000001</text:p>
          </table:table-cell>
          <table:table-cell table:style-name="ce29"/>
          <table:table-cell table:style-name="ce11" table:formula="of:=MAX([.K368:.K390])-MIN([.K368:.K390])" office:value-type="float" office:value="3.2698" calcext:value-type="float">
            <text:p>3.2698</text:p>
          </table:table-cell>
          <table:table-cell table:style-name="ce11" table:formula="of:=MAX([.L368:.L390])-MIN([.L368:.L390])" office:value-type="float" office:value="1.0005" calcext:value-type="float">
            <text:p>1.0005</text:p>
          </table:table-cell>
          <table:table-cell table:style-name="ce59" table:formula="of:=MAX([.M368:.M390])-MIN([.M368:.M390])" office:value-type="float" office:value="8.2404" calcext:value-type="float">
            <text:p>8.2404</text:p>
          </table:table-cell>
          <table:table-cell table:style-name="ce59" table:formula="of:=MAX([.N368:.N390])-MIN([.N368:.N390])" office:value-type="float" office:value="10.7161" calcext:value-type="float">
            <text:p>10.7161</text:p>
          </table:table-cell>
          <table:table-cell table:style-name="ce23"/>
          <table:table-cell table:style-name="ce11" table:formula="of:=MAX([.P368:.P390])-MIN([.P368:.P390])" office:value-type="float" office:value="2.09999999999991" calcext:value-type="float">
            <text:p>2.09999999999991</text:p>
          </table:table-cell>
          <table:table-cell table:style-name="ce11" table:formula="of:=MAX([.Q368:.Q390])-MIN([.Q368:.Q390])" office:value-type="float" office:value="1.70000000000005" calcext:value-type="float">
            <text:p>1.70000000000005</text:p>
          </table:table-cell>
          <table:table-cell table:style-name="ce33"/>
          <table:table-cell table:style-name="ce11" table:formula="of:=MAX([.S368:.S390])-MIN([.S368:.S390])" office:value-type="float" office:value="0.619999999999999" calcext:value-type="float">
            <text:p>0.619999999999999</text:p>
          </table:table-cell>
          <table:table-cell table:style-name="ce11" table:formula="of:=MAX([.T368:.T390])-MIN([.T368:.T390])" office:value-type="float" office:value="0.43" calcext:value-type="float">
            <text:p>0.43</text:p>
          </table:table-cell>
          <table:table-cell table:style-name="ce23"/>
          <table:table-cell table:style-name="ce11" table:formula="of:=MAX([.V368:.V390])-MIN([.V368:.V390])" office:value-type="float" office:value="1.29999999999995" calcext:value-type="float">
            <text:p>1.29999999999995</text:p>
          </table:table-cell>
          <table:table-cell table:style-name="ce11" table:formula="of:=MAX([.W368:.W390])-MIN([.W368:.W390])" office:value-type="float" office:value="2.20000000000005" calcext:value-type="float">
            <text:p>2.20000000000005</text:p>
          </table:table-cell>
          <table:table-cell table:style-name="ce33"/>
          <table:table-cell table:style-name="ce11" table:formula="of:=MAX([.Y368:.Y390])-MIN([.Y368:.Y390])" office:value-type="float" office:value="0.53" calcext:value-type="float">
            <text:p>0.53</text:p>
          </table:table-cell>
          <table:table-cell table:style-name="ce11" table:formula="of:=MAX([.Z368:.Z390])-MIN([.Z368:.Z390])" office:value-type="float" office:value="0.41" calcext:value-type="float">
            <text:p>0.41</text:p>
          </table:table-cell>
          <table:table-cell table:style-name="ce23"/>
          <table:table-cell table:style-name="ce11" table:formula="of:=MAX([.AB368:.AB390])-MIN([.AB368:.AB390])" office:value-type="float" office:value="3.10000000000014" calcext:value-type="float">
            <text:p>3.10000000000014</text:p>
          </table:table-cell>
          <table:table-cell table:style-name="ce11" table:formula="of:=MAX([.AC368:.AC390])-MIN([.AC368:.AC390])" office:value-type="float" office:value="1.90000000000009" calcext:value-type="float">
            <text:p>1.90000000000009</text:p>
          </table:table-cell>
          <table:table-cell table:style-name="ce33"/>
          <table:table-cell table:style-name="ce11" table:formula="of:=MAX([.AE368:.AE390])-MIN([.AE368:.AE390])" office:value-type="float" office:value="0.59" calcext:value-type="float">
            <text:p>0.59</text:p>
          </table:table-cell>
          <table:table-cell table:style-name="ce11" table:formula="of:=MAX([.AF368:.AF390])-MIN([.AF368:.AF390])" office:value-type="float" office:value="0.45" calcext:value-type="float">
            <text:p>0.45</text:p>
          </table:table-cell>
          <table:table-cell table:style-name="ce23"/>
          <table:table-cell table:style-name="ce11" table:formula="of:=MAX([.AH368:.AH390])-MIN([.AH368:.AH390])" office:value-type="float" office:value="1.5" calcext:value-type="float">
            <text:p>1.5</text:p>
          </table:table-cell>
          <table:table-cell table:style-name="ce11" table:formula="of:=MAX([.AI368:.AI390])-MIN([.AI368:.AI390])" office:value-type="float" office:value="1.60000000000014" calcext:value-type="float">
            <text:p>1.60000000000014</text:p>
          </table:table-cell>
          <table:table-cell table:style-name="ce33"/>
          <table:table-cell table:style-name="ce11" table:formula="of:=MAX([.AK368:.AK390])-MIN([.AK368:.AK390])" office:value-type="float" office:value="0.63" calcext:value-type="float">
            <text:p>0.63</text:p>
          </table:table-cell>
          <table:table-cell table:style-name="ce11" table:formula="of:=MAX([.AL368:.AL390])-MIN([.AL368:.AL390])" office:value-type="float" office:value="0.41" calcext:value-type="float">
            <text:p>0.41</text:p>
          </table:table-cell>
          <table:table-cell table:style-name="ce23"/>
          <table:table-cell table:style-name="ce11" table:formula="of:=MAX([.AN368:.AN390])-MIN([.AN368:.AN390])" office:value-type="float" office:value="1.94000000000005" calcext:value-type="float">
            <text:p>1.94000000000005</text:p>
          </table:table-cell>
          <table:table-cell table:style-name="ce11" table:formula="of:=MAX([.AO368:.AO390])-MIN([.AO368:.AO390])" office:value-type="float" office:value="2.55999999999995" calcext:value-type="float">
            <text:p>2.55999999999995</text:p>
          </table:table-cell>
          <table:table-cell table:style-name="ce33"/>
          <table:table-cell table:style-name="ce11" table:formula="of:=MAX([.AQ368:.AQ390])-MIN([.AQ368:.AQ390])" office:value-type="float" office:value="0.5" calcext:value-type="float">
            <text:p>0.5</text:p>
          </table:table-cell>
          <table:table-cell table:style-name="ce11" table:formula="of:=MAX([.AR368:.AR390])-MIN([.AR368:.AR390])" office:value-type="float" office:value="0.4" calcext:value-type="float">
            <text:p>0.4</text:p>
          </table:table-cell>
          <table:table-cell table:style-name="ce23"/>
          <table:table-cell table:style-name="ce68" table:formula="of:=MAX([.AT368:.AT390])-MIN([.AT368:.AT390])" office:value-type="float" office:value="5296" calcext:value-type="float">
            <text:p>5,296</text:p>
          </table:table-cell>
          <table:table-cell table:style-name="ce68" table:formula="of:=MAX([.AU368:.AU390])-MIN([.AU368:.AU390])" office:value-type="float" office:value="7249" calcext:value-type="float">
            <text:p>7,249</text:p>
          </table:table-cell>
          <table:table-cell table:style-name="ce72"/>
          <table:table-cell table:style-name="ce68" table:formula="of:=MAX([.AW368:.AW390])-MIN([.AW368:.AW390])" office:value-type="float" office:value="4718.5" calcext:value-type="float">
            <text:p>4,719</text:p>
          </table:table-cell>
          <table:table-cell table:style-name="ce68" table:formula="of:=MAX([.AX368:.AX390])-MIN([.AX368:.AX390])" office:value-type="float" office:value="10360" calcext:value-type="float">
            <text:p>10,360</text:p>
          </table:table-cell>
          <table:table-cell table:style-name="ce72"/>
          <table:table-cell table:style-name="ce68" table:formula="of:=MAX([.AZ368:.AZ390])-MIN([.AZ368:.AZ390])" office:value-type="float" office:value="5924.5" calcext:value-type="float">
            <text:p>5,925</text:p>
          </table:table-cell>
          <table:table-cell table:style-name="ce68" table:formula="of:=MAX([.BA368:.BA390])-MIN([.BA368:.BA390])" office:value-type="float" office:value="6657" calcext:value-type="float">
            <text:p>6,657</text:p>
          </table:table-cell>
          <table:table-cell table:style-name="ce46"/>
          <table:table-cell table:style-name="ce11" table:formula="of:=MAX([.BC368:.BC390])-MIN([.BC368:.BC390])" office:value-type="float" office:value="0.0194625627930015" calcext:value-type="float">
            <text:p>0.019462562793002</text:p>
          </table:table-cell>
          <table:table-cell table:style-name="ce11" table:formula="of:=MAX([.BD368:.BD390])-MIN([.BD368:.BD390])" office:value-type="float" office:value="0.0427549189909268" calcext:value-type="float">
            <text:p>0.042754918990927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368:.D390];3)-QUARTILE([.D368:.D390];1)" office:value-type="float" office:value="1" calcext:value-type="float">
            <text:p>1</text:p>
          </table:table-cell>
          <table:table-cell table:style-name="ce13" table:formula="of:=QUARTILE([.E368:.E390];3)-QUARTILE([.E368:.E390];1)" office:value-type="float" office:value="1" calcext:value-type="float">
            <text:p>1</text:p>
          </table:table-cell>
          <table:table-cell table:style-name="ce13" table:formula="of:=QUARTILE([.F368:.F390];3)-QUARTILE([.F368:.F390];1)" office:value-type="float" office:value="2" calcext:value-type="float">
            <text:p>2</text:p>
          </table:table-cell>
          <table:table-cell table:style-name="ce13" table:formula="of:=QUARTILE([.G368:.G390];3)-QUARTILE([.G368:.G390];1)" office:value-type="float" office:value="1" calcext:value-type="float">
            <text:p>1</text:p>
          </table:table-cell>
          <table:table-cell table:style-name="ce13" table:formula="of:=QUARTILE([.H368:.H390];3)-QUARTILE([.H368:.H390];1)" office:value-type="float" office:value="0.193599999999989" calcext:value-type="float">
            <text:p>0.193599999999989</text:p>
          </table:table-cell>
          <table:table-cell table:style-name="ce13" table:formula="of:=QUARTILE([.I368:.I390];3)-QUARTILE([.I368:.I390];1)" office:value-type="float" office:value="0.132724999999994" calcext:value-type="float">
            <text:p>0.132724999999994</text:p>
          </table:table-cell>
          <table:table-cell table:style-name="ce30"/>
          <table:table-cell table:style-name="ce13" table:formula="of:=QUARTILE([.K368:.K390];3)-QUARTILE([.K368:.K390];1)" office:value-type="float" office:value="0.326475000000002" calcext:value-type="float">
            <text:p>0.326475000000002</text:p>
          </table:table-cell>
          <table:table-cell table:style-name="ce13" table:formula="of:=QUARTILE([.L368:.L390];3)-QUARTILE([.L368:.L390];1)" office:value-type="float" office:value="0.248874999999998" calcext:value-type="float">
            <text:p>0.248874999999998</text:p>
          </table:table-cell>
          <table:table-cell table:style-name="ce59" table:formula="of:=QUARTILE([.M368:.M390];3)-QUARTILE([.M368:.M390];1)" office:value-type="float" office:value="3.2828" calcext:value-type="float">
            <text:p>3.2828</text:p>
          </table:table-cell>
          <table:table-cell table:style-name="ce59" table:formula="of:=QUARTILE([.N368:.N390];3)-QUARTILE([.N368:.N390];1)" office:value-type="float" office:value="4.443375" calcext:value-type="float">
            <text:p>4.443375</text:p>
          </table:table-cell>
          <table:table-cell table:style-name="ce32"/>
          <table:table-cell table:style-name="ce13" table:formula="of:=QUARTILE([.P368:.P390];3)-QUARTILE([.P368:.P390];1)" office:value-type="float" office:value="0.949999999999818" calcext:value-type="float">
            <text:p>0.949999999999818</text:p>
          </table:table-cell>
          <table:table-cell table:style-name="ce13" table:formula="of:=QUARTILE([.Q368:.Q390];3)-QUARTILE([.Q368:.Q390];1)" office:value-type="float" office:value="0.849999999999909" calcext:value-type="float">
            <text:p>0.849999999999909</text:p>
          </table:table-cell>
          <table:table-cell table:style-name="ce34"/>
          <table:table-cell table:style-name="ce13" table:formula="of:=QUARTILE([.S368:.S390];3)-QUARTILE([.S368:.S390];1)" office:value-type="float" office:value="0.109999999999999" calcext:value-type="float">
            <text:p>0.109999999999999</text:p>
          </table:table-cell>
          <table:table-cell table:style-name="ce13" table:formula="of:=QUARTILE([.T368:.T390];3)-QUARTILE([.T368:.T390];1)" office:value-type="float" office:value="0.137499999999999" calcext:value-type="float">
            <text:p>0.137499999999999</text:p>
          </table:table-cell>
          <table:table-cell table:style-name="ce32"/>
          <table:table-cell table:style-name="ce13" table:formula="of:=QUARTILE([.V368:.V390];3)-QUARTILE([.V368:.V390];1)" office:value-type="float" office:value="0.900000000000091" calcext:value-type="float">
            <text:p>0.900000000000091</text:p>
          </table:table-cell>
          <table:table-cell table:style-name="ce13" table:formula="of:=QUARTILE([.W368:.W390];3)-QUARTILE([.W368:.W390];1)" office:value-type="float" office:value="1.02499999999986" calcext:value-type="float">
            <text:p>1.02499999999986</text:p>
          </table:table-cell>
          <table:table-cell table:style-name="ce36"/>
          <table:table-cell table:style-name="ce13" table:formula="of:=QUARTILE([.Y368:.Y390];3)-QUARTILE([.Y368:.Y390];1)" office:value-type="float" office:value="0.1825" calcext:value-type="float">
            <text:p>0.1825</text:p>
          </table:table-cell>
          <table:table-cell table:style-name="ce13" table:formula="of:=QUARTILE([.Z368:.Z390];3)-QUARTILE([.Z368:.Z390];1)" office:value-type="float" office:value="0.13" calcext:value-type="float">
            <text:p>0.13</text:p>
          </table:table-cell>
          <table:table-cell table:style-name="ce32"/>
          <table:table-cell table:style-name="ce13" table:formula="of:=QUARTILE([.AB368:.AB390];3)-QUARTILE([.AB368:.AB390];1)" office:value-type="float" office:value="0.174999999999955" calcext:value-type="float">
            <text:p>0.174999999999955</text:p>
          </table:table-cell>
          <table:table-cell table:style-name="ce13" table:formula="of:=QUARTILE([.AC368:.AC390];3)-QUARTILE([.AC368:.AC390];1)" office:value-type="float" office:value="0.125" calcext:value-type="float">
            <text:p>0.125</text:p>
          </table:table-cell>
          <table:table-cell table:style-name="ce36"/>
          <table:table-cell table:style-name="ce13" table:formula="of:=QUARTILE([.AE368:.AE390];3)-QUARTILE([.AE368:.AE390];1)" office:value-type="float" office:value="0.2" calcext:value-type="float">
            <text:p>0.2</text:p>
          </table:table-cell>
          <table:table-cell table:style-name="ce13" table:formula="of:=QUARTILE([.AF368:.AF390];3)-QUARTILE([.AF368:.AF390];1)" office:value-type="float" office:value="0.16" calcext:value-type="float">
            <text:p>0.16</text:p>
          </table:table-cell>
          <table:table-cell table:style-name="ce32"/>
          <table:table-cell table:style-name="ce13" table:formula="of:=QUARTILE([.AH368:.AH390];3)-QUARTILE([.AH368:.AH390];1)" office:value-type="float" office:value="0.975000000000023" calcext:value-type="float">
            <text:p>0.975000000000023</text:p>
          </table:table-cell>
          <table:table-cell table:style-name="ce13" table:formula="of:=QUARTILE([.AI368:.AI390];3)-QUARTILE([.AI368:.AI390];1)" office:value-type="float" office:value="0.625" calcext:value-type="float">
            <text:p>0.625</text:p>
          </table:table-cell>
          <table:table-cell table:style-name="ce36"/>
          <table:table-cell table:style-name="ce13" table:formula="of:=QUARTILE([.AK368:.AK390];3)-QUARTILE([.AK368:.AK390];1)" office:value-type="float" office:value="0.16" calcext:value-type="float">
            <text:p>0.16</text:p>
          </table:table-cell>
          <table:table-cell table:style-name="ce13" table:formula="of:=QUARTILE([.AL368:.AL390];3)-QUARTILE([.AL368:.AL390];1)" office:value-type="float" office:value="0.1575" calcext:value-type="float">
            <text:p>0.1575</text:p>
          </table:table-cell>
          <table:table-cell table:style-name="ce32"/>
          <table:table-cell table:style-name="ce13" table:formula="of:=QUARTILE([.AN368:.AN390];3)-QUARTILE([.AN368:.AN390];1)" office:value-type="float" office:value="0.80499999999995" calcext:value-type="float">
            <text:p>0.80499999999995</text:p>
          </table:table-cell>
          <table:table-cell table:style-name="ce13" table:formula="of:=QUARTILE([.AO368:.AO390];3)-QUARTILE([.AO368:.AO390];1)" office:value-type="float" office:value="0.669999999999845" calcext:value-type="float">
            <text:p>0.669999999999845</text:p>
          </table:table-cell>
          <table:table-cell table:style-name="ce36"/>
          <table:table-cell table:style-name="ce13" table:formula="of:=QUARTILE([.AQ368:.AQ390];3)-QUARTILE([.AQ368:.AQ390];1)" office:value-type="float" office:value="0.199999999999999" calcext:value-type="float">
            <text:p>0.199999999999999</text:p>
          </table:table-cell>
          <table:table-cell table:style-name="ce13" table:formula="of:=QUARTILE([.AR368:.AR390];3)-QUARTILE([.AR368:.AR390];1)" office:value-type="float" office:value="0.0999999999999996" calcext:value-type="float">
            <text:p>0.1</text:p>
          </table:table-cell>
          <table:table-cell table:style-name="ce24"/>
          <table:table-cell table:style-name="ce69" table:formula="of:=QUARTILE([.AT368:.AT390];3)-QUARTILE([.AT368:.AT390];1)" office:value-type="float" office:value="1548.25" calcext:value-type="float">
            <text:p>1,548</text:p>
          </table:table-cell>
          <table:table-cell table:style-name="ce69" table:formula="of:=QUARTILE([.AU368:.AU390];3)-QUARTILE([.AU368:.AU390];1)" office:value-type="float" office:value="3332.5" calcext:value-type="float">
            <text:p>3,333</text:p>
          </table:table-cell>
          <table:table-cell table:style-name="ce72"/>
          <table:table-cell table:style-name="ce69" table:formula="of:=QUARTILE([.AW368:.AW390];3)-QUARTILE([.AW368:.AW390];1)" office:value-type="float" office:value="1970.75" calcext:value-type="float">
            <text:p>1,971</text:p>
          </table:table-cell>
          <table:table-cell table:style-name="ce69" table:formula="of:=QUARTILE([.AX368:.AX390];3)-QUARTILE([.AX368:.AX390];1)" office:value-type="float" office:value="3979.5" calcext:value-type="float">
            <text:p>3,980</text:p>
          </table:table-cell>
          <table:table-cell table:style-name="ce72"/>
          <table:table-cell table:style-name="ce69" table:formula="of:=QUARTILE([.AZ368:.AZ390];3)-QUARTILE([.AZ368:.AZ390];1)" office:value-type="float" office:value="3105.5" calcext:value-type="float">
            <text:p>3,106</text:p>
          </table:table-cell>
          <table:table-cell table:style-name="ce69" table:formula="of:=QUARTILE([.BA368:.BA390];3)-QUARTILE([.BA368:.BA390];1)" office:value-type="float" office:value="1509.125" calcext:value-type="float">
            <text:p>1,509</text:p>
          </table:table-cell>
          <table:table-cell table:style-name="ce46"/>
          <table:table-cell table:style-name="ce13" table:formula="of:=QUARTILE([.BC368:.BC390];3)-QUARTILE([.BC368:.BC390];1)" office:value-type="float" office:value="0.00802699127354553" calcext:value-type="float">
            <text:p>0.008026991273546</text:p>
          </table:table-cell>
          <table:table-cell table:style-name="ce13" table:formula="of:=QUARTILE([.BD368:.BD390];3)-QUARTILE([.BD368:.BD390];1)" office:value-type="float" office:value="0.0170689100919866" calcext:value-type="float">
            <text:p>0.017068910091987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Accent_20_3"/>
          <table:table-cell table:style-name="ce12"/>
          <table:table-cell/>
          <table:table-cell table:style-name="ce18" table:number-columns-repeated="6"/>
          <table:table-cell/>
          <table:table-cell table:style-name="ce18" table:number-columns-repeated="2"/>
          <table:table-cell table:style-name="ce58" table:number-columns-repeated="2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2">
          <table:table-cell table:style-name="Accent_20_3" table:number-columns-repeated="2"/>
          <table:table-cell/>
          <table:table-cell table:style-name="Accent_20_3" table:number-columns-repeated="6"/>
          <table:table-cell/>
          <table:table-cell table:style-name="Accent_20_3" table:number-columns-repeated="2"/>
          <table:table-cell table:style-name="Bad" table:number-columns-repeated="2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Accent_20_3" table:number-columns-repeated="5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Accent_20_3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Smith</text:p>
          </table:table-cell>
          <table:table-cell/>
          <table:table-cell table:number-columns-repeated="2" table:style-name="ce17" office:value-type="float" office:value="449" calcext:value-type="float">
            <text:p>449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1041" calcext:value-type="float">
            <text:p>90.1041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style-name="ce17" office:value-type="float" office:value="28.3856" calcext:value-type="float">
            <text:p>28.3856</text:p>
          </table:table-cell>
          <table:table-cell table:style-name="ce17" office:value-type="float" office:value="28.258" calcext:value-type="float">
            <text:p>28.258</text:p>
          </table:table-cell>
          <table:table-cell table:style-name="ce58" office:value-type="float" office:value="33.414" calcext:value-type="float">
            <text:p>33.414</text:p>
          </table:table-cell>
          <table:table-cell table:style-name="ce58" office:value-type="float" office:value="41.6295" calcext:value-type="float">
            <text:p>41.6295</text:p>
          </table:table-cell>
          <table:table-cell/>
          <table:table-cell table:style-name="ce17" office:value-type="float" office:value="1134.7" calcext:value-type="float">
            <text:p>1134.7</text:p>
          </table:table-cell>
          <table:table-cell table:style-name="ce17" office:value-type="float" office:value="1132.8" calcext:value-type="float">
            <text:p>1132.8</text:p>
          </table:table-cell>
          <table:table-cell table:style-name="ce31"/>
          <table:table-cell table:style-name="ce17" office:value-type="float" office:value="9.54" calcext:value-type="float">
            <text:p>9.54</text:p>
          </table:table-cell>
          <table:table-cell table:style-name="ce17" office:value-type="float" office:value="9.29" calcext:value-type="float">
            <text:p>9.29</text:p>
          </table:table-cell>
          <table:table-cell/>
          <table:table-cell table:style-name="ce17" office:value-type="float" office:value="1107" calcext:value-type="float">
            <text:p>1107</text:p>
          </table:table-cell>
          <table:table-cell table:style-name="ce17" office:value-type="float" office:value="1106.8" calcext:value-type="float">
            <text:p>1106.8</text:p>
          </table:table-cell>
          <table:table-cell table:style-name="ce31"/>
          <table:table-cell table:style-name="ce17" office:value-type="float" office:value="2.49" calcext:value-type="float">
            <text:p>2.49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87.5" calcext:value-type="float">
            <text:p>1087.5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1.83" calcext:value-type="float">
            <text:p>1.83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025.2" calcext:value-type="float">
            <text:p>1025.2</text:p>
          </table:table-cell>
          <table:table-cell table:style-name="ce17" office:value-type="float" office:value="1026.8" calcext:value-type="float">
            <text:p>1026.8</text:p>
          </table:table-cell>
          <table:table-cell table:style-name="ce31"/>
          <table:table-cell table:style-name="ce17" office:value-type="float" office:value="6.31" calcext:value-type="float">
            <text:p>6.31</text:p>
          </table:table-cell>
          <table:table-cell table:style-name="ce17" office:value-type="float" office:value="6.59" calcext:value-type="float">
            <text:p>6.59</text:p>
          </table:table-cell>
          <table:table-cell/>
          <table:table-cell table:style-name="ce17" office:value-type="float" office:value="963.27" calcext:value-type="float">
            <text:p>963.27</text:p>
          </table:table-cell>
          <table:table-cell table:style-name="ce17" office:value-type="float" office:value="964.38" calcext:value-type="float">
            <text:p>964.38</text:p>
          </table:table-cell>
          <table:table-cell table:style-name="ce31"/>
          <table:table-cell table:style-name="ce17" office:value-type="float" office:value="10.2" calcext:value-type="float">
            <text:p>10.2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7979" calcext:value-type="float">
            <text:p>127,979</text:p>
          </table:table-cell>
          <table:table-cell table:style-name="ce45" office:value-type="float" office:value="128262" calcext:value-type="float">
            <text:p>128,262</text:p>
          </table:table-cell>
          <table:table-cell/>
          <table:table-cell table:style-name="ce45" office:value-type="float" office:value="45193" calcext:value-type="float">
            <text:p>45,193</text:p>
          </table:table-cell>
          <table:table-cell table:style-name="ce45" office:value-type="float" office:value="47615.5" calcext:value-type="float">
            <text:p>47,616</text:p>
          </table:table-cell>
          <table:table-cell/>
          <table:table-cell table:style-name="ce45" office:value-type="float" office:value="69685" calcext:value-type="float">
            <text:p>69,685</text:p>
          </table:table-cell>
          <table:table-cell table:style-name="ce45" office:value-type="float" office:value="66011" calcext:value-type="float">
            <text:p>66,011</text:p>
          </table:table-cell>
          <table:table-cell/>
          <table:table-cell table:formula="of:=[.AW398]/([.AT398]+[.AW398]+[.AZ398])" office:value-type="float" office:value="0.18608893299349" calcext:value-type="float">
            <text:p>0.18608893299349</text:p>
          </table:table-cell>
          <table:table-cell table:formula="of:=[.AX398]/([.AU398]+[.AX398]+[.BA398])" office:value-type="float" office:value="0.196848961401638" calcext:value-type="float">
            <text:p>0.19684896140163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drew Jones</text:p>
          </table:table-cell>
          <table:table-cell/>
          <table:table-cell table:number-columns-repeated="2" table:style-name="ce17" office:value-type="float" office:value="449" calcext:value-type="float">
            <text:p>449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89.8795" calcext:value-type="float">
            <text:p>89.8795</text:p>
          </table:table-cell>
          <table:table-cell table:style-name="ce17" office:value-type="float" office:value="89.8283" calcext:value-type="float">
            <text:p>89.8283</text:p>
          </table:table-cell>
          <table:table-cell/>
          <table:table-cell table:style-name="ce17" office:value-type="float" office:value="29.085" calcext:value-type="float">
            <text:p>29.085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36.7283" calcext:value-type="float">
            <text:p>36.7283</text:p>
          </table:table-cell>
          <table:table-cell table:style-name="ce58" office:value-type="float" office:value="36.8428" calcext:value-type="float">
            <text:p>36.8428</text:p>
          </table:table-cell>
          <table:table-cell/>
          <table:table-cell table:style-name="ce17" office:value-type="float" office:value="1135.1" calcext:value-type="float">
            <text:p>1135.1</text:p>
          </table:table-cell>
          <table:table-cell table:style-name="ce17" office:value-type="float" office:value="1132.9" calcext:value-type="float">
            <text:p>1132.9</text:p>
          </table:table-cell>
          <table:table-cell table:style-name="ce31"/>
          <table:table-cell table:style-name="ce17" office:value-type="float" office:value="9.37" calcext:value-type="float">
            <text:p>9.37</text:p>
          </table:table-cell>
          <table:table-cell table:style-name="ce17" office:value-type="float" office:value="9.32" calcext:value-type="float">
            <text:p>9.32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27" calcext:value-type="float">
            <text:p>2.27</text:p>
          </table:table-cell>
          <table:table-cell table:style-name="ce17" office:value-type="float" office:value="2.25" calcext:value-type="float">
            <text:p>2.25</text:p>
          </table:table-cell>
          <table:table-cell/>
          <table:table-cell table:number-columns-repeated="2" table:style-name="ce17" office:value-type="float" office:value="1086.6" calcext:value-type="float">
            <text:p>1086.6</text:p>
          </table:table-cell>
          <table:table-cell table:style-name="ce3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2.02" calcext:value-type="float">
            <text:p>2.02</text:p>
          </table:table-cell>
          <table:table-cell/>
          <table:table-cell table:style-name="ce17" office:value-type="float" office:value="1024.6" calcext:value-type="float">
            <text:p>1024.6</text:p>
          </table:table-cell>
          <table:table-cell table:style-name="ce17" office:value-type="float" office:value="1024.7" calcext:value-type="float">
            <text:p>1024.7</text:p>
          </table:table-cell>
          <table:table-cell table:style-name="ce31"/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6.57" calcext:value-type="float">
            <text:p>6.57</text:p>
          </table:table-cell>
          <table:table-cell/>
          <table:table-cell table:style-name="ce17" office:value-type="float" office:value="961.7" calcext:value-type="float">
            <text:p>961.7</text:p>
          </table:table-cell>
          <table:table-cell table:style-name="ce17" office:value-type="float" office:value="963.1" calcext:value-type="float">
            <text:p>963.1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6663" calcext:value-type="float">
            <text:p>126,663</text:p>
          </table:table-cell>
          <table:table-cell table:style-name="ce45" office:value-type="float" office:value="126808" calcext:value-type="float">
            <text:p>126,808</text:p>
          </table:table-cell>
          <table:table-cell/>
          <table:table-cell table:style-name="ce45" office:value-type="float" office:value="48635" calcext:value-type="float">
            <text:p>48,635</text:p>
          </table:table-cell>
          <table:table-cell table:style-name="ce45" office:value-type="float" office:value="43975" calcext:value-type="float">
            <text:p>43,975</text:p>
          </table:table-cell>
          <table:table-cell/>
          <table:table-cell table:style-name="ce45" office:value-type="float" office:value="65782" calcext:value-type="float">
            <text:p>65,782</text:p>
          </table:table-cell>
          <table:table-cell table:style-name="ce45" office:value-type="float" office:value="71724.5" calcext:value-type="float">
            <text:p>71,725</text:p>
          </table:table-cell>
          <table:table-cell/>
          <table:table-cell table:formula="of:=[.AW400]/([.AT400]+[.AW400]+[.AZ400])" office:value-type="float" office:value="0.201738012278082" calcext:value-type="float">
            <text:p>0.201738012278082</text:p>
          </table:table-cell>
          <table:table-cell table:formula="of:=[.AX400]/([.AU400]+[.AX400]+[.BA400])" office:value-type="float" office:value="0.181334597899034" calcext:value-type="float">
            <text:p>0.18133459789903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hillip White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0351" calcext:value-type="float">
            <text:p>90.0351</text:p>
          </table:table-cell>
          <table:table-cell table:style-name="ce17" office:value-type="float" office:value="89.8632" calcext:value-type="float">
            <text:p>89.8632</text:p>
          </table:table-cell>
          <table:table-cell/>
          <table:table-cell table:style-name="ce17" office:value-type="float" office:value="28.3856" calcext:value-type="float">
            <text:p>28.3856</text:p>
          </table:table-cell>
          <table:table-cell table:style-name="ce17" office:value-type="float" office:value="28.0907" calcext:value-type="float">
            <text:p>28.0907</text:p>
          </table:table-cell>
          <table:table-cell table:style-name="ce58" office:value-type="float" office:value="31.7658" calcext:value-type="float">
            <text:p>31.7658</text:p>
          </table:table-cell>
          <table:table-cell table:style-name="ce58" office:value-type="float" office:value="39.149" calcext:value-type="float">
            <text:p>39.149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1.9" calcext:value-type="float">
            <text:p>1131.9</text:p>
          </table:table-cell>
          <table:table-cell table:style-name="ce31"/>
          <table:table-cell table:style-name="ce17" office:value-type="float" office:value="9.63" calcext:value-type="float">
            <text:p>9.63</text:p>
          </table:table-cell>
          <table:table-cell table:style-name="ce17" office:value-type="float" office:value="9.32" calcext:value-type="float">
            <text:p>9.32</text:p>
          </table:table-cell>
          <table:table-cell/>
          <table:table-cell table:style-name="ce17" office:value-type="float" office:value="1106.1" calcext:value-type="float">
            <text:p>1106.1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57" calcext:value-type="float">
            <text:p>2.57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086.5" calcext:value-type="float">
            <text:p>1086.5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1.75" calcext:value-type="float">
            <text:p>1.75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1025" calcext:value-type="float">
            <text:p>1025</text:p>
          </table:table-cell>
          <table:table-cell table:style-name="ce31"/>
          <table:table-cell table:style-name="ce17" office:value-type="float" office:value="6.23" calcext:value-type="float">
            <text:p>6.23</text:p>
          </table:table-cell>
          <table:table-cell table:style-name="ce17" office:value-type="float" office:value="6.7" calcext:value-type="float">
            <text:p>6.7</text:p>
          </table:table-cell>
          <table:table-cell/>
          <table:table-cell table:style-name="ce17" office:value-type="float" office:value="961.02" calcext:value-type="float">
            <text:p>961.02</text:p>
          </table:table-cell>
          <table:table-cell table:style-name="ce17" office:value-type="float" office:value="963.15" calcext:value-type="float">
            <text:p>963.15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8217" calcext:value-type="float">
            <text:p>128,217</text:p>
          </table:table-cell>
          <table:table-cell table:style-name="ce45" office:value-type="float" office:value="131126" calcext:value-type="float">
            <text:p>131,126</text:p>
          </table:table-cell>
          <table:table-cell/>
          <table:table-cell table:style-name="ce45" office:value-type="float" office:value="46207" calcext:value-type="float">
            <text:p>46,207</text:p>
          </table:table-cell>
          <table:table-cell table:style-name="ce45" office:value-type="float" office:value="42304" calcext:value-type="float">
            <text:p>42,304</text:p>
          </table:table-cell>
          <table:table-cell/>
          <table:table-cell table:style-name="ce45" office:value-type="float" office:value="68114.5" calcext:value-type="float">
            <text:p>68,115</text:p>
          </table:table-cell>
          <table:table-cell table:style-name="ce45" office:value-type="float" office:value="68897.5" calcext:value-type="float">
            <text:p>68,898</text:p>
          </table:table-cell>
          <table:table-cell/>
          <table:table-cell table:formula="of:=[.AW402]/([.AT402]+[.AW402]+[.AZ402])" office:value-type="float" office:value="0.1905140833311" calcext:value-type="float">
            <text:p>0.1905140833311</text:p>
          </table:table-cell>
          <table:table-cell table:formula="of:=[.AX402]/([.AU402]+[.AX402]+[.BA402])" office:value-type="float" office:value="0.17457366580351" calcext:value-type="float">
            <text:p>0.1745736658035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im Brown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90.1073" calcext:value-type="float">
            <text:p>90.1073</text:p>
          </table:table-cell>
          <table:table-cell table:style-name="ce17" office:value-type="float" office:value="89.8469" calcext:value-type="float">
            <text:p>89.8469</text:p>
          </table:table-cell>
          <table:table-cell/>
          <table:table-cell table:style-name="ce17" office:value-type="float" office:value="28.6603" calcext:value-type="float">
            <text:p>28.6603</text:p>
          </table:table-cell>
          <table:table-cell table:style-name="ce17" office:value-type="float" office:value="27.8318" calcext:value-type="float">
            <text:p>27.8318</text:p>
          </table:table-cell>
          <table:table-cell table:style-name="ce58" office:value-type="float" office:value="39.7573" calcext:value-type="float">
            <text:p>39.7573</text:p>
          </table:table-cell>
          <table:table-cell table:style-name="ce58" office:value-type="float" office:value="40.5788" calcext:value-type="float">
            <text:p>40.5788</text:p>
          </table:table-cell>
          <table:table-cell/>
          <table:table-cell table:style-name="ce17" office:value-type="float" office:value="1135.5" calcext:value-type="float">
            <text:p>1135.5</text:p>
          </table:table-cell>
          <table:table-cell table:style-name="ce17" office:value-type="float" office:value="1132.9" calcext:value-type="float">
            <text:p>1132.9</text:p>
          </table:table-cell>
          <table:table-cell table:style-name="ce31"/>
          <table:table-cell table:style-name="ce17" office:value-type="float" office:value="9.34" calcext:value-type="float">
            <text:p>9.34</text:p>
          </table:table-cell>
          <table:table-cell table:style-name="ce17" office:value-type="float" office:value="9.01" calcext:value-type="float">
            <text:p>9.01</text:p>
          </table:table-cell>
          <table:table-cell/>
          <table:table-cell table:style-name="ce17" office:value-type="float" office:value="1106.8" calcext:value-type="float">
            <text:p>1106.8</text:p>
          </table:table-cell>
          <table:table-cell table:style-name="ce17" office:value-type="float" office:value="1105.5" calcext:value-type="float">
            <text:p>1105.5</text:p>
          </table:table-cell>
          <table:table-cell table:style-name="ce31"/>
          <table:table-cell table:style-name="ce17" office:value-type="float" office:value="2.28" calcext:value-type="float">
            <text:p>2.28</text:p>
          </table:table-cell>
          <table:table-cell table:style-name="ce17" office:value-type="float" office:value="1.78" calcext:value-type="float">
            <text:p>1.78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7" calcext:value-type="float">
            <text:p>1087</text:p>
          </table:table-cell>
          <table:table-cell table:style-name="ce31"/>
          <table:table-cell table:style-name="ce17" office:value-type="float" office:value="2.04" calcext:value-type="float">
            <text:p>2.04</text:p>
          </table:table-cell>
          <table:table-cell table:style-name="ce17" office:value-type="float" office:value="2.5" calcext:value-type="float">
            <text:p>2.5</text:p>
          </table:table-cell>
          <table:table-cell/>
          <table:table-cell table:style-name="ce17" office:value-type="float" office:value="1024.6" calcext:value-type="float">
            <text:p>1024.6</text:p>
          </table:table-cell>
          <table:table-cell table:style-name="ce17" office:value-type="float" office:value="1027.8" calcext:value-type="float">
            <text:p>1027.8</text:p>
          </table:table-cell>
          <table:table-cell table:style-name="ce31"/>
          <table:table-cell table:style-name="ce17" office:value-type="float" office:value="6.54" calcext:value-type="float">
            <text:p>6.54</text:p>
          </table:table-cell>
          <table:table-cell table:style-name="ce17" office:value-type="float" office:value="7.07" calcext:value-type="float">
            <text:p>7.07</text:p>
          </table:table-cell>
          <table:table-cell/>
          <table:table-cell table:style-name="ce17" office:value-type="float" office:value="961.83" calcext:value-type="float">
            <text:p>961.83</text:p>
          </table:table-cell>
          <table:table-cell table:style-name="ce17" office:value-type="float" office:value="964.61" calcext:value-type="float">
            <text:p>964.61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9" calcext:value-type="float">
            <text:p>10.9</text:p>
          </table:table-cell>
          <table:table-cell/>
          <table:table-cell table:style-name="ce45" office:value-type="float" office:value="124876" calcext:value-type="float">
            <text:p>124,876</text:p>
          </table:table-cell>
          <table:table-cell table:style-name="ce45" office:value-type="float" office:value="130562" calcext:value-type="float">
            <text:p>130,562</text:p>
          </table:table-cell>
          <table:table-cell/>
          <table:table-cell table:style-name="ce45" office:value-type="float" office:value="50490.5" calcext:value-type="float">
            <text:p>50,491</text:p>
          </table:table-cell>
          <table:table-cell table:style-name="ce45" office:value-type="float" office:value="43156.5" calcext:value-type="float">
            <text:p>43,157</text:p>
          </table:table-cell>
          <table:table-cell/>
          <table:table-cell table:style-name="ce45" office:value-type="float" office:value="67312.5" calcext:value-type="float">
            <text:p>67,313</text:p>
          </table:table-cell>
          <table:table-cell table:style-name="ce45" office:value-type="float" office:value="68879.5" calcext:value-type="float">
            <text:p>68,880</text:p>
          </table:table-cell>
          <table:table-cell/>
          <table:table-cell table:formula="of:=[.AW404]/([.AT404]+[.AW404]+[.AZ404])" office:value-type="float" office:value="0.208054673045463" calcext:value-type="float">
            <text:p>0.208054673045463</text:p>
          </table:table-cell>
          <table:table-cell table:formula="of:=[.AX404]/([.AU404]+[.AX404]+[.BA404])" office:value-type="float" office:value="0.177893057650929" calcext:value-type="float">
            <text:p>0.17789305765092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Sam Greene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9111" calcext:value-type="float">
            <text:p>89.9111</text:p>
          </table:table-cell>
          <table:table-cell table:style-name="ce17" office:value-type="float" office:value="90.0664" calcext:value-type="float">
            <text:p>90.0664</text:p>
          </table:table-cell>
          <table:table-cell/>
          <table:table-cell table:style-name="ce17" office:value-type="float" office:value="28.9336" calcext:value-type="float">
            <text:p>28.9336</text:p>
          </table:table-cell>
          <table:table-cell table:style-name="ce17" office:value-type="float" office:value="27.5528" calcext:value-type="float">
            <text:p>27.5528</text:p>
          </table:table-cell>
          <table:table-cell table:style-name="ce58" office:value-type="float" office:value="33.9042" calcext:value-type="float">
            <text:p>33.9042</text:p>
          </table:table-cell>
          <table:table-cell table:style-name="ce58" office:value-type="float" office:value="38.4825" calcext:value-type="float">
            <text:p>38.4825</text:p>
          </table:table-cell>
          <table:table-cell/>
          <table:table-cell table:style-name="ce17" office:value-type="float" office:value="1134.8" calcext:value-type="float">
            <text:p>1134.8</text:p>
          </table:table-cell>
          <table:table-cell table:style-name="ce17" office:value-type="float" office:value="1131.9" calcext:value-type="float">
            <text:p>1131.9</text:p>
          </table:table-cell>
          <table:table-cell table:style-name="ce31"/>
          <table:table-cell table:style-name="ce17" office:value-type="float" office:value="9.57" calcext:value-type="float">
            <text:p>9.57</text:p>
          </table:table-cell>
          <table:table-cell table:style-name="ce17" office:value-type="float" office:value="9.32" calcext:value-type="float">
            <text:p>9.32</text:p>
          </table:table-cell>
          <table:table-cell/>
          <table:table-cell table:style-name="ce17" office:value-type="float" office:value="1108" calcext:value-type="float">
            <text:p>1108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52" calcext:value-type="float">
            <text:p>2.52</text:p>
          </table:table-cell>
          <table:table-cell table:style-name="ce17" office:value-type="float" office:value="2.24" calcext:value-type="float">
            <text:p>2.24</text:p>
          </table:table-cell>
          <table:table-cell/>
          <table:table-cell table:style-name="ce17" office:value-type="float" office:value="1086.5" calcext:value-type="float">
            <text:p>1086.5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1.75" calcext:value-type="float">
            <text:p>1.75</text:p>
          </table:table-cell>
          <table:table-cell table:style-name="ce17" office:value-type="float" office:value="2.08" calcext:value-type="float">
            <text:p>2.08</text:p>
          </table:table-cell>
          <table:table-cell/>
          <table:table-cell table:style-name="ce17" office:value-type="float" office:value="1024.1" calcext:value-type="float">
            <text:p>1024.1</text:p>
          </table:table-cell>
          <table:table-cell table:style-name="ce17" office:value-type="float" office:value="1027.7" calcext:value-type="float">
            <text:p>1027.7</text:p>
          </table:table-cell>
          <table:table-cell table:style-name="ce31"/>
          <table:table-cell table:style-name="ce17" office:value-type="float" office:value="6.29" calcext:value-type="float">
            <text:p>6.29</text:p>
          </table:table-cell>
          <table:table-cell table:style-name="ce17" office:value-type="float" office:value="6.57" calcext:value-type="float">
            <text:p>6.57</text:p>
          </table:table-cell>
          <table:table-cell/>
          <table:table-cell table:style-name="ce17" office:value-type="float" office:value="961.02" calcext:value-type="float">
            <text:p>961.02</text:p>
          </table:table-cell>
          <table:table-cell table:style-name="ce17" office:value-type="float" office:value="963.14" calcext:value-type="float">
            <text:p>963.14</text:p>
          </table:table-cell>
          <table:table-cell table:style-name="ce31"/>
          <table:table-cell table:style-name="ce17" office:value-type="float" office:value="10.1" calcext:value-type="float">
            <text:p>10.1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7346" calcext:value-type="float">
            <text:p>127,346</text:p>
          </table:table-cell>
          <table:table-cell table:style-name="ce45" office:value-type="float" office:value="130090" calcext:value-type="float">
            <text:p>130,090</text:p>
          </table:table-cell>
          <table:table-cell/>
          <table:table-cell table:style-name="ce45" office:value-type="float" office:value="46897" calcext:value-type="float">
            <text:p>46,897</text:p>
          </table:table-cell>
          <table:table-cell table:style-name="ce45" office:value-type="float" office:value="44034.5" calcext:value-type="float">
            <text:p>44,035</text:p>
          </table:table-cell>
          <table:table-cell/>
          <table:table-cell table:style-name="ce45" office:value-type="float" office:value="68412" calcext:value-type="float">
            <text:p>68,412</text:p>
          </table:table-cell>
          <table:table-cell table:style-name="ce45" office:value-type="float" office:value="68587" calcext:value-type="float">
            <text:p>68,587</text:p>
          </table:table-cell>
          <table:table-cell/>
          <table:table-cell table:formula="of:=[.AW406]/([.AT406]+[.AW406]+[.AZ406])" office:value-type="float" office:value="0.193266159774165" calcext:value-type="float">
            <text:p>0.193266159774165</text:p>
          </table:table-cell>
          <table:table-cell table:formula="of:=[.AX406]/([.AU406]+[.AX406]+[.BA406])" office:value-type="float" office:value="0.181427332450255" calcext:value-type="float">
            <text:p>0.18142733245025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Eric Grey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2779" calcext:value-type="float">
            <text:p>90.2779</text:p>
          </table:table-cell>
          <table:table-cell table:style-name="ce17" office:value-type="float" office:value="90" calcext:value-type="float">
            <text:p>90</text:p>
          </table:table-cell>
          <table:table-cell/>
          <table:table-cell table:style-name="ce17" office:value-type="float" office:value="28.7836" calcext:value-type="float">
            <text:p>28.7836</text:p>
          </table:table-cell>
          <table:table-cell table:style-name="ce17" office:value-type="float" office:value="28.1094" calcext:value-type="float">
            <text:p>28.1094</text:p>
          </table:table-cell>
          <table:table-cell table:style-name="ce58" office:value-type="float" office:value="39.289" calcext:value-type="float">
            <text:p>39.289</text:p>
          </table:table-cell>
          <table:table-cell table:style-name="ce58" office:value-type="float" office:value="39.3676" calcext:value-type="float">
            <text:p>39.3676</text:p>
          </table:table-cell>
          <table:table-cell/>
          <table:table-cell table:style-name="ce17" office:value-type="float" office:value="1134" calcext:value-type="float">
            <text:p>1134</text:p>
          </table:table-cell>
          <table:table-cell table:style-name="ce17" office:value-type="float" office:value="1131.7" calcext:value-type="float">
            <text:p>1131.7</text:p>
          </table:table-cell>
          <table:table-cell table:style-name="ce31"/>
          <table:table-cell table:style-name="ce17" office:value-type="float" office:value="9.33" calcext:value-type="float">
            <text:p>9.33</text:p>
          </table:table-cell>
          <table:table-cell table:style-name="ce17" office:value-type="float" office:value="9.25" calcext:value-type="float">
            <text:p>9.25</text:p>
          </table:table-cell>
          <table:table-cell/>
          <table:table-cell table:style-name="ce17" office:value-type="float" office:value="1107.8" calcext:value-type="float">
            <text:p>1107.8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27" calcext:value-type="float">
            <text:p>2.27</text:p>
          </table:table-cell>
          <table:table-cell table:style-name="ce17" office:value-type="float" office:value="2.12" calcext:value-type="float">
            <text:p>2.12</text:p>
          </table:table-cell>
          <table:table-cell/>
          <table:table-cell table:style-name="ce17" office:value-type="float" office:value="1087.6" calcext:value-type="float">
            <text:p>1087.6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2.16" calcext:value-type="float">
            <text:p>2.16</text:p>
          </table:table-cell>
          <table:table-cell/>
          <table:table-cell table:style-name="ce17" office:value-type="float" office:value="1024.8" calcext:value-type="float">
            <text:p>1024.8</text:p>
          </table:table-cell>
          <table:table-cell table:style-name="ce17" office:value-type="float" office:value="1027" calcext:value-type="float">
            <text:p>1027</text:p>
          </table:table-cell>
          <table:table-cell table:style-name="ce31"/>
          <table:table-cell table:style-name="ce17" office:value-type="float" office:value="6.61" calcext:value-type="float">
            <text:p>6.61</text:p>
          </table:table-cell>
          <table:table-cell table:style-name="ce17" office:value-type="float" office:value="6.7" calcext:value-type="float">
            <text:p>6.7</text:p>
          </table:table-cell>
          <table:table-cell/>
          <table:table-cell table:style-name="ce17" office:value-type="float" office:value="962.87" calcext:value-type="float">
            <text:p>962.87</text:p>
          </table:table-cell>
          <table:table-cell table:style-name="ce17" office:value-type="float" office:value="963.58" calcext:value-type="float">
            <text:p>963.58</text:p>
          </table:table-cell>
          <table:table-cell table:style-name="ce31"/>
          <table:table-cell table:style-name="ce17" office:value-type="float" office:value="10.4" calcext:value-type="float">
            <text:p>10.4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4869" calcext:value-type="float">
            <text:p>124,869</text:p>
          </table:table-cell>
          <table:table-cell table:style-name="ce45" office:value-type="float" office:value="129141" calcext:value-type="float">
            <text:p>129,141</text:p>
          </table:table-cell>
          <table:table-cell/>
          <table:table-cell table:style-name="ce45" office:value-type="float" office:value="50381" calcext:value-type="float">
            <text:p>50,381</text:p>
          </table:table-cell>
          <table:table-cell table:style-name="ce45" office:value-type="float" office:value="39366.5" calcext:value-type="float">
            <text:p>39,367</text:p>
          </table:table-cell>
          <table:table-cell/>
          <table:table-cell table:style-name="ce45" office:value-type="float" office:value="67121.5" calcext:value-type="float">
            <text:p>67,122</text:p>
          </table:table-cell>
          <table:table-cell table:style-name="ce45" office:value-type="float" office:value="74222" calcext:value-type="float">
            <text:p>74,222</text:p>
          </table:table-cell>
          <table:table-cell/>
          <table:table-cell table:formula="of:=[.AW408]/([.AT408]+[.AW408]+[.AZ408])" office:value-type="float" office:value="0.207866849031342" calcext:value-type="float">
            <text:p>0.207866849031342</text:p>
          </table:table-cell>
          <table:table-cell table:formula="of:=[.AX408]/([.AU408]+[.AX408]+[.BA408])" office:value-type="float" office:value="0.16218259420466" calcext:value-type="float">
            <text:p>0.16218259420466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R1_13DegAnticlockwise</text:p>
          </table:table-cell>
          <table:table-cell table:number-columns-repeated="2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Anthony Blue</text:p>
          </table:table-cell>
          <table:table-cell/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89.7559" calcext:value-type="float">
            <text:p>89.7559</text:p>
          </table:table-cell>
          <table:table-cell table:style-name="ce17" office:value-type="float" office:value="90.2986" calcext:value-type="float">
            <text:p>90.2986</text:p>
          </table:table-cell>
          <table:table-cell/>
          <table:table-cell table:style-name="ce17" office:value-type="float" office:value="28.9336" calcext:value-type="float">
            <text:p>28.9336</text:p>
          </table:table-cell>
          <table:table-cell table:style-name="ce17" office:value-type="float" office:value="28.1094" calcext:value-type="float">
            <text:p>28.1094</text:p>
          </table:table-cell>
          <table:table-cell table:style-name="ce58" office:value-type="float" office:value="32.7932" calcext:value-type="float">
            <text:p>32.7932</text:p>
          </table:table-cell>
          <table:table-cell table:style-name="ce58" office:value-type="float" office:value="40.2758" calcext:value-type="float">
            <text:p>40.2758</text:p>
          </table:table-cell>
          <table:table-cell/>
          <table:table-cell table:style-name="ce17" office:value-type="float" office:value="1134.1" calcext:value-type="float">
            <text:p>1134.1</text:p>
          </table:table-cell>
          <table:table-cell table:style-name="ce17" office:value-type="float" office:value="1132.5" calcext:value-type="float">
            <text:p>1132.5</text:p>
          </table:table-cell>
          <table:table-cell table:style-name="ce31"/>
          <table:table-cell table:style-name="ce17" office:value-type="float" office:value="9.38" calcext:value-type="float">
            <text:p>9.38</text:p>
          </table:table-cell>
          <table:table-cell table:style-name="ce17" office:value-type="float" office:value="9.49" calcext:value-type="float">
            <text:p>9.49</text:p>
          </table:table-cell>
          <table:table-cell/>
          <table:table-cell table:number-columns-repeated="2"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32" calcext:value-type="float">
            <text:p>2.32</text:p>
          </table:table-cell>
          <table:table-cell table:style-name="ce17" office:value-type="float" office:value="2.42" calcext:value-type="float">
            <text:p>2.42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8.6" calcext:value-type="float">
            <text:p>1088.6</text:p>
          </table:table-cell>
          <table:table-cell table:style-name="ce31"/>
          <table:table-cell table:style-name="ce17" office:value-type="float" office:value="1.95" calcext:value-type="float">
            <text:p>1.95</text:p>
          </table:table-cell>
          <table:table-cell table:style-name="ce17" office:value-type="float" office:value="1.89" calcext:value-type="float">
            <text:p>1.89</text:p>
          </table:table-cell>
          <table:table-cell/>
          <table:table-cell table:style-name="ce17" office:value-type="float" office:value="1023.6" calcext:value-type="float">
            <text:p>1023.6</text:p>
          </table:table-cell>
          <table:table-cell table:style-name="ce17" office:value-type="float" office:value="1026.3" calcext:value-type="float">
            <text:p>1026.3</text:p>
          </table:table-cell>
          <table:table-cell table:style-name="ce31"/>
          <table:table-cell table:style-name="ce17" office:value-type="float" office:value="6.51" calcext:value-type="float">
            <text:p>6.51</text:p>
          </table:table-cell>
          <table:table-cell table:style-name="ce17" office:value-type="float" office:value="6.38" calcext:value-type="float">
            <text:p>6.38</text:p>
          </table:table-cell>
          <table:table-cell/>
          <table:table-cell table:style-name="ce17" office:value-type="float" office:value="961.71" calcext:value-type="float">
            <text:p>961.71</text:p>
          </table:table-cell>
          <table:table-cell table:style-name="ce17" office:value-type="float" office:value="964.83" calcext:value-type="float">
            <text:p>964.83</text:p>
          </table:table-cell>
          <table:table-cell table:style-name="ce31"/>
          <table:table-cell table:number-columns-repeated="2" table:style-name="ce17" office:value-type="float" office:value="10.3" calcext:value-type="float">
            <text:p>10.3</text:p>
          </table:table-cell>
          <table:table-cell/>
          <table:table-cell table:style-name="ce45" office:value-type="float" office:value="128613" calcext:value-type="float">
            <text:p>128,613</text:p>
          </table:table-cell>
          <table:table-cell table:style-name="ce45" office:value-type="float" office:value="125961" calcext:value-type="float">
            <text:p>125,961</text:p>
          </table:table-cell>
          <table:table-cell/>
          <table:table-cell table:style-name="ce45" office:value-type="float" office:value="44885.5" calcext:value-type="float">
            <text:p>44,886</text:p>
          </table:table-cell>
          <table:table-cell table:style-name="ce45" office:value-type="float" office:value="45066.5" calcext:value-type="float">
            <text:p>45,067</text:p>
          </table:table-cell>
          <table:table-cell/>
          <table:table-cell table:style-name="ce45" office:value-type="float" office:value="69185" calcext:value-type="float">
            <text:p>69,185</text:p>
          </table:table-cell>
          <table:table-cell table:style-name="ce45" office:value-type="float" office:value="71309.5" calcext:value-type="float">
            <text:p>71,310</text:p>
          </table:table-cell>
          <table:table-cell/>
          <table:table-cell table:formula="of:=[.AW410]/([.AT410]+[.AW410]+[.AZ410])" office:value-type="float" office:value="0.184954889805034" calcext:value-type="float">
            <text:p>0.184954889805034</text:p>
          </table:table-cell>
          <table:table-cell table:formula="of:=[.AX410]/([.AU410]+[.AX410]+[.BA410])" office:value-type="float" office:value="0.185966237099576" calcext:value-type="float">
            <text:p>0.18596623709957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Boris Black</text:p>
          </table:table-cell>
          <table:table-cell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448" calcext:value-type="float">
            <text:p>448</text:p>
          </table:table-cell>
          <table:table-cell table:number-columns-repeated="2" table:style-name="ce17" office:value-type="float" office:value="1119" calcext:value-type="float">
            <text:p>1119</text:p>
          </table:table-cell>
          <table:table-cell table:style-name="ce17" office:value-type="float" office:value="90.311" calcext:value-type="float">
            <text:p>90.311</text:p>
          </table:table-cell>
          <table:table-cell table:style-name="ce17" office:value-type="float" office:value="89.9232" calcext:value-type="float">
            <text:p>89.9232</text:p>
          </table:table-cell>
          <table:table-cell/>
          <table:table-cell table:style-name="ce17" office:value-type="float" office:value="27.8318" calcext:value-type="float">
            <text:p>27.8318</text:p>
          </table:table-cell>
          <table:table-cell table:style-name="ce17" office:value-type="float" office:value="28.3856" calcext:value-type="float">
            <text:p>28.3856</text:p>
          </table:table-cell>
          <table:table-cell table:style-name="ce58" office:value-type="float" office:value="32.3675" calcext:value-type="float">
            <text:p>32.3675</text:p>
          </table:table-cell>
          <table:table-cell table:style-name="ce58" office:value-type="float" office:value="41.5634" calcext:value-type="float">
            <text:p>41.5634</text:p>
          </table:table-cell>
          <table:table-cell/>
          <table:table-cell table:style-name="ce17" office:value-type="float" office:value="1134.2" calcext:value-type="float">
            <text:p>1134.2</text:p>
          </table:table-cell>
          <table:table-cell table:style-name="ce17" office:value-type="float" office:value="1133.3" calcext:value-type="float">
            <text:p>1133.3</text:p>
          </table:table-cell>
          <table:table-cell table:style-name="ce31"/>
          <table:table-cell table:style-name="ce17" office:value-type="float" office:value="9.72" calcext:value-type="float">
            <text:p>9.72</text:p>
          </table:table-cell>
          <table:table-cell table:style-name="ce17" office:value-type="float" office:value="9.43" calcext:value-type="float">
            <text:p>9.43</text:p>
          </table:table-cell>
          <table:table-cell/>
          <table:table-cell table:style-name="ce17" office:value-type="float" office:value="1107.1" calcext:value-type="float">
            <text:p>1107.1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61" calcext:value-type="float">
            <text:p>2.61</text:p>
          </table:table-cell>
          <table:table-cell table:style-name="ce17" office:value-type="float" office:value="2.1" calcext:value-type="float">
            <text:p>2.1</text:p>
          </table:table-cell>
          <table:table-cell/>
          <table:table-cell table:style-name="ce17" office:value-type="float" office:value="1087.4" calcext:value-type="float">
            <text:p>1087.4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1.65" calcext:value-type="float">
            <text:p>1.65</text:p>
          </table:table-cell>
          <table:table-cell table:style-name="ce17" office:value-type="float" office:value="2.17" calcext:value-type="float">
            <text:p>2.17</text:p>
          </table:table-cell>
          <table:table-cell/>
          <table:table-cell table:style-name="ce17" office:value-type="float" office:value="1026.9" calcext:value-type="float">
            <text:p>1026.9</text:p>
          </table:table-cell>
          <table:table-cell table:style-name="ce17" office:value-type="float" office:value="1026" calcext:value-type="float">
            <text:p>1026</text:p>
          </table:table-cell>
          <table:table-cell table:style-name="ce31"/>
          <table:table-cell table:style-name="ce17" office:value-type="float" office:value="6.17" calcext:value-type="float">
            <text:p>6.17</text:p>
          </table:table-cell>
          <table:table-cell table:style-name="ce17" office:value-type="float" office:value="6.73" calcext:value-type="float">
            <text:p>6.73</text:p>
          </table:table-cell>
          <table:table-cell/>
          <table:table-cell table:style-name="ce17" office:value-type="float" office:value="961.86" calcext:value-type="float">
            <text:p>961.86</text:p>
          </table:table-cell>
          <table:table-cell table:style-name="ce17" office:value-type="float" office:value="964.61" calcext:value-type="float">
            <text:p>964.61</text:p>
          </table:table-cell>
          <table:table-cell table:style-name="ce31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7698" calcext:value-type="float">
            <text:p>127,698</text:p>
          </table:table-cell>
          <table:table-cell table:style-name="ce45" office:value-type="float" office:value="125284" calcext:value-type="float">
            <text:p>125,284</text:p>
          </table:table-cell>
          <table:table-cell/>
          <table:table-cell table:style-name="ce45" office:value-type="float" office:value="47752" calcext:value-type="float">
            <text:p>47,752</text:p>
          </table:table-cell>
          <table:table-cell table:style-name="ce45" office:value-type="float" office:value="46981" calcext:value-type="float">
            <text:p>46,981</text:p>
          </table:table-cell>
          <table:table-cell/>
          <table:table-cell table:style-name="ce45" office:value-type="float" office:value="67540.5" calcext:value-type="float">
            <text:p>67,541</text:p>
          </table:table-cell>
          <table:table-cell table:style-name="ce45" office:value-type="float" office:value="70322.5" calcext:value-type="float">
            <text:p>70,323</text:p>
          </table:table-cell>
          <table:table-cell/>
          <table:table-cell table:formula="of:=[.AW412]/([.AT412]+[.AW412]+[.AZ412])" office:value-type="float" office:value="0.196517970867174" calcext:value-type="float">
            <text:p>0.196517970867174</text:p>
          </table:table-cell>
          <table:table-cell table:formula="of:=[.AX412]/([.AU412]+[.AX412]+[.BA412])" office:value-type="float" office:value="0.193666202916473" calcext:value-type="float">
            <text:p>0.19366620291647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Gerald Reddy</text:p>
          </table:table-cell>
          <table:table-cell/>
          <table:table-cell table:number-columns-repeated="2" table:style-name="ce17" office:value-type="float" office:value="448" calcext:value-type="float">
            <text:p>448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0684" calcext:value-type="float">
            <text:p>90.0684</text:p>
          </table:table-cell>
          <table:table-cell table:style-name="ce17" office:value-type="float" office:value="90.0333" calcext:value-type="float">
            <text:p>90.0333</text:p>
          </table:table-cell>
          <table:table-cell/>
          <table:table-cell table:style-name="ce17" office:value-type="float" office:value="28.2374" calcext:value-type="float">
            <text:p>28.2374</text:p>
          </table:table-cell>
          <table:table-cell table:style-name="ce17" office:value-type="float" office:value="27.9622" calcext:value-type="float">
            <text:p>27.9622</text:p>
          </table:table-cell>
          <table:table-cell table:style-name="ce58" office:value-type="float" office:value="36.81" calcext:value-type="float">
            <text:p>36.81</text:p>
          </table:table-cell>
          <table:table-cell table:style-name="ce58" office:value-type="float" office:value="39.1877" calcext:value-type="float">
            <text:p>39.1877</text:p>
          </table:table-cell>
          <table:table-cell/>
          <table:table-cell table:style-name="ce17" office:value-type="float" office:value="1133.2" calcext:value-type="float">
            <text:p>1133.2</text:p>
          </table:table-cell>
          <table:table-cell table:style-name="ce17" office:value-type="float" office:value="1131.8" calcext:value-type="float">
            <text:p>1131.8</text:p>
          </table:table-cell>
          <table:table-cell table:style-name="ce31"/>
          <table:table-cell table:style-name="ce17" office:value-type="float" office:value="9.41" calcext:value-type="float">
            <text:p>9.41</text:p>
          </table:table-cell>
          <table:table-cell table:style-name="ce17" office:value-type="float" office:value="9.28" calcext:value-type="float">
            <text:p>9.28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5.8" calcext:value-type="float">
            <text:p>1105.8</text:p>
          </table:table-cell>
          <table:table-cell table:style-name="ce31"/>
          <table:table-cell table:style-name="ce17" office:value-type="float" office:value="2.4" calcext:value-type="float">
            <text:p>2.4</text:p>
          </table:table-cell>
          <table:table-cell table:style-name="ce17" office:value-type="float" office:value="2.21" calcext:value-type="float">
            <text:p>2.21</text:p>
          </table:table-cell>
          <table:table-cell/>
          <table:table-cell table:style-name="ce17" office:value-type="float" office:value="1086.5" calcext:value-type="float">
            <text:p>1086.5</text:p>
          </table:table-cell>
          <table:table-cell table:style-name="ce17" office:value-type="float" office:value="1086.7" calcext:value-type="float">
            <text:p>1086.7</text:p>
          </table:table-cell>
          <table:table-cell table:style-name="ce31"/>
          <table:table-cell table:style-name="ce17" office:value-type="float" office:value="1.87" calcext:value-type="float">
            <text:p>1.87</text:p>
          </table:table-cell>
          <table:table-cell table:style-name="ce17" office:value-type="float" office:value="2.07" calcext:value-type="float">
            <text:p>2.07</text:p>
          </table:table-cell>
          <table:table-cell/>
          <table:table-cell table:style-name="ce17" office:value-type="float" office:value="1024.5" calcext:value-type="float">
            <text:p>1024.5</text:p>
          </table:table-cell>
          <table:table-cell table:style-name="ce17" office:value-type="float" office:value="1025.9" calcext:value-type="float">
            <text:p>1025.9</text:p>
          </table:table-cell>
          <table:table-cell table:style-name="ce31"/>
          <table:table-cell table:style-name="ce17" office:value-type="float" office:value="6.47" calcext:value-type="float">
            <text:p>6.47</text:p>
          </table:table-cell>
          <table:table-cell table:style-name="ce17" office:value-type="float" office:value="6.67" calcext:value-type="float">
            <text:p>6.67</text:p>
          </table:table-cell>
          <table:table-cell/>
          <table:table-cell table:style-name="ce17" office:value-type="float" office:value="961.61" calcext:value-type="float">
            <text:p>961.61</text:p>
          </table:table-cell>
          <table:table-cell table:style-name="ce17" office:value-type="float" office:value="964.25" calcext:value-type="float">
            <text:p>964.25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5" calcext:value-type="float">
            <text:p>10.5</text:p>
          </table:table-cell>
          <table:table-cell/>
          <table:table-cell table:style-name="ce45" office:value-type="float" office:value="126265" calcext:value-type="float">
            <text:p>126,265</text:p>
          </table:table-cell>
          <table:table-cell table:style-name="ce45" office:value-type="float" office:value="128436" calcext:value-type="float">
            <text:p>128,436</text:p>
          </table:table-cell>
          <table:table-cell/>
          <table:table-cell table:style-name="ce45" office:value-type="float" office:value="48289.5" calcext:value-type="float">
            <text:p>48,290</text:p>
          </table:table-cell>
          <table:table-cell table:style-name="ce45" office:value-type="float" office:value="42380" calcext:value-type="float">
            <text:p>42,380</text:p>
          </table:table-cell>
          <table:table-cell/>
          <table:table-cell table:style-name="ce45" office:value-type="float" office:value="68204" calcext:value-type="float">
            <text:p>68,204</text:p>
          </table:table-cell>
          <table:table-cell table:style-name="ce45" office:value-type="float" office:value="71497" calcext:value-type="float">
            <text:p>71,497</text:p>
          </table:table-cell>
          <table:table-cell/>
          <table:table-cell table:formula="of:=[.AW414]/([.AT414]+[.AW414]+[.AZ414])" office:value-type="float" office:value="0.198919914235753" calcext:value-type="float">
            <text:p>0.198919914235753</text:p>
          </table:table-cell>
          <table:table-cell table:formula="of:=[.AX414]/([.AU414]+[.AX414]+[.BA414])" office:value-type="float" office:value="0.17489775620788" calcext:value-type="float">
            <text:p>0.1748977562078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John Burgundy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1019" calcext:value-type="float">
            <text:p>90.1019</text:p>
          </table:table-cell>
          <table:table-cell table:style-name="ce17" office:value-type="float" office:value="90.0781" calcext:value-type="float">
            <text:p>90.0781</text:p>
          </table:table-cell>
          <table:table-cell/>
          <table:table-cell table:number-columns-repeated="2" table:style-name="ce17" office:value-type="float" office:value="28.3856" calcext:value-type="float">
            <text:p>28.3856</text:p>
          </table:table-cell>
          <table:table-cell table:style-name="ce58" office:value-type="float" office:value="34.9082" calcext:value-type="float">
            <text:p>34.9082</text:p>
          </table:table-cell>
          <table:table-cell table:style-name="ce58" office:value-type="float" office:value="40.652" calcext:value-type="float">
            <text:p>40.652</text:p>
          </table:table-cell>
          <table:table-cell/>
          <table:table-cell table:style-name="ce17" office:value-type="float" office:value="1133.3" calcext:value-type="float">
            <text:p>1133.3</text:p>
          </table:table-cell>
          <table:table-cell table:style-name="ce17" office:value-type="float" office:value="1132.4" calcext:value-type="float">
            <text:p>1132.4</text:p>
          </table:table-cell>
          <table:table-cell table:style-name="ce31"/>
          <table:table-cell table:style-name="ce17" office:value-type="float" office:value="9.45" calcext:value-type="float">
            <text:p>9.45</text:p>
          </table:table-cell>
          <table:table-cell table:style-name="ce17" office:value-type="float" office:value="9.46" calcext:value-type="float">
            <text:p>9.46</text:p>
          </table:table-cell>
          <table:table-cell/>
          <table:table-cell table:style-name="ce17" office:value-type="float" office:value="1105.9" calcext:value-type="float">
            <text:p>1105.9</text:p>
          </table:table-cell>
          <table:table-cell table:style-name="ce17" office:value-type="float" office:value="1106.9" calcext:value-type="float">
            <text:p>1106.9</text:p>
          </table:table-cell>
          <table:table-cell table:style-name="ce31"/>
          <table:table-cell table:style-name="ce17" office:value-type="float" office:value="2.33" calcext:value-type="float">
            <text:p>2.33</text:p>
          </table:table-cell>
          <table:table-cell table:style-name="ce17" office:value-type="float" office:value="2.39" calcext:value-type="float">
            <text:p>2.39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7.6" calcext:value-type="float">
            <text:p>1087.6</text:p>
          </table:table-cell>
          <table:table-cell table:style-name="ce31"/>
          <table:table-cell table:style-name="ce17" office:value-type="float" office:value="1.94" calcext:value-type="float">
            <text:p>1.94</text:p>
          </table:table-cell>
          <table:table-cell table:style-name="ce17" office:value-type="float" office:value="1.93" calcext:value-type="float">
            <text:p>1.93</text:p>
          </table:table-cell>
          <table:table-cell/>
          <table:table-cell table:style-name="ce17" office:value-type="float" office:value="1024.5" calcext:value-type="float">
            <text:p>1024.5</text:p>
          </table:table-cell>
          <table:table-cell table:style-name="ce17" office:value-type="float" office:value="1025.4" calcext:value-type="float">
            <text:p>1025.4</text:p>
          </table:table-cell>
          <table:table-cell table:style-name="ce31"/>
          <table:table-cell table:style-name="ce17" office:value-type="float" office:value="6.49" calcext:value-type="float">
            <text:p>6.49</text:p>
          </table:table-cell>
          <table:table-cell table:style-name="ce17" office:value-type="float" office:value="6.42" calcext:value-type="float">
            <text:p>6.42</text:p>
          </table:table-cell>
          <table:table-cell/>
          <table:table-cell table:style-name="ce17" office:value-type="float" office:value="962.65" calcext:value-type="float">
            <text:p>962.65</text:p>
          </table:table-cell>
          <table:table-cell table:style-name="ce17" office:value-type="float" office:value="963.78" calcext:value-type="float">
            <text:p>963.78</text:p>
          </table:table-cell>
          <table:table-cell table:style-name="ce31"/>
          <table:table-cell table:number-columns-repeated="2" table:style-name="ce17" office:value-type="float" office:value="10.3" calcext:value-type="float">
            <text:p>10.3</text:p>
          </table:table-cell>
          <table:table-cell/>
          <table:table-cell table:style-name="ce45" office:value-type="float" office:value="127490" calcext:value-type="float">
            <text:p>127,490</text:p>
          </table:table-cell>
          <table:table-cell table:style-name="ce45" office:value-type="float" office:value="128958" calcext:value-type="float">
            <text:p>128,958</text:p>
          </table:table-cell>
          <table:table-cell/>
          <table:table-cell table:style-name="ce45" office:value-type="float" office:value="47579" calcext:value-type="float">
            <text:p>47,579</text:p>
          </table:table-cell>
          <table:table-cell table:style-name="ce45" office:value-type="float" office:value="45278" calcext:value-type="float">
            <text:p>45,278</text:p>
          </table:table-cell>
          <table:table-cell/>
          <table:table-cell table:style-name="ce45" office:value-type="float" office:value="66695" calcext:value-type="float">
            <text:p>66,695</text:p>
          </table:table-cell>
          <table:table-cell table:style-name="ce45" office:value-type="float" office:value="68437" calcext:value-type="float">
            <text:p>68,437</text:p>
          </table:table-cell>
          <table:table-cell/>
          <table:table-cell table:formula="of:=[.AW416]/([.AT416]+[.AW416]+[.AZ416])" office:value-type="float" office:value="0.196799358051654" calcext:value-type="float">
            <text:p>0.196799358051654</text:p>
          </table:table-cell>
          <table:table-cell table:formula="of:=[.AX416]/([.AU416]+[.AX416]+[.BA416])" office:value-type="float" office:value="0.186580295294491" calcext:value-type="float">
            <text:p>0.18658029529449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eter Mauve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90.1029" calcext:value-type="float">
            <text:p>90.1029</text:p>
          </table:table-cell>
          <table:table-cell table:style-name="ce17" office:value-type="float" office:value="90.337" calcext:value-type="float">
            <text:p>90.337</text:p>
          </table:table-cell>
          <table:table-cell/>
          <table:table-cell table:style-name="ce17" office:value-type="float" office:value="28.6861" calcext:value-type="float">
            <text:p>28.6861</text:p>
          </table:table-cell>
          <table:table-cell table:style-name="ce17" office:value-type="float" office:value="27.8318" calcext:value-type="float">
            <text:p>27.8318</text:p>
          </table:table-cell>
          <table:table-cell table:style-name="ce58" office:value-type="float" office:value="36.0487" calcext:value-type="float">
            <text:p>36.0487</text:p>
          </table:table-cell>
          <table:table-cell table:style-name="ce58" office:value-type="float" office:value="39.392" calcext:value-type="float">
            <text:p>39.392</text:p>
          </table:table-cell>
          <table:table-cell/>
          <table:table-cell table:style-name="ce17" office:value-type="float" office:value="1133.2" calcext:value-type="float">
            <text:p>1133.2</text:p>
          </table:table-cell>
          <table:table-cell table:style-name="ce17" office:value-type="float" office:value="1132" calcext:value-type="float">
            <text:p>1132</text:p>
          </table:table-cell>
          <table:table-cell table:style-name="ce31"/>
          <table:table-cell table:style-name="ce17" office:value-type="float" office:value="9.4" calcext:value-type="float">
            <text:p>9.4</text:p>
          </table:table-cell>
          <table:table-cell table:style-name="ce17" office:value-type="float" office:value="9.34" calcext:value-type="float">
            <text:p>9.34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5.9" calcext:value-type="float">
            <text:p>1105.9</text:p>
          </table:table-cell>
          <table:table-cell table:style-name="ce31"/>
          <table:table-cell table:style-name="ce17" office:value-type="float" office:value="2.28" calcext:value-type="float">
            <text:p>2.28</text:p>
          </table:table-cell>
          <table:table-cell table:style-name="ce17" office:value-type="float" office:value="2.32" calcext:value-type="float">
            <text:p>2.32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7.6" calcext:value-type="float">
            <text:p>1087.6</text:p>
          </table:table-cell>
          <table:table-cell table:style-name="ce31"/>
          <table:table-cell table:style-name="ce17" office:value-type="float" office:value="1.99" calcext:value-type="float">
            <text:p>1.99</text:p>
          </table:table-cell>
          <table:table-cell table:style-name="ce17" office:value-type="float" office:value="1.96" calcext:value-type="float">
            <text:p>1.96</text:p>
          </table:table-cell>
          <table:table-cell/>
          <table:table-cell table:style-name="ce17" office:value-type="float" office:value="1024.4" calcext:value-type="float">
            <text:p>1024.4</text:p>
          </table:table-cell>
          <table:table-cell table:style-name="ce17" office:value-type="float" office:value="1026.6" calcext:value-type="float">
            <text:p>1026.6</text:p>
          </table:table-cell>
          <table:table-cell table:style-name="ce31"/>
          <table:table-cell table:style-name="ce17" office:value-type="float" office:value="6.43" calcext:value-type="float">
            <text:p>6.43</text:p>
          </table:table-cell>
          <table:table-cell table:style-name="ce17" office:value-type="float" office:value="6.49" calcext:value-type="float">
            <text:p>6.49</text:p>
          </table:table-cell>
          <table:table-cell/>
          <table:table-cell table:style-name="ce17" office:value-type="float" office:value="961.84" calcext:value-type="float">
            <text:p>961.84</text:p>
          </table:table-cell>
          <table:table-cell table:style-name="ce17" office:value-type="float" office:value="963.87" calcext:value-type="float">
            <text:p>963.87</text:p>
          </table:table-cell>
          <table:table-cell table:style-name="ce31"/>
          <table:table-cell table:number-columns-repeated="2" table:style-name="ce17" office:value-type="float" office:value="10.4" calcext:value-type="float">
            <text:p>10.4</text:p>
          </table:table-cell>
          <table:table-cell/>
          <table:table-cell table:style-name="ce45" office:value-type="float" office:value="127021" calcext:value-type="float">
            <text:p>127,021</text:p>
          </table:table-cell>
          <table:table-cell table:style-name="ce45" office:value-type="float" office:value="128953" calcext:value-type="float">
            <text:p>128,953</text:p>
          </table:table-cell>
          <table:table-cell/>
          <table:table-cell table:style-name="ce45" office:value-type="float" office:value="44845" calcext:value-type="float">
            <text:p>44,845</text:p>
          </table:table-cell>
          <table:table-cell table:style-name="ce45" office:value-type="float" office:value="43041" calcext:value-type="float">
            <text:p>43,041</text:p>
          </table:table-cell>
          <table:table-cell/>
          <table:table-cell table:style-name="ce45" office:value-type="float" office:value="70846.5" calcext:value-type="float">
            <text:p>70,847</text:p>
          </table:table-cell>
          <table:table-cell table:style-name="ce45" office:value-type="float" office:value="70495.5" calcext:value-type="float">
            <text:p>70,496</text:p>
          </table:table-cell>
          <table:table-cell/>
          <table:table-cell table:formula="of:=[.AW418]/([.AT418]+[.AW418]+[.AZ418])" office:value-type="float" office:value="0.184765926765206" calcext:value-type="float">
            <text:p>0.184765926765206</text:p>
          </table:table-cell>
          <table:table-cell table:formula="of:=[.AX418]/([.AU418]+[.AX418]+[.BA418])" office:value-type="float" office:value="0.177496345202576" calcext:value-type="float">
            <text:p>0.17749634520257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Michael Silver</text:p>
          </table:table-cell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90.0893" calcext:value-type="float">
            <text:p>90.0893</text:p>
          </table:table-cell>
          <table:table-cell table:style-name="ce17" office:value-type="float" office:value="90.1898" calcext:value-type="float">
            <text:p>90.1898</text:p>
          </table:table-cell>
          <table:table-cell/>
          <table:table-cell table:style-name="ce17" office:value-type="float" office:value="28.8108" calcext:value-type="float">
            <text:p>28.8108</text:p>
          </table:table-cell>
          <table:table-cell table:style-name="ce17" office:value-type="float" office:value="28.1094" calcext:value-type="float">
            <text:p>28.1094</text:p>
          </table:table-cell>
          <table:table-cell table:style-name="ce58" office:value-type="float" office:value="40.4304" calcext:value-type="float">
            <text:p>40.4304</text:p>
          </table:table-cell>
          <table:table-cell table:style-name="ce58" office:value-type="float" office:value="40.1974" calcext:value-type="float">
            <text:p>40.1974</text:p>
          </table:table-cell>
          <table:table-cell/>
          <table:table-cell table:style-name="ce17" office:value-type="float" office:value="1133.9" calcext:value-type="float">
            <text:p>1133.9</text:p>
          </table:table-cell>
          <table:table-cell table:style-name="ce17" office:value-type="float" office:value="1132.7" calcext:value-type="float">
            <text:p>1132.7</text:p>
          </table:table-cell>
          <table:table-cell table:style-name="ce31"/>
          <table:table-cell table:style-name="ce17" office:value-type="float" office:value="9.3" calcext:value-type="float">
            <text:p>9.3</text:p>
          </table:table-cell>
          <table:table-cell table:style-name="ce17" office:value-type="float" office:value="9.25" calcext:value-type="float">
            <text:p>9.25</text:p>
          </table:table-cell>
          <table:table-cell/>
          <table:table-cell table:style-name="ce17" office:value-type="float" office:value="1105.8" calcext:value-type="float">
            <text:p>1105.8</text:p>
          </table:table-cell>
          <table:table-cell table:style-name="ce17" office:value-type="float" office:value="1106.7" calcext:value-type="float">
            <text:p>1106.7</text:p>
          </table:table-cell>
          <table:table-cell table:style-name="ce31"/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2.13" calcext:value-type="float">
            <text:p>2.13</text:p>
          </table:table-cell>
          <table:table-cell/>
          <table:table-cell table:style-name="ce17" office:value-type="float" office:value="1086.6" calcext:value-type="float">
            <text:p>1086.6</text:p>
          </table:table-cell>
          <table:table-cell table:style-name="ce17" office:value-type="float" office:value="1087.7" calcext:value-type="float">
            <text:p>1087.7</text:p>
          </table:table-cell>
          <table:table-cell table:style-name="ce31"/>
          <table:table-cell table:style-name="ce17" office:value-type="float" office:value="1.98" calcext:value-type="float">
            <text:p>1.98</text:p>
          </table:table-cell>
          <table:table-cell table:style-name="ce17" office:value-type="float" office:value="2.14" calcext:value-type="float">
            <text:p>2.14</text:p>
          </table:table-cell>
          <table:table-cell/>
          <table:table-cell table:style-name="ce17" office:value-type="float" office:value="1023.5" calcext:value-type="float">
            <text:p>1023.5</text:p>
          </table:table-cell>
          <table:table-cell table:style-name="ce17" office:value-type="float" office:value="1027" calcext:value-type="float">
            <text:p>1027</text:p>
          </table:table-cell>
          <table:table-cell table:style-name="ce31"/>
          <table:table-cell table:style-name="ce17" office:value-type="float" office:value="6.48" calcext:value-type="float">
            <text:p>6.48</text:p>
          </table:table-cell>
          <table:table-cell table:style-name="ce17" office:value-type="float" office:value="6.69" calcext:value-type="float">
            <text:p>6.69</text:p>
          </table:table-cell>
          <table:table-cell/>
          <table:table-cell table:style-name="ce17" office:value-type="float" office:value="960.64" calcext:value-type="float">
            <text:p>960.64</text:p>
          </table:table-cell>
          <table:table-cell table:style-name="ce17" office:value-type="float" office:value="964.53" calcext:value-type="float">
            <text:p>964.53</text:p>
          </table:table-cell>
          <table:table-cell table:style-name="ce31"/>
          <table:table-cell table:style-name="ce17" office:value-type="float" office:value="10.3" calcext:value-type="float">
            <text:p>10.3</text:p>
          </table:table-cell>
          <table:table-cell table:style-name="ce17" office:value-type="float" office:value="10.6" calcext:value-type="float">
            <text:p>10.6</text:p>
          </table:table-cell>
          <table:table-cell/>
          <table:table-cell table:style-name="ce45" office:value-type="float" office:value="124284" calcext:value-type="float">
            <text:p>124,284</text:p>
          </table:table-cell>
          <table:table-cell table:style-name="ce45" office:value-type="float" office:value="131141" calcext:value-type="float">
            <text:p>131,141</text:p>
          </table:table-cell>
          <table:table-cell/>
          <table:table-cell table:style-name="ce45" office:value-type="float" office:value="49461" calcext:value-type="float">
            <text:p>49,461</text:p>
          </table:table-cell>
          <table:table-cell table:style-name="ce45" office:value-type="float" office:value="40541.5" calcext:value-type="float">
            <text:p>40,542</text:p>
          </table:table-cell>
          <table:table-cell/>
          <table:table-cell table:style-name="ce45" office:value-type="float" office:value="69063" calcext:value-type="float">
            <text:p>69,063</text:p>
          </table:table-cell>
          <table:table-cell table:style-name="ce45" office:value-type="float" office:value="70753.5" calcext:value-type="float">
            <text:p>70,754</text:p>
          </table:table-cell>
          <table:table-cell/>
          <table:table-cell table:formula="of:=[.AW420]/([.AT420]+[.AW420]+[.AZ420])" office:value-type="float" office:value="0.203704161312642" calcext:value-type="float">
            <text:p>0.203704161312642</text:p>
          </table:table-cell>
          <table:table-cell table:formula="of:=[.AX420]/([.AU420]+[.AX420]+[.BA420])" office:value-type="float" office:value="0.167225577059513" calcext:value-type="float">
            <text:p>0.16722557705951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17" table:number-columns-repeated="6"/>
          <table:table-cell/>
          <table:table-cell table:style-name="ce17" table:number-columns-repeated="2"/>
          <table:table-cell table:style-name="ce58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17" table:number-columns-repeated="2"/>
          <table:table-cell table:style-name="ce31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style-name="ce6"/>
          <table:table-cell table:style-name="ce11" office:value-type="string" calcext:value-type="string">
            <text:p>Range</text:p>
          </table:table-cell>
          <table:table-cell table:style-name="ce23"/>
          <table:table-cell table:style-name="ce11" table:formula="of:=MAX([.D398:.D420])-MIN([.D398:.D420])" office:value-type="float" office:value="3" calcext:value-type="float">
            <text:p>3</text:p>
          </table:table-cell>
          <table:table-cell table:style-name="ce11" table:formula="of:=MAX([.E398:.E420])-MIN([.E398:.E420])" office:value-type="float" office:value="1" calcext:value-type="float">
            <text:p>1</text:p>
          </table:table-cell>
          <table:table-cell table:style-name="ce11" table:formula="of:=MAX([.F398:.F420])-MIN([.F398:.F420])" office:value-type="float" office:value="2" calcext:value-type="float">
            <text:p>2</text:p>
          </table:table-cell>
          <table:table-cell table:style-name="ce11" table:formula="of:=MAX([.G398:.G420])-MIN([.G398:.G420])" office:value-type="float" office:value="2" calcext:value-type="float">
            <text:p>2</text:p>
          </table:table-cell>
          <table:table-cell table:style-name="ce11" table:formula="of:=MAX([.H398:.H420])-MIN([.H398:.H420])" office:value-type="float" office:value="0.55510000000001" calcext:value-type="float">
            <text:p>0.55510000000001</text:p>
          </table:table-cell>
          <table:table-cell table:style-name="ce11" table:formula="of:=MAX([.I398:.I420])-MIN([.I398:.I420])" office:value-type="float" office:value="0.508700000000005" calcext:value-type="float">
            <text:p>0.508700000000005</text:p>
          </table:table-cell>
          <table:table-cell table:style-name="ce29"/>
          <table:table-cell table:style-name="ce11" table:formula="of:=MAX([.K398:.K420])-MIN([.K398:.K420])" office:value-type="float" office:value="1.2532" calcext:value-type="float">
            <text:p>1.2532</text:p>
          </table:table-cell>
          <table:table-cell table:style-name="ce11" table:formula="of:=MAX([.L398:.L420])-MIN([.L398:.L420])" office:value-type="float" office:value="0.832799999999999" calcext:value-type="float">
            <text:p>0.832799999999999</text:p>
          </table:table-cell>
          <table:table-cell table:style-name="ce59" table:formula="of:=MAX([.M398:.M420])-MIN([.M398:.M420])" office:value-type="float" office:value="8.6646" calcext:value-type="float">
            <text:p>8.6646</text:p>
          </table:table-cell>
          <table:table-cell table:style-name="ce59" table:formula="of:=MAX([.N398:.N420])-MIN([.N398:.N420])" office:value-type="float" office:value="4.7867" calcext:value-type="float">
            <text:p>4.7867</text:p>
          </table:table-cell>
          <table:table-cell table:style-name="ce23"/>
          <table:table-cell table:style-name="ce11" table:formula="of:=MAX([.P398:.P420])-MIN([.P398:.P420])" office:value-type="float" office:value="2.29999999999995" calcext:value-type="float">
            <text:p>2.29999999999995</text:p>
          </table:table-cell>
          <table:table-cell table:style-name="ce11" table:formula="of:=MAX([.Q398:.Q420])-MIN([.Q398:.Q420])" office:value-type="float" office:value="1.59999999999991" calcext:value-type="float">
            <text:p>1.59999999999991</text:p>
          </table:table-cell>
          <table:table-cell table:style-name="ce33"/>
          <table:table-cell table:style-name="ce11" table:formula="of:=MAX([.S398:.S420])-MIN([.S398:.S420])" office:value-type="float" office:value="0.42" calcext:value-type="float">
            <text:p>0.42</text:p>
          </table:table-cell>
          <table:table-cell table:style-name="ce11" table:formula="of:=MAX([.T398:.T420])-MIN([.T398:.T420])" office:value-type="float" office:value="0.48" calcext:value-type="float">
            <text:p>0.48</text:p>
          </table:table-cell>
          <table:table-cell table:style-name="ce23"/>
          <table:table-cell table:style-name="ce11" table:formula="of:=MAX([.V398:.V420])-MIN([.V398:.V420])" office:value-type="float" office:value="2.20000000000005" calcext:value-type="float">
            <text:p>2.20000000000005</text:p>
          </table:table-cell>
          <table:table-cell table:style-name="ce11" table:formula="of:=MAX([.W398:.W420])-MIN([.W398:.W420])" office:value-type="float" office:value="1.40000000000009" calcext:value-type="float">
            <text:p>1.40000000000009</text:p>
          </table:table-cell>
          <table:table-cell table:style-name="ce33"/>
          <table:table-cell table:style-name="ce11" table:formula="of:=MAX([.Y398:.Y420])-MIN([.Y398:.Y420])" office:value-type="float" office:value="0.34" calcext:value-type="float">
            <text:p>0.34</text:p>
          </table:table-cell>
          <table:table-cell table:style-name="ce11" table:formula="of:=MAX([.Z398:.Z420])-MIN([.Z398:.Z420])" office:value-type="float" office:value="0.64" calcext:value-type="float">
            <text:p>0.64</text:p>
          </table:table-cell>
          <table:table-cell table:style-name="ce23"/>
          <table:table-cell table:style-name="ce11" table:formula="of:=MAX([.AB398:.AB420])-MIN([.AB398:.AB420])" office:value-type="float" office:value="1.09999999999991" calcext:value-type="float">
            <text:p>1.09999999999991</text:p>
          </table:table-cell>
          <table:table-cell table:style-name="ce11" table:formula="of:=MAX([.AC398:.AC420])-MIN([.AC398:.AC420])" office:value-type="float" office:value="2" calcext:value-type="float">
            <text:p>2</text:p>
          </table:table-cell>
          <table:table-cell table:style-name="ce33"/>
          <table:table-cell table:style-name="ce11" table:formula="of:=MAX([.AE398:.AE420])-MIN([.AE398:.AE420])" office:value-type="float" office:value="0.39" calcext:value-type="float">
            <text:p>0.39</text:p>
          </table:table-cell>
          <table:table-cell table:style-name="ce11" table:formula="of:=MAX([.AF398:.AF420])-MIN([.AF398:.AF420])" office:value-type="float" office:value="0.61" calcext:value-type="float">
            <text:p>0.61</text:p>
          </table:table-cell>
          <table:table-cell table:style-name="ce23"/>
          <table:table-cell table:style-name="ce11" table:formula="of:=MAX([.AH398:.AH420])-MIN([.AH398:.AH420])" office:value-type="float" office:value="3.40000000000009" calcext:value-type="float">
            <text:p>3.40000000000009</text:p>
          </table:table-cell>
          <table:table-cell table:style-name="ce11" table:formula="of:=MAX([.AI398:.AI420])-MIN([.AI398:.AI420])" office:value-type="float" office:value="3.09999999999991" calcext:value-type="float">
            <text:p>3.09999999999991</text:p>
          </table:table-cell>
          <table:table-cell table:style-name="ce33"/>
          <table:table-cell table:style-name="ce11" table:formula="of:=MAX([.AK398:.AK420])-MIN([.AK398:.AK420])" office:value-type="float" office:value="0.44" calcext:value-type="float">
            <text:p>0.44</text:p>
          </table:table-cell>
          <table:table-cell table:style-name="ce11" table:formula="of:=MAX([.AL398:.AL420])-MIN([.AL398:.AL420])" office:value-type="float" office:value="0.69" calcext:value-type="float">
            <text:p>0.69</text:p>
          </table:table-cell>
          <table:table-cell table:style-name="ce23"/>
          <table:table-cell table:style-name="ce11" table:formula="of:=MAX([.AN398:.AN420])-MIN([.AN398:.AN420])" office:value-type="float" office:value="2.63" calcext:value-type="float">
            <text:p>2.63</text:p>
          </table:table-cell>
          <table:table-cell table:style-name="ce11" table:formula="of:=MAX([.AO398:.AO420])-MIN([.AO398:.AO420])" office:value-type="float" office:value="1.73000000000002" calcext:value-type="float">
            <text:p>1.73000000000002</text:p>
          </table:table-cell>
          <table:table-cell table:style-name="ce33"/>
          <table:table-cell table:style-name="ce11" table:formula="of:=MAX([.AQ398:.AQ420])-MIN([.AQ398:.AQ420])" office:value-type="float" office:value="0.4" calcext:value-type="float">
            <text:p>0.4</text:p>
          </table:table-cell>
          <table:table-cell table:style-name="ce11" table:formula="of:=MAX([.AR398:.AR420])-MIN([.AR398:.AR420])" office:value-type="float" office:value="0.6" calcext:value-type="float">
            <text:p>0.6</text:p>
          </table:table-cell>
          <table:table-cell table:style-name="ce23"/>
          <table:table-cell table:style-name="ce68" table:formula="of:=MAX([.AT398:.AT420])-MIN([.AT398:.AT420])" office:value-type="float" office:value="4329" calcext:value-type="float">
            <text:p>4,329</text:p>
          </table:table-cell>
          <table:table-cell table:style-name="ce68" table:formula="of:=MAX([.AU398:.AU420])-MIN([.AU398:.AU420])" office:value-type="float" office:value="5857" calcext:value-type="float">
            <text:p>5,857</text:p>
          </table:table-cell>
          <table:table-cell table:style-name="ce72"/>
          <table:table-cell table:style-name="ce68" table:formula="of:=MAX([.AW398:.AW420])-MIN([.AW398:.AW420])" office:value-type="float" office:value="5645.5" calcext:value-type="float">
            <text:p>5,646</text:p>
          </table:table-cell>
          <table:table-cell table:style-name="ce68" table:formula="of:=MAX([.AX398:.AX420])-MIN([.AX398:.AX420])" office:value-type="float" office:value="8249" calcext:value-type="float">
            <text:p>8,249</text:p>
          </table:table-cell>
          <table:table-cell table:style-name="ce72"/>
          <table:table-cell table:style-name="ce68" table:formula="of:=MAX([.AZ398:.AZ420])-MIN([.AZ398:.AZ420])" office:value-type="float" office:value="5064.5" calcext:value-type="float">
            <text:p>5,065</text:p>
          </table:table-cell>
          <table:table-cell table:style-name="ce68" table:formula="of:=MAX([.BA398:.BA420])-MIN([.BA398:.BA420])" office:value-type="float" office:value="8211" calcext:value-type="float">
            <text:p>8,211</text:p>
          </table:table-cell>
          <table:table-cell table:style-name="ce46"/>
          <table:table-cell table:style-name="ce11" table:formula="of:=MAX([.BC398:.BC420])-MIN([.BC398:.BC420])" office:value-type="float" office:value="0.0232887462802576" calcext:value-type="float">
            <text:p>0.023288746280258</text:p>
          </table:table-cell>
          <table:table-cell table:style-name="ce11" table:formula="of:=MAX([.BD398:.BD420])-MIN([.BD398:.BD420])" office:value-type="float" office:value="0.0346663671969776" calcext:value-type="float">
            <text:p>0.034666367196978</text:p>
          </table:table-cell>
          <table:table-cell table:style-name="ce46"/>
          <table:table-cell table:style-name="ce6" table:number-columns-repeated="7"/>
          <table:table-cell table:number-columns-repeated="960"/>
        </table:table-row>
        <table:table-row table:style-name="ro1">
          <table:table-cell table:style-name="ce9"/>
          <table:table-cell table:style-name="ce13" office:value-type="string" calcext:value-type="string">
            <text:p>IQR</text:p>
          </table:table-cell>
          <table:table-cell table:style-name="ce24"/>
          <table:table-cell table:style-name="ce13" table:formula="of:=QUARTILE([.D398:.D420];3)-QUARTILE([.D398:.D420];1)" office:value-type="float" office:value="1" calcext:value-type="float">
            <text:p>1</text:p>
          </table:table-cell>
          <table:table-cell table:style-name="ce13" table:formula="of:=QUARTILE([.E398:.E420];3)-QUARTILE([.E398:.E420];1)" office:value-type="float" office:value="1" calcext:value-type="float">
            <text:p>1</text:p>
          </table:table-cell>
          <table:table-cell table:style-name="ce13" table:formula="of:=QUARTILE([.F398:.F420];3)-QUARTILE([.F398:.F420];1)" office:value-type="float" office:value="1" calcext:value-type="float">
            <text:p>1</text:p>
          </table:table-cell>
          <table:table-cell table:style-name="ce13" table:formula="of:=QUARTILE([.G398:.G420];3)-QUARTILE([.G398:.G420];1)" office:value-type="float" office:value="1" calcext:value-type="float">
            <text:p>1</text:p>
          </table:table-cell>
          <table:table-cell table:style-name="ce13" table:formula="of:=QUARTILE([.H398:.H420];3)-QUARTILE([.H398:.H420];1)" office:value-type="float" office:value="0.100800000000007" calcext:value-type="float">
            <text:p>0.100800000000007</text:p>
          </table:table-cell>
          <table:table-cell table:style-name="ce13" table:formula="of:=QUARTILE([.I398:.I420];3)-QUARTILE([.I398:.I420];1)" office:value-type="float" office:value="0.197825000000009" calcext:value-type="float">
            <text:p>0.197825000000009</text:p>
          </table:table-cell>
          <table:table-cell table:style-name="ce30"/>
          <table:table-cell table:style-name="ce13" table:formula="of:=QUARTILE([.K398:.K420];3)-QUARTILE([.K398:.K420];1)" office:value-type="float" office:value="0.4559" calcext:value-type="float">
            <text:p>0.4559</text:p>
          </table:table-cell>
          <table:table-cell table:style-name="ce13" table:formula="of:=QUARTILE([.L398:.L420];3)-QUARTILE([.L398:.L420];1)" office:value-type="float" office:value="0.360299999999999" calcext:value-type="float">
            <text:p>0.360299999999999</text:p>
          </table:table-cell>
          <table:table-cell table:style-name="ce59" table:formula="of:=QUARTILE([.M398:.M420];3)-QUARTILE([.M398:.M420];1)" office:value-type="float" office:value="4.17095" calcext:value-type="float">
            <text:p>4.17095</text:p>
          </table:table-cell>
          <table:table-cell table:style-name="ce59" table:formula="of:=QUARTILE([.N398:.N420];3)-QUARTILE([.N398:.N420];1)" office:value-type="float" office:value="1.419075" calcext:value-type="float">
            <text:p>1.419075</text:p>
          </table:table-cell>
          <table:table-cell table:style-name="ce32"/>
          <table:table-cell table:style-name="ce13" table:formula="of:=QUARTILE([.P398:.P420];3)-QUARTILE([.P398:.P420];1)" office:value-type="float" office:value="0.974999999999909" calcext:value-type="float">
            <text:p>0.974999999999909</text:p>
          </table:table-cell>
          <table:table-cell table:style-name="ce13" table:formula="of:=QUARTILE([.Q398:.Q420];3)-QUARTILE([.Q398:.Q420];1)" office:value-type="float" office:value="0.924999999999955" calcext:value-type="float">
            <text:p>0.924999999999955</text:p>
          </table:table-cell>
          <table:table-cell table:style-name="ce34"/>
          <table:table-cell table:style-name="ce13" table:formula="of:=QUARTILE([.S398:.S420];3)-QUARTILE([.S398:.S420];1)" office:value-type="float" office:value="0.185000000000001" calcext:value-type="float">
            <text:p>0.185000000000001</text:p>
          </table:table-cell>
          <table:table-cell table:style-name="ce13" table:formula="of:=QUARTILE([.T398:.T420];3)-QUARTILE([.T398:.T420];1)" office:value-type="float" office:value="0.0900000000000016" calcext:value-type="float">
            <text:p>0.090000000000002</text:p>
          </table:table-cell>
          <table:table-cell table:style-name="ce32"/>
          <table:table-cell table:style-name="ce13" table:formula="of:=QUARTILE([.V398:.V420];3)-QUARTILE([.V398:.V420];1)" office:value-type="float" office:value="1.37499999999977" calcext:value-type="float">
            <text:p>1.37499999999977</text:p>
          </table:table-cell>
          <table:table-cell table:style-name="ce13" table:formula="of:=QUARTILE([.W398:.W420];3)-QUARTILE([.W398:.W420];1)" office:value-type="float" office:value="0.924999999999955" calcext:value-type="float">
            <text:p>0.924999999999955</text:p>
          </table:table-cell>
          <table:table-cell table:style-name="ce36"/>
          <table:table-cell table:style-name="ce13" table:formula="of:=QUARTILE([.Y398:.Y420];3)-QUARTILE([.Y398:.Y420];1)" office:value-type="float" office:value="0.2175" calcext:value-type="float">
            <text:p>0.2175</text:p>
          </table:table-cell>
          <table:table-cell table:style-name="ce13" table:formula="of:=QUARTILE([.Z398:.Z420];3)-QUARTILE([.Z398:.Z420];1)" office:value-type="float" office:value="0.14" calcext:value-type="float">
            <text:p>0.14</text:p>
          </table:table-cell>
          <table:table-cell table:style-name="ce32"/>
          <table:table-cell table:style-name="ce13" table:formula="of:=QUARTILE([.AB398:.AB420];3)-QUARTILE([.AB398:.AB420];1)" office:value-type="float" office:value="0.225000000000136" calcext:value-type="float">
            <text:p>0.225000000000136</text:p>
          </table:table-cell>
          <table:table-cell table:style-name="ce13" table:formula="of:=QUARTILE([.AC398:.AC420];3)-QUARTILE([.AC398:.AC420];1)" office:value-type="float" office:value="1" calcext:value-type="float">
            <text:p>1</text:p>
          </table:table-cell>
          <table:table-cell table:style-name="ce36"/>
          <table:table-cell table:style-name="ce13" table:formula="of:=QUARTILE([.AE398:.AE420];3)-QUARTILE([.AE398:.AE420];1)" office:value-type="float" office:value="0.1825" calcext:value-type="float">
            <text:p>0.1825</text:p>
          </table:table-cell>
          <table:table-cell table:style-name="ce13" table:formula="of:=QUARTILE([.AF398:.AF420];3)-QUARTILE([.AF398:.AF420];1)" office:value-type="float" office:value="0.155" calcext:value-type="float">
            <text:p>0.155</text:p>
          </table:table-cell>
          <table:table-cell table:style-name="ce32"/>
          <table:table-cell table:style-name="ce13" table:formula="of:=QUARTILE([.AH398:.AH420];3)-QUARTILE([.AH398:.AH420];1)" office:value-type="float" office:value="0.575000000000046" calcext:value-type="float">
            <text:p>0.575000000000046</text:p>
          </table:table-cell>
          <table:table-cell table:style-name="ce13" table:formula="of:=QUARTILE([.AI398:.AI420];3)-QUARTILE([.AI398:.AI420];1)" office:value-type="float" office:value="1.22499999999991" calcext:value-type="float">
            <text:p>1.22499999999991</text:p>
          </table:table-cell>
          <table:table-cell table:style-name="ce36"/>
          <table:table-cell table:style-name="ce13" table:formula="of:=QUARTILE([.AK398:.AK420];3)-QUARTILE([.AK398:.AK420];1)" office:value-type="float" office:value="0.1975" calcext:value-type="float">
            <text:p>0.1975</text:p>
          </table:table-cell>
          <table:table-cell table:style-name="ce13" table:formula="of:=QUARTILE([.AL398:.AL420];3)-QUARTILE([.AL398:.AL420];1)" office:value-type="float" office:value="0.149999999999999" calcext:value-type="float">
            <text:p>0.149999999999999</text:p>
          </table:table-cell>
          <table:table-cell table:style-name="ce32"/>
          <table:table-cell table:style-name="ce13" table:formula="of:=QUARTILE([.AN398:.AN420];3)-QUARTILE([.AN398:.AN420];1)" office:value-type="float" office:value="0.595000000000027" calcext:value-type="float">
            <text:p>0.595000000000027</text:p>
          </table:table-cell>
          <table:table-cell table:style-name="ce13" table:formula="of:=QUARTILE([.AO398:.AO420];3)-QUARTILE([.AO398:.AO420];1)" office:value-type="float" office:value="1.07749999999987" calcext:value-type="float">
            <text:p>1.07749999999987</text:p>
          </table:table-cell>
          <table:table-cell table:style-name="ce36"/>
          <table:table-cell table:style-name="ce13" table:formula="of:=QUARTILE([.AQ398:.AQ420];3)-QUARTILE([.AQ398:.AQ420];1)" office:value-type="float" office:value="0.150000000000002" calcext:value-type="float">
            <text:p>0.150000000000002</text:p>
          </table:table-cell>
          <table:table-cell table:style-name="ce13" table:formula="of:=QUARTILE([.AR398:.AR420];3)-QUARTILE([.AR398:.AR420];1)" office:value-type="float" office:value="0.199999999999999" calcext:value-type="float">
            <text:p>0.199999999999999</text:p>
          </table:table-cell>
          <table:table-cell table:style-name="ce24"/>
          <table:table-cell table:style-name="ce69" table:formula="of:=QUARTILE([.AT398:.AT420];3)-QUARTILE([.AT398:.AT420];1)" office:value-type="float" office:value="1850.5" calcext:value-type="float">
            <text:p>1,851</text:p>
          </table:table-cell>
          <table:table-cell table:style-name="ce69" table:formula="of:=QUARTILE([.AU398:.AU420];3)-QUARTILE([.AU398:.AU420];1)" office:value-type="float" office:value="2309.5" calcext:value-type="float">
            <text:p>2,310</text:p>
          </table:table-cell>
          <table:table-cell table:style-name="ce72"/>
          <table:table-cell table:style-name="ce69" table:formula="of:=QUARTILE([.AW398:.AW420];3)-QUARTILE([.AW398:.AW420];1)" office:value-type="float" office:value="2888" calcext:value-type="float">
            <text:p>2,888</text:p>
          </table:table-cell>
          <table:table-cell table:style-name="ce69" table:formula="of:=QUARTILE([.AX398:.AX420];3)-QUARTILE([.AX398:.AX420];1)" office:value-type="float" office:value="2758.375" calcext:value-type="float">
            <text:p>2,758</text:p>
          </table:table-cell>
          <table:table-cell table:style-name="ce72"/>
          <table:table-cell table:style-name="ce69" table:formula="of:=QUARTILE([.AZ398:.AZ420];3)-QUARTILE([.AZ398:.AZ420];1)" office:value-type="float" office:value="1828.75" calcext:value-type="float">
            <text:p>1,829</text:p>
          </table:table-cell>
          <table:table-cell table:style-name="ce69" table:formula="of:=QUARTILE([.BA398:.BA420];3)-QUARTILE([.BA398:.BA420];1)" office:value-type="float" office:value="2550" calcext:value-type="float">
            <text:p>2,550</text:p>
          </table:table-cell>
          <table:table-cell table:style-name="ce46"/>
          <table:table-cell table:style-name="ce13" table:formula="of:=QUARTILE([.BC398:.BC420];3)-QUARTILE([.BC398:.BC420];1)" office:value-type="float" office:value="0.0128217537900245" calcext:value-type="float">
            <text:p>0.012821753790025</text:p>
          </table:table-cell>
          <table:table-cell table:style-name="ce13" table:formula="of:=QUARTILE([.BD398:.BD420];3)-QUARTILE([.BD398:.BD420];1)" office:value-type="float" office:value="0.0113030180415176" calcext:value-type="float">
            <text:p>0.011303018041518</text:p>
          </table:table-cell>
          <table:table-cell table:style-name="ce46"/>
          <table:table-cell table:style-name="ce9" table:number-columns-repeated="7"/>
          <table:table-cell table:number-columns-repeated="960"/>
        </table:table-row>
        <table:table-row table:style-name="ro2">
          <table:table-cell table:style-name="ce21" table:number-columns-repeated="1024"/>
        </table:table-row>
        <table:table-row table:style-name="ro1">
          <table:table-cell table:number-columns-repeated="2"/>
          <table:table-cell table:style-name="ce42"/>
          <table:table-cell table:number-columns-repeated="6"/>
          <table:table-cell table:style-name="ce42"/>
          <table:table-cell table:number-columns-repeated="4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style-name="Default" table:number-columns-repeated="2"/>
          <table:table-cell table:style-name="ce42"/>
          <table:table-cell table:style-name="Default" table:number-columns-repeated="2"/>
          <table:table-cell table:style-name="ce42"/>
          <table:table-cell table:style-name="Default" table:number-columns-repeated="2"/>
          <table:table-cell table:style-name="ce42"/>
          <table:table-cell table:number-columns-repeated="2"/>
          <table:table-cell table:style-name="ce42"/>
          <table:table-cell table:number-columns-repeated="967"/>
        </table:table-row>
        <table:table-row table:style-name="ro4">
          <table:table-cell table:number-columns-repeated="2"/>
          <table:table-cell table:style-name="ce42"/>
          <table:table-cell table:number-columns-repeated="6"/>
          <table:table-cell table:style-name="ce42"/>
          <table:table-cell table:number-columns-repeated="4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style-name="Default" table:number-columns-repeated="2"/>
          <table:table-cell table:style-name="ce42"/>
          <table:table-cell table:style-name="Default" table:number-columns-repeated="2"/>
          <table:table-cell table:style-name="ce42"/>
          <table:table-cell table:style-name="Default" table:number-columns-repeated="2"/>
          <table:table-cell table:style-name="ce42"/>
          <table:table-cell table:number-columns-repeated="2"/>
          <table:table-cell table:style-name="ce42"/>
          <table:table-cell table:number-columns-repeated="967"/>
        </table:table-row>
        <table:table-row table:style-name="ro1" table:number-rows-repeated="3">
          <table:table-cell table:number-columns-repeated="2"/>
          <table:table-cell table:style-name="ce42"/>
          <table:table-cell table:number-columns-repeated="6"/>
          <table:table-cell table:style-name="ce42"/>
          <table:table-cell table:number-columns-repeated="4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number-columns-repeated="5"/>
          <table:table-cell table:style-name="ce42"/>
          <table:table-cell table:style-name="Default" table:number-columns-repeated="2"/>
          <table:table-cell table:style-name="ce42"/>
          <table:table-cell table:style-name="Default" table:number-columns-repeated="2"/>
          <table:table-cell table:style-name="ce42"/>
          <table:table-cell table:style-name="Default" table:number-columns-repeated="2"/>
          <table:table-cell table:style-name="ce42"/>
          <table:table-cell table:number-columns-repeated="2"/>
          <table:table-cell table:style-name="ce42"/>
          <table:table-cell table:number-columns-repeated="967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4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10"/>
          <table:table-cell table:number-columns-repeated="2"/>
          <table:table-cell table:style-name="Default"/>
          <table:table-cell table:number-columns-repeated="967"/>
        </table:table-row>
        <table:table-row table:style-name="ro1" table:number-rows-repeated="2">
          <table:table-cell table:number-columns-repeated="2"/>
          <table:table-cell table:style-name="ce44"/>
          <table:table-cell table:number-columns-repeated="6"/>
          <table:table-cell table:style-name="ce44"/>
          <table:table-cell table:number-columns-repeated="4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967"/>
        </table:table-row>
        <table:table-row table:style-name="ro3" table:number-rows-repeated="2">
          <table:table-cell table:number-columns-repeated="2"/>
          <table:table-cell table:style-name="ce44"/>
          <table:table-cell table:number-columns-repeated="6"/>
          <table:table-cell table:style-name="ce44"/>
          <table:table-cell table:number-columns-repeated="4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967"/>
        </table:table-row>
        <table:table-row table:style-name="ro2">
          <table:table-cell table:style-name="ce15"/>
          <table:table-cell table:style-name="ce40"/>
          <table:table-cell table:style-name="ce56"/>
          <table:table-cell table:style-name="ce65" table:number-columns-repeated="6"/>
          <table:table-cell table:style-name="ce56"/>
          <table:table-cell table:style-name="ce65" table:number-columns-repeated="2"/>
          <table:table-cell table:style-name="ce17" table:number-columns-repeated="2"/>
          <table:table-cell table:style-name="ce56"/>
          <table:table-cell table:style-name="ce65" table:number-columns-repeated="5"/>
          <table:table-cell table:style-name="ce56"/>
          <table:table-cell table:style-name="ce65" table:number-columns-repeated="5"/>
          <table:table-cell table:style-name="ce15"/>
          <table:table-cell table:style-name="ce65" table:number-columns-repeated="5"/>
          <table:table-cell table:style-name="ce56"/>
          <table:table-cell table:style-name="ce65" table:number-columns-repeated="5"/>
          <table:table-cell table:style-name="ce56"/>
          <table:table-cell table:style-name="ce65" table:number-columns-repeated="5"/>
          <table:table-cell table:style-name="ce56"/>
          <table:table-cell table:style-name="ce65" table:number-columns-repeated="2"/>
          <table:table-cell table:style-name="ce130"/>
          <table:table-cell table:style-name="ce65" table:number-columns-repeated="2"/>
          <table:table-cell table:style-name="ce130"/>
          <table:table-cell table:style-name="ce65" table:number-columns-repeated="2"/>
          <table:table-cell table:style-name="ce56"/>
          <table:table-cell table:style-name="ce15" table:number-columns-repeated="2"/>
          <table:table-cell table:style-name="ce56"/>
          <table:table-cell table:style-name="ce116" table:number-columns-repeated="967"/>
        </table:table-row>
        <table:table-row table:style-name="ro2" table:number-rows-repeated="2">
          <table:table-cell table:style-name="ce44"/>
          <table:table-cell table:style-name="ce26"/>
          <table:table-cell table:style-name="ce44"/>
          <table:table-cell table:style-name="ce50" table:number-columns-repeated="6"/>
          <table:table-cell table:style-name="ce44"/>
          <table:table-cell table:style-name="ce50" table:number-columns-repeated="2"/>
          <table:table-cell table:style-name="ce58" table:number-columns-repeated="2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8"/>
          <table:table-cell table:style-name="ce44" table:number-columns-repeated="4"/>
          <table:table-cell table:style-name="ce42" table:number-columns-repeated="967"/>
        </table:table-row>
        <table:table-row table:style-name="ro1">
          <table:table-cell table:style-name="Accent_20_3"/>
          <table:table-cell table:style-name="ce27" office:value-type="string" calcext:value-type="string">
            <text:p>Range</text:p>
          </table:table-cell>
          <table:table-cell/>
          <table:table-cell table:style-name="ce73" table:formula="of:=MAX([.D10:.D32]~[.D40:.D62]~[.D70:.D92]~[.D100:.D123]~[.D130:.D152]~[.D160:.D182]~[.D190:.D212])-MIN([.D10:.D32]~[.D40:.D62]~[.D70:.D92]~[.D100:.D123]~[.D130:.D152]~[.D160:.D182]~[.D190:.D212])" office:value-type="float" office:value="16" calcext:value-type="float">
            <text:p>16</text:p>
          </table:table-cell>
          <table:table-cell table:style-name="ce73" table:formula="of:=MAX([.E$10:.E$32]~[.E$40:.E$62]~[.E$70:.E$92]~[.E$100:.E$123]~[.E$130:.E$152]~[.E$160:.E$182]~[.E$190:.E$212])-MIN([.E$10:.E$32]~[.E$40:.E$62]~[.E$70:.E$92]~[.E$100:.E$123]~[.E$130:.E$152]~[.E$160:.E$182]~[.E$190:.E$212])" office:value-type="float" office:value="16" calcext:value-type="float">
            <text:p>16</text:p>
          </table:table-cell>
          <table:table-cell table:style-name="ce73" table:formula="of:=MAX([.F$10:.F$32]~[.F$40:.F$62]~[.F$70:.F$92]~[.F$100:.F$123]~[.F$130:.F$152]~[.F$160:.F$182]~[.F$190:.F$212])-MIN([.F$10:.F$32]~[.F$40:.F$62]~[.F$70:.F$92]~[.F$100:.F$123]~[.F$130:.F$152]~[.F$160:.F$182]~[.F$190:.F$212])" office:value-type="float" office:value="7" calcext:value-type="float">
            <text:p>7</text:p>
          </table:table-cell>
          <table:table-cell table:style-name="ce73" table:formula="of:=MAX([.G$10:.G$32]~[.G$40:.G$62]~[.G$70:.G$92]~[.G$100:.G$123]~[.G$130:.G$152]~[.G$160:.G$182]~[.G$190:.G$212])-MIN([.G$10:.G$32]~[.G$40:.G$62]~[.G$70:.G$92]~[.G$100:.G$123]~[.G$130:.G$152]~[.G$160:.G$182]~[.G$190:.G$212])" office:value-type="float" office:value="6" calcext:value-type="float">
            <text:p>6</text:p>
          </table:table-cell>
          <table:table-cell table:style-name="ce73" table:formula="of:=MAX([.H$10:.H$32]~[.H$40:.H$62]~[.H$70:.H$92]~[.H$100:.H$123]~[.H$130:.H$152]~[.H$160:.H$182]~[.H$190:.H$212])-MIN([.H$10:.H$32]~[.H$40:.H$62]~[.H$70:.H$92]~[.H$100:.H$123]~[.H$130:.H$152]~[.H$160:.H$182]~[.H$190:.H$212])" office:value-type="float" office:value="0.589199999999991" calcext:value-type="float">
            <text:p>0.589199999999991</text:p>
          </table:table-cell>
          <table:table-cell table:style-name="ce73" table:formula="of:=MAX([.I$10:.I$32]~[.I$40:.I$62]~[.I$70:.I$92]~[.I$100:.I$123]~[.I$130:.I$152]~[.I$160:.I$182]~[.I$190:.I$212])-MIN([.I$10:.I$32]~[.I$40:.I$62]~[.I$70:.I$92]~[.I$100:.I$123]~[.I$130:.I$152]~[.I$160:.I$182]~[.I$190:.I$212])" office:value-type="float" office:value="0.591000000000008" calcext:value-type="float">
            <text:p>0.591000000000008</text:p>
          </table:table-cell>
          <table:table-cell table:style-name="ce73"/>
          <table:table-cell table:style-name="ce73" table:formula="of:=MAX([.K$10:.K$32]~[.K$40:.K$62]~[.K$70:.K$92]~[.K$100:.K$123]~[.K$130:.K$152]~[.K$160:.K$182]~[.K$190:.K$212])-MIN([.K$10:.K$32]~[.K$40:.K$62]~[.K$70:.K$92]~[.K$100:.K$123]~[.K$130:.K$152]~[.K$160:.K$182]~[.K$190:.K$212])" office:value-type="float" office:value="2.1601" calcext:value-type="float">
            <text:p>2.1601</text:p>
          </table:table-cell>
          <table:table-cell table:style-name="ce73" table:formula="of:=MAX([.L$10:.L$32]~[.L$40:.L$62]~[.L$70:.L$92]~[.L$100:.L$123]~[.L$130:.L$152]~[.L$160:.L$182]~[.L$190:.L$212])-MIN([.L$10:.L$32]~[.L$40:.L$62]~[.L$70:.L$92]~[.L$100:.L$123]~[.L$130:.L$152]~[.L$160:.L$182]~[.L$190:.L$212])" office:value-type="float" office:value="1.4959" calcext:value-type="float">
            <text:p>1.4959</text:p>
          </table:table-cell>
          <table:table-cell table:style-name="ce58" table:formula="of:=MAX([.M$10:.M$32]~[.M$40:.M$62]~[.M$70:.M$92]~[.M$100:.M$123]~[.M$130:.M$152]~[.M$160:.M$182]~[.M$190:.M$212])-MIN([.M$10:.M$32]~[.M$40:.M$62]~[.M$70:.M$92]~[.M$100:.M$123]~[.M$130:.M$152]~[.M$160:.M$182]~[.M$190:.M$212])" office:value-type="float" office:value="18.5791" calcext:value-type="float">
            <text:p>18.5791</text:p>
          </table:table-cell>
          <table:table-cell table:style-name="ce58" table:formula="of:=MAX([.N$10:.N$32]~[.N$40:.N$62]~[.N$70:.N$92]~[.N$100:.N$123]~[.N$130:.N$152]~[.N$160:.N$182]~[.N$190:.N$212])-MIN([.N$10:.N$32]~[.N$40:.N$62]~[.N$70:.N$92]~[.N$100:.N$123]~[.N$130:.N$152]~[.N$160:.N$182]~[.N$190:.N$212])" office:value-type="float" office:value="27.2561" calcext:value-type="float">
            <text:p>27.2561</text:p>
          </table:table-cell>
          <table:table-cell table:style-name="ce73"/>
          <table:table-cell table:style-name="ce73" table:formula="of:=MAX([.P$10:.P$32]~[.P$40:.P$62]~[.P$70:.P$92]~[.P$100:.P$123]~[.P$130:.P$152]~[.P$160:.P$182]~[.P$190:.P$212])-MIN([.P$10:.P$32]~[.P$40:.P$62]~[.P$70:.P$92]~[.P$100:.P$123]~[.P$130:.P$152]~[.P$160:.P$182]~[.P$190:.P$212])" office:value-type="float" office:value="6.40000000000009" calcext:value-type="float">
            <text:p>6.40000000000009</text:p>
          </table:table-cell>
          <table:table-cell table:style-name="ce73" table:formula="of:=MAX([.Q$10:.Q$32]~[.Q$40:.Q$62]~[.Q$70:.Q$92]~[.Q$100:.Q$123]~[.Q$130:.Q$152]~[.Q$160:.Q$182]~[.Q$190:.Q$212])-MIN([.Q$10:.Q$32]~[.Q$40:.Q$62]~[.Q$70:.Q$92]~[.Q$100:.Q$123]~[.Q$130:.Q$152]~[.Q$160:.Q$182]~[.Q$190:.Q$212])" office:value-type="float" office:value="5.59999999999991" calcext:value-type="float">
            <text:p>5.59999999999991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S$10:.S$32]~[.S$40:.S$62]~[.S$70:.S$92]~[.S$100:.S$123]~[.S$130:.S$152]~[.S$160:.S$182]~[.S$190:.S$212])-MIN([.S$10:.S$32]~[.S$40:.S$62]~[.S$70:.S$92]~[.S$100:.S$123]~[.S$130:.S$152]~[.S$160:.S$182]~[.S$190:.S$212])" office:value-type="float" office:value="0.779999999999999" calcext:value-type="float">
            <text:p>0.779999999999999</text:p>
          </table:table-cell>
          <table:table-cell table:style-name="ce73" table:formula="of:=MAX([.T$10:.T$32]~[.T$40:.T$62]~[.T$70:.T$92]~[.T$100:.T$123]~[.T$130:.T$152]~[.T$160:.T$182]~[.T$190:.T$212])-MIN([.T$10:.T$32]~[.T$40:.T$62]~[.T$70:.T$92]~[.T$100:.T$123]~[.T$130:.T$152]~[.T$160:.T$182]~[.T$190:.T$212])" office:value-type="float" office:value="0.67" calcext:value-type="float">
            <text:p>0.67</text:p>
          </table:table-cell>
          <table:table-cell table:style-name="ce97"/>
          <table:table-cell table:style-name="ce73" table:formula="of:=MAX([.V$10:.V$32]~[.V$40:.V$62]~[.V$70:.V$92]~[.V$100:.V$123]~[.V$130:.V$152]~[.V$160:.V$182]~[.V$190:.V$212])-MIN([.V$10:.V$32]~[.V$40:.V$62]~[.V$70:.V$92]~[.V$100:.V$123]~[.V$130:.V$152]~[.V$160:.V$182]~[.V$190:.V$212])" office:value-type="float" office:value="6.70000000000005" calcext:value-type="float">
            <text:p>6.70000000000005</text:p>
          </table:table-cell>
          <table:table-cell table:style-name="ce73" table:formula="of:=MAX([.W$10:.W$32]~[.W$40:.W$62]~[.W$70:.W$92]~[.W$100:.W$123]~[.W$130:.W$152]~[.W$160:.W$182]~[.W$190:.W$212])-MIN([.W$10:.W$32]~[.W$40:.W$62]~[.W$70:.W$92]~[.W$100:.W$123]~[.W$130:.W$152]~[.W$160:.W$182]~[.W$190:.W$212])" office:value-type="float" office:value="6.79999999999995" calcext:value-type="float">
            <text:p>6.79999999999995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Y$10:.Y$32]~[.Y$40:.Y$62]~[.Y$70:.Y$92]~[.Y$100:.Y$123]~[.Y$130:.Y$152]~[.Y$160:.Y$182]~[.Y$190:.Y$212])-MIN([.Y$10:.Y$32]~[.Y$40:.Y$62]~[.Y$70:.Y$92]~[.Y$100:.Y$123]~[.Y$130:.Y$152]~[.Y$160:.Y$182]~[.Y$190:.Y$212])" office:value-type="float" office:value="0.85" calcext:value-type="float">
            <text:p>0.85</text:p>
          </table:table-cell>
          <table:table-cell table:style-name="ce73" table:formula="of:=MAX([.Z$10:.Z$32]~[.Z$40:.Z$62]~[.Z$70:.Z$92]~[.Z$100:.Z$123]~[.Z$130:.Z$152]~[.Z$160:.Z$182]~[.Z$190:.Z$212])-MIN([.Z$10:.Z$32]~[.Z$40:.Z$62]~[.Z$70:.Z$92]~[.Z$100:.Z$123]~[.Z$130:.Z$152]~[.Z$160:.Z$182]~[.Z$190:.Z$212])" office:value-type="float" office:value="0.74" calcext:value-type="float">
            <text:p>0.74</text:p>
          </table:table-cell>
          <table:table-cell table:style-name="ce50"/>
          <table:table-cell table:style-name="ce73" table:formula="of:=MAX([.AB$10:.AB$32]~[.AB$40:.AB$62]~[.AB$70:.AB$92]~[.AB$100:.AB$123]~[.AB$130:.AB$152]~[.AB$160:.AB$182]~[.AB$190:.AB$212])-MIN([.AB$10:.AB$32]~[.AB$40:.AB$62]~[.AB$70:.AB$92]~[.AB$100:.AB$123]~[.AB$130:.AB$152]~[.AB$160:.AB$182]~[.AB$190:.AB$212])" office:value-type="float" office:value="6.20000000000005" calcext:value-type="float">
            <text:p>6.20000000000005</text:p>
          </table:table-cell>
          <table:table-cell table:style-name="ce73" table:formula="of:=MAX([.AC$10:.AC$32]~[.AC$40:.AC$62]~[.AC$70:.AC$92]~[.AC$100:.AC$123]~[.AC$130:.AC$152]~[.AC$160:.AC$182]~[.AC$190:.AC$212])-MIN([.AC$10:.AC$32]~[.AC$40:.AC$62]~[.AC$70:.AC$92]~[.AC$100:.AC$123]~[.AC$130:.AC$152]~[.AC$160:.AC$182]~[.AC$190:.AC$212])" office:value-type="float" office:value="7.20000000000005" calcext:value-type="float">
            <text:p>7.20000000000005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AE$10:.AE$32]~[.AE$40:.AE$62]~[.AE$70:.AE$92]~[.AE$100:.AE$123]~[.AE$130:.AE$152]~[.AE$160:.AE$182]~[.AE$190:.AE$212])-MIN([.AE$10:.AE$32]~[.AE$40:.AE$62]~[.AE$70:.AE$92]~[.AE$100:.AE$123]~[.AE$130:.AE$152]~[.AE$160:.AE$182]~[.AE$190:.AE$212])" office:value-type="float" office:value="0.79" calcext:value-type="float">
            <text:p>0.79</text:p>
          </table:table-cell>
          <table:table-cell table:style-name="ce73" table:formula="of:=MAX([.AF$10:.AF$32]~[.AF$40:.AF$62]~[.AF$70:.AF$92]~[.AF$100:.AF$123]~[.AF$130:.AF$152]~[.AF$160:.AF$182]~[.AF$190:.AF$212])-MIN([.AF$10:.AF$32]~[.AF$40:.AF$62]~[.AF$70:.AF$92]~[.AF$100:.AF$123]~[.AF$130:.AF$152]~[.AF$160:.AF$182]~[.AF$190:.AF$212])" office:value-type="float" office:value="0.71" calcext:value-type="float">
            <text:p>0.71</text:p>
          </table:table-cell>
          <table:table-cell table:style-name="ce50"/>
          <table:table-cell table:style-name="ce73" table:formula="of:=MAX([.AH$10:.AH$32]~[.AH$40:.AH$62]~[.AH$70:.AH$92]~[.AH$100:.AH$123]~[.AH$130:.AH$152]~[.AH$160:.AH$182]~[.AH$190:.AH$212])-MIN([.AH$10:.AH$32]~[.AH$40:.AH$62]~[.AH$70:.AH$92]~[.AH$100:.AH$123]~[.AH$130:.AH$152]~[.AH$160:.AH$182]~[.AH$190:.AH$212])" office:value-type="float" office:value="5.20000000000005" calcext:value-type="float">
            <text:p>5.20000000000005</text:p>
          </table:table-cell>
          <table:table-cell table:style-name="ce73" table:formula="of:=MAX([.AI$10:.AI$32]~[.AI$40:.AI$62]~[.AI$70:.AI$92]~[.AI$100:.AI$123]~[.AI$130:.AI$152]~[.AI$160:.AI$182]~[.AI$190:.AI$212])-MIN([.AI$10:.AI$32]~[.AI$40:.AI$62]~[.AI$70:.AI$92]~[.AI$100:.AI$123]~[.AI$130:.AI$152]~[.AI$160:.AI$182]~[.AI$190:.AI$212])" office:value-type="float" office:value="5.59999999999991" calcext:value-type="float">
            <text:p>5.59999999999991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AK$10:.AK$32]~[.AK$40:.AK$62]~[.AK$70:.AK$92]~[.AK$100:.AK$123]~[.AK$130:.AK$152]~[.AK$160:.AK$182]~[.AK$190:.AK$212])-MIN([.AK$10:.AK$32]~[.AK$40:.AK$62]~[.AK$70:.AK$92]~[.AK$100:.AK$123]~[.AK$130:.AK$152]~[.AK$160:.AK$182]~[.AK$190:.AK$212])" office:value-type="float" office:value="0.819999999999999" calcext:value-type="float">
            <text:p>0.819999999999999</text:p>
          </table:table-cell>
          <table:table-cell table:style-name="ce73" table:formula="of:=MAX([.AL$10:.AL$32]~[.AL$40:.AL$62]~[.AL$70:.AL$92]~[.AL$100:.AL$123]~[.AL$130:.AL$152]~[.AL$160:.AL$182]~[.AL$190:.AL$212])-MIN([.AL$10:.AL$32]~[.AL$40:.AL$62]~[.AL$70:.AL$92]~[.AL$100:.AL$123]~[.AL$130:.AL$152]~[.AL$160:.AL$182]~[.AL$190:.AL$212])" office:value-type="float" office:value="0.7" calcext:value-type="float">
            <text:p>0.7</text:p>
          </table:table-cell>
          <table:table-cell table:style-name="ce50"/>
          <table:table-cell table:style-name="ce73" table:formula="of:=MAX([.AN$10:.AN$32]~[.AN$40:.AN$62]~[.AN$70:.AN$92]~[.AN$100:.AN$123]~[.AN$130:.AN$152]~[.AN$160:.AN$182]~[.AN$190:.AN$212])-MIN([.AN$10:.AN$32]~[.AN$40:.AN$62]~[.AN$70:.AN$92]~[.AN$100:.AN$123]~[.AN$130:.AN$152]~[.AN$160:.AN$182]~[.AN$190:.AN$212])" office:value-type="float" office:value="6.96000000000004" calcext:value-type="float">
            <text:p>6.96000000000004</text:p>
          </table:table-cell>
          <table:table-cell table:style-name="ce73" table:formula="of:=MAX([.AO$10:.AO$32]~[.AO$40:.AO$62]~[.AO$70:.AO$92]~[.AO$100:.AO$123]~[.AO$130:.AO$152]~[.AO$160:.AO$182]~[.AO$190:.AO$212])-MIN([.AO$10:.AO$32]~[.AO$40:.AO$62]~[.AO$70:.AO$92]~[.AO$100:.AO$123]~[.AO$130:.AO$152]~[.AO$160:.AO$182]~[.AO$190:.AO$212])" office:value-type="float" office:value="7.93999999999994" calcext:value-type="float">
            <text:p>7.93999999999994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AQ$10:.AQ$32]~[.AQ$40:.AQ$62]~[.AQ$70:.AQ$92]~[.AQ$100:.AQ$123]~[.AQ$130:.AQ$152]~[.AQ$160:.AQ$182]~[.AQ$190:.AQ$212])-MIN([.AQ$10:.AQ$32]~[.AQ$40:.AQ$62]~[.AQ$70:.AQ$92]~[.AQ$100:.AQ$123]~[.AQ$130:.AQ$152]~[.AQ$160:.AQ$182]~[.AQ$190:.AQ$212])" office:value-type="float" office:value="0.810000000000001" calcext:value-type="float">
            <text:p>0.810000000000001</text:p>
          </table:table-cell>
          <table:table-cell table:style-name="ce73" table:formula="of:=MAX([.AR$10:.AR$32]~[.AR$40:.AR$62]~[.AR$70:.AR$92]~[.AR$100:.AR$123]~[.AR$130:.AR$152]~[.AR$160:.AR$182]~[.AR$190:.AR$212])-MIN([.AR$10:.AR$32]~[.AR$40:.AR$62]~[.AR$70:.AR$92]~[.AR$100:.AR$123]~[.AR$130:.AR$152]~[.AR$160:.AR$182]~[.AR$190:.AR$212])" office:value-type="float" office:value="0.639999999999999" calcext:value-type="float">
            <text:p>0.639999999999999</text:p>
          </table:table-cell>
          <table:table-cell table:style-name="ce50"/>
          <table:table-cell table:style-name="ce107" table:formula="of:=MAX([.AT$10:.AT$32]~[.AT$40:.AT$62]~[.AT$70:.AT$92]~[.AT$100:.AT$123]~[.AT$130:.AT$152]~[.AT$160:.AT$182]~[.AT$190:.AT$212])-MIN([.AT$10:.AT$32]~[.AT$40:.AT$62]~[.AT$70:.AT$92]~[.AT$100:.AT$123]~[.AT$130:.AT$152]~[.AT$160:.AT$182]~[.AT$190:.AT$212])" office:value-type="float" office:value="20107" calcext:value-type="float">
            <text:p>20,107</text:p>
          </table:table-cell>
          <table:table-cell table:style-name="ce107" table:formula="of:=MAX([.AU$10:.AU$32]~[.AU$40:.AU$62]~[.AU$70:.AU$92]~[.AU$100:.AU$123]~[.AU$130:.AU$152]~[.AU$160:.AU$182]~[.AU$190:.AU$212])-MIN([.AU$10:.AU$32]~[.AU$40:.AU$62]~[.AU$70:.AU$92]~[.AU$100:.AU$123]~[.AU$130:.AU$152]~[.AU$160:.AU$182]~[.AU$190:.AU$212])" office:value-type="float" office:value="16682" calcext:value-type="float">
            <text:p>16,682</text:p>
          </table:table-cell>
          <table:table-cell table:style-name="ce140"/>
          <table:table-cell table:style-name="ce107" table:formula="of:=MAX([.AW$10:.AW$32]~[.AW$40:.AW$62]~[.AW$70:.AW$92]~[.AW$100:.AW$123]~[.AW$130:.AW$152]~[.AW$160:.AW$182]~[.AW$190:.AW$212])-MIN([.AW$10:.AW$32]~[.AW$40:.AW$62]~[.AW$70:.AW$92]~[.AW$100:.AW$123]~[.AW$130:.AW$152]~[.AW$160:.AW$182]~[.AW$190:.AW$212])" office:value-type="float" office:value="24539" calcext:value-type="float">
            <text:p>24,539</text:p>
          </table:table-cell>
          <table:table-cell table:style-name="ce107" table:formula="of:=MAX([.AX$10:.AX$32]~[.AX$40:.AX$62]~[.AX$70:.AX$92]~[.AX$100:.AX$123]~[.AX$130:.AX$152]~[.AX$160:.AX$182]~[.AX$190:.AX$212])-MIN([.AX$10:.AX$32]~[.AX$40:.AX$62]~[.AX$70:.AX$92]~[.AX$100:.AX$123]~[.AX$130:.AX$152]~[.AX$160:.AX$182]~[.AX$190:.AX$212])" office:value-type="float" office:value="22133" calcext:value-type="float">
            <text:p>22,133</text:p>
          </table:table-cell>
          <table:table-cell table:style-name="ce140"/>
          <table:table-cell table:style-name="ce107" table:formula="of:=MAX([.AZ$10:.AZ$32]~[.AZ$40:.AZ$62]~[.AZ$70:.AZ$92]~[.AZ$100:.AZ$123]~[.AZ$130:.AZ$152]~[.AZ$160:.AZ$182]~[.AZ$190:.AZ$212])-MIN([.AZ$10:.AZ$32]~[.AZ$40:.AZ$62]~[.AZ$70:.AZ$92]~[.AZ$100:.AZ$123]~[.AZ$130:.AZ$152]~[.AZ$160:.AZ$182]~[.AZ$190:.AZ$212])" office:value-type="float" office:value="14087" calcext:value-type="float">
            <text:p>14,087</text:p>
          </table:table-cell>
          <table:table-cell table:style-name="ce107" table:formula="of:=MAX([.BA$10:.BA$32]~[.BA$40:.BA$62]~[.BA$70:.BA$92]~[.BA$100:.BA$123]~[.BA$130:.BA$152]~[.BA$160:.BA$182]~[.BA$190:.BA$212])-MIN([.BA$10:.BA$32]~[.BA$40:.BA$62]~[.BA$70:.BA$92]~[.BA$100:.BA$123]~[.BA$130:.BA$152]~[.BA$160:.BA$182]~[.BA$190:.BA$212])" office:value-type="float" office:value="13561" calcext:value-type="float">
            <text:p>13,561</text:p>
          </table:table-cell>
          <table:table-cell table:style-name="ce50"/>
          <table:table-cell table:style-name="ce73" table:formula="of:=MAX([.BC$10:.BC$32]~[.BC$40:.BC$62]~[.BC$70:.BC$92]~[.BC$100:.BC$123]~[.BC$130:.BC$152]~[.BC$160:.BC$182]~[.BC$190:.BC$212])-MIN([.BC$10:.BC$32]~[.BC$40:.BC$62]~[.BC$70:.BC$92]~[.BC$100:.BC$123]~[.BC$130:.BC$152]~[.BC$160:.BC$182]~[.BC$190:.BC$212])" office:value-type="float" office:value="0.0755471889477988" calcext:value-type="float">
            <text:p>0.075547188947799</text:p>
          </table:table-cell>
          <table:table-cell table:style-name="ce73" table:formula="of:=MAX([.BD$10:.BD$32]~[.BD$40:.BD$62]~[.BD$70:.BD$92]~[.BD$100:.BD$123]~[.BD$130:.BD$152]~[.BD$160:.BD$182]~[.BD$190:.BD$212])-MIN([.BD$10:.BD$32]~[.BD$40:.BD$62]~[.BD$70:.BD$92]~[.BD$100:.BD$123]~[.BD$130:.BD$152]~[.BD$160:.BD$182]~[.BD$190:.BD$212])" office:value-type="float" office:value="0.0660684941441212" calcext:value-type="float">
            <text:p>0.066068494144121</text:p>
          </table:table-cell>
          <table:table-cell/>
          <table:table-cell table:style-name="ce117"/>
          <table:table-cell table:number-columns-repeated="966"/>
        </table:table-row>
        <table:table-row table:style-name="ro3">
          <table:table-cell table:style-name="Accent_20_3"/>
          <table:table-cell table:style-name="ce27" office:value-type="string" calcext:value-type="string">
            <text:p>Minimum</text:p>
          </table:table-cell>
          <table:table-cell/>
          <table:table-cell table:style-name="ce74" table:formula="of:=MIN([.D10:.D32]~[.D40:.D62]~[.D70:.D92]~[.D100:.D123]~[.D130:.D152]~[.D160:.D182]~[.D190:.D212])" office:value-type="float" office:value="437" calcext:value-type="float">
            <text:p>437</text:p>
          </table:table-cell>
          <table:table-cell table:style-name="ce74" table:formula="of:=MIN([.E$10:.E$32]~[.E$40:.E$62]~[.E$70:.E$92]~[.E$100:.E$123]~[.E$130:.E$152]~[.E$160:.E$182]~[.E$190:.E$212])" office:value-type="float" office:value="437" calcext:value-type="float">
            <text:p>437</text:p>
          </table:table-cell>
          <table:table-cell table:style-name="ce74" table:formula="of:=MIN([.F$10:.F$32]~[.F$40:.F$62]~[.F$70:.F$92]~[.F$100:.F$123]~[.F$130:.F$152]~[.F$160:.F$182]~[.F$190:.F$212])" office:value-type="float" office:value="1158" calcext:value-type="float">
            <text:p>1158</text:p>
          </table:table-cell>
          <table:table-cell table:style-name="ce74" table:formula="of:=MIN([.G$10:.G$32]~[.G$40:.G$62]~[.G$70:.G$92]~[.G$100:.G$123]~[.G$130:.G$152]~[.G$160:.G$182]~[.G$190:.G$212])" office:value-type="float" office:value="1157" calcext:value-type="float">
            <text:p>1157</text:p>
          </table:table-cell>
          <table:table-cell table:style-name="ce74" table:formula="of:=MIN([.H$10:.H$32]~[.H$40:.H$62]~[.H$70:.H$92]~[.H$100:.H$123]~[.H$130:.H$152]~[.H$160:.H$182]~[.H$190:.H$212])" office:value-type="float" office:value="89.7334" calcext:value-type="float">
            <text:p>89.7334</text:p>
          </table:table-cell>
          <table:table-cell table:style-name="ce74" table:formula="of:=MIN([.I$10:.I$32]~[.I$40:.I$62]~[.I$70:.I$92]~[.I$100:.I$123]~[.I$130:.I$152]~[.I$160:.I$182]~[.I$190:.I$212])" office:value-type="float" office:value="89.7229" calcext:value-type="float">
            <text:p>89.7229</text:p>
          </table:table-cell>
          <table:table-cell table:style-name="ce74"/>
          <table:table-cell table:style-name="ce74" table:formula="of:=MIN([.K$10:.K$32]~[.K$40:.K$62]~[.K$70:.K$92]~[.K$100:.K$123]~[.K$130:.K$152]~[.K$160:.K$182]~[.K$190:.K$212])" office:value-type="float" office:value="27.2471" calcext:value-type="float">
            <text:p>27.2471</text:p>
          </table:table-cell>
          <table:table-cell table:style-name="ce74" table:formula="of:=MIN([.L$10:.L$32]~[.L$40:.L$62]~[.L$70:.L$92]~[.L$100:.L$123]~[.L$130:.L$152]~[.L$160:.L$182]~[.L$190:.L$212])" office:value-type="float" office:value="27.1146" calcext:value-type="float">
            <text:p>27.1146</text:p>
          </table:table-cell>
          <table:table-cell table:style-name="ce58" table:formula="of:=MIN([.M$10:.M$32]~[.M$40:.M$62]~[.M$70:.M$92]~[.M$100:.M$123]~[.M$130:.M$152]~[.M$160:.M$182]~[.M$190:.M$212])" office:value-type="float" office:value="35.0767" calcext:value-type="float">
            <text:p>35.0767</text:p>
          </table:table-cell>
          <table:table-cell table:style-name="ce58" table:formula="of:=MIN([.N$10:.N$32]~[.N$40:.N$62]~[.N$70:.N$92]~[.N$100:.N$123]~[.N$130:.N$152]~[.N$160:.N$182]~[.N$190:.N$212])" office:value-type="float" office:value="36.0427" calcext:value-type="float">
            <text:p>36.0427</text:p>
          </table:table-cell>
          <table:table-cell table:style-name="ce74"/>
          <table:table-cell table:style-name="ce74" table:formula="of:=MIN([.P$10:.P$32]~[.P$40:.P$62]~[.P$70:.P$92]~[.P$100:.P$123]~[.P$130:.P$152]~[.P$160:.P$182]~[.P$190:.P$212])" office:value-type="float" office:value="1171.5" calcext:value-type="float">
            <text:p>1171.5</text:p>
          </table:table-cell>
          <table:table-cell table:style-name="ce74" table:formula="of:=MIN([.Q$10:.Q$32]~[.Q$40:.Q$62]~[.Q$70:.Q$92]~[.Q$100:.Q$123]~[.Q$130:.Q$152]~[.Q$160:.Q$182]~[.Q$190:.Q$212])" office:value-type="float" office:value="1170.5" calcext:value-type="float">
            <text:p>1170.5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S$10:.S$32]~[.S$40:.S$62]~[.S$70:.S$92]~[.S$100:.S$123]~[.S$130:.S$152]~[.S$160:.S$182]~[.S$190:.S$212])" office:value-type="float" office:value="8.59" calcext:value-type="float">
            <text:p>8.59</text:p>
          </table:table-cell>
          <table:table-cell table:style-name="ce74" table:formula="of:=MIN([.T$10:.T$32]~[.T$40:.T$62]~[.T$70:.T$92]~[.T$100:.T$123]~[.T$130:.T$152]~[.T$160:.T$182]~[.T$190:.T$212])" office:value-type="float" office:value="8.73" calcext:value-type="float">
            <text:p>8.73</text:p>
          </table:table-cell>
          <table:table-cell table:style-name="ce97"/>
          <table:table-cell table:style-name="ce74" table:formula="of:=MIN([.V$10:.V$32]~[.V$40:.V$62]~[.V$70:.V$92]~[.V$100:.V$123]~[.V$130:.V$152]~[.V$160:.V$182]~[.V$190:.V$212])" office:value-type="float" office:value="1132" calcext:value-type="float">
            <text:p>1132</text:p>
          </table:table-cell>
          <table:table-cell table:style-name="ce74" table:formula="of:=MIN([.W$10:.W$32]~[.W$40:.W$62]~[.W$70:.W$92]~[.W$100:.W$123]~[.W$130:.W$152]~[.W$160:.W$182]~[.W$190:.W$212])" office:value-type="float" office:value="1131.8" calcext:value-type="float">
            <text:p>1131.8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Y$10:.Y$32]~[.Y$40:.Y$62]~[.Y$70:.Y$92]~[.Y$100:.Y$123]~[.Y$130:.Y$152]~[.Y$160:.Y$182]~[.Y$190:.Y$212])" office:value-type="float" office:value="1.75" calcext:value-type="float">
            <text:p>1.75</text:p>
          </table:table-cell>
          <table:table-cell table:style-name="ce74" table:formula="of:=MIN([.Z$10:.Z$32]~[.Z$40:.Z$62]~[.Z$70:.Z$92]~[.Z$100:.Z$123]~[.Z$130:.Z$152]~[.Z$160:.Z$182]~[.Z$190:.Z$212])" office:value-type="float" office:value="1.91" calcext:value-type="float">
            <text:p>1.91</text:p>
          </table:table-cell>
          <table:table-cell table:style-name="ce50"/>
          <table:table-cell table:style-name="ce74" table:formula="of:=MIN([.AB$10:.AB$32]~[.AB$40:.AB$62]~[.AB$70:.AB$92]~[.AB$100:.AB$123]~[.AB$130:.AB$152]~[.AB$160:.AB$182]~[.AB$190:.AB$212])" office:value-type="float" office:value="1104.7" calcext:value-type="float">
            <text:p>1104.7</text:p>
          </table:table-cell>
          <table:table-cell table:style-name="ce74" table:formula="of:=MIN([.AC$10:.AC$32]~[.AC$40:.AC$62]~[.AC$70:.AC$92]~[.AC$100:.AC$123]~[.AC$130:.AC$152]~[.AC$160:.AC$182]~[.AC$190:.AC$212])" office:value-type="float" office:value="1104.7" calcext:value-type="float">
            <text:p>1104.7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AE$10:.AE$32]~[.AE$40:.AE$62]~[.AE$70:.AE$92]~[.AE$100:.AE$123]~[.AE$130:.AE$152]~[.AE$160:.AE$182]~[.AE$190:.AE$212])" office:value-type="float" office:value="1.97" calcext:value-type="float">
            <text:p>1.97</text:p>
          </table:table-cell>
          <table:table-cell table:style-name="ce74" table:formula="of:=MIN([.AF$10:.AF$32]~[.AF$40:.AF$62]~[.AF$70:.AF$92]~[.AF$100:.AF$123]~[.AF$130:.AF$152]~[.AF$160:.AF$182]~[.AF$190:.AF$212])" office:value-type="float" office:value="1.93" calcext:value-type="float">
            <text:p>1.93</text:p>
          </table:table-cell>
          <table:table-cell table:style-name="ce50"/>
          <table:table-cell table:style-name="ce74" table:formula="of:=MIN([.AH$10:.AH$32]~[.AH$40:.AH$62]~[.AH$70:.AH$92]~[.AH$100:.AH$123]~[.AH$130:.AH$152]~[.AH$160:.AH$182]~[.AH$190:.AH$212])" office:value-type="float" office:value="1050.5" calcext:value-type="float">
            <text:p>1050.5</text:p>
          </table:table-cell>
          <table:table-cell table:style-name="ce74" table:formula="of:=MIN([.AI$10:.AI$32]~[.AI$40:.AI$62]~[.AI$70:.AI$92]~[.AI$100:.AI$123]~[.AI$130:.AI$152]~[.AI$160:.AI$182]~[.AI$190:.AI$212])" office:value-type="float" office:value="1051.7" calcext:value-type="float">
            <text:p>1051.7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AK$10:.AK$32]~[.AK$40:.AK$62]~[.AK$70:.AK$92]~[.AK$100:.AK$123]~[.AK$130:.AK$152]~[.AK$160:.AK$182]~[.AK$190:.AK$212])" office:value-type="float" office:value="6.23" calcext:value-type="float">
            <text:p>6.23</text:p>
          </table:table-cell>
          <table:table-cell table:style-name="ce74" table:formula="of:=MIN([.AL$10:.AL$32]~[.AL$40:.AL$62]~[.AL$70:.AL$92]~[.AL$100:.AL$123]~[.AL$130:.AL$152]~[.AL$160:.AL$182]~[.AL$190:.AL$212])" office:value-type="float" office:value="6.28" calcext:value-type="float">
            <text:p>6.28</text:p>
          </table:table-cell>
          <table:table-cell table:style-name="ce50"/>
          <table:table-cell table:style-name="ce74" table:formula="of:=MIN([.AN$10:.AN$32]~[.AN$40:.AN$62]~[.AN$70:.AN$92]~[.AN$100:.AN$123]~[.AN$130:.AN$152]~[.AN$160:.AN$182]~[.AN$190:.AN$212])" office:value-type="float" office:value="974.4" calcext:value-type="float">
            <text:p>974.4</text:p>
          </table:table-cell>
          <table:table-cell table:style-name="ce74" table:formula="of:=MIN([.AO$10:.AO$32]~[.AO$40:.AO$62]~[.AO$70:.AO$92]~[.AO$100:.AO$123]~[.AO$130:.AO$152]~[.AO$160:.AO$182]~[.AO$190:.AO$212])" office:value-type="float" office:value="975.07" calcext:value-type="float">
            <text:p>975.07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AQ$10:.AQ$32]~[.AQ$40:.AQ$62]~[.AQ$70:.AQ$92]~[.AQ$100:.AQ$123]~[.AQ$130:.AQ$152]~[.AQ$160:.AQ$182]~[.AQ$190:.AQ$212])" office:value-type="float" office:value="9.49" calcext:value-type="float">
            <text:p>9.49</text:p>
          </table:table-cell>
          <table:table-cell table:style-name="ce74" table:formula="of:=MIN([.AR$10:.AR$32]~[.AR$40:.AR$62]~[.AR$70:.AR$92]~[.AR$100:.AR$123]~[.AR$130:.AR$152]~[.AR$160:.AR$182]~[.AR$190:.AR$212])" office:value-type="float" office:value="9.56" calcext:value-type="float">
            <text:p>9.56</text:p>
          </table:table-cell>
          <table:table-cell table:style-name="ce50"/>
          <table:table-cell table:style-name="ce108" table:formula="of:=MIN([.AT$10:.AT$32]~[.AT$40:.AT$62]~[.AT$70:.AT$92]~[.AT$100:.AT$123]~[.AT$130:.AT$152]~[.AT$160:.AT$182]~[.AT$190:.AT$212])" office:value-type="float" office:value="106769" calcext:value-type="float">
            <text:p>106,769</text:p>
          </table:table-cell>
          <table:table-cell table:style-name="ce108" table:formula="of:=MIN([.AU$10:.AU$32]~[.AU$40:.AU$62]~[.AU$70:.AU$92]~[.AU$100:.AU$123]~[.AU$130:.AU$152]~[.AU$160:.AU$182]~[.AU$190:.AU$212])" office:value-type="float" office:value="109290" calcext:value-type="float">
            <text:p>109,290</text:p>
          </table:table-cell>
          <table:table-cell table:style-name="ce140"/>
          <table:table-cell table:style-name="ce108" table:formula="of:=MIN([.AW$10:.AW$32]~[.AW$40:.AW$62]~[.AW$70:.AW$92]~[.AW$100:.AW$123]~[.AW$130:.AW$152]~[.AW$160:.AW$182]~[.AW$190:.AW$212])" office:value-type="float" office:value="32482.5" calcext:value-type="float">
            <text:p>32,483</text:p>
          </table:table-cell>
          <table:table-cell table:style-name="ce108" table:formula="of:=MIN([.AX$10:.AX$32]~[.AX$40:.AX$62]~[.AX$70:.AX$92]~[.AX$100:.AX$123]~[.AX$130:.AX$152]~[.AX$160:.AX$182]~[.AX$190:.AX$212])" office:value-type="float" office:value="30770" calcext:value-type="float">
            <text:p>30,770</text:p>
          </table:table-cell>
          <table:table-cell table:style-name="ce140"/>
          <table:table-cell table:style-name="ce108" table:formula="of:=MIN([.AZ$10:.AZ$32]~[.AZ$40:.AZ$62]~[.AZ$70:.AZ$92]~[.AZ$100:.AZ$123]~[.AZ$130:.AZ$152]~[.AZ$160:.AZ$182]~[.AZ$190:.AZ$212])" office:value-type="float" office:value="80551" calcext:value-type="float">
            <text:p>80,551</text:p>
          </table:table-cell>
          <table:table-cell table:style-name="ce108" table:formula="of:=MIN([.BA$10:.BA$32]~[.BA$40:.BA$62]~[.BA$70:.BA$92]~[.BA$100:.BA$123]~[.BA$130:.BA$152]~[.BA$160:.BA$182]~[.BA$190:.BA$212])" office:value-type="float" office:value="81686.5" calcext:value-type="float">
            <text:p>81,687</text:p>
          </table:table-cell>
          <table:table-cell table:style-name="ce50"/>
          <table:table-cell table:style-name="ce74" table:formula="of:=MIN([.BC$10:.BC$32]~[.BC$40:.BC$62]~[.BC$70:.BC$92]~[.BC$100:.BC$123]~[.BC$130:.BC$152]~[.BC$160:.BC$182]~[.BC$190:.BC$212])" office:value-type="float" office:value="0.138082090456363" calcext:value-type="float">
            <text:p>0.138082090456363</text:p>
          </table:table-cell>
          <table:table-cell table:style-name="ce74" table:formula="of:=MIN([.BD$10:.BD$32]~[.BD$40:.BD$62]~[.BD$70:.BD$92]~[.BD$100:.BD$123]~[.BD$130:.BD$152]~[.BD$160:.BD$182]~[.BD$190:.BD$212])" office:value-type="float" office:value="0.1320793592198" calcext:value-type="float">
            <text:p>0.1320793592198</text:p>
          </table:table-cell>
          <table:table-cell/>
          <table:table-cell table:style-name="ce117"/>
          <table:table-cell table:number-columns-repeated="966"/>
        </table:table-row>
        <table:table-row table:style-name="ro1">
          <table:table-cell table:style-name="Accent_20_3"/>
          <table:table-cell table:style-name="ce27" office:value-type="string" calcext:value-type="string">
            <text:p>Maximum</text:p>
          </table:table-cell>
          <table:table-cell/>
          <table:table-cell table:style-name="ce75" table:formula="of:=MAX([.D10:.D32]~[.D40:.D62]~[.D70:.D92]~[.D100:.D123]~[.D130:.D152]~[.D160:.D182]~[.D190:.D212])" office:value-type="float" office:value="453" calcext:value-type="float">
            <text:p>453</text:p>
          </table:table-cell>
          <table:table-cell table:style-name="ce75" table:formula="of:=MAX([.E$10:.E$32]~[.E$40:.E$62]~[.E$70:.E$92]~[.E$100:.E$123]~[.E$130:.E$152]~[.E$160:.E$182]~[.E$190:.E$212])" office:value-type="float" office:value="453" calcext:value-type="float">
            <text:p>453</text:p>
          </table:table-cell>
          <table:table-cell table:style-name="ce75" table:formula="of:=MAX([.F$10:.F$32]~[.F$40:.F$62]~[.F$70:.F$92]~[.F$100:.F$123]~[.F$130:.F$152]~[.F$160:.F$182]~[.F$190:.F$212])" office:value-type="float" office:value="1165" calcext:value-type="float">
            <text:p>1165</text:p>
          </table:table-cell>
          <table:table-cell table:style-name="ce75" table:formula="of:=MAX([.G$10:.G$32]~[.G$40:.G$62]~[.G$70:.G$92]~[.G$100:.G$123]~[.G$130:.G$152]~[.G$160:.G$182]~[.G$190:.G$212])" office:value-type="float" office:value="1163" calcext:value-type="float">
            <text:p>1163</text:p>
          </table:table-cell>
          <table:table-cell table:style-name="ce75" table:formula="of:=MAX([.H$10:.H$32]~[.H$40:.H$62]~[.H$70:.H$92]~[.H$100:.H$123]~[.H$130:.H$152]~[.H$160:.H$182]~[.H$190:.H$212])" office:value-type="float" office:value="90.3226" calcext:value-type="float">
            <text:p>90.3226</text:p>
          </table:table-cell>
          <table:table-cell table:style-name="ce75" table:formula="of:=MAX([.I$10:.I$32]~[.I$40:.I$62]~[.I$70:.I$92]~[.I$100:.I$123]~[.I$130:.I$152]~[.I$160:.I$182]~[.I$190:.I$212])" office:value-type="float" office:value="90.3139" calcext:value-type="float">
            <text:p>90.3139</text:p>
          </table:table-cell>
          <table:table-cell table:style-name="ce75"/>
          <table:table-cell table:style-name="ce75" table:formula="of:=MAX([.K$10:.K$32]~[.K$40:.K$62]~[.K$70:.K$92]~[.K$100:.K$123]~[.K$130:.K$152]~[.K$160:.K$182]~[.K$190:.K$212])" office:value-type="float" office:value="29.4072" calcext:value-type="float">
            <text:p>29.4072</text:p>
          </table:table-cell>
          <table:table-cell table:style-name="ce75" table:formula="of:=MAX([.L$10:.L$32]~[.L$40:.L$62]~[.L$70:.L$92]~[.L$100:.L$123]~[.L$130:.L$152]~[.L$160:.L$182]~[.L$190:.L$212])" office:value-type="float" office:value="28.6105" calcext:value-type="float">
            <text:p>28.6105</text:p>
          </table:table-cell>
          <table:table-cell table:style-name="ce58" table:formula="of:=MAX([.M$10:.M$32]~[.M$40:.M$62]~[.M$70:.M$92]~[.M$100:.M$123]~[.M$130:.M$152]~[.M$160:.M$182]~[.M$190:.M$212])" office:value-type="float" office:value="53.6558" calcext:value-type="float">
            <text:p>53.6558</text:p>
          </table:table-cell>
          <table:table-cell table:style-name="ce58" table:formula="of:=MAX([.N$10:.N$32]~[.N$40:.N$62]~[.N$70:.N$92]~[.N$100:.N$123]~[.N$130:.N$152]~[.N$160:.N$182]~[.N$190:.N$212])" office:value-type="float" office:value="63.2988" calcext:value-type="float">
            <text:p>63.2988</text:p>
          </table:table-cell>
          <table:table-cell table:style-name="ce75"/>
          <table:table-cell table:style-name="ce75" table:formula="of:=MAX([.P$10:.P$32]~[.P$40:.P$62]~[.P$70:.P$92]~[.P$100:.P$123]~[.P$130:.P$152]~[.P$160:.P$182]~[.P$190:.P$212])" office:value-type="float" office:value="1177.9" calcext:value-type="float">
            <text:p>1177.9</text:p>
          </table:table-cell>
          <table:table-cell table:style-name="ce75" table:formula="of:=MAX([.Q$10:.Q$32]~[.Q$40:.Q$62]~[.Q$70:.Q$92]~[.Q$100:.Q$123]~[.Q$130:.Q$152]~[.Q$160:.Q$182]~[.Q$190:.Q$212])" office:value-type="float" office:value="1176.1" calcext:value-type="float">
            <text:p>1176.1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S$10:.S$32]~[.S$40:.S$62]~[.S$70:.S$92]~[.S$100:.S$123]~[.S$130:.S$152]~[.S$160:.S$182]~[.S$190:.S$212])" office:value-type="float" office:value="9.37" calcext:value-type="float">
            <text:p>9.37</text:p>
          </table:table-cell>
          <table:table-cell table:style-name="ce75" table:formula="of:=MAX([.T$10:.T$32]~[.T$40:.T$62]~[.T$70:.T$92]~[.T$100:.T$123]~[.T$130:.T$152]~[.T$160:.T$182]~[.T$190:.T$212])" office:value-type="float" office:value="9.4" calcext:value-type="float">
            <text:p>9.4</text:p>
          </table:table-cell>
          <table:table-cell table:style-name="ce97"/>
          <table:table-cell table:style-name="ce75" table:formula="of:=MAX([.V$10:.V$32]~[.V$40:.V$62]~[.V$70:.V$92]~[.V$100:.V$123]~[.V$130:.V$152]~[.V$160:.V$182]~[.V$190:.V$212])" office:value-type="float" office:value="1138.7" calcext:value-type="float">
            <text:p>1138.7</text:p>
          </table:table-cell>
          <table:table-cell table:style-name="ce75" table:formula="of:=MAX([.W$10:.W$32]~[.W$40:.W$62]~[.W$70:.W$92]~[.W$100:.W$123]~[.W$130:.W$152]~[.W$160:.W$182]~[.W$190:.W$212])" office:value-type="float" office:value="1138.6" calcext:value-type="float">
            <text:p>1138.6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Y$10:.Y$32]~[.Y$40:.Y$62]~[.Y$70:.Y$92]~[.Y$100:.Y$123]~[.Y$130:.Y$152]~[.Y$160:.Y$182]~[.Y$190:.Y$212])" office:value-type="float" office:value="2.6" calcext:value-type="float">
            <text:p>2.6</text:p>
          </table:table-cell>
          <table:table-cell table:style-name="ce75" table:formula="of:=MAX([.Z$10:.Z$32]~[.Z$40:.Z$62]~[.Z$70:.Z$92]~[.Z$100:.Z$123]~[.Z$130:.Z$152]~[.Z$160:.Z$182]~[.Z$190:.Z$212])" office:value-type="float" office:value="2.65" calcext:value-type="float">
            <text:p>2.65</text:p>
          </table:table-cell>
          <table:table-cell table:style-name="ce50"/>
          <table:table-cell table:style-name="ce75" table:formula="of:=MAX([.AB$10:.AB$32]~[.AB$40:.AB$62]~[.AB$70:.AB$92]~[.AB$100:.AB$123]~[.AB$130:.AB$152]~[.AB$160:.AB$182]~[.AB$190:.AB$212])" office:value-type="float" office:value="1110.9" calcext:value-type="float">
            <text:p>1110.9</text:p>
          </table:table-cell>
          <table:table-cell table:style-name="ce75" table:formula="of:=MAX([.AC$10:.AC$32]~[.AC$40:.AC$62]~[.AC$70:.AC$92]~[.AC$100:.AC$123]~[.AC$130:.AC$152]~[.AC$160:.AC$182]~[.AC$190:.AC$212])" office:value-type="float" office:value="1111.9" calcext:value-type="float">
            <text:p>1111.9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AE$10:.AE$32]~[.AE$40:.AE$62]~[.AE$70:.AE$92]~[.AE$100:.AE$123]~[.AE$130:.AE$152]~[.AE$160:.AE$182]~[.AE$190:.AE$212])" office:value-type="float" office:value="2.76" calcext:value-type="float">
            <text:p>2.76</text:p>
          </table:table-cell>
          <table:table-cell table:style-name="ce75" table:formula="of:=MAX([.AF$10:.AF$32]~[.AF$40:.AF$62]~[.AF$70:.AF$92]~[.AF$100:.AF$123]~[.AF$130:.AF$152]~[.AF$160:.AF$182]~[.AF$190:.AF$212])" office:value-type="float" office:value="2.64" calcext:value-type="float">
            <text:p>2.64</text:p>
          </table:table-cell>
          <table:table-cell table:style-name="ce50"/>
          <table:table-cell table:style-name="ce75" table:formula="of:=MAX([.AH$10:.AH$32]~[.AH$40:.AH$62]~[.AH$70:.AH$92]~[.AH$100:.AH$123]~[.AH$130:.AH$152]~[.AH$160:.AH$182]~[.AH$190:.AH$212])" office:value-type="float" office:value="1055.7" calcext:value-type="float">
            <text:p>1055.7</text:p>
          </table:table-cell>
          <table:table-cell table:style-name="ce75" table:formula="of:=MAX([.AI$10:.AI$32]~[.AI$40:.AI$62]~[.AI$70:.AI$92]~[.AI$100:.AI$123]~[.AI$130:.AI$152]~[.AI$160:.AI$182]~[.AI$190:.AI$212])" office:value-type="float" office:value="1057.3" calcext:value-type="float">
            <text:p>1057.3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AK$10:.AK$32]~[.AK$40:.AK$62]~[.AK$70:.AK$92]~[.AK$100:.AK$123]~[.AK$130:.AK$152]~[.AK$160:.AK$182]~[.AK$190:.AK$212])" office:value-type="float" office:value="7.05" calcext:value-type="float">
            <text:p>7.05</text:p>
          </table:table-cell>
          <table:table-cell table:style-name="ce75" table:formula="of:=MAX([.AL$10:.AL$32]~[.AL$40:.AL$62]~[.AL$70:.AL$92]~[.AL$100:.AL$123]~[.AL$130:.AL$152]~[.AL$160:.AL$182]~[.AL$190:.AL$212])" office:value-type="float" office:value="6.98" calcext:value-type="float">
            <text:p>6.98</text:p>
          </table:table-cell>
          <table:table-cell table:style-name="ce50"/>
          <table:table-cell table:style-name="ce75" table:formula="of:=MAX([.AN$10:.AN$32]~[.AN$40:.AN$62]~[.AN$70:.AN$92]~[.AN$100:.AN$123]~[.AN$130:.AN$152]~[.AN$160:.AN$182]~[.AN$190:.AN$212])" office:value-type="float" office:value="981.36" calcext:value-type="float">
            <text:p>981.36</text:p>
          </table:table-cell>
          <table:table-cell table:style-name="ce75" table:formula="of:=MAX([.AO$10:.AO$32]~[.AO$40:.AO$62]~[.AO$70:.AO$92]~[.AO$100:.AO$123]~[.AO$130:.AO$152]~[.AO$160:.AO$182]~[.AO$190:.AO$212])" office:value-type="float" office:value="983.01" calcext:value-type="float">
            <text:p>983.01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AQ$10:.AQ$32]~[.AQ$40:.AQ$62]~[.AQ$70:.AQ$92]~[.AQ$100:.AQ$123]~[.AQ$130:.AQ$152]~[.AQ$160:.AQ$182]~[.AQ$190:.AQ$212])" office:value-type="float" office:value="10.3" calcext:value-type="float">
            <text:p>10.3</text:p>
          </table:table-cell>
          <table:table-cell table:style-name="ce75" table:formula="of:=MAX([.AR$10:.AR$32]~[.AR$40:.AR$62]~[.AR$70:.AR$92]~[.AR$100:.AR$123]~[.AR$130:.AR$152]~[.AR$160:.AR$182]~[.AR$190:.AR$212])" office:value-type="float" office:value="10.2" calcext:value-type="float">
            <text:p>10.2</text:p>
          </table:table-cell>
          <table:table-cell table:style-name="ce50"/>
          <table:table-cell table:style-name="ce109" table:formula="of:=MAX([.AT$10:.AT$32]~[.AT$40:.AT$62]~[.AT$70:.AT$92]~[.AT$100:.AT$123]~[.AT$130:.AT$152]~[.AT$160:.AT$182]~[.AT$190:.AT$212])" office:value-type="float" office:value="126876" calcext:value-type="float">
            <text:p>126,876</text:p>
          </table:table-cell>
          <table:table-cell table:style-name="ce109" table:formula="of:=MAX([.AU$10:.AU$32]~[.AU$40:.AU$62]~[.AU$70:.AU$92]~[.AU$100:.AU$123]~[.AU$130:.AU$152]~[.AU$160:.AU$182]~[.AU$190:.AU$212])" office:value-type="float" office:value="125972" calcext:value-type="float">
            <text:p>125,972</text:p>
          </table:table-cell>
          <table:table-cell table:style-name="ce140"/>
          <table:table-cell table:style-name="ce109" table:formula="of:=MAX([.AW$10:.AW$32]~[.AW$40:.AW$62]~[.AW$70:.AW$92]~[.AW$100:.AW$123]~[.AW$130:.AW$152]~[.AW$160:.AW$182]~[.AW$190:.AW$212])" office:value-type="float" office:value="57021.5" calcext:value-type="float">
            <text:p>57,022</text:p>
          </table:table-cell>
          <table:table-cell table:style-name="ce109" table:formula="of:=MAX([.AX$10:.AX$32]~[.AX$40:.AX$62]~[.AX$70:.AX$92]~[.AX$100:.AX$123]~[.AX$130:.AX$152]~[.AX$160:.AX$182]~[.AX$190:.AX$212])" office:value-type="float" office:value="52903" calcext:value-type="float">
            <text:p>52,903</text:p>
          </table:table-cell>
          <table:table-cell table:style-name="ce140"/>
          <table:table-cell table:style-name="ce109" table:formula="of:=MAX([.AZ$10:.AZ$32]~[.AZ$40:.AZ$62]~[.AZ$70:.AZ$92]~[.AZ$100:.AZ$123]~[.AZ$130:.AZ$152]~[.AZ$160:.AZ$182]~[.AZ$190:.AZ$212])" office:value-type="float" office:value="94638" calcext:value-type="float">
            <text:p>94,638</text:p>
          </table:table-cell>
          <table:table-cell table:style-name="ce109" table:formula="of:=MAX([.BA$10:.BA$32]~[.BA$40:.BA$62]~[.BA$70:.BA$92]~[.BA$100:.BA$123]~[.BA$130:.BA$152]~[.BA$160:.BA$182]~[.BA$190:.BA$212])" office:value-type="float" office:value="95247.5" calcext:value-type="float">
            <text:p>95,248</text:p>
          </table:table-cell>
          <table:table-cell table:style-name="ce50"/>
          <table:table-cell table:style-name="ce75" table:formula="of:=MAX([.BC$10:.BC$32]~[.BC$40:.BC$62]~[.BC$70:.BC$92]~[.BC$100:.BC$123]~[.BC$130:.BC$152]~[.BC$160:.BC$182]~[.BC$190:.BC$212])" office:value-type="float" office:value="0.213629279404162" calcext:value-type="float">
            <text:p>0.213629279404162</text:p>
          </table:table-cell>
          <table:table-cell table:style-name="ce75" table:formula="of:=MAX([.BD$10:.BD$32]~[.BD$40:.BD$62]~[.BD$70:.BD$92]~[.BD$100:.BD$123]~[.BD$130:.BD$152]~[.BD$160:.BD$182]~[.BD$190:.BD$212])" office:value-type="float" office:value="0.198147853363922" calcext:value-type="float">
            <text:p>0.198147853363922</text:p>
          </table:table-cell>
          <table:table-cell/>
          <table:table-cell table:style-name="ce117"/>
          <table:table-cell table:number-columns-repeated="966"/>
        </table:table-row>
        <table:table-row table:style-name="ro4">
          <table:table-cell table:style-name="Accent_20_3"/>
          <table:table-cell table:style-name="ce27" office:value-type="string" calcext:value-type="string">
            <text:p>IRQ</text:p>
          </table:table-cell>
          <table:table-cell/>
          <table:table-cell table:style-name="ce74" table:formula="of:=QUARTILE([.D10:.D32]~[.D40:.D62]~[.D70:.D92]~[.D100:.D122]~[.D130:.D152]~[.D160:.D182]~[.D190:.D212];3)-QUARTILE([.D10:.D32]~[.D40:.D62]~[.D70:.D92]~[.D100:.D122]~[.D130:.D152]~[.D160:.D182]~[.D190:.D212];1)" office:value-type="float" office:value="2" calcext:value-type="float">
            <text:p>2</text:p>
          </table:table-cell>
          <table:table-cell table:style-name="ce74" table:formula="of:=QUARTILE([.E$10:.E$32]~[.E$40:.E$62]~[.E$70:.E$92]~[.E$100:.E$122]~[.E$130:.E$152]~[.E$160:.E$182]~[.E$190:.E$212];3)-QUARTILE([.E$10:.E$32]~[.E$40:.E$62]~[.E$70:.E$92]~[.E$100:.E$122]~[.E$130:.E$152]~[.E$160:.E$182]~[.E$190:.E$212];1)" office:value-type="float" office:value="1" calcext:value-type="float">
            <text:p>1</text:p>
          </table:table-cell>
          <table:table-cell table:style-name="ce74" table:formula="of:=QUARTILE([.F$10:.F$32]~[.F$40:.F$62]~[.F$70:.F$92]~[.F$100:.F$122]~[.F$130:.F$152]~[.F$160:.F$182]~[.F$190:.F$212];3)-QUARTILE([.F$10:.F$32]~[.F$40:.F$62]~[.F$70:.F$92]~[.F$100:.F$122]~[.F$130:.F$152]~[.F$160:.F$182]~[.F$190:.F$212];1)" office:value-type="float" office:value="2" calcext:value-type="float">
            <text:p>2</text:p>
          </table:table-cell>
          <table:table-cell table:style-name="ce74" table:formula="of:=QUARTILE([.G$10:.G$32]~[.G$40:.G$62]~[.G$70:.G$92]~[.G$100:.G$122]~[.G$130:.G$152]~[.G$160:.G$182]~[.G$190:.G$212];3)-QUARTILE([.G$10:.G$32]~[.G$40:.G$62]~[.G$70:.G$92]~[.G$100:.G$122]~[.G$130:.G$152]~[.G$160:.G$182]~[.G$190:.G$212];1)" office:value-type="float" office:value="1.25" calcext:value-type="float">
            <text:p>1.25</text:p>
          </table:table-cell>
          <table:table-cell table:style-name="ce74" table:formula="of:=QUARTILE([.H$10:.H$32]~[.H$40:.H$62]~[.H$70:.H$92]~[.H$100:.H$122]~[.H$130:.H$152]~[.H$160:.H$182]~[.H$190:.H$212];3)-QUARTILE([.H$10:.H$32]~[.H$40:.H$62]~[.H$70:.H$92]~[.H$100:.H$122]~[.H$130:.H$152]~[.H$160:.H$182]~[.H$190:.H$212];1)" office:value-type="float" office:value="0.148399999999995" calcext:value-type="float">
            <text:p>0.148399999999995</text:p>
          </table:table-cell>
          <table:table-cell table:style-name="ce74" table:formula="of:=QUARTILE([.I$10:.I$32]~[.I$40:.I$62]~[.I$70:.I$92]~[.I$100:.I$122]~[.I$130:.I$152]~[.I$160:.I$182]~[.I$190:.I$212];3)-QUARTILE([.I$10:.I$32]~[.I$40:.I$62]~[.I$70:.I$92]~[.I$100:.I$122]~[.I$130:.I$152]~[.I$160:.I$182]~[.I$190:.I$212];1)" office:value-type="float" office:value="0.156499999999994" calcext:value-type="float">
            <text:p>0.156499999999994</text:p>
          </table:table-cell>
          <table:table-cell table:style-name="ce74"/>
          <table:table-cell table:style-name="ce74" table:formula="of:=QUARTILE([.K$10:.K$32]~[.K$40:.K$62]~[.K$70:.K$92]~[.K$100:.K$122]~[.K$130:.K$152]~[.K$160:.K$182]~[.K$190:.K$212];3)-QUARTILE([.K$10:.K$32]~[.K$40:.K$62]~[.K$70:.K$92]~[.K$100:.K$122]~[.K$130:.K$152]~[.K$160:.K$182]~[.K$190:.K$212];1)" office:value-type="float" office:value="0.536200000000001" calcext:value-type="float">
            <text:p>0.536200000000001</text:p>
          </table:table-cell>
          <table:table-cell table:style-name="ce74" table:formula="of:=QUARTILE([.L$10:.L$32]~[.L$40:.L$62]~[.L$70:.L$92]~[.L$100:.L$122]~[.L$130:.L$152]~[.L$160:.L$182]~[.L$190:.L$212];3)-QUARTILE([.L$10:.L$32]~[.L$40:.L$62]~[.L$70:.L$92]~[.L$100:.L$122]~[.L$130:.L$152]~[.L$160:.L$182]~[.L$190:.L$212];1)" office:value-type="float" office:value="0.541599999999999" calcext:value-type="float">
            <text:p>0.541599999999999</text:p>
          </table:table-cell>
          <table:table-cell table:style-name="ce58" table:formula="of:=QUARTILE([.M$10:.M$32]~[.M$40:.M$62]~[.M$70:.M$92]~[.M$100:.M$122]~[.M$130:.M$152]~[.M$160:.M$182]~[.M$190:.M$212];3)-QUARTILE([.M$10:.M$32]~[.M$40:.M$62]~[.M$70:.M$92]~[.M$100:.M$122]~[.M$130:.M$152]~[.M$160:.M$182]~[.M$190:.M$212];1)" office:value-type="float" office:value="7.0927" calcext:value-type="float">
            <text:p>7.0927</text:p>
          </table:table-cell>
          <table:table-cell table:style-name="ce58" table:formula="of:=QUARTILE([.N$10:.N$32]~[.N$40:.N$62]~[.N$70:.N$92]~[.N$100:.N$122]~[.N$130:.N$152]~[.N$160:.N$182]~[.N$190:.N$212];3)-QUARTILE([.N$10:.N$32]~[.N$40:.N$62]~[.N$70:.N$92]~[.N$100:.N$122]~[.N$130:.N$152]~[.N$160:.N$182]~[.N$190:.N$212];1)" office:value-type="float" office:value="8.08842500000001" calcext:value-type="float">
            <text:p>8.08842500000001</text:p>
          </table:table-cell>
          <table:table-cell table:style-name="ce92"/>
          <table:table-cell table:style-name="ce74" table:formula="of:=QUARTILE([.P$10:.P$32]~[.P$40:.P$62]~[.P$70:.P$92]~[.P$100:.P$122]~[.P$130:.P$152]~[.P$160:.P$182]~[.P$190:.P$212];3)-QUARTILE([.P$10:.P$32]~[.P$40:.P$62]~[.P$70:.P$92]~[.P$100:.P$122]~[.P$130:.P$152]~[.P$160:.P$182]~[.P$190:.P$212];1)" office:value-type="float" office:value="1.89999999999986" calcext:value-type="float">
            <text:p>1.89999999999986</text:p>
          </table:table-cell>
          <table:table-cell table:style-name="ce74" table:formula="of:=QUARTILE([.Q$10:.Q$32]~[.Q$40:.Q$62]~[.Q$70:.Q$92]~[.Q$100:.Q$122]~[.Q$130:.Q$152]~[.Q$160:.Q$182]~[.Q$190:.Q$212];3)-QUARTILE([.Q$10:.Q$32]~[.Q$40:.Q$62]~[.Q$70:.Q$92]~[.Q$100:.Q$122]~[.Q$130:.Q$152]~[.Q$160:.Q$182]~[.Q$190:.Q$212];1)" office:value-type="float" office:value="1.29999999999995" calcext:value-type="float">
            <text:p>1.29999999999995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S$10:.S$32]~[.S$40:.S$62]~[.S$70:.S$92]~[.S$100:.S$122]~[.S$130:.S$152]~[.S$160:.S$182]~[.S$190:.S$212];3)-QUARTILE([.S$10:.S$32]~[.S$40:.S$62]~[.S$70:.S$92]~[.S$100:.S$122]~[.S$130:.S$152]~[.S$160:.S$182]~[.S$190:.S$212];1)" office:value-type="float" office:value="0.2225" calcext:value-type="float">
            <text:p>0.2225</text:p>
          </table:table-cell>
          <table:table-cell table:style-name="ce74" table:formula="of:=QUARTILE([.T$10:.T$32]~[.T$40:.T$62]~[.T$70:.T$92]~[.T$100:.T$122]~[.T$130:.T$152]~[.T$160:.T$182]~[.T$190:.T$212];3)-QUARTILE([.T$10:.T$32]~[.T$40:.T$62]~[.T$70:.T$92]~[.T$100:.T$122]~[.T$130:.T$152]~[.T$160:.T$182]~[.T$190:.T$212];1)" office:value-type="float" office:value="0.192499999999999" calcext:value-type="float">
            <text:p>0.192499999999999</text:p>
          </table:table-cell>
          <table:table-cell table:style-name="ce97"/>
          <table:table-cell table:style-name="ce74" table:formula="of:=QUARTILE([.V$10:.V$32]~[.V$40:.V$62]~[.V$70:.V$92]~[.V$100:.V$122]~[.V$130:.V$152]~[.V$160:.V$182]~[.V$190:.V$212];3)-QUARTILE([.V$10:.V$32]~[.V$40:.V$62]~[.V$70:.V$92]~[.V$100:.V$122]~[.V$130:.V$152]~[.V$160:.V$182]~[.V$190:.V$212];1)" office:value-type="float" office:value="1.90000000000009" calcext:value-type="float">
            <text:p>1.90000000000009</text:p>
          </table:table-cell>
          <table:table-cell table:style-name="ce74" table:formula="of:=QUARTILE([.W$10:.W$32]~[.W$40:.W$62]~[.W$70:.W$92]~[.W$100:.W$122]~[.W$130:.W$152]~[.W$160:.W$182]~[.W$190:.W$212];3)-QUARTILE([.W$10:.W$32]~[.W$40:.W$62]~[.W$70:.W$92]~[.W$100:.W$122]~[.W$130:.W$152]~[.W$160:.W$182]~[.W$190:.W$212];1)" office:value-type="float" office:value="1.90000000000009" calcext:value-type="float">
            <text:p>1.90000000000009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Y$10:.Y$32]~[.Y$40:.Y$62]~[.Y$70:.Y$92]~[.Y$100:.Y$122]~[.Y$130:.Y$152]~[.Y$160:.Y$182]~[.Y$190:.Y$212];3)-QUARTILE([.Y$10:.Y$32]~[.Y$40:.Y$62]~[.Y$70:.Y$92]~[.Y$100:.Y$122]~[.Y$130:.Y$152]~[.Y$160:.Y$182]~[.Y$190:.Y$212];1)" office:value-type="float" office:value="0.2325" calcext:value-type="float">
            <text:p>0.2325</text:p>
          </table:table-cell>
          <table:table-cell table:style-name="ce74" table:formula="of:=QUARTILE([.Z$10:.Z$32]~[.Z$40:.Z$62]~[.Z$70:.Z$92]~[.Z$100:.Z$122]~[.Z$130:.Z$152]~[.Z$160:.Z$182]~[.Z$190:.Z$212];3)-QUARTILE([.Z$10:.Z$32]~[.Z$40:.Z$62]~[.Z$70:.Z$92]~[.Z$100:.Z$122]~[.Z$130:.Z$152]~[.Z$160:.Z$182]~[.Z$190:.Z$212];1)" office:value-type="float" office:value="0.1825" calcext:value-type="float">
            <text:p>0.1825</text:p>
          </table:table-cell>
          <table:table-cell table:style-name="ce50"/>
          <table:table-cell table:style-name="ce74" table:formula="of:=QUARTILE([.AB$10:.AB$32]~[.AB$40:.AB$62]~[.AB$70:.AB$92]~[.AB$100:.AB$122]~[.AB$130:.AB$152]~[.AB$160:.AB$182]~[.AB$190:.AB$212];3)-QUARTILE([.AB$10:.AB$32]~[.AB$40:.AB$62]~[.AB$70:.AB$92]~[.AB$100:.AB$122]~[.AB$130:.AB$152]~[.AB$160:.AB$182]~[.AB$190:.AB$212];1)" office:value-type="float" office:value="1.09999999999991" calcext:value-type="float">
            <text:p>1.09999999999991</text:p>
          </table:table-cell>
          <table:table-cell table:style-name="ce74" table:formula="of:=QUARTILE([.AC$10:.AC$32]~[.AC$40:.AC$62]~[.AC$70:.AC$92]~[.AC$100:.AC$122]~[.AC$130:.AC$152]~[.AC$160:.AC$182]~[.AC$190:.AC$212];3)-QUARTILE([.AC$10:.AC$32]~[.AC$40:.AC$62]~[.AC$70:.AC$92]~[.AC$100:.AC$122]~[.AC$130:.AC$152]~[.AC$160:.AC$182]~[.AC$190:.AC$212];1)" office:value-type="float" office:value="0.825000000000273" calcext:value-type="float">
            <text:p>0.825000000000273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AE$10:.AE$32]~[.AE$40:.AE$62]~[.AE$70:.AE$92]~[.AE$100:.AE$122]~[.AE$130:.AE$152]~[.AE$160:.AE$182]~[.AE$190:.AE$212];3)-QUARTILE([.AE$10:.AE$32]~[.AE$40:.AE$62]~[.AE$70:.AE$92]~[.AE$100:.AE$122]~[.AE$130:.AE$152]~[.AE$160:.AE$182]~[.AE$190:.AE$212];1)" office:value-type="float" office:value="0.205" calcext:value-type="float">
            <text:p>0.205</text:p>
          </table:table-cell>
          <table:table-cell table:style-name="ce74" table:formula="of:=QUARTILE([.AF$10:.AF$32]~[.AF$40:.AF$62]~[.AF$70:.AF$92]~[.AF$100:.AF$122]~[.AF$130:.AF$152]~[.AF$160:.AF$182]~[.AF$190:.AF$212];3)-QUARTILE([.AF$10:.AF$32]~[.AF$40:.AF$62]~[.AF$70:.AF$92]~[.AF$100:.AF$122]~[.AF$130:.AF$152]~[.AF$160:.AF$182]~[.AF$190:.AF$212];1)" office:value-type="float" office:value="0.195" calcext:value-type="float">
            <text:p>0.195</text:p>
          </table:table-cell>
          <table:table-cell table:style-name="ce50"/>
          <table:table-cell table:style-name="ce74" table:formula="of:=QUARTILE([.AH$10:.AH$32]~[.AH$40:.AH$62]~[.AH$70:.AH$92]~[.AH$100:.AH$122]~[.AH$130:.AH$152]~[.AH$160:.AH$182]~[.AH$190:.AH$212];3)-QUARTILE([.AH$10:.AH$32]~[.AH$40:.AH$62]~[.AH$70:.AH$92]~[.AH$100:.AH$122]~[.AH$130:.AH$152]~[.AH$160:.AH$182]~[.AH$190:.AH$212];1)" office:value-type="float" office:value="1.5" calcext:value-type="float">
            <text:p>1.5</text:p>
          </table:table-cell>
          <table:table-cell table:style-name="ce74" table:formula="of:=QUARTILE([.AI$10:.AI$32]~[.AI$40:.AI$62]~[.AI$70:.AI$92]~[.AI$100:.AI$122]~[.AI$130:.AI$152]~[.AI$160:.AI$182]~[.AI$190:.AI$212];3)-QUARTILE([.AI$10:.AI$32]~[.AI$40:.AI$62]~[.AI$70:.AI$92]~[.AI$100:.AI$122]~[.AI$130:.AI$152]~[.AI$160:.AI$182]~[.AI$190:.AI$212];1)" office:value-type="float" office:value="1.10000000000014" calcext:value-type="float">
            <text:p>1.10000000000014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AK$10:.AK$32]~[.AK$40:.AK$62]~[.AK$70:.AK$92]~[.AK$100:.AK$122]~[.AK$130:.AK$152]~[.AK$160:.AK$182]~[.AK$190:.AK$212];3)-QUARTILE([.AK$10:.AK$32]~[.AK$40:.AK$62]~[.AK$70:.AK$92]~[.AK$100:.AK$122]~[.AK$130:.AK$152]~[.AK$160:.AK$182]~[.AK$190:.AK$212];1)" office:value-type="float" office:value="0.232500000000001" calcext:value-type="float">
            <text:p>0.232500000000001</text:p>
          </table:table-cell>
          <table:table-cell table:style-name="ce74" table:formula="of:=QUARTILE([.AL$10:.AL$32]~[.AL$40:.AL$62]~[.AL$70:.AL$92]~[.AL$100:.AL$122]~[.AL$130:.AL$152]~[.AL$160:.AL$182]~[.AL$190:.AL$212];3)-QUARTILE([.AL$10:.AL$32]~[.AL$40:.AL$62]~[.AL$70:.AL$92]~[.AL$100:.AL$122]~[.AL$130:.AL$152]~[.AL$160:.AL$182]~[.AL$190:.AL$212];1)" office:value-type="float" office:value="0.19" calcext:value-type="float">
            <text:p>0.19</text:p>
          </table:table-cell>
          <table:table-cell table:style-name="ce50"/>
          <table:table-cell table:style-name="ce74" table:formula="of:=QUARTILE([.AN$10:.AN$32]~[.AN$40:.AN$62]~[.AN$70:.AN$92]~[.AN$100:.AN$122]~[.AN$130:.AN$152]~[.AN$160:.AN$182]~[.AN$190:.AN$212];3)-QUARTILE([.AN$10:.AN$32]~[.AN$40:.AN$62]~[.AN$70:.AN$92]~[.AN$100:.AN$122]~[.AN$130:.AN$152]~[.AN$160:.AN$182]~[.AN$190:.AN$212];1)" office:value-type="float" office:value="1.29499999999996" calcext:value-type="float">
            <text:p>1.29499999999996</text:p>
          </table:table-cell>
          <table:table-cell table:style-name="ce74" table:formula="of:=QUARTILE([.AO$10:.AO$32]~[.AO$40:.AO$62]~[.AO$70:.AO$92]~[.AO$100:.AO$122]~[.AO$130:.AO$152]~[.AO$160:.AO$182]~[.AO$190:.AO$212];3)-QUARTILE([.AO$10:.AO$32]~[.AO$40:.AO$62]~[.AO$70:.AO$92]~[.AO$100:.AO$122]~[.AO$130:.AO$152]~[.AO$160:.AO$182]~[.AO$190:.AO$212];1)" office:value-type="float" office:value="1.34000000000015" calcext:value-type="float">
            <text:p>1.34000000000015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AQ$10:.AQ$32]~[.AQ$40:.AQ$62]~[.AQ$70:.AQ$92]~[.AQ$100:.AQ$122]~[.AQ$130:.AQ$152]~[.AQ$160:.AQ$182]~[.AQ$190:.AQ$212];3)-QUARTILE([.AQ$10:.AQ$32]~[.AQ$40:.AQ$62]~[.AQ$70:.AQ$92]~[.AQ$100:.AQ$122]~[.AQ$130:.AQ$152]~[.AQ$160:.AQ$182]~[.AQ$190:.AQ$212];1)" office:value-type="float" office:value="0.19" calcext:value-type="float">
            <text:p>0.19</text:p>
          </table:table-cell>
          <table:table-cell table:style-name="ce74" table:formula="of:=QUARTILE([.AR$10:.AR$32]~[.AR$40:.AR$62]~[.AR$70:.AR$92]~[.AR$100:.AR$122]~[.AR$130:.AR$152]~[.AR$160:.AR$182]~[.AR$190:.AR$212];3)-QUARTILE([.AR$10:.AR$32]~[.AR$40:.AR$62]~[.AR$70:.AR$92]~[.AR$100:.AR$122]~[.AR$130:.AR$152]~[.AR$160:.AR$182]~[.AR$190:.AR$212];1)" office:value-type="float" office:value="0.1625" calcext:value-type="float">
            <text:p>0.1625</text:p>
          </table:table-cell>
          <table:table-cell table:style-name="ce50"/>
          <table:table-cell table:style-name="ce108" table:formula="of:=QUARTILE([.AT$10:.AT$32]~[.AT$40:.AT$62]~[.AT$70:.AT$92]~[.AT$100:.AT$122]~[.AT$130:.AT$152]~[.AT$160:.AT$182]~[.AT$190:.AT$212];3)-QUARTILE([.AT$10:.AT$32]~[.AT$40:.AT$62]~[.AT$70:.AT$92]~[.AT$100:.AT$122]~[.AT$130:.AT$152]~[.AT$160:.AT$182]~[.AT$190:.AT$212];1)" office:value-type="float" office:value="4428" calcext:value-type="float">
            <text:p>4,428</text:p>
          </table:table-cell>
          <table:table-cell table:style-name="ce108" table:formula="of:=QUARTILE([.AU$10:.AU$32]~[.AU$40:.AU$62]~[.AU$70:.AU$92]~[.AU$100:.AU$122]~[.AU$130:.AU$152]~[.AU$160:.AU$182]~[.AU$190:.AU$212];3)-QUARTILE([.AU$10:.AU$32]~[.AU$40:.AU$62]~[.AU$70:.AU$92]~[.AU$100:.AU$122]~[.AU$130:.AU$152]~[.AU$160:.AU$182]~[.AU$190:.AU$212];1)" office:value-type="float" office:value="2830.5" calcext:value-type="float">
            <text:p>2,831</text:p>
          </table:table-cell>
          <table:table-cell table:style-name="ce140"/>
          <table:table-cell table:style-name="ce108" table:formula="of:=QUARTILE([.AW$10:.AW$32]~[.AW$40:.AW$62]~[.AW$70:.AW$92]~[.AW$100:.AW$122]~[.AW$130:.AW$152]~[.AW$160:.AW$182]~[.AW$190:.AW$212];3)-QUARTILE([.AW$10:.AW$32]~[.AW$40:.AW$62]~[.AW$70:.AW$92]~[.AW$100:.AW$122]~[.AW$130:.AW$152]~[.AW$160:.AW$182]~[.AW$190:.AW$212];1)" office:value-type="float" office:value="4474.25" calcext:value-type="float">
            <text:p>4,474</text:p>
          </table:table-cell>
          <table:table-cell table:style-name="ce108" table:formula="of:=QUARTILE([.AX$10:.AX$32]~[.AX$40:.AX$62]~[.AX$70:.AX$92]~[.AX$100:.AX$122]~[.AX$130:.AX$152]~[.AX$160:.AX$182]~[.AX$190:.AX$212];3)-QUARTILE([.AX$10:.AX$32]~[.AX$40:.AX$62]~[.AX$70:.AX$92]~[.AX$100:.AX$122]~[.AX$130:.AX$152]~[.AX$160:.AX$182]~[.AX$190:.AX$212];1)" office:value-type="float" office:value="3312.75" calcext:value-type="float">
            <text:p>3,313</text:p>
          </table:table-cell>
          <table:table-cell table:style-name="ce140"/>
          <table:table-cell table:style-name="ce108" table:formula="of:=QUARTILE([.AZ$10:.AZ$32]~[.AZ$40:.AZ$62]~[.AZ$70:.AZ$92]~[.AZ$100:.AZ$122]~[.AZ$130:.AZ$152]~[.AZ$160:.AZ$182]~[.AZ$190:.AZ$212];3)-QUARTILE([.AZ$10:.AZ$32]~[.AZ$40:.AZ$62]~[.AZ$70:.AZ$92]~[.AZ$100:.AZ$122]~[.AZ$130:.AZ$152]~[.AZ$160:.AZ$182]~[.AZ$190:.AZ$212];1)" office:value-type="float" office:value="2675.875" calcext:value-type="float">
            <text:p>2,676</text:p>
          </table:table-cell>
          <table:table-cell table:style-name="ce108" table:formula="of:=QUARTILE([.BA$10:.BA$32]~[.BA$40:.BA$62]~[.BA$70:.BA$92]~[.BA$100:.BA$122]~[.BA$130:.BA$152]~[.BA$160:.BA$182]~[.BA$190:.BA$212];3)-QUARTILE([.BA$10:.BA$32]~[.BA$40:.BA$62]~[.BA$70:.BA$92]~[.BA$100:.BA$122]~[.BA$130:.BA$152]~[.BA$160:.BA$182]~[.BA$190:.BA$212];1)" office:value-type="float" office:value="2857.75" calcext:value-type="float">
            <text:p>2,858</text:p>
          </table:table-cell>
          <table:table-cell table:style-name="ce50"/>
          <table:table-cell table:style-name="ce74" table:formula="of:=QUARTILE([.BC$10:.BC$32]~[.BC$40:.BC$62]~[.BC$70:.BC$92]~[.BC$100:.BC$122]~[.BC$130:.BC$152]~[.BC$160:.BC$182]~[.BC$190:.BC$212];3)-QUARTILE([.BC$10:.BC$32]~[.BC$40:.BC$62]~[.BC$70:.BC$92]~[.BC$100:.BC$122]~[.BC$130:.BC$152]~[.BC$160:.BC$182]~[.BC$190:.BC$212];1)" office:value-type="float" office:value="0.0204481395654568" calcext:value-type="float">
            <text:p>0.020448139565457</text:p>
          </table:table-cell>
          <table:table-cell table:style-name="ce74" table:formula="of:=QUARTILE([.BD$10:.BD$32]~[.BD$40:.BD$62]~[.BD$70:.BD$92]~[.BD$100:.BD$122]~[.BD$130:.BD$152]~[.BD$160:.BD$182]~[.BD$190:.BD$212];3)-QUARTILE([.BD$10:.BD$32]~[.BD$40:.BD$62]~[.BD$70:.BD$92]~[.BD$100:.BD$122]~[.BD$130:.BD$152]~[.BD$160:.BD$182]~[.BD$190:.BD$212];1)" office:value-type="float" office:value="0.0126713211186809" calcext:value-type="float">
            <text:p>0.012671321118681</text:p>
          </table:table-cell>
          <table:table-cell/>
          <table:table-cell table:style-name="ce117"/>
          <table:table-cell table:number-columns-repeated="966"/>
        </table:table-row>
        <table:table-row table:style-name="ro1">
          <table:table-cell table:style-name="Accent_20_3"/>
          <table:table-cell table:style-name="ce27" office:value-type="string" calcext:value-type="string">
            <text:p>Q1</text:p>
          </table:table-cell>
          <table:table-cell/>
          <table:table-cell table:style-name="ce76" table:formula="of:=QUARTILE([.D10:.D32]~[.D40:.D62]~[.D70:.D92]~[.D100:.D122]~[.D130:.D152]~[.D160:.D182]~[.D190:.D212];1)" office:value-type="float" office:value="438" calcext:value-type="float">
            <text:p>438</text:p>
          </table:table-cell>
          <table:table-cell table:style-name="ce76" table:formula="of:=QUARTILE([.E$10:.E$32]~[.E$40:.E$62]~[.E$70:.E$92]~[.E$100:.E$122]~[.E$130:.E$152]~[.E$160:.E$182]~[.E$190:.E$212];1)" office:value-type="float" office:value="440" calcext:value-type="float">
            <text:p>440</text:p>
          </table:table-cell>
          <table:table-cell table:style-name="ce76" table:formula="of:=QUARTILE([.F$10:.F$32]~[.F$40:.F$62]~[.F$70:.F$92]~[.F$100:.F$122]~[.F$130:.F$152]~[.F$160:.F$182]~[.F$190:.F$212];1)" office:value-type="float" office:value="1160" calcext:value-type="float">
            <text:p>1160</text:p>
          </table:table-cell>
          <table:table-cell table:style-name="ce76" table:formula="of:=QUARTILE([.G$10:.G$32]~[.G$40:.G$62]~[.G$70:.G$92]~[.G$100:.G$122]~[.G$130:.G$152]~[.G$160:.G$182]~[.G$190:.G$212];1)" office:value-type="float" office:value="1158.75" calcext:value-type="float">
            <text:p>1158.75</text:p>
          </table:table-cell>
          <table:table-cell table:style-name="ce76" table:formula="of:=QUARTILE([.H$10:.H$32]~[.H$40:.H$62]~[.H$70:.H$92]~[.H$100:.H$122]~[.H$130:.H$152]~[.H$160:.H$182]~[.H$190:.H$212];1)" office:value-type="float" office:value="89.9417" calcext:value-type="float">
            <text:p>89.9417</text:p>
          </table:table-cell>
          <table:table-cell table:style-name="ce76" table:formula="of:=QUARTILE([.I$10:.I$32]~[.I$40:.I$62]~[.I$70:.I$92]~[.I$100:.I$122]~[.I$130:.I$152]~[.I$160:.I$182]~[.I$190:.I$212];1)" office:value-type="float" office:value="89.901275" calcext:value-type="float">
            <text:p>89.901275</text:p>
          </table:table-cell>
          <table:table-cell table:style-name="ce76"/>
          <table:table-cell table:style-name="ce76" table:formula="of:=QUARTILE([.K$10:.K$32]~[.K$40:.K$62]~[.K$70:.K$92]~[.K$100:.K$122]~[.K$130:.K$152]~[.K$160:.K$182]~[.K$190:.K$212];1)" office:value-type="float" office:value="27.929" calcext:value-type="float">
            <text:p>27.929</text:p>
          </table:table-cell>
          <table:table-cell table:style-name="ce76" table:formula="of:=QUARTILE([.L$10:.L$32]~[.L$40:.L$62]~[.L$70:.L$92]~[.L$100:.L$122]~[.L$130:.L$152]~[.L$160:.L$182]~[.L$190:.L$212];1)" office:value-type="float" office:value="27.3874" calcext:value-type="float">
            <text:p>27.3874</text:p>
          </table:table-cell>
          <table:table-cell table:style-name="ce58" table:formula="of:=QUARTILE([.M$10:.M$32]~[.M$40:.M$62]~[.M$70:.M$92]~[.M$100:.M$122]~[.M$130:.M$152]~[.M$160:.M$182]~[.M$190:.M$212];1)" office:value-type="float" office:value="40.6066" calcext:value-type="float">
            <text:p>40.6066</text:p>
          </table:table-cell>
          <table:table-cell table:style-name="ce58" table:formula="of:=QUARTILE([.N$10:.N$32]~[.N$40:.N$62]~[.N$70:.N$92]~[.N$100:.N$122]~[.N$130:.N$152]~[.N$160:.N$182]~[.N$190:.N$212];1)" office:value-type="float" office:value="42.886425" calcext:value-type="float">
            <text:p>42.886425</text:p>
          </table:table-cell>
          <table:table-cell table:style-name="ce93"/>
          <table:table-cell table:style-name="ce76" table:formula="of:=QUARTILE([.P$10:.P$32]~[.P$40:.P$62]~[.P$70:.P$92]~[.P$100:.P$122]~[.P$130:.P$152]~[.P$160:.P$182]~[.P$190:.P$212];1)" office:value-type="float" office:value="1173.2" calcext:value-type="float">
            <text:p>1173.2</text:p>
          </table:table-cell>
          <table:table-cell table:style-name="ce76" table:formula="of:=QUARTILE([.Q$10:.Q$32]~[.Q$40:.Q$62]~[.Q$70:.Q$92]~[.Q$100:.Q$122]~[.Q$130:.Q$152]~[.Q$160:.Q$182]~[.Q$190:.Q$212];1)" office:value-type="float" office:value="1172.2" calcext:value-type="float">
            <text:p>1172.2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S$10:.S$32]~[.S$40:.S$62]~[.S$70:.S$92]~[.S$100:.S$122]~[.S$130:.S$152]~[.S$160:.S$182]~[.S$190:.S$212];1)" office:value-type="float" office:value="8.8575" calcext:value-type="float">
            <text:p>8.8575</text:p>
          </table:table-cell>
          <table:table-cell table:style-name="ce76" table:formula="of:=QUARTILE([.T$10:.T$32]~[.T$40:.T$62]~[.T$70:.T$92]~[.T$100:.T$122]~[.T$130:.T$152]~[.T$160:.T$182]~[.T$190:.T$212];1)" office:value-type="float" office:value="8.92" calcext:value-type="float">
            <text:p>8.92</text:p>
          </table:table-cell>
          <table:table-cell table:style-name="ce97"/>
          <table:table-cell table:style-name="ce76" table:formula="of:=QUARTILE([.V$10:.V$32]~[.V$40:.V$62]~[.V$70:.V$92]~[.V$100:.V$122]~[.V$130:.V$152]~[.V$160:.V$182]~[.V$190:.V$212];1)" office:value-type="float" office:value="1133.8" calcext:value-type="float">
            <text:p>1133.8</text:p>
          </table:table-cell>
          <table:table-cell table:style-name="ce76" table:formula="of:=QUARTILE([.W$10:.W$32]~[.W$40:.W$62]~[.W$70:.W$92]~[.W$100:.W$122]~[.W$130:.W$152]~[.W$160:.W$182]~[.W$190:.W$212];1)" office:value-type="float" office:value="1133.8" calcext:value-type="float">
            <text:p>1133.8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Y$10:.Y$32]~[.Y$40:.Y$62]~[.Y$70:.Y$92]~[.Y$100:.Y$122]~[.Y$130:.Y$152]~[.Y$160:.Y$182]~[.Y$190:.Y$212];1)" office:value-type="float" office:value="2.05" calcext:value-type="float">
            <text:p>2.05</text:p>
          </table:table-cell>
          <table:table-cell table:style-name="ce76" table:formula="of:=QUARTILE([.Z$10:.Z$32]~[.Z$40:.Z$62]~[.Z$70:.Z$92]~[.Z$100:.Z$122]~[.Z$130:.Z$152]~[.Z$160:.Z$182]~[.Z$190:.Z$212];1)" office:value-type="float" office:value="2.11" calcext:value-type="float">
            <text:p>2.11</text:p>
          </table:table-cell>
          <table:table-cell table:style-name="ce50"/>
          <table:table-cell table:style-name="ce76" table:formula="of:=QUARTILE([.AB$10:.AB$32]~[.AB$40:.AB$62]~[.AB$70:.AB$92]~[.AB$100:.AB$122]~[.AB$130:.AB$152]~[.AB$160:.AB$182]~[.AB$190:.AB$212];1)" office:value-type="float" office:value="1105.625" calcext:value-type="float">
            <text:p>1105.625</text:p>
          </table:table-cell>
          <table:table-cell table:style-name="ce76" table:formula="of:=QUARTILE([.AC$10:.AC$32]~[.AC$40:.AC$62]~[.AC$70:.AC$92]~[.AC$100:.AC$122]~[.AC$130:.AC$152]~[.AC$160:.AC$182]~[.AC$190:.AC$212];1)" office:value-type="float" office:value="1106.075" calcext:value-type="float">
            <text:p>1106.075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AE$10:.AE$32]~[.AE$40:.AE$62]~[.AE$70:.AE$92]~[.AE$100:.AE$122]~[.AE$130:.AE$152]~[.AE$160:.AE$182]~[.AE$190:.AE$212];1)" office:value-type="float" office:value="2.2775" calcext:value-type="float">
            <text:p>2.2775</text:p>
          </table:table-cell>
          <table:table-cell table:style-name="ce76" table:formula="of:=QUARTILE([.AF$10:.AF$32]~[.AF$40:.AF$62]~[.AF$70:.AF$92]~[.AF$100:.AF$122]~[.AF$130:.AF$152]~[.AF$160:.AF$182]~[.AF$190:.AF$212];1)" office:value-type="float" office:value="2.245" calcext:value-type="float">
            <text:p>2.245</text:p>
          </table:table-cell>
          <table:table-cell table:style-name="ce50"/>
          <table:table-cell table:style-name="ce76" table:formula="of:=QUARTILE([.AH$10:.AH$32]~[.AH$40:.AH$62]~[.AH$70:.AH$92]~[.AH$100:.AH$122]~[.AH$130:.AH$152]~[.AH$160:.AH$182]~[.AH$190:.AH$212];1)" office:value-type="float" office:value="1051.6" calcext:value-type="float">
            <text:p>1051.6</text:p>
          </table:table-cell>
          <table:table-cell table:style-name="ce76" table:formula="of:=QUARTILE([.AI$10:.AI$32]~[.AI$40:.AI$62]~[.AI$70:.AI$92]~[.AI$100:.AI$122]~[.AI$130:.AI$152]~[.AI$160:.AI$182]~[.AI$190:.AI$212];1)" office:value-type="float" office:value="1053.1" calcext:value-type="float">
            <text:p>1053.1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AK$10:.AK$32]~[.AK$40:.AK$62]~[.AK$70:.AK$92]~[.AK$100:.AK$122]~[.AK$130:.AK$152]~[.AK$160:.AK$182]~[.AK$190:.AK$212];1)" office:value-type="float" office:value="6.55" calcext:value-type="float">
            <text:p>6.55</text:p>
          </table:table-cell>
          <table:table-cell table:style-name="ce76" table:formula="of:=QUARTILE([.AL$10:.AL$32]~[.AL$40:.AL$62]~[.AL$70:.AL$92]~[.AL$100:.AL$122]~[.AL$130:.AL$152]~[.AL$160:.AL$182]~[.AL$190:.AL$212];1)" office:value-type="float" office:value="6.56" calcext:value-type="float">
            <text:p>6.56</text:p>
          </table:table-cell>
          <table:table-cell table:style-name="ce50"/>
          <table:table-cell table:style-name="ce76" table:formula="of:=QUARTILE([.AN$10:.AN$32]~[.AN$40:.AN$62]~[.AN$70:.AN$92]~[.AN$100:.AN$122]~[.AN$130:.AN$152]~[.AN$160:.AN$182]~[.AN$190:.AN$212];1)" office:value-type="float" office:value="975.83" calcext:value-type="float">
            <text:p>975.83</text:p>
          </table:table-cell>
          <table:table-cell table:style-name="ce76" table:formula="of:=QUARTILE([.AO$10:.AO$32]~[.AO$40:.AO$62]~[.AO$70:.AO$92]~[.AO$100:.AO$122]~[.AO$130:.AO$152]~[.AO$160:.AO$182]~[.AO$190:.AO$212];1)" office:value-type="float" office:value="977.6325" calcext:value-type="float">
            <text:p>977.6325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AQ$10:.AQ$32]~[.AQ$40:.AQ$62]~[.AQ$70:.AQ$92]~[.AQ$100:.AQ$122]~[.AQ$130:.AQ$152]~[.AQ$160:.AQ$182]~[.AQ$190:.AQ$212];1)" office:value-type="float" office:value="9.81" calcext:value-type="float">
            <text:p>9.81</text:p>
          </table:table-cell>
          <table:table-cell table:style-name="ce76" table:formula="of:=QUARTILE([.AR$10:.AR$32]~[.AR$40:.AR$62]~[.AR$70:.AR$92]~[.AR$100:.AR$122]~[.AR$130:.AR$152]~[.AR$160:.AR$182]~[.AR$190:.AR$212];1)" office:value-type="float" office:value="9.8375" calcext:value-type="float">
            <text:p>9.8375</text:p>
          </table:table-cell>
          <table:table-cell table:style-name="ce50"/>
          <table:table-cell table:style-name="ce110" table:formula="of:=QUARTILE([.AT$10:.AT$32]~[.AT$40:.AT$62]~[.AT$70:.AT$92]~[.AT$100:.AT$122]~[.AT$130:.AT$152]~[.AT$160:.AT$182]~[.AT$190:.AT$212];1)" office:value-type="float" office:value="111044.25" calcext:value-type="float">
            <text:p>111,044</text:p>
          </table:table-cell>
          <table:table-cell table:style-name="ce110" table:formula="of:=QUARTILE([.AU$10:.AU$32]~[.AU$40:.AU$62]~[.AU$70:.AU$92]~[.AU$100:.AU$122]~[.AU$130:.AU$152]~[.AU$160:.AU$182]~[.AU$190:.AU$212];1)" office:value-type="float" office:value="113490.75" calcext:value-type="float">
            <text:p>113,491</text:p>
          </table:table-cell>
          <table:table-cell table:style-name="ce140"/>
          <table:table-cell table:style-name="ce110" table:formula="of:=QUARTILE([.AW$10:.AW$32]~[.AW$40:.AW$62]~[.AW$70:.AW$92]~[.AW$100:.AW$122]~[.AW$130:.AW$152]~[.AW$160:.AW$182]~[.AW$190:.AW$212];1)" office:value-type="float" office:value="36501.5" calcext:value-type="float">
            <text:p>36,502</text:p>
          </table:table-cell>
          <table:table-cell table:style-name="ce110" table:formula="of:=QUARTILE([.AX$10:.AX$32]~[.AX$40:.AX$62]~[.AX$70:.AX$92]~[.AX$100:.AX$122]~[.AX$130:.AX$152]~[.AX$160:.AX$182]~[.AX$190:.AX$212];1)" office:value-type="float" office:value="34102.5" calcext:value-type="float">
            <text:p>34,103</text:p>
          </table:table-cell>
          <table:table-cell table:style-name="ce140"/>
          <table:table-cell table:style-name="ce110" table:formula="of:=QUARTILE([.AZ$10:.AZ$32]~[.AZ$40:.AZ$62]~[.AZ$70:.AZ$92]~[.AZ$100:.AZ$122]~[.AZ$130:.AZ$152]~[.AZ$160:.AZ$182]~[.AZ$190:.AZ$212];1)" office:value-type="float" office:value="82930.375" calcext:value-type="float">
            <text:p>82,930</text:p>
          </table:table-cell>
          <table:table-cell table:style-name="ce110" table:formula="of:=QUARTILE([.BA$10:.BA$32]~[.BA$40:.BA$62]~[.BA$70:.BA$92]~[.BA$100:.BA$122]~[.BA$130:.BA$152]~[.BA$160:.BA$182]~[.BA$190:.BA$212];1)" office:value-type="float" office:value="83619.375" calcext:value-type="float">
            <text:p>83,619</text:p>
          </table:table-cell>
          <table:table-cell table:style-name="ce50"/>
          <table:table-cell table:style-name="ce76" table:formula="of:=QUARTILE([.BC$10:.BC$32]~[.BC$40:.BC$62]~[.BC$70:.BC$92]~[.BC$100:.BC$122]~[.BC$130:.BC$152]~[.BC$160:.BC$182]~[.BC$190:.BC$212];1)" office:value-type="float" office:value="0.155161120516609" calcext:value-type="float">
            <text:p>0.155161120516609</text:p>
          </table:table-cell>
          <table:table-cell table:style-name="ce76" table:formula="of:=QUARTILE([.BD$10:.BD$32]~[.BD$40:.BD$62]~[.BD$70:.BD$92]~[.BD$100:.BD$122]~[.BD$130:.BD$152]~[.BD$160:.BD$182]~[.BD$190:.BD$212];1)" office:value-type="float" office:value="0.146395190995388" calcext:value-type="float">
            <text:p>0.146395190995388</text:p>
          </table:table-cell>
          <table:table-cell/>
          <table:table-cell table:style-name="ce117"/>
          <table:table-cell table:number-columns-repeated="966"/>
        </table:table-row>
        <table:table-row table:style-name="ro4">
          <table:table-cell table:style-name="Accent_20_3"/>
          <table:table-cell table:style-name="ce27" office:value-type="string" calcext:value-type="string">
            <text:p>Q3</text:p>
          </table:table-cell>
          <table:table-cell/>
          <table:table-cell table:style-name="ce74" table:formula="of:=QUARTILE([.D10:.D32]~[.D40:.D62]~[.D70:.D92]~[.D100:.D123]~[.D130:.D152]~[.D160:.D182]~[.D190:.D212];3)" office:value-type="float" office:value="440" calcext:value-type="float">
            <text:p>440</text:p>
          </table:table-cell>
          <table:table-cell table:style-name="ce74" table:formula="of:=QUARTILE([.E$10:.E$32]~[.E$40:.E$62]~[.E$70:.E$92]~[.E$100:.E$123]~[.E$130:.E$152]~[.E$160:.E$182]~[.E$190:.E$212];3)" office:value-type="float" office:value="441" calcext:value-type="float">
            <text:p>441</text:p>
          </table:table-cell>
          <table:table-cell table:style-name="ce74" table:formula="of:=QUARTILE([.F$10:.F$32]~[.F$40:.F$62]~[.F$70:.F$92]~[.F$100:.F$123]~[.F$130:.F$152]~[.F$160:.F$182]~[.F$190:.F$212];3)" office:value-type="float" office:value="1162" calcext:value-type="float">
            <text:p>1162</text:p>
          </table:table-cell>
          <table:table-cell table:style-name="ce74" table:formula="of:=QUARTILE([.G$10:.G$32]~[.G$40:.G$62]~[.G$70:.G$92]~[.G$100:.G$123]~[.G$130:.G$152]~[.G$160:.G$182]~[.G$190:.G$212];3)" office:value-type="float" office:value="1160" calcext:value-type="float">
            <text:p>1160</text:p>
          </table:table-cell>
          <table:table-cell table:style-name="ce74" table:formula="of:=QUARTILE([.H$10:.H$32]~[.H$40:.H$62]~[.H$70:.H$92]~[.H$100:.H$123]~[.H$130:.H$152]~[.H$160:.H$182]~[.H$190:.H$212];3)" office:value-type="float" office:value="90.0901" calcext:value-type="float">
            <text:p>90.0901</text:p>
          </table:table-cell>
          <table:table-cell table:style-name="ce74" table:formula="of:=QUARTILE([.I$10:.I$32]~[.I$40:.I$62]~[.I$70:.I$92]~[.I$100:.I$123]~[.I$130:.I$152]~[.I$160:.I$182]~[.I$190:.I$212];3)" office:value-type="float" office:value="90.057775" calcext:value-type="float">
            <text:p>90.057775</text:p>
          </table:table-cell>
          <table:table-cell table:style-name="ce74"/>
          <table:table-cell table:style-name="ce74" table:formula="of:=QUARTILE([.K$10:.K$32]~[.K$40:.K$62]~[.K$70:.K$92]~[.K$100:.K$123]~[.K$130:.K$152]~[.K$160:.K$182]~[.K$190:.K$212];3)" office:value-type="float" office:value="28.4652" calcext:value-type="float">
            <text:p>28.4652</text:p>
          </table:table-cell>
          <table:table-cell table:style-name="ce74" table:formula="of:=QUARTILE([.L$10:.L$32]~[.L$40:.L$62]~[.L$70:.L$92]~[.L$100:.L$123]~[.L$130:.L$152]~[.L$160:.L$182]~[.L$190:.L$212];3)" office:value-type="float" office:value="27.929" calcext:value-type="float">
            <text:p>27.929</text:p>
          </table:table-cell>
          <table:table-cell table:style-name="ce58" table:formula="of:=QUARTILE([.M$10:.M$32]~[.M$40:.M$62]~[.M$70:.M$92]~[.M$100:.M$123]~[.M$130:.M$152]~[.M$160:.M$182]~[.M$190:.M$212];3)" office:value-type="float" office:value="47.6993" calcext:value-type="float">
            <text:p>47.6993</text:p>
          </table:table-cell>
          <table:table-cell table:style-name="ce58" table:formula="of:=QUARTILE([.N$10:.N$32]~[.N$40:.N$62]~[.N$70:.N$92]~[.N$100:.N$123]~[.N$130:.N$152]~[.N$160:.N$182]~[.N$190:.N$212];3)" office:value-type="float" office:value="50.97485" calcext:value-type="float">
            <text:p>50.97485</text:p>
          </table:table-cell>
          <table:table-cell table:style-name="ce92"/>
          <table:table-cell table:style-name="ce74" table:formula="of:=QUARTILE([.P$10:.P$32]~[.P$40:.P$62]~[.P$70:.P$92]~[.P$100:.P$123]~[.P$130:.P$152]~[.P$160:.P$182]~[.P$190:.P$212];3)" office:value-type="float" office:value="1175.1" calcext:value-type="float">
            <text:p>1175.1</text:p>
          </table:table-cell>
          <table:table-cell table:style-name="ce74" table:formula="of:=QUARTILE([.Q$10:.Q$32]~[.Q$40:.Q$62]~[.Q$70:.Q$92]~[.Q$100:.Q$123]~[.Q$130:.Q$152]~[.Q$160:.Q$182]~[.Q$190:.Q$212];3)" office:value-type="float" office:value="1173.5" calcext:value-type="float">
            <text:p>1173.5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S$10:.S$32]~[.S$40:.S$62]~[.S$70:.S$92]~[.S$100:.S$123]~[.S$130:.S$152]~[.S$160:.S$182]~[.S$190:.S$212];3)" office:value-type="float" office:value="9.08" calcext:value-type="float">
            <text:p>9.08</text:p>
          </table:table-cell>
          <table:table-cell table:style-name="ce74" table:formula="of:=QUARTILE([.T$10:.T$32]~[.T$40:.T$62]~[.T$70:.T$92]~[.T$100:.T$123]~[.T$130:.T$152]~[.T$160:.T$182]~[.T$190:.T$212];3)" office:value-type="float" office:value="9.1125" calcext:value-type="float">
            <text:p>9.1125</text:p>
          </table:table-cell>
          <table:table-cell table:style-name="ce97"/>
          <table:table-cell table:style-name="ce74" table:formula="of:=QUARTILE([.V$10:.V$32]~[.V$40:.V$62]~[.V$70:.V$92]~[.V$100:.V$123]~[.V$130:.V$152]~[.V$160:.V$182]~[.V$190:.V$212];3)" office:value-type="float" office:value="1135.7" calcext:value-type="float">
            <text:p>1135.7</text:p>
          </table:table-cell>
          <table:table-cell table:style-name="ce74" table:formula="of:=QUARTILE([.W$10:.W$32]~[.W$40:.W$62]~[.W$70:.W$92]~[.W$100:.W$123]~[.W$130:.W$152]~[.W$160:.W$182]~[.W$190:.W$212];3)" office:value-type="float" office:value="1135.7" calcext:value-type="float">
            <text:p>1135.7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Y$10:.Y$32]~[.Y$40:.Y$62]~[.Y$70:.Y$92]~[.Y$100:.Y$123]~[.Y$130:.Y$152]~[.Y$160:.Y$182]~[.Y$190:.Y$212];3)" office:value-type="float" office:value="2.2825" calcext:value-type="float">
            <text:p>2.2825</text:p>
          </table:table-cell>
          <table:table-cell table:style-name="ce74" table:formula="of:=QUARTILE([.Z$10:.Z$32]~[.Z$40:.Z$62]~[.Z$70:.Z$92]~[.Z$100:.Z$123]~[.Z$130:.Z$152]~[.Z$160:.Z$182]~[.Z$190:.Z$212];3)" office:value-type="float" office:value="2.2925" calcext:value-type="float">
            <text:p>2.2925</text:p>
          </table:table-cell>
          <table:table-cell table:style-name="ce50"/>
          <table:table-cell table:style-name="ce74" table:formula="of:=QUARTILE([.AB$10:.AB$32]~[.AB$40:.AB$62]~[.AB$70:.AB$92]~[.AB$100:.AB$123]~[.AB$130:.AB$152]~[.AB$160:.AB$182]~[.AB$190:.AB$212];3)" office:value-type="float" office:value="1106.725" calcext:value-type="float">
            <text:p>1106.725</text:p>
          </table:table-cell>
          <table:table-cell table:style-name="ce74" table:formula="of:=QUARTILE([.AC$10:.AC$32]~[.AC$40:.AC$62]~[.AC$70:.AC$92]~[.AC$100:.AC$123]~[.AC$130:.AC$152]~[.AC$160:.AC$182]~[.AC$190:.AC$212];3)" office:value-type="float" office:value="1106.9" calcext:value-type="float">
            <text:p>1106.9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AE$10:.AE$32]~[.AE$40:.AE$62]~[.AE$70:.AE$92]~[.AE$100:.AE$123]~[.AE$130:.AE$152]~[.AE$160:.AE$182]~[.AE$190:.AE$212];3)" office:value-type="float" office:value="2.4825" calcext:value-type="float">
            <text:p>2.4825</text:p>
          </table:table-cell>
          <table:table-cell table:style-name="ce74" table:formula="of:=QUARTILE([.AF$10:.AF$32]~[.AF$40:.AF$62]~[.AF$70:.AF$92]~[.AF$100:.AF$123]~[.AF$130:.AF$152]~[.AF$160:.AF$182]~[.AF$190:.AF$212];3)" office:value-type="float" office:value="2.44" calcext:value-type="float">
            <text:p>2.44</text:p>
          </table:table-cell>
          <table:table-cell table:style-name="ce50"/>
          <table:table-cell table:style-name="ce74" table:formula="of:=QUARTILE([.AH$10:.AH$32]~[.AH$40:.AH$62]~[.AH$70:.AH$92]~[.AH$100:.AH$123]~[.AH$130:.AH$152]~[.AH$160:.AH$182]~[.AH$190:.AH$212];3)" office:value-type="float" office:value="1053.1" calcext:value-type="float">
            <text:p>1053.1</text:p>
          </table:table-cell>
          <table:table-cell table:style-name="ce74" table:formula="of:=QUARTILE([.AI$10:.AI$32]~[.AI$40:.AI$62]~[.AI$70:.AI$92]~[.AI$100:.AI$123]~[.AI$130:.AI$152]~[.AI$160:.AI$182]~[.AI$190:.AI$212];3)" office:value-type="float" office:value="1054.2" calcext:value-type="float">
            <text:p>1054.2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AK$10:.AK$32]~[.AK$40:.AK$62]~[.AK$70:.AK$92]~[.AK$100:.AK$123]~[.AK$130:.AK$152]~[.AK$160:.AK$182]~[.AK$190:.AK$212];3)" office:value-type="float" office:value="6.7825" calcext:value-type="float">
            <text:p>6.7825</text:p>
          </table:table-cell>
          <table:table-cell table:style-name="ce74" table:formula="of:=QUARTILE([.AL$10:.AL$32]~[.AL$40:.AL$62]~[.AL$70:.AL$92]~[.AL$100:.AL$123]~[.AL$130:.AL$152]~[.AL$160:.AL$182]~[.AL$190:.AL$212];3)" office:value-type="float" office:value="6.75" calcext:value-type="float">
            <text:p>6.75</text:p>
          </table:table-cell>
          <table:table-cell table:style-name="ce50"/>
          <table:table-cell table:style-name="ce74" table:formula="of:=QUARTILE([.AN$10:.AN$32]~[.AN$40:.AN$62]~[.AN$70:.AN$92]~[.AN$100:.AN$123]~[.AN$130:.AN$152]~[.AN$160:.AN$182]~[.AN$190:.AN$212];3)" office:value-type="float" office:value="977.125" calcext:value-type="float">
            <text:p>977.125</text:p>
          </table:table-cell>
          <table:table-cell table:style-name="ce74" table:formula="of:=QUARTILE([.AO$10:.AO$32]~[.AO$40:.AO$62]~[.AO$70:.AO$92]~[.AO$100:.AO$123]~[.AO$130:.AO$152]~[.AO$160:.AO$182]~[.AO$190:.AO$212];3)" office:value-type="float" office:value="978.9725" calcext:value-type="float">
            <text:p>978.9725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AQ$10:.AQ$32]~[.AQ$40:.AQ$62]~[.AQ$70:.AQ$92]~[.AQ$100:.AQ$123]~[.AQ$130:.AQ$152]~[.AQ$160:.AQ$182]~[.AQ$190:.AQ$212];3)" office:value-type="float" office:value="10" calcext:value-type="float">
            <text:p>10</text:p>
          </table:table-cell>
          <table:table-cell table:style-name="ce74" table:formula="of:=QUARTILE([.AR$10:.AR$32]~[.AR$40:.AR$62]~[.AR$70:.AR$92]~[.AR$100:.AR$123]~[.AR$130:.AR$152]~[.AR$160:.AR$182]~[.AR$190:.AR$212];3)" office:value-type="float" office:value="10" calcext:value-type="float">
            <text:p>10</text:p>
          </table:table-cell>
          <table:table-cell table:style-name="ce50"/>
          <table:table-cell table:style-name="ce108" table:formula="of:=QUARTILE([.AT$10:.AT$32]~[.AT$40:.AT$62]~[.AT$70:.AT$92]~[.AT$100:.AT$123]~[.AT$130:.AT$152]~[.AT$160:.AT$182]~[.AT$190:.AT$212];3)" office:value-type="float" office:value="115472.25" calcext:value-type="float">
            <text:p>115,472</text:p>
          </table:table-cell>
          <table:table-cell table:style-name="ce108" table:formula="of:=QUARTILE([.AU$10:.AU$32]~[.AU$40:.AU$62]~[.AU$70:.AU$92]~[.AU$100:.AU$123]~[.AU$130:.AU$152]~[.AU$160:.AU$182]~[.AU$190:.AU$212];3)" office:value-type="float" office:value="116321.25" calcext:value-type="float">
            <text:p>116,321</text:p>
          </table:table-cell>
          <table:table-cell table:style-name="ce140"/>
          <table:table-cell table:style-name="ce108" table:formula="of:=QUARTILE([.AW$10:.AW$32]~[.AW$40:.AW$62]~[.AW$70:.AW$92]~[.AW$100:.AW$123]~[.AW$130:.AW$152]~[.AW$160:.AW$182]~[.AW$190:.AW$212];3)" office:value-type="float" office:value="40975.75" calcext:value-type="float">
            <text:p>40,976</text:p>
          </table:table-cell>
          <table:table-cell table:style-name="ce108" table:formula="of:=QUARTILE([.AX$10:.AX$32]~[.AX$40:.AX$62]~[.AX$70:.AX$92]~[.AX$100:.AX$123]~[.AX$130:.AX$152]~[.AX$160:.AX$182]~[.AX$190:.AX$212];3)" office:value-type="float" office:value="37415.25" calcext:value-type="float">
            <text:p>37,415</text:p>
          </table:table-cell>
          <table:table-cell table:style-name="ce140"/>
          <table:table-cell table:style-name="ce108" table:formula="of:=QUARTILE([.AZ$10:.AZ$32]~[.AZ$40:.AZ$62]~[.AZ$70:.AZ$92]~[.AZ$100:.AZ$123]~[.AZ$130:.AZ$152]~[.AZ$160:.AZ$182]~[.AZ$190:.AZ$212];3)" office:value-type="float" office:value="85606.25" calcext:value-type="float">
            <text:p>85,606</text:p>
          </table:table-cell>
          <table:table-cell table:style-name="ce108" table:formula="of:=QUARTILE([.BA$10:.BA$32]~[.BA$40:.BA$62]~[.BA$70:.BA$92]~[.BA$100:.BA$123]~[.BA$130:.BA$152]~[.BA$160:.BA$182]~[.BA$190:.BA$212];3)" office:value-type="float" office:value="86477.125" calcext:value-type="float">
            <text:p>86,477</text:p>
          </table:table-cell>
          <table:table-cell table:style-name="ce50"/>
          <table:table-cell table:style-name="ce74" table:formula="of:=QUARTILE([.BC$10:.BC$32]~[.BC$40:.BC$62]~[.BC$70:.BC$92]~[.BC$100:.BC$123]~[.BC$130:.BC$152]~[.BC$160:.BC$182]~[.BC$190:.BC$212];3)" office:value-type="float" office:value="0.175609260082066" calcext:value-type="float">
            <text:p>0.175609260082066</text:p>
          </table:table-cell>
          <table:table-cell table:style-name="ce74" table:formula="of:=QUARTILE([.BD$10:.BD$32]~[.BD$40:.BD$62]~[.BD$70:.BD$92]~[.BD$100:.BD$123]~[.BD$130:.BD$152]~[.BD$160:.BD$182]~[.BD$190:.BD$212];3)" office:value-type="float" office:value="0.159066512114069" calcext:value-type="float">
            <text:p>0.159066512114069</text:p>
          </table:table-cell>
          <table:table-cell/>
          <table:table-cell table:style-name="ce117"/>
          <table:table-cell table:number-columns-repeated="966"/>
        </table:table-row>
        <table:table-row table:style-name="ro1">
          <table:table-cell table:style-name="Accent_20_3"/>
          <table:table-cell table:style-name="ce27" office:value-type="string" calcext:value-type="string">
            <text:p>Std Dev’</text:p>
          </table:table-cell>
          <table:table-cell/>
          <table:table-cell table:style-name="ce77" table:formula="of:=STDEV([.D10:.D32]~[.D40:.D62]~[.D70:.D92]~[.D100:.D123]~[.D130:.D152]~[.D160:.D182]~[.D190:.D212])" office:value-type="float" office:value="4.25654637398086" calcext:value-type="float">
            <text:p>4.2565</text:p>
          </table:table-cell>
          <table:table-cell table:style-name="ce77" table:formula="of:=STDEV([.E$10:.E$32]~[.E$40:.E$62]~[.E$70:.E$92]~[.E$100:.E$123]~[.E$130:.E$152]~[.E$160:.E$182]~[.E$190:.E$212])" office:value-type="float" office:value="4.52322368402195" calcext:value-type="float">
            <text:p>4.5232</text:p>
          </table:table-cell>
          <table:table-cell table:style-name="ce77" table:formula="of:=STDEV([.F$10:.F$32]~[.F$40:.F$62]~[.F$70:.F$92]~[.F$100:.F$123]~[.F$130:.F$152]~[.F$160:.F$182]~[.F$190:.F$212])" office:value-type="float" office:value="1.6204728632813" calcext:value-type="float">
            <text:p>1.6205</text:p>
          </table:table-cell>
          <table:table-cell table:style-name="ce77" table:formula="of:=STDEV([.G$10:.G$32]~[.G$40:.G$62]~[.G$70:.G$92]~[.G$100:.G$123]~[.G$130:.G$152]~[.G$160:.G$182]~[.G$190:.G$212])" office:value-type="float" office:value="1.43530398626532" calcext:value-type="float">
            <text:p>1.4353</text:p>
          </table:table-cell>
          <table:table-cell table:style-name="ce77" table:formula="of:=STDEV([.H$10:.H$32]~[.H$40:.H$62]~[.H$70:.H$92]~[.H$100:.H$123]~[.H$130:.H$152]~[.H$160:.H$182]~[.H$190:.H$212])" office:value-type="float" office:value="0.131584302212081" calcext:value-type="float">
            <text:p>0.1316</text:p>
          </table:table-cell>
          <table:table-cell table:style-name="ce77" table:formula="of:=STDEV([.I$10:.I$32]~[.I$40:.I$62]~[.I$70:.I$92]~[.I$100:.I$123]~[.I$130:.I$152]~[.I$160:.I$182]~[.I$190:.I$212])" office:value-type="float" office:value="0.143672749783692" calcext:value-type="float">
            <text:p>0.1437</text:p>
          </table:table-cell>
          <table:table-cell table:style-name="ce76"/>
          <table:table-cell table:style-name="ce77" table:formula="of:=STDEV([.K$10:.K$32]~[.K$40:.K$62]~[.K$70:.K$92]~[.K$100:.K$123]~[.K$130:.K$152]~[.K$160:.K$182]~[.K$190:.K$212])" office:value-type="float" office:value="0.369579205360245" calcext:value-type="float">
            <text:p>0.3696</text:p>
          </table:table-cell>
          <table:table-cell table:style-name="ce77" table:formula="of:=STDEV([.L$10:.L$32]~[.L$40:.L$62]~[.L$70:.L$92]~[.L$100:.L$123]~[.L$130:.L$152]~[.L$160:.L$182]~[.L$190:.L$212])" office:value-type="float" office:value="0.333813725121453" calcext:value-type="float">
            <text:p>0.3338</text:p>
          </table:table-cell>
          <table:table-cell table:style-name="ce106" table:formula="of:=STDEV([.M$10:.M$32]~[.M$40:.M$62]~[.M$70:.M$92]~[.M$100:.M$123]~[.M$130:.M$152]~[.M$160:.M$182]~[.M$190:.M$212])" office:value-type="float" office:value="4.64192720469022" calcext:value-type="float">
            <text:p>4.6419</text:p>
          </table:table-cell>
          <table:table-cell table:style-name="ce106" table:formula="of:=STDEV([.N$10:.N$32]~[.N$40:.N$62]~[.N$70:.N$92]~[.N$100:.N$123]~[.N$130:.N$152]~[.N$160:.N$182]~[.N$190:.N$212])" office:value-type="float" office:value="5.55878387775933" calcext:value-type="float">
            <text:p>5.5588</text:p>
          </table:table-cell>
          <table:table-cell table:style-name="ce93"/>
          <table:table-cell table:style-name="ce77" table:formula="of:=STDEV([.P$10:.P$32]~[.P$40:.P$62]~[.P$70:.P$92]~[.P$100:.P$123]~[.P$130:.P$152]~[.P$160:.P$182]~[.P$190:.P$212])" office:value-type="float" office:value="1.44875111904495" calcext:value-type="float">
            <text:p>1.4488</text:p>
          </table:table-cell>
          <table:table-cell table:style-name="ce77" table:formula="of:=STDEV([.Q$10:.Q$32]~[.Q$40:.Q$62]~[.Q$70:.Q$92]~[.Q$100:.Q$123]~[.Q$130:.Q$152]~[.Q$160:.Q$182]~[.Q$190:.Q$212])" office:value-type="float" office:value="1.23656926902033" calcext:value-type="float">
            <text:p>1.2366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S$10:.S$32]~[.S$40:.S$62]~[.S$70:.S$92]~[.S$100:.S$123]~[.S$130:.S$152]~[.S$160:.S$182]~[.S$190:.S$212])" office:value-type="float" office:value="0.155837778092782" calcext:value-type="float">
            <text:p>0.1558</text:p>
          </table:table-cell>
          <table:table-cell table:style-name="ce77" table:formula="of:=STDEV([.T$10:.T$32]~[.T$40:.T$62]~[.T$70:.T$92]~[.T$100:.T$123]~[.T$130:.T$152]~[.T$160:.T$182]~[.T$190:.T$212])" office:value-type="float" office:value="0.152673769774153" calcext:value-type="float">
            <text:p>0.1527</text:p>
          </table:table-cell>
          <table:table-cell table:style-name="ce97"/>
          <table:table-cell table:style-name="ce77" table:formula="of:=STDEV([.V$10:.V$32]~[.V$40:.V$62]~[.V$70:.V$92]~[.V$100:.V$123]~[.V$130:.V$152]~[.V$160:.V$182]~[.V$190:.V$212])" office:value-type="float" office:value="1.63709640040259" calcext:value-type="float">
            <text:p>1.6371</text:p>
          </table:table-cell>
          <table:table-cell table:style-name="ce77" table:formula="of:=STDEV([.W$10:.W$32]~[.W$40:.W$62]~[.W$70:.W$92]~[.W$100:.W$123]~[.W$130:.W$152]~[.W$160:.W$182]~[.W$190:.W$212])" office:value-type="float" office:value="1.48240928627193" calcext:value-type="float">
            <text:p>1.4824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Y$10:.Y$32]~[.Y$40:.Y$62]~[.Y$70:.Y$92]~[.Y$100:.Y$123]~[.Y$130:.Y$152]~[.Y$160:.Y$182]~[.Y$190:.Y$212])" office:value-type="float" office:value="0.157792566288478" calcext:value-type="float">
            <text:p>0.1578</text:p>
          </table:table-cell>
          <table:table-cell table:style-name="ce77" table:formula="of:=STDEV([.Z$10:.Z$32]~[.Z$40:.Z$62]~[.Z$70:.Z$92]~[.Z$100:.Z$123]~[.Z$130:.Z$152]~[.Z$160:.Z$182]~[.Z$190:.Z$212])" office:value-type="float" office:value="0.150742806044923" calcext:value-type="float">
            <text:p>0.1507</text:p>
          </table:table-cell>
          <table:table-cell table:style-name="ce50"/>
          <table:table-cell table:style-name="ce77" table:formula="of:=STDEV([.AB$10:.AB$32]~[.AB$40:.AB$62]~[.AB$70:.AB$92]~[.AB$100:.AB$123]~[.AB$130:.AB$152]~[.AB$160:.AB$182]~[.AB$190:.AB$212])" office:value-type="float" office:value="1.69794854453742" calcext:value-type="float">
            <text:p>1.6979</text:p>
          </table:table-cell>
          <table:table-cell table:style-name="ce77" table:formula="of:=STDEV([.AC$10:.AC$32]~[.AC$40:.AC$62]~[.AC$70:.AC$92]~[.AC$100:.AC$123]~[.AC$130:.AC$152]~[.AC$160:.AC$182]~[.AC$190:.AC$212])" office:value-type="float" office:value="1.72831495278447" calcext:value-type="float">
            <text:p>1.7283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AE$10:.AE$32]~[.AE$40:.AE$62]~[.AE$70:.AE$92]~[.AE$100:.AE$123]~[.AE$130:.AE$152]~[.AE$160:.AE$182]~[.AE$190:.AE$212])" office:value-type="float" office:value="0.154995373128803" calcext:value-type="float">
            <text:p>0.1550</text:p>
          </table:table-cell>
          <table:table-cell table:style-name="ce77" table:formula="of:=STDEV([.AF$10:.AF$32]~[.AF$40:.AF$62]~[.AF$70:.AF$92]~[.AF$100:.AF$123]~[.AF$130:.AF$152]~[.AF$160:.AF$182]~[.AF$190:.AF$212])" office:value-type="float" office:value="0.155869068066133" calcext:value-type="float">
            <text:p>0.1559</text:p>
          </table:table-cell>
          <table:table-cell table:style-name="ce50"/>
          <table:table-cell table:style-name="ce77" table:formula="of:=STDEV([.AH$10:.AH$32]~[.AH$40:.AH$62]~[.AH$70:.AH$92]~[.AH$100:.AH$123]~[.AH$130:.AH$152]~[.AH$160:.AH$182]~[.AH$190:.AH$212])" office:value-type="float" office:value="1.13965953990486" calcext:value-type="float">
            <text:p>1.1397</text:p>
          </table:table-cell>
          <table:table-cell table:style-name="ce77" table:formula="of:=STDEV([.AI$10:.AI$32]~[.AI$40:.AI$62]~[.AI$70:.AI$92]~[.AI$100:.AI$123]~[.AI$130:.AI$152]~[.AI$160:.AI$182]~[.AI$190:.AI$212])" office:value-type="float" office:value="1.22778831330299" calcext:value-type="float">
            <text:p>1.2278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AK$10:.AK$32]~[.AK$40:.AK$62]~[.AK$70:.AK$92]~[.AK$100:.AK$123]~[.AK$130:.AK$152]~[.AK$160:.AK$182]~[.AK$190:.AK$212])" office:value-type="float" office:value="0.159422860053117" calcext:value-type="float">
            <text:p>0.1594</text:p>
          </table:table-cell>
          <table:table-cell table:style-name="ce77" table:formula="of:=STDEV([.AL$10:.AL$32]~[.AL$40:.AL$62]~[.AL$70:.AL$92]~[.AL$100:.AL$123]~[.AL$130:.AL$152]~[.AL$160:.AL$182]~[.AL$190:.AL$212])" office:value-type="float" office:value="0.15262740039241" calcext:value-type="float">
            <text:p>0.1526</text:p>
          </table:table-cell>
          <table:table-cell table:style-name="ce50"/>
          <table:table-cell table:style-name="ce77" table:formula="of:=STDEV([.AN$10:.AN$32]~[.AN$40:.AN$62]~[.AN$70:.AN$92]~[.AN$100:.AN$123]~[.AN$130:.AN$152]~[.AN$160:.AN$182]~[.AN$190:.AN$212])" office:value-type="float" office:value="1.46975491768944" calcext:value-type="float">
            <text:p>1.4698</text:p>
          </table:table-cell>
          <table:table-cell table:style-name="ce77" table:formula="of:=STDEV([.AO$10:.AO$32]~[.AO$40:.AO$62]~[.AO$70:.AO$92]~[.AO$100:.AO$123]~[.AO$130:.AO$152]~[.AO$160:.AO$182]~[.AO$190:.AO$212])" office:value-type="float" office:value="1.54996355887798" calcext:value-type="float">
            <text:p>1.5500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AQ$10:.AQ$32]~[.AQ$40:.AQ$62]~[.AQ$70:.AQ$92]~[.AQ$100:.AQ$123]~[.AQ$130:.AQ$152]~[.AQ$160:.AQ$182]~[.AQ$190:.AQ$212])" office:value-type="float" office:value="0.1460516888359" calcext:value-type="float">
            <text:p>0.1461</text:p>
          </table:table-cell>
          <table:table-cell table:style-name="ce77" table:formula="of:=STDEV([.AR$10:.AR$32]~[.AR$40:.AR$62]~[.AR$70:.AR$92]~[.AR$100:.AR$123]~[.AR$130:.AR$152]~[.AR$160:.AR$182]~[.AR$190:.AR$212])" office:value-type="float" office:value="0.143746835131914" calcext:value-type="float">
            <text:p>0.1437</text:p>
          </table:table-cell>
          <table:table-cell table:style-name="ce50"/>
          <table:table-cell table:style-name="ce110" table:formula="of:=STDEV([.AT$10:.AT$32]~[.AT$40:.AT$62]~[.AT$70:.AT$92]~[.AT$100:.AT$123]~[.AT$130:.AT$152]~[.AT$160:.AT$182]~[.AT$190:.AT$212])" office:value-type="float" office:value="4218.54822329985" calcext:value-type="float">
            <text:p>4,219</text:p>
          </table:table-cell>
          <table:table-cell table:style-name="ce110" table:formula="of:=STDEV([.AU$10:.AU$32]~[.AU$40:.AU$62]~[.AU$70:.AU$92]~[.AU$100:.AU$123]~[.AU$130:.AU$152]~[.AU$160:.AU$182]~[.AU$190:.AU$212])" office:value-type="float" office:value="3720.56628509482" calcext:value-type="float">
            <text:p>3,721</text:p>
          </table:table-cell>
          <table:table-cell table:style-name="ce140"/>
          <table:table-cell table:style-name="ce110" table:formula="of:=STDEV([.AW$10:.AW$32]~[.AW$40:.AW$62]~[.AW$70:.AW$92]~[.AW$100:.AW$123]~[.AW$130:.AW$152]~[.AW$160:.AW$182]~[.AW$190:.AW$212])" office:value-type="float" office:value="5467.56165228553" calcext:value-type="float">
            <text:p>5,468</text:p>
          </table:table-cell>
          <table:table-cell table:style-name="ce110" table:formula="of:=STDEV([.AX$10:.AX$32]~[.AX$40:.AX$62]~[.AX$70:.AX$92]~[.AX$100:.AX$123]~[.AX$130:.AX$152]~[.AX$160:.AX$182]~[.AX$190:.AX$212])" office:value-type="float" office:value="5294.38542225878" calcext:value-type="float">
            <text:p>5,294</text:p>
          </table:table-cell>
          <table:table-cell table:style-name="ce140"/>
          <table:table-cell table:style-name="ce110" table:formula="of:=STDEV([.AZ$10:.AZ$32]~[.AZ$40:.AZ$62]~[.AZ$70:.AZ$92]~[.AZ$100:.AZ$123]~[.AZ$130:.AZ$152]~[.AZ$160:.AZ$182]~[.AZ$190:.AZ$212])" office:value-type="float" office:value="3447.99936171844" calcext:value-type="float">
            <text:p>3,448</text:p>
          </table:table-cell>
          <table:table-cell table:style-name="ce110" table:formula="of:=STDEV([.BA$10:.BA$32]~[.BA$40:.BA$62]~[.BA$70:.BA$92]~[.BA$100:.BA$123]~[.BA$130:.BA$152]~[.BA$160:.BA$182]~[.BA$190:.BA$212])" office:value-type="float" office:value="3606.38017057313" calcext:value-type="float">
            <text:p>3,606</text:p>
          </table:table-cell>
          <table:table-cell table:style-name="ce50"/>
          <table:table-cell table:style-name="ce77" table:formula="of:=STDEV([.BC$10:.BC$32]~[.BC$40:.BC$62]~[.BC$70:.BC$92]~[.BC$100:.BC$123]~[.BC$130:.BC$152]~[.BC$160:.BC$182]~[.BC$190:.BC$212])" office:value-type="float" office:value="0.0155720840728672" calcext:value-type="float">
            <text:p>0.0156</text:p>
          </table:table-cell>
          <table:table-cell table:style-name="ce77" table:formula="of:=STDEV([.BD$10:.BD$32]~[.BD$40:.BD$62]~[.BD$70:.BD$92]~[.BD$100:.BD$123]~[.BD$130:.BD$152]~[.BD$160:.BD$182]~[.BD$190:.BD$212])" office:value-type="float" office:value="0.0144496394329819" calcext:value-type="float">
            <text:p>0.0144</text:p>
          </table:table-cell>
          <table:table-cell/>
          <table:table-cell table:style-name="ce117"/>
          <table:table-cell table:number-columns-repeated="966"/>
        </table:table-row>
        <table:table-row table:style-name="ro1">
          <table:table-cell table:style-name="Accent_20_3"/>
          <table:table-cell table:style-name="ce27" office:value-type="string" calcext:value-type="string">
            <text:p>Median</text:p>
          </table:table-cell>
          <table:table-cell/>
          <table:table-cell table:style-name="ce74" table:formula="of:=MEDIAN([.D10:.D32]~[.D40:.D62]~[.D70:.D92]~[.D100:.D123]~[.D130:.D152]~[.D160:.D182]~[.D190:.D212])" office:value-type="float" office:value="439" calcext:value-type="float">
            <text:p>439</text:p>
          </table:table-cell>
          <table:table-cell table:style-name="ce74" table:formula="of:=MEDIAN([.E$10:.E$32]~[.E$40:.E$62]~[.E$70:.E$92]~[.E$100:.E$123]~[.E$130:.E$152]~[.E$160:.E$182]~[.E$190:.E$212])" office:value-type="float" office:value="440" calcext:value-type="float">
            <text:p>440</text:p>
          </table:table-cell>
          <table:table-cell table:style-name="ce74" table:formula="of:=MEDIAN([.F$10:.F$32]~[.F$40:.F$62]~[.F$70:.F$92]~[.F$100:.F$123]~[.F$130:.F$152]~[.F$160:.F$182]~[.F$190:.F$212])" office:value-type="float" office:value="1161" calcext:value-type="float">
            <text:p>1161</text:p>
          </table:table-cell>
          <table:table-cell table:style-name="ce74" table:formula="of:=MEDIAN([.G$10:.G$32]~[.G$40:.G$62]~[.G$70:.G$92]~[.G$100:.G$123]~[.G$130:.G$152]~[.G$160:.G$182]~[.G$190:.G$212])" office:value-type="float" office:value="1159" calcext:value-type="float">
            <text:p>1159</text:p>
          </table:table-cell>
          <table:table-cell table:style-name="ce74" table:formula="of:=MEDIAN([.H$10:.H$32]~[.H$40:.H$62]~[.H$70:.H$92]~[.H$100:.H$123]~[.H$130:.H$152]~[.H$160:.H$182]~[.H$190:.H$212])" office:value-type="float" office:value="90.0302" calcext:value-type="float">
            <text:p>90.0302</text:p>
          </table:table-cell>
          <table:table-cell table:style-name="ce74" table:formula="of:=MEDIAN([.I$10:.I$32]~[.I$40:.I$62]~[.I$70:.I$92]~[.I$100:.I$123]~[.I$130:.I$152]~[.I$160:.I$182]~[.I$190:.I$212])" office:value-type="float" office:value="90.0102" calcext:value-type="float">
            <text:p>90.0102</text:p>
          </table:table-cell>
          <table:table-cell table:style-name="ce74"/>
          <table:table-cell table:style-name="ce74" table:formula="of:=MEDIAN([.K$10:.K$32]~[.K$40:.K$62]~[.K$70:.K$92]~[.K$100:.K$123]~[.K$130:.K$152]~[.K$160:.K$182]~[.K$190:.K$212])" office:value-type="float" office:value="28.1977" calcext:value-type="float">
            <text:p>28.1977</text:p>
          </table:table-cell>
          <table:table-cell table:style-name="ce74" table:formula="of:=MEDIAN([.L$10:.L$32]~[.L$40:.L$62]~[.L$70:.L$92]~[.L$100:.L$123]~[.L$130:.L$152]~[.L$160:.L$182]~[.L$190:.L$212])" office:value-type="float" office:value="27.6589" calcext:value-type="float">
            <text:p>27.6589</text:p>
          </table:table-cell>
          <table:table-cell table:style-name="ce58" table:formula="of:=MEDIAN([.M$10:.M$32]~[.M$40:.M$62]~[.M$70:.M$92]~[.M$100:.M$123]~[.M$130:.M$152]~[.M$160:.M$182]~[.M$190:.M$212])" office:value-type="float" office:value="44.20935" calcext:value-type="float">
            <text:p>44.20935</text:p>
          </table:table-cell>
          <table:table-cell table:style-name="ce58" table:formula="of:=MEDIAN([.N$10:.N$32]~[.N$40:.N$62]~[.N$70:.N$92]~[.N$100:.N$123]~[.N$130:.N$152]~[.N$160:.N$182]~[.N$190:.N$212])" office:value-type="float" office:value="45.44525" calcext:value-type="float">
            <text:p>45.44525</text:p>
          </table:table-cell>
          <table:table-cell table:style-name="ce92"/>
          <table:table-cell table:style-name="ce74" table:formula="of:=MEDIAN([.P$10:.P$32]~[.P$40:.P$62]~[.P$70:.P$92]~[.P$100:.P$123]~[.P$130:.P$152]~[.P$160:.P$182]~[.P$190:.P$212])" office:value-type="float" office:value="1174.25" calcext:value-type="float">
            <text:p>1174.25</text:p>
          </table:table-cell>
          <table:table-cell table:style-name="ce74" table:formula="of:=MEDIAN([.Q$10:.Q$32]~[.Q$40:.Q$62]~[.Q$70:.Q$92]~[.Q$100:.Q$123]~[.Q$130:.Q$152]~[.Q$160:.Q$182]~[.Q$190:.Q$212])" office:value-type="float" office:value="1172.7" calcext:value-type="float">
            <text:p>1172.7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S$10:.S$32]~[.S$40:.S$62]~[.S$70:.S$92]~[.S$100:.S$123]~[.S$130:.S$152]~[.S$160:.S$182]~[.S$190:.S$212])" office:value-type="float" office:value="8.95" calcext:value-type="float">
            <text:p>8.95</text:p>
          </table:table-cell>
          <table:table-cell table:style-name="ce74" table:formula="of:=MEDIAN([.T$10:.T$32]~[.T$40:.T$62]~[.T$70:.T$92]~[.T$100:.T$123]~[.T$130:.T$152]~[.T$160:.T$182]~[.T$190:.T$212])" office:value-type="float" office:value="9.03" calcext:value-type="float">
            <text:p>9.03</text:p>
          </table:table-cell>
          <table:table-cell table:style-name="ce97"/>
          <table:table-cell table:style-name="ce74" table:formula="of:=MEDIAN([.V$10:.V$32]~[.V$40:.V$62]~[.V$70:.V$92]~[.V$100:.V$123]~[.V$130:.V$152]~[.V$160:.V$182]~[.V$190:.V$212])" office:value-type="float" office:value="1134.7" calcext:value-type="float">
            <text:p>1134.7</text:p>
          </table:table-cell>
          <table:table-cell table:style-name="ce74" table:formula="of:=MEDIAN([.W$10:.W$32]~[.W$40:.W$62]~[.W$70:.W$92]~[.W$100:.W$123]~[.W$130:.W$152]~[.W$160:.W$182]~[.W$190:.W$212])" office:value-type="float" office:value="1134.7" calcext:value-type="float">
            <text:p>1134.7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Y$10:.Y$32]~[.Y$40:.Y$62]~[.Y$70:.Y$92]~[.Y$100:.Y$123]~[.Y$130:.Y$152]~[.Y$160:.Y$182]~[.Y$190:.Y$212])" office:value-type="float" office:value="2.145" calcext:value-type="float">
            <text:p>2.145</text:p>
          </table:table-cell>
          <table:table-cell table:style-name="ce74" table:formula="of:=MEDIAN([.Z$10:.Z$32]~[.Z$40:.Z$62]~[.Z$70:.Z$92]~[.Z$100:.Z$123]~[.Z$130:.Z$152]~[.Z$160:.Z$182]~[.Z$190:.Z$212])" office:value-type="float" office:value="2.205" calcext:value-type="float">
            <text:p>2.205</text:p>
          </table:table-cell>
          <table:table-cell table:style-name="ce50"/>
          <table:table-cell table:style-name="ce74" table:formula="of:=MEDIAN([.AB$10:.AB$32]~[.AB$40:.AB$62]~[.AB$70:.AB$92]~[.AB$100:.AB$123]~[.AB$130:.AB$152]~[.AB$160:.AB$182]~[.AB$190:.AB$212])" office:value-type="float" office:value="1106" calcext:value-type="float">
            <text:p>1106</text:p>
          </table:table-cell>
          <table:table-cell table:style-name="ce74" table:formula="of:=MEDIAN([.AC$10:.AC$32]~[.AC$40:.AC$62]~[.AC$70:.AC$92]~[.AC$100:.AC$123]~[.AC$130:.AC$152]~[.AC$160:.AC$182]~[.AC$190:.AC$212])" office:value-type="float" office:value="1106.8" calcext:value-type="float">
            <text:p>1106.8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AE$10:.AE$32]~[.AE$40:.AE$62]~[.AE$70:.AE$92]~[.AE$100:.AE$123]~[.AE$130:.AE$152]~[.AE$160:.AE$182]~[.AE$190:.AE$212])" office:value-type="float" office:value="2.38" calcext:value-type="float">
            <text:p>2.38</text:p>
          </table:table-cell>
          <table:table-cell table:style-name="ce74" table:formula="of:=MEDIAN([.AF$10:.AF$32]~[.AF$40:.AF$62]~[.AF$70:.AF$92]~[.AF$100:.AF$123]~[.AF$130:.AF$152]~[.AF$160:.AF$182]~[.AF$190:.AF$212])" office:value-type="float" office:value="2.345" calcext:value-type="float">
            <text:p>2.345</text:p>
          </table:table-cell>
          <table:table-cell table:style-name="ce50"/>
          <table:table-cell table:style-name="ce74" table:formula="of:=MEDIAN([.AH$10:.AH$32]~[.AH$40:.AH$62]~[.AH$70:.AH$92]~[.AH$100:.AH$123]~[.AH$130:.AH$152]~[.AH$160:.AH$182]~[.AH$190:.AH$212])" office:value-type="float" office:value="1052.35" calcext:value-type="float">
            <text:p>1052.35</text:p>
          </table:table-cell>
          <table:table-cell table:style-name="ce74" table:formula="of:=MEDIAN([.AI$10:.AI$32]~[.AI$40:.AI$62]~[.AI$70:.AI$92]~[.AI$100:.AI$123]~[.AI$130:.AI$152]~[.AI$160:.AI$182]~[.AI$190:.AI$212])" office:value-type="float" office:value="1053.65" calcext:value-type="float">
            <text:p>1053.65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AK$10:.AK$32]~[.AK$40:.AK$62]~[.AK$70:.AK$92]~[.AK$100:.AK$123]~[.AK$130:.AK$152]~[.AK$160:.AK$182]~[.AK$190:.AK$212])" office:value-type="float" office:value="6.69" calcext:value-type="float">
            <text:p>6.69</text:p>
          </table:table-cell>
          <table:table-cell table:style-name="ce74" table:formula="of:=MEDIAN([.AL$10:.AL$32]~[.AL$40:.AL$62]~[.AL$70:.AL$92]~[.AL$100:.AL$123]~[.AL$130:.AL$152]~[.AL$160:.AL$182]~[.AL$190:.AL$212])" office:value-type="float" office:value="6.65" calcext:value-type="float">
            <text:p>6.65</text:p>
          </table:table-cell>
          <table:table-cell table:style-name="ce50"/>
          <table:table-cell table:style-name="ce74" table:formula="of:=MEDIAN([.AN$10:.AN$32]~[.AN$40:.AN$62]~[.AN$70:.AN$92]~[.AN$100:.AN$123]~[.AN$130:.AN$152]~[.AN$160:.AN$182]~[.AN$190:.AN$212])" office:value-type="float" office:value="976.54" calcext:value-type="float">
            <text:p>976.54</text:p>
          </table:table-cell>
          <table:table-cell table:style-name="ce74" table:formula="of:=MEDIAN([.AO$10:.AO$32]~[.AO$40:.AO$62]~[.AO$70:.AO$92]~[.AO$100:.AO$123]~[.AO$130:.AO$152]~[.AO$160:.AO$182]~[.AO$190:.AO$212])" office:value-type="float" office:value="978.4" calcext:value-type="float">
            <text:p>978.4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AQ$10:.AQ$32]~[.AQ$40:.AQ$62]~[.AQ$70:.AQ$92]~[.AQ$100:.AQ$123]~[.AQ$130:.AQ$152]~[.AQ$160:.AQ$182]~[.AQ$190:.AQ$212])" office:value-type="float" office:value="9.94" calcext:value-type="float">
            <text:p>9.94</text:p>
          </table:table-cell>
          <table:table-cell table:style-name="ce74" table:formula="of:=MEDIAN([.AR$10:.AR$32]~[.AR$40:.AR$62]~[.AR$70:.AR$92]~[.AR$100:.AR$123]~[.AR$130:.AR$152]~[.AR$160:.AR$182]~[.AR$190:.AR$212])" office:value-type="float" office:value="9.945" calcext:value-type="float">
            <text:p>9.945</text:p>
          </table:table-cell>
          <table:table-cell table:style-name="ce50"/>
          <table:table-cell table:style-name="ce108" table:formula="of:=MEDIAN([.AT$10:.AT$32]~[.AT$40:.AT$62]~[.AT$70:.AT$92]~[.AT$100:.AT$123]~[.AT$130:.AT$152]~[.AT$160:.AT$182]~[.AT$190:.AT$212])" office:value-type="float" office:value="113183.5" calcext:value-type="float">
            <text:p>113,184</text:p>
          </table:table-cell>
          <table:table-cell table:style-name="ce108" table:formula="of:=MEDIAN([.AU$10:.AU$32]~[.AU$40:.AU$62]~[.AU$70:.AU$92]~[.AU$100:.AU$123]~[.AU$130:.AU$152]~[.AU$160:.AU$182]~[.AU$190:.AU$212])" office:value-type="float" office:value="114575" calcext:value-type="float">
            <text:p>114,575</text:p>
          </table:table-cell>
          <table:table-cell table:style-name="ce140"/>
          <table:table-cell table:style-name="ce108" table:formula="of:=MEDIAN([.AW$10:.AW$32]~[.AW$40:.AW$62]~[.AW$70:.AW$92]~[.AW$100:.AW$123]~[.AW$130:.AW$152]~[.AW$160:.AW$182]~[.AW$190:.AW$212])" office:value-type="float" office:value="38011.75" calcext:value-type="float">
            <text:p>38,012</text:p>
          </table:table-cell>
          <table:table-cell table:style-name="ce108" table:formula="of:=MEDIAN([.AX$10:.AX$32]~[.AX$40:.AX$62]~[.AX$70:.AX$92]~[.AX$100:.AX$123]~[.AX$130:.AX$152]~[.AX$160:.AX$182]~[.AX$190:.AX$212])" office:value-type="float" office:value="35431.75" calcext:value-type="float">
            <text:p>35,432</text:p>
          </table:table-cell>
          <table:table-cell table:style-name="ce140"/>
          <table:table-cell table:style-name="ce108" table:formula="of:=MEDIAN([.AZ$10:.AZ$32]~[.AZ$40:.AZ$62]~[.AZ$70:.AZ$92]~[.AZ$100:.AZ$123]~[.AZ$130:.AZ$152]~[.AZ$160:.AZ$182]~[.AZ$190:.AZ$212])" office:value-type="float" office:value="84432.25" calcext:value-type="float">
            <text:p>84,432</text:p>
          </table:table-cell>
          <table:table-cell table:style-name="ce108" table:formula="of:=MEDIAN([.BA$10:.BA$32]~[.BA$40:.BA$62]~[.BA$70:.BA$92]~[.BA$100:.BA$123]~[.BA$130:.BA$152]~[.BA$160:.BA$182]~[.BA$190:.BA$212])" office:value-type="float" office:value="85045.5" calcext:value-type="float">
            <text:p>85,046</text:p>
          </table:table-cell>
          <table:table-cell table:style-name="ce50"/>
          <table:table-cell table:style-name="ce74" table:formula="of:=MEDIAN([.BC$10:.BC$32]~[.BC$40:.BC$62]~[.BC$70:.BC$92]~[.BC$100:.BC$123]~[.BC$130:.BC$152]~[.BC$160:.BC$182]~[.BC$190:.BC$212])" office:value-type="float" office:value="0.162262600824477" calcext:value-type="float">
            <text:p>0.162262600824477</text:p>
          </table:table-cell>
          <table:table-cell table:style-name="ce74" table:formula="of:=MEDIAN([.BD$10:.BD$32]~[.BD$40:.BD$62]~[.BD$70:.BD$92]~[.BD$100:.BD$123]~[.BD$130:.BD$152]~[.BD$160:.BD$182]~[.BD$190:.BD$212])" office:value-type="float" office:value="0.15158502036266" calcext:value-type="float">
            <text:p>0.15158502036266</text:p>
          </table:table-cell>
          <table:table-cell/>
          <table:table-cell table:style-name="ce117"/>
          <table:table-cell table:number-columns-repeated="966"/>
        </table:table-row>
        <table:table-row table:style-name="ro1">
          <table:table-cell table:style-name="ce42"/>
          <table:table-cell table:style-name="ce28" office:value-type="string" calcext:value-type="string">
            <text:p>Mean</text:p>
          </table:table-cell>
          <table:table-cell/>
          <table:table-cell table:style-name="ce77" table:formula="of:=AVERAGE([.D10:.D32]~[.D40:.D62]~[.D70:.D92]~[.D100:.D123]~[.D130:.D152]~[.D160:.D182]~[.D190:.D212])" office:value-type="float" office:value="440.619047619048" calcext:value-type="float">
            <text:p>440.6190</text:p>
          </table:table-cell>
          <table:table-cell table:style-name="ce77" table:formula="of:=AVERAGE([.E$10:.E$32]~[.E$40:.E$62]~[.E$70:.E$92]~[.E$100:.E$123]~[.E$130:.E$152]~[.E$160:.E$182]~[.E$190:.E$212])" office:value-type="float" office:value="441.785714285714" calcext:value-type="float">
            <text:p>441.7857</text:p>
          </table:table-cell>
          <table:table-cell table:style-name="ce77" table:formula="of:=AVERAGE([.F$10:.F$32]~[.F$40:.F$62]~[.F$70:.F$92]~[.F$100:.F$123]~[.F$130:.F$152]~[.F$160:.F$182]~[.F$190:.F$212])" office:value-type="float" office:value="1161.02380952381" calcext:value-type="float">
            <text:p>1161.0238</text:p>
          </table:table-cell>
          <table:table-cell table:style-name="ce77" table:formula="of:=AVERAGE([.G$10:.G$32]~[.G$40:.G$62]~[.G$70:.G$92]~[.G$100:.G$123]~[.G$130:.G$152]~[.G$160:.G$182]~[.G$190:.G$212])" office:value-type="float" office:value="1159.51190476191" calcext:value-type="float">
            <text:p>1159.5119</text:p>
          </table:table-cell>
          <table:table-cell table:style-name="ce77" table:formula="of:=AVERAGE([.H$10:.H$32]~[.H$40:.H$62]~[.H$70:.H$92]~[.H$100:.H$123]~[.H$130:.H$152]~[.H$160:.H$182]~[.H$190:.H$212])" office:value-type="float" office:value="90.0136357142857" calcext:value-type="float">
            <text:p>90.0136</text:p>
          </table:table-cell>
          <table:table-cell table:style-name="ce77" table:formula="of:=AVERAGE([.I$10:.I$32]~[.I$40:.I$62]~[.I$70:.I$92]~[.I$100:.I$123]~[.I$130:.I$152]~[.I$160:.I$182]~[.I$190:.I$212])" office:value-type="float" office:value="89.9932023809524" calcext:value-type="float">
            <text:p>89.9932</text:p>
          </table:table-cell>
          <table:table-cell table:style-name="ce77"/>
          <table:table-cell table:style-name="ce77" table:formula="of:=AVERAGE([.K$10:.K$32]~[.K$40:.K$62]~[.K$70:.K$92]~[.K$100:.K$123]~[.K$130:.K$152]~[.K$160:.K$182]~[.K$190:.K$212])" office:value-type="float" office:value="28.2218654761905" calcext:value-type="float">
            <text:p>28.2219</text:p>
          </table:table-cell>
          <table:table-cell table:style-name="ce77" table:formula="of:=AVERAGE([.L$10:.L$32]~[.L$40:.L$62]~[.L$70:.L$92]~[.L$100:.L$123]~[.L$130:.L$152]~[.L$160:.L$182]~[.L$190:.L$212])" office:value-type="float" office:value="27.7334702380953" calcext:value-type="float">
            <text:p>27.7335</text:p>
          </table:table-cell>
          <table:table-cell table:style-name="ce106" table:formula="of:=AVERAGE([.M$10:.M$32]~[.M$40:.M$62]~[.M$70:.M$92]~[.M$100:.M$123]~[.M$130:.M$152]~[.M$160:.M$182]~[.M$190:.M$212])" office:value-type="float" office:value="44.1429095238095" calcext:value-type="float">
            <text:p>44.1429</text:p>
          </table:table-cell>
          <table:table-cell table:style-name="ce106" table:formula="of:=AVERAGE([.N$10:.N$32]~[.N$40:.N$62]~[.N$70:.N$92]~[.N$100:.N$123]~[.N$130:.N$152]~[.N$160:.N$182]~[.N$190:.N$212])" office:value-type="float" office:value="46.5456988095238" calcext:value-type="float">
            <text:p>46.5457</text:p>
          </table:table-cell>
          <table:table-cell table:style-name="ce77"/>
          <table:table-cell table:style-name="ce77" table:formula="of:=AVERAGE([.P$10:.P$32]~[.P$40:.P$62]~[.P$70:.P$92]~[.P$100:.P$123]~[.P$130:.P$152]~[.P$160:.P$182]~[.P$190:.P$212])" office:value-type="float" office:value="1174.32261904762" calcext:value-type="float">
            <text:p>1174.3226</text:p>
          </table:table-cell>
          <table:table-cell table:style-name="ce77" table:formula="of:=AVERAGE([.Q$10:.Q$32]~[.Q$40:.Q$62]~[.Q$70:.Q$92]~[.Q$100:.Q$123]~[.Q$130:.Q$152]~[.Q$160:.Q$182]~[.Q$190:.Q$212])" office:value-type="float" office:value="1173.02976190476" calcext:value-type="float">
            <text:p>1173.0298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S$10:.S$32]~[.S$40:.S$62]~[.S$70:.S$92]~[.S$100:.S$123]~[.S$130:.S$152]~[.S$160:.S$182]~[.S$190:.S$212])" office:value-type="float" office:value="8.96535714285714" calcext:value-type="float">
            <text:p>8.9654</text:p>
          </table:table-cell>
          <table:table-cell table:style-name="ce77" table:formula="of:=AVERAGE([.T$10:.T$32]~[.T$40:.T$62]~[.T$70:.T$92]~[.T$100:.T$123]~[.T$130:.T$152]~[.T$160:.T$182]~[.T$190:.T$212])" office:value-type="float" office:value="9.02940476190476" calcext:value-type="float">
            <text:p>9.0294</text:p>
          </table:table-cell>
          <table:table-cell table:style-name="ce98"/>
          <table:table-cell table:style-name="ce77" table:formula="of:=AVERAGE([.V$10:.V$32]~[.V$40:.V$62]~[.V$70:.V$92]~[.V$100:.V$123]~[.V$130:.V$152]~[.V$160:.V$182]~[.V$190:.V$212])" office:value-type="float" office:value="1134.84404761905" calcext:value-type="float">
            <text:p>1134.8440</text:p>
          </table:table-cell>
          <table:table-cell table:style-name="ce77" table:formula="of:=AVERAGE([.W$10:.W$32]~[.W$40:.W$62]~[.W$70:.W$92]~[.W$100:.W$123]~[.W$130:.W$152]~[.W$160:.W$182]~[.W$190:.W$212])" office:value-type="float" office:value="1134.7630952381" calcext:value-type="float">
            <text:p>1134.7631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Y$10:.Y$32]~[.Y$40:.Y$62]~[.Y$70:.Y$92]~[.Y$100:.Y$123]~[.Y$130:.Y$152]~[.Y$160:.Y$182]~[.Y$190:.Y$212])" office:value-type="float" office:value="2.1675" calcext:value-type="float">
            <text:p>2.1675</text:p>
          </table:table-cell>
          <table:table-cell table:style-name="ce77" table:formula="of:=AVERAGE([.Z$10:.Z$32]~[.Z$40:.Z$62]~[.Z$70:.Z$92]~[.Z$100:.Z$123]~[.Z$130:.Z$152]~[.Z$160:.Z$182]~[.Z$190:.Z$212])" office:value-type="float" office:value="2.20916666666667" calcext:value-type="float">
            <text:p>2.2092</text:p>
          </table:table-cell>
          <table:table-cell table:style-name="ce127"/>
          <table:table-cell table:style-name="ce77" table:formula="of:=AVERAGE([.AB$10:.AB$32]~[.AB$40:.AB$62]~[.AB$70:.AB$92]~[.AB$100:.AB$123]~[.AB$130:.AB$152]~[.AB$160:.AB$182]~[.AB$190:.AB$212])" office:value-type="float" office:value="1106.42857142857" calcext:value-type="float">
            <text:p>1106.4286</text:p>
          </table:table-cell>
          <table:table-cell table:style-name="ce77" table:formula="of:=AVERAGE([.AC$10:.AC$32]~[.AC$40:.AC$62]~[.AC$70:.AC$92]~[.AC$100:.AC$123]~[.AC$130:.AC$152]~[.AC$160:.AC$182]~[.AC$190:.AC$212])" office:value-type="float" office:value="1107.04404761905" calcext:value-type="float">
            <text:p>1107.0440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AE$10:.AE$32]~[.AE$40:.AE$62]~[.AE$70:.AE$92]~[.AE$100:.AE$123]~[.AE$130:.AE$152]~[.AE$160:.AE$182]~[.AE$190:.AE$212])" office:value-type="float" office:value="2.37869047619048" calcext:value-type="float">
            <text:p>2.3787</text:p>
          </table:table-cell>
          <table:table-cell table:style-name="ce77" table:formula="of:=AVERAGE([.AF$10:.AF$32]~[.AF$40:.AF$62]~[.AF$70:.AF$92]~[.AF$100:.AF$123]~[.AF$130:.AF$152]~[.AF$160:.AF$182]~[.AF$190:.AF$212])" office:value-type="float" office:value="2.33654761904762" calcext:value-type="float">
            <text:p>2.3365</text:p>
          </table:table-cell>
          <table:table-cell table:style-name="ce127"/>
          <table:table-cell table:style-name="ce77" table:formula="of:=AVERAGE([.AH$10:.AH$32]~[.AH$40:.AH$62]~[.AH$70:.AH$92]~[.AH$100:.AH$123]~[.AH$130:.AH$152]~[.AH$160:.AH$182]~[.AH$190:.AH$212])" office:value-type="float" office:value="1052.37380952381" calcext:value-type="float">
            <text:p>1052.3738</text:p>
          </table:table-cell>
          <table:table-cell table:style-name="ce77" table:formula="of:=AVERAGE([.AI$10:.AI$32]~[.AI$40:.AI$62]~[.AI$70:.AI$92]~[.AI$100:.AI$123]~[.AI$130:.AI$152]~[.AI$160:.AI$182]~[.AI$190:.AI$212])" office:value-type="float" office:value="1053.79761904762" calcext:value-type="float">
            <text:p>1053.7976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AK$10:.AK$32]~[.AK$40:.AK$62]~[.AK$70:.AK$92]~[.AK$100:.AK$123]~[.AK$130:.AK$152]~[.AK$160:.AK$182]~[.AK$190:.AK$212])" office:value-type="float" office:value="6.67511904761905" calcext:value-type="float">
            <text:p>6.6751</text:p>
          </table:table-cell>
          <table:table-cell table:style-name="ce77" table:formula="of:=AVERAGE([.AL$10:.AL$32]~[.AL$40:.AL$62]~[.AL$70:.AL$92]~[.AL$100:.AL$123]~[.AL$130:.AL$152]~[.AL$160:.AL$182]~[.AL$190:.AL$212])" office:value-type="float" office:value="6.6452380952381" calcext:value-type="float">
            <text:p>6.6452</text:p>
          </table:table-cell>
          <table:table-cell table:style-name="ce127"/>
          <table:table-cell table:style-name="ce77" table:formula="of:=AVERAGE([.AN$10:.AN$32]~[.AN$40:.AN$62]~[.AN$70:.AN$92]~[.AN$100:.AN$123]~[.AN$130:.AN$152]~[.AN$160:.AN$182]~[.AN$190:.AN$212])" office:value-type="float" office:value="976.815" calcext:value-type="float">
            <text:p>976.8150</text:p>
          </table:table-cell>
          <table:table-cell table:style-name="ce77" table:formula="of:=AVERAGE([.AO$10:.AO$32]~[.AO$40:.AO$62]~[.AO$70:.AO$92]~[.AO$100:.AO$123]~[.AO$130:.AO$152]~[.AO$160:.AO$182]~[.AO$190:.AO$212])" office:value-type="float" office:value="978.589047619048" calcext:value-type="float">
            <text:p>978.5890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AQ$10:.AQ$32]~[.AQ$40:.AQ$62]~[.AQ$70:.AQ$92]~[.AQ$100:.AQ$123]~[.AQ$130:.AQ$152]~[.AQ$160:.AQ$182]~[.AQ$190:.AQ$212])" office:value-type="float" office:value="9.92119047619048" calcext:value-type="float">
            <text:p>9.9212</text:p>
          </table:table-cell>
          <table:table-cell table:style-name="ce77" table:formula="of:=AVERAGE([.AR$10:.AR$32]~[.AR$40:.AR$62]~[.AR$70:.AR$92]~[.AR$100:.AR$123]~[.AR$130:.AR$152]~[.AR$160:.AR$182]~[.AR$190:.AR$212])" office:value-type="float" office:value="9.92416666666667" calcext:value-type="float">
            <text:p>9.9242</text:p>
          </table:table-cell>
          <table:table-cell table:style-name="ce127"/>
          <table:table-cell table:style-name="ce110" table:formula="of:=AVERAGE([.AT$10:.AT$32]~[.AT$40:.AT$62]~[.AT$70:.AT$92]~[.AT$100:.AT$123]~[.AT$130:.AT$152]~[.AT$160:.AT$182]~[.AT$190:.AT$212])" office:value-type="float" office:value="113833.321428571" calcext:value-type="float">
            <text:p>113,833</text:p>
          </table:table-cell>
          <table:table-cell table:style-name="ce110" table:formula="of:=AVERAGE([.AU$10:.AU$32]~[.AU$40:.AU$62]~[.AU$70:.AU$92]~[.AU$100:.AU$123]~[.AU$130:.AU$152]~[.AU$160:.AU$182]~[.AU$190:.AU$212])" office:value-type="float" office:value="115645.345238095" calcext:value-type="float">
            <text:p>115,645</text:p>
          </table:table-cell>
          <table:table-cell table:style-name="ce140"/>
          <table:table-cell table:style-name="ce110" table:formula="of:=AVERAGE([.AW$10:.AW$32]~[.AW$40:.AW$62]~[.AW$70:.AW$92]~[.AW$100:.AW$123]~[.AW$130:.AW$152]~[.AW$160:.AW$182]~[.AW$190:.AW$212])" office:value-type="float" office:value="39717.6547619048" calcext:value-type="float">
            <text:p>39,718</text:p>
          </table:table-cell>
          <table:table-cell table:style-name="ce110" table:formula="of:=AVERAGE([.AX$10:.AX$32]~[.AX$40:.AX$62]~[.AX$70:.AX$92]~[.AX$100:.AX$123]~[.AX$130:.AX$152]~[.AX$160:.AX$182]~[.AX$190:.AX$212])" office:value-type="float" office:value="37172.9761904762" calcext:value-type="float">
            <text:p>37,173</text:p>
          </table:table-cell>
          <table:table-cell table:style-name="ce140"/>
          <table:table-cell table:style-name="ce110" table:formula="of:=AVERAGE([.AZ$10:.AZ$32]~[.AZ$40:.AZ$62]~[.AZ$70:.AZ$92]~[.AZ$100:.AZ$123]~[.AZ$130:.AZ$152]~[.AZ$160:.AZ$182]~[.AZ$190:.AZ$212])" office:value-type="float" office:value="85138.1880952381" calcext:value-type="float">
            <text:p>85,138</text:p>
          </table:table-cell>
          <table:table-cell table:style-name="ce110" table:formula="of:=AVERAGE([.BA$10:.BA$32]~[.BA$40:.BA$62]~[.BA$70:.BA$92]~[.BA$100:.BA$123]~[.BA$130:.BA$152]~[.BA$160:.BA$182]~[.BA$190:.BA$212])" office:value-type="float" office:value="85955.1607142857" calcext:value-type="float">
            <text:p>85,955</text:p>
          </table:table-cell>
          <table:table-cell table:style-name="ce127"/>
          <table:table-cell table:style-name="ce77" table:formula="of:=AVERAGE([.BC$10:.BC$32]~[.BC$40:.BC$62]~[.BC$70:.BC$92]~[.BC$100:.BC$123]~[.BC$130:.BC$152]~[.BC$160:.BC$182]~[.BC$190:.BC$212])" office:value-type="float" office:value="0.165879719971095" calcext:value-type="float">
            <text:p>0.1659</text:p>
          </table:table-cell>
          <table:table-cell table:style-name="ce77" table:formula="of:=AVERAGE([.BD$10:.BD$32]~[.BD$40:.BD$62]~[.BD$70:.BD$92]~[.BD$100:.BD$123]~[.BD$130:.BD$152]~[.BD$160:.BD$182]~[.BD$190:.BD$212])" office:value-type="float" office:value="0.155110064449193" calcext:value-type="float">
            <text:p>0.1551</text:p>
          </table:table-cell>
          <table:table-cell/>
          <table:table-cell table:style-name="ce2"/>
          <table:table-cell table:number-columns-repeated="966"/>
        </table:table-row>
        <table:table-row table:style-name="ro1">
          <table:table-cell/>
          <table:table-cell table:style-name="ce48"/>
          <table:table-cell table:style-name="Default"/>
          <table:table-cell table:style-name="ce17" table:number-columns-repeated="6"/>
          <table:table-cell table:number-columns-repeated="5"/>
          <table:table-cell table:style-name="Default"/>
          <table:table-cell table:style-name="ce17" table:number-columns-repeated="2"/>
          <table:table-cell table:style-name="ce48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48"/>
          <table:table-cell table:style-name="ce17" table:number-columns-repeated="2"/>
          <table:table-cell/>
          <table:table-cell table:style-name="ce17" table:number-columns-repeated="2"/>
          <table:table-cell table:style-name="ce48"/>
          <table:table-cell table:style-name="ce17" table:number-columns-repeated="2"/>
          <table:table-cell/>
          <table:table-cell table:style-name="ce17" table:number-columns-repeated="2"/>
          <table:table-cell table:style-name="ce103"/>
          <table:table-cell table:style-name="ce17" table:number-columns-repeated="2"/>
          <table:table-cell/>
          <table:table-cell table:style-name="ce17" table:number-columns-repeated="2"/>
          <table:table-cell table:style-name="ce48"/>
          <table:table-cell table:style-name="ce17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number-columns-repeated="971"/>
        </table:table-row>
        <table:table-row table:style-name="ro1">
          <table:table-cell table:number-columns-repeated="2"/>
          <table:table-cell table:style-name="Default"/>
          <table:table-cell table:style-name="ce17"/>
          <table:table-cell table:number-columns-repeated="10"/>
          <table:table-cell table:style-name="Default"/>
          <table:table-cell table:number-columns-repeated="1009"/>
        </table:table-row>
        <table:table-row table:style-name="ro1">
          <table:table-cell table:style-name="ce44"/>
          <table:table-cell table:style-name="ce26"/>
          <table:table-cell table:style-name="ce44"/>
          <table:table-cell table:style-name="ce50" table:number-columns-repeated="6"/>
          <table:table-cell table:style-name="ce44"/>
          <table:table-cell table:style-name="ce50" table:number-columns-repeated="2"/>
          <table:table-cell table:style-name="ce58" table:number-columns-repeated="2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8"/>
          <table:table-cell table:style-name="ce44" table:number-columns-repeated="4"/>
          <table:table-cell table:style-name="ce42" table:number-columns-repeated="967"/>
        </table:table-row>
        <table:table-row table:style-name="ro1">
          <table:table-cell table:style-name="Accent_20_3"/>
          <table:table-cell table:style-name="ce27" office:value-type="string" calcext:value-type="string">
            <text:p>Range</text:p>
          </table:table-cell>
          <table:table-cell/>
          <table:table-cell table:style-name="ce73" table:formula="of:=MAX([.D218:.D240]~[.D248:.D270]~[.D278:.D300]~[.D308:.D331]~[.D338:.D360]~[.D368:.D390]~[.D398:.D420])-MIN([.D218:.D240]~[.D248:.D270]~[.D278:.D300]~[.D308:.D331]~[.D338:.D360]~[.D368:.D390]~[.D398:.D420])" office:value-type="float" office:value="8" calcext:value-type="float">
            <text:p>8</text:p>
          </table:table-cell>
          <table:table-cell table:style-name="ce73" table:formula="of:=MAX([.E218:.E240]~[.E248:.E270]~[.E278:.E300]~[.E308:.E331]~[.E338:.E360]~[.E368:.E390]~[.E398:.E420])-MIN([.E218:.E240]~[.E248:.E270]~[.E278:.E300]~[.E308:.E331]~[.E338:.E360]~[.E368:.E390]~[.E398:.E420])" office:value-type="float" office:value="8" calcext:value-type="float">
            <text:p>8</text:p>
          </table:table-cell>
          <table:table-cell table:style-name="ce73" table:formula="of:=MAX([.F218:.F240]~[.F248:.F270]~[.F278:.F300]~[.F308:.F331]~[.F338:.F360]~[.F368:.F390]~[.F398:.F420])-MIN([.F218:.F240]~[.F248:.F270]~[.F278:.F300]~[.F308:.F331]~[.F338:.F360]~[.F368:.F390]~[.F398:.F420])" office:value-type="float" office:value="12" calcext:value-type="float">
            <text:p>12</text:p>
          </table:table-cell>
          <table:table-cell table:style-name="ce73" table:formula="of:=MAX([.G218:.G240]~[.G248:.G270]~[.G278:.G300]~[.G308:.G331]~[.G338:.G360]~[.G368:.G390]~[.G398:.G420])-MIN([.G218:.G240]~[.G248:.G270]~[.G278:.G300]~[.G308:.G331]~[.G338:.G360]~[.G368:.G390]~[.G398:.G420])" office:value-type="float" office:value="10" calcext:value-type="float">
            <text:p>10</text:p>
          </table:table-cell>
          <table:table-cell table:style-name="ce73" table:formula="of:=MAX([.H218:.H240]~[.H248:.H270]~[.H278:.H300]~[.H308:.H331]~[.H338:.H360]~[.H368:.H390]~[.H398:.H420])-MIN([.H218:.H240]~[.H248:.H270]~[.H278:.H300]~[.H308:.H331]~[.H338:.H360]~[.H368:.H390]~[.H398:.H420])" office:value-type="float" office:value="0.619399999999999" calcext:value-type="float">
            <text:p>0.619399999999999</text:p>
          </table:table-cell>
          <table:table-cell table:style-name="ce73" table:formula="of:=MAX([.I218:.I240]~[.I248:.I270]~[.I278:.I300]~[.I308:.I331]~[.I338:.I360]~[.I368:.I390]~[.I398:.I420])-MIN([.I218:.I240]~[.I248:.I270]~[.I278:.I300]~[.I308:.I331]~[.I338:.I360]~[.I368:.I390]~[.I398:.I420])" office:value-type="float" office:value="0.582999999999998" calcext:value-type="float">
            <text:p>0.582999999999998</text:p>
          </table:table-cell>
          <table:table-cell table:style-name="ce18"/>
          <table:table-cell table:style-name="ce73" table:formula="of:=MAX([.K218:.K240]~[.K248:.K270]~[.K278:.K300]~[.K308:.K331]~[.K338:.K360]~[.K368:.K390]~[.K398:.K420])-MIN([.K218:.K240]~[.K248:.K270]~[.K278:.K300]~[.K308:.K331]~[.K338:.K360]~[.K368:.K390]~[.K398:.K420])" office:value-type="float" office:value="3.4253" calcext:value-type="float">
            <text:p>3.4253</text:p>
          </table:table-cell>
          <table:table-cell table:style-name="ce73" table:formula="of:=MAX([.L218:.L240]~[.L248:.L270]~[.L278:.L300]~[.L308:.L331]~[.L338:.L360]~[.L368:.L390]~[.L398:.L420])-MIN([.L218:.L240]~[.L248:.L270]~[.L278:.L300]~[.L308:.L331]~[.L338:.L360]~[.L368:.L390]~[.L398:.L420])" office:value-type="float" office:value="1.4099" calcext:value-type="float">
            <text:p>1.4099</text:p>
          </table:table-cell>
          <table:table-cell table:style-name="ce58" table:formula="of:=MAX([.M218:.M240]~[.M248:.M270]~[.M278:.M300]~[.M308:.M331]~[.M338:.M360]~[.M368:.M390]~[.M398:.M420])-MIN([.M218:.M240]~[.M248:.M270]~[.M278:.M300]~[.M308:.M331]~[.M338:.M360]~[.M368:.M390]~[.M398:.M420])" office:value-type="float" office:value="19.6435" calcext:value-type="float">
            <text:p>19.6435</text:p>
          </table:table-cell>
          <table:table-cell table:style-name="ce58" table:formula="of:=MAX([.N218:.N240]~[.N248:.N270]~[.N278:.N300]~[.N308:.N331]~[.N338:.N360]~[.N368:.N390]~[.N398:.N420])-MIN([.N218:.N240]~[.N248:.N270]~[.N278:.N300]~[.N308:.N331]~[.N338:.N360]~[.N368:.N390]~[.N398:.N420])" office:value-type="float" office:value="21.4174" calcext:value-type="float">
            <text:p>21.4174</text:p>
          </table:table-cell>
          <table:table-cell table:style-name="ce18"/>
          <table:table-cell table:style-name="ce73" table:formula="of:=MAX([.P218:.P240]~[.P248:.P270]~[.P278:.P300]~[.P308:.P331]~[.P338:.P360]~[.P368:.P390]~[.P398:.P420])-MIN([.P218:.P240]~[.P248:.P270]~[.P278:.P300]~[.P308:.P331]~[.P338:.P360]~[.P368:.P390]~[.P398:.P420])" office:value-type="float" office:value="11" calcext:value-type="float">
            <text:p>11</text:p>
          </table:table-cell>
          <table:table-cell table:style-name="ce73" table:formula="of:=MAX([.Q218:.Q240]~[.Q248:.Q270]~[.Q278:.Q300]~[.Q308:.Q331]~[.Q338:.Q360]~[.Q368:.Q390]~[.Q398:.Q420])-MIN([.Q218:.Q240]~[.Q248:.Q270]~[.Q278:.Q300]~[.Q308:.Q331]~[.Q338:.Q360]~[.Q368:.Q390]~[.Q398:.Q420])" office:value-type="float" office:value="10.2" calcext:value-type="float">
            <text:p>10.2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S218:.S240]~[.S248:.S270]~[.S278:.S300]~[.S308:.S331]~[.S338:.S360]~[.S368:.S390]~[.S398:.S420])-MIN([.S218:.S240]~[.S248:.S270]~[.S278:.S300]~[.S308:.S331]~[.S338:.S360]~[.S368:.S390]~[.S398:.S420])" office:value-type="float" office:value="0.84" calcext:value-type="float">
            <text:p>0.84</text:p>
          </table:table-cell>
          <table:table-cell table:style-name="ce73" table:formula="of:=MAX([.T218:.T240]~[.T248:.T270]~[.T278:.T300]~[.T308:.T331]~[.T338:.T360]~[.T368:.T390]~[.T398:.T420])-MIN([.T218:.T240]~[.T248:.T270]~[.T278:.T300]~[.T308:.T331]~[.T338:.T360]~[.T368:.T390]~[.T398:.T420])" office:value-type="float" office:value="0.75" calcext:value-type="float">
            <text:p>0.75</text:p>
          </table:table-cell>
          <table:table-cell table:style-name="ce18"/>
          <table:table-cell table:style-name="ce73" table:formula="of:=MAX([.V218:.V240]~[.V248:.V270]~[.V278:.V300]~[.V308:.V331]~[.V338:.V360]~[.V368:.V390]~[.V398:.V420])-MIN([.V218:.V240]~[.V248:.V270]~[.V278:.V300]~[.V308:.V331]~[.V338:.V360]~[.V368:.V390]~[.V398:.V420])" office:value-type="float" office:value="3.10000000000014" calcext:value-type="float">
            <text:p>3.10000000000014</text:p>
          </table:table-cell>
          <table:table-cell table:style-name="ce73" table:formula="of:=MAX([.W218:.W240]~[.W248:.W270]~[.W278:.W300]~[.W308:.W331]~[.W338:.W360]~[.W368:.W390]~[.W398:.W420])-MIN([.W218:.W240]~[.W248:.W270]~[.W278:.W300]~[.W308:.W331]~[.W338:.W360]~[.W368:.W390]~[.W398:.W420])" office:value-type="float" office:value="3.40000000000009" calcext:value-type="float">
            <text:p>3.40000000000009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Y218:.Y240]~[.Y248:.Y270]~[.Y278:.Y300]~[.Y308:.Y331]~[.Y338:.Y360]~[.Y368:.Y390]~[.Y398:.Y420])-MIN([.Y218:.Y240]~[.Y248:.Y270]~[.Y278:.Y300]~[.Y308:.Y331]~[.Y338:.Y360]~[.Y368:.Y390]~[.Y398:.Y420])" office:value-type="float" office:value="0.9" calcext:value-type="float">
            <text:p>0.9</text:p>
          </table:table-cell>
          <table:table-cell table:style-name="ce73" table:formula="of:=MAX([.Z218:.Z240]~[.Z248:.Z270]~[.Z278:.Z300]~[.Z308:.Z331]~[.Z338:.Z360]~[.Z368:.Z390]~[.Z398:.Z420])-MIN([.Z218:.Z240]~[.Z248:.Z270]~[.Z278:.Z300]~[.Z308:.Z331]~[.Z338:.Z360]~[.Z368:.Z390]~[.Z398:.Z420])" office:value-type="float" office:value="0.75" calcext:value-type="float">
            <text:p>0.75</text:p>
          </table:table-cell>
          <table:table-cell table:style-name="ce18"/>
          <table:table-cell table:style-name="ce73" table:formula="of:=MAX([.AB218:.AB240]~[.AB248:.AB270]~[.AB278:.AB300]~[.AB308:.AB331]~[.AB338:.AB360]~[.AB368:.AB390]~[.AB398:.AB420])-MIN([.AB218:.AB240]~[.AB248:.AB270]~[.AB278:.AB300]~[.AB308:.AB331]~[.AB338:.AB360]~[.AB368:.AB390]~[.AB398:.AB420])" office:value-type="float" office:value="4.20000000000005" calcext:value-type="float">
            <text:p>4.20000000000005</text:p>
          </table:table-cell>
          <table:table-cell table:style-name="ce73" table:formula="of:=MAX([.AC218:.AC240]~[.AC248:.AC270]~[.AC278:.AC300]~[.AC308:.AC331]~[.AC338:.AC360]~[.AC368:.AC390]~[.AC398:.AC420])-MIN([.AC218:.AC240]~[.AC248:.AC270]~[.AC278:.AC300]~[.AC308:.AC331]~[.AC338:.AC360]~[.AC368:.AC390]~[.AC398:.AC420])" office:value-type="float" office:value="3" calcext:value-type="float">
            <text:p>3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AE218:.AE240]~[.AE248:.AE270]~[.AE278:.AE300]~[.AE308:.AE331]~[.AE338:.AE360]~[.AE368:.AE390]~[.AE398:.AE420])-MIN([.AE218:.AE240]~[.AE248:.AE270]~[.AE278:.AE300]~[.AE308:.AE331]~[.AE338:.AE360]~[.AE368:.AE390]~[.AE398:.AE420])" office:value-type="float" office:value="0.81" calcext:value-type="float">
            <text:p>0.81</text:p>
          </table:table-cell>
          <table:table-cell table:style-name="ce73" table:formula="of:=MAX([.AF218:.AF240]~[.AF248:.AF270]~[.AF278:.AF300]~[.AF308:.AF331]~[.AF338:.AF360]~[.AF368:.AF390]~[.AF398:.AF420])-MIN([.AF218:.AF240]~[.AF248:.AF270]~[.AF278:.AF300]~[.AF308:.AF331]~[.AF338:.AF360]~[.AF368:.AF390]~[.AF398:.AF420])" office:value-type="float" office:value="0.71" calcext:value-type="float">
            <text:p>0.71</text:p>
          </table:table-cell>
          <table:table-cell table:style-name="ce18"/>
          <table:table-cell table:style-name="ce73" table:formula="of:=MAX([.AH218:.AH240]~[.AH248:.AH270]~[.AH278:.AH300]~[.AH308:.AH331]~[.AH338:.AH360]~[.AH368:.AH390]~[.AH398:.AH420])-MIN([.AH218:.AH240]~[.AH248:.AH270]~[.AH278:.AH300]~[.AH308:.AH331]~[.AH338:.AH360]~[.AH368:.AH390]~[.AH398:.AH420])" office:value-type="float" office:value="6.20000000000005" calcext:value-type="float">
            <text:p>6.20000000000005</text:p>
          </table:table-cell>
          <table:table-cell table:style-name="ce73" table:formula="of:=MAX([.AI218:.AI240]~[.AI248:.AI270]~[.AI278:.AI300]~[.AI308:.AI331]~[.AI338:.AI360]~[.AI368:.AI390]~[.AI398:.AI420])-MIN([.AI218:.AI240]~[.AI248:.AI270]~[.AI278:.AI300]~[.AI308:.AI331]~[.AI338:.AI360]~[.AI368:.AI390]~[.AI398:.AI420])" office:value-type="float" office:value="3.5" calcext:value-type="float">
            <text:p>3.5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AK218:.AK240]~[.AK248:.AK270]~[.AK278:.AK300]~[.AK308:.AK331]~[.AK338:.AK360]~[.AK368:.AK390]~[.AK398:.AK420])-MIN([.AK218:.AK240]~[.AK248:.AK270]~[.AK278:.AK300]~[.AK308:.AK331]~[.AK338:.AK360]~[.AK368:.AK390]~[.AK398:.AK420])" office:value-type="float" office:value="0.840000000000001" calcext:value-type="float">
            <text:p>0.840000000000001</text:p>
          </table:table-cell>
          <table:table-cell table:style-name="ce73" table:formula="of:=MAX([.AL218:.AL240]~[.AL248:.AL270]~[.AL278:.AL300]~[.AL308:.AL331]~[.AL338:.AL360]~[.AL368:.AL390]~[.AL398:.AL420])-MIN([.AL218:.AL240]~[.AL248:.AL270]~[.AL278:.AL300]~[.AL308:.AL331]~[.AL338:.AL360]~[.AL368:.AL390]~[.AL398:.AL420])" office:value-type="float" office:value="0.75" calcext:value-type="float">
            <text:p>0.75</text:p>
          </table:table-cell>
          <table:table-cell table:style-name="ce18"/>
          <table:table-cell table:style-name="ce73" table:formula="of:=MAX([.AN218:.AN240]~[.AN248:.AN270]~[.AN278:.AN300]~[.AN308:.AN331]~[.AN338:.AN360]~[.AN368:.AN390]~[.AN398:.AN420])-MIN([.AN218:.AN240]~[.AN248:.AN270]~[.AN278:.AN300]~[.AN308:.AN331]~[.AN338:.AN360]~[.AN368:.AN390]~[.AN398:.AN420])" office:value-type="float" office:value="5.75" calcext:value-type="float">
            <text:p>5.75</text:p>
          </table:table-cell>
          <table:table-cell table:style-name="ce73" table:formula="of:=MAX([.AO218:.AO240]~[.AO248:.AO270]~[.AO278:.AO300]~[.AO308:.AO331]~[.AO338:.AO360]~[.AO368:.AO390]~[.AO398:.AO420])-MIN([.AO218:.AO240]~[.AO248:.AO270]~[.AO278:.AO300]~[.AO308:.AO331]~[.AO338:.AO360]~[.AO368:.AO390]~[.AO398:.AO420])" office:value-type="float" office:value="3.90999999999997" calcext:value-type="float">
            <text:p>3.90999999999997</text:p>
          </table:table-cell>
          <table:table-cell table:style-name="ce27" office:value-type="string" calcext:value-type="string">
            <text:p>Range</text:p>
          </table:table-cell>
          <table:table-cell table:style-name="ce73" table:formula="of:=MAX([.AQ218:.AQ240]~[.AQ248:.AQ270]~[.AQ278:.AQ300]~[.AQ308:.AQ331]~[.AQ338:.AQ360]~[.AQ368:.AQ390]~[.AQ398:.AQ420])-MIN([.AQ218:.AQ240]~[.AQ248:.AQ270]~[.AQ278:.AQ300]~[.AQ308:.AQ331]~[.AQ338:.AQ360]~[.AQ368:.AQ390]~[.AQ398:.AQ420])" office:value-type="float" office:value="0.800000000000001" calcext:value-type="float">
            <text:p>0.800000000000001</text:p>
          </table:table-cell>
          <table:table-cell table:style-name="ce73" table:formula="of:=MAX([.AR218:.AR240]~[.AR248:.AR270]~[.AR278:.AR300]~[.AR308:.AR331]~[.AR338:.AR360]~[.AR368:.AR390]~[.AR398:.AR420])-MIN([.AR218:.AR240]~[.AR248:.AR270]~[.AR278:.AR300]~[.AR308:.AR331]~[.AR338:.AR360]~[.AR368:.AR390]~[.AR398:.AR420])" office:value-type="float" office:value="0.700000000000001" calcext:value-type="float">
            <text:p>0.700000000000001</text:p>
          </table:table-cell>
          <table:table-cell table:style-name="ce18"/>
          <table:table-cell table:style-name="ce107" table:formula="of:=MAX([.AT218:.AT240]~[.AT248:.AT270]~[.AT278:.AT300]~[.AT308:.AT331]~[.AT338:.AT360]~[.AT368:.AT390]~[.AT398:.AT420])-MIN([.AT218:.AT240]~[.AT248:.AT270]~[.AT278:.AT300]~[.AT308:.AT331]~[.AT338:.AT360]~[.AT368:.AT390]~[.AT398:.AT420])" office:value-type="float" office:value="12432" calcext:value-type="float">
            <text:p>12,432</text:p>
          </table:table-cell>
          <table:table-cell table:style-name="ce107" table:formula="of:=MAX([.AU218:.AU240]~[.AU248:.AU270]~[.AU278:.AU300]~[.AU308:.AU331]~[.AU338:.AU360]~[.AU368:.AU390]~[.AU398:.AU420])-MIN([.AU218:.AU240]~[.AU248:.AU270]~[.AU278:.AU300]~[.AU308:.AU331]~[.AU338:.AU360]~[.AU368:.AU390]~[.AU398:.AU420])" office:value-type="float" office:value="13888" calcext:value-type="float">
            <text:p>13,888</text:p>
          </table:table-cell>
          <table:table-cell table:style-name="ce70"/>
          <table:table-cell table:style-name="ce107" table:formula="of:=MAX([.AW218:.AW240]~[.AW248:.AW270]~[.AW278:.AW300]~[.AW308:.AW331]~[.AW338:.AW360]~[.AW368:.AW390]~[.AW398:.AW420])-MIN([.AW218:.AW240]~[.AW248:.AW270]~[.AW278:.AW300]~[.AW308:.AW331]~[.AW338:.AW360]~[.AW368:.AW390]~[.AW398:.AW420])" office:value-type="float" office:value="14692" calcext:value-type="float">
            <text:p>14,692</text:p>
          </table:table-cell>
          <table:table-cell table:style-name="ce107" table:formula="of:=MAX([.AX218:.AX240]~[.AX248:.AX270]~[.AX278:.AX300]~[.AX308:.AX331]~[.AX338:.AX360]~[.AX368:.AX390]~[.AX398:.AX420])-MIN([.AX218:.AX240]~[.AX248:.AX270]~[.AX278:.AX300]~[.AX308:.AX331]~[.AX338:.AX360]~[.AX368:.AX390]~[.AX398:.AX420])" office:value-type="float" office:value="49964.5" calcext:value-type="float">
            <text:p>49,965</text:p>
          </table:table-cell>
          <table:table-cell table:style-name="ce70"/>
          <table:table-cell table:style-name="ce107" table:formula="of:=MAX([.AZ218:.AZ240]~[.AZ248:.AZ270]~[.AZ278:.AZ300]~[.AZ308:.AZ331]~[.AZ338:.AZ360]~[.AZ368:.AZ390]~[.AZ398:.AZ420])-MIN([.AZ218:.AZ240]~[.AZ248:.AZ270]~[.AZ278:.AZ300]~[.AZ308:.AZ331]~[.AZ338:.AZ360]~[.AZ368:.AZ390]~[.AZ398:.AZ420])" office:value-type="float" office:value="10291" calcext:value-type="float">
            <text:p>10,291</text:p>
          </table:table-cell>
          <table:table-cell table:style-name="ce107" table:formula="of:=MAX([.BA218:.BA240]~[.BA248:.BA270]~[.BA278:.BA300]~[.BA308:.BA331]~[.BA338:.BA360]~[.BA368:.BA390]~[.BA398:.BA420])-MIN([.BA218:.BA240]~[.BA248:.BA270]~[.BA278:.BA300]~[.BA308:.BA331]~[.BA338:.BA360]~[.BA368:.BA390]~[.BA398:.BA420])" office:value-type="float" office:value="12958" calcext:value-type="float">
            <text:p>12,958</text:p>
          </table:table-cell>
          <table:table-cell table:style-name="ce18"/>
          <table:table-cell table:style-name="ce73" table:formula="of:=MAX([.BC218:.BC240]~[.BC248:.BC270]~[.BC278:.BC300]~[.BC308:.BC331]~[.BC338:.BC360]~[.BC368:.BC390]~[.BC398:.BC420])-MIN([.BC218:.BC240]~[.BC248:.BC270]~[.BC278:.BC300]~[.BC308:.BC331]~[.BC338:.BC360]~[.BC368:.BC390]~[.BC398:.BC420])" office:value-type="float" office:value="0.0533877839852238" calcext:value-type="float">
            <text:p>0.053387783985224</text:p>
          </table:table-cell>
          <table:table-cell table:style-name="ce73" table:formula="of:=MAX([.BD218:.BD240]~[.BD248:.BD270]~[.BD278:.BD300]~[.BD308:.BD331]~[.BD338:.BD360]~[.BD368:.BD390]~[.BD398:.BD420])-MIN([.BD218:.BD240]~[.BD248:.BD270]~[.BD278:.BD300]~[.BD308:.BD331]~[.BD338:.BD360]~[.BD368:.BD390]~[.BD398:.BD420])" office:value-type="float" office:value="0.201007480258404" calcext:value-type="float">
            <text:p>0.201007480258404</text:p>
          </table:table-cell>
          <table:table-cell/>
          <table:table-cell table:style-name="ce117"/>
          <table:table-cell table:number-columns-repeated="966"/>
        </table:table-row>
        <table:table-row table:style-name="ro4">
          <table:table-cell table:style-name="Accent_20_3"/>
          <table:table-cell table:style-name="ce27" office:value-type="string" calcext:value-type="string">
            <text:p>Minimum</text:p>
          </table:table-cell>
          <table:table-cell/>
          <table:table-cell table:style-name="ce74" table:formula="of:=MIN([.D218:.D240]~[.D248:.D270]~[.D278:.D300]~[.D308:.D331]~[.D338:.D360]~[.D368:.D390]~[.D398:.D420])" office:value-type="float" office:value="447" calcext:value-type="float">
            <text:p>447</text:p>
          </table:table-cell>
          <table:table-cell table:style-name="ce74" table:formula="of:=MIN([.E218:.E240]~[.E248:.E270]~[.E278:.E300]~[.E308:.E331]~[.E338:.E360]~[.E368:.E390]~[.E398:.E420])" office:value-type="float" office:value="448" calcext:value-type="float">
            <text:p>448</text:p>
          </table:table-cell>
          <table:table-cell table:style-name="ce74" table:formula="of:=MIN([.F218:.F240]~[.F248:.F270]~[.F278:.F300]~[.F308:.F331]~[.F338:.F360]~[.F368:.F390]~[.F398:.F420])" office:value-type="float" office:value="1118" calcext:value-type="float">
            <text:p>1118</text:p>
          </table:table-cell>
          <table:table-cell table:style-name="ce74" table:formula="of:=MIN([.G218:.G240]~[.G248:.G270]~[.G278:.G300]~[.G308:.G331]~[.G338:.G360]~[.G368:.G390]~[.G398:.G420])" office:value-type="float" office:value="1117" calcext:value-type="float">
            <text:p>1117</text:p>
          </table:table-cell>
          <table:table-cell table:style-name="ce74" table:formula="of:=MIN([.H218:.H240]~[.H248:.H270]~[.H278:.H300]~[.H308:.H331]~[.H338:.H360]~[.H368:.H390]~[.H398:.H420])" office:value-type="float" office:value="89.719" calcext:value-type="float">
            <text:p>89.719</text:p>
          </table:table-cell>
          <table:table-cell table:style-name="ce74" table:formula="of:=MIN([.I218:.I240]~[.I248:.I270]~[.I278:.I300]~[.I308:.I331]~[.I338:.I360]~[.I368:.I390]~[.I398:.I420])" office:value-type="float" office:value="89.754" calcext:value-type="float">
            <text:p>89.754</text:p>
          </table:table-cell>
          <table:table-cell table:style-name="ce18"/>
          <table:table-cell table:style-name="ce74" table:formula="of:=MIN([.K218:.K240]~[.K248:.K270]~[.K278:.K300]~[.K308:.K331]~[.K338:.K360]~[.K368:.K390]~[.K398:.K420])" office:value-type="float" office:value="26.6291" calcext:value-type="float">
            <text:p>26.6291</text:p>
          </table:table-cell>
          <table:table-cell table:style-name="ce74" table:formula="of:=MIN([.L218:.L240]~[.L248:.L270]~[.L278:.L300]~[.L308:.L331]~[.L338:.L360]~[.L368:.L390]~[.L398:.L420])" office:value-type="float" office:value="27.5528" calcext:value-type="float">
            <text:p>27.5528</text:p>
          </table:table-cell>
          <table:table-cell table:style-name="ce58" table:formula="of:=MIN([.M218:.M240]~[.M248:.M270]~[.M278:.M300]~[.M308:.M331]~[.M338:.M360]~[.M368:.M390]~[.M398:.M420])" office:value-type="float" office:value="31.7658" calcext:value-type="float">
            <text:p>31.7658</text:p>
          </table:table-cell>
          <table:table-cell table:style-name="ce58" table:formula="of:=MIN([.N218:.N240]~[.N248:.N270]~[.N278:.N300]~[.N308:.N331]~[.N338:.N360]~[.N368:.N390]~[.N398:.N420])" office:value-type="float" office:value="36.5629" calcext:value-type="float">
            <text:p>36.5629</text:p>
          </table:table-cell>
          <table:table-cell/>
          <table:table-cell table:style-name="ce74" table:formula="of:=MIN([.P218:.P240]~[.P248:.P270]~[.P278:.P300]~[.P308:.P331]~[.P338:.P360]~[.P368:.P390]~[.P398:.P420])" office:value-type="float" office:value="1132" calcext:value-type="float">
            <text:p>1132</text:p>
          </table:table-cell>
          <table:table-cell table:style-name="ce74" table:formula="of:=MIN([.Q218:.Q240]~[.Q248:.Q270]~[.Q278:.Q300]~[.Q308:.Q331]~[.Q338:.Q360]~[.Q368:.Q390]~[.Q398:.Q420])" office:value-type="float" office:value="1130.5" calcext:value-type="float">
            <text:p>1130.5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S218:.S240]~[.S248:.S270]~[.S278:.S300]~[.S308:.S331]~[.S338:.S360]~[.S368:.S390]~[.S398:.S420])" office:value-type="float" office:value="8.88" calcext:value-type="float">
            <text:p>8.88</text:p>
          </table:table-cell>
          <table:table-cell table:style-name="ce74" table:formula="of:=MIN([.T218:.T240]~[.T248:.T270]~[.T278:.T300]~[.T308:.T331]~[.T338:.T360]~[.T368:.T390]~[.T398:.T420])" office:value-type="float" office:value="8.83" calcext:value-type="float">
            <text:p>8.83</text:p>
          </table:table-cell>
          <table:table-cell table:style-name="ce18"/>
          <table:table-cell table:style-name="ce74" table:formula="of:=MIN([.V218:.V240]~[.V248:.V270]~[.V278:.V300]~[.V308:.V331]~[.V338:.V360]~[.V368:.V390]~[.V398:.V420])" office:value-type="float" office:value="1105.6" calcext:value-type="float">
            <text:p>1105.6</text:p>
          </table:table-cell>
          <table:table-cell table:style-name="ce74" table:formula="of:=MIN([.W218:.W240]~[.W248:.W270]~[.W278:.W300]~[.W308:.W331]~[.W338:.W360]~[.W368:.W390]~[.W398:.W420])" office:value-type="float" office:value="1105.5" calcext:value-type="float">
            <text:p>1105.5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Y218:.Y240]~[.Y248:.Y270]~[.Y278:.Y300]~[.Y308:.Y331]~[.Y338:.Y360]~[.Y368:.Y390]~[.Y398:.Y420])" office:value-type="float" office:value="1.79" calcext:value-type="float">
            <text:p>1.79</text:p>
          </table:table-cell>
          <table:table-cell table:style-name="ce74" table:formula="of:=MIN([.Z218:.Z240]~[.Z248:.Z270]~[.Z278:.Z300]~[.Z308:.Z331]~[.Z338:.Z360]~[.Z368:.Z390]~[.Z398:.Z420])" office:value-type="float" office:value="1.78" calcext:value-type="float">
            <text:p>1.78</text:p>
          </table:table-cell>
          <table:table-cell table:style-name="ce18"/>
          <table:table-cell table:style-name="ce74" table:formula="of:=MIN([.AB218:.AB240]~[.AB248:.AB270]~[.AB278:.AB300]~[.AB308:.AB331]~[.AB338:.AB360]~[.AB368:.AB390]~[.AB398:.AB420])" office:value-type="float" office:value="1083.6" calcext:value-type="float">
            <text:p>1083.6</text:p>
          </table:table-cell>
          <table:table-cell table:style-name="ce74" table:formula="of:=MIN([.AC218:.AC240]~[.AC248:.AC270]~[.AC278:.AC300]~[.AC308:.AC331]~[.AC338:.AC360]~[.AC368:.AC390]~[.AC398:.AC420])" office:value-type="float" office:value="1085.8" calcext:value-type="float">
            <text:p>1085.8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AE218:.AE240]~[.AE248:.AE270]~[.AE278:.AE300]~[.AE308:.AE331]~[.AE338:.AE360]~[.AE368:.AE390]~[.AE398:.AE420])" office:value-type="float" office:value="1.63" calcext:value-type="float">
            <text:p>1.63</text:p>
          </table:table-cell>
          <table:table-cell table:style-name="ce74" table:formula="of:=MIN([.AF218:.AF240]~[.AF248:.AF270]~[.AF278:.AF300]~[.AF308:.AF331]~[.AF338:.AF360]~[.AF368:.AF390]~[.AF398:.AF420])" office:value-type="float" office:value="1.79" calcext:value-type="float">
            <text:p>1.79</text:p>
          </table:table-cell>
          <table:table-cell table:style-name="ce18"/>
          <table:table-cell table:style-name="ce74" table:formula="of:=MIN([.AH218:.AH240]~[.AH248:.AH270]~[.AH278:.AH300]~[.AH308:.AH331]~[.AH338:.AH360]~[.AH368:.AH390]~[.AH398:.AH420])" office:value-type="float" office:value="1021.7" calcext:value-type="float">
            <text:p>1021.7</text:p>
          </table:table-cell>
          <table:table-cell table:style-name="ce74" table:formula="of:=MIN([.AI218:.AI240]~[.AI248:.AI270]~[.AI278:.AI300]~[.AI308:.AI331]~[.AI338:.AI360]~[.AI368:.AI390]~[.AI398:.AI420])" office:value-type="float" office:value="1024.6" calcext:value-type="float">
            <text:p>1024.6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AK218:.AK240]~[.AK248:.AK270]~[.AK278:.AK300]~[.AK308:.AK331]~[.AK338:.AK360]~[.AK368:.AK390]~[.AK398:.AK420])" office:value-type="float" office:value="6.14" calcext:value-type="float">
            <text:p>6.14</text:p>
          </table:table-cell>
          <table:table-cell table:style-name="ce74" table:formula="of:=MIN([.AL218:.AL240]~[.AL248:.AL270]~[.AL278:.AL300]~[.AL308:.AL331]~[.AL338:.AL360]~[.AL368:.AL390]~[.AL398:.AL420])" office:value-type="float" office:value="6.32" calcext:value-type="float">
            <text:p>6.32</text:p>
          </table:table-cell>
          <table:table-cell table:style-name="ce18"/>
          <table:table-cell table:style-name="ce74" table:formula="of:=MIN([.AN218:.AN240]~[.AN248:.AN270]~[.AN278:.AN300]~[.AN308:.AN331]~[.AN338:.AN360]~[.AN368:.AN390]~[.AN398:.AN420])" office:value-type="float" office:value="958.65" calcext:value-type="float">
            <text:p>958.65</text:p>
          </table:table-cell>
          <table:table-cell table:style-name="ce74" table:formula="of:=MIN([.AO218:.AO240]~[.AO248:.AO270]~[.AO278:.AO300]~[.AO308:.AO331]~[.AO338:.AO360]~[.AO368:.AO390]~[.AO398:.AO420])" office:value-type="float" office:value="961.82" calcext:value-type="float">
            <text:p>961.82</text:p>
          </table:table-cell>
          <table:table-cell table:style-name="ce27" office:value-type="string" calcext:value-type="string">
            <text:p>Minimum</text:p>
          </table:table-cell>
          <table:table-cell table:style-name="ce74" table:formula="of:=MIN([.AQ218:.AQ240]~[.AQ248:.AQ270]~[.AQ278:.AQ300]~[.AQ308:.AQ331]~[.AQ338:.AQ360]~[.AQ368:.AQ390]~[.AQ398:.AQ420])" office:value-type="float" office:value="10" calcext:value-type="float">
            <text:p>10</text:p>
          </table:table-cell>
          <table:table-cell table:style-name="ce74" table:formula="of:=MIN([.AR218:.AR240]~[.AR248:.AR270]~[.AR278:.AR300]~[.AR308:.AR331]~[.AR338:.AR360]~[.AR368:.AR390]~[.AR398:.AR420])" office:value-type="float" office:value="10.2" calcext:value-type="float">
            <text:p>10.2</text:p>
          </table:table-cell>
          <table:table-cell table:style-name="ce18"/>
          <table:table-cell table:style-name="ce108" table:formula="of:=MIN([.AT218:.AT240]~[.AT248:.AT270]~[.AT278:.AT300]~[.AT308:.AT331]~[.AT338:.AT360]~[.AT368:.AT390]~[.AT398:.AT420])" office:value-type="float" office:value="119235" calcext:value-type="float">
            <text:p>119,235</text:p>
          </table:table-cell>
          <table:table-cell table:style-name="ce108" table:formula="of:=MIN([.AU218:.AU240]~[.AU248:.AU270]~[.AU278:.AU300]~[.AU308:.AU331]~[.AU338:.AU360]~[.AU368:.AU390]~[.AU398:.AU420])" office:value-type="float" office:value="121789" calcext:value-type="float">
            <text:p>121,789</text:p>
          </table:table-cell>
          <table:table-cell table:style-name="ce70"/>
          <table:table-cell table:style-name="ce108" table:formula="of:=MIN([.AW218:.AW240]~[.AW248:.AW270]~[.AW278:.AW300]~[.AW308:.AW331]~[.AW338:.AW360]~[.AW368:.AW390]~[.AW398:.AW420])" office:value-type="float" office:value="42884" calcext:value-type="float">
            <text:p>42,884</text:p>
          </table:table-cell>
          <table:table-cell table:style-name="ce108" table:formula="of:=MIN([.AX218:.AX240]~[.AX248:.AX270]~[.AX278:.AX300]~[.AX308:.AX331]~[.AX338:.AX360]~[.AX368:.AX390]~[.AX398:.AX420])" office:value-type="float" office:value="5128.5" calcext:value-type="float">
            <text:p>5,129</text:p>
          </table:table-cell>
          <table:table-cell table:style-name="ce70"/>
          <table:table-cell table:style-name="ce108" table:formula="of:=MIN([.AZ218:.AZ240]~[.AZ248:.AZ270]~[.AZ278:.AZ300]~[.AZ308:.AZ331]~[.AZ338:.AZ360]~[.AZ368:.AZ390]~[.AZ398:.AZ420])" office:value-type="float" office:value="63326.5" calcext:value-type="float">
            <text:p>63,327</text:p>
          </table:table-cell>
          <table:table-cell table:style-name="ce108" table:formula="of:=MIN([.BA218:.BA240]~[.BA248:.BA270]~[.BA278:.BA300]~[.BA308:.BA331]~[.BA338:.BA360]~[.BA368:.BA390]~[.BA398:.BA420])" office:value-type="float" office:value="62947" calcext:value-type="float">
            <text:p>62,947</text:p>
          </table:table-cell>
          <table:table-cell table:style-name="ce18"/>
          <table:table-cell table:style-name="ce74" table:formula="of:=MIN([.BC218:.BC240]~[.BC248:.BC270]~[.BC278:.BC300]~[.BC308:.BC331]~[.BC338:.BC360]~[.BC368:.BC390]~[.BC398:.BC420])" office:value-type="float" office:value="0.176608914458918" calcext:value-type="float">
            <text:p>0.176608914458918</text:p>
          </table:table-cell>
          <table:table-cell table:style-name="ce74" table:formula="of:=MIN([.BD218:.BD240]~[.BD248:.BD270]~[.BD278:.BD300]~[.BD308:.BD331]~[.BD338:.BD360]~[.BD368:.BD390]~[.BD398:.BD420])" office:value-type="float" office:value="0.0260621660284735" calcext:value-type="float">
            <text:p>0.026062166028474</text:p>
          </table:table-cell>
          <table:table-cell/>
          <table:table-cell table:style-name="ce117"/>
          <table:table-cell table:number-columns-repeated="966"/>
        </table:table-row>
        <table:table-row table:style-name="ro1">
          <table:table-cell table:style-name="ce42"/>
          <table:table-cell table:style-name="ce27" office:value-type="string" calcext:value-type="string">
            <text:p>Maximum</text:p>
          </table:table-cell>
          <table:table-cell/>
          <table:table-cell table:style-name="ce75" table:formula="of:=MAX([.D218:.D240]~[.D248:.D270]~[.D278:.D300]~[.D308:.D331]~[.D338:.D360]~[.D368:.D390]~[.D398:.D420])" office:value-type="float" office:value="455" calcext:value-type="float">
            <text:p>455</text:p>
          </table:table-cell>
          <table:table-cell table:style-name="ce75" table:formula="of:=MAX([.E218:.E240]~[.E248:.E270]~[.E278:.E300]~[.E308:.E331]~[.E338:.E360]~[.E368:.E390]~[.E398:.E420])" office:value-type="float" office:value="456" calcext:value-type="float">
            <text:p>456</text:p>
          </table:table-cell>
          <table:table-cell table:style-name="ce75" table:formula="of:=MAX([.F218:.F240]~[.F248:.F270]~[.F278:.F300]~[.F308:.F331]~[.F338:.F360]~[.F368:.F390]~[.F398:.F420])" office:value-type="float" office:value="1130" calcext:value-type="float">
            <text:p>1130</text:p>
          </table:table-cell>
          <table:table-cell table:style-name="ce75" table:formula="of:=MAX([.G218:.G240]~[.G248:.G270]~[.G278:.G300]~[.G308:.G331]~[.G338:.G360]~[.G368:.G390]~[.G398:.G420])" office:value-type="float" office:value="1127" calcext:value-type="float">
            <text:p>1127</text:p>
          </table:table-cell>
          <table:table-cell table:style-name="ce75" table:formula="of:=MAX([.H218:.H240]~[.H248:.H270]~[.H278:.H300]~[.H308:.H331]~[.H338:.H360]~[.H368:.H390]~[.H398:.H420])" office:value-type="float" office:value="90.3384" calcext:value-type="float">
            <text:p>90.3384</text:p>
          </table:table-cell>
          <table:table-cell table:style-name="ce75" table:formula="of:=MAX([.I218:.I240]~[.I248:.I270]~[.I278:.I300]~[.I308:.I331]~[.I338:.I360]~[.I368:.I390]~[.I398:.I420])" office:value-type="float" office:value="90.337" calcext:value-type="float">
            <text:p>90.337</text:p>
          </table:table-cell>
          <table:table-cell table:style-name="ce53"/>
          <table:table-cell table:style-name="ce75" table:formula="of:=MAX([.K218:.K240]~[.K248:.K270]~[.K278:.K300]~[.K308:.K331]~[.K338:.K360]~[.K368:.K390]~[.K398:.K420])" office:value-type="float" office:value="30.0544" calcext:value-type="float">
            <text:p>30.0544</text:p>
          </table:table-cell>
          <table:table-cell table:style-name="ce75" table:formula="of:=MAX([.L218:.L240]~[.L248:.L270]~[.L278:.L300]~[.L308:.L331]~[.L338:.L360]~[.L368:.L390]~[.L398:.L420])" office:value-type="float" office:value="28.9627" calcext:value-type="float">
            <text:p>28.9627</text:p>
          </table:table-cell>
          <table:table-cell table:style-name="ce58" table:formula="of:=MAX([.M218:.M240]~[.M248:.M270]~[.M278:.M300]~[.M308:.M331]~[.M338:.M360]~[.M368:.M390]~[.M398:.M420])" office:value-type="float" office:value="51.4093" calcext:value-type="float">
            <text:p>51.4093</text:p>
          </table:table-cell>
          <table:table-cell table:style-name="ce58" table:formula="of:=MAX([.N218:.N240]~[.N248:.N270]~[.N278:.N300]~[.N308:.N331]~[.N338:.N360]~[.N368:.N390]~[.N398:.N420])" office:value-type="float" office:value="57.9803" calcext:value-type="float">
            <text:p>57.9803</text:p>
          </table:table-cell>
          <table:table-cell table:style-name="ce53"/>
          <table:table-cell table:style-name="ce75" table:formula="of:=MAX([.P218:.P240]~[.P248:.P270]~[.P278:.P300]~[.P308:.P331]~[.P338:.P360]~[.P368:.P390]~[.P398:.P420])" office:value-type="float" office:value="1143" calcext:value-type="float">
            <text:p>1143</text:p>
          </table:table-cell>
          <table:table-cell table:style-name="ce75" table:formula="of:=MAX([.Q218:.Q240]~[.Q248:.Q270]~[.Q278:.Q300]~[.Q308:.Q331]~[.Q338:.Q360]~[.Q368:.Q390]~[.Q398:.Q420])" office:value-type="float" office:value="1140.7" calcext:value-type="float">
            <text:p>1140.7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S218:.S240]~[.S248:.S270]~[.S278:.S300]~[.S308:.S331]~[.S338:.S360]~[.S368:.S390]~[.S398:.S420])" office:value-type="float" office:value="9.72" calcext:value-type="float">
            <text:p>9.72</text:p>
          </table:table-cell>
          <table:table-cell table:style-name="ce75" table:formula="of:=MAX([.T218:.T240]~[.T248:.T270]~[.T278:.T300]~[.T308:.T331]~[.T338:.T360]~[.T368:.T390]~[.T398:.T420])" office:value-type="float" office:value="9.58" calcext:value-type="float">
            <text:p>9.58</text:p>
          </table:table-cell>
          <table:table-cell table:style-name="ce53"/>
          <table:table-cell table:style-name="ce75" table:formula="of:=MAX([.V218:.V240]~[.V248:.V270]~[.V278:.V300]~[.V308:.V331]~[.V338:.V360]~[.V368:.V390]~[.V398:.V420])" office:value-type="float" office:value="1108.7" calcext:value-type="float">
            <text:p>1108.7</text:p>
          </table:table-cell>
          <table:table-cell table:style-name="ce75" table:formula="of:=MAX([.W218:.W240]~[.W248:.W270]~[.W278:.W300]~[.W308:.W331]~[.W338:.W360]~[.W368:.W390]~[.W398:.W420])" office:value-type="float" office:value="1108.9" calcext:value-type="float">
            <text:p>1108.9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Y218:.Y240]~[.Y248:.Y270]~[.Y278:.Y300]~[.Y308:.Y331]~[.Y338:.Y360]~[.Y368:.Y390]~[.Y398:.Y420])" office:value-type="float" office:value="2.69" calcext:value-type="float">
            <text:p>2.69</text:p>
          </table:table-cell>
          <table:table-cell table:style-name="ce75" table:formula="of:=MAX([.Z218:.Z240]~[.Z248:.Z270]~[.Z278:.Z300]~[.Z308:.Z331]~[.Z338:.Z360]~[.Z368:.Z390]~[.Z398:.Z420])" office:value-type="float" office:value="2.53" calcext:value-type="float">
            <text:p>2.53</text:p>
          </table:table-cell>
          <table:table-cell table:style-name="ce53"/>
          <table:table-cell table:style-name="ce75" table:formula="of:=MAX([.AB218:.AB240]~[.AB248:.AB270]~[.AB278:.AB300]~[.AB308:.AB331]~[.AB338:.AB360]~[.AB368:.AB390]~[.AB398:.AB420])" office:value-type="float" office:value="1087.8" calcext:value-type="float">
            <text:p>1087.8</text:p>
          </table:table-cell>
          <table:table-cell table:style-name="ce75" table:formula="of:=MAX([.AC218:.AC240]~[.AC248:.AC270]~[.AC278:.AC300]~[.AC308:.AC331]~[.AC338:.AC360]~[.AC368:.AC390]~[.AC398:.AC420])" office:value-type="float" office:value="1088.8" calcext:value-type="float">
            <text:p>1088.8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AE218:.AE240]~[.AE248:.AE270]~[.AE278:.AE300]~[.AE308:.AE331]~[.AE338:.AE360]~[.AE368:.AE390]~[.AE398:.AE420])" office:value-type="float" office:value="2.44" calcext:value-type="float">
            <text:p>2.44</text:p>
          </table:table-cell>
          <table:table-cell table:style-name="ce75" table:formula="of:=MAX([.AF218:.AF240]~[.AF248:.AF270]~[.AF278:.AF300]~[.AF308:.AF331]~[.AF338:.AF360]~[.AF368:.AF390]~[.AF398:.AF420])" office:value-type="float" office:value="2.5" calcext:value-type="float">
            <text:p>2.5</text:p>
          </table:table-cell>
          <table:table-cell table:style-name="ce53"/>
          <table:table-cell table:style-name="ce75" table:formula="of:=MAX([.AH218:.AH240]~[.AH248:.AH270]~[.AH278:.AH300]~[.AH308:.AH331]~[.AH338:.AH360]~[.AH368:.AH390]~[.AH398:.AH420])" office:value-type="float" office:value="1027.9" calcext:value-type="float">
            <text:p>1027.9</text:p>
          </table:table-cell>
          <table:table-cell table:style-name="ce75" table:formula="of:=MAX([.AI218:.AI240]~[.AI248:.AI270]~[.AI278:.AI300]~[.AI308:.AI331]~[.AI338:.AI360]~[.AI368:.AI390]~[.AI398:.AI420])" office:value-type="float" office:value="1028.1" calcext:value-type="float">
            <text:p>1028.1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AK218:.AK240]~[.AK248:.AK270]~[.AK278:.AK300]~[.AK308:.AK331]~[.AK338:.AK360]~[.AK368:.AK390]~[.AK398:.AK420])" office:value-type="float" office:value="6.98" calcext:value-type="float">
            <text:p>6.98</text:p>
          </table:table-cell>
          <table:table-cell table:style-name="ce75" table:formula="of:=MAX([.AL218:.AL240]~[.AL248:.AL270]~[.AL278:.AL300]~[.AL308:.AL331]~[.AL338:.AL360]~[.AL368:.AL390]~[.AL398:.AL420])" office:value-type="float" office:value="7.07" calcext:value-type="float">
            <text:p>7.07</text:p>
          </table:table-cell>
          <table:table-cell table:style-name="ce53"/>
          <table:table-cell table:style-name="ce75" table:formula="of:=MAX([.AN218:.AN240]~[.AN248:.AN270]~[.AN278:.AN300]~[.AN308:.AN331]~[.AN338:.AN360]~[.AN368:.AN390]~[.AN398:.AN420])" office:value-type="float" office:value="964.4" calcext:value-type="float">
            <text:p>964.4</text:p>
          </table:table-cell>
          <table:table-cell table:style-name="ce75" table:formula="of:=MAX([.AO218:.AO240]~[.AO248:.AO270]~[.AO278:.AO300]~[.AO308:.AO331]~[.AO338:.AO360]~[.AO368:.AO390]~[.AO398:.AO420])" office:value-type="float" office:value="965.73" calcext:value-type="float">
            <text:p>965.73</text:p>
          </table:table-cell>
          <table:table-cell table:style-name="ce27" office:value-type="string" calcext:value-type="string">
            <text:p>Maximum</text:p>
          </table:table-cell>
          <table:table-cell table:style-name="ce75" table:formula="of:=MAX([.AQ218:.AQ240]~[.AQ248:.AQ270]~[.AQ278:.AQ300]~[.AQ308:.AQ331]~[.AQ338:.AQ360]~[.AQ368:.AQ390]~[.AQ398:.AQ420])" office:value-type="float" office:value="10.8" calcext:value-type="float">
            <text:p>10.8</text:p>
          </table:table-cell>
          <table:table-cell table:style-name="ce75" table:formula="of:=MAX([.AR218:.AR240]~[.AR248:.AR270]~[.AR278:.AR300]~[.AR308:.AR331]~[.AR338:.AR360]~[.AR368:.AR390]~[.AR398:.AR420])" office:value-type="float" office:value="10.9" calcext:value-type="float">
            <text:p>10.9</text:p>
          </table:table-cell>
          <table:table-cell table:style-name="ce53"/>
          <table:table-cell table:style-name="ce109" table:formula="of:=MAX([.AT218:.AT240]~[.AT248:.AT270]~[.AT278:.AT300]~[.AT308:.AT331]~[.AT338:.AT360]~[.AT368:.AT390]~[.AT398:.AT420])" office:value-type="float" office:value="131667" calcext:value-type="float">
            <text:p>131,667</text:p>
          </table:table-cell>
          <table:table-cell table:style-name="ce109" table:formula="of:=MAX([.AU218:.AU240]~[.AU248:.AU270]~[.AU278:.AU300]~[.AU308:.AU331]~[.AU338:.AU360]~[.AU368:.AU390]~[.AU398:.AU420])" office:value-type="float" office:value="135677" calcext:value-type="float">
            <text:p>135,677</text:p>
          </table:table-cell>
          <table:table-cell table:style-name="ce70"/>
          <table:table-cell table:style-name="ce109" table:formula="of:=MAX([.AW218:.AW240]~[.AW248:.AW270]~[.AW278:.AW300]~[.AW308:.AW331]~[.AW338:.AW360]~[.AW368:.AW390]~[.AW398:.AW420])" office:value-type="float" office:value="57576" calcext:value-type="float">
            <text:p>57,576</text:p>
          </table:table-cell>
          <table:table-cell table:style-name="ce109" table:formula="of:=MAX([.AX218:.AX240]~[.AX248:.AX270]~[.AX278:.AX300]~[.AX308:.AX331]~[.AX338:.AX360]~[.AX368:.AX390]~[.AX398:.AX420])" office:value-type="float" office:value="55093" calcext:value-type="float">
            <text:p>55,093</text:p>
          </table:table-cell>
          <table:table-cell table:style-name="ce70"/>
          <table:table-cell table:style-name="ce109" table:formula="of:=MAX([.AZ218:.AZ240]~[.AZ248:.AZ270]~[.AZ278:.AZ300]~[.AZ308:.AZ331]~[.AZ338:.AZ360]~[.AZ368:.AZ390]~[.AZ398:.AZ420])" office:value-type="float" office:value="73617.5" calcext:value-type="float">
            <text:p>73,618</text:p>
          </table:table-cell>
          <table:table-cell table:style-name="ce109" table:formula="of:=MAX([.BA218:.BA240]~[.BA248:.BA270]~[.BA278:.BA300]~[.BA308:.BA331]~[.BA338:.BA360]~[.BA368:.BA390]~[.BA398:.BA420])" office:value-type="float" office:value="75905" calcext:value-type="float">
            <text:p>75,905</text:p>
          </table:table-cell>
          <table:table-cell table:style-name="ce53"/>
          <table:table-cell table:style-name="ce75" table:formula="of:=MAX([.BC218:.BC240]~[.BC248:.BC270]~[.BC278:.BC300]~[.BC308:.BC331]~[.BC338:.BC360]~[.BC368:.BC390]~[.BC398:.BC420])" office:value-type="float" office:value="0.229996698444142" calcext:value-type="float">
            <text:p>0.229996698444142</text:p>
          </table:table-cell>
          <table:table-cell table:style-name="ce75" table:formula="of:=MAX([.BD218:.BD240]~[.BD248:.BD270]~[.BD278:.BD300]~[.BD308:.BD331]~[.BD338:.BD360]~[.BD368:.BD390]~[.BD398:.BD420])" office:value-type="float" office:value="0.227069646286878" calcext:value-type="float">
            <text:p>0.227069646286878</text:p>
          </table:table-cell>
          <table:table-cell/>
          <table:table-cell table:style-name="ce2"/>
          <table:table-cell table:number-columns-repeated="966"/>
        </table:table-row>
        <table:table-row table:style-name="ro1">
          <table:table-cell table:style-name="ce42"/>
          <table:table-cell table:style-name="ce27" office:value-type="string" calcext:value-type="string">
            <text:p>IRQ</text:p>
          </table:table-cell>
          <table:table-cell/>
          <table:table-cell table:style-name="ce74" table:formula="of:=QUARTILE([.D218:.D240]~[.D248:.D270]~[.D278:.D300]~[.D308:.D330]~[.D338:.D360]~[.D368:.D390]~[.D398:.D420];3)-QUARTILE([.D218:.D240]~[.D248:.D270]~[.D278:.D300]~[.D308:.D330]~[.D338:.D360]~[.D368:.D390]~[.D398:.D420];1)" office:value-type="float" office:value="1" calcext:value-type="float">
            <text:p>1</text:p>
          </table:table-cell>
          <table:table-cell table:style-name="ce74" table:formula="of:=QUARTILE([.E218:.E240]~[.E248:.E270]~[.E278:.E300]~[.E308:.E330]~[.E338:.E360]~[.E368:.E390]~[.E398:.E420];3)-QUARTILE([.E218:.E240]~[.E248:.E270]~[.E278:.E300]~[.E308:.E330]~[.E338:.E360]~[.E368:.E390]~[.E398:.E420];1)" office:value-type="float" office:value="1.25" calcext:value-type="float">
            <text:p>1.25</text:p>
          </table:table-cell>
          <table:table-cell table:style-name="ce74" table:formula="of:=QUARTILE([.F218:.F240]~[.F248:.F270]~[.F278:.F300]~[.F308:.F330]~[.F338:.F360]~[.F368:.F390]~[.F398:.F420];3)-QUARTILE([.F218:.F240]~[.F248:.F270]~[.F278:.F300]~[.F308:.F330]~[.F338:.F360]~[.F368:.F390]~[.F398:.F420];1)" office:value-type="float" office:value="2" calcext:value-type="float">
            <text:p>2</text:p>
          </table:table-cell>
          <table:table-cell table:style-name="ce74" table:formula="of:=QUARTILE([.G218:.G240]~[.G248:.G270]~[.G278:.G300]~[.G308:.G330]~[.G338:.G360]~[.G368:.G390]~[.G398:.G420];3)-QUARTILE([.G218:.G240]~[.G248:.G270]~[.G278:.G300]~[.G308:.G330]~[.G338:.G360]~[.G368:.G390]~[.G398:.G420];1)" office:value-type="float" office:value="1" calcext:value-type="float">
            <text:p>1</text:p>
          </table:table-cell>
          <table:table-cell table:style-name="ce74" table:formula="of:=QUARTILE([.H218:.H240]~[.H248:.H270]~[.H278:.H300]~[.H308:.H330]~[.H338:.H360]~[.H368:.H390]~[.H398:.H420];3)-QUARTILE([.H218:.H240]~[.H248:.H270]~[.H278:.H300]~[.H308:.H330]~[.H338:.H360]~[.H368:.H390]~[.H398:.H420];1)" office:value-type="float" office:value="0.189250000000001" calcext:value-type="float">
            <text:p>0.189250000000001</text:p>
          </table:table-cell>
          <table:table-cell table:style-name="ce74" table:formula="of:=QUARTILE([.I218:.I240]~[.I248:.I270]~[.I278:.I300]~[.I308:.I330]~[.I338:.I360]~[.I368:.I390]~[.I398:.I420];3)-QUARTILE([.I218:.I240]~[.I248:.I270]~[.I278:.I300]~[.I308:.I330]~[.I338:.I360]~[.I368:.I390]~[.I398:.I420];1)" office:value-type="float" office:value="0.156750000000002" calcext:value-type="float">
            <text:p>0.156750000000002</text:p>
          </table:table-cell>
          <table:table-cell/>
          <table:table-cell table:style-name="ce74" table:formula="of:=QUARTILE([.K218:.K240]~[.K248:.K270]~[.K278:.K300]~[.K308:.K330]~[.K338:.K360]~[.K368:.K390]~[.K398:.K420];3)-QUARTILE([.K218:.K240]~[.K248:.K270]~[.K278:.K300]~[.K308:.K330]~[.K338:.K360]~[.K368:.K390]~[.K398:.K420];1)" office:value-type="float" office:value="0.5776" calcext:value-type="float">
            <text:p>0.5776</text:p>
          </table:table-cell>
          <table:table-cell table:style-name="ce74" table:formula="of:=QUARTILE([.L218:.L240]~[.L248:.L270]~[.L278:.L300]~[.L308:.L330]~[.L338:.L360]~[.L368:.L390]~[.L398:.L420];3)-QUARTILE([.L218:.L240]~[.L248:.L270]~[.L278:.L300]~[.L308:.L330]~[.L338:.L360]~[.L368:.L390]~[.L398:.L420];1)" office:value-type="float" office:value="0.401799999999998" calcext:value-type="float">
            <text:p>0.401799999999998</text:p>
          </table:table-cell>
          <table:table-cell table:style-name="ce58" table:formula="of:=QUARTILE([.M218:.M240]~[.M248:.M270]~[.M278:.M300]~[.M308:.M330]~[.M338:.M360]~[.M368:.M390]~[.M398:.M420];3)-QUARTILE([.M218:.M240]~[.M248:.M270]~[.M278:.M300]~[.M308:.M330]~[.M338:.M360]~[.M368:.M390]~[.M398:.M420];1)" office:value-type="float" office:value="6.21582500000001" calcext:value-type="float">
            <text:p>6.21582500000001</text:p>
          </table:table-cell>
          <table:table-cell table:style-name="ce58" table:formula="of:=QUARTILE([.N218:.N240]~[.N248:.N270]~[.N278:.N300]~[.N308:.N330]~[.N338:.N360]~[.N368:.N390]~[.N398:.N420];3)-QUARTILE([.N218:.N240]~[.N248:.N270]~[.N278:.N300]~[.N308:.N330]~[.N338:.N360]~[.N368:.N390]~[.N398:.N420];1)" office:value-type="float" office:value="3.658875" calcext:value-type="float">
            <text:p>3.658875</text:p>
          </table:table-cell>
          <table:table-cell/>
          <table:table-cell table:style-name="ce74" table:formula="of:=QUARTILE([.P218:.P240]~[.P248:.P270]~[.P278:.P300]~[.P308:.P330]~[.P338:.P360]~[.P368:.P390]~[.P398:.P420];3)-QUARTILE([.P218:.P240]~[.P248:.P270]~[.P278:.P300]~[.P308:.P330]~[.P338:.P360]~[.P368:.P390]~[.P398:.P420];1)" office:value-type="float" office:value="2.07500000000005" calcext:value-type="float">
            <text:p>2.07500000000005</text:p>
          </table:table-cell>
          <table:table-cell table:style-name="ce74" table:formula="of:=QUARTILE([.Q218:.Q240]~[.Q248:.Q270]~[.Q278:.Q300]~[.Q308:.Q330]~[.Q338:.Q360]~[.Q368:.Q390]~[.Q398:.Q420];3)-QUARTILE([.Q218:.Q240]~[.Q248:.Q270]~[.Q278:.Q300]~[.Q308:.Q330]~[.Q338:.Q360]~[.Q368:.Q390]~[.Q398:.Q420];1)" office:value-type="float" office:value="0.924999999999955" calcext:value-type="float">
            <text:p>0.924999999999955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S218:.S240]~[.S248:.S270]~[.S278:.S300]~[.S308:.S330]~[.S338:.S360]~[.S368:.S390]~[.S398:.S420];3)-QUARTILE([.S218:.S240]~[.S248:.S270]~[.S278:.S300]~[.S308:.S330]~[.S338:.S360]~[.S368:.S390]~[.S398:.S420];1)" office:value-type="float" office:value="0.2425" calcext:value-type="float">
            <text:p>0.2425</text:p>
          </table:table-cell>
          <table:table-cell table:style-name="ce74" table:formula="of:=QUARTILE([.T218:.T240]~[.T248:.T270]~[.T278:.T300]~[.T308:.T330]~[.T338:.T360]~[.T368:.T390]~[.T398:.T420];3)-QUARTILE([.T218:.T240]~[.T248:.T270]~[.T278:.T300]~[.T308:.T330]~[.T338:.T360]~[.T368:.T390]~[.T398:.T420];1)" office:value-type="float" office:value="0.172499999999999" calcext:value-type="float">
            <text:p>0.172499999999999</text:p>
          </table:table-cell>
          <table:table-cell/>
          <table:table-cell table:style-name="ce74" table:formula="of:=QUARTILE([.V218:.V240]~[.V248:.V270]~[.V278:.V300]~[.V308:.V330]~[.V338:.V360]~[.V368:.V390]~[.V398:.V420];3)-QUARTILE([.V218:.V240]~[.V248:.V270]~[.V278:.V300]~[.V308:.V330]~[.V338:.V360]~[.V368:.V390]~[.V398:.V420];1)" office:value-type="float" office:value="1.02499999999986" calcext:value-type="float">
            <text:p>1.02499999999986</text:p>
          </table:table-cell>
          <table:table-cell table:style-name="ce74" table:formula="of:=QUARTILE([.W218:.W240]~[.W248:.W270]~[.W278:.W300]~[.W308:.W330]~[.W338:.W360]~[.W368:.W390]~[.W398:.W420];3)-QUARTILE([.W218:.W240]~[.W248:.W270]~[.W278:.W300]~[.W308:.W330]~[.W338:.W360]~[.W368:.W390]~[.W398:.W420];1)" office:value-type="float" office:value="1.69999999999982" calcext:value-type="float">
            <text:p>1.69999999999982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Y218:.Y240]~[.Y248:.Y270]~[.Y278:.Y300]~[.Y308:.Y330]~[.Y338:.Y360]~[.Y368:.Y390]~[.Y398:.Y420];3)-QUARTILE([.Y218:.Y240]~[.Y248:.Y270]~[.Y278:.Y300]~[.Y308:.Y330]~[.Y338:.Y360]~[.Y368:.Y390]~[.Y398:.Y420];1)" office:value-type="float" office:value="0.2325" calcext:value-type="float">
            <text:p>0.2325</text:p>
          </table:table-cell>
          <table:table-cell table:style-name="ce74" table:formula="of:=QUARTILE([.Z218:.Z240]~[.Z248:.Z270]~[.Z278:.Z300]~[.Z308:.Z330]~[.Z338:.Z360]~[.Z368:.Z390]~[.Z398:.Z420];3)-QUARTILE([.Z218:.Z240]~[.Z248:.Z270]~[.Z278:.Z300]~[.Z308:.Z330]~[.Z338:.Z360]~[.Z368:.Z390]~[.Z398:.Z420];1)" office:value-type="float" office:value="0.155" calcext:value-type="float">
            <text:p>0.155</text:p>
          </table:table-cell>
          <table:table-cell/>
          <table:table-cell table:style-name="ce74" table:formula="of:=QUARTILE([.AB218:.AB240]~[.AB248:.AB270]~[.AB278:.AB300]~[.AB308:.AB330]~[.AB338:.AB360]~[.AB368:.AB390]~[.AB398:.AB420];3)-QUARTILE([.AB218:.AB240]~[.AB248:.AB270]~[.AB278:.AB300]~[.AB308:.AB330]~[.AB338:.AB360]~[.AB368:.AB390]~[.AB398:.AB420];1)" office:value-type="float" office:value="0.924999999999955" calcext:value-type="float">
            <text:p>0.924999999999955</text:p>
          </table:table-cell>
          <table:table-cell table:style-name="ce74" table:formula="of:=QUARTILE([.AC218:.AC240]~[.AC248:.AC270]~[.AC278:.AC300]~[.AC308:.AC330]~[.AC338:.AC360]~[.AC368:.AC390]~[.AC398:.AC420];3)-QUARTILE([.AC218:.AC240]~[.AC248:.AC270]~[.AC278:.AC300]~[.AC308:.AC330]~[.AC338:.AC360]~[.AC368:.AC390]~[.AC398:.AC420];1)" office:value-type="float" office:value="1" calcext:value-type="float">
            <text:p>1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AE218:.AE240]~[.AE248:.AE270]~[.AE278:.AE300]~[.AE308:.AE330]~[.AE338:.AE360]~[.AE368:.AE390]~[.AE398:.AE420];3)-QUARTILE([.AE218:.AE240]~[.AE248:.AE270]~[.AE278:.AE300]~[.AE308:.AE330]~[.AE338:.AE360]~[.AE368:.AE390]~[.AE398:.AE420];1)" office:value-type="float" office:value="0.26" calcext:value-type="float">
            <text:p>0.26</text:p>
          </table:table-cell>
          <table:table-cell table:style-name="ce74" table:formula="of:=QUARTILE([.AF218:.AF240]~[.AF248:.AF270]~[.AF278:.AF300]~[.AF308:.AF330]~[.AF338:.AF360]~[.AF368:.AF390]~[.AF398:.AF420];3)-QUARTILE([.AF218:.AF240]~[.AF248:.AF270]~[.AF278:.AF300]~[.AF308:.AF330]~[.AF338:.AF360]~[.AF368:.AF390]~[.AF398:.AF420];1)" office:value-type="float" office:value="0.1425" calcext:value-type="float">
            <text:p>0.1425</text:p>
          </table:table-cell>
          <table:table-cell/>
          <table:table-cell table:style-name="ce74" table:formula="of:=QUARTILE([.AH218:.AH240]~[.AH248:.AH270]~[.AH278:.AH300]~[.AH308:.AH330]~[.AH338:.AH360]~[.AH368:.AH390]~[.AH398:.AH420];3)-QUARTILE([.AH218:.AH240]~[.AH248:.AH270]~[.AH278:.AH300]~[.AH308:.AH330]~[.AH338:.AH360]~[.AH368:.AH390]~[.AH398:.AH420];1)" office:value-type="float" office:value="1.5" calcext:value-type="float">
            <text:p>1.5</text:p>
          </table:table-cell>
          <table:table-cell table:style-name="ce74" table:formula="of:=QUARTILE([.AI218:.AI240]~[.AI248:.AI270]~[.AI278:.AI300]~[.AI308:.AI330]~[.AI338:.AI360]~[.AI368:.AI390]~[.AI398:.AI420];3)-QUARTILE([.AI218:.AI240]~[.AI248:.AI270]~[.AI278:.AI300]~[.AI308:.AI330]~[.AI338:.AI360]~[.AI368:.AI390]~[.AI398:.AI420];1)" office:value-type="float" office:value="1.39999999999986" calcext:value-type="float">
            <text:p>1.39999999999986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AK218:.AK240]~[.AK248:.AK270]~[.AK278:.AK300]~[.AK308:.AK330]~[.AK338:.AK360]~[.AK368:.AK390]~[.AK398:.AK420];3)-QUARTILE([.AK218:.AK240]~[.AK248:.AK270]~[.AK278:.AK300]~[.AK308:.AK330]~[.AK338:.AK360]~[.AK368:.AK390]~[.AK398:.AK420];1)" office:value-type="float" office:value="0.225" calcext:value-type="float">
            <text:p>0.225</text:p>
          </table:table-cell>
          <table:table-cell table:style-name="ce74" table:formula="of:=QUARTILE([.AL218:.AL240]~[.AL248:.AL270]~[.AL278:.AL300]~[.AL308:.AL330]~[.AL338:.AL360]~[.AL368:.AL390]~[.AL398:.AL420];3)-QUARTILE([.AL218:.AL240]~[.AL248:.AL270]~[.AL278:.AL300]~[.AL308:.AL330]~[.AL338:.AL360]~[.AL368:.AL390]~[.AL398:.AL420];1)" office:value-type="float" office:value="0.1525" calcext:value-type="float">
            <text:p>0.1525</text:p>
          </table:table-cell>
          <table:table-cell/>
          <table:table-cell table:style-name="ce74" table:formula="of:=QUARTILE([.AN218:.AN240]~[.AN248:.AN270]~[.AN278:.AN300]~[.AN308:.AN330]~[.AN338:.AN360]~[.AN368:.AN390]~[.AN398:.AN420];3)-QUARTILE([.AN218:.AN240]~[.AN248:.AN270]~[.AN278:.AN300]~[.AN308:.AN330]~[.AN338:.AN360]~[.AN368:.AN390]~[.AN398:.AN420];1)" office:value-type="float" office:value="1.75999999999999" calcext:value-type="float">
            <text:p>1.75999999999999</text:p>
          </table:table-cell>
          <table:table-cell table:style-name="ce74" table:formula="of:=QUARTILE([.AO218:.AO240]~[.AO248:.AO270]~[.AO278:.AO300]~[.AO308:.AO330]~[.AO338:.AO360]~[.AO368:.AO390]~[.AO398:.AO420];3)-QUARTILE([.AO218:.AO240]~[.AO248:.AO270]~[.AO278:.AO300]~[.AO308:.AO330]~[.AO338:.AO360]~[.AO368:.AO390]~[.AO398:.AO420];1)" office:value-type="float" office:value="1.46500000000003" calcext:value-type="float">
            <text:p>1.46500000000003</text:p>
          </table:table-cell>
          <table:table-cell table:style-name="ce27" office:value-type="string" calcext:value-type="string">
            <text:p>IRQ</text:p>
          </table:table-cell>
          <table:table-cell table:style-name="ce74" table:formula="of:=QUARTILE([.AQ218:.AQ240]~[.AQ248:.AQ270]~[.AQ278:.AQ300]~[.AQ308:.AQ330]~[.AQ338:.AQ360]~[.AQ368:.AQ390]~[.AQ398:.AQ420];3)-QUARTILE([.AQ218:.AQ240]~[.AQ248:.AQ270]~[.AQ278:.AQ300]~[.AQ308:.AQ330]~[.AQ338:.AQ360]~[.AQ368:.AQ390]~[.AQ398:.AQ420];1)" office:value-type="float" office:value="0.199999999999999" calcext:value-type="float">
            <text:p>0.199999999999999</text:p>
          </table:table-cell>
          <table:table-cell table:style-name="ce74" table:formula="of:=QUARTILE([.AR218:.AR240]~[.AR248:.AR270]~[.AR278:.AR300]~[.AR308:.AR330]~[.AR338:.AR360]~[.AR368:.AR390]~[.AR398:.AR420];3)-QUARTILE([.AR218:.AR240]~[.AR248:.AR270]~[.AR278:.AR300]~[.AR308:.AR330]~[.AR338:.AR360]~[.AR368:.AR390]~[.AR398:.AR420];1)" office:value-type="float" office:value="0.199999999999999" calcext:value-type="float">
            <text:p>0.199999999999999</text:p>
          </table:table-cell>
          <table:table-cell/>
          <table:table-cell table:style-name="ce108" table:formula="of:=QUARTILE([.AT218:.AT240]~[.AT248:.AT270]~[.AT278:.AT300]~[.AT308:.AT330]~[.AT338:.AT360]~[.AT368:.AT390]~[.AT398:.AT420];3)-QUARTILE([.AT218:.AT240]~[.AT248:.AT270]~[.AT278:.AT300]~[.AT308:.AT330]~[.AT338:.AT360]~[.AT368:.AT390]~[.AT398:.AT420];1)" office:value-type="float" office:value="4677.25" calcext:value-type="float">
            <text:p>4,677</text:p>
          </table:table-cell>
          <table:table-cell table:style-name="ce108" table:formula="of:=QUARTILE([.AU218:.AU240]~[.AU248:.AU270]~[.AU278:.AU300]~[.AU308:.AU330]~[.AU338:.AU360]~[.AU368:.AU390]~[.AU398:.AU420];3)-QUARTILE([.AU218:.AU240]~[.AU248:.AU270]~[.AU278:.AU300]~[.AU308:.AU330]~[.AU338:.AU360]~[.AU368:.AU390]~[.AU398:.AU420];1)" office:value-type="float" office:value="4959" calcext:value-type="float">
            <text:p>4,959</text:p>
          </table:table-cell>
          <table:table-cell/>
          <table:table-cell table:style-name="ce108" table:formula="of:=QUARTILE([.AW218:.AW240]~[.AW248:.AW270]~[.AW278:.AW300]~[.AW308:.AW330]~[.AW338:.AW360]~[.AW368:.AW390]~[.AW398:.AW420];3)-QUARTILE([.AW218:.AW240]~[.AW248:.AW270]~[.AW278:.AW300]~[.AW308:.AW330]~[.AW338:.AW360]~[.AW368:.AW390]~[.AW398:.AW420];1)" office:value-type="float" office:value="4242.5" calcext:value-type="float">
            <text:p>4,243</text:p>
          </table:table-cell>
          <table:table-cell table:style-name="ce108" table:formula="of:=QUARTILE([.AX218:.AX240]~[.AX248:.AX270]~[.AX278:.AX300]~[.AX308:.AX330]~[.AX338:.AX360]~[.AX368:.AX390]~[.AX398:.AX420];3)-QUARTILE([.AX218:.AX240]~[.AX248:.AX270]~[.AX278:.AX300]~[.AX308:.AX330]~[.AX338:.AX360]~[.AX368:.AX390]~[.AX398:.AX420];1)" office:value-type="float" office:value="5003.875" calcext:value-type="float">
            <text:p>5,004</text:p>
          </table:table-cell>
          <table:table-cell/>
          <table:table-cell table:style-name="ce108" table:formula="of:=QUARTILE([.AZ218:.AZ240]~[.AZ248:.AZ270]~[.AZ278:.AZ300]~[.AZ308:.AZ330]~[.AZ338:.AZ360]~[.AZ368:.AZ390]~[.AZ398:.AZ420];3)-QUARTILE([.AZ218:.AZ240]~[.AZ248:.AZ270]~[.AZ278:.AZ300]~[.AZ308:.AZ330]~[.AZ338:.AZ360]~[.AZ368:.AZ390]~[.AZ398:.AZ420];1)" office:value-type="float" office:value="2713.75" calcext:value-type="float">
            <text:p>2,714</text:p>
          </table:table-cell>
          <table:table-cell table:style-name="ce108" table:formula="of:=QUARTILE([.BA218:.BA240]~[.BA248:.BA270]~[.BA278:.BA300]~[.BA308:.BA330]~[.BA338:.BA360]~[.BA368:.BA390]~[.BA398:.BA420];3)-QUARTILE([.BA218:.BA240]~[.BA248:.BA270]~[.BA278:.BA300]~[.BA308:.BA330]~[.BA338:.BA360]~[.BA368:.BA390]~[.BA398:.BA420];1)" office:value-type="float" office:value="3161.125" calcext:value-type="float">
            <text:p>3,161</text:p>
          </table:table-cell>
          <table:table-cell/>
          <table:table-cell table:style-name="ce74" table:formula="of:=QUARTILE([.BC218:.BC240]~[.BC248:.BC270]~[.BC278:.BC300]~[.BC308:.BC330]~[.BC338:.BC360]~[.BC368:.BC390]~[.BC398:.BC420];3)-QUARTILE([.BC218:.BC240]~[.BC248:.BC270]~[.BC278:.BC300]~[.BC308:.BC330]~[.BC338:.BC360]~[.BC368:.BC390]~[.BC398:.BC420];1)" office:value-type="float" office:value="0.0159156300891748" calcext:value-type="float">
            <text:p>0.015915630089175</text:p>
          </table:table-cell>
          <table:table-cell table:style-name="ce74" table:formula="of:=QUARTILE([.BD218:.BD240]~[.BD248:.BD270]~[.BD278:.BD300]~[.BD308:.BD330]~[.BD338:.BD360]~[.BD368:.BD390]~[.BD398:.BD420];3)-QUARTILE([.BD218:.BD240]~[.BD248:.BD270]~[.BD278:.BD300]~[.BD308:.BD330]~[.BD338:.BD360]~[.BD368:.BD390]~[.BD398:.BD420];1)" office:value-type="float" office:value="0.018895299052907" calcext:value-type="float">
            <text:p>0.018895299052907</text:p>
          </table:table-cell>
          <table:table-cell table:number-columns-repeated="968"/>
        </table:table-row>
        <table:table-row table:style-name="ro1">
          <table:table-cell table:style-name="ce42"/>
          <table:table-cell table:style-name="ce27" office:value-type="string" calcext:value-type="string">
            <text:p>Q1</text:p>
          </table:table-cell>
          <table:table-cell/>
          <table:table-cell table:style-name="ce76" table:formula="of:=QUARTILE([.D218:.D240]~[.D248:.D270]~[.D278:.D300]~[.D308:.D330]~[.D338:.D360]~[.D368:.D390]~[.D398:.D420];1)" office:value-type="float" office:value="448" calcext:value-type="float">
            <text:p>448</text:p>
          </table:table-cell>
          <table:table-cell table:style-name="ce76" table:formula="of:=QUARTILE([.E218:.E240]~[.E248:.E270]~[.E278:.E300]~[.E308:.E330]~[.E338:.E360]~[.E368:.E390]~[.E398:.E420];1)" office:value-type="float" office:value="448" calcext:value-type="float">
            <text:p>448</text:p>
          </table:table-cell>
          <table:table-cell table:style-name="ce76" table:formula="of:=QUARTILE([.F218:.F240]~[.F248:.F270]~[.F278:.F300]~[.F308:.F330]~[.F338:.F360]~[.F368:.F390]~[.F398:.F420];1)" office:value-type="float" office:value="1120" calcext:value-type="float">
            <text:p>1120</text:p>
          </table:table-cell>
          <table:table-cell table:style-name="ce76" table:formula="of:=QUARTILE([.G218:.G240]~[.G248:.G270]~[.G278:.G300]~[.G308:.G330]~[.G338:.G360]~[.G368:.G390]~[.G398:.G420];1)" office:value-type="float" office:value="1118" calcext:value-type="float">
            <text:p>1118</text:p>
          </table:table-cell>
          <table:table-cell table:style-name="ce76" table:formula="of:=QUARTILE([.H218:.H240]~[.H248:.H270]~[.H278:.H300]~[.H308:.H330]~[.H338:.H360]~[.H368:.H390]~[.H398:.H420];1)" office:value-type="float" office:value="89.9032" calcext:value-type="float">
            <text:p>89.9032</text:p>
          </table:table-cell>
          <table:table-cell table:style-name="ce76" table:formula="of:=QUARTILE([.I218:.I240]~[.I248:.I270]~[.I278:.I300]~[.I308:.I330]~[.I338:.I360]~[.I368:.I390]~[.I398:.I420];1)" office:value-type="float" office:value="89.91815" calcext:value-type="float">
            <text:p>89.91815</text:p>
          </table:table-cell>
          <table:table-cell/>
          <table:table-cell table:style-name="ce76" table:formula="of:=QUARTILE([.K218:.K240]~[.K248:.K270]~[.K278:.K300]~[.K308:.K330]~[.K338:.K360]~[.K368:.K390]~[.K398:.K420];1)" office:value-type="float" office:value="28.6603" calcext:value-type="float">
            <text:p>28.6603</text:p>
          </table:table-cell>
          <table:table-cell table:style-name="ce76" table:formula="of:=QUARTILE([.L218:.L240]~[.L248:.L270]~[.L278:.L300]~[.L308:.L330]~[.L338:.L360]~[.L368:.L390]~[.L398:.L420];1)" office:value-type="float" office:value="28.1094" calcext:value-type="float">
            <text:p>28.1094</text:p>
          </table:table-cell>
          <table:table-cell table:style-name="ce58" table:formula="of:=QUARTILE([.M218:.M240]~[.M248:.M270]~[.M278:.M300]~[.M308:.M330]~[.M338:.M360]~[.M368:.M390]~[.M398:.M420];1)" office:value-type="float" office:value="36.794225" calcext:value-type="float">
            <text:p>36.794225</text:p>
          </table:table-cell>
          <table:table-cell table:style-name="ce58" table:formula="of:=QUARTILE([.N218:.N240]~[.N248:.N270]~[.N278:.N300]~[.N308:.N330]~[.N338:.N360]~[.N368:.N390]~[.N398:.N420];1)" office:value-type="float" office:value="39.44675" calcext:value-type="float">
            <text:p>39.44675</text:p>
          </table:table-cell>
          <table:table-cell/>
          <table:table-cell table:style-name="ce76" table:formula="of:=QUARTILE([.P218:.P240]~[.P248:.P270]~[.P278:.P300]~[.P308:.P330]~[.P338:.P360]~[.P368:.P390]~[.P398:.P420];1)" office:value-type="float" office:value="1133.475" calcext:value-type="float">
            <text:p>1133.475</text:p>
          </table:table-cell>
          <table:table-cell table:style-name="ce76" table:formula="of:=QUARTILE([.Q218:.Q240]~[.Q248:.Q270]~[.Q278:.Q300]~[.Q308:.Q330]~[.Q338:.Q360]~[.Q368:.Q390]~[.Q398:.Q420];1)" office:value-type="float" office:value="1131.9" calcext:value-type="float">
            <text:p>1131.9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S218:.S240]~[.S248:.S270]~[.S278:.S300]~[.S308:.S330]~[.S338:.S360]~[.S368:.S390]~[.S398:.S420];1)" office:value-type="float" office:value="9.12" calcext:value-type="float">
            <text:p>9.12</text:p>
          </table:table-cell>
          <table:table-cell table:style-name="ce76" table:formula="of:=QUARTILE([.T218:.T240]~[.T248:.T270]~[.T278:.T300]~[.T308:.T330]~[.T338:.T360]~[.T368:.T390]~[.T398:.T420];1)" office:value-type="float" office:value="9.16" calcext:value-type="float">
            <text:p>9.16</text:p>
          </table:table-cell>
          <table:table-cell/>
          <table:table-cell table:style-name="ce76" table:formula="of:=QUARTILE([.V218:.V240]~[.V248:.V270]~[.V278:.V300]~[.V308:.V330]~[.V338:.V360]~[.V368:.V390]~[.V398:.V420];1)" office:value-type="float" office:value="1106.7" calcext:value-type="float">
            <text:p>1106.7</text:p>
          </table:table-cell>
          <table:table-cell table:style-name="ce76" table:formula="of:=QUARTILE([.W218:.W240]~[.W248:.W270]~[.W278:.W300]~[.W308:.W330]~[.W338:.W360]~[.W368:.W390]~[.W398:.W420];1)" office:value-type="float" office:value="1105.9" calcext:value-type="float">
            <text:p>1105.9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Y218:.Y240]~[.Y248:.Y270]~[.Y278:.Y300]~[.Y308:.Y330]~[.Y338:.Y360]~[.Y368:.Y390]~[.Y398:.Y420];1)" office:value-type="float" office:value="2.09" calcext:value-type="float">
            <text:p>2.09</text:p>
          </table:table-cell>
          <table:table-cell table:style-name="ce76" table:formula="of:=QUARTILE([.Z218:.Z240]~[.Z248:.Z270]~[.Z278:.Z300]~[.Z308:.Z330]~[.Z338:.Z360]~[.Z368:.Z390]~[.Z398:.Z420];1)" office:value-type="float" office:value="2.12" calcext:value-type="float">
            <text:p>2.12</text:p>
          </table:table-cell>
          <table:table-cell/>
          <table:table-cell table:style-name="ce76" table:formula="of:=QUARTILE([.AB218:.AB240]~[.AB248:.AB270]~[.AB278:.AB300]~[.AB308:.AB330]~[.AB338:.AB360]~[.AB368:.AB390]~[.AB398:.AB420];1)" office:value-type="float" office:value="1085.775" calcext:value-type="float">
            <text:p>1085.775</text:p>
          </table:table-cell>
          <table:table-cell table:style-name="ce76" table:formula="of:=QUARTILE([.AC218:.AC240]~[.AC248:.AC270]~[.AC278:.AC300]~[.AC308:.AC330]~[.AC338:.AC360]~[.AC368:.AC390]~[.AC398:.AC420];1)" office:value-type="float" office:value="1086.7" calcext:value-type="float">
            <text:p>1086.7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AE218:.AE240]~[.AE248:.AE270]~[.AE278:.AE300]~[.AE308:.AE330]~[.AE338:.AE360]~[.AE368:.AE390]~[.AE398:.AE420];1)" office:value-type="float" office:value="1.95" calcext:value-type="float">
            <text:p>1.95</text:p>
          </table:table-cell>
          <table:table-cell table:style-name="ce76" table:formula="of:=QUARTILE([.AF218:.AF240]~[.AF248:.AF270]~[.AF278:.AF300]~[.AF308:.AF330]~[.AF338:.AF360]~[.AF368:.AF390]~[.AF398:.AF420];1)" office:value-type="float" office:value="2.0275" calcext:value-type="float">
            <text:p>2.0275</text:p>
          </table:table-cell>
          <table:table-cell/>
          <table:table-cell table:style-name="ce76" table:formula="of:=QUARTILE([.AH218:.AH240]~[.AH248:.AH270]~[.AH278:.AH300]~[.AH308:.AH330]~[.AH338:.AH360]~[.AH368:.AH390]~[.AH398:.AH420];1)" office:value-type="float" office:value="1023.2" calcext:value-type="float">
            <text:p>1023.2</text:p>
          </table:table-cell>
          <table:table-cell table:style-name="ce76" table:formula="of:=QUARTILE([.AI218:.AI240]~[.AI248:.AI270]~[.AI278:.AI300]~[.AI308:.AI330]~[.AI338:.AI360]~[.AI368:.AI390]~[.AI398:.AI420];1)" office:value-type="float" office:value="1025.4" calcext:value-type="float">
            <text:p>1025.4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AK218:.AK240]~[.AK248:.AK270]~[.AK278:.AK300]~[.AK308:.AK330]~[.AK338:.AK360]~[.AK368:.AK390]~[.AK398:.AK420];1)" office:value-type="float" office:value="6.4875" calcext:value-type="float">
            <text:p>6.4875</text:p>
          </table:table-cell>
          <table:table-cell table:style-name="ce76" table:formula="of:=QUARTILE([.AL218:.AL240]~[.AL248:.AL270]~[.AL278:.AL300]~[.AL308:.AL330]~[.AL338:.AL360]~[.AL368:.AL390]~[.AL398:.AL420];1)" office:value-type="float" office:value="6.58" calcext:value-type="float">
            <text:p>6.58</text:p>
          </table:table-cell>
          <table:table-cell/>
          <table:table-cell table:style-name="ce76" table:formula="of:=QUARTILE([.AN218:.AN240]~[.AN248:.AN270]~[.AN278:.AN300]~[.AN308:.AN330]~[.AN338:.AN360]~[.AN368:.AN390]~[.AN398:.AN420];1)" office:value-type="float" office:value="960.6775" calcext:value-type="float">
            <text:p>960.6775</text:p>
          </table:table-cell>
          <table:table-cell table:style-name="ce76" table:formula="of:=QUARTILE([.AO218:.AO240]~[.AO248:.AO270]~[.AO278:.AO300]~[.AO308:.AO330]~[.AO338:.AO360]~[.AO368:.AO390]~[.AO398:.AO420];1)" office:value-type="float" office:value="963.37" calcext:value-type="float">
            <text:p>963.37</text:p>
          </table:table-cell>
          <table:table-cell table:style-name="ce27" office:value-type="string" calcext:value-type="string">
            <text:p>Q1</text:p>
          </table:table-cell>
          <table:table-cell table:style-name="ce76" table:formula="of:=QUARTILE([.AQ218:.AQ240]~[.AQ248:.AQ270]~[.AQ278:.AQ300]~[.AQ308:.AQ330]~[.AQ338:.AQ360]~[.AQ368:.AQ390]~[.AQ398:.AQ420];1)" office:value-type="float" office:value="10.3" calcext:value-type="float">
            <text:p>10.3</text:p>
          </table:table-cell>
          <table:table-cell table:style-name="ce76" table:formula="of:=QUARTILE([.AR218:.AR240]~[.AR248:.AR270]~[.AR278:.AR300]~[.AR308:.AR330]~[.AR338:.AR360]~[.AR368:.AR390]~[.AR398:.AR420];1)" office:value-type="float" office:value="10.4" calcext:value-type="float">
            <text:p>10.4</text:p>
          </table:table-cell>
          <table:table-cell/>
          <table:table-cell table:style-name="ce110" table:formula="of:=QUARTILE([.AT218:.AT240]~[.AT248:.AT270]~[.AT278:.AT300]~[.AT308:.AT330]~[.AT338:.AT360]~[.AT368:.AT390]~[.AT398:.AT420];1)" office:value-type="float" office:value="122835.5" calcext:value-type="float">
            <text:p>122,836</text:p>
          </table:table-cell>
          <table:table-cell table:style-name="ce110" table:formula="of:=QUARTILE([.AU218:.AU240]~[.AU248:.AU270]~[.AU278:.AU300]~[.AU308:.AU330]~[.AU338:.AU360]~[.AU368:.AU390]~[.AU398:.AU420];1)" office:value-type="float" office:value="124987" calcext:value-type="float">
            <text:p>124,987</text:p>
          </table:table-cell>
          <table:table-cell/>
          <table:table-cell table:style-name="ce110" table:formula="of:=QUARTILE([.AW218:.AW240]~[.AW248:.AW270]~[.AW278:.AW300]~[.AW308:.AW330]~[.AW338:.AW360]~[.AW368:.AW390]~[.AW398:.AW420];1)" office:value-type="float" office:value="48950.625" calcext:value-type="float">
            <text:p>48,951</text:p>
          </table:table-cell>
          <table:table-cell table:style-name="ce110" table:formula="of:=QUARTILE([.AX218:.AX240]~[.AX248:.AX270]~[.AX278:.AX300]~[.AX308:.AX330]~[.AX338:.AX360]~[.AX368:.AX390]~[.AX398:.AX420];1)" office:value-type="float" office:value="44707.5" calcext:value-type="float">
            <text:p>44,708</text:p>
          </table:table-cell>
          <table:table-cell/>
          <table:table-cell table:style-name="ce110" table:formula="of:=QUARTILE([.AZ218:.AZ240]~[.AZ248:.AZ270]~[.AZ278:.AZ300]~[.AZ308:.AZ330]~[.AZ338:.AZ360]~[.AZ368:.AZ390]~[.AZ398:.AZ420];1)" office:value-type="float" office:value="66487.75" calcext:value-type="float">
            <text:p>66,488</text:p>
          </table:table-cell>
          <table:table-cell table:style-name="ce110" table:formula="of:=QUARTILE([.BA218:.BA240]~[.BA248:.BA270]~[.BA278:.BA300]~[.BA308:.BA330]~[.BA338:.BA360]~[.BA368:.BA390]~[.BA398:.BA420];1)" office:value-type="float" office:value="68151.5" calcext:value-type="float">
            <text:p>68,152</text:p>
          </table:table-cell>
          <table:table-cell/>
          <table:table-cell table:style-name="ce76" table:formula="of:=QUARTILE([.BC218:.BC240]~[.BC248:.BC270]~[.BC278:.BC300]~[.BC308:.BC330]~[.BC338:.BC360]~[.BC368:.BC390]~[.BC398:.BC420];1)" office:value-type="float" office:value="0.201774084071826" calcext:value-type="float">
            <text:p>0.201774084071826</text:p>
          </table:table-cell>
          <table:table-cell table:style-name="ce76" table:formula="of:=QUARTILE([.BD218:.BD240]~[.BD248:.BD270]~[.BD278:.BD300]~[.BD308:.BD330]~[.BD338:.BD360]~[.BD368:.BD390]~[.BD398:.BD420];1)" office:value-type="float" office:value="0.183611569588986" calcext:value-type="float">
            <text:p>0.183611569588986</text:p>
          </table:table-cell>
          <table:table-cell table:number-columns-repeated="968"/>
        </table:table-row>
        <table:table-row table:style-name="ro1">
          <table:table-cell table:style-name="ce42"/>
          <table:table-cell table:style-name="ce27" office:value-type="string" calcext:value-type="string">
            <text:p>Q3</text:p>
          </table:table-cell>
          <table:table-cell/>
          <table:table-cell table:style-name="ce74" table:formula="of:=QUARTILE([.D218:.D240]~[.D248:.D270]~[.D278:.D300]~[.D308:.D331]~[.D338:.D360]~[.D368:.D390]~[.D398:.D420];3)" office:value-type="float" office:value="449" calcext:value-type="float">
            <text:p>449</text:p>
          </table:table-cell>
          <table:table-cell table:style-name="ce74" table:formula="of:=QUARTILE([.E218:.E240]~[.E248:.E270]~[.E278:.E300]~[.E308:.E331]~[.E338:.E360]~[.E368:.E390]~[.E398:.E420];3)" office:value-type="float" office:value="449.25" calcext:value-type="float">
            <text:p>449.25</text:p>
          </table:table-cell>
          <table:table-cell table:style-name="ce74" table:formula="of:=QUARTILE([.F218:.F240]~[.F248:.F270]~[.F278:.F300]~[.F308:.F331]~[.F338:.F360]~[.F368:.F390]~[.F398:.F420];3)" office:value-type="float" office:value="1122" calcext:value-type="float">
            <text:p>1122</text:p>
          </table:table-cell>
          <table:table-cell table:style-name="ce74" table:formula="of:=QUARTILE([.G218:.G240]~[.G248:.G270]~[.G278:.G300]~[.G308:.G331]~[.G338:.G360]~[.G368:.G390]~[.G398:.G420];3)" office:value-type="float" office:value="1119" calcext:value-type="float">
            <text:p>1119</text:p>
          </table:table-cell>
          <table:table-cell table:style-name="ce74" table:formula="of:=QUARTILE([.H218:.H240]~[.H248:.H270]~[.H278:.H300]~[.H308:.H331]~[.H338:.H360]~[.H368:.H390]~[.H398:.H420];3)" office:value-type="float" office:value="90.09245" calcext:value-type="float">
            <text:p>90.09245</text:p>
          </table:table-cell>
          <table:table-cell table:style-name="ce74" table:formula="of:=QUARTILE([.I218:.I240]~[.I248:.I270]~[.I278:.I300]~[.I308:.I331]~[.I338:.I360]~[.I368:.I390]~[.I398:.I420];3)" office:value-type="float" office:value="90.0749" calcext:value-type="float">
            <text:p>90.0749</text:p>
          </table:table-cell>
          <table:table-cell/>
          <table:table-cell table:style-name="ce74" table:formula="of:=QUARTILE([.K218:.K240]~[.K248:.K270]~[.K278:.K300]~[.K308:.K331]~[.K338:.K360]~[.K368:.K390]~[.K398:.K420];3)" office:value-type="float" office:value="29.2379" calcext:value-type="float">
            <text:p>29.2379</text:p>
          </table:table-cell>
          <table:table-cell table:style-name="ce74" table:formula="of:=QUARTILE([.L218:.L240]~[.L248:.L270]~[.L278:.L300]~[.L308:.L331]~[.L338:.L360]~[.L368:.L390]~[.L398:.L420];3)" office:value-type="float" office:value="28.5112" calcext:value-type="float">
            <text:p>28.5112</text:p>
          </table:table-cell>
          <table:table-cell table:style-name="ce58" table:formula="of:=QUARTILE([.M218:.M240]~[.M248:.M270]~[.M278:.M300]~[.M308:.M331]~[.M338:.M360]~[.M368:.M390]~[.M398:.M420];3)" office:value-type="float" office:value="43.01005" calcext:value-type="float">
            <text:p>43.01005</text:p>
          </table:table-cell>
          <table:table-cell table:style-name="ce58" table:formula="of:=QUARTILE([.N218:.N240]~[.N248:.N270]~[.N278:.N300]~[.N308:.N331]~[.N338:.N360]~[.N368:.N390]~[.N398:.N420];3)" office:value-type="float" office:value="43.105625" calcext:value-type="float">
            <text:p>43.105625</text:p>
          </table:table-cell>
          <table:table-cell/>
          <table:table-cell table:style-name="ce74" table:formula="of:=QUARTILE([.P218:.P240]~[.P248:.P270]~[.P278:.P300]~[.P308:.P331]~[.P338:.P360]~[.P368:.P390]~[.P398:.P420];3)" office:value-type="float" office:value="1135.55" calcext:value-type="float">
            <text:p>1135.55</text:p>
          </table:table-cell>
          <table:table-cell table:style-name="ce74" table:formula="of:=QUARTILE([.Q218:.Q240]~[.Q248:.Q270]~[.Q278:.Q300]~[.Q308:.Q331]~[.Q338:.Q360]~[.Q368:.Q390]~[.Q398:.Q420];3)" office:value-type="float" office:value="1132.825" calcext:value-type="float">
            <text:p>1132.825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S218:.S240]~[.S248:.S270]~[.S278:.S300]~[.S308:.S331]~[.S338:.S360]~[.S368:.S390]~[.S398:.S420];3)" office:value-type="float" office:value="9.3625" calcext:value-type="float">
            <text:p>9.3625</text:p>
          </table:table-cell>
          <table:table-cell table:style-name="ce74" table:formula="of:=QUARTILE([.T218:.T240]~[.T248:.T270]~[.T278:.T300]~[.T308:.T331]~[.T338:.T360]~[.T368:.T390]~[.T398:.T420];3)" office:value-type="float" office:value="9.3325" calcext:value-type="float">
            <text:p>9.3325</text:p>
          </table:table-cell>
          <table:table-cell/>
          <table:table-cell table:style-name="ce74" table:formula="of:=QUARTILE([.V218:.V240]~[.V248:.V270]~[.V278:.V300]~[.V308:.V331]~[.V338:.V360]~[.V368:.V390]~[.V398:.V420];3)" office:value-type="float" office:value="1107.725" calcext:value-type="float">
            <text:p>1107.725</text:p>
          </table:table-cell>
          <table:table-cell table:style-name="ce74" table:formula="of:=QUARTILE([.W218:.W240]~[.W248:.W270]~[.W278:.W300]~[.W308:.W331]~[.W338:.W360]~[.W368:.W390]~[.W398:.W420];3)" office:value-type="float" office:value="1107.6" calcext:value-type="float">
            <text:p>1107.6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Y218:.Y240]~[.Y248:.Y270]~[.Y278:.Y300]~[.Y308:.Y331]~[.Y338:.Y360]~[.Y368:.Y390]~[.Y398:.Y420];3)" office:value-type="float" office:value="2.3225" calcext:value-type="float">
            <text:p>2.3225</text:p>
          </table:table-cell>
          <table:table-cell table:style-name="ce74" table:formula="of:=QUARTILE([.Z218:.Z240]~[.Z248:.Z270]~[.Z278:.Z300]~[.Z308:.Z331]~[.Z338:.Z360]~[.Z368:.Z390]~[.Z398:.Z420];3)" office:value-type="float" office:value="2.275" calcext:value-type="float">
            <text:p>2.275</text:p>
          </table:table-cell>
          <table:table-cell/>
          <table:table-cell table:style-name="ce74" table:formula="of:=QUARTILE([.AB218:.AB240]~[.AB248:.AB270]~[.AB278:.AB300]~[.AB308:.AB331]~[.AB338:.AB360]~[.AB368:.AB390]~[.AB398:.AB420];3)" office:value-type="float" office:value="1086.7" calcext:value-type="float">
            <text:p>1086.7</text:p>
          </table:table-cell>
          <table:table-cell table:style-name="ce74" table:formula="of:=QUARTILE([.AC218:.AC240]~[.AC248:.AC270]~[.AC278:.AC300]~[.AC308:.AC331]~[.AC338:.AC360]~[.AC368:.AC390]~[.AC398:.AC420];3)" office:value-type="float" office:value="1087.7" calcext:value-type="float">
            <text:p>1087.7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AE218:.AE240]~[.AE248:.AE270]~[.AE278:.AE300]~[.AE308:.AE331]~[.AE338:.AE360]~[.AE368:.AE390]~[.AE398:.AE420];3)" office:value-type="float" office:value="2.21" calcext:value-type="float">
            <text:p>2.21</text:p>
          </table:table-cell>
          <table:table-cell table:style-name="ce74" table:formula="of:=QUARTILE([.AF218:.AF240]~[.AF248:.AF270]~[.AF278:.AF300]~[.AF308:.AF331]~[.AF338:.AF360]~[.AF368:.AF390]~[.AF398:.AF420];3)" office:value-type="float" office:value="2.17" calcext:value-type="float">
            <text:p>2.17</text:p>
          </table:table-cell>
          <table:table-cell/>
          <table:table-cell table:style-name="ce74" table:formula="of:=QUARTILE([.AH218:.AH240]~[.AH248:.AH270]~[.AH278:.AH300]~[.AH308:.AH331]~[.AH338:.AH360]~[.AH368:.AH390]~[.AH398:.AH420];3)" office:value-type="float" office:value="1024.7" calcext:value-type="float">
            <text:p>1024.7</text:p>
          </table:table-cell>
          <table:table-cell table:style-name="ce74" table:formula="of:=QUARTILE([.AI218:.AI240]~[.AI248:.AI270]~[.AI278:.AI300]~[.AI308:.AI331]~[.AI338:.AI360]~[.AI368:.AI390]~[.AI398:.AI420];3)" office:value-type="float" office:value="1026.8" calcext:value-type="float">
            <text:p>1026.8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AK218:.AK240]~[.AK248:.AK270]~[.AK278:.AK300]~[.AK308:.AK331]~[.AK338:.AK360]~[.AK368:.AK390]~[.AK398:.AK420];3)" office:value-type="float" office:value="6.7125" calcext:value-type="float">
            <text:p>6.7125</text:p>
          </table:table-cell>
          <table:table-cell table:style-name="ce74" table:formula="of:=QUARTILE([.AL218:.AL240]~[.AL248:.AL270]~[.AL278:.AL300]~[.AL308:.AL331]~[.AL338:.AL360]~[.AL368:.AL390]~[.AL398:.AL420];3)" office:value-type="float" office:value="6.7325" calcext:value-type="float">
            <text:p>6.7325</text:p>
          </table:table-cell>
          <table:table-cell/>
          <table:table-cell table:style-name="ce74" table:formula="of:=QUARTILE([.AN218:.AN240]~[.AN248:.AN270]~[.AN278:.AN300]~[.AN308:.AN331]~[.AN338:.AN360]~[.AN368:.AN390]~[.AN398:.AN420];3)" office:value-type="float" office:value="962.4375" calcext:value-type="float">
            <text:p>962.4375</text:p>
          </table:table-cell>
          <table:table-cell table:style-name="ce74" table:formula="of:=QUARTILE([.AO218:.AO240]~[.AO248:.AO270]~[.AO278:.AO300]~[.AO308:.AO331]~[.AO338:.AO360]~[.AO368:.AO390]~[.AO398:.AO420];3)" office:value-type="float" office:value="964.835" calcext:value-type="float">
            <text:p>964.835</text:p>
          </table:table-cell>
          <table:table-cell table:style-name="ce27" office:value-type="string" calcext:value-type="string">
            <text:p>Q3</text:p>
          </table:table-cell>
          <table:table-cell table:style-name="ce74" table:formula="of:=QUARTILE([.AQ218:.AQ240]~[.AQ248:.AQ270]~[.AQ278:.AQ300]~[.AQ308:.AQ331]~[.AQ338:.AQ360]~[.AQ368:.AQ390]~[.AQ398:.AQ420];3)" office:value-type="float" office:value="10.5" calcext:value-type="float">
            <text:p>10.5</text:p>
          </table:table-cell>
          <table:table-cell table:style-name="ce74" table:formula="of:=QUARTILE([.AR218:.AR240]~[.AR248:.AR270]~[.AR278:.AR300]~[.AR308:.AR331]~[.AR338:.AR360]~[.AR368:.AR390]~[.AR398:.AR420];3)" office:value-type="float" office:value="10.6" calcext:value-type="float">
            <text:p>10.6</text:p>
          </table:table-cell>
          <table:table-cell/>
          <table:table-cell table:style-name="ce108" table:formula="of:=QUARTILE([.AT218:.AT240]~[.AT248:.AT270]~[.AT278:.AT300]~[.AT308:.AT331]~[.AT338:.AT360]~[.AT368:.AT390]~[.AT398:.AT420];3)" office:value-type="float" office:value="127512.75" calcext:value-type="float">
            <text:p>127,513</text:p>
          </table:table-cell>
          <table:table-cell table:style-name="ce108" table:formula="of:=QUARTILE([.AU218:.AU240]~[.AU248:.AU270]~[.AU278:.AU300]~[.AU308:.AU331]~[.AU338:.AU360]~[.AU368:.AU390]~[.AU398:.AU420];3)" office:value-type="float" office:value="129946" calcext:value-type="float">
            <text:p>129,946</text:p>
          </table:table-cell>
          <table:table-cell/>
          <table:table-cell table:style-name="ce108" table:formula="of:=QUARTILE([.AW218:.AW240]~[.AW248:.AW270]~[.AW278:.AW300]~[.AW308:.AW331]~[.AW338:.AW360]~[.AW368:.AW390]~[.AW398:.AW420];3)" office:value-type="float" office:value="53193.125" calcext:value-type="float">
            <text:p>53,193</text:p>
          </table:table-cell>
          <table:table-cell table:style-name="ce108" table:formula="of:=QUARTILE([.AX218:.AX240]~[.AX248:.AX270]~[.AX278:.AX300]~[.AX308:.AX331]~[.AX338:.AX360]~[.AX368:.AX390]~[.AX398:.AX420];3)" office:value-type="float" office:value="49711.375" calcext:value-type="float">
            <text:p>49,711</text:p>
          </table:table-cell>
          <table:table-cell/>
          <table:table-cell table:style-name="ce108" table:formula="of:=QUARTILE([.AZ218:.AZ240]~[.AZ248:.AZ270]~[.AZ278:.AZ300]~[.AZ308:.AZ331]~[.AZ338:.AZ360]~[.AZ368:.AZ390]~[.AZ398:.AZ420];3)" office:value-type="float" office:value="69201.5" calcext:value-type="float">
            <text:p>69,202</text:p>
          </table:table-cell>
          <table:table-cell table:style-name="ce108" table:formula="of:=QUARTILE([.BA218:.BA240]~[.BA248:.BA270]~[.BA278:.BA300]~[.BA308:.BA331]~[.BA338:.BA360]~[.BA368:.BA390]~[.BA398:.BA420];3)" office:value-type="float" office:value="71312.625" calcext:value-type="float">
            <text:p>71,313</text:p>
          </table:table-cell>
          <table:table-cell/>
          <table:table-cell table:style-name="ce74" table:formula="of:=QUARTILE([.BC218:.BC240]~[.BC248:.BC270]~[.BC278:.BC300]~[.BC308:.BC331]~[.BC338:.BC360]~[.BC368:.BC390]~[.BC398:.BC420];3)" office:value-type="float" office:value="0.217689714161001" calcext:value-type="float">
            <text:p>0.217689714161001</text:p>
          </table:table-cell>
          <table:table-cell table:style-name="ce74" table:formula="of:=QUARTILE([.BD218:.BD240]~[.BD248:.BD270]~[.BD278:.BD300]~[.BD308:.BD331]~[.BD338:.BD360]~[.BD368:.BD390]~[.BD398:.BD420];3)" office:value-type="float" office:value="0.202506868641893" calcext:value-type="float">
            <text:p>0.202506868641893</text:p>
          </table:table-cell>
          <table:table-cell table:number-columns-repeated="968"/>
        </table:table-row>
        <table:table-row table:style-name="ro1">
          <table:table-cell table:style-name="ce42"/>
          <table:table-cell table:style-name="ce27" office:value-type="string" calcext:value-type="string">
            <text:p>Std Dev’</text:p>
          </table:table-cell>
          <table:table-cell/>
          <table:table-cell table:style-name="ce77" table:formula="of:=STDEV([.D218:.D240]~[.D248:.D270]~[.D278:.D300]~[.D308:.D331]~[.D338:.D360]~[.D368:.D390]~[.D398:.D420])" office:value-type="float" office:value="2.00898012619512" calcext:value-type="float">
            <text:p>2.0090</text:p>
          </table:table-cell>
          <table:table-cell table:style-name="ce77" table:formula="of:=STDEV([.E218:.E240]~[.E248:.E270]~[.E278:.E300]~[.E308:.E331]~[.E338:.E360]~[.E368:.E390]~[.E398:.E420])" office:value-type="float" office:value="2.47613393068409" calcext:value-type="float">
            <text:p>2.4761</text:p>
          </table:table-cell>
          <table:table-cell table:style-name="ce77" table:formula="of:=STDEV([.F218:.F240]~[.F248:.F270]~[.F278:.F300]~[.F308:.F331]~[.F338:.F360]~[.F368:.F390]~[.F398:.F420])" office:value-type="float" office:value="3.26780835248511" calcext:value-type="float">
            <text:p>3.2678</text:p>
          </table:table-cell>
          <table:table-cell table:style-name="ce77" table:formula="of:=STDEV([.G218:.G240]~[.G248:.G270]~[.G278:.G300]~[.G308:.G331]~[.G338:.G360]~[.G368:.G390]~[.G398:.G420])" office:value-type="float" office:value="2.96121418399417" calcext:value-type="float">
            <text:p>2.9612</text:p>
          </table:table-cell>
          <table:table-cell table:style-name="ce77" table:formula="of:=STDEV([.H218:.H240]~[.H248:.H270]~[.H278:.H300]~[.H308:.H331]~[.H338:.H360]~[.H368:.H390]~[.H398:.H420])" office:value-type="float" office:value="0.145160730588911" calcext:value-type="float">
            <text:p>0.1452</text:p>
          </table:table-cell>
          <table:table-cell table:style-name="ce77" table:formula="of:=STDEV([.I218:.I240]~[.I248:.I270]~[.I278:.I300]~[.I308:.I331]~[.I338:.I360]~[.I368:.I390]~[.I398:.I420])" office:value-type="float" office:value="0.141246244838614" calcext:value-type="float">
            <text:p>0.1412</text:p>
          </table:table-cell>
          <table:table-cell/>
          <table:table-cell table:style-name="ce77" table:formula="of:=STDEV([.K218:.K240]~[.K248:.K270]~[.K278:.K300]~[.K308:.K331]~[.K338:.K360]~[.K368:.K390]~[.K398:.K420])" office:value-type="float" office:value="0.547087625196236" calcext:value-type="float">
            <text:p>0.5471</text:p>
          </table:table-cell>
          <table:table-cell table:style-name="ce77" table:formula="of:=STDEV([.L218:.L240]~[.L248:.L270]~[.L278:.L300]~[.L308:.L331]~[.L338:.L360]~[.L368:.L390]~[.L398:.L420])" office:value-type="float" office:value="0.265643874953563" calcext:value-type="float">
            <text:p>0.2656</text:p>
          </table:table-cell>
          <table:table-cell table:style-name="ce106" table:formula="of:=STDEV([.M218:.M240]~[.M248:.M270]~[.M278:.M300]~[.M308:.M331]~[.M338:.M360]~[.M368:.M390]~[.M398:.M420])" office:value-type="float" office:value="4.16494418430349" calcext:value-type="float">
            <text:p>4.1649</text:p>
          </table:table-cell>
          <table:table-cell table:style-name="ce106" table:formula="of:=STDEV([.N218:.N240]~[.N248:.N270]~[.N278:.N300]~[.N308:.N331]~[.N338:.N360]~[.N368:.N390]~[.N398:.N420])" office:value-type="float" office:value="3.2404623206486" calcext:value-type="float">
            <text:p>3.2405</text:p>
          </table:table-cell>
          <table:table-cell/>
          <table:table-cell table:style-name="ce77" table:formula="of:=STDEV([.P218:.P240]~[.P248:.P270]~[.P278:.P300]~[.P308:.P331]~[.P338:.P360]~[.P368:.P390]~[.P398:.P420])" office:value-type="float" office:value="3.07112755199448" calcext:value-type="float">
            <text:p>3.0711</text:p>
          </table:table-cell>
          <table:table-cell table:style-name="ce77" table:formula="of:=STDEV([.Q218:.Q240]~[.Q248:.Q270]~[.Q278:.Q300]~[.Q308:.Q331]~[.Q338:.Q360]~[.Q368:.Q390]~[.Q398:.Q420])" office:value-type="float" office:value="2.88159530623103" calcext:value-type="float">
            <text:p>2.8816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S218:.S240]~[.S248:.S270]~[.S278:.S300]~[.S308:.S331]~[.S338:.S360]~[.S368:.S390]~[.S398:.S420])" office:value-type="float" office:value="0.186704787210753" calcext:value-type="float">
            <text:p>0.1867</text:p>
          </table:table-cell>
          <table:table-cell table:style-name="ce77" table:formula="of:=STDEV([.T218:.T240]~[.T248:.T270]~[.T278:.T300]~[.T308:.T331]~[.T338:.T360]~[.T368:.T390]~[.T398:.T420])" office:value-type="float" office:value="0.13970519530408" calcext:value-type="float">
            <text:p>0.1397</text:p>
          </table:table-cell>
          <table:table-cell/>
          <table:table-cell table:style-name="ce77" table:formula="of:=STDEV([.V218:.V240]~[.V248:.V270]~[.V278:.V300]~[.V308:.V331]~[.V338:.V360]~[.V368:.V390]~[.V398:.V420])" office:value-type="float" office:value="0.751323177799385" calcext:value-type="float">
            <text:p>0.7513</text:p>
          </table:table-cell>
          <table:table-cell table:style-name="ce77" table:formula="of:=STDEV([.W218:.W240]~[.W248:.W270]~[.W278:.W300]~[.W308:.W331]~[.W338:.W360]~[.W368:.W390]~[.W398:.W420])" office:value-type="float" office:value="0.929577106670622" calcext:value-type="float">
            <text:p>0.9296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Y218:.Y240]~[.Y248:.Y270]~[.Y278:.Y300]~[.Y308:.Y331]~[.Y338:.Y360]~[.Y368:.Y390]~[.Y398:.Y420])" office:value-type="float" office:value="0.179493893896338" calcext:value-type="float">
            <text:p>0.1795</text:p>
          </table:table-cell>
          <table:table-cell table:style-name="ce77" table:formula="of:=STDEV([.Z218:.Z240]~[.Z248:.Z270]~[.Z278:.Z300]~[.Z308:.Z331]~[.Z338:.Z360]~[.Z368:.Z390]~[.Z398:.Z420])" office:value-type="float" office:value="0.142530004088278" calcext:value-type="float">
            <text:p>0.1425</text:p>
          </table:table-cell>
          <table:table-cell/>
          <table:table-cell table:style-name="ce77" table:formula="of:=STDEV([.AB218:.AB240]~[.AB248:.AB270]~[.AB278:.AB300]~[.AB308:.AB331]~[.AB338:.AB360]~[.AB368:.AB390]~[.AB398:.AB420])" office:value-type="float" office:value="0.666478745746086" calcext:value-type="float">
            <text:p>0.6665</text:p>
          </table:table-cell>
          <table:table-cell table:style-name="ce77" table:formula="of:=STDEV([.AC218:.AC240]~[.AC248:.AC270]~[.AC278:.AC300]~[.AC308:.AC331]~[.AC338:.AC360]~[.AC368:.AC390]~[.AC398:.AC420])" office:value-type="float" office:value="0.678216079919512" calcext:value-type="float">
            <text:p>0.6782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AE218:.AE240]~[.AE248:.AE270]~[.AE278:.AE300]~[.AE308:.AE331]~[.AE338:.AE360]~[.AE368:.AE390]~[.AE398:.AE420])" office:value-type="float" office:value="0.177115927107394" calcext:value-type="float">
            <text:p>0.1771</text:p>
          </table:table-cell>
          <table:table-cell table:style-name="ce77" table:formula="of:=STDEV([.AF218:.AF240]~[.AF248:.AF270]~[.AF278:.AF300]~[.AF308:.AF331]~[.AF338:.AF360]~[.AF368:.AF390]~[.AF398:.AF420])" office:value-type="float" office:value="0.132895886675822" calcext:value-type="float">
            <text:p>0.1329</text:p>
          </table:table-cell>
          <table:table-cell/>
          <table:table-cell table:style-name="ce77" table:formula="of:=STDEV([.AH218:.AH240]~[.AH248:.AH270]~[.AH278:.AH300]~[.AH308:.AH331]~[.AH338:.AH360]~[.AH368:.AH390]~[.AH398:.AH420])" office:value-type="float" office:value="1.11996626762579" calcext:value-type="float">
            <text:p>1.1200</text:p>
          </table:table-cell>
          <table:table-cell table:style-name="ce77" table:formula="of:=STDEV([.AI218:.AI240]~[.AI248:.AI270]~[.AI278:.AI300]~[.AI308:.AI331]~[.AI338:.AI360]~[.AI368:.AI390]~[.AI398:.AI420])" office:value-type="float" office:value="0.843940807880478" calcext:value-type="float">
            <text:p>0.8439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AK218:.AK240]~[.AK248:.AK270]~[.AK278:.AK300]~[.AK308:.AK331]~[.AK338:.AK360]~[.AK368:.AK390]~[.AK398:.AK420])" office:value-type="float" office:value="0.186339370161165" calcext:value-type="float">
            <text:p>0.1863</text:p>
          </table:table-cell>
          <table:table-cell table:style-name="ce77" table:formula="of:=STDEV([.AL218:.AL240]~[.AL248:.AL270]~[.AL278:.AL300]~[.AL308:.AL331]~[.AL338:.AL360]~[.AL368:.AL390]~[.AL398:.AL420])" office:value-type="float" office:value="0.144295825097479" calcext:value-type="float">
            <text:p>0.1443</text:p>
          </table:table-cell>
          <table:table-cell/>
          <table:table-cell table:style-name="ce77" table:formula="of:=STDEV([.AN218:.AN240]~[.AN248:.AN270]~[.AN278:.AN300]~[.AN308:.AN331]~[.AN338:.AN360]~[.AN368:.AN390]~[.AN398:.AN420])" office:value-type="float" office:value="1.20457408979622" calcext:value-type="float">
            <text:p>1.2046</text:p>
          </table:table-cell>
          <table:table-cell table:style-name="ce77" table:formula="of:=STDEV([.AO218:.AO240]~[.AO248:.AO270]~[.AO278:.AO300]~[.AO308:.AO331]~[.AO338:.AO360]~[.AO368:.AO390]~[.AO398:.AO420])" office:value-type="float" office:value="0.897367436517294" calcext:value-type="float">
            <text:p>0.8974</text:p>
          </table:table-cell>
          <table:table-cell table:style-name="ce27" office:value-type="string" calcext:value-type="string">
            <text:p>Std Dev’</text:p>
          </table:table-cell>
          <table:table-cell table:style-name="ce77" table:formula="of:=STDEV([.AQ218:.AQ240]~[.AQ248:.AQ270]~[.AQ278:.AQ300]~[.AQ308:.AQ331]~[.AQ338:.AQ360]~[.AQ368:.AQ390]~[.AQ398:.AQ420])" office:value-type="float" office:value="0.167170780922573" calcext:value-type="float">
            <text:p>0.1672</text:p>
          </table:table-cell>
          <table:table-cell table:style-name="ce77" table:formula="of:=STDEV([.AR218:.AR240]~[.AR248:.AR270]~[.AR278:.AR300]~[.AR308:.AR331]~[.AR338:.AR360]~[.AR368:.AR390]~[.AR398:.AR420])" office:value-type="float" office:value="0.139146443162824" calcext:value-type="float">
            <text:p>0.1391</text:p>
          </table:table-cell>
          <table:table-cell/>
          <table:table-cell table:style-name="ce110" table:formula="of:=STDEV([.AT218:.AT240]~[.AT248:.AT270]~[.AT278:.AT300]~[.AT308:.AT331]~[.AT338:.AT360]~[.AT368:.AT390]~[.AT398:.AT420])" office:value-type="float" office:value="2897.18858091908" calcext:value-type="float">
            <text:p>2,897</text:p>
          </table:table-cell>
          <table:table-cell table:style-name="ce110" table:formula="of:=STDEV([.AU218:.AU240]~[.AU248:.AU270]~[.AU278:.AU300]~[.AU308:.AU331]~[.AU338:.AU360]~[.AU368:.AU390]~[.AU398:.AU420])" office:value-type="float" office:value="2808.33479181632" calcext:value-type="float">
            <text:p>2,808</text:p>
          </table:table-cell>
          <table:table-cell/>
          <table:table-cell table:style-name="ce110" table:formula="of:=STDEV([.AW218:.AW240]~[.AW248:.AW270]~[.AW278:.AW300]~[.AW308:.AW331]~[.AW338:.AW360]~[.AW368:.AW390]~[.AW398:.AW420])" office:value-type="float" office:value="3099.38261158675" calcext:value-type="float">
            <text:p>3,099</text:p>
          </table:table-cell>
          <table:table-cell table:style-name="ce110" table:formula="of:=STDEV([.AX218:.AX240]~[.AX248:.AX270]~[.AX278:.AX300]~[.AX308:.AX331]~[.AX338:.AX360]~[.AX368:.AX390]~[.AX398:.AX420])" office:value-type="float" office:value="5695.85861921351" calcext:value-type="float">
            <text:p>5,696</text:p>
          </table:table-cell>
          <table:table-cell/>
          <table:table-cell table:style-name="ce110" table:formula="of:=STDEV([.AZ218:.AZ240]~[.AZ248:.AZ270]~[.AZ278:.AZ300]~[.AZ308:.AZ331]~[.AZ338:.AZ360]~[.AZ368:.AZ390]~[.AZ398:.AZ420])" office:value-type="float" office:value="2041.96715188996" calcext:value-type="float">
            <text:p>2,042</text:p>
          </table:table-cell>
          <table:table-cell table:style-name="ce110" table:formula="of:=STDEV([.BA218:.BA240]~[.BA248:.BA270]~[.BA278:.BA300]~[.BA308:.BA331]~[.BA338:.BA360]~[.BA368:.BA390]~[.BA398:.BA420])" office:value-type="float" office:value="2529.85728602579" calcext:value-type="float">
            <text:p>2,530</text:p>
          </table:table-cell>
          <table:table-cell/>
          <table:table-cell table:style-name="ce77" table:formula="of:=STDEV([.BC218:.BC240]~[.BC248:.BC270]~[.BC278:.BC300]~[.BC308:.BC331]~[.BC338:.BC360]~[.BC368:.BC390]~[.BC398:.BC420])" office:value-type="float" office:value="0.0119449517303448" calcext:value-type="float">
            <text:p>0.0119</text:p>
          </table:table-cell>
          <table:table-cell table:style-name="ce77" table:formula="of:=STDEV([.BD218:.BD240]~[.BD248:.BD270]~[.BD278:.BD300]~[.BD308:.BD331]~[.BD338:.BD360]~[.BD368:.BD390]~[.BD398:.BD420])" office:value-type="float" office:value="0.022640241674593" calcext:value-type="float">
            <text:p>0.0226</text:p>
          </table:table-cell>
          <table:table-cell table:number-columns-repeated="968"/>
        </table:table-row>
        <table:table-row table:style-name="ro1">
          <table:table-cell table:style-name="ce42"/>
          <table:table-cell table:style-name="ce27" office:value-type="string" calcext:value-type="string">
            <text:p>Median</text:p>
          </table:table-cell>
          <table:table-cell/>
          <table:table-cell table:style-name="ce74" table:formula="of:=MEDIAN([.D218:.D240]~[.D248:.D270]~[.D278:.D300]~[.D308:.D331]~[.D338:.D360]~[.D368:.D390]~[.D398:.D420])" office:value-type="float" office:value="448" calcext:value-type="float">
            <text:p>448</text:p>
          </table:table-cell>
          <table:table-cell table:style-name="ce74" table:formula="of:=MEDIAN([.E218:.E240]~[.E248:.E270]~[.E278:.E300]~[.E308:.E331]~[.E338:.E360]~[.E368:.E390]~[.E398:.E420])" office:value-type="float" office:value="449" calcext:value-type="float">
            <text:p>449</text:p>
          </table:table-cell>
          <table:table-cell table:style-name="ce74" table:formula="of:=MEDIAN([.F218:.F240]~[.F248:.F270]~[.F278:.F300]~[.F308:.F331]~[.F338:.F360]~[.F368:.F390]~[.F398:.F420])" office:value-type="float" office:value="1121" calcext:value-type="float">
            <text:p>1121</text:p>
          </table:table-cell>
          <table:table-cell table:style-name="ce74" table:formula="of:=MEDIAN([.G218:.G240]~[.G248:.G270]~[.G278:.G300]~[.G308:.G331]~[.G338:.G360]~[.G368:.G390]~[.G398:.G420])" office:value-type="float" office:value="1119" calcext:value-type="float">
            <text:p>1119</text:p>
          </table:table-cell>
          <table:table-cell table:style-name="ce74" table:formula="of:=MEDIAN([.H218:.H240]~[.H248:.H270]~[.H278:.H300]~[.H308:.H331]~[.H338:.H360]~[.H368:.H390]~[.H398:.H420])" office:value-type="float" office:value="90.0344" calcext:value-type="float">
            <text:p>90.0344</text:p>
          </table:table-cell>
          <table:table-cell table:style-name="ce74" table:formula="of:=MEDIAN([.I218:.I240]~[.I248:.I270]~[.I278:.I300]~[.I308:.I331]~[.I338:.I360]~[.I368:.I390]~[.I398:.I420])" office:value-type="float" office:value="90" calcext:value-type="float">
            <text:p>90</text:p>
          </table:table-cell>
          <table:table-cell/>
          <table:table-cell table:style-name="ce74" table:formula="of:=MEDIAN([.K218:.K240]~[.K248:.K270]~[.K278:.K300]~[.K308:.K331]~[.K338:.K360]~[.K368:.K390]~[.K398:.K420])" office:value-type="float" office:value="28.9336" calcext:value-type="float">
            <text:p>28.9336</text:p>
          </table:table-cell>
          <table:table-cell table:style-name="ce74" table:formula="of:=MEDIAN([.L218:.L240]~[.L248:.L270]~[.L278:.L300]~[.L308:.L331]~[.L338:.L360]~[.L368:.L390]~[.L398:.L420])" office:value-type="float" office:value="28.258" calcext:value-type="float">
            <text:p>28.258</text:p>
          </table:table-cell>
          <table:table-cell table:style-name="ce58" table:formula="of:=MEDIAN([.M218:.M240]~[.M248:.M270]~[.M278:.M300]~[.M308:.M331]~[.M338:.M360]~[.M368:.M390]~[.M398:.M420])" office:value-type="float" office:value="39.9361" calcext:value-type="float">
            <text:p>39.9361</text:p>
          </table:table-cell>
          <table:table-cell table:style-name="ce58" table:formula="of:=MEDIAN([.N218:.N240]~[.N248:.N270]~[.N278:.N300]~[.N308:.N331]~[.N338:.N360]~[.N368:.N390]~[.N398:.N420])" office:value-type="float" office:value="40.8414" calcext:value-type="float">
            <text:p>40.8414</text:p>
          </table:table-cell>
          <table:table-cell/>
          <table:table-cell table:style-name="ce74" table:formula="of:=MEDIAN([.P218:.P240]~[.P248:.P270]~[.P278:.P300]~[.P308:.P331]~[.P338:.P360]~[.P368:.P390]~[.P398:.P420])" office:value-type="float" office:value="1134.45" calcext:value-type="float">
            <text:p>1134.45</text:p>
          </table:table-cell>
          <table:table-cell table:style-name="ce74" table:formula="of:=MEDIAN([.Q218:.Q240]~[.Q248:.Q270]~[.Q278:.Q300]~[.Q308:.Q331]~[.Q338:.Q360]~[.Q368:.Q390]~[.Q398:.Q420])" office:value-type="float" office:value="1132.35" calcext:value-type="float">
            <text:p>1132.35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S218:.S240]~[.S248:.S270]~[.S278:.S300]~[.S308:.S331]~[.S338:.S360]~[.S368:.S390]~[.S398:.S420])" office:value-type="float" office:value="9.23" calcext:value-type="float">
            <text:p>9.23</text:p>
          </table:table-cell>
          <table:table-cell table:style-name="ce74" table:formula="of:=MEDIAN([.T218:.T240]~[.T248:.T270]~[.T278:.T300]~[.T308:.T331]~[.T338:.T360]~[.T368:.T390]~[.T398:.T420])" office:value-type="float" office:value="9.25" calcext:value-type="float">
            <text:p>9.25</text:p>
          </table:table-cell>
          <table:table-cell/>
          <table:table-cell table:style-name="ce74" table:formula="of:=MEDIAN([.V218:.V240]~[.V248:.V270]~[.V278:.V300]~[.V308:.V331]~[.V338:.V360]~[.V368:.V390]~[.V398:.V420])" office:value-type="float" office:value="1107.05" calcext:value-type="float">
            <text:p>1107.05</text:p>
          </table:table-cell>
          <table:table-cell table:style-name="ce74" table:formula="of:=MEDIAN([.W218:.W240]~[.W248:.W270]~[.W278:.W300]~[.W308:.W331]~[.W338:.W360]~[.W368:.W390]~[.W398:.W420])" office:value-type="float" office:value="1106.8" calcext:value-type="float">
            <text:p>1106.8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Y218:.Y240]~[.Y248:.Y270]~[.Y278:.Y300]~[.Y308:.Y331]~[.Y338:.Y360]~[.Y368:.Y390]~[.Y398:.Y420])" office:value-type="float" office:value="2.22" calcext:value-type="float">
            <text:p>2.22</text:p>
          </table:table-cell>
          <table:table-cell table:style-name="ce74" table:formula="of:=MEDIAN([.Z218:.Z240]~[.Z248:.Z270]~[.Z278:.Z300]~[.Z308:.Z331]~[.Z338:.Z360]~[.Z368:.Z390]~[.Z398:.Z420])" office:value-type="float" office:value="2.19" calcext:value-type="float">
            <text:p>2.19</text:p>
          </table:table-cell>
          <table:table-cell/>
          <table:table-cell table:style-name="ce74" table:formula="of:=MEDIAN([.AB218:.AB240]~[.AB248:.AB270]~[.AB278:.AB300]~[.AB308:.AB331]~[.AB338:.AB360]~[.AB368:.AB390]~[.AB398:.AB420])" office:value-type="float" office:value="1086.6" calcext:value-type="float">
            <text:p>1086.6</text:p>
          </table:table-cell>
          <table:table-cell table:style-name="ce74" table:formula="of:=MEDIAN([.AC218:.AC240]~[.AC248:.AC270]~[.AC278:.AC300]~[.AC308:.AC331]~[.AC338:.AC360]~[.AC368:.AC390]~[.AC398:.AC420])" office:value-type="float" office:value="1086.8" calcext:value-type="float">
            <text:p>1086.8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AE218:.AE240]~[.AE248:.AE270]~[.AE278:.AE300]~[.AE308:.AE331]~[.AE338:.AE360]~[.AE368:.AE390]~[.AE398:.AE420])" office:value-type="float" office:value="2.08" calcext:value-type="float">
            <text:p>2.08</text:p>
          </table:table-cell>
          <table:table-cell table:style-name="ce74" table:formula="of:=MEDIAN([.AF218:.AF240]~[.AF248:.AF270]~[.AF278:.AF300]~[.AF308:.AF331]~[.AF338:.AF360]~[.AF368:.AF390]~[.AF398:.AF420])" office:value-type="float" office:value="2.1" calcext:value-type="float">
            <text:p>2.1</text:p>
          </table:table-cell>
          <table:table-cell/>
          <table:table-cell table:style-name="ce74" table:formula="of:=MEDIAN([.AH218:.AH240]~[.AH248:.AH270]~[.AH278:.AH300]~[.AH308:.AH331]~[.AH338:.AH360]~[.AH368:.AH390]~[.AH398:.AH420])" office:value-type="float" office:value="1024.1" calcext:value-type="float">
            <text:p>1024.1</text:p>
          </table:table-cell>
          <table:table-cell table:style-name="ce74" table:formula="of:=MEDIAN([.AI218:.AI240]~[.AI248:.AI270]~[.AI278:.AI300]~[.AI308:.AI331]~[.AI338:.AI360]~[.AI368:.AI390]~[.AI398:.AI420])" office:value-type="float" office:value="1025.8" calcext:value-type="float">
            <text:p>1025.8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AK218:.AK240]~[.AK248:.AK270]~[.AK278:.AK300]~[.AK308:.AK331]~[.AK338:.AK360]~[.AK368:.AK390]~[.AK398:.AK420])" office:value-type="float" office:value="6.595" calcext:value-type="float">
            <text:p>6.595</text:p>
          </table:table-cell>
          <table:table-cell table:style-name="ce74" table:formula="of:=MEDIAN([.AL218:.AL240]~[.AL248:.AL270]~[.AL278:.AL300]~[.AL308:.AL331]~[.AL338:.AL360]~[.AL368:.AL390]~[.AL398:.AL420])" office:value-type="float" office:value="6.64" calcext:value-type="float">
            <text:p>6.64</text:p>
          </table:table-cell>
          <table:table-cell/>
          <table:table-cell table:style-name="ce74" table:formula="of:=MEDIAN([.AN218:.AN240]~[.AN248:.AN270]~[.AN278:.AN300]~[.AN308:.AN331]~[.AN338:.AN360]~[.AN368:.AN390]~[.AN398:.AN420])" office:value-type="float" office:value="961.655" calcext:value-type="float">
            <text:p>961.655</text:p>
          </table:table-cell>
          <table:table-cell table:style-name="ce74" table:formula="of:=MEDIAN([.AO218:.AO240]~[.AO248:.AO270]~[.AO278:.AO300]~[.AO308:.AO331]~[.AO338:.AO360]~[.AO368:.AO390]~[.AO398:.AO420])" office:value-type="float" office:value="964.225" calcext:value-type="float">
            <text:p>964.225</text:p>
          </table:table-cell>
          <table:table-cell table:style-name="ce27" office:value-type="string" calcext:value-type="string">
            <text:p>Median</text:p>
          </table:table-cell>
          <table:table-cell table:style-name="ce74" table:formula="of:=MEDIAN([.AQ218:.AQ240]~[.AQ248:.AQ270]~[.AQ278:.AQ300]~[.AQ308:.AQ331]~[.AQ338:.AQ360]~[.AQ368:.AQ390]~[.AQ398:.AQ420])" office:value-type="float" office:value="10.4" calcext:value-type="float">
            <text:p>10.4</text:p>
          </table:table-cell>
          <table:table-cell table:style-name="ce74" table:formula="of:=MEDIAN([.AR218:.AR240]~[.AR248:.AR270]~[.AR278:.AR300]~[.AR308:.AR331]~[.AR338:.AR360]~[.AR368:.AR390]~[.AR398:.AR420])" office:value-type="float" office:value="10.5" calcext:value-type="float">
            <text:p>10.5</text:p>
          </table:table-cell>
          <table:table-cell/>
          <table:table-cell table:style-name="ce108" table:formula="of:=MEDIAN([.AT218:.AT240]~[.AT248:.AT270]~[.AT278:.AT300]~[.AT308:.AT331]~[.AT338:.AT360]~[.AT368:.AT390]~[.AT398:.AT420])" office:value-type="float" office:value="125270" calcext:value-type="float">
            <text:p>125,270</text:p>
          </table:table-cell>
          <table:table-cell table:style-name="ce108" table:formula="of:=MEDIAN([.AU218:.AU240]~[.AU248:.AU270]~[.AU278:.AU300]~[.AU308:.AU331]~[.AU338:.AU360]~[.AU368:.AU390]~[.AU398:.AU420])" office:value-type="float" office:value="126832.5" calcext:value-type="float">
            <text:p>126,833</text:p>
          </table:table-cell>
          <table:table-cell/>
          <table:table-cell table:style-name="ce108" table:formula="of:=MEDIAN([.AW218:.AW240]~[.AW248:.AW270]~[.AW278:.AW300]~[.AW308:.AW331]~[.AW338:.AW360]~[.AW368:.AW390]~[.AW398:.AW420])" office:value-type="float" office:value="51259.75" calcext:value-type="float">
            <text:p>51,260</text:p>
          </table:table-cell>
          <table:table-cell table:style-name="ce108" table:formula="of:=MEDIAN([.AX218:.AX240]~[.AX248:.AX270]~[.AX278:.AX300]~[.AX308:.AX331]~[.AX338:.AX360]~[.AX368:.AX390]~[.AX398:.AX420])" office:value-type="float" office:value="47323" calcext:value-type="float">
            <text:p>47,323</text:p>
          </table:table-cell>
          <table:table-cell/>
          <table:table-cell table:style-name="ce108" table:formula="of:=MEDIAN([.AZ218:.AZ240]~[.AZ248:.AZ270]~[.AZ278:.AZ300]~[.AZ308:.AZ331]~[.AZ338:.AZ360]~[.AZ368:.AZ390]~[.AZ398:.AZ420])" office:value-type="float" office:value="67371.75" calcext:value-type="float">
            <text:p>67,372</text:p>
          </table:table-cell>
          <table:table-cell table:style-name="ce108" table:formula="of:=MEDIAN([.BA218:.BA240]~[.BA248:.BA270]~[.BA278:.BA300]~[.BA308:.BA331]~[.BA338:.BA360]~[.BA368:.BA390]~[.BA398:.BA420])" office:value-type="float" office:value="69452" calcext:value-type="float">
            <text:p>69,452</text:p>
          </table:table-cell>
          <table:table-cell/>
          <table:table-cell table:style-name="ce74" table:formula="of:=MEDIAN([.BC218:.BC240]~[.BC248:.BC270]~[.BC278:.BC300]~[.BC308:.BC331]~[.BC338:.BC360]~[.BC368:.BC390]~[.BC398:.BC420])" office:value-type="float" office:value="0.209372015318682" calcext:value-type="float">
            <text:p>0.209372015318682</text:p>
          </table:table-cell>
          <table:table-cell table:style-name="ce74" table:formula="of:=MEDIAN([.BD218:.BD240]~[.BD248:.BD270]~[.BD278:.BD300]~[.BD308:.BD331]~[.BD338:.BD360]~[.BD368:.BD390]~[.BD398:.BD420])" office:value-type="float" office:value="0.19380389730941" calcext:value-type="float">
            <text:p>0.19380389730941</text:p>
          </table:table-cell>
          <table:table-cell table:number-columns-repeated="968"/>
        </table:table-row>
        <table:table-row table:style-name="ro1">
          <table:table-cell table:style-name="ce42"/>
          <table:table-cell table:style-name="ce28" office:value-type="string" calcext:value-type="string">
            <text:p>Mean</text:p>
          </table:table-cell>
          <table:table-cell/>
          <table:table-cell table:style-name="ce77" table:formula="of:=AVERAGE([.D218:.D240]~[.D248:.D270]~[.D278:.D300]~[.D308:.D331]~[.D338:.D360]~[.D368:.D390]~[.D398:.D420])" office:value-type="float" office:value="448.988095238095" calcext:value-type="float">
            <text:p>448.9881</text:p>
          </table:table-cell>
          <table:table-cell table:style-name="ce77" table:formula="of:=AVERAGE([.E218:.E240]~[.E248:.E270]~[.E278:.E300]~[.E308:.E331]~[.E338:.E360]~[.E368:.E390]~[.E398:.E420])" office:value-type="float" office:value="449.535714285714" calcext:value-type="float">
            <text:p>449.5357</text:p>
          </table:table-cell>
          <table:table-cell table:style-name="ce77" table:formula="of:=AVERAGE([.F218:.F240]~[.F248:.F270]~[.F278:.F300]~[.F308:.F331]~[.F338:.F360]~[.F368:.F390]~[.F398:.F420])" office:value-type="float" office:value="1121.67857142857" calcext:value-type="float">
            <text:p>1121.6786</text:p>
          </table:table-cell>
          <table:table-cell table:style-name="ce77" table:formula="of:=AVERAGE([.G218:.G240]~[.G248:.G270]~[.G278:.G300]~[.G308:.G331]~[.G338:.G360]~[.G368:.G390]~[.G398:.G420])" office:value-type="float" office:value="1119.61904761905" calcext:value-type="float">
            <text:p>1119.6190</text:p>
          </table:table-cell>
          <table:table-cell table:style-name="ce77" table:formula="of:=AVERAGE([.H218:.H240]~[.H248:.H270]~[.H278:.H300]~[.H308:.H331]~[.H338:.H360]~[.H368:.H390]~[.H398:.H420])" office:value-type="float" office:value="90.002319047619" calcext:value-type="float">
            <text:p>90.0023</text:p>
          </table:table-cell>
          <table:table-cell table:style-name="ce77" table:formula="of:=AVERAGE([.I218:.I240]~[.I248:.I270]~[.I278:.I300]~[.I308:.I331]~[.I338:.I360]~[.I368:.I390]~[.I398:.I420])" office:value-type="float" office:value="90.007969047619" calcext:value-type="float">
            <text:p>90.0080</text:p>
          </table:table-cell>
          <table:table-cell/>
          <table:table-cell table:style-name="ce77" table:formula="of:=AVERAGE([.K218:.K240]~[.K248:.K270]~[.K278:.K300]~[.K308:.K331]~[.K338:.K360]~[.K368:.K390]~[.K398:.K420])" office:value-type="float" office:value="28.9477892857143" calcext:value-type="float">
            <text:p>28.9478</text:p>
          </table:table-cell>
          <table:table-cell table:style-name="ce77" table:formula="of:=AVERAGE([.L218:.L240]~[.L248:.L270]~[.L278:.L300]~[.L308:.L331]~[.L338:.L360]~[.L368:.L390]~[.L398:.L420])" office:value-type="float" office:value="28.3109464285714" calcext:value-type="float">
            <text:p>28.3109</text:p>
          </table:table-cell>
          <table:table-cell table:style-name="ce106" table:formula="of:=AVERAGE([.M218:.M240]~[.M248:.M270]~[.M278:.M300]~[.M308:.M331]~[.M338:.M360]~[.M368:.M390]~[.M398:.M420])" office:value-type="float" office:value="40.0320583333333" calcext:value-type="float">
            <text:p>40.0321</text:p>
          </table:table-cell>
          <table:table-cell table:style-name="ce106" table:formula="of:=AVERAGE([.N218:.N240]~[.N248:.N270]~[.N278:.N300]~[.N308:.N331]~[.N338:.N360]~[.N368:.N390]~[.N398:.N420])" office:value-type="float" office:value="41.5179619047619" calcext:value-type="float">
            <text:p>41.5180</text:p>
          </table:table-cell>
          <table:table-cell/>
          <table:table-cell table:style-name="ce77" table:formula="of:=AVERAGE([.P218:.P240]~[.P248:.P270]~[.P278:.P300]~[.P308:.P331]~[.P338:.P360]~[.P368:.P390]~[.P398:.P420])" office:value-type="float" office:value="1135.42142857143" calcext:value-type="float">
            <text:p>1135.4214</text:p>
          </table:table-cell>
          <table:table-cell table:style-name="ce77" table:formula="of:=AVERAGE([.Q218:.Q240]~[.Q248:.Q270]~[.Q278:.Q300]~[.Q308:.Q331]~[.Q338:.Q360]~[.Q368:.Q390]~[.Q398:.Q420])" office:value-type="float" office:value="1133.30476190476" calcext:value-type="float">
            <text:p>1133.3048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S218:.S240]~[.S248:.S270]~[.S278:.S300]~[.S308:.S331]~[.S338:.S360]~[.S368:.S390]~[.S398:.S420])" office:value-type="float" office:value="9.25059523809524" calcext:value-type="float">
            <text:p>9.2506</text:p>
          </table:table-cell>
          <table:table-cell table:style-name="ce77" table:formula="of:=AVERAGE([.T218:.T240]~[.T248:.T270]~[.T278:.T300]~[.T308:.T331]~[.T338:.T360]~[.T368:.T390]~[.T398:.T420])" office:value-type="float" office:value="9.24202380952381" calcext:value-type="float">
            <text:p>9.2420</text:p>
          </table:table-cell>
          <table:table-cell/>
          <table:table-cell table:style-name="ce77" table:formula="of:=AVERAGE([.V218:.V240]~[.V248:.V270]~[.V278:.V300]~[.V308:.V331]~[.V338:.V360]~[.V368:.V390]~[.V398:.V420])" office:value-type="float" office:value="1107.10952380952" calcext:value-type="float">
            <text:p>1107.1095</text:p>
          </table:table-cell>
          <table:table-cell table:style-name="ce77" table:formula="of:=AVERAGE([.W218:.W240]~[.W248:.W270]~[.W278:.W300]~[.W308:.W331]~[.W338:.W360]~[.W368:.W390]~[.W398:.W420])" office:value-type="float" office:value="1106.87857142857" calcext:value-type="float">
            <text:p>1106.8786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Y218:.Y240]~[.Y248:.Y270]~[.Y278:.Y300]~[.Y308:.Y331]~[.Y338:.Y360]~[.Y368:.Y390]~[.Y398:.Y420])" office:value-type="float" office:value="2.22488095238095" calcext:value-type="float">
            <text:p>2.2249</text:p>
          </table:table-cell>
          <table:table-cell table:style-name="ce77" table:formula="of:=AVERAGE([.Z218:.Z240]~[.Z248:.Z270]~[.Z278:.Z300]~[.Z308:.Z331]~[.Z338:.Z360]~[.Z368:.Z390]~[.Z398:.Z420])" office:value-type="float" office:value="2.19357142857143" calcext:value-type="float">
            <text:p>2.1936</text:p>
          </table:table-cell>
          <table:table-cell/>
          <table:table-cell table:style-name="ce77" table:formula="of:=AVERAGE([.AB218:.AB240]~[.AB248:.AB270]~[.AB278:.AB300]~[.AB308:.AB331]~[.AB338:.AB360]~[.AB368:.AB390]~[.AB398:.AB420])" office:value-type="float" office:value="1086.31190476191" calcext:value-type="float">
            <text:p>1086.3119</text:p>
          </table:table-cell>
          <table:table-cell table:style-name="ce77" table:formula="of:=AVERAGE([.AC218:.AC240]~[.AC248:.AC270]~[.AC278:.AC300]~[.AC308:.AC331]~[.AC338:.AC360]~[.AC368:.AC390]~[.AC398:.AC420])" office:value-type="float" office:value="1087.10476190476" calcext:value-type="float">
            <text:p>1087.1048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AE218:.AE240]~[.AE248:.AE270]~[.AE278:.AE300]~[.AE308:.AE331]~[.AE338:.AE360]~[.AE368:.AE390]~[.AE398:.AE420])" office:value-type="float" office:value="2.06714285714286" calcext:value-type="float">
            <text:p>2.0671</text:p>
          </table:table-cell>
          <table:table-cell table:style-name="ce77" table:formula="of:=AVERAGE([.AF218:.AF240]~[.AF248:.AF270]~[.AF278:.AF300]~[.AF308:.AF331]~[.AF338:.AF360]~[.AF368:.AF390]~[.AF398:.AF420])" office:value-type="float" office:value="2.10464285714286" calcext:value-type="float">
            <text:p>2.1046</text:p>
          </table:table-cell>
          <table:table-cell/>
          <table:table-cell table:style-name="ce77" table:formula="of:=AVERAGE([.AH218:.AH240]~[.AH248:.AH270]~[.AH278:.AH300]~[.AH308:.AH331]~[.AH338:.AH360]~[.AH368:.AH390]~[.AH398:.AH420])" office:value-type="float" office:value="1024.05357142857" calcext:value-type="float">
            <text:p>1024.0536</text:p>
          </table:table-cell>
          <table:table-cell table:style-name="ce77" table:formula="of:=AVERAGE([.AI218:.AI240]~[.AI248:.AI270]~[.AI278:.AI300]~[.AI308:.AI331]~[.AI338:.AI360]~[.AI368:.AI390]~[.AI398:.AI420])" office:value-type="float" office:value="1025.97976190476" calcext:value-type="float">
            <text:p>1025.9798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AK218:.AK240]~[.AK248:.AK270]~[.AK278:.AK300]~[.AK308:.AK331]~[.AK338:.AK360]~[.AK368:.AK390]~[.AK398:.AK420])" office:value-type="float" office:value="6.58869047619048" calcext:value-type="float">
            <text:p>6.5887</text:p>
          </table:table-cell>
          <table:table-cell table:style-name="ce77" table:formula="of:=AVERAGE([.AL218:.AL240]~[.AL248:.AL270]~[.AL278:.AL300]~[.AL308:.AL331]~[.AL338:.AL360]~[.AL368:.AL390]~[.AL398:.AL420])" office:value-type="float" office:value="6.65833333333333" calcext:value-type="float">
            <text:p>6.6583</text:p>
          </table:table-cell>
          <table:table-cell/>
          <table:table-cell table:style-name="ce77" table:formula="of:=AVERAGE([.AN218:.AN240]~[.AN248:.AN270]~[.AN278:.AN300]~[.AN308:.AN331]~[.AN338:.AN360]~[.AN368:.AN390]~[.AN398:.AN420])" office:value-type="float" office:value="961.504761904762" calcext:value-type="float">
            <text:p>961.5048</text:p>
          </table:table-cell>
          <table:table-cell table:style-name="ce77" table:formula="of:=AVERAGE([.AO218:.AO240]~[.AO248:.AO270]~[.AO278:.AO300]~[.AO308:.AO331]~[.AO338:.AO360]~[.AO368:.AO390]~[.AO398:.AO420])" office:value-type="float" office:value="964.072261904762" calcext:value-type="float">
            <text:p>964.0723</text:p>
          </table:table-cell>
          <table:table-cell table:style-name="ce28" office:value-type="string" calcext:value-type="string">
            <text:p>Mean</text:p>
          </table:table-cell>
          <table:table-cell table:style-name="ce77" table:formula="of:=AVERAGE([.AQ218:.AQ240]~[.AQ248:.AQ270]~[.AQ278:.AQ300]~[.AQ308:.AQ331]~[.AQ338:.AQ360]~[.AQ368:.AQ390]~[.AQ398:.AQ420])" office:value-type="float" office:value="10.397619047619" calcext:value-type="float">
            <text:p>10.3976</text:p>
          </table:table-cell>
          <table:table-cell table:style-name="ce77" table:formula="of:=AVERAGE([.AR218:.AR240]~[.AR248:.AR270]~[.AR278:.AR300]~[.AR308:.AR331]~[.AR338:.AR360]~[.AR368:.AR390]~[.AR398:.AR420])" office:value-type="float" office:value="10.527380952381" calcext:value-type="float">
            <text:p>10.5274</text:p>
          </table:table-cell>
          <table:table-cell/>
          <table:table-cell table:style-name="ce110" table:formula="of:=AVERAGE([.AT218:.AT240]~[.AT248:.AT270]~[.AT278:.AT300]~[.AT308:.AT331]~[.AT338:.AT360]~[.AT368:.AT390]~[.AT398:.AT420])" office:value-type="float" office:value="125137.035714286" calcext:value-type="float">
            <text:p>125,137</text:p>
          </table:table-cell>
          <table:table-cell table:style-name="ce110" table:formula="of:=AVERAGE([.AU218:.AU240]~[.AU248:.AU270]~[.AU278:.AU300]~[.AU308:.AU331]~[.AU338:.AU360]~[.AU368:.AU390]~[.AU398:.AU420])" office:value-type="float" office:value="127212.285714286" calcext:value-type="float">
            <text:p>127,212</text:p>
          </table:table-cell>
          <table:table-cell/>
          <table:table-cell table:style-name="ce110" table:formula="of:=AVERAGE([.AW218:.AW240]~[.AW248:.AW270]~[.AW278:.AW300]~[.AW308:.AW331]~[.AW338:.AW360]~[.AW368:.AW390]~[.AW398:.AW420])" office:value-type="float" office:value="50994.130952381" calcext:value-type="float">
            <text:p>50,994</text:p>
          </table:table-cell>
          <table:table-cell table:style-name="ce110" table:formula="of:=AVERAGE([.AX218:.AX240]~[.AX248:.AX270]~[.AX278:.AX300]~[.AX308:.AX331]~[.AX338:.AX360]~[.AX368:.AX390]~[.AX398:.AX420])" office:value-type="float" office:value="46705.3928571429" calcext:value-type="float">
            <text:p>46,705</text:p>
          </table:table-cell>
          <table:table-cell/>
          <table:table-cell table:style-name="ce110" table:formula="of:=AVERAGE([.AZ218:.AZ240]~[.AZ248:.AZ270]~[.AZ278:.AZ300]~[.AZ308:.AZ331]~[.AZ338:.AZ360]~[.AZ368:.AZ390]~[.AZ398:.AZ420])" office:value-type="float" office:value="67875.5" calcext:value-type="float">
            <text:p>67,876</text:p>
          </table:table-cell>
          <table:table-cell table:style-name="ce110" table:formula="of:=AVERAGE([.BA218:.BA240]~[.BA248:.BA270]~[.BA278:.BA300]~[.BA308:.BA331]~[.BA338:.BA360]~[.BA368:.BA390]~[.BA398:.BA420])" office:value-type="float" office:value="69703.2202380952" calcext:value-type="float">
            <text:p>69,703</text:p>
          </table:table-cell>
          <table:table-cell/>
          <table:table-cell table:style-name="ce77" table:formula="of:=AVERAGE([.BC218:.BC240]~[.BC248:.BC270]~[.BC278:.BC300]~[.BC308:.BC331]~[.BC338:.BC360]~[.BC368:.BC390]~[.BC398:.BC420])" office:value-type="float" office:value="0.208968907248736" calcext:value-type="float">
            <text:p>0.2090</text:p>
          </table:table-cell>
          <table:table-cell table:style-name="ce77" table:formula="of:=AVERAGE([.BD218:.BD240]~[.BD248:.BD270]~[.BD278:.BD300]~[.BD308:.BD331]~[.BD338:.BD360]~[.BD368:.BD390]~[.BD398:.BD420])" office:value-type="float" office:value="0.19132540779147" calcext:value-type="float">
            <text:p>0.1913</text:p>
          </table:table-cell>
          <table:table-cell table:number-columns-repeated="968"/>
        </table:table-row>
        <table:table-row table:style-name="ro1" table:number-rows-repeated="138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79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ne" style:family="table-cell" style:parent-style-name="Default">
      <style:table-cell-properties fo:background-color="#e9efeb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8:17:36.607878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9T21:00:42.533017028</meta:creation-date>
    <meta:generator>LibreOffice/7.0.3.1$Linux_X86_64 LibreOffice_project/00$Build-1</meta:generator>
    <dc:date>2020-11-19T14:39:03.359949152</dc:date>
    <meta:editing-duration>P1DT2H37M21S</meta:editing-duration>
    <meta:editing-cycles>95</meta:editing-cycles>
    <meta:document-statistic meta:table-count="1" meta:cell-count="8488" meta:object-count="68"/>
  </office:meta>
</office:document-meta>
</file>